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Bard Bot Following Distance – Direct Owner Follow</text:p>
          </table:table-cell>
          <table:covered-table-cell table:number-columns-repeated="2" table:style-name="ce1"/>
          <table:covered-table-cell table:number-columns-repeated="5" table:style-name="ce3"/>
          <table:table-cell table:style-name="ce1" table:number-columns-repeated="1016"/>
        </table:table-row>
        <table:table-row table:style-name="ro2">
          <table:table-cell table:style-name="ce1" office:value-type="string">
            <text:p>Raw Timer</text:p>
          </table:table-cell>
          <table:table-cell table:style-name="ce1" office:value-type="string">
            <text:p>b-a diff</text:p>
          </table:table-cell>
          <table:table-cell table:style-name="ce1"/>
          <table:table-cell table:style-name="ce3" office:value-type="string">
            <text:p>Raw Dist</text:p>
          </table:table-cell>
          <table:table-cell table:style-name="ce3" office:value-type="string">
            <text:p>b-a diff</text:p>
          </table:table-cell>
          <table:table-cell table:style-name="ce3"/>
          <table:table-cell table:style-name="ce3" office:value-type="string">
            <text:p>Raw DistSq</text:p>
          </table:table-cell>
          <table:table-cell table:style-name="ce3" office:value-type="string">
            <text:p>b-a diff</text:p>
          </table:table-cell>
          <table:table-cell table:style-name="ce1" table:number-columns-repeated="1016"/>
        </table:table-row>
        <table:table-row table:style-name="ro2">
          <table:table-cell office:value-type="float" office:value="228905">
            <text:p>228905</text:p>
          </table:table-cell>
          <table:table-cell office:value-type="string">
            <text:p>--</text:p>
          </table:table-cell>
          <table:table-cell/>
          <table:table-cell office:value-type="float" office:value="0">
            <text:p>0.000</text:p>
          </table:table-cell>
          <table:table-cell office:value-type="string">
            <text:p>--</text:p>
          </table:table-cell>
          <table:table-cell/>
          <table:table-cell office:value-type="float" office:value="0">
            <text:p>0.000</text:p>
          </table:table-cell>
          <table:table-cell office:value-type="string">
            <text:p>--</text:p>
          </table:table-cell>
          <table:table-cell table:number-columns-repeated="1016"/>
        </table:table-row>
        <table:table-row table:style-name="ro2">
          <table:table-cell office:value-type="float" office:value="229012">
            <text:p>229012</text:p>
          </table:table-cell>
          <table:table-cell table:formula="of:=[.A4]-[.A3]" office:value-type="float" office:value="107">
            <text:p>107</text:p>
          </table:table-cell>
          <table:table-cell/>
          <table:table-cell office:value-type="float" office:value="0">
            <text:p>0.000</text:p>
          </table:table-cell>
          <table:table-cell table:formula="of:=ABS([.D4]-[.D3])" office:value-type="float" office:value="0">
            <text:p>0.000</text:p>
          </table:table-cell>
          <table:table-cell/>
          <table:table-cell office:value-type="float" office:value="0">
            <text:p>0.000</text:p>
          </table:table-cell>
          <table:table-cell table:formula="of:=ABS([.G4]-[.G3])" office:value-type="float" office:value="0">
            <text:p>0.000</text:p>
          </table:table-cell>
          <table:table-cell table:number-columns-repeated="1016"/>
        </table:table-row>
        <table:table-row table:style-name="ro2">
          <table:table-cell office:value-type="float" office:value="229114">
            <text:p>229114</text:p>
          </table:table-cell>
          <table:table-cell table:formula="of:=[.A5]-[.A4]" office:value-type="float" office:value="102">
            <text:p>102</text:p>
          </table:table-cell>
          <table:table-cell/>
          <table:table-cell office:value-type="float" office:value="0">
            <text:p>0.000</text:p>
          </table:table-cell>
          <table:table-cell table:formula="of:=ABS([.D5]-[.D4])" office:value-type="float" office:value="0">
            <text:p>0.000</text:p>
          </table:table-cell>
          <table:table-cell/>
          <table:table-cell office:value-type="float" office:value="0">
            <text:p>0.000</text:p>
          </table:table-cell>
          <table:table-cell table:formula="of:=ABS([.G5]-[.G4])" office:value-type="float" office:value="0">
            <text:p>0.000</text:p>
          </table:table-cell>
          <table:table-cell table:number-columns-repeated="1016"/>
        </table:table-row>
        <table:table-row table:style-name="ro2">
          <table:table-cell office:value-type="float" office:value="229216">
            <text:p>229216</text:p>
          </table:table-cell>
          <table:table-cell table:formula="of:=[.A6]-[.A5]" office:value-type="float" office:value="102">
            <text:p>102</text:p>
          </table:table-cell>
          <table:table-cell/>
          <table:table-cell office:value-type="float" office:value="5.469">
            <text:p>5.469</text:p>
          </table:table-cell>
          <table:table-cell table:formula="of:=ABS([.D6]-[.D5])" office:value-type="float" office:value="5.469">
            <text:p>5.469</text:p>
          </table:table-cell>
          <table:table-cell/>
          <table:table-cell office:value-type="float" office:value="29.914">
            <text:p>29.914</text:p>
          </table:table-cell>
          <table:table-cell table:formula="of:=ABS([.G6]-[.G5])" office:value-type="float" office:value="29.914">
            <text:p>29.914</text:p>
          </table:table-cell>
          <table:table-cell table:number-columns-repeated="1016"/>
        </table:table-row>
        <table:table-row table:style-name="ro2">
          <table:table-cell office:value-type="float" office:value="229319">
            <text:p>229319</text:p>
          </table:table-cell>
          <table:table-cell table:formula="of:=[.A7]-[.A6]" office:value-type="float" office:value="103">
            <text:p>103</text:p>
          </table:table-cell>
          <table:table-cell/>
          <table:table-cell office:value-type="float" office:value="5.469">
            <text:p>5.469</text:p>
          </table:table-cell>
          <table:table-cell table:formula="of:=ABS([.D7]-[.D6])" office:value-type="float" office:value="0">
            <text:p>0.000</text:p>
          </table:table-cell>
          <table:table-cell/>
          <table:table-cell office:value-type="float" office:value="29.914">
            <text:p>29.914</text:p>
          </table:table-cell>
          <table:table-cell table:formula="of:=ABS([.G7]-[.G6])" office:value-type="float" office:value="0">
            <text:p>0.000</text:p>
          </table:table-cell>
          <table:table-cell table:number-columns-repeated="1016"/>
        </table:table-row>
        <table:table-row table:style-name="ro2">
          <table:table-cell office:value-type="float" office:value="229420">
            <text:p>229420</text:p>
          </table:table-cell>
          <table:table-cell table:formula="of:=[.A8]-[.A7]" office:value-type="float" office:value="101">
            <text:p>101</text:p>
          </table:table-cell>
          <table:table-cell/>
          <table:table-cell office:value-type="float" office:value="5.469">
            <text:p>5.469</text:p>
          </table:table-cell>
          <table:table-cell table:formula="of:=ABS([.D8]-[.D7])" office:value-type="float" office:value="0">
            <text:p>0.000</text:p>
          </table:table-cell>
          <table:table-cell/>
          <table:table-cell office:value-type="float" office:value="29.914">
            <text:p>29.914</text:p>
          </table:table-cell>
          <table:table-cell table:formula="of:=ABS([.G8]-[.G7])" office:value-type="float" office:value="0">
            <text:p>0.000</text:p>
          </table:table-cell>
          <table:table-cell table:number-columns-repeated="1016"/>
        </table:table-row>
        <table:table-row table:style-name="ro2">
          <table:table-cell office:value-type="float" office:value="229532">
            <text:p>229532</text:p>
          </table:table-cell>
          <table:table-cell table:formula="of:=[.A9]-[.A8]" office:value-type="float" office:value="112">
            <text:p>112</text:p>
          </table:table-cell>
          <table:table-cell/>
          <table:table-cell office:value-type="float" office:value="21.619">
            <text:p>21.619</text:p>
          </table:table-cell>
          <table:table-cell table:formula="of:=ABS([.D9]-[.D8])" office:value-type="float" office:value="16.15">
            <text:p>16.150</text:p>
          </table:table-cell>
          <table:table-cell/>
          <table:table-cell office:value-type="float" office:value="467.373">
            <text:p>467.373</text:p>
          </table:table-cell>
          <table:table-cell table:formula="of:=ABS([.G9]-[.G8])" office:value-type="float" office:value="437.459">
            <text:p>437.459</text:p>
          </table:table-cell>
          <table:table-cell table:number-columns-repeated="1016"/>
        </table:table-row>
        <table:table-row table:style-name="ro2">
          <table:table-cell office:value-type="float" office:value="229634">
            <text:p>229634</text:p>
          </table:table-cell>
          <table:table-cell table:formula="of:=[.A10]-[.A9]" office:value-type="float" office:value="102">
            <text:p>102</text:p>
          </table:table-cell>
          <table:table-cell/>
          <table:table-cell office:value-type="float" office:value="19.341">
            <text:p>19.341</text:p>
          </table:table-cell>
          <table:table-cell table:formula="of:=ABS([.D10]-[.D9])" office:value-type="float" office:value="2.278">
            <text:p>2.278</text:p>
          </table:table-cell>
          <table:table-cell/>
          <table:table-cell office:value-type="float" office:value="374.093">
            <text:p>374.093</text:p>
          </table:table-cell>
          <table:table-cell table:formula="of:=ABS([.G10]-[.G9])" office:value-type="float" office:value="93.28">
            <text:p>93.280</text:p>
          </table:table-cell>
          <table:table-cell table:number-columns-repeated="1016"/>
        </table:table-row>
        <table:table-row table:style-name="ro2">
          <table:table-cell office:value-type="float" office:value="229736">
            <text:p>229736</text:p>
          </table:table-cell>
          <table:table-cell table:formula="of:=[.A11]-[.A10]" office:value-type="float" office:value="102">
            <text:p>102</text:p>
          </table:table-cell>
          <table:table-cell/>
          <table:table-cell office:value-type="float" office:value="16.807">
            <text:p>16.807</text:p>
          </table:table-cell>
          <table:table-cell table:formula="of:=ABS([.D11]-[.D10])" office:value-type="float" office:value="2.534">
            <text:p>2.534</text:p>
          </table:table-cell>
          <table:table-cell/>
          <table:table-cell office:value-type="float" office:value="282.466">
            <text:p>282.466</text:p>
          </table:table-cell>
          <table:table-cell table:formula="of:=ABS([.G11]-[.G10])" office:value-type="float" office:value="91.627">
            <text:p>91.627</text:p>
          </table:table-cell>
          <table:table-cell table:number-columns-repeated="1016"/>
        </table:table-row>
        <table:table-row table:style-name="ro2">
          <table:table-cell office:value-type="float" office:value="229848">
            <text:p>229848</text:p>
          </table:table-cell>
          <table:table-cell table:formula="of:=[.A12]-[.A11]" office:value-type="float" office:value="112">
            <text:p>112</text:p>
          </table:table-cell>
          <table:table-cell/>
          <table:table-cell office:value-type="float" office:value="33.158">
            <text:p>33.158</text:p>
          </table:table-cell>
          <table:table-cell table:formula="of:=ABS([.D12]-[.D11])" office:value-type="float" office:value="16.351">
            <text:p>16.351</text:p>
          </table:table-cell>
          <table:table-cell/>
          <table:table-cell office:value-type="float" office:value="1099.448">
            <text:p>1099.448</text:p>
          </table:table-cell>
          <table:table-cell table:formula="of:=ABS([.G12]-[.G11])" office:value-type="float" office:value="816.982">
            <text:p>816.982</text:p>
          </table:table-cell>
          <table:table-cell table:number-columns-repeated="1016"/>
        </table:table-row>
        <table:table-row table:style-name="ro2">
          <table:table-cell office:value-type="float" office:value="229950">
            <text:p>229950</text:p>
          </table:table-cell>
          <table:table-cell table:formula="of:=[.A13]-[.A12]" office:value-type="float" office:value="102">
            <text:p>102</text:p>
          </table:table-cell>
          <table:table-cell/>
          <table:table-cell office:value-type="float" office:value="30.745">
            <text:p>30.745</text:p>
          </table:table-cell>
          <table:table-cell table:formula="of:=ABS([.D13]-[.D12])" office:value-type="float" office:value="2.413">
            <text:p>2.413</text:p>
          </table:table-cell>
          <table:table-cell/>
          <table:table-cell office:value-type="float" office:value="945.27">
            <text:p>945.270</text:p>
          </table:table-cell>
          <table:table-cell table:formula="of:=ABS([.G13]-[.G12])" office:value-type="float" office:value="154.178">
            <text:p>154.178</text:p>
          </table:table-cell>
          <table:table-cell table:number-columns-repeated="1016"/>
        </table:table-row>
        <table:table-row table:style-name="ro2">
          <table:table-cell office:value-type="float" office:value="230057">
            <text:p>230057</text:p>
          </table:table-cell>
          <table:table-cell table:formula="of:=[.A14]-[.A13]" office:value-type="float" office:value="107">
            <text:p>107</text:p>
          </table:table-cell>
          <table:table-cell/>
          <table:table-cell office:value-type="float" office:value="28.422">
            <text:p>28.422</text:p>
          </table:table-cell>
          <table:table-cell table:formula="of:=ABS([.D14]-[.D13])" office:value-type="float" office:value="2.323">
            <text:p>2.323</text:p>
          </table:table-cell>
          <table:table-cell/>
          <table:table-cell office:value-type="float" office:value="807.798">
            <text:p>807.798</text:p>
          </table:table-cell>
          <table:table-cell table:formula="of:=ABS([.G14]-[.G13])" office:value-type="float" office:value="137.472">
            <text:p>137.472</text:p>
          </table:table-cell>
          <table:table-cell table:number-columns-repeated="1016"/>
        </table:table-row>
        <table:table-row table:style-name="ro2">
          <table:table-cell office:value-type="float" office:value="230164">
            <text:p>230164</text:p>
          </table:table-cell>
          <table:table-cell table:formula="of:=[.A15]-[.A14]" office:value-type="float" office:value="107">
            <text:p>107</text:p>
          </table:table-cell>
          <table:table-cell/>
          <table:table-cell office:value-type="float" office:value="44.979">
            <text:p>44.979</text:p>
          </table:table-cell>
          <table:table-cell table:formula="of:=ABS([.D15]-[.D14])" office:value-type="float" office:value="16.557">
            <text:p>16.557</text:p>
          </table:table-cell>
          <table:table-cell/>
          <table:table-cell office:value-type="float" office:value="2023.068">
            <text:p>2023.068</text:p>
          </table:table-cell>
          <table:table-cell table:formula="of:=ABS([.G15]-[.G14])" office:value-type="float" office:value="1215.27">
            <text:p>1215.270</text:p>
          </table:table-cell>
          <table:table-cell table:number-columns-repeated="1016"/>
        </table:table-row>
        <table:table-row table:style-name="ro2">
          <table:table-cell office:value-type="float" office:value="230270">
            <text:p>230270</text:p>
          </table:table-cell>
          <table:table-cell table:formula="of:=[.A16]-[.A15]" office:value-type="float" office:value="106">
            <text:p>106</text:p>
          </table:table-cell>
          <table:table-cell/>
          <table:table-cell office:value-type="float" office:value="41.334">
            <text:p>41.334</text:p>
          </table:table-cell>
          <table:table-cell table:formula="of:=ABS([.D16]-[.D15])" office:value-type="float" office:value="3.645">
            <text:p>3.645</text:p>
          </table:table-cell>
          <table:table-cell/>
          <table:table-cell office:value-type="float" office:value="1708.502">
            <text:p>1708.502</text:p>
          </table:table-cell>
          <table:table-cell table:formula="of:=ABS([.G16]-[.G15])" office:value-type="float" office:value="314.566">
            <text:p>314.566</text:p>
          </table:table-cell>
          <table:table-cell table:number-columns-repeated="1016"/>
        </table:table-row>
        <table:table-row table:style-name="ro2">
          <table:table-cell office:value-type="float" office:value="230374">
            <text:p>230374</text:p>
          </table:table-cell>
          <table:table-cell table:formula="of:=[.A17]-[.A16]" office:value-type="float" office:value="104">
            <text:p>104</text:p>
          </table:table-cell>
          <table:table-cell/>
          <table:table-cell office:value-type="float" office:value="38.095">
            <text:p>38.095</text:p>
          </table:table-cell>
          <table:table-cell table:formula="of:=ABS([.D17]-[.D16])" office:value-type="float" office:value="3.239">
            <text:p>3.239</text:p>
          </table:table-cell>
          <table:table-cell/>
          <table:table-cell office:value-type="float" office:value="1451.203">
            <text:p>1451.203</text:p>
          </table:table-cell>
          <table:table-cell table:formula="of:=ABS([.G17]-[.G16])" office:value-type="float" office:value="257.299">
            <text:p>257.299</text:p>
          </table:table-cell>
          <table:table-cell table:number-columns-repeated="1016"/>
        </table:table-row>
        <table:table-row table:style-name="ro2">
          <table:table-cell office:value-type="float" office:value="230480">
            <text:p>230480</text:p>
          </table:table-cell>
          <table:table-cell table:formula="of:=[.A18]-[.A17]" office:value-type="float" office:value="106">
            <text:p>106</text:p>
          </table:table-cell>
          <table:table-cell/>
          <table:table-cell office:value-type="float" office:value="34.65">
            <text:p>34.650</text:p>
          </table:table-cell>
          <table:table-cell table:formula="of:=ABS([.D18]-[.D17])" office:value-type="float" office:value="3.445">
            <text:p>3.445</text:p>
          </table:table-cell>
          <table:table-cell/>
          <table:table-cell office:value-type="float" office:value="1200.621">
            <text:p>1200.621</text:p>
          </table:table-cell>
          <table:table-cell table:formula="of:=ABS([.G18]-[.G17])" office:value-type="float" office:value="250.582">
            <text:p>250.582</text:p>
          </table:table-cell>
          <table:table-cell table:number-columns-repeated="1016"/>
        </table:table-row>
        <table:table-row table:style-name="ro2">
          <table:table-cell office:value-type="float" office:value="230763">
            <text:p>230763</text:p>
          </table:table-cell>
          <table:table-cell table:formula="of:=[.A19]-[.A18]" office:value-type="float" office:value="283">
            <text:p>283</text:p>
          </table:table-cell>
          <table:table-cell/>
          <table:table-cell office:value-type="float" office:value="31.187">
            <text:p>31.187</text:p>
          </table:table-cell>
          <table:table-cell table:formula="of:=ABS([.D19]-[.D18])" office:value-type="float" office:value="3.463">
            <text:p>3.463</text:p>
          </table:table-cell>
          <table:table-cell/>
          <table:table-cell office:value-type="float" office:value="972.604">
            <text:p>972.604</text:p>
          </table:table-cell>
          <table:table-cell table:formula="of:=ABS([.G19]-[.G18])" office:value-type="float" office:value="228.017">
            <text:p>228.017</text:p>
          </table:table-cell>
          <table:table-cell table:number-columns-repeated="1016"/>
        </table:table-row>
        <table:table-row table:style-name="ro2">
          <table:table-cell office:value-type="float" office:value="230871">
            <text:p>230871</text:p>
          </table:table-cell>
          <table:table-cell table:formula="of:=[.A20]-[.A19]" office:value-type="float" office:value="108">
            <text:p>108</text:p>
          </table:table-cell>
          <table:table-cell/>
          <table:table-cell office:value-type="float" office:value="27.723">
            <text:p>27.723</text:p>
          </table:table-cell>
          <table:table-cell table:formula="of:=ABS([.D20]-[.D19])" office:value-type="float" office:value="3.464">
            <text:p>3.464</text:p>
          </table:table-cell>
          <table:table-cell/>
          <table:table-cell office:value-type="float" office:value="768.577">
            <text:p>768.577</text:p>
          </table:table-cell>
          <table:table-cell table:formula="of:=ABS([.G20]-[.G19])" office:value-type="float" office:value="204.027">
            <text:p>204.027</text:p>
          </table:table-cell>
          <table:table-cell table:number-columns-repeated="1016"/>
        </table:table-row>
        <table:table-row table:style-name="ro2">
          <table:table-cell office:value-type="float" office:value="230973">
            <text:p>230973</text:p>
          </table:table-cell>
          <table:table-cell table:formula="of:=[.A21]-[.A20]" office:value-type="float" office:value="102">
            <text:p>102</text:p>
          </table:table-cell>
          <table:table-cell/>
          <table:table-cell office:value-type="float" office:value="71.549">
            <text:p>71.549</text:p>
          </table:table-cell>
          <table:table-cell table:formula="of:=ABS([.D21]-[.D20])" office:value-type="float" office:value="43.826">
            <text:p>43.826</text:p>
          </table:table-cell>
          <table:table-cell/>
          <table:table-cell office:value-type="float" office:value="5119.279">
            <text:p>5119.279</text:p>
          </table:table-cell>
          <table:table-cell table:formula="of:=ABS([.G21]-[.G20])" office:value-type="float" office:value="4350.702">
            <text:p>4350.702</text:p>
          </table:table-cell>
          <table:table-cell table:number-columns-repeated="1016"/>
        </table:table-row>
        <table:table-row table:style-name="ro2">
          <table:table-cell office:value-type="float" office:value="231080">
            <text:p>231080</text:p>
          </table:table-cell>
          <table:table-cell table:formula="of:=[.A22]-[.A21]" office:value-type="float" office:value="107">
            <text:p>107</text:p>
          </table:table-cell>
          <table:table-cell/>
          <table:table-cell office:value-type="float" office:value="68.065">
            <text:p>68.065</text:p>
          </table:table-cell>
          <table:table-cell table:formula="of:=ABS([.D22]-[.D21])" office:value-type="float" office:value="3.48400000000001">
            <text:p>3.484</text:p>
          </table:table-cell>
          <table:table-cell/>
          <table:table-cell office:value-type="float" office:value="4632.823">
            <text:p>4632.823</text:p>
          </table:table-cell>
          <table:table-cell table:formula="of:=ABS([.G22]-[.G21])" office:value-type="float" office:value="486.456">
            <text:p>486.456</text:p>
          </table:table-cell>
          <table:table-cell table:number-columns-repeated="1016"/>
        </table:table-row>
        <table:table-row table:style-name="ro2">
          <table:table-cell office:value-type="float" office:value="231191">
            <text:p>231191</text:p>
          </table:table-cell>
          <table:table-cell table:formula="of:=[.A23]-[.A22]" office:value-type="float" office:value="111">
            <text:p>111</text:p>
          </table:table-cell>
          <table:table-cell/>
          <table:table-cell office:value-type="float" office:value="64.632">
            <text:p>64.632</text:p>
          </table:table-cell>
          <table:table-cell table:formula="of:=ABS([.D23]-[.D22])" office:value-type="float" office:value="3.43299999999999">
            <text:p>3.433</text:p>
          </table:table-cell>
          <table:table-cell/>
          <table:table-cell office:value-type="float" office:value="4177.249">
            <text:p>4177.249</text:p>
          </table:table-cell>
          <table:table-cell table:formula="of:=ABS([.G23]-[.G22])" office:value-type="float" office:value="455.574000000001">
            <text:p>455.574</text:p>
          </table:table-cell>
          <table:table-cell table:number-columns-repeated="1016"/>
        </table:table-row>
        <table:table-row table:style-name="ro2">
          <table:table-cell office:value-type="float" office:value="231301">
            <text:p>231301</text:p>
          </table:table-cell>
          <table:table-cell table:formula="of:=[.A24]-[.A23]" office:value-type="float" office:value="110">
            <text:p>110</text:p>
          </table:table-cell>
          <table:table-cell/>
          <table:table-cell office:value-type="float" office:value="61.194">
            <text:p>61.194</text:p>
          </table:table-cell>
          <table:table-cell table:formula="of:=ABS([.D24]-[.D23])" office:value-type="float" office:value="3.438">
            <text:p>3.438</text:p>
          </table:table-cell>
          <table:table-cell/>
          <table:table-cell office:value-type="float" office:value="3744.683">
            <text:p>3744.683</text:p>
          </table:table-cell>
          <table:table-cell table:formula="of:=ABS([.G24]-[.G23])" office:value-type="float" office:value="432.566">
            <text:p>432.566</text:p>
          </table:table-cell>
          <table:table-cell table:number-columns-repeated="1016"/>
        </table:table-row>
        <table:table-row table:style-name="ro2">
          <table:table-cell office:value-type="float" office:value="231410">
            <text:p>231410</text:p>
          </table:table-cell>
          <table:table-cell table:formula="of:=[.A25]-[.A24]" office:value-type="float" office:value="109">
            <text:p>109</text:p>
          </table:table-cell>
          <table:table-cell/>
          <table:table-cell office:value-type="float" office:value="57.765">
            <text:p>57.765</text:p>
          </table:table-cell>
          <table:table-cell table:formula="of:=ABS([.D25]-[.D24])" office:value-type="float" office:value="3.429">
            <text:p>3.429</text:p>
          </table:table-cell>
          <table:table-cell/>
          <table:table-cell office:value-type="float" office:value="3336.789">
            <text:p>3336.789</text:p>
          </table:table-cell>
          <table:table-cell table:formula="of:=ABS([.G25]-[.G24])" office:value-type="float" office:value="407.894">
            <text:p>407.894</text:p>
          </table:table-cell>
          <table:table-cell table:number-columns-repeated="1016"/>
        </table:table-row>
        <table:table-row table:style-name="ro2">
          <table:table-cell office:value-type="float" office:value="231521">
            <text:p>231521</text:p>
          </table:table-cell>
          <table:table-cell table:formula="of:=[.A26]-[.A25]" office:value-type="float" office:value="111">
            <text:p>111</text:p>
          </table:table-cell>
          <table:table-cell/>
          <table:table-cell office:value-type="float" office:value="54.345">
            <text:p>54.345</text:p>
          </table:table-cell>
          <table:table-cell table:formula="of:=ABS([.D26]-[.D25])" office:value-type="float" office:value="3.42">
            <text:p>3.420</text:p>
          </table:table-cell>
          <table:table-cell/>
          <table:table-cell office:value-type="float" office:value="2953.342">
            <text:p>2953.342</text:p>
          </table:table-cell>
          <table:table-cell table:formula="of:=ABS([.G26]-[.G25])" office:value-type="float" office:value="383.447">
            <text:p>383.447</text:p>
          </table:table-cell>
          <table:table-cell table:number-columns-repeated="1016"/>
        </table:table-row>
        <table:table-row table:style-name="ro2">
          <table:table-cell office:value-type="float" office:value="231628">
            <text:p>231628</text:p>
          </table:table-cell>
          <table:table-cell table:formula="of:=[.A27]-[.A26]" office:value-type="float" office:value="107">
            <text:p>107</text:p>
          </table:table-cell>
          <table:table-cell/>
          <table:table-cell office:value-type="float" office:value="50.92">
            <text:p>50.920</text:p>
          </table:table-cell>
          <table:table-cell table:formula="of:=ABS([.D27]-[.D26])" office:value-type="float" office:value="3.425">
            <text:p>3.425</text:p>
          </table:table-cell>
          <table:table-cell/>
          <table:table-cell office:value-type="float" office:value="2592.807">
            <text:p>2592.807</text:p>
          </table:table-cell>
          <table:table-cell table:formula="of:=ABS([.G27]-[.G26])" office:value-type="float" office:value="360.535">
            <text:p>360.535</text:p>
          </table:table-cell>
          <table:table-cell table:number-columns-repeated="1016"/>
        </table:table-row>
        <table:table-row table:style-name="ro2">
          <table:table-cell office:value-type="float" office:value="231736">
            <text:p>231736</text:p>
          </table:table-cell>
          <table:table-cell table:formula="of:=[.A28]-[.A27]" office:value-type="float" office:value="108">
            <text:p>108</text:p>
          </table:table-cell>
          <table:table-cell/>
          <table:table-cell office:value-type="float" office:value="88.666">
            <text:p>88.666</text:p>
          </table:table-cell>
          <table:table-cell table:formula="of:=ABS([.D28]-[.D27])" office:value-type="float" office:value="37.746">
            <text:p>37.746</text:p>
          </table:table-cell>
          <table:table-cell/>
          <table:table-cell office:value-type="float" office:value="7861.634">
            <text:p>7861.634</text:p>
          </table:table-cell>
          <table:table-cell table:formula="of:=ABS([.G28]-[.G27])" office:value-type="float" office:value="5268.827">
            <text:p>5268.827</text:p>
          </table:table-cell>
          <table:table-cell table:number-columns-repeated="1016"/>
        </table:table-row>
        <table:table-row table:style-name="ro2">
          <table:table-cell office:value-type="float" office:value="231838">
            <text:p>231838</text:p>
          </table:table-cell>
          <table:table-cell table:formula="of:=[.A29]-[.A28]" office:value-type="float" office:value="102">
            <text:p>102</text:p>
          </table:table-cell>
          <table:table-cell/>
          <table:table-cell office:value-type="float" office:value="85.334">
            <text:p>85.334</text:p>
          </table:table-cell>
          <table:table-cell table:formula="of:=ABS([.D29]-[.D28])" office:value-type="float" office:value="3.33199999999999">
            <text:p>3.332</text:p>
          </table:table-cell>
          <table:table-cell/>
          <table:table-cell office:value-type="float" office:value="7281.929">
            <text:p>7281.929</text:p>
          </table:table-cell>
          <table:table-cell table:formula="of:=ABS([.G29]-[.G28])" office:value-type="float" office:value="579.705">
            <text:p>579.705</text:p>
          </table:table-cell>
          <table:table-cell table:number-columns-repeated="1016"/>
        </table:table-row>
        <table:table-row table:style-name="ro2">
          <table:table-cell office:value-type="float" office:value="231951">
            <text:p>231951</text:p>
          </table:table-cell>
          <table:table-cell table:formula="of:=[.A30]-[.A29]" office:value-type="float" office:value="113">
            <text:p>113</text:p>
          </table:table-cell>
          <table:table-cell/>
          <table:table-cell office:value-type="float" office:value="101.823">
            <text:p>101.823</text:p>
          </table:table-cell>
          <table:table-cell table:formula="of:=ABS([.D30]-[.D29])" office:value-type="float" office:value="16.489">
            <text:p>16.489</text:p>
          </table:table-cell>
          <table:table-cell/>
          <table:table-cell office:value-type="float" office:value="10367.847">
            <text:p>10367.847</text:p>
          </table:table-cell>
          <table:table-cell table:formula="of:=ABS([.G30]-[.G29])" office:value-type="float" office:value="3085.918">
            <text:p>3085.918</text:p>
          </table:table-cell>
          <table:table-cell table:number-columns-repeated="1016"/>
        </table:table-row>
        <table:table-row table:style-name="ro2">
          <table:table-cell office:value-type="float" office:value="232053">
            <text:p>232053</text:p>
          </table:table-cell>
          <table:table-cell table:formula="of:=[.A31]-[.A30]" office:value-type="float" office:value="102">
            <text:p>102</text:p>
          </table:table-cell>
          <table:table-cell/>
          <table:table-cell office:value-type="float" office:value="98.463">
            <text:p>98.463</text:p>
          </table:table-cell>
          <table:table-cell table:formula="of:=ABS([.D31]-[.D30])" office:value-type="float" office:value="3.36">
            <text:p>3.360</text:p>
          </table:table-cell>
          <table:table-cell/>
          <table:table-cell office:value-type="float" office:value="9694.955">
            <text:p>9694.955</text:p>
          </table:table-cell>
          <table:table-cell table:formula="of:=ABS([.G31]-[.G30])" office:value-type="float" office:value="672.892">
            <text:p>672.892</text:p>
          </table:table-cell>
          <table:table-cell table:number-columns-repeated="1016"/>
        </table:table-row>
        <table:table-row table:style-name="ro2">
          <table:table-cell office:value-type="float" office:value="232159">
            <text:p>232159</text:p>
          </table:table-cell>
          <table:table-cell table:formula="of:=[.A32]-[.A31]" office:value-type="float" office:value="106">
            <text:p>106</text:p>
          </table:table-cell>
          <table:table-cell/>
          <table:table-cell office:value-type="float" office:value="94.948">
            <text:p>94.948</text:p>
          </table:table-cell>
          <table:table-cell table:formula="of:=ABS([.D32]-[.D31])" office:value-type="float" office:value="3.515">
            <text:p>3.515</text:p>
          </table:table-cell>
          <table:table-cell/>
          <table:table-cell office:value-type="float" office:value="9015.092">
            <text:p>9015.092</text:p>
          </table:table-cell>
          <table:table-cell table:formula="of:=ABS([.G32]-[.G31])" office:value-type="float" office:value="679.862999999999">
            <text:p>679.863</text:p>
          </table:table-cell>
          <table:table-cell table:number-columns-repeated="1016"/>
        </table:table-row>
        <table:table-row table:style-name="ro2">
          <table:table-cell office:value-type="float" office:value="232351">
            <text:p>232351</text:p>
          </table:table-cell>
          <table:table-cell table:formula="of:=[.A33]-[.A32]" office:value-type="float" office:value="192">
            <text:p>192</text:p>
          </table:table-cell>
          <table:table-cell/>
          <table:table-cell office:value-type="float" office:value="91.506">
            <text:p>91.506</text:p>
          </table:table-cell>
          <table:table-cell table:formula="of:=ABS([.D33]-[.D32])" office:value-type="float" office:value="3.44199999999999">
            <text:p>3.442</text:p>
          </table:table-cell>
          <table:table-cell/>
          <table:table-cell office:value-type="float" office:value="8373.322">
            <text:p>8373.322</text:p>
          </table:table-cell>
          <table:table-cell table:formula="of:=ABS([.G33]-[.G32])" office:value-type="float" office:value="641.77">
            <text:p>641.770</text:p>
          </table:table-cell>
          <table:table-cell table:number-columns-repeated="1016"/>
        </table:table-row>
        <table:table-row table:style-name="ro2">
          <table:table-cell office:value-type="float" office:value="232455">
            <text:p>232455</text:p>
          </table:table-cell>
          <table:table-cell table:formula="of:=[.A34]-[.A33]" office:value-type="float" office:value="104">
            <text:p>104</text:p>
          </table:table-cell>
          <table:table-cell/>
          <table:table-cell office:value-type="float" office:value="88.067">
            <text:p>88.067</text:p>
          </table:table-cell>
          <table:table-cell table:formula="of:=ABS([.D34]-[.D33])" office:value-type="float" office:value="3.43900000000001">
            <text:p>3.439</text:p>
          </table:table-cell>
          <table:table-cell/>
          <table:table-cell office:value-type="float" office:value="7755.716">
            <text:p>7755.716</text:p>
          </table:table-cell>
          <table:table-cell table:formula="of:=ABS([.G34]-[.G33])" office:value-type="float" office:value="617.606">
            <text:p>617.606</text:p>
          </table:table-cell>
          <table:table-cell table:number-columns-repeated="1016"/>
        </table:table-row>
        <table:table-row table:style-name="ro2">
          <table:table-cell office:value-type="float" office:value="232565">
            <text:p>232565</text:p>
          </table:table-cell>
          <table:table-cell table:formula="of:=[.A35]-[.A34]" office:value-type="float" office:value="110">
            <text:p>110</text:p>
          </table:table-cell>
          <table:table-cell/>
          <table:table-cell office:value-type="float" office:value="84.63">
            <text:p>84.630</text:p>
          </table:table-cell>
          <table:table-cell table:formula="of:=ABS([.D35]-[.D34])" office:value-type="float" office:value="3.437">
            <text:p>3.437</text:p>
          </table:table-cell>
          <table:table-cell/>
          <table:table-cell office:value-type="float" office:value="7162.234">
            <text:p>7162.234</text:p>
          </table:table-cell>
          <table:table-cell table:formula="of:=ABS([.G35]-[.G34])" office:value-type="float" office:value="593.482">
            <text:p>593.482</text:p>
          </table:table-cell>
          <table:table-cell table:number-columns-repeated="1016"/>
        </table:table-row>
        <table:table-row table:style-name="ro2">
          <table:table-cell office:value-type="float" office:value="232668">
            <text:p>232668</text:p>
          </table:table-cell>
          <table:table-cell table:formula="of:=[.A36]-[.A35]" office:value-type="float" office:value="103">
            <text:p>103</text:p>
          </table:table-cell>
          <table:table-cell/>
          <table:table-cell office:value-type="float" office:value="81.193">
            <text:p>81.193</text:p>
          </table:table-cell>
          <table:table-cell table:formula="of:=ABS([.D36]-[.D35])" office:value-type="float" office:value="3.437">
            <text:p>3.437</text:p>
          </table:table-cell>
          <table:table-cell/>
          <table:table-cell office:value-type="float" office:value="6592.373">
            <text:p>6592.373</text:p>
          </table:table-cell>
          <table:table-cell table:formula="of:=ABS([.G36]-[.G35])" office:value-type="float" office:value="569.861000000001">
            <text:p>569.861</text:p>
          </table:table-cell>
          <table:table-cell table:number-columns-repeated="1016"/>
        </table:table-row>
        <table:table-row table:style-name="ro2">
          <table:table-cell office:value-type="float" office:value="232772">
            <text:p>232772</text:p>
          </table:table-cell>
          <table:table-cell table:formula="of:=[.A37]-[.A36]" office:value-type="float" office:value="104">
            <text:p>104</text:p>
          </table:table-cell>
          <table:table-cell/>
          <table:table-cell office:value-type="float" office:value="77.754">
            <text:p>77.754</text:p>
          </table:table-cell>
          <table:table-cell table:formula="of:=ABS([.D37]-[.D36])" office:value-type="float" office:value="3.43899999999999">
            <text:p>3.439</text:p>
          </table:table-cell>
          <table:table-cell/>
          <table:table-cell office:value-type="float" office:value="6045.682">
            <text:p>6045.682</text:p>
          </table:table-cell>
          <table:table-cell table:formula="of:=ABS([.G37]-[.G36])" office:value-type="float" office:value="546.691">
            <text:p>546.691</text:p>
          </table:table-cell>
          <table:table-cell table:number-columns-repeated="1016"/>
        </table:table-row>
        <table:table-row table:style-name="ro2">
          <table:table-cell office:value-type="float" office:value="232875">
            <text:p>232875</text:p>
          </table:table-cell>
          <table:table-cell table:formula="of:=[.A38]-[.A37]" office:value-type="float" office:value="103">
            <text:p>103</text:p>
          </table:table-cell>
          <table:table-cell/>
          <table:table-cell office:value-type="float" office:value="74.314">
            <text:p>74.314</text:p>
          </table:table-cell>
          <table:table-cell table:formula="of:=ABS([.D38]-[.D37])" office:value-type="float" office:value="3.44000000000001">
            <text:p>3.440</text:p>
          </table:table-cell>
          <table:table-cell/>
          <table:table-cell office:value-type="float" office:value="5522.545">
            <text:p>5522.545</text:p>
          </table:table-cell>
          <table:table-cell table:formula="of:=ABS([.G38]-[.G37])" office:value-type="float" office:value="523.137">
            <text:p>523.137</text:p>
          </table:table-cell>
          <table:table-cell table:number-columns-repeated="1016"/>
        </table:table-row>
        <table:table-row table:style-name="ro2">
          <table:table-cell office:value-type="float" office:value="232978">
            <text:p>232978</text:p>
          </table:table-cell>
          <table:table-cell table:formula="of:=[.A39]-[.A38]" office:value-type="float" office:value="103">
            <text:p>103</text:p>
          </table:table-cell>
          <table:table-cell/>
          <table:table-cell office:value-type="float" office:value="70.874">
            <text:p>70.874</text:p>
          </table:table-cell>
          <table:table-cell table:formula="of:=ABS([.D39]-[.D38])" office:value-type="float" office:value="3.44">
            <text:p>3.440</text:p>
          </table:table-cell>
          <table:table-cell/>
          <table:table-cell office:value-type="float" office:value="5023.148">
            <text:p>5023.148</text:p>
          </table:table-cell>
          <table:table-cell table:formula="of:=ABS([.G39]-[.G38])" office:value-type="float" office:value="499.397">
            <text:p>499.397</text:p>
          </table:table-cell>
          <table:table-cell table:number-columns-repeated="1016"/>
        </table:table-row>
        <table:table-row table:style-name="ro2">
          <table:table-cell office:value-type="float" office:value="233082">
            <text:p>233082</text:p>
          </table:table-cell>
          <table:table-cell table:formula="of:=[.A40]-[.A39]" office:value-type="float" office:value="104">
            <text:p>104</text:p>
          </table:table-cell>
          <table:table-cell/>
          <table:table-cell office:value-type="float" office:value="128.525">
            <text:p>128.525</text:p>
          </table:table-cell>
          <table:table-cell table:formula="of:=ABS([.D40]-[.D39])" office:value-type="float" office:value="57.651">
            <text:p>57.651</text:p>
          </table:table-cell>
          <table:table-cell/>
          <table:table-cell office:value-type="float" office:value="16518.666">
            <text:p>16518.666</text:p>
          </table:table-cell>
          <table:table-cell table:formula="of:=ABS([.G40]-[.G39])" office:value-type="float" office:value="11495.518">
            <text:p>11495.518</text:p>
          </table:table-cell>
          <table:table-cell table:number-columns-repeated="1016"/>
        </table:table-row>
        <table:table-row table:style-name="ro2">
          <table:table-cell office:value-type="float" office:value="233186">
            <text:p>233186</text:p>
          </table:table-cell>
          <table:table-cell table:formula="of:=[.A41]-[.A40]" office:value-type="float" office:value="104">
            <text:p>104</text:p>
          </table:table-cell>
          <table:table-cell/>
          <table:table-cell office:value-type="float" office:value="125.091">
            <text:p>125.091</text:p>
          </table:table-cell>
          <table:table-cell table:formula="of:=ABS([.D41]-[.D40])" office:value-type="float" office:value="3.43400000000001">
            <text:p>3.434</text:p>
          </table:table-cell>
          <table:table-cell/>
          <table:table-cell office:value-type="float" office:value="15647.762">
            <text:p>15647.762</text:p>
          </table:table-cell>
          <table:table-cell table:formula="of:=ABS([.G41]-[.G40])" office:value-type="float" office:value="870.904000000001">
            <text:p>870.904</text:p>
          </table:table-cell>
          <table:table-cell table:number-columns-repeated="1016"/>
        </table:table-row>
        <table:table-row table:style-name="ro2">
          <table:table-cell office:value-type="float" office:value="233295">
            <text:p>233295</text:p>
          </table:table-cell>
          <table:table-cell table:formula="of:=[.A42]-[.A41]" office:value-type="float" office:value="109">
            <text:p>109</text:p>
          </table:table-cell>
          <table:table-cell/>
          <table:table-cell office:value-type="float" office:value="121.651">
            <text:p>121.651</text:p>
          </table:table-cell>
          <table:table-cell table:formula="of:=ABS([.D42]-[.D41])" office:value-type="float" office:value="3.44">
            <text:p>3.440</text:p>
          </table:table-cell>
          <table:table-cell/>
          <table:table-cell office:value-type="float" office:value="14799.021">
            <text:p>14799.021</text:p>
          </table:table-cell>
          <table:table-cell table:formula="of:=ABS([.G42]-[.G41])" office:value-type="float" office:value="848.741">
            <text:p>848.741</text:p>
          </table:table-cell>
          <table:table-cell table:number-columns-repeated="1016"/>
        </table:table-row>
        <table:table-row table:style-name="ro2">
          <table:table-cell office:value-type="float" office:value="233402">
            <text:p>233402</text:p>
          </table:table-cell>
          <table:table-cell table:formula="of:=[.A43]-[.A42]" office:value-type="float" office:value="107">
            <text:p>107</text:p>
          </table:table-cell>
          <table:table-cell/>
          <table:table-cell office:value-type="float" office:value="118.214">
            <text:p>118.214</text:p>
          </table:table-cell>
          <table:table-cell table:formula="of:=ABS([.D43]-[.D42])" office:value-type="float" office:value="3.437">
            <text:p>3.437</text:p>
          </table:table-cell>
          <table:table-cell/>
          <table:table-cell office:value-type="float" office:value="13974.438">
            <text:p>13974.438</text:p>
          </table:table-cell>
          <table:table-cell table:formula="of:=ABS([.G43]-[.G42])" office:value-type="float" office:value="824.583000000001">
            <text:p>824.583</text:p>
          </table:table-cell>
          <table:table-cell table:number-columns-repeated="1016"/>
        </table:table-row>
        <table:table-row table:style-name="ro2">
          <table:table-cell office:value-type="float" office:value="233504">
            <text:p>233504</text:p>
          </table:table-cell>
          <table:table-cell table:formula="of:=[.A44]-[.A43]" office:value-type="float" office:value="102">
            <text:p>102</text:p>
          </table:table-cell>
          <table:table-cell/>
          <table:table-cell office:value-type="float" office:value="114.776">
            <text:p>114.776</text:p>
          </table:table-cell>
          <table:table-cell table:formula="of:=ABS([.D44]-[.D43])" office:value-type="float" office:value="3.438">
            <text:p>3.438</text:p>
          </table:table-cell>
          <table:table-cell/>
          <table:table-cell office:value-type="float" office:value="13173.496">
            <text:p>13173.496</text:p>
          </table:table-cell>
          <table:table-cell table:formula="of:=ABS([.G44]-[.G43])" office:value-type="float" office:value="800.942000000001">
            <text:p>800.942</text:p>
          </table:table-cell>
          <table:table-cell table:number-columns-repeated="1016"/>
        </table:table-row>
        <table:table-row table:style-name="ro2">
          <table:table-cell office:value-type="float" office:value="233608">
            <text:p>233608</text:p>
          </table:table-cell>
          <table:table-cell table:formula="of:=[.A45]-[.A44]" office:value-type="float" office:value="104">
            <text:p>104</text:p>
          </table:table-cell>
          <table:table-cell/>
          <table:table-cell office:value-type="float" office:value="111.339">
            <text:p>111.339</text:p>
          </table:table-cell>
          <table:table-cell table:formula="of:=ABS([.D45]-[.D44])" office:value-type="float" office:value="3.437">
            <text:p>3.437</text:p>
          </table:table-cell>
          <table:table-cell/>
          <table:table-cell office:value-type="float" office:value="12396.334">
            <text:p>12396.334</text:p>
          </table:table-cell>
          <table:table-cell table:formula="of:=ABS([.G45]-[.G44])" office:value-type="float" office:value="777.161999999998">
            <text:p>777.162</text:p>
          </table:table-cell>
          <table:table-cell table:number-columns-repeated="1016"/>
        </table:table-row>
        <table:table-row table:style-name="ro2">
          <table:table-cell office:value-type="float" office:value="233714">
            <text:p>233714</text:p>
          </table:table-cell>
          <table:table-cell table:formula="of:=[.A46]-[.A45]" office:value-type="float" office:value="106">
            <text:p>106</text:p>
          </table:table-cell>
          <table:table-cell/>
          <table:table-cell office:value-type="float" office:value="107.902">
            <text:p>107.902</text:p>
          </table:table-cell>
          <table:table-cell table:formula="of:=ABS([.D46]-[.D45])" office:value-type="float" office:value="3.437">
            <text:p>3.437</text:p>
          </table:table-cell>
          <table:table-cell/>
          <table:table-cell office:value-type="float" office:value="11642.877">
            <text:p>11642.877</text:p>
          </table:table-cell>
          <table:table-cell table:formula="of:=ABS([.G46]-[.G45])" office:value-type="float" office:value="753.457">
            <text:p>753.457</text:p>
          </table:table-cell>
          <table:table-cell table:number-columns-repeated="1016"/>
        </table:table-row>
        <table:table-row table:style-name="ro2">
          <table:table-cell office:value-type="float" office:value="233815">
            <text:p>233815</text:p>
          </table:table-cell>
          <table:table-cell table:formula="of:=[.A47]-[.A46]" office:value-type="float" office:value="101">
            <text:p>101</text:p>
          </table:table-cell>
          <table:table-cell/>
          <table:table-cell office:value-type="float" office:value="104.466">
            <text:p>104.466</text:p>
          </table:table-cell>
          <table:table-cell table:formula="of:=ABS([.D47]-[.D46])" office:value-type="float" office:value="3.43600000000001">
            <text:p>3.436</text:p>
          </table:table-cell>
          <table:table-cell/>
          <table:table-cell office:value-type="float" office:value="10913.218">
            <text:p>10913.218</text:p>
          </table:table-cell>
          <table:table-cell table:formula="of:=ABS([.G47]-[.G46])" office:value-type="float" office:value="729.659">
            <text:p>729.659</text:p>
          </table:table-cell>
          <table:table-cell table:number-columns-repeated="1016"/>
        </table:table-row>
        <table:table-row table:style-name="ro2">
          <table:table-cell office:value-type="float" office:value="233924">
            <text:p>233924</text:p>
          </table:table-cell>
          <table:table-cell table:formula="of:=[.A48]-[.A47]" office:value-type="float" office:value="109">
            <text:p>109</text:p>
          </table:table-cell>
          <table:table-cell/>
          <table:table-cell office:value-type="float" office:value="101.03">
            <text:p>101.030</text:p>
          </table:table-cell>
          <table:table-cell table:formula="of:=ABS([.D48]-[.D47])" office:value-type="float" office:value="3.43599999999999">
            <text:p>3.436</text:p>
          </table:table-cell>
          <table:table-cell/>
          <table:table-cell office:value-type="float" office:value="10207.065">
            <text:p>10207.065</text:p>
          </table:table-cell>
          <table:table-cell table:formula="of:=ABS([.G48]-[.G47])" office:value-type="float" office:value="706.153">
            <text:p>706.153</text:p>
          </table:table-cell>
          <table:table-cell table:number-columns-repeated="1016"/>
        </table:table-row>
        <table:table-row table:style-name="ro2">
          <table:table-cell office:value-type="float" office:value="234030">
            <text:p>234030</text:p>
          </table:table-cell>
          <table:table-cell table:formula="of:=[.A49]-[.A48]" office:value-type="float" office:value="106">
            <text:p>106</text:p>
          </table:table-cell>
          <table:table-cell/>
          <table:table-cell office:value-type="float" office:value="158.398">
            <text:p>158.398</text:p>
          </table:table-cell>
          <table:table-cell table:formula="of:=ABS([.D49]-[.D48])" office:value-type="float" office:value="57.368">
            <text:p>57.368</text:p>
          </table:table-cell>
          <table:table-cell/>
          <table:table-cell office:value-type="float" office:value="25089.893">
            <text:p>25089.893</text:p>
          </table:table-cell>
          <table:table-cell table:formula="of:=ABS([.G49]-[.G48])" office:value-type="float" office:value="14882.828">
            <text:p>14882.828</text:p>
          </table:table-cell>
          <table:table-cell table:number-columns-repeated="1016"/>
        </table:table-row>
        <table:table-row table:style-name="ro2">
          <table:table-cell office:value-type="float" office:value="234134">
            <text:p>234134</text:p>
          </table:table-cell>
          <table:table-cell table:formula="of:=[.A50]-[.A49]" office:value-type="float" office:value="104">
            <text:p>104</text:p>
          </table:table-cell>
          <table:table-cell/>
          <table:table-cell office:value-type="float" office:value="154.967">
            <text:p>154.967</text:p>
          </table:table-cell>
          <table:table-cell table:formula="of:=ABS([.D50]-[.D49])" office:value-type="float" office:value="3.43099999999998">
            <text:p>3.431</text:p>
          </table:table-cell>
          <table:table-cell/>
          <table:table-cell office:value-type="float" office:value="24014.898">
            <text:p>24014.898</text:p>
          </table:table-cell>
          <table:table-cell table:formula="of:=ABS([.G50]-[.G49])" office:value-type="float" office:value="1074.995">
            <text:p>1074.995</text:p>
          </table:table-cell>
          <table:table-cell table:number-columns-repeated="1016"/>
        </table:table-row>
        <table:table-row table:style-name="ro2">
          <table:table-cell office:value-type="float" office:value="234236">
            <text:p>234236</text:p>
          </table:table-cell>
          <table:table-cell table:formula="of:=[.A51]-[.A50]" office:value-type="float" office:value="102">
            <text:p>102</text:p>
          </table:table-cell>
          <table:table-cell/>
          <table:table-cell office:value-type="float" office:value="168.981">
            <text:p>168.981</text:p>
          </table:table-cell>
          <table:table-cell table:formula="of:=ABS([.D51]-[.D50])" office:value-type="float" office:value="14.014">
            <text:p>14.014</text:p>
          </table:table-cell>
          <table:table-cell/>
          <table:table-cell office:value-type="float" office:value="28554.475">
            <text:p>28554.475</text:p>
          </table:table-cell>
          <table:table-cell table:formula="of:=ABS([.G51]-[.G50])" office:value-type="float" office:value="4539.577">
            <text:p>4539.577</text:p>
          </table:table-cell>
          <table:table-cell table:number-columns-repeated="1016"/>
        </table:table-row>
        <table:table-row table:style-name="ro2">
          <table:table-cell office:value-type="float" office:value="234342">
            <text:p>234342</text:p>
          </table:table-cell>
          <table:table-cell table:formula="of:=[.A52]-[.A51]" office:value-type="float" office:value="106">
            <text:p>106</text:p>
          </table:table-cell>
          <table:table-cell/>
          <table:table-cell office:value-type="float" office:value="165.553">
            <text:p>165.553</text:p>
          </table:table-cell>
          <table:table-cell table:formula="of:=ABS([.D52]-[.D51])" office:value-type="float" office:value="3.428">
            <text:p>3.428</text:p>
          </table:table-cell>
          <table:table-cell/>
          <table:table-cell office:value-type="float" office:value="27407.859">
            <text:p>27407.859</text:p>
          </table:table-cell>
          <table:table-cell table:formula="of:=ABS([.G52]-[.G51])" office:value-type="float" office:value="1146.616">
            <text:p>1146.616</text:p>
          </table:table-cell>
          <table:table-cell table:number-columns-repeated="1016"/>
        </table:table-row>
        <table:table-row table:style-name="ro2">
          <table:table-cell office:value-type="float" office:value="234443">
            <text:p>234443</text:p>
          </table:table-cell>
          <table:table-cell table:formula="of:=[.A53]-[.A52]" office:value-type="float" office:value="101">
            <text:p>101</text:p>
          </table:table-cell>
          <table:table-cell/>
          <table:table-cell office:value-type="float" office:value="162.106">
            <text:p>162.106</text:p>
          </table:table-cell>
          <table:table-cell table:formula="of:=ABS([.D53]-[.D52])" office:value-type="float" office:value="3.447">
            <text:p>3.447</text:p>
          </table:table-cell>
          <table:table-cell/>
          <table:table-cell office:value-type="float" office:value="26278.313">
            <text:p>26278.313</text:p>
          </table:table-cell>
          <table:table-cell table:formula="of:=ABS([.G53]-[.G52])" office:value-type="float" office:value="1129.546">
            <text:p>1129.546</text:p>
          </table:table-cell>
          <table:table-cell table:number-columns-repeated="1016"/>
        </table:table-row>
        <table:table-row table:style-name="ro2">
          <table:table-cell office:value-type="float" office:value="234545">
            <text:p>234545</text:p>
          </table:table-cell>
          <table:table-cell table:formula="of:=[.A54]-[.A53]" office:value-type="float" office:value="102">
            <text:p>102</text:p>
          </table:table-cell>
          <table:table-cell/>
          <table:table-cell office:value-type="float" office:value="158.669">
            <text:p>158.669</text:p>
          </table:table-cell>
          <table:table-cell table:formula="of:=ABS([.D54]-[.D53])" office:value-type="float" office:value="3.43699999999998">
            <text:p>3.437</text:p>
          </table:table-cell>
          <table:table-cell/>
          <table:table-cell office:value-type="float" office:value="25175.98">
            <text:p>25175.980</text:p>
          </table:table-cell>
          <table:table-cell table:formula="of:=ABS([.G54]-[.G53])" office:value-type="float" office:value="1102.333">
            <text:p>1102.333</text:p>
          </table:table-cell>
          <table:table-cell table:number-columns-repeated="1016"/>
        </table:table-row>
        <table:table-row table:style-name="ro2">
          <table:table-cell office:value-type="float" office:value="234647">
            <text:p>234647</text:p>
          </table:table-cell>
          <table:table-cell table:formula="of:=[.A55]-[.A54]" office:value-type="float" office:value="102">
            <text:p>102</text:p>
          </table:table-cell>
          <table:table-cell/>
          <table:table-cell office:value-type="float" office:value="155.234">
            <text:p>155.234</text:p>
          </table:table-cell>
          <table:table-cell table:formula="of:=ABS([.D55]-[.D54])" office:value-type="float" office:value="3.435">
            <text:p>3.435</text:p>
          </table:table-cell>
          <table:table-cell/>
          <table:table-cell office:value-type="float" office:value="24097.475">
            <text:p>24097.475</text:p>
          </table:table-cell>
          <table:table-cell table:formula="of:=ABS([.G55]-[.G54])" office:value-type="float" office:value="1078.505">
            <text:p>1078.505</text:p>
          </table:table-cell>
          <table:table-cell table:number-columns-repeated="1016"/>
        </table:table-row>
        <table:table-row table:style-name="ro2">
          <table:table-cell office:value-type="float" office:value="234752">
            <text:p>234752</text:p>
          </table:table-cell>
          <table:table-cell table:formula="of:=[.A56]-[.A55]" office:value-type="float" office:value="105">
            <text:p>105</text:p>
          </table:table-cell>
          <table:table-cell/>
          <table:table-cell office:value-type="float" office:value="151.798">
            <text:p>151.798</text:p>
          </table:table-cell>
          <table:table-cell table:formula="of:=ABS([.D56]-[.D55])" office:value-type="float" office:value="3.43600000000001">
            <text:p>3.436</text:p>
          </table:table-cell>
          <table:table-cell/>
          <table:table-cell office:value-type="float" office:value="23042.643">
            <text:p>23042.643</text:p>
          </table:table-cell>
          <table:table-cell table:formula="of:=ABS([.G56]-[.G55])" office:value-type="float" office:value="1054.832">
            <text:p>1054.832</text:p>
          </table:table-cell>
          <table:table-cell table:number-columns-repeated="1016"/>
        </table:table-row>
        <table:table-row table:style-name="ro2">
          <table:table-cell office:value-type="float" office:value="234856">
            <text:p>234856</text:p>
          </table:table-cell>
          <table:table-cell table:formula="of:=[.A57]-[.A56]" office:value-type="float" office:value="104">
            <text:p>104</text:p>
          </table:table-cell>
          <table:table-cell/>
          <table:table-cell office:value-type="float" office:value="148.363">
            <text:p>148.363</text:p>
          </table:table-cell>
          <table:table-cell table:formula="of:=ABS([.D57]-[.D56])" office:value-type="float" office:value="3.435">
            <text:p>3.435</text:p>
          </table:table-cell>
          <table:table-cell/>
          <table:table-cell office:value-type="float" office:value="22011.445">
            <text:p>22011.445</text:p>
          </table:table-cell>
          <table:table-cell table:formula="of:=ABS([.G57]-[.G56])" office:value-type="float" office:value="1031.198">
            <text:p>1031.198</text:p>
          </table:table-cell>
          <table:table-cell table:number-columns-repeated="1016"/>
        </table:table-row>
        <table:table-row table:style-name="ro2">
          <table:table-cell office:value-type="float" office:value="234957">
            <text:p>234957</text:p>
          </table:table-cell>
          <table:table-cell table:formula="of:=[.A58]-[.A57]" office:value-type="float" office:value="101">
            <text:p>101</text:p>
          </table:table-cell>
          <table:table-cell/>
          <table:table-cell office:value-type="float" office:value="144.925">
            <text:p>144.925</text:p>
          </table:table-cell>
          <table:table-cell table:formula="of:=ABS([.D58]-[.D57])" office:value-type="float" office:value="3.43799999999999">
            <text:p>3.438</text:p>
          </table:table-cell>
          <table:table-cell/>
          <table:table-cell office:value-type="float" office:value="21003.379">
            <text:p>21003.379</text:p>
          </table:table-cell>
          <table:table-cell table:formula="of:=ABS([.G58]-[.G57])" office:value-type="float" office:value="1008.066">
            <text:p>1008.066</text:p>
          </table:table-cell>
          <table:table-cell table:number-columns-repeated="1016"/>
        </table:table-row>
        <table:table-row table:style-name="ro2">
          <table:table-cell office:value-type="float" office:value="235060">
            <text:p>235060</text:p>
          </table:table-cell>
          <table:table-cell table:formula="of:=[.A59]-[.A58]" office:value-type="float" office:value="103">
            <text:p>103</text:p>
          </table:table-cell>
          <table:table-cell/>
          <table:table-cell office:value-type="float" office:value="141.487">
            <text:p>141.487</text:p>
          </table:table-cell>
          <table:table-cell table:formula="of:=ABS([.D59]-[.D58])" office:value-type="float" office:value="3.43800000000002">
            <text:p>3.438</text:p>
          </table:table-cell>
          <table:table-cell/>
          <table:table-cell office:value-type="float" office:value="20018.623">
            <text:p>20018.623</text:p>
          </table:table-cell>
          <table:table-cell table:formula="of:=ABS([.G59]-[.G58])" office:value-type="float" office:value="984.756000000001">
            <text:p>984.756</text:p>
          </table:table-cell>
          <table:table-cell table:number-columns-repeated="1016"/>
        </table:table-row>
        <table:table-row table:style-name="ro2">
          <table:table-cell office:value-type="float" office:value="235161">
            <text:p>235161</text:p>
          </table:table-cell>
          <table:table-cell table:formula="of:=[.A60]-[.A59]" office:value-type="float" office:value="101">
            <text:p>101</text:p>
          </table:table-cell>
          <table:table-cell/>
          <table:table-cell office:value-type="float" office:value="181.357">
            <text:p>181.357</text:p>
          </table:table-cell>
          <table:table-cell table:formula="of:=ABS([.D60]-[.D59])" office:value-type="float" office:value="39.87">
            <text:p>39.870</text:p>
          </table:table-cell>
          <table:table-cell/>
          <table:table-cell office:value-type="float" office:value="32890.293">
            <text:p>32890.293</text:p>
          </table:table-cell>
          <table:table-cell table:formula="of:=ABS([.G60]-[.G59])" office:value-type="float" office:value="12871.67">
            <text:p>12871.670</text:p>
          </table:table-cell>
          <table:table-cell table:number-columns-repeated="1016"/>
        </table:table-row>
        <table:table-row table:style-name="ro2">
          <table:table-cell office:value-type="float" office:value="235267">
            <text:p>235267</text:p>
          </table:table-cell>
          <table:table-cell table:formula="of:=[.A61]-[.A60]" office:value-type="float" office:value="106">
            <text:p>106</text:p>
          </table:table-cell>
          <table:table-cell/>
          <table:table-cell office:value-type="float" office:value="177.944">
            <text:p>177.944</text:p>
          </table:table-cell>
          <table:table-cell table:formula="of:=ABS([.D61]-[.D60])" office:value-type="float" office:value="3.41300000000001">
            <text:p>3.413</text:p>
          </table:table-cell>
          <table:table-cell/>
          <table:table-cell office:value-type="float" office:value="31664.041">
            <text:p>31664.041</text:p>
          </table:table-cell>
          <table:table-cell table:formula="of:=ABS([.G61]-[.G60])" office:value-type="float" office:value="1226.252">
            <text:p>1226.252</text:p>
          </table:table-cell>
          <table:table-cell table:number-columns-repeated="1016"/>
        </table:table-row>
        <table:table-row table:style-name="ro2">
          <table:table-cell office:value-type="float" office:value="235369">
            <text:p>235369</text:p>
          </table:table-cell>
          <table:table-cell table:formula="of:=[.A62]-[.A61]" office:value-type="float" office:value="102">
            <text:p>102</text:p>
          </table:table-cell>
          <table:table-cell/>
          <table:table-cell office:value-type="float" office:value="174.483">
            <text:p>174.483</text:p>
          </table:table-cell>
          <table:table-cell table:formula="of:=ABS([.D62]-[.D61])" office:value-type="float" office:value="3.46099999999998">
            <text:p>3.461</text:p>
          </table:table-cell>
          <table:table-cell/>
          <table:table-cell office:value-type="float" office:value="30444.16">
            <text:p>30444.160</text:p>
          </table:table-cell>
          <table:table-cell table:formula="of:=ABS([.G62]-[.G61])" office:value-type="float" office:value="1219.881">
            <text:p>1219.881</text:p>
          </table:table-cell>
          <table:table-cell table:number-columns-repeated="1016"/>
        </table:table-row>
        <table:table-row table:style-name="ro2">
          <table:table-cell office:value-type="float" office:value="235471">
            <text:p>235471</text:p>
          </table:table-cell>
          <table:table-cell table:formula="of:=[.A63]-[.A62]" office:value-type="float" office:value="102">
            <text:p>102</text:p>
          </table:table-cell>
          <table:table-cell/>
          <table:table-cell office:value-type="float" office:value="171.045">
            <text:p>171.045</text:p>
          </table:table-cell>
          <table:table-cell table:formula="of:=ABS([.D63]-[.D62])" office:value-type="float" office:value="3.43800000000002">
            <text:p>3.438</text:p>
          </table:table-cell>
          <table:table-cell/>
          <table:table-cell office:value-type="float" office:value="29256.426">
            <text:p>29256.426</text:p>
          </table:table-cell>
          <table:table-cell table:formula="of:=ABS([.G63]-[.G62])" office:value-type="float" office:value="1187.734">
            <text:p>1187.734</text:p>
          </table:table-cell>
          <table:table-cell table:number-columns-repeated="1016"/>
        </table:table-row>
        <table:table-row table:style-name="ro2">
          <table:table-cell office:value-type="float" office:value="235578">
            <text:p>235578</text:p>
          </table:table-cell>
          <table:table-cell table:formula="of:=[.A64]-[.A63]" office:value-type="float" office:value="107">
            <text:p>107</text:p>
          </table:table-cell>
          <table:table-cell/>
          <table:table-cell office:value-type="float" office:value="167.607">
            <text:p>167.607</text:p>
          </table:table-cell>
          <table:table-cell table:formula="of:=ABS([.D64]-[.D63])" office:value-type="float" office:value="3.43799999999999">
            <text:p>3.438</text:p>
          </table:table-cell>
          <table:table-cell/>
          <table:table-cell office:value-type="float" office:value="28092.016">
            <text:p>28092.016</text:p>
          </table:table-cell>
          <table:table-cell table:formula="of:=ABS([.G64]-[.G63])" office:value-type="float" office:value="1164.41">
            <text:p>1164.410</text:p>
          </table:table-cell>
          <table:table-cell table:number-columns-repeated="1016"/>
        </table:table-row>
        <table:table-row table:style-name="ro2">
          <table:table-cell office:value-type="float" office:value="235684">
            <text:p>235684</text:p>
          </table:table-cell>
          <table:table-cell table:formula="of:=[.A65]-[.A64]" office:value-type="float" office:value="106">
            <text:p>106</text:p>
          </table:table-cell>
          <table:table-cell/>
          <table:table-cell office:value-type="float" office:value="164.168">
            <text:p>164.168</text:p>
          </table:table-cell>
          <table:table-cell table:formula="of:=ABS([.D65]-[.D64])" office:value-type="float" office:value="3.43899999999999">
            <text:p>3.439</text:p>
          </table:table-cell>
          <table:table-cell/>
          <table:table-cell office:value-type="float" office:value="26951.281">
            <text:p>26951.281</text:p>
          </table:table-cell>
          <table:table-cell table:formula="of:=ABS([.G65]-[.G64])" office:value-type="float" office:value="1140.735">
            <text:p>1140.735</text:p>
          </table:table-cell>
          <table:table-cell table:number-columns-repeated="1016"/>
        </table:table-row>
        <table:table-row table:style-name="ro2">
          <table:table-cell office:value-type="float" office:value="235792">
            <text:p>235792</text:p>
          </table:table-cell>
          <table:table-cell table:formula="of:=[.A66]-[.A65]" office:value-type="float" office:value="108">
            <text:p>108</text:p>
          </table:table-cell>
          <table:table-cell/>
          <table:table-cell office:value-type="float" office:value="160.733">
            <text:p>160.733</text:p>
          </table:table-cell>
          <table:table-cell table:formula="of:=ABS([.D66]-[.D65])" office:value-type="float" office:value="3.435">
            <text:p>3.435</text:p>
          </table:table-cell>
          <table:table-cell/>
          <table:table-cell office:value-type="float" office:value="25835.074">
            <text:p>25835.074</text:p>
          </table:table-cell>
          <table:table-cell table:formula="of:=ABS([.G66]-[.G65])" office:value-type="float" office:value="1116.207">
            <text:p>1116.207</text:p>
          </table:table-cell>
          <table:table-cell table:number-columns-repeated="1016"/>
        </table:table-row>
        <table:table-row table:style-name="ro2">
          <table:table-cell office:value-type="float" office:value="235903">
            <text:p>235903</text:p>
          </table:table-cell>
          <table:table-cell table:formula="of:=[.A67]-[.A66]" office:value-type="float" office:value="111">
            <text:p>111</text:p>
          </table:table-cell>
          <table:table-cell/>
          <table:table-cell office:value-type="float" office:value="157.3">
            <text:p>157.300</text:p>
          </table:table-cell>
          <table:table-cell table:formula="of:=ABS([.D67]-[.D66])" office:value-type="float" office:value="3.43299999999999">
            <text:p>3.433</text:p>
          </table:table-cell>
          <table:table-cell/>
          <table:table-cell office:value-type="float" office:value="24743.184">
            <text:p>24743.184</text:p>
          </table:table-cell>
          <table:table-cell table:formula="of:=ABS([.G67]-[.G66])" office:value-type="float" office:value="1091.89">
            <text:p>1091.890</text:p>
          </table:table-cell>
          <table:table-cell table:number-columns-repeated="1016"/>
        </table:table-row>
        <table:table-row table:style-name="ro2">
          <table:table-cell office:value-type="float" office:value="236011">
            <text:p>236011</text:p>
          </table:table-cell>
          <table:table-cell table:formula="of:=[.A68]-[.A67]" office:value-type="float" office:value="108">
            <text:p>108</text:p>
          </table:table-cell>
          <table:table-cell/>
          <table:table-cell office:value-type="float" office:value="153.868">
            <text:p>153.868</text:p>
          </table:table-cell>
          <table:table-cell table:formula="of:=ABS([.D68]-[.D67])" office:value-type="float" office:value="3.43200000000002">
            <text:p>3.432</text:p>
          </table:table-cell>
          <table:table-cell/>
          <table:table-cell office:value-type="float" office:value="23675.293">
            <text:p>23675.293</text:p>
          </table:table-cell>
          <table:table-cell table:formula="of:=ABS([.G68]-[.G67])" office:value-type="float" office:value="1067.891">
            <text:p>1067.891</text:p>
          </table:table-cell>
          <table:table-cell table:number-columns-repeated="1016"/>
        </table:table-row>
        <table:table-row table:style-name="ro2">
          <table:table-cell office:value-type="float" office:value="236119">
            <text:p>236119</text:p>
          </table:table-cell>
          <table:table-cell table:formula="of:=[.A69]-[.A68]" office:value-type="float" office:value="108">
            <text:p>108</text:p>
          </table:table-cell>
          <table:table-cell/>
          <table:table-cell office:value-type="float" office:value="211.013">
            <text:p>211.013</text:p>
          </table:table-cell>
          <table:table-cell table:formula="of:=ABS([.D69]-[.D68])" office:value-type="float" office:value="57.145">
            <text:p>57.145</text:p>
          </table:table-cell>
          <table:table-cell/>
          <table:table-cell office:value-type="float" office:value="44526.652">
            <text:p>44526.652</text:p>
          </table:table-cell>
          <table:table-cell table:formula="of:=ABS([.G69]-[.G68])" office:value-type="float" office:value="20851.359">
            <text:p>20851.359</text:p>
          </table:table-cell>
          <table:table-cell table:number-columns-repeated="1016"/>
        </table:table-row>
        <table:table-row table:style-name="ro2">
          <table:table-cell office:value-type="float" office:value="236225">
            <text:p>236225</text:p>
          </table:table-cell>
          <table:table-cell table:formula="of:=[.A70]-[.A69]" office:value-type="float" office:value="106">
            <text:p>106</text:p>
          </table:table-cell>
          <table:table-cell/>
          <table:table-cell office:value-type="float" office:value="207.636">
            <text:p>207.636</text:p>
          </table:table-cell>
          <table:table-cell table:formula="of:=ABS([.D70]-[.D69])" office:value-type="float" office:value="3.37700000000001">
            <text:p>3.377</text:p>
          </table:table-cell>
          <table:table-cell/>
          <table:table-cell office:value-type="float" office:value="43112.742">
            <text:p>43112.742</text:p>
          </table:table-cell>
          <table:table-cell table:formula="of:=ABS([.G70]-[.G69])" office:value-type="float" office:value="1413.91">
            <text:p>1413.910</text:p>
          </table:table-cell>
          <table:table-cell table:number-columns-repeated="1016"/>
        </table:table-row>
        <table:table-row table:style-name="ro2">
          <table:table-cell office:value-type="float" office:value="236332">
            <text:p>236332</text:p>
          </table:table-cell>
          <table:table-cell table:formula="of:=[.A71]-[.A70]" office:value-type="float" office:value="107">
            <text:p>107</text:p>
          </table:table-cell>
          <table:table-cell/>
          <table:table-cell office:value-type="float" office:value="204.148">
            <text:p>204.148</text:p>
          </table:table-cell>
          <table:table-cell table:formula="of:=ABS([.D71]-[.D70])" office:value-type="float" office:value="3.488">
            <text:p>3.488</text:p>
          </table:table-cell>
          <table:table-cell/>
          <table:table-cell office:value-type="float" office:value="41676.391">
            <text:p>41676.391</text:p>
          </table:table-cell>
          <table:table-cell table:formula="of:=ABS([.G71]-[.G70])" office:value-type="float" office:value="1436.351">
            <text:p>1436.351</text:p>
          </table:table-cell>
          <table:table-cell table:number-columns-repeated="1016"/>
        </table:table-row>
        <table:table-row table:style-name="ro2">
          <table:table-cell office:value-type="float" office:value="236443">
            <text:p>236443</text:p>
          </table:table-cell>
          <table:table-cell table:formula="of:=[.A72]-[.A71]" office:value-type="float" office:value="111">
            <text:p>111</text:p>
          </table:table-cell>
          <table:table-cell/>
          <table:table-cell office:value-type="float" office:value="217.958">
            <text:p>217.958</text:p>
          </table:table-cell>
          <table:table-cell table:formula="of:=ABS([.D72]-[.D71])" office:value-type="float" office:value="13.81">
            <text:p>13.810</text:p>
          </table:table-cell>
          <table:table-cell/>
          <table:table-cell office:value-type="float" office:value="47505.816">
            <text:p>47505.816</text:p>
          </table:table-cell>
          <table:table-cell table:formula="of:=ABS([.G72]-[.G71])" office:value-type="float" office:value="5829.425">
            <text:p>5829.425</text:p>
          </table:table-cell>
          <table:table-cell table:number-columns-repeated="1016"/>
        </table:table-row>
        <table:table-row table:style-name="ro2">
          <table:table-cell office:value-type="float" office:value="236741">
            <text:p>236741</text:p>
          </table:table-cell>
          <table:table-cell table:formula="of:=[.A73]-[.A72]" office:value-type="float" office:value="298">
            <text:p>298</text:p>
          </table:table-cell>
          <table:table-cell/>
          <table:table-cell office:value-type="float" office:value="214.574">
            <text:p>214.574</text:p>
          </table:table-cell>
          <table:table-cell table:formula="of:=ABS([.D73]-[.D72])" office:value-type="float" office:value="3.38399999999999">
            <text:p>3.384</text:p>
          </table:table-cell>
          <table:table-cell/>
          <table:table-cell office:value-type="float" office:value="46041.848">
            <text:p>46041.848</text:p>
          </table:table-cell>
          <table:table-cell table:formula="of:=ABS([.G73]-[.G72])" office:value-type="float" office:value="1463.968">
            <text:p>1463.968</text:p>
          </table:table-cell>
          <table:table-cell table:number-columns-repeated="1016"/>
        </table:table-row>
        <table:table-row table:style-name="ro2">
          <table:table-cell office:value-type="float" office:value="236850">
            <text:p>236850</text:p>
          </table:table-cell>
          <table:table-cell table:formula="of:=[.A74]-[.A73]" office:value-type="float" office:value="109">
            <text:p>109</text:p>
          </table:table-cell>
          <table:table-cell/>
          <table:table-cell office:value-type="float" office:value="211.086">
            <text:p>211.086</text:p>
          </table:table-cell>
          <table:table-cell table:formula="of:=ABS([.D74]-[.D73])" office:value-type="float" office:value="3.488">
            <text:p>3.488</text:p>
          </table:table-cell>
          <table:table-cell/>
          <table:table-cell office:value-type="float" office:value="44557.246">
            <text:p>44557.246</text:p>
          </table:table-cell>
          <table:table-cell table:formula="of:=ABS([.G74]-[.G73])" office:value-type="float" office:value="1484.602">
            <text:p>1484.602</text:p>
          </table:table-cell>
          <table:table-cell table:number-columns-repeated="1016"/>
        </table:table-row>
        <table:table-row table:style-name="ro2">
          <table:table-cell office:value-type="float" office:value="236960">
            <text:p>236960</text:p>
          </table:table-cell>
          <table:table-cell table:formula="of:=[.A75]-[.A74]" office:value-type="float" office:value="110">
            <text:p>110</text:p>
          </table:table-cell>
          <table:table-cell/>
          <table:table-cell office:value-type="float" office:value="207.649">
            <text:p>207.649</text:p>
          </table:table-cell>
          <table:table-cell table:formula="of:=ABS([.D75]-[.D74])" office:value-type="float" office:value="3.43700000000001">
            <text:p>3.437</text:p>
          </table:table-cell>
          <table:table-cell/>
          <table:table-cell office:value-type="float" office:value="43118.141">
            <text:p>43118.141</text:p>
          </table:table-cell>
          <table:table-cell table:formula="of:=ABS([.G75]-[.G74])" office:value-type="float" office:value="1439.105">
            <text:p>1439.105</text:p>
          </table:table-cell>
          <table:table-cell table:number-columns-repeated="1016"/>
        </table:table-row>
        <table:table-row table:style-name="ro2">
          <table:table-cell office:value-type="float" office:value="237067">
            <text:p>237067</text:p>
          </table:table-cell>
          <table:table-cell table:formula="of:=[.A76]-[.A75]" office:value-type="float" office:value="107">
            <text:p>107</text:p>
          </table:table-cell>
          <table:table-cell/>
          <table:table-cell office:value-type="float" office:value="204.211">
            <text:p>204.211</text:p>
          </table:table-cell>
          <table:table-cell table:formula="of:=ABS([.D76]-[.D75])" office:value-type="float" office:value="3.43799999999999">
            <text:p>3.438</text:p>
          </table:table-cell>
          <table:table-cell/>
          <table:table-cell office:value-type="float" office:value="41702.09">
            <text:p>41702.090</text:p>
          </table:table-cell>
          <table:table-cell table:formula="of:=ABS([.G76]-[.G75])" office:value-type="float" office:value="1416.05100000001">
            <text:p>1416.051</text:p>
          </table:table-cell>
          <table:table-cell table:number-columns-repeated="1016"/>
        </table:table-row>
        <table:table-row table:style-name="ro2">
          <table:table-cell office:value-type="float" office:value="237169">
            <text:p>237169</text:p>
          </table:table-cell>
          <table:table-cell table:formula="of:=[.A77]-[.A76]" office:value-type="float" office:value="102">
            <text:p>102</text:p>
          </table:table-cell>
          <table:table-cell/>
          <table:table-cell office:value-type="float" office:value="243.224">
            <text:p>243.224</text:p>
          </table:table-cell>
          <table:table-cell table:formula="of:=ABS([.D77]-[.D76])" office:value-type="float" office:value="39.013">
            <text:p>39.013</text:p>
          </table:table-cell>
          <table:table-cell/>
          <table:table-cell office:value-type="float" office:value="59157.723">
            <text:p>59157.723</text:p>
          </table:table-cell>
          <table:table-cell table:formula="of:=ABS([.G77]-[.G76])" office:value-type="float" office:value="17455.633">
            <text:p>17455.633</text:p>
          </table:table-cell>
          <table:table-cell table:number-columns-repeated="1016"/>
        </table:table-row>
        <table:table-row table:style-name="ro2">
          <table:table-cell office:value-type="float" office:value="237280">
            <text:p>237280</text:p>
          </table:table-cell>
          <table:table-cell table:formula="of:=[.A78]-[.A77]" office:value-type="float" office:value="111">
            <text:p>111</text:p>
          </table:table-cell>
          <table:table-cell/>
          <table:table-cell office:value-type="float" office:value="239.825">
            <text:p>239.825</text:p>
          </table:table-cell>
          <table:table-cell table:formula="of:=ABS([.D78]-[.D77])" office:value-type="float" office:value="3.399">
            <text:p>3.399</text:p>
          </table:table-cell>
          <table:table-cell/>
          <table:table-cell office:value-type="float" office:value="57516.137">
            <text:p>57516.137</text:p>
          </table:table-cell>
          <table:table-cell table:formula="of:=ABS([.G78]-[.G77])" office:value-type="float" office:value="1641.586">
            <text:p>1641.586</text:p>
          </table:table-cell>
          <table:table-cell table:number-columns-repeated="1016"/>
        </table:table-row>
        <table:table-row table:style-name="ro2">
          <table:table-cell office:value-type="float" office:value="237387">
            <text:p>237387</text:p>
          </table:table-cell>
          <table:table-cell table:formula="of:=[.A79]-[.A78]" office:value-type="float" office:value="107">
            <text:p>107</text:p>
          </table:table-cell>
          <table:table-cell/>
          <table:table-cell office:value-type="float" office:value="236.351">
            <text:p>236.351</text:p>
          </table:table-cell>
          <table:table-cell table:formula="of:=ABS([.D79]-[.D78])" office:value-type="float" office:value="3.47399999999999">
            <text:p>3.474</text:p>
          </table:table-cell>
          <table:table-cell/>
          <table:table-cell office:value-type="float" office:value="55861.633">
            <text:p>55861.633</text:p>
          </table:table-cell>
          <table:table-cell table:formula="of:=ABS([.G79]-[.G78])" office:value-type="float" office:value="1654.504">
            <text:p>1654.504</text:p>
          </table:table-cell>
          <table:table-cell table:number-columns-repeated="1016"/>
        </table:table-row>
        <table:table-row table:style-name="ro2">
          <table:table-cell office:value-type="float" office:value="237498">
            <text:p>237498</text:p>
          </table:table-cell>
          <table:table-cell table:formula="of:=[.A80]-[.A79]" office:value-type="float" office:value="111">
            <text:p>111</text:p>
          </table:table-cell>
          <table:table-cell/>
          <table:table-cell office:value-type="float" office:value="232.919">
            <text:p>232.919</text:p>
          </table:table-cell>
          <table:table-cell table:formula="of:=ABS([.D80]-[.D79])" office:value-type="float" office:value="3.43199999999999">
            <text:p>3.432</text:p>
          </table:table-cell>
          <table:table-cell/>
          <table:table-cell office:value-type="float" office:value="54251.309">
            <text:p>54251.309</text:p>
          </table:table-cell>
          <table:table-cell table:formula="of:=ABS([.G80]-[.G79])" office:value-type="float" office:value="1610.324">
            <text:p>1610.324</text:p>
          </table:table-cell>
          <table:table-cell table:number-columns-repeated="1016"/>
        </table:table-row>
        <table:table-row table:style-name="ro2">
          <table:table-cell office:value-type="float" office:value="237608">
            <text:p>237608</text:p>
          </table:table-cell>
          <table:table-cell table:formula="of:=[.A81]-[.A80]" office:value-type="float" office:value="110">
            <text:p>110</text:p>
          </table:table-cell>
          <table:table-cell/>
          <table:table-cell office:value-type="float" office:value="229.486">
            <text:p>229.486</text:p>
          </table:table-cell>
          <table:table-cell table:formula="of:=ABS([.D81]-[.D80])" office:value-type="float" office:value="3.43300000000002">
            <text:p>3.433</text:p>
          </table:table-cell>
          <table:table-cell/>
          <table:table-cell office:value-type="float" office:value="52663.891">
            <text:p>52663.891</text:p>
          </table:table-cell>
          <table:table-cell table:formula="of:=ABS([.G81]-[.G80])" office:value-type="float" office:value="1587.418">
            <text:p>1587.418</text:p>
          </table:table-cell>
          <table:table-cell table:number-columns-repeated="1016"/>
        </table:table-row>
        <table:table-row table:style-name="ro2">
          <table:table-cell office:value-type="float" office:value="237712">
            <text:p>237712</text:p>
          </table:table-cell>
          <table:table-cell table:formula="of:=[.A82]-[.A81]" office:value-type="float" office:value="104">
            <text:p>104</text:p>
          </table:table-cell>
          <table:table-cell/>
          <table:table-cell office:value-type="float" office:value="265.956">
            <text:p>265.956</text:p>
          </table:table-cell>
          <table:table-cell table:formula="of:=ABS([.D82]-[.D81])" office:value-type="float" office:value="36.47">
            <text:p>36.470</text:p>
          </table:table-cell>
          <table:table-cell/>
          <table:table-cell office:value-type="float" office:value="70732.469">
            <text:p>70732.469</text:p>
          </table:table-cell>
          <table:table-cell table:formula="of:=ABS([.G82]-[.G81])" office:value-type="float" office:value="18068.578">
            <text:p>18068.578</text:p>
          </table:table-cell>
          <table:table-cell table:number-columns-repeated="1016"/>
        </table:table-row>
        <table:table-row table:style-name="ro2">
          <table:table-cell office:value-type="float" office:value="237823">
            <text:p>237823</text:p>
          </table:table-cell>
          <table:table-cell table:formula="of:=[.A83]-[.A82]" office:value-type="float" office:value="111">
            <text:p>111</text:p>
          </table:table-cell>
          <table:table-cell/>
          <table:table-cell office:value-type="float" office:value="262.553">
            <text:p>262.553</text:p>
          </table:table-cell>
          <table:table-cell table:formula="of:=ABS([.D83]-[.D82])" office:value-type="float" office:value="3.40300000000002">
            <text:p>3.403</text:p>
          </table:table-cell>
          <table:table-cell/>
          <table:table-cell office:value-type="float" office:value="68934.086">
            <text:p>68934.086</text:p>
          </table:table-cell>
          <table:table-cell table:formula="of:=ABS([.G83]-[.G82])" office:value-type="float" office:value="1798.383">
            <text:p>1798.383</text:p>
          </table:table-cell>
          <table:table-cell table:number-columns-repeated="1016"/>
        </table:table-row>
        <table:table-row table:style-name="ro2">
          <table:table-cell office:value-type="float" office:value="237933">
            <text:p>237933</text:p>
          </table:table-cell>
          <table:table-cell table:formula="of:=[.A84]-[.A83]" office:value-type="float" office:value="110">
            <text:p>110</text:p>
          </table:table-cell>
          <table:table-cell/>
          <table:table-cell office:value-type="float" office:value="259.079">
            <text:p>259.079</text:p>
          </table:table-cell>
          <table:table-cell table:formula="of:=ABS([.D84]-[.D83])" office:value-type="float" office:value="3.47399999999999">
            <text:p>3.474</text:p>
          </table:table-cell>
          <table:table-cell/>
          <table:table-cell office:value-type="float" office:value="67121.938">
            <text:p>67121.938</text:p>
          </table:table-cell>
          <table:table-cell table:formula="of:=ABS([.G84]-[.G83])" office:value-type="float" office:value="1812.148">
            <text:p>1812.148</text:p>
          </table:table-cell>
          <table:table-cell table:number-columns-repeated="1016"/>
        </table:table-row>
        <table:table-row table:style-name="ro2">
          <table:table-cell office:value-type="float" office:value="238044">
            <text:p>238044</text:p>
          </table:table-cell>
          <table:table-cell table:formula="of:=[.A85]-[.A84]" office:value-type="float" office:value="111">
            <text:p>111</text:p>
          </table:table-cell>
          <table:table-cell/>
          <table:table-cell office:value-type="float" office:value="255.639">
            <text:p>255.639</text:p>
          </table:table-cell>
          <table:table-cell table:formula="of:=ABS([.D85]-[.D84])" office:value-type="float" office:value="3.44">
            <text:p>3.440</text:p>
          </table:table-cell>
          <table:table-cell/>
          <table:table-cell office:value-type="float" office:value="65351.391">
            <text:p>65351.391</text:p>
          </table:table-cell>
          <table:table-cell table:formula="of:=ABS([.G85]-[.G84])" office:value-type="float" office:value="1770.54699999999">
            <text:p>1770.547</text:p>
          </table:table-cell>
          <table:table-cell table:number-columns-repeated="1016"/>
        </table:table-row>
        <table:table-row table:style-name="ro2">
          <table:table-cell office:value-type="float" office:value="238151">
            <text:p>238151</text:p>
          </table:table-cell>
          <table:table-cell table:formula="of:=[.A86]-[.A85]" office:value-type="float" office:value="107">
            <text:p>107</text:p>
          </table:table-cell>
          <table:table-cell/>
          <table:table-cell office:value-type="float" office:value="269.835">
            <text:p>269.835</text:p>
          </table:table-cell>
          <table:table-cell table:formula="of:=ABS([.D86]-[.D85])" office:value-type="float" office:value="14.196">
            <text:p>14.196</text:p>
          </table:table-cell>
          <table:table-cell/>
          <table:table-cell office:value-type="float" office:value="72811.008">
            <text:p>72811.008</text:p>
          </table:table-cell>
          <table:table-cell table:formula="of:=ABS([.G86]-[.G85])" office:value-type="float" office:value="7459.617">
            <text:p>7459.617</text:p>
          </table:table-cell>
          <table:table-cell table:number-columns-repeated="1016"/>
        </table:table-row>
        <table:table-row table:style-name="ro2">
          <table:table-cell office:value-type="float" office:value="238254">
            <text:p>238254</text:p>
          </table:table-cell>
          <table:table-cell table:formula="of:=[.A87]-[.A86]" office:value-type="float" office:value="103">
            <text:p>103</text:p>
          </table:table-cell>
          <table:table-cell/>
          <table:table-cell office:value-type="float" office:value="266.42">
            <text:p>266.420</text:p>
          </table:table-cell>
          <table:table-cell table:formula="of:=ABS([.D87]-[.D86])" office:value-type="float" office:value="3.41499999999996">
            <text:p>3.415</text:p>
          </table:table-cell>
          <table:table-cell/>
          <table:table-cell office:value-type="float" office:value="70979.602">
            <text:p>70979.602</text:p>
          </table:table-cell>
          <table:table-cell table:formula="of:=ABS([.G87]-[.G86])" office:value-type="float" office:value="1831.406">
            <text:p>1831.406</text:p>
          </table:table-cell>
          <table:table-cell table:number-columns-repeated="1016"/>
        </table:table-row>
        <table:table-row table:style-name="ro2">
          <table:table-cell office:value-type="float" office:value="238359">
            <text:p>238359</text:p>
          </table:table-cell>
          <table:table-cell table:formula="of:=[.A88]-[.A87]" office:value-type="float" office:value="105">
            <text:p>105</text:p>
          </table:table-cell>
          <table:table-cell/>
          <table:table-cell office:value-type="float" office:value="262.956">
            <text:p>262.956</text:p>
          </table:table-cell>
          <table:table-cell table:formula="of:=ABS([.D88]-[.D87])" office:value-type="float" office:value="3.464">
            <text:p>3.464</text:p>
          </table:table-cell>
          <table:table-cell/>
          <table:table-cell office:value-type="float" office:value="69145.93">
            <text:p>69145.930</text:p>
          </table:table-cell>
          <table:table-cell table:formula="of:=ABS([.G88]-[.G87])" office:value-type="float" office:value="1833.67200000001">
            <text:p>1833.672</text:p>
          </table:table-cell>
          <table:table-cell table:number-columns-repeated="1016"/>
        </table:table-row>
        <table:table-row table:style-name="ro2">
          <table:table-cell office:value-type="float" office:value="238465">
            <text:p>238465</text:p>
          </table:table-cell>
          <table:table-cell table:formula="of:=[.A89]-[.A88]" office:value-type="float" office:value="106">
            <text:p>106</text:p>
          </table:table-cell>
          <table:table-cell/>
          <table:table-cell office:value-type="float" office:value="277.567">
            <text:p>277.567</text:p>
          </table:table-cell>
          <table:table-cell table:formula="of:=ABS([.D89]-[.D88])" office:value-type="float" office:value="14.611">
            <text:p>14.611</text:p>
          </table:table-cell>
          <table:table-cell/>
          <table:table-cell office:value-type="float" office:value="77043.555">
            <text:p>77043.555</text:p>
          </table:table-cell>
          <table:table-cell table:formula="of:=ABS([.G89]-[.G88])" office:value-type="float" office:value="7897.625">
            <text:p>7897.625</text:p>
          </table:table-cell>
          <table:table-cell table:number-columns-repeated="1016"/>
        </table:table-row>
        <table:table-row table:style-name="ro2">
          <table:table-cell office:value-type="float" office:value="238567">
            <text:p>238567</text:p>
          </table:table-cell>
          <table:table-cell table:formula="of:=[.A90]-[.A89]" office:value-type="float" office:value="102">
            <text:p>102</text:p>
          </table:table-cell>
          <table:table-cell/>
          <table:table-cell office:value-type="float" office:value="274.144">
            <text:p>274.144</text:p>
          </table:table-cell>
          <table:table-cell table:formula="of:=ABS([.D90]-[.D89])" office:value-type="float" office:value="3.423">
            <text:p>3.423</text:p>
          </table:table-cell>
          <table:table-cell/>
          <table:table-cell office:value-type="float" office:value="75155.102">
            <text:p>75155.102</text:p>
          </table:table-cell>
          <table:table-cell table:formula="of:=ABS([.G90]-[.G89])" office:value-type="float" office:value="1888.45299999999">
            <text:p>1888.453</text:p>
          </table:table-cell>
          <table:table-cell table:number-columns-repeated="1016"/>
        </table:table-row>
        <table:table-row table:style-name="ro2">
          <table:table-cell office:value-type="float" office:value="238671">
            <text:p>238671</text:p>
          </table:table-cell>
          <table:table-cell table:formula="of:=[.A91]-[.A90]" office:value-type="float" office:value="104">
            <text:p>104</text:p>
          </table:table-cell>
          <table:table-cell/>
          <table:table-cell office:value-type="float" office:value="270.691">
            <text:p>270.691</text:p>
          </table:table-cell>
          <table:table-cell table:formula="of:=ABS([.D91]-[.D90])" office:value-type="float" office:value="3.45300000000003">
            <text:p>3.453</text:p>
          </table:table-cell>
          <table:table-cell/>
          <table:table-cell office:value-type="float" office:value="73273.391">
            <text:p>73273.391</text:p>
          </table:table-cell>
          <table:table-cell table:formula="of:=ABS([.G91]-[.G90])" office:value-type="float" office:value="1881.711">
            <text:p>1881.711</text:p>
          </table:table-cell>
          <table:table-cell table:number-columns-repeated="1016"/>
        </table:table-row>
        <table:table-row table:style-name="ro2">
          <table:table-cell office:value-type="float" office:value="238777">
            <text:p>238777</text:p>
          </table:table-cell>
          <table:table-cell table:formula="of:=[.A92]-[.A91]" office:value-type="float" office:value="106">
            <text:p>106</text:p>
          </table:table-cell>
          <table:table-cell/>
          <table:table-cell office:value-type="float" office:value="267.253">
            <text:p>267.253</text:p>
          </table:table-cell>
          <table:table-cell table:formula="of:=ABS([.D92]-[.D91])" office:value-type="float" office:value="3.43799999999999">
            <text:p>3.438</text:p>
          </table:table-cell>
          <table:table-cell/>
          <table:table-cell office:value-type="float" office:value="71424.102">
            <text:p>71424.102</text:p>
          </table:table-cell>
          <table:table-cell table:formula="of:=ABS([.G92]-[.G91])" office:value-type="float" office:value="1849.289">
            <text:p>1849.289</text:p>
          </table:table-cell>
          <table:table-cell table:number-columns-repeated="1016"/>
        </table:table-row>
        <table:table-row table:style-name="ro2">
          <table:table-cell office:value-type="float" office:value="238878">
            <text:p>238878</text:p>
          </table:table-cell>
          <table:table-cell table:formula="of:=[.A93]-[.A92]" office:value-type="float" office:value="101">
            <text:p>101</text:p>
          </table:table-cell>
          <table:table-cell/>
          <table:table-cell office:value-type="float" office:value="263.815">
            <text:p>263.815</text:p>
          </table:table-cell>
          <table:table-cell table:formula="of:=ABS([.D93]-[.D92])" office:value-type="float" office:value="3.43799999999999">
            <text:p>3.438</text:p>
          </table:table-cell>
          <table:table-cell/>
          <table:table-cell office:value-type="float" office:value="69598.531">
            <text:p>69598.531</text:p>
          </table:table-cell>
          <table:table-cell table:formula="of:=ABS([.G93]-[.G92])" office:value-type="float" office:value="1825.571">
            <text:p>1825.571</text:p>
          </table:table-cell>
          <table:table-cell table:number-columns-repeated="1016"/>
        </table:table-row>
        <table:table-row table:style-name="ro2">
          <table:table-cell office:value-type="float" office:value="238986">
            <text:p>238986</text:p>
          </table:table-cell>
          <table:table-cell table:formula="of:=[.A94]-[.A93]" office:value-type="float" office:value="108">
            <text:p>108</text:p>
          </table:table-cell>
          <table:table-cell/>
          <table:table-cell office:value-type="float" office:value="260.378">
            <text:p>260.378</text:p>
          </table:table-cell>
          <table:table-cell table:formula="of:=ABS([.D94]-[.D93])" office:value-type="float" office:value="3.43700000000001">
            <text:p>3.437</text:p>
          </table:table-cell>
          <table:table-cell/>
          <table:table-cell office:value-type="float" office:value="67796.586">
            <text:p>67796.586</text:p>
          </table:table-cell>
          <table:table-cell table:formula="of:=ABS([.G94]-[.G93])" office:value-type="float" office:value="1801.94500000001">
            <text:p>1801.945</text:p>
          </table:table-cell>
          <table:table-cell table:number-columns-repeated="1016"/>
        </table:table-row>
        <table:table-row table:style-name="ro2">
          <table:table-cell office:value-type="float" office:value="239092">
            <text:p>239092</text:p>
          </table:table-cell>
          <table:table-cell table:formula="of:=[.A95]-[.A94]" office:value-type="float" office:value="106">
            <text:p>106</text:p>
          </table:table-cell>
          <table:table-cell/>
          <table:table-cell office:value-type="float" office:value="296.044">
            <text:p>296.044</text:p>
          </table:table-cell>
          <table:table-cell table:formula="of:=ABS([.D95]-[.D94])" office:value-type="float" office:value="35.666">
            <text:p>35.666</text:p>
          </table:table-cell>
          <table:table-cell/>
          <table:table-cell office:value-type="float" office:value="87642.016">
            <text:p>87642.016</text:p>
          </table:table-cell>
          <table:table-cell table:formula="of:=ABS([.G95]-[.G94])" office:value-type="float" office:value="19845.43">
            <text:p>19845.430</text:p>
          </table:table-cell>
          <table:table-cell table:number-columns-repeated="1016"/>
        </table:table-row>
        <table:table-row table:style-name="ro2">
          <table:table-cell office:value-type="float" office:value="239195">
            <text:p>239195</text:p>
          </table:table-cell>
          <table:table-cell table:formula="of:=[.A96]-[.A95]" office:value-type="float" office:value="103">
            <text:p>103</text:p>
          </table:table-cell>
          <table:table-cell/>
          <table:table-cell office:value-type="float" office:value="292.625">
            <text:p>292.625</text:p>
          </table:table-cell>
          <table:table-cell table:formula="of:=ABS([.D96]-[.D95])" office:value-type="float" office:value="3.41899999999998">
            <text:p>3.419</text:p>
          </table:table-cell>
          <table:table-cell/>
          <table:table-cell office:value-type="float" office:value="85629.25">
            <text:p>85629.250</text:p>
          </table:table-cell>
          <table:table-cell table:formula="of:=ABS([.G96]-[.G95])" office:value-type="float" office:value="2012.766">
            <text:p>2012.766</text:p>
          </table:table-cell>
          <table:table-cell table:number-columns-repeated="1016"/>
        </table:table-row>
        <table:table-row table:style-name="ro2">
          <table:table-cell office:value-type="float" office:value="239304">
            <text:p>239304</text:p>
          </table:table-cell>
          <table:table-cell table:formula="of:=[.A97]-[.A96]" office:value-type="float" office:value="109">
            <text:p>109</text:p>
          </table:table-cell>
          <table:table-cell/>
          <table:table-cell office:value-type="float" office:value="289.169">
            <text:p>289.169</text:p>
          </table:table-cell>
          <table:table-cell table:formula="of:=ABS([.D97]-[.D96])" office:value-type="float" office:value="3.45600000000002">
            <text:p>3.456</text:p>
          </table:table-cell>
          <table:table-cell/>
          <table:table-cell office:value-type="float" office:value="83618.961">
            <text:p>83618.961</text:p>
          </table:table-cell>
          <table:table-cell table:formula="of:=ABS([.G97]-[.G96])" office:value-type="float" office:value="2010.289">
            <text:p>2010.289</text:p>
          </table:table-cell>
          <table:table-cell table:number-columns-repeated="1016"/>
        </table:table-row>
        <table:table-row table:style-name="ro2">
          <table:table-cell office:value-type="float" office:value="239413">
            <text:p>239413</text:p>
          </table:table-cell>
          <table:table-cell table:formula="of:=[.A98]-[.A97]" office:value-type="float" office:value="109">
            <text:p>109</text:p>
          </table:table-cell>
          <table:table-cell/>
          <table:table-cell office:value-type="float" office:value="285.733">
            <text:p>285.733</text:p>
          </table:table-cell>
          <table:table-cell table:formula="of:=ABS([.D98]-[.D97])" office:value-type="float" office:value="3.43599999999998">
            <text:p>3.436</text:p>
          </table:table-cell>
          <table:table-cell/>
          <table:table-cell office:value-type="float" office:value="81643.211">
            <text:p>81643.211</text:p>
          </table:table-cell>
          <table:table-cell table:formula="of:=ABS([.G98]-[.G97])" office:value-type="float" office:value="1975.75">
            <text:p>1975.750</text:p>
          </table:table-cell>
          <table:table-cell table:number-columns-repeated="1016"/>
        </table:table-row>
        <table:table-row table:style-name="ro2">
          <table:table-cell office:value-type="float" office:value="239515">
            <text:p>239515</text:p>
          </table:table-cell>
          <table:table-cell table:formula="of:=[.A99]-[.A98]" office:value-type="float" office:value="102">
            <text:p>102</text:p>
          </table:table-cell>
          <table:table-cell/>
          <table:table-cell office:value-type="float" office:value="300.168">
            <text:p>300.168</text:p>
          </table:table-cell>
          <table:table-cell table:formula="of:=ABS([.D99]-[.D98])" office:value-type="float" office:value="14.435">
            <text:p>14.435</text:p>
          </table:table-cell>
          <table:table-cell/>
          <table:table-cell office:value-type="float" office:value="90100.898">
            <text:p>90100.898</text:p>
          </table:table-cell>
          <table:table-cell table:formula="of:=ABS([.G99]-[.G98])" office:value-type="float" office:value="8457.68700000001">
            <text:p>8457.687</text:p>
          </table:table-cell>
          <table:table-cell table:number-columns-repeated="1016"/>
        </table:table-row>
        <table:table-row table:style-name="ro2">
          <table:table-cell office:value-type="float" office:value="239618">
            <text:p>239618</text:p>
          </table:table-cell>
          <table:table-cell table:formula="of:=[.A100]-[.A99]" office:value-type="float" office:value="103">
            <text:p>103</text:p>
          </table:table-cell>
          <table:table-cell/>
          <table:table-cell office:value-type="float" office:value="296.754">
            <text:p>296.754</text:p>
          </table:table-cell>
          <table:table-cell table:formula="of:=ABS([.D100]-[.D99])" office:value-type="float" office:value="3.41399999999999">
            <text:p>3.414</text:p>
          </table:table-cell>
          <table:table-cell/>
          <table:table-cell office:value-type="float" office:value="88063.016">
            <text:p>88063.016</text:p>
          </table:table-cell>
          <table:table-cell table:formula="of:=ABS([.G100]-[.G99])" office:value-type="float" office:value="2037.882">
            <text:p>2037.882</text:p>
          </table:table-cell>
          <table:table-cell table:number-columns-repeated="1016"/>
        </table:table-row>
        <table:table-row table:style-name="ro2">
          <table:table-cell office:value-type="float" office:value="239726">
            <text:p>239726</text:p>
          </table:table-cell>
          <table:table-cell table:formula="of:=[.A101]-[.A100]" office:value-type="float" office:value="108">
            <text:p>108</text:p>
          </table:table-cell>
          <table:table-cell/>
          <table:table-cell office:value-type="float" office:value="312.669">
            <text:p>312.669</text:p>
          </table:table-cell>
          <table:table-cell table:formula="of:=ABS([.D101]-[.D100])" office:value-type="float" office:value="15.915">
            <text:p>15.915</text:p>
          </table:table-cell>
          <table:table-cell/>
          <table:table-cell office:value-type="float" office:value="97762.164">
            <text:p>97762.164</text:p>
          </table:table-cell>
          <table:table-cell table:formula="of:=ABS([.G101]-[.G100])" office:value-type="float" office:value="9699.148">
            <text:p>9699.148</text:p>
          </table:table-cell>
          <table:table-cell table:number-columns-repeated="1016"/>
        </table:table-row>
        <table:table-row table:style-name="ro2">
          <table:table-cell office:value-type="float" office:value="239827">
            <text:p>239827</text:p>
          </table:table-cell>
          <table:table-cell table:formula="of:=[.A102]-[.A101]" office:value-type="float" office:value="101">
            <text:p>101</text:p>
          </table:table-cell>
          <table:table-cell/>
          <table:table-cell office:value-type="float" office:value="309.254">
            <text:p>309.254</text:p>
          </table:table-cell>
          <table:table-cell table:formula="of:=ABS([.D102]-[.D101])" office:value-type="float" office:value="3.41499999999996">
            <text:p>3.415</text:p>
          </table:table-cell>
          <table:table-cell/>
          <table:table-cell office:value-type="float" office:value="95638.211">
            <text:p>95638.211</text:p>
          </table:table-cell>
          <table:table-cell table:formula="of:=ABS([.G102]-[.G101])" office:value-type="float" office:value="2123.95300000001">
            <text:p>2123.953</text:p>
          </table:table-cell>
          <table:table-cell table:number-columns-repeated="1016"/>
        </table:table-row>
        <table:table-row table:style-name="ro2">
          <table:table-cell office:value-type="float" office:value="239938">
            <text:p>239938</text:p>
          </table:table-cell>
          <table:table-cell table:formula="of:=[.A103]-[.A102]" office:value-type="float" office:value="111">
            <text:p>111</text:p>
          </table:table-cell>
          <table:table-cell/>
          <table:table-cell office:value-type="float" office:value="305.794">
            <text:p>305.794</text:p>
          </table:table-cell>
          <table:table-cell table:formula="of:=ABS([.D103]-[.D102])" office:value-type="float" office:value="3.46000000000004">
            <text:p>3.460</text:p>
          </table:table-cell>
          <table:table-cell/>
          <table:table-cell office:value-type="float" office:value="93510.211">
            <text:p>93510.211</text:p>
          </table:table-cell>
          <table:table-cell table:formula="of:=ABS([.G103]-[.G102])" office:value-type="float" office:value="2128">
            <text:p>2128.000</text:p>
          </table:table-cell>
          <table:table-cell table:number-columns-repeated="1016"/>
        </table:table-row>
        <table:table-row table:style-name="ro2">
          <table:table-cell office:value-type="float" office:value="240051">
            <text:p>240051</text:p>
          </table:table-cell>
          <table:table-cell table:formula="of:=[.A104]-[.A103]" office:value-type="float" office:value="113">
            <text:p>113</text:p>
          </table:table-cell>
          <table:table-cell/>
          <table:table-cell office:value-type="float" office:value="302.357">
            <text:p>302.357</text:p>
          </table:table-cell>
          <table:table-cell table:formula="of:=ABS([.D104]-[.D103])" office:value-type="float" office:value="3.43699999999995">
            <text:p>3.437</text:p>
          </table:table-cell>
          <table:table-cell/>
          <table:table-cell office:value-type="float" office:value="91419.93">
            <text:p>91419.930</text:p>
          </table:table-cell>
          <table:table-cell table:formula="of:=ABS([.G104]-[.G103])" office:value-type="float" office:value="2090.281">
            <text:p>2090.281</text:p>
          </table:table-cell>
          <table:table-cell table:number-columns-repeated="1016"/>
        </table:table-row>
        <table:table-row table:style-name="ro2">
          <table:table-cell office:value-type="float" office:value="240157">
            <text:p>240157</text:p>
          </table:table-cell>
          <table:table-cell table:formula="of:=[.A105]-[.A104]" office:value-type="float" office:value="106">
            <text:p>106</text:p>
          </table:table-cell>
          <table:table-cell/>
          <table:table-cell office:value-type="float" office:value="316.317">
            <text:p>316.317</text:p>
          </table:table-cell>
          <table:table-cell table:formula="of:=ABS([.D105]-[.D104])" office:value-type="float" office:value="13.96">
            <text:p>13.960</text:p>
          </table:table-cell>
          <table:table-cell/>
          <table:table-cell office:value-type="float" office:value="100056.586">
            <text:p>100056.586</text:p>
          </table:table-cell>
          <table:table-cell table:formula="of:=ABS([.G105]-[.G104])" office:value-type="float" office:value="8636.656">
            <text:p>8636.656</text:p>
          </table:table-cell>
          <table:table-cell table:number-columns-repeated="1016"/>
        </table:table-row>
        <table:table-row table:style-name="ro2">
          <table:table-cell office:value-type="float" office:value="240268">
            <text:p>240268</text:p>
          </table:table-cell>
          <table:table-cell table:formula="of:=[.A106]-[.A105]" office:value-type="float" office:value="111">
            <text:p>111</text:p>
          </table:table-cell>
          <table:table-cell/>
          <table:table-cell office:value-type="float" office:value="330.248">
            <text:p>330.248</text:p>
          </table:table-cell>
          <table:table-cell table:formula="of:=ABS([.D106]-[.D105])" office:value-type="float" office:value="13.931">
            <text:p>13.931</text:p>
          </table:table-cell>
          <table:table-cell/>
          <table:table-cell office:value-type="float" office:value="109063.773">
            <text:p>109063.773</text:p>
          </table:table-cell>
          <table:table-cell table:formula="of:=ABS([.G106]-[.G105])" office:value-type="float" office:value="9007.18700000001">
            <text:p>9007.187</text:p>
          </table:table-cell>
          <table:table-cell table:number-columns-repeated="1016"/>
        </table:table-row>
        <table:table-row table:style-name="ro2">
          <table:table-cell office:value-type="float" office:value="240380">
            <text:p>240380</text:p>
          </table:table-cell>
          <table:table-cell table:formula="of:=[.A107]-[.A106]" office:value-type="float" office:value="112">
            <text:p>112</text:p>
          </table:table-cell>
          <table:table-cell/>
          <table:table-cell office:value-type="float" office:value="326.817">
            <text:p>326.817</text:p>
          </table:table-cell>
          <table:table-cell table:formula="of:=ABS([.D107]-[.D106])" office:value-type="float" office:value="3.43099999999998">
            <text:p>3.431</text:p>
          </table:table-cell>
          <table:table-cell/>
          <table:table-cell office:value-type="float" office:value="106809.156">
            <text:p>106809.156</text:p>
          </table:table-cell>
          <table:table-cell table:formula="of:=ABS([.G107]-[.G106])" office:value-type="float" office:value="2254.617">
            <text:p>2254.617</text:p>
          </table:table-cell>
          <table:table-cell table:number-columns-repeated="1016"/>
        </table:table-row>
        <table:table-row table:style-name="ro2">
          <table:table-cell office:value-type="float" office:value="240486">
            <text:p>240486</text:p>
          </table:table-cell>
          <table:table-cell table:formula="of:=[.A108]-[.A107]" office:value-type="float" office:value="106">
            <text:p>106</text:p>
          </table:table-cell>
          <table:table-cell/>
          <table:table-cell office:value-type="float" office:value="323.339">
            <text:p>323.339</text:p>
          </table:table-cell>
          <table:table-cell table:formula="of:=ABS([.D108]-[.D107])" office:value-type="float" office:value="3.47800000000001">
            <text:p>3.478</text:p>
          </table:table-cell>
          <table:table-cell/>
          <table:table-cell office:value-type="float" office:value="104547.984">
            <text:p>104547.984</text:p>
          </table:table-cell>
          <table:table-cell table:formula="of:=ABS([.G108]-[.G107])" office:value-type="float" office:value="2261.17200000001">
            <text:p>2261.172</text:p>
          </table:table-cell>
          <table:table-cell table:number-columns-repeated="1016"/>
        </table:table-row>
        <table:table-row table:style-name="ro2">
          <table:table-cell office:value-type="float" office:value="240587">
            <text:p>240587</text:p>
          </table:table-cell>
          <table:table-cell table:formula="of:=[.A109]-[.A108]" office:value-type="float" office:value="101">
            <text:p>101</text:p>
          </table:table-cell>
          <table:table-cell/>
          <table:table-cell office:value-type="float" office:value="337.223">
            <text:p>337.223</text:p>
          </table:table-cell>
          <table:table-cell table:formula="of:=ABS([.D109]-[.D108])" office:value-type="float" office:value="13.884">
            <text:p>13.884</text:p>
          </table:table-cell>
          <table:table-cell/>
          <table:table-cell office:value-type="float" office:value="113719.68">
            <text:p>113719.680</text:p>
          </table:table-cell>
          <table:table-cell table:formula="of:=ABS([.G109]-[.G108])" office:value-type="float" office:value="9171.696">
            <text:p>9171.696</text:p>
          </table:table-cell>
          <table:table-cell table:number-columns-repeated="1016"/>
        </table:table-row>
        <table:table-row table:style-name="ro2">
          <table:table-cell office:value-type="float" office:value="240688">
            <text:p>240688</text:p>
          </table:table-cell>
          <table:table-cell table:formula="of:=[.A110]-[.A109]" office:value-type="float" office:value="101">
            <text:p>101</text:p>
          </table:table-cell>
          <table:table-cell/>
          <table:table-cell office:value-type="float" office:value="333.829">
            <text:p>333.829</text:p>
          </table:table-cell>
          <table:table-cell table:formula="of:=ABS([.D110]-[.D109])" office:value-type="float" office:value="3.39400000000001">
            <text:p>3.394</text:p>
          </table:table-cell>
          <table:table-cell/>
          <table:table-cell office:value-type="float" office:value="111442.047">
            <text:p>111442.047</text:p>
          </table:table-cell>
          <table:table-cell table:formula="of:=ABS([.G110]-[.G109])" office:value-type="float" office:value="2277.63299999999">
            <text:p>2277.633</text:p>
          </table:table-cell>
          <table:table-cell table:number-columns-repeated="1016"/>
        </table:table-row>
        <table:table-row table:style-name="ro2">
          <table:table-cell office:value-type="float" office:value="240798">
            <text:p>240798</text:p>
          </table:table-cell>
          <table:table-cell table:formula="of:=[.A111]-[.A110]" office:value-type="float" office:value="110">
            <text:p>110</text:p>
          </table:table-cell>
          <table:table-cell/>
          <table:table-cell office:value-type="float" office:value="330.352">
            <text:p>330.352</text:p>
          </table:table-cell>
          <table:table-cell table:formula="of:=ABS([.D111]-[.D110])" office:value-type="float" office:value="3.47700000000003">
            <text:p>3.477</text:p>
          </table:table-cell>
          <table:table-cell/>
          <table:table-cell office:value-type="float" office:value="109132.195">
            <text:p>109132.195</text:p>
          </table:table-cell>
          <table:table-cell table:formula="of:=ABS([.G111]-[.G110])" office:value-type="float" office:value="2309.852">
            <text:p>2309.852</text:p>
          </table:table-cell>
          <table:table-cell table:number-columns-repeated="1016"/>
        </table:table-row>
        <table:table-row table:style-name="ro2">
          <table:table-cell office:value-type="float" office:value="240907">
            <text:p>240907</text:p>
          </table:table-cell>
          <table:table-cell table:formula="of:=[.A112]-[.A111]" office:value-type="float" office:value="109">
            <text:p>109</text:p>
          </table:table-cell>
          <table:table-cell/>
          <table:table-cell office:value-type="float" office:value="326.914">
            <text:p>326.914</text:p>
          </table:table-cell>
          <table:table-cell table:formula="of:=ABS([.D112]-[.D111])" office:value-type="float" office:value="3.43799999999999">
            <text:p>3.438</text:p>
          </table:table-cell>
          <table:table-cell/>
          <table:table-cell office:value-type="float" office:value="106872.539">
            <text:p>106872.539</text:p>
          </table:table-cell>
          <table:table-cell table:formula="of:=ABS([.G112]-[.G111])" office:value-type="float" office:value="2259.656">
            <text:p>2259.656</text:p>
          </table:table-cell>
          <table:table-cell table:number-columns-repeated="1016"/>
        </table:table-row>
        <table:table-row table:style-name="ro2">
          <table:table-cell office:value-type="float" office:value="241012">
            <text:p>241012</text:p>
          </table:table-cell>
          <table:table-cell table:formula="of:=[.A113]-[.A112]" office:value-type="float" office:value="105">
            <text:p>105</text:p>
          </table:table-cell>
          <table:table-cell/>
          <table:table-cell office:value-type="float" office:value="340.834">
            <text:p>340.834</text:p>
          </table:table-cell>
          <table:table-cell table:formula="of:=ABS([.D113]-[.D112])" office:value-type="float" office:value="13.92">
            <text:p>13.920</text:p>
          </table:table-cell>
          <table:table-cell/>
          <table:table-cell office:value-type="float" office:value="116167.859">
            <text:p>116167.859</text:p>
          </table:table-cell>
          <table:table-cell table:formula="of:=ABS([.G113]-[.G112])" office:value-type="float" office:value="9295.31999999999">
            <text:p>9295.320</text:p>
          </table:table-cell>
          <table:table-cell table:number-columns-repeated="1016"/>
        </table:table-row>
        <table:table-row table:style-name="ro2">
          <table:table-cell office:value-type="float" office:value="241123">
            <text:p>241123</text:p>
          </table:table-cell>
          <table:table-cell table:formula="of:=[.A114]-[.A113]" office:value-type="float" office:value="111">
            <text:p>111</text:p>
          </table:table-cell>
          <table:table-cell/>
          <table:table-cell office:value-type="float" office:value="337.414">
            <text:p>337.414</text:p>
          </table:table-cell>
          <table:table-cell table:formula="of:=ABS([.D114]-[.D113])" office:value-type="float" office:value="3.42000000000002">
            <text:p>3.420</text:p>
          </table:table-cell>
          <table:table-cell/>
          <table:table-cell office:value-type="float" office:value="113848.25">
            <text:p>113848.250</text:p>
          </table:table-cell>
          <table:table-cell table:formula="of:=ABS([.G114]-[.G113])" office:value-type="float" office:value="2319.609">
            <text:p>2319.609</text:p>
          </table:table-cell>
          <table:table-cell table:number-columns-repeated="1016"/>
        </table:table-row>
        <table:table-row table:style-name="ro2">
          <table:table-cell office:value-type="float" office:value="241234">
            <text:p>241234</text:p>
          </table:table-cell>
          <table:table-cell table:formula="of:=[.A115]-[.A114]" office:value-type="float" office:value="111">
            <text:p>111</text:p>
          </table:table-cell>
          <table:table-cell/>
          <table:table-cell office:value-type="float" office:value="351.126">
            <text:p>351.126</text:p>
          </table:table-cell>
          <table:table-cell table:formula="of:=ABS([.D115]-[.D114])" office:value-type="float" office:value="13.712">
            <text:p>13.712</text:p>
          </table:table-cell>
          <table:table-cell/>
          <table:table-cell office:value-type="float" office:value="123289.344">
            <text:p>123289.344</text:p>
          </table:table-cell>
          <table:table-cell table:formula="of:=ABS([.G115]-[.G114])" office:value-type="float" office:value="9441.094">
            <text:p>9441.094</text:p>
          </table:table-cell>
          <table:table-cell table:number-columns-repeated="1016"/>
        </table:table-row>
        <table:table-row table:style-name="ro2">
          <table:table-cell office:value-type="float" office:value="241345">
            <text:p>241345</text:p>
          </table:table-cell>
          <table:table-cell table:formula="of:=[.A116]-[.A115]" office:value-type="float" office:value="111">
            <text:p>111</text:p>
          </table:table-cell>
          <table:table-cell/>
          <table:table-cell office:value-type="float" office:value="347.704">
            <text:p>347.704</text:p>
          </table:table-cell>
          <table:table-cell table:formula="of:=ABS([.D116]-[.D115])" office:value-type="float" office:value="3.42199999999997">
            <text:p>3.422</text:p>
          </table:table-cell>
          <table:table-cell/>
          <table:table-cell office:value-type="float" office:value="120898.102">
            <text:p>120898.102</text:p>
          </table:table-cell>
          <table:table-cell table:formula="of:=ABS([.G116]-[.G115])" office:value-type="float" office:value="2391.242">
            <text:p>2391.242</text:p>
          </table:table-cell>
          <table:table-cell table:number-columns-repeated="1016"/>
        </table:table-row>
        <table:table-row table:style-name="ro2">
          <table:table-cell office:value-type="float" office:value="241454">
            <text:p>241454</text:p>
          </table:table-cell>
          <table:table-cell table:formula="of:=[.A117]-[.A116]" office:value-type="float" office:value="109">
            <text:p>109</text:p>
          </table:table-cell>
          <table:table-cell/>
          <table:table-cell office:value-type="float" office:value="344.252">
            <text:p>344.252</text:p>
          </table:table-cell>
          <table:table-cell table:formula="of:=ABS([.D117]-[.D116])" office:value-type="float" office:value="3.452">
            <text:p>3.452</text:p>
          </table:table-cell>
          <table:table-cell/>
          <table:table-cell office:value-type="float" office:value="118509.578">
            <text:p>118509.578</text:p>
          </table:table-cell>
          <table:table-cell table:formula="of:=ABS([.G117]-[.G116])" office:value-type="float" office:value="2388.524">
            <text:p>2388.524</text:p>
          </table:table-cell>
          <table:table-cell table:number-columns-repeated="1016"/>
        </table:table-row>
        <table:table-row table:style-name="ro2">
          <table:table-cell office:value-type="float" office:value="241562">
            <text:p>241562</text:p>
          </table:table-cell>
          <table:table-cell table:formula="of:=[.A118]-[.A117]" office:value-type="float" office:value="108">
            <text:p>108</text:p>
          </table:table-cell>
          <table:table-cell/>
          <table:table-cell office:value-type="float" office:value="340.815">
            <text:p>340.815</text:p>
          </table:table-cell>
          <table:table-cell table:formula="of:=ABS([.D118]-[.D117])" office:value-type="float" office:value="3.43700000000001">
            <text:p>3.437</text:p>
          </table:table-cell>
          <table:table-cell/>
          <table:table-cell office:value-type="float" office:value="116154.797">
            <text:p>116154.797</text:p>
          </table:table-cell>
          <table:table-cell table:formula="of:=ABS([.G118]-[.G117])" office:value-type="float" office:value="2354.78099999999">
            <text:p>2354.781</text:p>
          </table:table-cell>
          <table:table-cell table:number-columns-repeated="1016"/>
        </table:table-row>
        <table:table-row table:style-name="ro2">
          <table:table-cell office:value-type="float" office:value="241672">
            <text:p>241672</text:p>
          </table:table-cell>
          <table:table-cell table:formula="of:=[.A119]-[.A118]" office:value-type="float" office:value="110">
            <text:p>110</text:p>
          </table:table-cell>
          <table:table-cell/>
          <table:table-cell office:value-type="float" office:value="337.376">
            <text:p>337.376</text:p>
          </table:table-cell>
          <table:table-cell table:formula="of:=ABS([.D119]-[.D118])" office:value-type="float" office:value="3.43900000000002">
            <text:p>3.439</text:p>
          </table:table-cell>
          <table:table-cell/>
          <table:table-cell office:value-type="float" office:value="113822.695">
            <text:p>113822.695</text:p>
          </table:table-cell>
          <table:table-cell table:formula="of:=ABS([.G119]-[.G118])" office:value-type="float" office:value="2332.102">
            <text:p>2332.102</text:p>
          </table:table-cell>
          <table:table-cell table:number-columns-repeated="1016"/>
        </table:table-row>
        <table:table-row table:style-name="ro2">
          <table:table-cell office:value-type="float" office:value="241774">
            <text:p>241774</text:p>
          </table:table-cell>
          <table:table-cell table:formula="of:=[.A120]-[.A119]" office:value-type="float" office:value="102">
            <text:p>102</text:p>
          </table:table-cell>
          <table:table-cell/>
          <table:table-cell office:value-type="float" office:value="333.938">
            <text:p>333.938</text:p>
          </table:table-cell>
          <table:table-cell table:formula="of:=ABS([.D120]-[.D119])" office:value-type="float" office:value="3.43799999999999">
            <text:p>3.438</text:p>
          </table:table-cell>
          <table:table-cell/>
          <table:table-cell office:value-type="float" office:value="111514.359">
            <text:p>111514.359</text:p>
          </table:table-cell>
          <table:table-cell table:formula="of:=ABS([.G120]-[.G119])" office:value-type="float" office:value="2308.33600000001">
            <text:p>2308.336</text:p>
          </table:table-cell>
          <table:table-cell table:number-columns-repeated="1016"/>
        </table:table-row>
        <table:table-row table:style-name="ro2">
          <table:table-cell office:value-type="float" office:value="241875">
            <text:p>241875</text:p>
          </table:table-cell>
          <table:table-cell table:formula="of:=[.A121]-[.A120]" office:value-type="float" office:value="101">
            <text:p>101</text:p>
          </table:table-cell>
          <table:table-cell/>
          <table:table-cell office:value-type="float" office:value="330.5">
            <text:p>330.500</text:p>
          </table:table-cell>
          <table:table-cell table:formula="of:=ABS([.D121]-[.D120])" office:value-type="float" office:value="3.43799999999999">
            <text:p>3.438</text:p>
          </table:table-cell>
          <table:table-cell/>
          <table:table-cell office:value-type="float" office:value="109230.023">
            <text:p>109230.023</text:p>
          </table:table-cell>
          <table:table-cell table:formula="of:=ABS([.G121]-[.G120])" office:value-type="float" office:value="2284.336">
            <text:p>2284.336</text:p>
          </table:table-cell>
          <table:table-cell table:number-columns-repeated="1016"/>
        </table:table-row>
        <table:table-row table:style-name="ro2">
          <table:table-cell office:value-type="float" office:value="241986">
            <text:p>241986</text:p>
          </table:table-cell>
          <table:table-cell table:formula="of:=[.A122]-[.A121]" office:value-type="float" office:value="111">
            <text:p>111</text:p>
          </table:table-cell>
          <table:table-cell/>
          <table:table-cell office:value-type="float" office:value="327.062">
            <text:p>327.062</text:p>
          </table:table-cell>
          <table:table-cell table:formula="of:=ABS([.D122]-[.D121])" office:value-type="float" office:value="3.43799999999999">
            <text:p>3.438</text:p>
          </table:table-cell>
          <table:table-cell/>
          <table:table-cell office:value-type="float" office:value="106969.867">
            <text:p>106969.867</text:p>
          </table:table-cell>
          <table:table-cell table:formula="of:=ABS([.G122]-[.G121])" office:value-type="float" office:value="2260.156">
            <text:p>2260.156</text:p>
          </table:table-cell>
          <table:table-cell table:number-columns-repeated="1016"/>
        </table:table-row>
        <table:table-row table:style-name="ro2">
          <table:table-cell office:value-type="float" office:value="242091">
            <text:p>242091</text:p>
          </table:table-cell>
          <table:table-cell table:formula="of:=[.A123]-[.A122]" office:value-type="float" office:value="105">
            <text:p>105</text:p>
          </table:table-cell>
          <table:table-cell/>
          <table:table-cell office:value-type="float" office:value="323.625">
            <text:p>323.625</text:p>
          </table:table-cell>
          <table:table-cell table:formula="of:=ABS([.D123]-[.D122])" office:value-type="float" office:value="3.43700000000001">
            <text:p>3.437</text:p>
          </table:table-cell>
          <table:table-cell/>
          <table:table-cell office:value-type="float" office:value="104733.352">
            <text:p>104733.352</text:p>
          </table:table-cell>
          <table:table-cell table:formula="of:=ABS([.G123]-[.G122])" office:value-type="float" office:value="2236.515">
            <text:p>2236.515</text:p>
          </table:table-cell>
          <table:table-cell table:number-columns-repeated="1016"/>
        </table:table-row>
        <table:table-row table:style-name="ro2">
          <table:table-cell office:value-type="float" office:value="242194">
            <text:p>242194</text:p>
          </table:table-cell>
          <table:table-cell table:formula="of:=[.A124]-[.A123]" office:value-type="float" office:value="103">
            <text:p>103</text:p>
          </table:table-cell>
          <table:table-cell/>
          <table:table-cell office:value-type="float" office:value="320.187">
            <text:p>320.187</text:p>
          </table:table-cell>
          <table:table-cell table:formula="of:=ABS([.D124]-[.D123])" office:value-type="float" office:value="3.43799999999999">
            <text:p>3.438</text:p>
          </table:table-cell>
          <table:table-cell/>
          <table:table-cell office:value-type="float" office:value="102519.945">
            <text:p>102519.945</text:p>
          </table:table-cell>
          <table:table-cell table:formula="of:=ABS([.G124]-[.G123])" office:value-type="float" office:value="2213.40699999999">
            <text:p>2213.407</text:p>
          </table:table-cell>
          <table:table-cell table:number-columns-repeated="1016"/>
        </table:table-row>
        <table:table-row table:style-name="ro2">
          <table:table-cell office:value-type="float" office:value="242299">
            <text:p>242299</text:p>
          </table:table-cell>
          <table:table-cell table:formula="of:=[.A125]-[.A124]" office:value-type="float" office:value="105">
            <text:p>105</text:p>
          </table:table-cell>
          <table:table-cell/>
          <table:table-cell office:value-type="float" office:value="370.118">
            <text:p>370.118</text:p>
          </table:table-cell>
          <table:table-cell table:formula="of:=ABS([.D125]-[.D124])" office:value-type="float" office:value="49.931">
            <text:p>49.931</text:p>
          </table:table-cell>
          <table:table-cell/>
          <table:table-cell office:value-type="float" office:value="136987.484">
            <text:p>136987.484</text:p>
          </table:table-cell>
          <table:table-cell table:formula="of:=ABS([.G125]-[.G124])" office:value-type="float" office:value="34467.539">
            <text:p>34467.539</text:p>
          </table:table-cell>
          <table:table-cell table:number-columns-repeated="1016"/>
        </table:table-row>
        <table:table-row table:style-name="ro2">
          <table:table-cell office:value-type="float" office:value="242410">
            <text:p>242410</text:p>
          </table:table-cell>
          <table:table-cell table:formula="of:=[.A126]-[.A125]" office:value-type="float" office:value="111">
            <text:p>111</text:p>
          </table:table-cell>
          <table:table-cell/>
          <table:table-cell office:value-type="float" office:value="366.676">
            <text:p>366.676</text:p>
          </table:table-cell>
          <table:table-cell table:formula="of:=ABS([.D126]-[.D125])" office:value-type="float" office:value="3.44200000000001">
            <text:p>3.442</text:p>
          </table:table-cell>
          <table:table-cell/>
          <table:table-cell office:value-type="float" office:value="134451.578">
            <text:p>134451.578</text:p>
          </table:table-cell>
          <table:table-cell table:formula="of:=ABS([.G126]-[.G125])" office:value-type="float" office:value="2535.90599999999">
            <text:p>2535.906</text:p>
          </table:table-cell>
          <table:table-cell table:number-columns-repeated="1016"/>
        </table:table-row>
        <table:table-row table:style-name="ro2">
          <table:table-cell office:value-type="float" office:value="242521">
            <text:p>242521</text:p>
          </table:table-cell>
          <table:table-cell table:formula="of:=[.A127]-[.A126]" office:value-type="float" office:value="111">
            <text:p>111</text:p>
          </table:table-cell>
          <table:table-cell/>
          <table:table-cell office:value-type="float" office:value="363.247">
            <text:p>363.247</text:p>
          </table:table-cell>
          <table:table-cell table:formula="of:=ABS([.D127]-[.D126])" office:value-type="float" office:value="3.42899999999997">
            <text:p>3.429</text:p>
          </table:table-cell>
          <table:table-cell/>
          <table:table-cell office:value-type="float" office:value="131948.719">
            <text:p>131948.719</text:p>
          </table:table-cell>
          <table:table-cell table:formula="of:=ABS([.G127]-[.G126])" office:value-type="float" office:value="2502.859">
            <text:p>2502.859</text:p>
          </table:table-cell>
          <table:table-cell table:number-columns-repeated="1016"/>
        </table:table-row>
        <table:table-row table:style-name="ro2">
          <table:table-cell office:value-type="float" office:value="242771">
            <text:p>242771</text:p>
          </table:table-cell>
          <table:table-cell table:formula="of:=[.A128]-[.A127]" office:value-type="float" office:value="250">
            <text:p>250</text:p>
          </table:table-cell>
          <table:table-cell/>
          <table:table-cell office:value-type="float" office:value="359.813">
            <text:p>359.813</text:p>
          </table:table-cell>
          <table:table-cell table:formula="of:=ABS([.D128]-[.D127])" office:value-type="float" office:value="3.43400000000003">
            <text:p>3.434</text:p>
          </table:table-cell>
          <table:table-cell/>
          <table:table-cell office:value-type="float" office:value="129465.07">
            <text:p>129465.070</text:p>
          </table:table-cell>
          <table:table-cell table:formula="of:=ABS([.G128]-[.G127])" office:value-type="float" office:value="2483.649">
            <text:p>2483.649</text:p>
          </table:table-cell>
          <table:table-cell table:number-columns-repeated="1016"/>
        </table:table-row>
        <table:table-row table:style-name="ro2">
          <table:table-cell office:value-type="float" office:value="242881">
            <text:p>242881</text:p>
          </table:table-cell>
          <table:table-cell table:formula="of:=[.A129]-[.A128]" office:value-type="float" office:value="110">
            <text:p>110</text:p>
          </table:table-cell>
          <table:table-cell/>
          <table:table-cell office:value-type="float" office:value="356.377">
            <text:p>356.377</text:p>
          </table:table-cell>
          <table:table-cell table:formula="of:=ABS([.D129]-[.D128])" office:value-type="float" office:value="3.43599999999998">
            <text:p>3.436</text:p>
          </table:table-cell>
          <table:table-cell/>
          <table:table-cell office:value-type="float" office:value="127004.797">
            <text:p>127004.797</text:p>
          </table:table-cell>
          <table:table-cell table:formula="of:=ABS([.G129]-[.G128])" office:value-type="float" office:value="2460.273">
            <text:p>2460.273</text:p>
          </table:table-cell>
          <table:table-cell table:number-columns-repeated="1016"/>
        </table:table-row>
        <table:table-row table:style-name="ro2">
          <table:table-cell office:value-type="float" office:value="242994">
            <text:p>242994</text:p>
          </table:table-cell>
          <table:table-cell table:formula="of:=[.A130]-[.A129]" office:value-type="float" office:value="113">
            <text:p>113</text:p>
          </table:table-cell>
          <table:table-cell/>
          <table:table-cell office:value-type="float" office:value="352.941">
            <text:p>352.941</text:p>
          </table:table-cell>
          <table:table-cell table:formula="of:=ABS([.D130]-[.D129])" office:value-type="float" office:value="3.43600000000004">
            <text:p>3.436</text:p>
          </table:table-cell>
          <table:table-cell/>
          <table:table-cell office:value-type="float" office:value="124567.594">
            <text:p>124567.594</text:p>
          </table:table-cell>
          <table:table-cell table:formula="of:=ABS([.G130]-[.G129])" office:value-type="float" office:value="2437.20300000001">
            <text:p>2437.203</text:p>
          </table:table-cell>
          <table:table-cell table:number-columns-repeated="1016"/>
        </table:table-row>
        <table:table-row table:style-name="ro2">
          <table:table-cell office:value-type="float" office:value="243097">
            <text:p>243097</text:p>
          </table:table-cell>
          <table:table-cell table:formula="of:=[.A131]-[.A130]" office:value-type="float" office:value="103">
            <text:p>103</text:p>
          </table:table-cell>
          <table:table-cell/>
          <table:table-cell office:value-type="float" office:value="349.505">
            <text:p>349.505</text:p>
          </table:table-cell>
          <table:table-cell table:formula="of:=ABS([.D131]-[.D130])" office:value-type="float" office:value="3.43599999999998">
            <text:p>3.436</text:p>
          </table:table-cell>
          <table:table-cell/>
          <table:table-cell office:value-type="float" office:value="122154.016">
            <text:p>122154.016</text:p>
          </table:table-cell>
          <table:table-cell table:formula="of:=ABS([.G131]-[.G130])" office:value-type="float" office:value="2413.57799999999">
            <text:p>2413.578</text:p>
          </table:table-cell>
          <table:table-cell table:number-columns-repeated="1016"/>
        </table:table-row>
        <table:table-row table:style-name="ro2">
          <table:table-cell office:value-type="float" office:value="243208">
            <text:p>243208</text:p>
          </table:table-cell>
          <table:table-cell table:formula="of:=[.A132]-[.A131]" office:value-type="float" office:value="111">
            <text:p>111</text:p>
          </table:table-cell>
          <table:table-cell/>
          <table:table-cell office:value-type="float" office:value="346.07">
            <text:p>346.070</text:p>
          </table:table-cell>
          <table:table-cell table:formula="of:=ABS([.D132]-[.D131])" office:value-type="float" office:value="3.435">
            <text:p>3.435</text:p>
          </table:table-cell>
          <table:table-cell/>
          <table:table-cell office:value-type="float" office:value="119764.172">
            <text:p>119764.172</text:p>
          </table:table-cell>
          <table:table-cell table:formula="of:=ABS([.G132]-[.G131])" office:value-type="float" office:value="2389.844">
            <text:p>2389.844</text:p>
          </table:table-cell>
          <table:table-cell table:number-columns-repeated="1016"/>
        </table:table-row>
        <table:table-row table:style-name="ro2">
          <table:table-cell office:value-type="float" office:value="243317">
            <text:p>243317</text:p>
          </table:table-cell>
          <table:table-cell table:formula="of:=[.A133]-[.A132]" office:value-type="float" office:value="109">
            <text:p>109</text:p>
          </table:table-cell>
          <table:table-cell/>
          <table:table-cell office:value-type="float" office:value="401.065">
            <text:p>401.065</text:p>
          </table:table-cell>
          <table:table-cell table:formula="of:=ABS([.D133]-[.D132])" office:value-type="float" office:value="54.995">
            <text:p>54.995</text:p>
          </table:table-cell>
          <table:table-cell/>
          <table:table-cell office:value-type="float" office:value="160853.516">
            <text:p>160853.516</text:p>
          </table:table-cell>
          <table:table-cell table:formula="of:=ABS([.G133]-[.G132])" office:value-type="float" office:value="41089.344">
            <text:p>41089.344</text:p>
          </table:table-cell>
          <table:table-cell table:number-columns-repeated="1016"/>
        </table:table-row>
        <table:table-row table:style-name="ro2">
          <table:table-cell office:value-type="float" office:value="243419">
            <text:p>243419</text:p>
          </table:table-cell>
          <table:table-cell table:formula="of:=[.A134]-[.A133]" office:value-type="float" office:value="102">
            <text:p>102</text:p>
          </table:table-cell>
          <table:table-cell/>
          <table:table-cell office:value-type="float" office:value="397.614">
            <text:p>397.614</text:p>
          </table:table-cell>
          <table:table-cell table:formula="of:=ABS([.D134]-[.D133])" office:value-type="float" office:value="3.45100000000002">
            <text:p>3.451</text:p>
          </table:table-cell>
          <table:table-cell/>
          <table:table-cell office:value-type="float" office:value="158097.078">
            <text:p>158097.078</text:p>
          </table:table-cell>
          <table:table-cell table:formula="of:=ABS([.G134]-[.G133])" office:value-type="float" office:value="2756.43799999999">
            <text:p>2756.438</text:p>
          </table:table-cell>
          <table:table-cell table:number-columns-repeated="1016"/>
        </table:table-row>
        <table:table-row table:style-name="ro2">
          <table:table-cell office:value-type="float" office:value="243524">
            <text:p>243524</text:p>
          </table:table-cell>
          <table:table-cell table:formula="of:=[.A135]-[.A134]" office:value-type="float" office:value="105">
            <text:p>105</text:p>
          </table:table-cell>
          <table:table-cell/>
          <table:table-cell office:value-type="float" office:value="411.497">
            <text:p>411.497</text:p>
          </table:table-cell>
          <table:table-cell table:formula="of:=ABS([.D135]-[.D134])" office:value-type="float" office:value="13.883">
            <text:p>13.883</text:p>
          </table:table-cell>
          <table:table-cell/>
          <table:table-cell office:value-type="float" office:value="169329.75">
            <text:p>169329.750</text:p>
          </table:table-cell>
          <table:table-cell table:formula="of:=ABS([.G135]-[.G134])" office:value-type="float" office:value="11232.672">
            <text:p>11232.672</text:p>
          </table:table-cell>
          <table:table-cell table:number-columns-repeated="1016"/>
        </table:table-row>
        <table:table-row table:style-name="ro2">
          <table:table-cell office:value-type="float" office:value="243628">
            <text:p>243628</text:p>
          </table:table-cell>
          <table:table-cell table:formula="of:=[.A136]-[.A135]" office:value-type="float" office:value="104">
            <text:p>104</text:p>
          </table:table-cell>
          <table:table-cell/>
          <table:table-cell office:value-type="float" office:value="408.043">
            <text:p>408.043</text:p>
          </table:table-cell>
          <table:table-cell table:formula="of:=ABS([.D136]-[.D135])" office:value-type="float" office:value="3.45400000000001">
            <text:p>3.454</text:p>
          </table:table-cell>
          <table:table-cell/>
          <table:table-cell office:value-type="float" office:value="166499.125">
            <text:p>166499.125</text:p>
          </table:table-cell>
          <table:table-cell table:formula="of:=ABS([.G136]-[.G135])" office:value-type="float" office:value="2830.625">
            <text:p>2830.625</text:p>
          </table:table-cell>
          <table:table-cell table:number-columns-repeated="1016"/>
        </table:table-row>
        <table:table-row table:style-name="ro2">
          <table:table-cell office:value-type="float" office:value="243739">
            <text:p>243739</text:p>
          </table:table-cell>
          <table:table-cell table:formula="of:=[.A137]-[.A136]" office:value-type="float" office:value="111">
            <text:p>111</text:p>
          </table:table-cell>
          <table:table-cell/>
          <table:table-cell office:value-type="float" office:value="404.621">
            <text:p>404.621</text:p>
          </table:table-cell>
          <table:table-cell table:formula="of:=ABS([.D137]-[.D136])" office:value-type="float" office:value="3.42200000000003">
            <text:p>3.422</text:p>
          </table:table-cell>
          <table:table-cell/>
          <table:table-cell office:value-type="float" office:value="163718.344">
            <text:p>163718.344</text:p>
          </table:table-cell>
          <table:table-cell table:formula="of:=ABS([.G137]-[.G136])" office:value-type="float" office:value="2780.78099999999">
            <text:p>2780.781</text:p>
          </table:table-cell>
          <table:table-cell table:number-columns-repeated="1016"/>
        </table:table-row>
        <table:table-row table:style-name="ro2">
          <table:table-cell office:value-type="float" office:value="243850">
            <text:p>243850</text:p>
          </table:table-cell>
          <table:table-cell table:formula="of:=[.A138]-[.A137]" office:value-type="float" office:value="111">
            <text:p>111</text:p>
          </table:table-cell>
          <table:table-cell/>
          <table:table-cell office:value-type="float" office:value="401.18">
            <text:p>401.180</text:p>
          </table:table-cell>
          <table:table-cell table:formula="of:=ABS([.D138]-[.D137])" office:value-type="float" office:value="3.44099999999997">
            <text:p>3.441</text:p>
          </table:table-cell>
          <table:table-cell/>
          <table:table-cell office:value-type="float" office:value="160945.047">
            <text:p>160945.047</text:p>
          </table:table-cell>
          <table:table-cell table:formula="of:=ABS([.G138]-[.G137])" office:value-type="float" office:value="2773.29700000002">
            <text:p>2773.297</text:p>
          </table:table-cell>
          <table:table-cell table:number-columns-repeated="1016"/>
        </table:table-row>
        <table:table-row table:style-name="ro2">
          <table:table-cell office:value-type="float" office:value="243959">
            <text:p>243959</text:p>
          </table:table-cell>
          <table:table-cell table:formula="of:=[.A139]-[.A138]" office:value-type="float" office:value="109">
            <text:p>109</text:p>
          </table:table-cell>
          <table:table-cell/>
          <table:table-cell office:value-type="float" office:value="414.335">
            <text:p>414.335</text:p>
          </table:table-cell>
          <table:table-cell table:formula="of:=ABS([.D139]-[.D138])" office:value-type="float" office:value="13.155">
            <text:p>13.155</text:p>
          </table:table-cell>
          <table:table-cell/>
          <table:table-cell office:value-type="float" office:value="171673.891">
            <text:p>171673.891</text:p>
          </table:table-cell>
          <table:table-cell table:formula="of:=ABS([.G139]-[.G138])" office:value-type="float" office:value="10728.844">
            <text:p>10728.844</text:p>
          </table:table-cell>
          <table:table-cell table:number-columns-repeated="1016"/>
        </table:table-row>
        <table:table-row table:style-name="ro2">
          <table:table-cell office:value-type="float" office:value="244071">
            <text:p>244071</text:p>
          </table:table-cell>
          <table:table-cell table:formula="of:=[.A140]-[.A139]" office:value-type="float" office:value="112">
            <text:p>112</text:p>
          </table:table-cell>
          <table:table-cell/>
          <table:table-cell office:value-type="float" office:value="410.884">
            <text:p>410.884</text:p>
          </table:table-cell>
          <table:table-cell table:formula="of:=ABS([.D140]-[.D139])" office:value-type="float" office:value="3.45099999999996">
            <text:p>3.451</text:p>
          </table:table-cell>
          <table:table-cell/>
          <table:table-cell office:value-type="float" office:value="168825.828">
            <text:p>168825.828</text:p>
          </table:table-cell>
          <table:table-cell table:formula="of:=ABS([.G140]-[.G139])" office:value-type="float" office:value="2848.06299999999">
            <text:p>2848.063</text:p>
          </table:table-cell>
          <table:table-cell table:number-columns-repeated="1016"/>
        </table:table-row>
        <table:table-row table:style-name="ro2">
          <table:table-cell office:value-type="float" office:value="244182">
            <text:p>244182</text:p>
          </table:table-cell>
          <table:table-cell table:formula="of:=[.A141]-[.A140]" office:value-type="float" office:value="111">
            <text:p>111</text:p>
          </table:table-cell>
          <table:table-cell/>
          <table:table-cell office:value-type="float" office:value="407.456">
            <text:p>407.456</text:p>
          </table:table-cell>
          <table:table-cell table:formula="of:=ABS([.D141]-[.D140])" office:value-type="float" office:value="3.428">
            <text:p>3.428</text:p>
          </table:table-cell>
          <table:table-cell/>
          <table:table-cell office:value-type="float" office:value="166020.672">
            <text:p>166020.672</text:p>
          </table:table-cell>
          <table:table-cell table:formula="of:=ABS([.G141]-[.G140])" office:value-type="float" office:value="2805.15600000002">
            <text:p>2805.156</text:p>
          </table:table-cell>
          <table:table-cell table:number-columns-repeated="1016"/>
        </table:table-row>
        <table:table-row table:style-name="ro2">
          <table:table-cell office:value-type="float" office:value="244287">
            <text:p>244287</text:p>
          </table:table-cell>
          <table:table-cell table:formula="of:=[.A142]-[.A141]" office:value-type="float" office:value="105">
            <text:p>105</text:p>
          </table:table-cell>
          <table:table-cell/>
          <table:table-cell office:value-type="float" office:value="419.642">
            <text:p>419.642</text:p>
          </table:table-cell>
          <table:table-cell table:formula="of:=ABS([.D142]-[.D141])" office:value-type="float" office:value="12.186">
            <text:p>12.186</text:p>
          </table:table-cell>
          <table:table-cell/>
          <table:table-cell office:value-type="float" office:value="176099.734">
            <text:p>176099.734</text:p>
          </table:table-cell>
          <table:table-cell table:formula="of:=ABS([.G142]-[.G141])" office:value-type="float" office:value="10079.062">
            <text:p>10079.062</text:p>
          </table:table-cell>
          <table:table-cell table:number-columns-repeated="1016"/>
        </table:table-row>
        <table:table-row table:style-name="ro2">
          <table:table-cell office:value-type="float" office:value="244419">
            <text:p>244419</text:p>
          </table:table-cell>
          <table:table-cell table:formula="of:=[.A143]-[.A142]" office:value-type="float" office:value="132">
            <text:p>132</text:p>
          </table:table-cell>
          <table:table-cell/>
          <table:table-cell office:value-type="float" office:value="416.19">
            <text:p>416.190</text:p>
          </table:table-cell>
          <table:table-cell table:formula="of:=ABS([.D143]-[.D142])" office:value-type="float" office:value="3.452">
            <text:p>3.452</text:p>
          </table:table-cell>
          <table:table-cell/>
          <table:table-cell office:value-type="float" office:value="173213.891">
            <text:p>173213.891</text:p>
          </table:table-cell>
          <table:table-cell table:formula="of:=ABS([.G143]-[.G142])" office:value-type="float" office:value="2885.84299999999">
            <text:p>2885.843</text:p>
          </table:table-cell>
          <table:table-cell table:number-columns-repeated="1016"/>
        </table:table-row>
        <table:table-row table:style-name="ro2">
          <table:table-cell office:value-type="float" office:value="244567">
            <text:p>244567</text:p>
          </table:table-cell>
          <table:table-cell table:formula="of:=[.A144]-[.A143]" office:value-type="float" office:value="148">
            <text:p>148</text:p>
          </table:table-cell>
          <table:table-cell/>
          <table:table-cell office:value-type="float" office:value="428.482">
            <text:p>428.482</text:p>
          </table:table-cell>
          <table:table-cell table:formula="of:=ABS([.D144]-[.D143])" office:value-type="float" office:value="12.292">
            <text:p>12.292</text:p>
          </table:table-cell>
          <table:table-cell/>
          <table:table-cell office:value-type="float" office:value="183596.469">
            <text:p>183596.469</text:p>
          </table:table-cell>
          <table:table-cell table:formula="of:=ABS([.G144]-[.G143])" office:value-type="float" office:value="10382.578">
            <text:p>10382.578</text:p>
          </table:table-cell>
          <table:table-cell table:number-columns-repeated="1016"/>
        </table:table-row>
        <table:table-row table:style-name="ro2">
          <table:table-cell office:value-type="float" office:value="244671">
            <text:p>244671</text:p>
          </table:table-cell>
          <table:table-cell table:formula="of:=[.A145]-[.A144]" office:value-type="float" office:value="104">
            <text:p>104</text:p>
          </table:table-cell>
          <table:table-cell/>
          <table:table-cell office:value-type="float" office:value="425.035">
            <text:p>425.035</text:p>
          </table:table-cell>
          <table:table-cell table:formula="of:=ABS([.D145]-[.D144])" office:value-type="float" office:value="3.447">
            <text:p>3.447</text:p>
          </table:table-cell>
          <table:table-cell/>
          <table:table-cell office:value-type="float" office:value="180655.156">
            <text:p>180655.156</text:p>
          </table:table-cell>
          <table:table-cell table:formula="of:=ABS([.G145]-[.G144])" office:value-type="float" office:value="2941.31300000002">
            <text:p>2941.313</text:p>
          </table:table-cell>
          <table:table-cell table:number-columns-repeated="1016"/>
        </table:table-row>
        <table:table-row table:style-name="ro2">
          <table:table-cell office:value-type="float" office:value="244782">
            <text:p>244782</text:p>
          </table:table-cell>
          <table:table-cell table:formula="of:=[.A146]-[.A145]" office:value-type="float" office:value="111">
            <text:p>111</text:p>
          </table:table-cell>
          <table:table-cell/>
          <table:table-cell office:value-type="float" office:value="421.605">
            <text:p>421.605</text:p>
          </table:table-cell>
          <table:table-cell table:formula="of:=ABS([.D146]-[.D145])" office:value-type="float" office:value="3.43000000000001">
            <text:p>3.430</text:p>
          </table:table-cell>
          <table:table-cell/>
          <table:table-cell office:value-type="float" office:value="177750.875">
            <text:p>177750.875</text:p>
          </table:table-cell>
          <table:table-cell table:formula="of:=ABS([.G146]-[.G145])" office:value-type="float" office:value="2904.28099999999">
            <text:p>2904.281</text:p>
          </table:table-cell>
          <table:table-cell table:number-columns-repeated="1016"/>
        </table:table-row>
        <table:table-row table:style-name="ro2">
          <table:table-cell office:value-type="float" office:value="244890">
            <text:p>244890</text:p>
          </table:table-cell>
          <table:table-cell table:formula="of:=[.A147]-[.A146]" office:value-type="float" office:value="108">
            <text:p>108</text:p>
          </table:table-cell>
          <table:table-cell/>
          <table:table-cell office:value-type="float" office:value="418.167">
            <text:p>418.167</text:p>
          </table:table-cell>
          <table:table-cell table:formula="of:=ABS([.D147]-[.D146])" office:value-type="float" office:value="3.43800000000004">
            <text:p>3.438</text:p>
          </table:table-cell>
          <table:table-cell/>
          <table:table-cell office:value-type="float" office:value="174863.563">
            <text:p>174863.563</text:p>
          </table:table-cell>
          <table:table-cell table:formula="of:=ABS([.G147]-[.G146])" office:value-type="float" office:value="2887.31200000001">
            <text:p>2887.312</text:p>
          </table:table-cell>
          <table:table-cell table:number-columns-repeated="1016"/>
        </table:table-row>
        <table:table-row table:style-name="ro2">
          <table:table-cell office:value-type="float" office:value="245002">
            <text:p>245002</text:p>
          </table:table-cell>
          <table:table-cell table:formula="of:=[.A148]-[.A147]" office:value-type="float" office:value="112">
            <text:p>112</text:p>
          </table:table-cell>
          <table:table-cell/>
          <table:table-cell office:value-type="float" office:value="414.728">
            <text:p>414.728</text:p>
          </table:table-cell>
          <table:table-cell table:formula="of:=ABS([.D148]-[.D147])" office:value-type="float" office:value="3.43899999999996">
            <text:p>3.439</text:p>
          </table:table-cell>
          <table:table-cell/>
          <table:table-cell office:value-type="float" office:value="171999.719">
            <text:p>171999.719</text:p>
          </table:table-cell>
          <table:table-cell table:formula="of:=ABS([.G148]-[.G147])" office:value-type="float" office:value="2863.84399999998">
            <text:p>2863.844</text:p>
          </table:table-cell>
          <table:table-cell table:number-columns-repeated="1016"/>
        </table:table-row>
        <table:table-row table:style-name="ro2">
          <table:table-cell office:value-type="float" office:value="245107">
            <text:p>245107</text:p>
          </table:table-cell>
          <table:table-cell table:formula="of:=[.A149]-[.A148]" office:value-type="float" office:value="105">
            <text:p>105</text:p>
          </table:table-cell>
          <table:table-cell/>
          <table:table-cell office:value-type="float" office:value="411.289">
            <text:p>411.289</text:p>
          </table:table-cell>
          <table:table-cell table:formula="of:=ABS([.D149]-[.D148])" office:value-type="float" office:value="3.43900000000002">
            <text:p>3.439</text:p>
          </table:table-cell>
          <table:table-cell/>
          <table:table-cell office:value-type="float" office:value="169159.047">
            <text:p>169159.047</text:p>
          </table:table-cell>
          <table:table-cell table:formula="of:=ABS([.G149]-[.G148])" office:value-type="float" office:value="2840.67200000002">
            <text:p>2840.672</text:p>
          </table:table-cell>
          <table:table-cell table:number-columns-repeated="1016"/>
        </table:table-row>
        <table:table-row table:style-name="ro2">
          <table:table-cell office:value-type="float" office:value="245220">
            <text:p>245220</text:p>
          </table:table-cell>
          <table:table-cell table:formula="of:=[.A150]-[.A149]" office:value-type="float" office:value="113">
            <text:p>113</text:p>
          </table:table-cell>
          <table:table-cell/>
          <table:table-cell office:value-type="float" office:value="407.851">
            <text:p>407.851</text:p>
          </table:table-cell>
          <table:table-cell table:formula="of:=ABS([.D150]-[.D149])" office:value-type="float" office:value="3.43799999999999">
            <text:p>3.438</text:p>
          </table:table-cell>
          <table:table-cell/>
          <table:table-cell office:value-type="float" office:value="166342.141">
            <text:p>166342.141</text:p>
          </table:table-cell>
          <table:table-cell table:formula="of:=ABS([.G150]-[.G149])" office:value-type="float" office:value="2816.90599999999">
            <text:p>2816.906</text:p>
          </table:table-cell>
          <table:table-cell table:number-columns-repeated="1016"/>
        </table:table-row>
        <table:table-row table:style-name="ro2">
          <table:table-cell office:value-type="float" office:value="245329">
            <text:p>245329</text:p>
          </table:table-cell>
          <table:table-cell table:formula="of:=[.A151]-[.A150]" office:value-type="float" office:value="109">
            <text:p>109</text:p>
          </table:table-cell>
          <table:table-cell/>
          <table:table-cell office:value-type="float" office:value="445.802">
            <text:p>445.802</text:p>
          </table:table-cell>
          <table:table-cell table:formula="of:=ABS([.D151]-[.D150])" office:value-type="float" office:value="37.951">
            <text:p>37.951</text:p>
          </table:table-cell>
          <table:table-cell/>
          <table:table-cell office:value-type="float" office:value="198739.813">
            <text:p>198739.813</text:p>
          </table:table-cell>
          <table:table-cell table:formula="of:=ABS([.G151]-[.G150])" office:value-type="float" office:value="32397.672">
            <text:p>32397.672</text:p>
          </table:table-cell>
          <table:table-cell table:number-columns-repeated="1016"/>
        </table:table-row>
        <table:table-row table:style-name="ro2">
          <table:table-cell office:value-type="float" office:value="245434">
            <text:p>245434</text:p>
          </table:table-cell>
          <table:table-cell table:formula="of:=[.A152]-[.A151]" office:value-type="float" office:value="105">
            <text:p>105</text:p>
          </table:table-cell>
          <table:table-cell/>
          <table:table-cell office:value-type="float" office:value="442.358">
            <text:p>442.358</text:p>
          </table:table-cell>
          <table:table-cell table:formula="of:=ABS([.D152]-[.D151])" office:value-type="float" office:value="3.44400000000002">
            <text:p>3.444</text:p>
          </table:table-cell>
          <table:table-cell/>
          <table:table-cell office:value-type="float" office:value="195680.266">
            <text:p>195680.266</text:p>
          </table:table-cell>
          <table:table-cell table:formula="of:=ABS([.G152]-[.G151])" office:value-type="float" office:value="3059.54699999999">
            <text:p>3059.547</text:p>
          </table:table-cell>
          <table:table-cell table:number-columns-repeated="1016"/>
        </table:table-row>
        <table:table-row table:style-name="ro2">
          <table:table-cell office:value-type="float" office:value="245540">
            <text:p>245540</text:p>
          </table:table-cell>
          <table:table-cell table:formula="of:=[.A153]-[.A152]" office:value-type="float" office:value="106">
            <text:p>106</text:p>
          </table:table-cell>
          <table:table-cell/>
          <table:table-cell office:value-type="float" office:value="438.927">
            <text:p>438.927</text:p>
          </table:table-cell>
          <table:table-cell table:formula="of:=ABS([.D153]-[.D152])" office:value-type="float" office:value="3.43099999999998">
            <text:p>3.431</text:p>
          </table:table-cell>
          <table:table-cell/>
          <table:table-cell office:value-type="float" office:value="192657.219">
            <text:p>192657.219</text:p>
          </table:table-cell>
          <table:table-cell table:formula="of:=ABS([.G153]-[.G152])" office:value-type="float" office:value="3023.04699999999">
            <text:p>3023.047</text:p>
          </table:table-cell>
          <table:table-cell table:number-columns-repeated="1016"/>
        </table:table-row>
        <table:table-row table:style-name="ro2">
          <table:table-cell office:value-type="float" office:value="245644">
            <text:p>245644</text:p>
          </table:table-cell>
          <table:table-cell table:formula="of:=[.A154]-[.A153]" office:value-type="float" office:value="104">
            <text:p>104</text:p>
          </table:table-cell>
          <table:table-cell/>
          <table:table-cell office:value-type="float" office:value="435.49">
            <text:p>435.490</text:p>
          </table:table-cell>
          <table:table-cell table:formula="of:=ABS([.D154]-[.D153])" office:value-type="float" office:value="3.43700000000001">
            <text:p>3.437</text:p>
          </table:table-cell>
          <table:table-cell/>
          <table:table-cell office:value-type="float" office:value="189651.938">
            <text:p>189651.938</text:p>
          </table:table-cell>
          <table:table-cell table:formula="of:=ABS([.G154]-[.G153])" office:value-type="float" office:value="3005.28100000002">
            <text:p>3005.281</text:p>
          </table:table-cell>
          <table:table-cell table:number-columns-repeated="1016"/>
        </table:table-row>
        <table:table-row table:style-name="ro2">
          <table:table-cell office:value-type="float" office:value="245747">
            <text:p>245747</text:p>
          </table:table-cell>
          <table:table-cell table:formula="of:=[.A155]-[.A154]" office:value-type="float" office:value="103">
            <text:p>103</text:p>
          </table:table-cell>
          <table:table-cell/>
          <table:table-cell office:value-type="float" office:value="432.053">
            <text:p>432.053</text:p>
          </table:table-cell>
          <table:table-cell table:formula="of:=ABS([.D155]-[.D154])" office:value-type="float" office:value="3.43700000000001">
            <text:p>3.437</text:p>
          </table:table-cell>
          <table:table-cell/>
          <table:table-cell office:value-type="float" office:value="186670.063">
            <text:p>186670.063</text:p>
          </table:table-cell>
          <table:table-cell table:formula="of:=ABS([.G155]-[.G154])" office:value-type="float" office:value="2981.875">
            <text:p>2981.875</text:p>
          </table:table-cell>
          <table:table-cell table:number-columns-repeated="1016"/>
        </table:table-row>
        <table:table-row table:style-name="ro2">
          <table:table-cell office:value-type="float" office:value="245856">
            <text:p>245856</text:p>
          </table:table-cell>
          <table:table-cell table:formula="of:=[.A156]-[.A155]" office:value-type="float" office:value="109">
            <text:p>109</text:p>
          </table:table-cell>
          <table:table-cell/>
          <table:table-cell office:value-type="float" office:value="428.616">
            <text:p>428.616</text:p>
          </table:table-cell>
          <table:table-cell table:formula="of:=ABS([.D156]-[.D155])" office:value-type="float" office:value="3.43700000000001">
            <text:p>3.437</text:p>
          </table:table-cell>
          <table:table-cell/>
          <table:table-cell office:value-type="float" office:value="183711.594">
            <text:p>183711.594</text:p>
          </table:table-cell>
          <table:table-cell table:formula="of:=ABS([.G156]-[.G155])" office:value-type="float" office:value="2958.46899999998">
            <text:p>2958.469</text:p>
          </table:table-cell>
          <table:table-cell table:number-columns-repeated="1016"/>
        </table:table-row>
        <table:table-row table:style-name="ro2">
          <table:table-cell office:value-type="float" office:value="245957">
            <text:p>245957</text:p>
          </table:table-cell>
          <table:table-cell table:formula="of:=[.A157]-[.A156]" office:value-type="float" office:value="101">
            <text:p>101</text:p>
          </table:table-cell>
          <table:table-cell/>
          <table:table-cell office:value-type="float" office:value="460.893">
            <text:p>460.893</text:p>
          </table:table-cell>
          <table:table-cell table:formula="of:=ABS([.D157]-[.D156])" office:value-type="float" office:value="32.277">
            <text:p>32.277</text:p>
          </table:table-cell>
          <table:table-cell/>
          <table:table-cell office:value-type="float" office:value="212422.031">
            <text:p>212422.031</text:p>
          </table:table-cell>
          <table:table-cell table:formula="of:=ABS([.G157]-[.G156])" office:value-type="float" office:value="28710.437">
            <text:p>28710.437</text:p>
          </table:table-cell>
          <table:table-cell table:number-columns-repeated="1016"/>
        </table:table-row>
        <table:table-row table:style-name="ro2">
          <table:table-cell office:value-type="float" office:value="246068">
            <text:p>246068</text:p>
          </table:table-cell>
          <table:table-cell table:formula="of:=[.A158]-[.A157]" office:value-type="float" office:value="111">
            <text:p>111</text:p>
          </table:table-cell>
          <table:table-cell/>
          <table:table-cell office:value-type="float" office:value="457.442">
            <text:p>457.442</text:p>
          </table:table-cell>
          <table:table-cell table:formula="of:=ABS([.D158]-[.D157])" office:value-type="float" office:value="3.45099999999996">
            <text:p>3.451</text:p>
          </table:table-cell>
          <table:table-cell/>
          <table:table-cell office:value-type="float" office:value="209253.328">
            <text:p>209253.328</text:p>
          </table:table-cell>
          <table:table-cell table:formula="of:=ABS([.G158]-[.G157])" office:value-type="float" office:value="3168.70299999998">
            <text:p>3168.703</text:p>
          </table:table-cell>
          <table:table-cell table:number-columns-repeated="1016"/>
        </table:table-row>
        <table:table-row table:style-name="ro2">
          <table:table-cell office:value-type="float" office:value="246171">
            <text:p>246171</text:p>
          </table:table-cell>
          <table:table-cell table:formula="of:=[.A159]-[.A158]" office:value-type="float" office:value="103">
            <text:p>103</text:p>
          </table:table-cell>
          <table:table-cell/>
          <table:table-cell office:value-type="float" office:value="454.02">
            <text:p>454.020</text:p>
          </table:table-cell>
          <table:table-cell table:formula="of:=ABS([.D159]-[.D158])" office:value-type="float" office:value="3.42200000000003">
            <text:p>3.422</text:p>
          </table:table-cell>
          <table:table-cell/>
          <table:table-cell office:value-type="float" office:value="206133.953">
            <text:p>206133.953</text:p>
          </table:table-cell>
          <table:table-cell table:formula="of:=ABS([.G159]-[.G158])" office:value-type="float" office:value="3119.375">
            <text:p>3119.375</text:p>
          </table:table-cell>
          <table:table-cell table:number-columns-repeated="1016"/>
        </table:table-row>
        <table:table-row table:style-name="ro2">
          <table:table-cell office:value-type="float" office:value="246276">
            <text:p>246276</text:p>
          </table:table-cell>
          <table:table-cell table:formula="of:=[.A160]-[.A159]" office:value-type="float" office:value="105">
            <text:p>105</text:p>
          </table:table-cell>
          <table:table-cell/>
          <table:table-cell office:value-type="float" office:value="450.583">
            <text:p>450.583</text:p>
          </table:table-cell>
          <table:table-cell table:formula="of:=ABS([.D160]-[.D159])" office:value-type="float" office:value="3.43699999999995">
            <text:p>3.437</text:p>
          </table:table-cell>
          <table:table-cell/>
          <table:table-cell office:value-type="float" office:value="203024.766">
            <text:p>203024.766</text:p>
          </table:table-cell>
          <table:table-cell table:formula="of:=ABS([.G160]-[.G159])" office:value-type="float" office:value="3109.18700000001">
            <text:p>3109.187</text:p>
          </table:table-cell>
          <table:table-cell table:number-columns-repeated="1016"/>
        </table:table-row>
        <table:table-row table:style-name="ro2">
          <table:table-cell office:value-type="float" office:value="246385">
            <text:p>246385</text:p>
          </table:table-cell>
          <table:table-cell table:formula="of:=[.A161]-[.A160]" office:value-type="float" office:value="109">
            <text:p>109</text:p>
          </table:table-cell>
          <table:table-cell/>
          <table:table-cell office:value-type="float" office:value="464.78">
            <text:p>464.780</text:p>
          </table:table-cell>
          <table:table-cell table:formula="of:=ABS([.D161]-[.D160])" office:value-type="float" office:value="14.1969999999999">
            <text:p>14.197</text:p>
          </table:table-cell>
          <table:table-cell/>
          <table:table-cell office:value-type="float" office:value="216020.047">
            <text:p>216020.047</text:p>
          </table:table-cell>
          <table:table-cell table:formula="of:=ABS([.G161]-[.G160])" office:value-type="float" office:value="12995.281">
            <text:p>12995.281</text:p>
          </table:table-cell>
          <table:table-cell table:number-columns-repeated="1016"/>
        </table:table-row>
        <table:table-row table:style-name="ro2">
          <table:table-cell office:value-type="float" office:value="246491">
            <text:p>246491</text:p>
          </table:table-cell>
          <table:table-cell table:formula="of:=[.A162]-[.A161]" office:value-type="float" office:value="106">
            <text:p>106</text:p>
          </table:table-cell>
          <table:table-cell/>
          <table:table-cell office:value-type="float" office:value="461.334">
            <text:p>461.334</text:p>
          </table:table-cell>
          <table:table-cell table:formula="of:=ABS([.D162]-[.D161])" office:value-type="float" office:value="3.44599999999997">
            <text:p>3.446</text:p>
          </table:table-cell>
          <table:table-cell/>
          <table:table-cell office:value-type="float" office:value="212828.844">
            <text:p>212828.844</text:p>
          </table:table-cell>
          <table:table-cell table:formula="of:=ABS([.G162]-[.G161])" office:value-type="float" office:value="3191.20299999998">
            <text:p>3191.203</text:p>
          </table:table-cell>
          <table:table-cell table:number-columns-repeated="1016"/>
        </table:table-row>
        <table:table-row table:style-name="ro2">
          <table:table-cell office:value-type="float" office:value="246598">
            <text:p>246598</text:p>
          </table:table-cell>
          <table:table-cell table:formula="of:=[.A163]-[.A162]" office:value-type="float" office:value="107">
            <text:p>107</text:p>
          </table:table-cell>
          <table:table-cell/>
          <table:table-cell office:value-type="float" office:value="457.903">
            <text:p>457.903</text:p>
          </table:table-cell>
          <table:table-cell table:formula="of:=ABS([.D163]-[.D162])" office:value-type="float" office:value="3.43099999999998">
            <text:p>3.431</text:p>
          </table:table-cell>
          <table:table-cell/>
          <table:table-cell office:value-type="float" office:value="209674.906">
            <text:p>209674.906</text:p>
          </table:table-cell>
          <table:table-cell table:formula="of:=ABS([.G163]-[.G162])" office:value-type="float" office:value="3153.93800000002">
            <text:p>3153.938</text:p>
          </table:table-cell>
          <table:table-cell table:number-columns-repeated="1016"/>
        </table:table-row>
        <table:table-row table:style-name="ro2">
          <table:table-cell office:value-type="float" office:value="246709">
            <text:p>246709</text:p>
          </table:table-cell>
          <table:table-cell table:formula="of:=[.A164]-[.A163]" office:value-type="float" office:value="111">
            <text:p>111</text:p>
          </table:table-cell>
          <table:table-cell/>
          <table:table-cell office:value-type="float" office:value="472.032">
            <text:p>472.032</text:p>
          </table:table-cell>
          <table:table-cell table:formula="of:=ABS([.D164]-[.D163])" office:value-type="float" office:value="14.129">
            <text:p>14.129</text:p>
          </table:table-cell>
          <table:table-cell/>
          <table:table-cell office:value-type="float" office:value="222814.109">
            <text:p>222814.109</text:p>
          </table:table-cell>
          <table:table-cell table:formula="of:=ABS([.G164]-[.G163])" office:value-type="float" office:value="13139.203">
            <text:p>13139.203</text:p>
          </table:table-cell>
          <table:table-cell table:number-columns-repeated="1016"/>
        </table:table-row>
        <table:table-row table:style-name="ro2">
          <table:table-cell office:value-type="float" office:value="246816">
            <text:p>246816</text:p>
          </table:table-cell>
          <table:table-cell table:formula="of:=[.A165]-[.A164]" office:value-type="float" office:value="107">
            <text:p>107</text:p>
          </table:table-cell>
          <table:table-cell/>
          <table:table-cell office:value-type="float" office:value="468.576">
            <text:p>468.576</text:p>
          </table:table-cell>
          <table:table-cell table:formula="of:=ABS([.D165]-[.D164])" office:value-type="float" office:value="3.45599999999996">
            <text:p>3.456</text:p>
          </table:table-cell>
          <table:table-cell/>
          <table:table-cell office:value-type="float" office:value="219563.469">
            <text:p>219563.469</text:p>
          </table:table-cell>
          <table:table-cell table:formula="of:=ABS([.G165]-[.G164])" office:value-type="float" office:value="3250.63999999998">
            <text:p>3250.640</text:p>
          </table:table-cell>
          <table:table-cell table:number-columns-repeated="1016"/>
        </table:table-row>
        <table:table-row table:style-name="ro2">
          <table:table-cell office:value-type="float" office:value="246927">
            <text:p>246927</text:p>
          </table:table-cell>
          <table:table-cell table:formula="of:=[.A166]-[.A165]" office:value-type="float" office:value="111">
            <text:p>111</text:p>
          </table:table-cell>
          <table:table-cell/>
          <table:table-cell office:value-type="float" office:value="481.838">
            <text:p>481.838</text:p>
          </table:table-cell>
          <table:table-cell table:formula="of:=ABS([.D166]-[.D165])" office:value-type="float" office:value="13.262">
            <text:p>13.262</text:p>
          </table:table-cell>
          <table:table-cell/>
          <table:table-cell office:value-type="float" office:value="232167.563">
            <text:p>232167.563</text:p>
          </table:table-cell>
          <table:table-cell table:formula="of:=ABS([.G166]-[.G165])" office:value-type="float" office:value="12604.094">
            <text:p>12604.094</text:p>
          </table:table-cell>
          <table:table-cell table:number-columns-repeated="1016"/>
        </table:table-row>
        <table:table-row table:style-name="ro2">
          <table:table-cell office:value-type="float" office:value="247032">
            <text:p>247032</text:p>
          </table:table-cell>
          <table:table-cell table:formula="of:=[.A167]-[.A166]" office:value-type="float" office:value="105">
            <text:p>105</text:p>
          </table:table-cell>
          <table:table-cell/>
          <table:table-cell office:value-type="float" office:value="478.35">
            <text:p>478.350</text:p>
          </table:table-cell>
          <table:table-cell table:formula="of:=ABS([.D167]-[.D166])" office:value-type="float" office:value="3.488">
            <text:p>3.488</text:p>
          </table:table-cell>
          <table:table-cell/>
          <table:table-cell office:value-type="float" office:value="228819.141">
            <text:p>228819.141</text:p>
          </table:table-cell>
          <table:table-cell table:formula="of:=ABS([.G167]-[.G166])" office:value-type="float" office:value="3348.42199999999">
            <text:p>3348.422</text:p>
          </table:table-cell>
          <table:table-cell table:number-columns-repeated="1016"/>
        </table:table-row>
        <table:table-row table:style-name="ro2">
          <table:table-cell office:value-type="float" office:value="247136">
            <text:p>247136</text:p>
          </table:table-cell>
          <table:table-cell table:formula="of:=[.A168]-[.A167]" office:value-type="float" office:value="104">
            <text:p>104</text:p>
          </table:table-cell>
          <table:table-cell/>
          <table:table-cell office:value-type="float" office:value="474.973">
            <text:p>474.973</text:p>
          </table:table-cell>
          <table:table-cell table:formula="of:=ABS([.D168]-[.D167])" office:value-type="float" office:value="3.37700000000001">
            <text:p>3.377</text:p>
          </table:table-cell>
          <table:table-cell/>
          <table:table-cell office:value-type="float" office:value="225599.172">
            <text:p>225599.172</text:p>
          </table:table-cell>
          <table:table-cell table:formula="of:=ABS([.G168]-[.G167])" office:value-type="float" office:value="3219.96900000001">
            <text:p>3219.969</text:p>
          </table:table-cell>
          <table:table-cell table:number-columns-repeated="1016"/>
        </table:table-row>
        <table:table-row table:style-name="ro2">
          <table:table-cell office:value-type="float" office:value="247247">
            <text:p>247247</text:p>
          </table:table-cell>
          <table:table-cell table:formula="of:=[.A169]-[.A168]" office:value-type="float" office:value="111">
            <text:p>111</text:p>
          </table:table-cell>
          <table:table-cell/>
          <table:table-cell office:value-type="float" office:value="492.6">
            <text:p>492.600</text:p>
          </table:table-cell>
          <table:table-cell table:formula="of:=ABS([.D169]-[.D168])" office:value-type="float" office:value="17.627">
            <text:p>17.627</text:p>
          </table:table-cell>
          <table:table-cell/>
          <table:table-cell office:value-type="float" office:value="242655.109">
            <text:p>242655.109</text:p>
          </table:table-cell>
          <table:table-cell table:formula="of:=ABS([.G169]-[.G168])" office:value-type="float" office:value="17055.937">
            <text:p>17055.937</text:p>
          </table:table-cell>
          <table:table-cell table:number-columns-repeated="1016"/>
        </table:table-row>
        <table:table-row table:style-name="ro2">
          <table:table-cell office:value-type="float" office:value="247355">
            <text:p>247355</text:p>
          </table:table-cell>
          <table:table-cell table:formula="of:=[.A170]-[.A169]" office:value-type="float" office:value="108">
            <text:p>108</text:p>
          </table:table-cell>
          <table:table-cell/>
          <table:table-cell office:value-type="float" office:value="489.067">
            <text:p>489.067</text:p>
          </table:table-cell>
          <table:table-cell table:formula="of:=ABS([.D170]-[.D169])" office:value-type="float" office:value="3.53300000000002">
            <text:p>3.533</text:p>
          </table:table-cell>
          <table:table-cell/>
          <table:table-cell office:value-type="float" office:value="239186.703">
            <text:p>239186.703</text:p>
          </table:table-cell>
          <table:table-cell table:formula="of:=ABS([.G170]-[.G169])" office:value-type="float" office:value="3468.40599999999">
            <text:p>3468.406</text:p>
          </table:table-cell>
          <table:table-cell table:number-columns-repeated="1016"/>
        </table:table-row>
        <table:table-row table:style-name="ro2">
          <table:table-cell office:value-type="float" office:value="247461">
            <text:p>247461</text:p>
          </table:table-cell>
          <table:table-cell table:formula="of:=[.A171]-[.A170]" office:value-type="float" office:value="106">
            <text:p>106</text:p>
          </table:table-cell>
          <table:table-cell/>
          <table:table-cell office:value-type="float" office:value="485.772">
            <text:p>485.772</text:p>
          </table:table-cell>
          <table:table-cell table:formula="of:=ABS([.D171]-[.D170])" office:value-type="float" office:value="3.29500000000002">
            <text:p>3.295</text:p>
          </table:table-cell>
          <table:table-cell/>
          <table:table-cell office:value-type="float" office:value="235974.016">
            <text:p>235974.016</text:p>
          </table:table-cell>
          <table:table-cell table:formula="of:=ABS([.G171]-[.G170])" office:value-type="float" office:value="3212.68700000001">
            <text:p>3212.687</text:p>
          </table:table-cell>
          <table:table-cell table:number-columns-repeated="1016"/>
        </table:table-row>
        <table:table-row table:style-name="ro2">
          <table:table-cell office:value-type="float" office:value="247563">
            <text:p>247563</text:p>
          </table:table-cell>
          <table:table-cell table:formula="of:=[.A172]-[.A171]" office:value-type="float" office:value="102">
            <text:p>102</text:p>
          </table:table-cell>
          <table:table-cell/>
          <table:table-cell office:value-type="float" office:value="482.351">
            <text:p>482.351</text:p>
          </table:table-cell>
          <table:table-cell table:formula="of:=ABS([.D172]-[.D171])" office:value-type="float" office:value="3.42099999999999">
            <text:p>3.421</text:p>
          </table:table-cell>
          <table:table-cell/>
          <table:table-cell office:value-type="float" office:value="232662.344">
            <text:p>232662.344</text:p>
          </table:table-cell>
          <table:table-cell table:formula="of:=ABS([.G172]-[.G171])" office:value-type="float" office:value="3311.67199999999">
            <text:p>3311.672</text:p>
          </table:table-cell>
          <table:table-cell table:number-columns-repeated="1016"/>
        </table:table-row>
        <table:table-row table:style-name="ro2">
          <table:table-cell office:value-type="float" office:value="247675">
            <text:p>247675</text:p>
          </table:table-cell>
          <table:table-cell table:formula="of:=[.A173]-[.A172]" office:value-type="float" office:value="112">
            <text:p>112</text:p>
          </table:table-cell>
          <table:table-cell/>
          <table:table-cell office:value-type="float" office:value="495.453">
            <text:p>495.453</text:p>
          </table:table-cell>
          <table:table-cell table:formula="of:=ABS([.D173]-[.D172])" office:value-type="float" office:value="13.102">
            <text:p>13.102</text:p>
          </table:table-cell>
          <table:table-cell/>
          <table:table-cell office:value-type="float" office:value="245474.031">
            <text:p>245474.031</text:p>
          </table:table-cell>
          <table:table-cell table:formula="of:=ABS([.G173]-[.G172])" office:value-type="float" office:value="12811.687">
            <text:p>12811.687</text:p>
          </table:table-cell>
          <table:table-cell table:number-columns-repeated="1016"/>
        </table:table-row>
        <table:table-row table:style-name="ro2">
          <table:table-cell office:value-type="float" office:value="247779">
            <text:p>247779</text:p>
          </table:table-cell>
          <table:table-cell table:formula="of:=[.A174]-[.A173]" office:value-type="float" office:value="104">
            <text:p>104</text:p>
          </table:table-cell>
          <table:table-cell/>
          <table:table-cell office:value-type="float" office:value="491.905">
            <text:p>491.905</text:p>
          </table:table-cell>
          <table:table-cell table:formula="of:=ABS([.D174]-[.D173])" office:value-type="float" office:value="3.548">
            <text:p>3.548</text:p>
          </table:table-cell>
          <table:table-cell/>
          <table:table-cell office:value-type="float" office:value="241970.391">
            <text:p>241970.391</text:p>
          </table:table-cell>
          <table:table-cell table:formula="of:=ABS([.G174]-[.G173])" office:value-type="float" office:value="3503.63999999998">
            <text:p>3503.640</text:p>
          </table:table-cell>
          <table:table-cell table:number-columns-repeated="1016"/>
        </table:table-row>
        <table:table-row table:style-name="ro2">
          <table:table-cell office:value-type="float" office:value="247886">
            <text:p>247886</text:p>
          </table:table-cell>
          <table:table-cell table:formula="of:=[.A175]-[.A174]" office:value-type="float" office:value="107">
            <text:p>107</text:p>
          </table:table-cell>
          <table:table-cell/>
          <table:table-cell office:value-type="float" office:value="488.596">
            <text:p>488.596</text:p>
          </table:table-cell>
          <table:table-cell table:formula="of:=ABS([.D175]-[.D174])" office:value-type="float" office:value="3.30899999999997">
            <text:p>3.309</text:p>
          </table:table-cell>
          <table:table-cell/>
          <table:table-cell office:value-type="float" office:value="238726.375">
            <text:p>238726.375</text:p>
          </table:table-cell>
          <table:table-cell table:formula="of:=ABS([.G175]-[.G174])" office:value-type="float" office:value="3244.016">
            <text:p>3244.016</text:p>
          </table:table-cell>
          <table:table-cell table:number-columns-repeated="1016"/>
        </table:table-row>
        <table:table-row table:style-name="ro2">
          <table:table-cell office:value-type="float" office:value="247997">
            <text:p>247997</text:p>
          </table:table-cell>
          <table:table-cell table:formula="of:=[.A176]-[.A175]" office:value-type="float" office:value="111">
            <text:p>111</text:p>
          </table:table-cell>
          <table:table-cell/>
          <table:table-cell office:value-type="float" office:value="502.05">
            <text:p>502.050</text:p>
          </table:table-cell>
          <table:table-cell table:formula="of:=ABS([.D176]-[.D175])" office:value-type="float" office:value="13.454">
            <text:p>13.454</text:p>
          </table:table-cell>
          <table:table-cell/>
          <table:table-cell office:value-type="float" office:value="252054.234">
            <text:p>252054.234</text:p>
          </table:table-cell>
          <table:table-cell table:formula="of:=ABS([.G176]-[.G175])" office:value-type="float" office:value="13327.859">
            <text:p>13327.859</text:p>
          </table:table-cell>
          <table:table-cell table:number-columns-repeated="1016"/>
        </table:table-row>
        <table:table-row table:style-name="ro2">
          <table:table-cell office:value-type="float" office:value="248098">
            <text:p>248098</text:p>
          </table:table-cell>
          <table:table-cell table:formula="of:=[.A177]-[.A176]" office:value-type="float" office:value="101">
            <text:p>101</text:p>
          </table:table-cell>
          <table:table-cell/>
          <table:table-cell office:value-type="float" office:value="498.494">
            <text:p>498.494</text:p>
          </table:table-cell>
          <table:table-cell table:formula="of:=ABS([.D177]-[.D176])" office:value-type="float" office:value="3.55599999999998">
            <text:p>3.556</text:p>
          </table:table-cell>
          <table:table-cell/>
          <table:table-cell office:value-type="float" office:value="248495.906">
            <text:p>248495.906</text:p>
          </table:table-cell>
          <table:table-cell table:formula="of:=ABS([.G177]-[.G176])" office:value-type="float" office:value="3558.32800000001">
            <text:p>3558.328</text:p>
          </table:table-cell>
          <table:table-cell table:number-columns-repeated="1016"/>
        </table:table-row>
        <table:table-row table:style-name="ro2">
          <table:table-cell office:value-type="float" office:value="248208">
            <text:p>248208</text:p>
          </table:table-cell>
          <table:table-cell table:formula="of:=[.A178]-[.A177]" office:value-type="float" office:value="110">
            <text:p>110</text:p>
          </table:table-cell>
          <table:table-cell/>
          <table:table-cell office:value-type="float" office:value="495.187">
            <text:p>495.187</text:p>
          </table:table-cell>
          <table:table-cell table:formula="of:=ABS([.D178]-[.D177])" office:value-type="float" office:value="3.30700000000002">
            <text:p>3.307</text:p>
          </table:table-cell>
          <table:table-cell/>
          <table:table-cell office:value-type="float" office:value="245209.922">
            <text:p>245209.922</text:p>
          </table:table-cell>
          <table:table-cell table:formula="of:=ABS([.G178]-[.G177])" office:value-type="float" office:value="3285.984">
            <text:p>3285.984</text:p>
          </table:table-cell>
          <table:table-cell table:number-columns-repeated="1016"/>
        </table:table-row>
        <table:table-row table:style-name="ro2">
          <table:table-cell office:value-type="float" office:value="248313">
            <text:p>248313</text:p>
          </table:table-cell>
          <table:table-cell table:formula="of:=[.A179]-[.A178]" office:value-type="float" office:value="105">
            <text:p>105</text:p>
          </table:table-cell>
          <table:table-cell/>
          <table:table-cell office:value-type="float" office:value="491.768">
            <text:p>491.768</text:p>
          </table:table-cell>
          <table:table-cell table:formula="of:=ABS([.D179]-[.D178])" office:value-type="float" office:value="3.41900000000004">
            <text:p>3.419</text:p>
          </table:table-cell>
          <table:table-cell/>
          <table:table-cell office:value-type="float" office:value="241835.953">
            <text:p>241835.953</text:p>
          </table:table-cell>
          <table:table-cell table:formula="of:=ABS([.G179]-[.G178])" office:value-type="float" office:value="3373.96899999998">
            <text:p>3373.969</text:p>
          </table:table-cell>
          <table:table-cell table:number-columns-repeated="1016"/>
        </table:table-row>
        <table:table-row table:style-name="ro2">
          <table:table-cell office:value-type="float" office:value="248414">
            <text:p>248414</text:p>
          </table:table-cell>
          <table:table-cell table:formula="of:=[.A180]-[.A179]" office:value-type="float" office:value="101">
            <text:p>101</text:p>
          </table:table-cell>
          <table:table-cell/>
          <table:table-cell office:value-type="float" office:value="516.309">
            <text:p>516.309</text:p>
          </table:table-cell>
          <table:table-cell table:formula="of:=ABS([.D180]-[.D179])" office:value-type="float" office:value="24.541">
            <text:p>24.541</text:p>
          </table:table-cell>
          <table:table-cell/>
          <table:table-cell office:value-type="float" office:value="266574.719">
            <text:p>266574.719</text:p>
          </table:table-cell>
          <table:table-cell table:formula="of:=ABS([.G180]-[.G179])" office:value-type="float" office:value="24738.766">
            <text:p>24738.766</text:p>
          </table:table-cell>
          <table:table-cell table:number-columns-repeated="1016"/>
        </table:table-row>
        <table:table-row table:style-name="ro2">
          <table:table-cell office:value-type="float" office:value="248516">
            <text:p>248516</text:p>
          </table:table-cell>
          <table:table-cell table:formula="of:=[.A181]-[.A180]" office:value-type="float" office:value="102">
            <text:p>102</text:p>
          </table:table-cell>
          <table:table-cell/>
          <table:table-cell office:value-type="float" office:value="512.772">
            <text:p>512.772</text:p>
          </table:table-cell>
          <table:table-cell table:formula="of:=ABS([.D181]-[.D180])" office:value-type="float" office:value="3.53699999999992">
            <text:p>3.537</text:p>
          </table:table-cell>
          <table:table-cell/>
          <table:table-cell office:value-type="float" office:value="262935.313">
            <text:p>262935.313</text:p>
          </table:table-cell>
          <table:table-cell table:formula="of:=ABS([.G181]-[.G180])" office:value-type="float" office:value="3639.40599999996">
            <text:p>3639.406</text:p>
          </table:table-cell>
          <table:table-cell table:number-columns-repeated="1016"/>
        </table:table-row>
        <table:table-row table:style-name="ro2">
          <table:table-cell office:value-type="float" office:value="248787">
            <text:p>248787</text:p>
          </table:table-cell>
          <table:table-cell table:formula="of:=[.A182]-[.A181]" office:value-type="float" office:value="271">
            <text:p>271</text:p>
          </table:table-cell>
          <table:table-cell/>
          <table:table-cell office:value-type="float" office:value="509.469">
            <text:p>509.469</text:p>
          </table:table-cell>
          <table:table-cell table:formula="of:=ABS([.D182]-[.D181])" office:value-type="float" office:value="3.30300000000005">
            <text:p>3.303</text:p>
          </table:table-cell>
          <table:table-cell/>
          <table:table-cell office:value-type="float" office:value="259558.328">
            <text:p>259558.328</text:p>
          </table:table-cell>
          <table:table-cell table:formula="of:=ABS([.G182]-[.G181])" office:value-type="float" office:value="3376.98500000001">
            <text:p>3376.985</text:p>
          </table:table-cell>
          <table:table-cell table:number-columns-repeated="1016"/>
        </table:table-row>
        <table:table-row table:style-name="ro2">
          <table:table-cell office:value-type="float" office:value="248891">
            <text:p>248891</text:p>
          </table:table-cell>
          <table:table-cell table:formula="of:=[.A183]-[.A182]" office:value-type="float" office:value="104">
            <text:p>104</text:p>
          </table:table-cell>
          <table:table-cell/>
          <table:table-cell office:value-type="float" office:value="506.049">
            <text:p>506.049</text:p>
          </table:table-cell>
          <table:table-cell table:formula="of:=ABS([.D183]-[.D182])" office:value-type="float" office:value="3.42000000000002">
            <text:p>3.420</text:p>
          </table:table-cell>
          <table:table-cell/>
          <table:table-cell office:value-type="float" office:value="256085.484">
            <text:p>256085.484</text:p>
          </table:table-cell>
          <table:table-cell table:formula="of:=ABS([.G183]-[.G182])" office:value-type="float" office:value="3472.84400000001">
            <text:p>3472.844</text:p>
          </table:table-cell>
          <table:table-cell table:number-columns-repeated="1016"/>
        </table:table-row>
        <table:table-row table:style-name="ro2">
          <table:table-cell office:value-type="float" office:value="248996">
            <text:p>248996</text:p>
          </table:table-cell>
          <table:table-cell table:formula="of:=[.A184]-[.A183]" office:value-type="float" office:value="105">
            <text:p>105</text:p>
          </table:table-cell>
          <table:table-cell/>
          <table:table-cell office:value-type="float" office:value="502.629">
            <text:p>502.629</text:p>
          </table:table-cell>
          <table:table-cell table:formula="of:=ABS([.D184]-[.D183])" office:value-type="float" office:value="3.41999999999996">
            <text:p>3.420</text:p>
          </table:table-cell>
          <table:table-cell/>
          <table:table-cell office:value-type="float" office:value="252636.203">
            <text:p>252636.203</text:p>
          </table:table-cell>
          <table:table-cell table:formula="of:=ABS([.G184]-[.G183])" office:value-type="float" office:value="3449.28099999999">
            <text:p>3449.281</text:p>
          </table:table-cell>
          <table:table-cell table:number-columns-repeated="1016"/>
        </table:table-row>
        <table:table-row table:style-name="ro2">
          <table:table-cell office:value-type="float" office:value="249098">
            <text:p>249098</text:p>
          </table:table-cell>
          <table:table-cell table:formula="of:=[.A185]-[.A184]" office:value-type="float" office:value="102">
            <text:p>102</text:p>
          </table:table-cell>
          <table:table-cell/>
          <table:table-cell office:value-type="float" office:value="499.21">
            <text:p>499.210</text:p>
          </table:table-cell>
          <table:table-cell table:formula="of:=ABS([.D185]-[.D184])" office:value-type="float" office:value="3.41900000000004">
            <text:p>3.419</text:p>
          </table:table-cell>
          <table:table-cell/>
          <table:table-cell office:value-type="float" office:value="249210.484">
            <text:p>249210.484</text:p>
          </table:table-cell>
          <table:table-cell table:formula="of:=ABS([.G185]-[.G184])" office:value-type="float" office:value="3425.71900000001">
            <text:p>3425.719</text:p>
          </table:table-cell>
          <table:table-cell table:number-columns-repeated="1016"/>
        </table:table-row>
        <table:table-row table:style-name="ro2">
          <table:table-cell office:value-type="float" office:value="249203">
            <text:p>249203</text:p>
          </table:table-cell>
          <table:table-cell table:formula="of:=[.A186]-[.A185]" office:value-type="float" office:value="105">
            <text:p>105</text:p>
          </table:table-cell>
          <table:table-cell/>
          <table:table-cell office:value-type="float" office:value="495.791">
            <text:p>495.791</text:p>
          </table:table-cell>
          <table:table-cell table:formula="of:=ABS([.D186]-[.D185])" office:value-type="float" office:value="3.41899999999998">
            <text:p>3.419</text:p>
          </table:table-cell>
          <table:table-cell/>
          <table:table-cell office:value-type="float" office:value="245808.328">
            <text:p>245808.328</text:p>
          </table:table-cell>
          <table:table-cell table:formula="of:=ABS([.G186]-[.G185])" office:value-type="float" office:value="3402.15599999999">
            <text:p>3402.156</text:p>
          </table:table-cell>
          <table:table-cell table:number-columns-repeated="1016"/>
        </table:table-row>
        <table:table-row table:style-name="ro2">
          <table:table-cell office:value-type="float" office:value="249311">
            <text:p>249311</text:p>
          </table:table-cell>
          <table:table-cell table:formula="of:=[.A187]-[.A186]" office:value-type="float" office:value="108">
            <text:p>108</text:p>
          </table:table-cell>
          <table:table-cell/>
          <table:table-cell office:value-type="float" office:value="492.372">
            <text:p>492.372</text:p>
          </table:table-cell>
          <table:table-cell table:formula="of:=ABS([.D187]-[.D186])" office:value-type="float" office:value="3.41899999999998">
            <text:p>3.419</text:p>
          </table:table-cell>
          <table:table-cell/>
          <table:table-cell office:value-type="float" office:value="242429.719">
            <text:p>242429.719</text:p>
          </table:table-cell>
          <table:table-cell table:formula="of:=ABS([.G187]-[.G186])" office:value-type="float" office:value="3378.609">
            <text:p>3378.609</text:p>
          </table:table-cell>
          <table:table-cell table:number-columns-repeated="1016"/>
        </table:table-row>
        <table:table-row table:style-name="ro2">
          <table:table-cell office:value-type="float" office:value="249419">
            <text:p>249419</text:p>
          </table:table-cell>
          <table:table-cell table:formula="of:=[.A188]-[.A187]" office:value-type="float" office:value="108">
            <text:p>108</text:p>
          </table:table-cell>
          <table:table-cell/>
          <table:table-cell office:value-type="float" office:value="541.646">
            <text:p>541.646</text:p>
          </table:table-cell>
          <table:table-cell table:formula="of:=ABS([.D188]-[.D187])" office:value-type="float" office:value="49.2739999999999">
            <text:p>49.274</text:p>
          </table:table-cell>
          <table:table-cell/>
          <table:table-cell office:value-type="float" office:value="293380.438">
            <text:p>293380.438</text:p>
          </table:table-cell>
          <table:table-cell table:formula="of:=ABS([.G188]-[.G187])" office:value-type="float" office:value="50950.719">
            <text:p>50950.719</text:p>
          </table:table-cell>
          <table:table-cell table:number-columns-repeated="1016"/>
        </table:table-row>
        <table:table-row table:style-name="ro2">
          <table:table-cell office:value-type="float" office:value="249523">
            <text:p>249523</text:p>
          </table:table-cell>
          <table:table-cell table:formula="of:=[.A189]-[.A188]" office:value-type="float" office:value="104">
            <text:p>104</text:p>
          </table:table-cell>
          <table:table-cell/>
          <table:table-cell office:value-type="float" office:value="538.111">
            <text:p>538.111</text:p>
          </table:table-cell>
          <table:table-cell table:formula="of:=ABS([.D189]-[.D188])" office:value-type="float" office:value="3.53499999999997">
            <text:p>3.535</text:p>
          </table:table-cell>
          <table:table-cell/>
          <table:table-cell office:value-type="float" office:value="289563.594">
            <text:p>289563.594</text:p>
          </table:table-cell>
          <table:table-cell table:formula="of:=ABS([.G189]-[.G188])" office:value-type="float" office:value="3816.84400000004">
            <text:p>3816.844</text:p>
          </table:table-cell>
          <table:table-cell table:number-columns-repeated="1016"/>
        </table:table-row>
        <table:table-row table:style-name="ro2">
          <table:table-cell office:value-type="float" office:value="249631">
            <text:p>249631</text:p>
          </table:table-cell>
          <table:table-cell table:formula="of:=[.A190]-[.A189]" office:value-type="float" office:value="108">
            <text:p>108</text:p>
          </table:table-cell>
          <table:table-cell/>
          <table:table-cell office:value-type="float" office:value="534.804">
            <text:p>534.804</text:p>
          </table:table-cell>
          <table:table-cell table:formula="of:=ABS([.D190]-[.D189])" office:value-type="float" office:value="3.30700000000002">
            <text:p>3.307</text:p>
          </table:table-cell>
          <table:table-cell/>
          <table:table-cell office:value-type="float" office:value="286015.656">
            <text:p>286015.656</text:p>
          </table:table-cell>
          <table:table-cell table:formula="of:=ABS([.G190]-[.G189])" office:value-type="float" office:value="3547.93799999997">
            <text:p>3547.938</text:p>
          </table:table-cell>
          <table:table-cell table:number-columns-repeated="1016"/>
        </table:table-row>
        <table:table-row table:style-name="ro2">
          <table:table-cell office:value-type="float" office:value="249733">
            <text:p>249733</text:p>
          </table:table-cell>
          <table:table-cell table:formula="of:=[.A191]-[.A190]" office:value-type="float" office:value="102">
            <text:p>102</text:p>
          </table:table-cell>
          <table:table-cell/>
          <table:table-cell office:value-type="float" office:value="547.789">
            <text:p>547.789</text:p>
          </table:table-cell>
          <table:table-cell table:formula="of:=ABS([.D191]-[.D190])" office:value-type="float" office:value="12.985">
            <text:p>12.985</text:p>
          </table:table-cell>
          <table:table-cell/>
          <table:table-cell office:value-type="float" office:value="300073.25">
            <text:p>300073.250</text:p>
          </table:table-cell>
          <table:table-cell table:formula="of:=ABS([.G191]-[.G190])" office:value-type="float" office:value="14057.594">
            <text:p>14057.594</text:p>
          </table:table-cell>
          <table:table-cell table:number-columns-repeated="1016"/>
        </table:table-row>
        <table:table-row table:style-name="ro2">
          <table:table-cell office:value-type="float" office:value="249842">
            <text:p>249842</text:p>
          </table:table-cell>
          <table:table-cell table:formula="of:=[.A192]-[.A191]" office:value-type="float" office:value="109">
            <text:p>109</text:p>
          </table:table-cell>
          <table:table-cell/>
          <table:table-cell office:value-type="float" office:value="544.147">
            <text:p>544.147</text:p>
          </table:table-cell>
          <table:table-cell table:formula="of:=ABS([.D192]-[.D191])" office:value-type="float" office:value="3.64199999999994">
            <text:p>3.642</text:p>
          </table:table-cell>
          <table:table-cell/>
          <table:table-cell office:value-type="float" office:value="296096.469">
            <text:p>296096.469</text:p>
          </table:table-cell>
          <table:table-cell table:formula="of:=ABS([.G192]-[.G191])" office:value-type="float" office:value="3976.78100000002">
            <text:p>3976.781</text:p>
          </table:table-cell>
          <table:table-cell table:number-columns-repeated="1016"/>
        </table:table-row>
        <table:table-row table:style-name="ro2">
          <table:table-cell office:value-type="float" office:value="249944">
            <text:p>249944</text:p>
          </table:table-cell>
          <table:table-cell table:formula="of:=[.A193]-[.A192]" office:value-type="float" office:value="102">
            <text:p>102</text:p>
          </table:table-cell>
          <table:table-cell/>
          <table:table-cell office:value-type="float" office:value="540.807">
            <text:p>540.807</text:p>
          </table:table-cell>
          <table:table-cell table:formula="of:=ABS([.D193]-[.D192])" office:value-type="float" office:value="3.34000000000003">
            <text:p>3.340</text:p>
          </table:table-cell>
          <table:table-cell/>
          <table:table-cell office:value-type="float" office:value="292471.875">
            <text:p>292471.875</text:p>
          </table:table-cell>
          <table:table-cell table:formula="of:=ABS([.G193]-[.G192])" office:value-type="float" office:value="3624.59399999998">
            <text:p>3624.594</text:p>
          </table:table-cell>
          <table:table-cell table:number-columns-repeated="1016"/>
        </table:table-row>
        <table:table-row table:style-name="ro2">
          <table:table-cell office:value-type="float" office:value="250047">
            <text:p>250047</text:p>
          </table:table-cell>
          <table:table-cell table:formula="of:=[.A194]-[.A193]" office:value-type="float" office:value="103">
            <text:p>103</text:p>
          </table:table-cell>
          <table:table-cell/>
          <table:table-cell office:value-type="float" office:value="537.381">
            <text:p>537.381</text:p>
          </table:table-cell>
          <table:table-cell table:formula="of:=ABS([.D194]-[.D193])" office:value-type="float" office:value="3.42600000000004">
            <text:p>3.426</text:p>
          </table:table-cell>
          <table:table-cell/>
          <table:table-cell office:value-type="float" office:value="288778.313">
            <text:p>288778.313</text:p>
          </table:table-cell>
          <table:table-cell table:formula="of:=ABS([.G194]-[.G193])" office:value-type="float" office:value="3693.56199999998">
            <text:p>3693.562</text:p>
          </table:table-cell>
          <table:table-cell table:number-columns-repeated="1016"/>
        </table:table-row>
        <table:table-row table:style-name="ro2">
          <table:table-cell office:value-type="float" office:value="250159">
            <text:p>250159</text:p>
          </table:table-cell>
          <table:table-cell table:formula="of:=[.A195]-[.A194]" office:value-type="float" office:value="112">
            <text:p>112</text:p>
          </table:table-cell>
          <table:table-cell/>
          <table:table-cell office:value-type="float" office:value="533.964">
            <text:p>533.964</text:p>
          </table:table-cell>
          <table:table-cell table:formula="of:=ABS([.D195]-[.D194])" office:value-type="float" office:value="3.41699999999992">
            <text:p>3.417</text:p>
          </table:table-cell>
          <table:table-cell/>
          <table:table-cell office:value-type="float" office:value="285117.188">
            <text:p>285117.188</text:p>
          </table:table-cell>
          <table:table-cell table:formula="of:=ABS([.G195]-[.G194])" office:value-type="float" office:value="3661.125">
            <text:p>3661.125</text:p>
          </table:table-cell>
          <table:table-cell table:number-columns-repeated="1016"/>
        </table:table-row>
        <table:table-row table:style-name="ro2">
          <table:table-cell office:value-type="float" office:value="250265">
            <text:p>250265</text:p>
          </table:table-cell>
          <table:table-cell table:formula="of:=[.A196]-[.A195]" office:value-type="float" office:value="106">
            <text:p>106</text:p>
          </table:table-cell>
          <table:table-cell/>
          <table:table-cell office:value-type="float" office:value="530.547">
            <text:p>530.547</text:p>
          </table:table-cell>
          <table:table-cell table:formula="of:=ABS([.D196]-[.D195])" office:value-type="float" office:value="3.41700000000003">
            <text:p>3.417</text:p>
          </table:table-cell>
          <table:table-cell/>
          <table:table-cell office:value-type="float" office:value="281479.688">
            <text:p>281479.688</text:p>
          </table:table-cell>
          <table:table-cell table:formula="of:=ABS([.G196]-[.G195])" office:value-type="float" office:value="3637.5">
            <text:p>3637.500</text:p>
          </table:table-cell>
          <table:table-cell table:number-columns-repeated="1016"/>
        </table:table-row>
        <table:table-row table:style-name="ro2">
          <table:table-cell office:value-type="float" office:value="250373">
            <text:p>250373</text:p>
          </table:table-cell>
          <table:table-cell table:formula="of:=[.A197]-[.A196]" office:value-type="float" office:value="108">
            <text:p>108</text:p>
          </table:table-cell>
          <table:table-cell/>
          <table:table-cell office:value-type="float" office:value="527.135">
            <text:p>527.135</text:p>
          </table:table-cell>
          <table:table-cell table:formula="of:=ABS([.D197]-[.D196])" office:value-type="float" office:value="3.41200000000003">
            <text:p>3.412</text:p>
          </table:table-cell>
          <table:table-cell/>
          <table:table-cell office:value-type="float" office:value="277871.063">
            <text:p>277871.063</text:p>
          </table:table-cell>
          <table:table-cell table:formula="of:=ABS([.G197]-[.G196])" office:value-type="float" office:value="3608.625">
            <text:p>3608.625</text:p>
          </table:table-cell>
          <table:table-cell table:number-columns-repeated="1016"/>
        </table:table-row>
        <table:table-row table:style-name="ro2">
          <table:table-cell office:value-type="float" office:value="250479">
            <text:p>250479</text:p>
          </table:table-cell>
          <table:table-cell table:formula="of:=[.A198]-[.A197]" office:value-type="float" office:value="106">
            <text:p>106</text:p>
          </table:table-cell>
          <table:table-cell/>
          <table:table-cell office:value-type="float" office:value="568.592">
            <text:p>568.592</text:p>
          </table:table-cell>
          <table:table-cell table:formula="of:=ABS([.D198]-[.D197])" office:value-type="float" office:value="41.457">
            <text:p>41.457</text:p>
          </table:table-cell>
          <table:table-cell/>
          <table:table-cell office:value-type="float" office:value="323296.469">
            <text:p>323296.469</text:p>
          </table:table-cell>
          <table:table-cell table:formula="of:=ABS([.G198]-[.G197])" office:value-type="float" office:value="45425.406">
            <text:p>45425.406</text:p>
          </table:table-cell>
          <table:table-cell table:number-columns-repeated="1016"/>
        </table:table-row>
        <table:table-row table:style-name="ro2">
          <table:table-cell office:value-type="float" office:value="250581">
            <text:p>250581</text:p>
          </table:table-cell>
          <table:table-cell table:formula="of:=[.A199]-[.A198]" office:value-type="float" office:value="102">
            <text:p>102</text:p>
          </table:table-cell>
          <table:table-cell/>
          <table:table-cell office:value-type="float" office:value="565.072">
            <text:p>565.072</text:p>
          </table:table-cell>
          <table:table-cell table:formula="of:=ABS([.D199]-[.D198])" office:value-type="float" office:value="3.51999999999998">
            <text:p>3.520</text:p>
          </table:table-cell>
          <table:table-cell/>
          <table:table-cell office:value-type="float" office:value="319306.313">
            <text:p>319306.313</text:p>
          </table:table-cell>
          <table:table-cell table:formula="of:=ABS([.G199]-[.G198])" office:value-type="float" office:value="3990.15599999996">
            <text:p>3990.156</text:p>
          </table:table-cell>
          <table:table-cell table:number-columns-repeated="1016"/>
        </table:table-row>
        <table:table-row table:style-name="ro2">
          <table:table-cell office:value-type="float" office:value="250683">
            <text:p>250683</text:p>
          </table:table-cell>
          <table:table-cell table:formula="of:=[.A200]-[.A199]" office:value-type="float" office:value="102">
            <text:p>102</text:p>
          </table:table-cell>
          <table:table-cell/>
          <table:table-cell office:value-type="float" office:value="561.763">
            <text:p>561.763</text:p>
          </table:table-cell>
          <table:table-cell table:formula="of:=ABS([.D200]-[.D199])" office:value-type="float" office:value="3.30899999999997">
            <text:p>3.309</text:p>
          </table:table-cell>
          <table:table-cell/>
          <table:table-cell office:value-type="float" office:value="315577.688">
            <text:p>315577.688</text:p>
          </table:table-cell>
          <table:table-cell table:formula="of:=ABS([.G200]-[.G199])" office:value-type="float" office:value="3728.625">
            <text:p>3728.625</text:p>
          </table:table-cell>
          <table:table-cell table:number-columns-repeated="1016"/>
        </table:table-row>
        <table:table-row table:style-name="ro2">
          <table:table-cell office:value-type="float" office:value="250794">
            <text:p>250794</text:p>
          </table:table-cell>
          <table:table-cell table:formula="of:=[.A201]-[.A200]" office:value-type="float" office:value="111">
            <text:p>111</text:p>
          </table:table-cell>
          <table:table-cell/>
          <table:table-cell office:value-type="float" office:value="558.329">
            <text:p>558.329</text:p>
          </table:table-cell>
          <table:table-cell table:formula="of:=ABS([.D201]-[.D200])" office:value-type="float" office:value="3.43400000000008">
            <text:p>3.434</text:p>
          </table:table-cell>
          <table:table-cell/>
          <table:table-cell office:value-type="float" office:value="311731.656">
            <text:p>311731.656</text:p>
          </table:table-cell>
          <table:table-cell table:formula="of:=ABS([.G201]-[.G200])" office:value-type="float" office:value="3846.03200000001">
            <text:p>3846.032</text:p>
          </table:table-cell>
          <table:table-cell table:number-columns-repeated="1016"/>
        </table:table-row>
        <table:table-row table:style-name="ro2">
          <table:table-cell office:value-type="float" office:value="250895">
            <text:p>250895</text:p>
          </table:table-cell>
          <table:table-cell table:formula="of:=[.A202]-[.A201]" office:value-type="float" office:value="101">
            <text:p>101</text:p>
          </table:table-cell>
          <table:table-cell/>
          <table:table-cell office:value-type="float" office:value="554.895">
            <text:p>554.895</text:p>
          </table:table-cell>
          <table:table-cell table:formula="of:=ABS([.D202]-[.D201])" office:value-type="float" office:value="3.43399999999997">
            <text:p>3.434</text:p>
          </table:table-cell>
          <table:table-cell/>
          <table:table-cell office:value-type="float" office:value="307908.281">
            <text:p>307908.281</text:p>
          </table:table-cell>
          <table:table-cell table:formula="of:=ABS([.G202]-[.G201])" office:value-type="float" office:value="3823.375">
            <text:p>3823.375</text:p>
          </table:table-cell>
          <table:table-cell table:number-columns-repeated="1016"/>
        </table:table-row>
        <table:table-row table:style-name="ro2">
          <table:table-cell office:value-type="float" office:value="251007">
            <text:p>251007</text:p>
          </table:table-cell>
          <table:table-cell table:formula="of:=[.A203]-[.A202]" office:value-type="float" office:value="112">
            <text:p>112</text:p>
          </table:table-cell>
          <table:table-cell/>
          <table:table-cell office:value-type="float" office:value="551.461">
            <text:p>551.461</text:p>
          </table:table-cell>
          <table:table-cell table:formula="of:=ABS([.D203]-[.D202])" office:value-type="float" office:value="3.43399999999997">
            <text:p>3.434</text:p>
          </table:table-cell>
          <table:table-cell/>
          <table:table-cell office:value-type="float" office:value="304109.469">
            <text:p>304109.469</text:p>
          </table:table-cell>
          <table:table-cell table:formula="of:=ABS([.G203]-[.G202])" office:value-type="float" office:value="3798.81200000003">
            <text:p>3798.812</text:p>
          </table:table-cell>
          <table:table-cell table:number-columns-repeated="1016"/>
        </table:table-row>
        <table:table-row table:style-name="ro2">
          <table:table-cell office:value-type="float" office:value="251111">
            <text:p>251111</text:p>
          </table:table-cell>
          <table:table-cell table:formula="of:=[.A204]-[.A203]" office:value-type="float" office:value="104">
            <text:p>104</text:p>
          </table:table-cell>
          <table:table-cell/>
          <table:table-cell office:value-type="float" office:value="548.037">
            <text:p>548.037</text:p>
          </table:table-cell>
          <table:table-cell table:formula="of:=ABS([.D204]-[.D203])" office:value-type="float" office:value="3.42399999999998">
            <text:p>3.424</text:p>
          </table:table-cell>
          <table:table-cell/>
          <table:table-cell office:value-type="float" office:value="300344.688">
            <text:p>300344.688</text:p>
          </table:table-cell>
          <table:table-cell table:formula="of:=ABS([.G204]-[.G203])" office:value-type="float" office:value="3764.78099999996">
            <text:p>3764.781</text:p>
          </table:table-cell>
          <table:table-cell table:number-columns-repeated="1016"/>
        </table:table-row>
        <table:table-row table:style-name="ro2">
          <table:table-cell office:value-type="float" office:value="251223">
            <text:p>251223</text:p>
          </table:table-cell>
          <table:table-cell table:formula="of:=[.A205]-[.A204]" office:value-type="float" office:value="112">
            <text:p>112</text:p>
          </table:table-cell>
          <table:table-cell/>
          <table:table-cell office:value-type="float" office:value="544.618">
            <text:p>544.618</text:p>
          </table:table-cell>
          <table:table-cell table:formula="of:=ABS([.D205]-[.D204])" office:value-type="float" office:value="3.41899999999998">
            <text:p>3.419</text:p>
          </table:table-cell>
          <table:table-cell/>
          <table:table-cell office:value-type="float" office:value="296609.031">
            <text:p>296609.031</text:p>
          </table:table-cell>
          <table:table-cell table:formula="of:=ABS([.G205]-[.G204])" office:value-type="float" office:value="3735.65700000001">
            <text:p>3735.657</text:p>
          </table:table-cell>
          <table:table-cell table:number-columns-repeated="1016"/>
        </table:table-row>
        <table:table-row table:style-name="ro2">
          <table:table-cell office:value-type="float" office:value="251326">
            <text:p>251326</text:p>
          </table:table-cell>
          <table:table-cell table:formula="of:=[.A206]-[.A205]" office:value-type="float" office:value="103">
            <text:p>103</text:p>
          </table:table-cell>
          <table:table-cell/>
          <table:table-cell office:value-type="float" office:value="541.199">
            <text:p>541.199</text:p>
          </table:table-cell>
          <table:table-cell table:formula="of:=ABS([.D206]-[.D205])" office:value-type="float" office:value="3.4190000000001">
            <text:p>3.419</text:p>
          </table:table-cell>
          <table:table-cell/>
          <table:table-cell office:value-type="float" office:value="292896.719">
            <text:p>292896.719</text:p>
          </table:table-cell>
          <table:table-cell table:formula="of:=ABS([.G206]-[.G205])" office:value-type="float" office:value="3712.31200000003">
            <text:p>3712.312</text:p>
          </table:table-cell>
          <table:table-cell table:number-columns-repeated="1016"/>
        </table:table-row>
        <table:table-row table:style-name="ro2">
          <table:table-cell office:value-type="float" office:value="251432">
            <text:p>251432</text:p>
          </table:table-cell>
          <table:table-cell table:formula="of:=[.A207]-[.A206]" office:value-type="float" office:value="106">
            <text:p>106</text:p>
          </table:table-cell>
          <table:table-cell/>
          <table:table-cell office:value-type="float" office:value="537.775">
            <text:p>537.775</text:p>
          </table:table-cell>
          <table:table-cell table:formula="of:=ABS([.D207]-[.D206])" office:value-type="float" office:value="3.42399999999998">
            <text:p>3.424</text:p>
          </table:table-cell>
          <table:table-cell/>
          <table:table-cell office:value-type="float" office:value="289202.469">
            <text:p>289202.469</text:p>
          </table:table-cell>
          <table:table-cell table:formula="of:=ABS([.G207]-[.G206])" office:value-type="float" office:value="3694.25">
            <text:p>3694.250</text:p>
          </table:table-cell>
          <table:table-cell table:number-columns-repeated="1016"/>
        </table:table-row>
        <table:table-row table:style-name="ro2">
          <table:table-cell office:value-type="float" office:value="251543">
            <text:p>251543</text:p>
          </table:table-cell>
          <table:table-cell table:formula="of:=[.A208]-[.A207]" office:value-type="float" office:value="111">
            <text:p>111</text:p>
          </table:table-cell>
          <table:table-cell/>
          <table:table-cell office:value-type="float" office:value="590.508">
            <text:p>590.508</text:p>
          </table:table-cell>
          <table:table-cell table:formula="of:=ABS([.D208]-[.D207])" office:value-type="float" office:value="52.7330000000001">
            <text:p>52.733</text:p>
          </table:table-cell>
          <table:table-cell/>
          <table:table-cell office:value-type="float" office:value="348699.469">
            <text:p>348699.469</text:p>
          </table:table-cell>
          <table:table-cell table:formula="of:=ABS([.G208]-[.G207])" office:value-type="float" office:value="59497">
            <text:p>59497.000</text:p>
          </table:table-cell>
          <table:table-cell table:number-columns-repeated="1016"/>
        </table:table-row>
        <table:table-row table:style-name="ro2">
          <table:table-cell office:value-type="float" office:value="251649">
            <text:p>251649</text:p>
          </table:table-cell>
          <table:table-cell table:formula="of:=[.A209]-[.A208]" office:value-type="float" office:value="106">
            <text:p>106</text:p>
          </table:table-cell>
          <table:table-cell/>
          <table:table-cell office:value-type="float" office:value="586.98">
            <text:p>586.980</text:p>
          </table:table-cell>
          <table:table-cell table:formula="of:=ABS([.D209]-[.D208])" office:value-type="float" office:value="3.52800000000002">
            <text:p>3.528</text:p>
          </table:table-cell>
          <table:table-cell/>
          <table:table-cell office:value-type="float" office:value="344545.219">
            <text:p>344545.219</text:p>
          </table:table-cell>
          <table:table-cell table:formula="of:=ABS([.G209]-[.G208])" office:value-type="float" office:value="4154.25">
            <text:p>4154.250</text:p>
          </table:table-cell>
          <table:table-cell table:number-columns-repeated="1016"/>
        </table:table-row>
        <table:table-row table:style-name="ro2">
          <table:table-cell office:value-type="float" office:value="251758">
            <text:p>251758</text:p>
          </table:table-cell>
          <table:table-cell table:formula="of:=[.A210]-[.A209]" office:value-type="float" office:value="109">
            <text:p>109</text:p>
          </table:table-cell>
          <table:table-cell/>
          <table:table-cell office:value-type="float" office:value="583.668">
            <text:p>583.668</text:p>
          </table:table-cell>
          <table:table-cell table:formula="of:=ABS([.D210]-[.D209])" office:value-type="float" office:value="3.31200000000001">
            <text:p>3.312</text:p>
          </table:table-cell>
          <table:table-cell/>
          <table:table-cell office:value-type="float" office:value="340668.094">
            <text:p>340668.094</text:p>
          </table:table-cell>
          <table:table-cell table:formula="of:=ABS([.G210]-[.G209])" office:value-type="float" office:value="3877.125">
            <text:p>3877.125</text:p>
          </table:table-cell>
          <table:table-cell table:number-columns-repeated="1016"/>
        </table:table-row>
        <table:table-row table:style-name="ro2">
          <table:table-cell office:value-type="float" office:value="251862">
            <text:p>251862</text:p>
          </table:table-cell>
          <table:table-cell table:formula="of:=[.A211]-[.A210]" office:value-type="float" office:value="104">
            <text:p>104</text:p>
          </table:table-cell>
          <table:table-cell/>
          <table:table-cell office:value-type="float" office:value="580.251">
            <text:p>580.251</text:p>
          </table:table-cell>
          <table:table-cell table:formula="of:=ABS([.D211]-[.D210])" office:value-type="float" office:value="3.41700000000003">
            <text:p>3.417</text:p>
          </table:table-cell>
          <table:table-cell/>
          <table:table-cell office:value-type="float" office:value="336691">
            <text:p>336691.000</text:p>
          </table:table-cell>
          <table:table-cell table:formula="of:=ABS([.G211]-[.G210])" office:value-type="float" office:value="3977.09399999998">
            <text:p>3977.094</text:p>
          </table:table-cell>
          <table:table-cell table:number-columns-repeated="1016"/>
        </table:table-row>
        <table:table-row table:style-name="ro2">
          <table:table-cell office:value-type="float" office:value="251967">
            <text:p>251967</text:p>
          </table:table-cell>
          <table:table-cell table:formula="of:=[.A212]-[.A211]" office:value-type="float" office:value="105">
            <text:p>105</text:p>
          </table:table-cell>
          <table:table-cell/>
          <table:table-cell office:value-type="float" office:value="576.827">
            <text:p>576.827</text:p>
          </table:table-cell>
          <table:table-cell table:formula="of:=ABS([.D212]-[.D211])" office:value-type="float" office:value="3.42399999999998">
            <text:p>3.424</text:p>
          </table:table-cell>
          <table:table-cell/>
          <table:table-cell office:value-type="float" office:value="332729.563">
            <text:p>332729.563</text:p>
          </table:table-cell>
          <table:table-cell table:formula="of:=ABS([.G212]-[.G211])" office:value-type="float" office:value="3961.43699999998">
            <text:p>3961.437</text:p>
          </table:table-cell>
          <table:table-cell table:number-columns-repeated="1016"/>
        </table:table-row>
        <table:table-row table:style-name="ro2">
          <table:table-cell office:value-type="float" office:value="252068">
            <text:p>252068</text:p>
          </table:table-cell>
          <table:table-cell table:formula="of:=[.A213]-[.A212]" office:value-type="float" office:value="101">
            <text:p>101</text:p>
          </table:table-cell>
          <table:table-cell/>
          <table:table-cell office:value-type="float" office:value="573.395">
            <text:p>573.395</text:p>
          </table:table-cell>
          <table:table-cell table:formula="of:=ABS([.D213]-[.D212])" office:value-type="float" office:value="3.43200000000002">
            <text:p>3.432</text:p>
          </table:table-cell>
          <table:table-cell/>
          <table:table-cell office:value-type="float" office:value="328781.813">
            <text:p>328781.813</text:p>
          </table:table-cell>
          <table:table-cell table:formula="of:=ABS([.G213]-[.G212])" office:value-type="float" office:value="3947.75">
            <text:p>3947.750</text:p>
          </table:table-cell>
          <table:table-cell table:number-columns-repeated="1016"/>
        </table:table-row>
        <table:table-row table:style-name="ro2">
          <table:table-cell office:value-type="float" office:value="252172">
            <text:p>252172</text:p>
          </table:table-cell>
          <table:table-cell table:formula="of:=[.A214]-[.A213]" office:value-type="float" office:value="104">
            <text:p>104</text:p>
          </table:table-cell>
          <table:table-cell/>
          <table:table-cell office:value-type="float" office:value="569.963">
            <text:p>569.963</text:p>
          </table:table-cell>
          <table:table-cell table:formula="of:=ABS([.D214]-[.D213])" office:value-type="float" office:value="3.43200000000002">
            <text:p>3.432</text:p>
          </table:table-cell>
          <table:table-cell/>
          <table:table-cell office:value-type="float" office:value="324857.656">
            <text:p>324857.656</text:p>
          </table:table-cell>
          <table:table-cell table:formula="of:=ABS([.G214]-[.G213])" office:value-type="float" office:value="3924.15700000001">
            <text:p>3924.157</text:p>
          </table:table-cell>
          <table:table-cell table:number-columns-repeated="1016"/>
        </table:table-row>
        <table:table-row table:style-name="ro2">
          <table:table-cell office:value-type="float" office:value="252277">
            <text:p>252277</text:p>
          </table:table-cell>
          <table:table-cell table:formula="of:=[.A215]-[.A214]" office:value-type="float" office:value="105">
            <text:p>105</text:p>
          </table:table-cell>
          <table:table-cell/>
          <table:table-cell office:value-type="float" office:value="566.53">
            <text:p>566.530</text:p>
          </table:table-cell>
          <table:table-cell table:formula="of:=ABS([.D215]-[.D214])" office:value-type="float" office:value="3.43299999999999">
            <text:p>3.433</text:p>
          </table:table-cell>
          <table:table-cell/>
          <table:table-cell office:value-type="float" office:value="320956.688">
            <text:p>320956.688</text:p>
          </table:table-cell>
          <table:table-cell table:formula="of:=ABS([.G215]-[.G214])" office:value-type="float" office:value="3900.96799999999">
            <text:p>3900.968</text:p>
          </table:table-cell>
          <table:table-cell table:number-columns-repeated="1016"/>
        </table:table-row>
        <table:table-row table:style-name="ro2">
          <table:table-cell office:value-type="float" office:value="252382">
            <text:p>252382</text:p>
          </table:table-cell>
          <table:table-cell table:formula="of:=[.A216]-[.A215]" office:value-type="float" office:value="105">
            <text:p>105</text:p>
          </table:table-cell>
          <table:table-cell/>
          <table:table-cell office:value-type="float" office:value="563.089">
            <text:p>563.089</text:p>
          </table:table-cell>
          <table:table-cell table:formula="of:=ABS([.D216]-[.D215])" office:value-type="float" office:value="3.44099999999992">
            <text:p>3.441</text:p>
          </table:table-cell>
          <table:table-cell/>
          <table:table-cell office:value-type="float" office:value="317069.281">
            <text:p>317069.281</text:p>
          </table:table-cell>
          <table:table-cell table:formula="of:=ABS([.G216]-[.G215])" office:value-type="float" office:value="3887.40700000001">
            <text:p>3887.407</text:p>
          </table:table-cell>
          <table:table-cell table:number-columns-repeated="1016"/>
        </table:table-row>
        <table:table-row table:style-name="ro2">
          <table:table-cell office:value-type="float" office:value="252490">
            <text:p>252490</text:p>
          </table:table-cell>
          <table:table-cell table:formula="of:=[.A217]-[.A216]" office:value-type="float" office:value="108">
            <text:p>108</text:p>
          </table:table-cell>
          <table:table-cell/>
          <table:table-cell office:value-type="float" office:value="616.923">
            <text:p>616.923</text:p>
          </table:table-cell>
          <table:table-cell table:formula="of:=ABS([.D217]-[.D216])" office:value-type="float" office:value="53.8339999999999">
            <text:p>53.834</text:p>
          </table:table-cell>
          <table:table-cell/>
          <table:table-cell office:value-type="float" office:value="380593.875">
            <text:p>380593.875</text:p>
          </table:table-cell>
          <table:table-cell table:formula="of:=ABS([.G217]-[.G216])" office:value-type="float" office:value="63524.594">
            <text:p>63524.594</text:p>
          </table:table-cell>
          <table:table-cell table:number-columns-repeated="1016"/>
        </table:table-row>
        <table:table-row table:style-name="ro2">
          <table:table-cell office:value-type="float" office:value="252599">
            <text:p>252599</text:p>
          </table:table-cell>
          <table:table-cell table:formula="of:=[.A218]-[.A217]" office:value-type="float" office:value="109">
            <text:p>109</text:p>
          </table:table-cell>
          <table:table-cell/>
          <table:table-cell office:value-type="float" office:value="613.386">
            <text:p>613.386</text:p>
          </table:table-cell>
          <table:table-cell table:formula="of:=ABS([.D218]-[.D217])" office:value-type="float" office:value="3.53700000000003">
            <text:p>3.537</text:p>
          </table:table-cell>
          <table:table-cell/>
          <table:table-cell office:value-type="float" office:value="376242.5">
            <text:p>376242.500</text:p>
          </table:table-cell>
          <table:table-cell table:formula="of:=ABS([.G218]-[.G217])" office:value-type="float" office:value="4351.375">
            <text:p>4351.375</text:p>
          </table:table-cell>
          <table:table-cell table:number-columns-repeated="1016"/>
        </table:table-row>
        <table:table-row table:style-name="ro2">
          <table:table-cell office:value-type="float" office:value="252710">
            <text:p>252710</text:p>
          </table:table-cell>
          <table:table-cell table:formula="of:=[.A219]-[.A218]" office:value-type="float" office:value="111">
            <text:p>111</text:p>
          </table:table-cell>
          <table:table-cell/>
          <table:table-cell office:value-type="float" office:value="610.044">
            <text:p>610.044</text:p>
          </table:table-cell>
          <table:table-cell table:formula="of:=ABS([.D219]-[.D218])" office:value-type="float" office:value="3.34199999999998">
            <text:p>3.342</text:p>
          </table:table-cell>
          <table:table-cell/>
          <table:table-cell office:value-type="float" office:value="372153.469">
            <text:p>372153.469</text:p>
          </table:table-cell>
          <table:table-cell table:formula="of:=ABS([.G219]-[.G218])" office:value-type="float" office:value="4089.03100000002">
            <text:p>4089.031</text:p>
          </table:table-cell>
          <table:table-cell table:number-columns-repeated="1016"/>
        </table:table-row>
        <table:table-row table:style-name="ro2">
          <table:table-cell office:value-type="float" office:value="252823">
            <text:p>252823</text:p>
          </table:table-cell>
          <table:table-cell table:formula="of:=[.A220]-[.A219]" office:value-type="float" office:value="113">
            <text:p>113</text:p>
          </table:table-cell>
          <table:table-cell/>
          <table:table-cell office:value-type="float" office:value="606.605">
            <text:p>606.605</text:p>
          </table:table-cell>
          <table:table-cell table:formula="of:=ABS([.D220]-[.D219])" office:value-type="float" office:value="3.43899999999996">
            <text:p>3.439</text:p>
          </table:table-cell>
          <table:table-cell/>
          <table:table-cell office:value-type="float" office:value="367969.75">
            <text:p>367969.750</text:p>
          </table:table-cell>
          <table:table-cell table:formula="of:=ABS([.G220]-[.G219])" office:value-type="float" office:value="4183.71899999998">
            <text:p>4183.719</text:p>
          </table:table-cell>
          <table:table-cell table:number-columns-repeated="1016"/>
        </table:table-row>
        <table:table-row table:style-name="ro2">
          <table:table-cell office:value-type="float" office:value="252930">
            <text:p>252930</text:p>
          </table:table-cell>
          <table:table-cell table:formula="of:=[.A221]-[.A220]" office:value-type="float" office:value="107">
            <text:p>107</text:p>
          </table:table-cell>
          <table:table-cell/>
          <table:table-cell office:value-type="float" office:value="603.167">
            <text:p>603.167</text:p>
          </table:table-cell>
          <table:table-cell table:formula="of:=ABS([.D221]-[.D220])" office:value-type="float" office:value="3.43799999999999">
            <text:p>3.438</text:p>
          </table:table-cell>
          <table:table-cell/>
          <table:table-cell office:value-type="float" office:value="363810.844">
            <text:p>363810.844</text:p>
          </table:table-cell>
          <table:table-cell table:formula="of:=ABS([.G221]-[.G220])" office:value-type="float" office:value="4158.90600000002">
            <text:p>4158.906</text:p>
          </table:table-cell>
          <table:table-cell table:number-columns-repeated="1016"/>
        </table:table-row>
        <table:table-row table:style-name="ro2">
          <table:table-cell office:value-type="float" office:value="253037">
            <text:p>253037</text:p>
          </table:table-cell>
          <table:table-cell table:formula="of:=[.A222]-[.A221]" office:value-type="float" office:value="107">
            <text:p>107</text:p>
          </table:table-cell>
          <table:table-cell/>
          <table:table-cell office:value-type="float" office:value="599.737">
            <text:p>599.737</text:p>
          </table:table-cell>
          <table:table-cell table:formula="of:=ABS([.D222]-[.D221])" office:value-type="float" office:value="3.43000000000006">
            <text:p>3.430</text:p>
          </table:table-cell>
          <table:table-cell/>
          <table:table-cell office:value-type="float" office:value="359685.063">
            <text:p>359685.063</text:p>
          </table:table-cell>
          <table:table-cell table:formula="of:=ABS([.G222]-[.G221])" office:value-type="float" office:value="4125.78099999996">
            <text:p>4125.781</text:p>
          </table:table-cell>
          <table:table-cell table:number-columns-repeated="1016"/>
        </table:table-row>
        <table:table-row table:style-name="ro2">
          <table:table-cell office:value-type="float" office:value="253147">
            <text:p>253147</text:p>
          </table:table-cell>
          <table:table-cell table:formula="of:=[.A223]-[.A222]" office:value-type="float" office:value="110">
            <text:p>110</text:p>
          </table:table-cell>
          <table:table-cell/>
          <table:table-cell office:value-type="float" office:value="596.313">
            <text:p>596.313</text:p>
          </table:table-cell>
          <table:table-cell table:formula="of:=ABS([.D223]-[.D222])" office:value-type="float" office:value="3.42399999999998">
            <text:p>3.424</text:p>
          </table:table-cell>
          <table:table-cell/>
          <table:table-cell office:value-type="float" office:value="355589.313">
            <text:p>355589.313</text:p>
          </table:table-cell>
          <table:table-cell table:formula="of:=ABS([.G223]-[.G222])" office:value-type="float" office:value="4095.75">
            <text:p>4095.750</text:p>
          </table:table-cell>
          <table:table-cell table:number-columns-repeated="1016"/>
        </table:table-row>
        <table:table-row table:style-name="ro2">
          <table:table-cell office:value-type="float" office:value="253249">
            <text:p>253249</text:p>
          </table:table-cell>
          <table:table-cell table:formula="of:=[.A224]-[.A223]" office:value-type="float" office:value="102">
            <text:p>102</text:p>
          </table:table-cell>
          <table:table-cell/>
          <table:table-cell office:value-type="float" office:value="625.907">
            <text:p>625.907</text:p>
          </table:table-cell>
          <table:table-cell table:formula="of:=ABS([.D224]-[.D223])" office:value-type="float" office:value="29.594">
            <text:p>29.594</text:p>
          </table:table-cell>
          <table:table-cell/>
          <table:table-cell office:value-type="float" office:value="391759.563">
            <text:p>391759.563</text:p>
          </table:table-cell>
          <table:table-cell table:formula="of:=ABS([.G224]-[.G223])" office:value-type="float" office:value="36170.25">
            <text:p>36170.250</text:p>
          </table:table-cell>
          <table:table-cell table:number-columns-repeated="1016"/>
        </table:table-row>
        <table:table-row table:style-name="ro2">
          <table:table-cell office:value-type="float" office:value="253358">
            <text:p>253358</text:p>
          </table:table-cell>
          <table:table-cell table:formula="of:=[.A225]-[.A224]" office:value-type="float" office:value="109">
            <text:p>109</text:p>
          </table:table-cell>
          <table:table-cell/>
          <table:table-cell office:value-type="float" office:value="622.383">
            <text:p>622.383</text:p>
          </table:table-cell>
          <table:table-cell table:formula="of:=ABS([.D225]-[.D224])" office:value-type="float" office:value="3.524">
            <text:p>3.524</text:p>
          </table:table-cell>
          <table:table-cell/>
          <table:table-cell office:value-type="float" office:value="387360.031">
            <text:p>387360.031</text:p>
          </table:table-cell>
          <table:table-cell table:formula="of:=ABS([.G225]-[.G224])" office:value-type="float" office:value="4399.53200000001">
            <text:p>4399.532</text:p>
          </table:table-cell>
          <table:table-cell table:number-columns-repeated="1016"/>
        </table:table-row>
        <table:table-row table:style-name="ro2">
          <table:table-cell office:value-type="float" office:value="253464">
            <text:p>253464</text:p>
          </table:table-cell>
          <table:table-cell table:formula="of:=[.A226]-[.A225]" office:value-type="float" office:value="106">
            <text:p>106</text:p>
          </table:table-cell>
          <table:table-cell/>
          <table:table-cell office:value-type="float" office:value="636.716">
            <text:p>636.716</text:p>
          </table:table-cell>
          <table:table-cell table:formula="of:=ABS([.D226]-[.D225])" office:value-type="float" office:value="14.333">
            <text:p>14.333</text:p>
          </table:table-cell>
          <table:table-cell/>
          <table:table-cell office:value-type="float" office:value="405407.563">
            <text:p>405407.563</text:p>
          </table:table-cell>
          <table:table-cell table:formula="of:=ABS([.G226]-[.G225])" office:value-type="float" office:value="18047.532">
            <text:p>18047.532</text:p>
          </table:table-cell>
          <table:table-cell table:number-columns-repeated="1016"/>
        </table:table-row>
        <table:table-row table:style-name="ro2">
          <table:table-cell office:value-type="float" office:value="253570">
            <text:p>253570</text:p>
          </table:table-cell>
          <table:table-cell table:formula="of:=[.A227]-[.A226]" office:value-type="float" office:value="106">
            <text:p>106</text:p>
          </table:table-cell>
          <table:table-cell/>
          <table:table-cell office:value-type="float" office:value="633.192">
            <text:p>633.192</text:p>
          </table:table-cell>
          <table:table-cell table:formula="of:=ABS([.D227]-[.D226])" office:value-type="float" office:value="3.524">
            <text:p>3.524</text:p>
          </table:table-cell>
          <table:table-cell/>
          <table:table-cell office:value-type="float" office:value="400931.844">
            <text:p>400931.844</text:p>
          </table:table-cell>
          <table:table-cell table:formula="of:=ABS([.G227]-[.G226])" office:value-type="float" office:value="4475.71900000004">
            <text:p>4475.719</text:p>
          </table:table-cell>
          <table:table-cell table:number-columns-repeated="1016"/>
        </table:table-row>
        <table:table-row table:style-name="ro2">
          <table:table-cell office:value-type="float" office:value="253680">
            <text:p>253680</text:p>
          </table:table-cell>
          <table:table-cell table:formula="of:=[.A228]-[.A227]" office:value-type="float" office:value="110">
            <text:p>110</text:p>
          </table:table-cell>
          <table:table-cell/>
          <table:table-cell office:value-type="float" office:value="629.846">
            <text:p>629.846</text:p>
          </table:table-cell>
          <table:table-cell table:formula="of:=ABS([.D228]-[.D227])" office:value-type="float" office:value="3.346">
            <text:p>3.346</text:p>
          </table:table-cell>
          <table:table-cell/>
          <table:table-cell office:value-type="float" office:value="396706.469">
            <text:p>396706.469</text:p>
          </table:table-cell>
          <table:table-cell table:formula="of:=ABS([.G228]-[.G227])" office:value-type="float" office:value="4225.375">
            <text:p>4225.375</text:p>
          </table:table-cell>
          <table:table-cell table:number-columns-repeated="1016"/>
        </table:table-row>
        <table:table-row table:style-name="ro2">
          <table:table-cell office:value-type="float" office:value="253787">
            <text:p>253787</text:p>
          </table:table-cell>
          <table:table-cell table:formula="of:=[.A229]-[.A228]" office:value-type="float" office:value="107">
            <text:p>107</text:p>
          </table:table-cell>
          <table:table-cell/>
          <table:table-cell office:value-type="float" office:value="642.255">
            <text:p>642.255</text:p>
          </table:table-cell>
          <table:table-cell table:formula="of:=ABS([.D229]-[.D228])" office:value-type="float" office:value="12.409">
            <text:p>12.409</text:p>
          </table:table-cell>
          <table:table-cell/>
          <table:table-cell office:value-type="float" office:value="412491.688">
            <text:p>412491.688</text:p>
          </table:table-cell>
          <table:table-cell table:formula="of:=ABS([.G229]-[.G228])" office:value-type="float" office:value="15785.219">
            <text:p>15785.219</text:p>
          </table:table-cell>
          <table:table-cell table:number-columns-repeated="1016"/>
        </table:table-row>
        <table:table-row table:style-name="ro2">
          <table:table-cell office:value-type="float" office:value="253893">
            <text:p>253893</text:p>
          </table:table-cell>
          <table:table-cell table:formula="of:=[.A230]-[.A229]" office:value-type="float" office:value="106">
            <text:p>106</text:p>
          </table:table-cell>
          <table:table-cell/>
          <table:table-cell office:value-type="float" office:value="638.734">
            <text:p>638.734</text:p>
          </table:table-cell>
          <table:table-cell table:formula="of:=ABS([.D230]-[.D229])" office:value-type="float" office:value="3.52099999999996">
            <text:p>3.521</text:p>
          </table:table-cell>
          <table:table-cell/>
          <table:table-cell office:value-type="float" office:value="407980.563">
            <text:p>407980.563</text:p>
          </table:table-cell>
          <table:table-cell table:formula="of:=ABS([.G230]-[.G229])" office:value-type="float" office:value="4511.125">
            <text:p>4511.125</text:p>
          </table:table-cell>
          <table:table-cell table:number-columns-repeated="1016"/>
        </table:table-row>
        <table:table-row table:style-name="ro2">
          <table:table-cell office:value-type="float" office:value="253994">
            <text:p>253994</text:p>
          </table:table-cell>
          <table:table-cell table:formula="of:=[.A231]-[.A230]" office:value-type="float" office:value="101">
            <text:p>101</text:p>
          </table:table-cell>
          <table:table-cell/>
          <table:table-cell office:value-type="float" office:value="653.321">
            <text:p>653.321</text:p>
          </table:table-cell>
          <table:table-cell table:formula="of:=ABS([.D231]-[.D230])" office:value-type="float" office:value="14.587">
            <text:p>14.587</text:p>
          </table:table-cell>
          <table:table-cell/>
          <table:table-cell office:value-type="float" office:value="426828.938">
            <text:p>426828.938</text:p>
          </table:table-cell>
          <table:table-cell table:formula="of:=ABS([.G231]-[.G230])" office:value-type="float" office:value="18848.375">
            <text:p>18848.375</text:p>
          </table:table-cell>
          <table:table-cell table:number-columns-repeated="1016"/>
        </table:table-row>
        <table:table-row table:style-name="ro2">
          <table:table-cell office:value-type="float" office:value="254099">
            <text:p>254099</text:p>
          </table:table-cell>
          <table:table-cell table:formula="of:=[.A232]-[.A231]" office:value-type="float" office:value="105">
            <text:p>105</text:p>
          </table:table-cell>
          <table:table-cell/>
          <table:table-cell office:value-type="float" office:value="649.806">
            <text:p>649.806</text:p>
          </table:table-cell>
          <table:table-cell table:formula="of:=ABS([.D232]-[.D231])" office:value-type="float" office:value="3.51499999999999">
            <text:p>3.515</text:p>
          </table:table-cell>
          <table:table-cell/>
          <table:table-cell office:value-type="float" office:value="422247.219">
            <text:p>422247.219</text:p>
          </table:table-cell>
          <table:table-cell table:formula="of:=ABS([.G232]-[.G231])" office:value-type="float" office:value="4581.71900000004">
            <text:p>4581.719</text:p>
          </table:table-cell>
          <table:table-cell table:number-columns-repeated="1016"/>
        </table:table-row>
        <table:table-row table:style-name="ro2">
          <table:table-cell office:value-type="float" office:value="254206">
            <text:p>254206</text:p>
          </table:table-cell>
          <table:table-cell table:formula="of:=[.A233]-[.A232]" office:value-type="float" office:value="107">
            <text:p>107</text:p>
          </table:table-cell>
          <table:table-cell/>
          <table:table-cell office:value-type="float" office:value="646.447">
            <text:p>646.447</text:p>
          </table:table-cell>
          <table:table-cell table:formula="of:=ABS([.D233]-[.D232])" office:value-type="float" office:value="3.35900000000004">
            <text:p>3.359</text:p>
          </table:table-cell>
          <table:table-cell/>
          <table:table-cell office:value-type="float" office:value="417893.719">
            <text:p>417893.719</text:p>
          </table:table-cell>
          <table:table-cell table:formula="of:=ABS([.G233]-[.G232])" office:value-type="float" office:value="4353.5">
            <text:p>4353.500</text:p>
          </table:table-cell>
          <table:table-cell table:number-columns-repeated="1016"/>
        </table:table-row>
        <table:table-row table:style-name="ro2">
          <table:table-cell office:value-type="float" office:value="254312">
            <text:p>254312</text:p>
          </table:table-cell>
          <table:table-cell table:formula="of:=[.A234]-[.A233]" office:value-type="float" office:value="106">
            <text:p>106</text:p>
          </table:table-cell>
          <table:table-cell/>
          <table:table-cell office:value-type="float" office:value="643.004">
            <text:p>643.004</text:p>
          </table:table-cell>
          <table:table-cell table:formula="of:=ABS([.D234]-[.D233])" office:value-type="float" office:value="3.44299999999998">
            <text:p>3.443</text:p>
          </table:table-cell>
          <table:table-cell/>
          <table:table-cell office:value-type="float" office:value="413454">
            <text:p>413454.000</text:p>
          </table:table-cell>
          <table:table-cell table:formula="of:=ABS([.G234]-[.G233])" office:value-type="float" office:value="4439.71899999998">
            <text:p>4439.719</text:p>
          </table:table-cell>
          <table:table-cell table:number-columns-repeated="1016"/>
        </table:table-row>
        <table:table-row table:style-name="ro2">
          <table:table-cell office:value-type="float" office:value="254423">
            <text:p>254423</text:p>
          </table:table-cell>
          <table:table-cell table:formula="of:=[.A235]-[.A234]" office:value-type="float" office:value="111">
            <text:p>111</text:p>
          </table:table-cell>
          <table:table-cell/>
          <table:table-cell office:value-type="float" office:value="639.568">
            <text:p>639.568</text:p>
          </table:table-cell>
          <table:table-cell table:formula="of:=ABS([.D235]-[.D234])" office:value-type="float" office:value="3.43600000000004">
            <text:p>3.436</text:p>
          </table:table-cell>
          <table:table-cell/>
          <table:table-cell office:value-type="float" office:value="409047.219">
            <text:p>409047.219</text:p>
          </table:table-cell>
          <table:table-cell table:formula="of:=ABS([.G235]-[.G234])" office:value-type="float" office:value="4406.78100000002">
            <text:p>4406.781</text:p>
          </table:table-cell>
          <table:table-cell table:number-columns-repeated="1016"/>
        </table:table-row>
        <table:table-row table:style-name="ro2">
          <table:table-cell office:value-type="float" office:value="254526">
            <text:p>254526</text:p>
          </table:table-cell>
          <table:table-cell table:formula="of:=[.A236]-[.A235]" office:value-type="float" office:value="103">
            <text:p>103</text:p>
          </table:table-cell>
          <table:table-cell/>
          <table:table-cell office:value-type="float" office:value="659.045">
            <text:p>659.045</text:p>
          </table:table-cell>
          <table:table-cell table:formula="of:=ABS([.D236]-[.D235])" office:value-type="float" office:value="19.477">
            <text:p>19.477</text:p>
          </table:table-cell>
          <table:table-cell/>
          <table:table-cell office:value-type="float" office:value="434340.875">
            <text:p>434340.875</text:p>
          </table:table-cell>
          <table:table-cell table:formula="of:=ABS([.G236]-[.G235])" office:value-type="float" office:value="25293.656">
            <text:p>25293.656</text:p>
          </table:table-cell>
          <table:table-cell table:number-columns-repeated="1016"/>
        </table:table-row>
        <table:table-row table:style-name="ro2">
          <table:table-cell office:value-type="float" office:value="254820">
            <text:p>254820</text:p>
          </table:table-cell>
          <table:table-cell table:formula="of:=[.A237]-[.A236]" office:value-type="float" office:value="294">
            <text:p>294</text:p>
          </table:table-cell>
          <table:table-cell/>
          <table:table-cell office:value-type="float" office:value="673.632">
            <text:p>673.632</text:p>
          </table:table-cell>
          <table:table-cell table:formula="of:=ABS([.D237]-[.D236])" office:value-type="float" office:value="14.587">
            <text:p>14.587</text:p>
          </table:table-cell>
          <table:table-cell/>
          <table:table-cell office:value-type="float" office:value="453779.469">
            <text:p>453779.469</text:p>
          </table:table-cell>
          <table:table-cell table:formula="of:=ABS([.G237]-[.G236])" office:value-type="float" office:value="19438.594">
            <text:p>19438.594</text:p>
          </table:table-cell>
          <table:table-cell table:number-columns-repeated="1016"/>
        </table:table-row>
        <table:table-row table:style-name="ro2">
          <table:table-cell office:value-type="float" office:value="254925">
            <text:p>254925</text:p>
          </table:table-cell>
          <table:table-cell table:formula="of:=[.A238]-[.A237]" office:value-type="float" office:value="105">
            <text:p>105</text:p>
          </table:table-cell>
          <table:table-cell/>
          <table:table-cell office:value-type="float" office:value="670.2">
            <text:p>670.200</text:p>
          </table:table-cell>
          <table:table-cell table:formula="of:=ABS([.D238]-[.D237])" office:value-type="float" office:value="3.4319999999999">
            <text:p>3.432</text:p>
          </table:table-cell>
          <table:table-cell/>
          <table:table-cell office:value-type="float" office:value="449168.438">
            <text:p>449168.438</text:p>
          </table:table-cell>
          <table:table-cell table:formula="of:=ABS([.G238]-[.G237])" office:value-type="float" office:value="4611.03099999996">
            <text:p>4611.031</text:p>
          </table:table-cell>
          <table:table-cell table:number-columns-repeated="1016"/>
        </table:table-row>
        <table:table-row table:style-name="ro2">
          <table:table-cell office:value-type="float" office:value="255028">
            <text:p>255028</text:p>
          </table:table-cell>
          <table:table-cell table:formula="of:=[.A239]-[.A238]" office:value-type="float" office:value="103">
            <text:p>103</text:p>
          </table:table-cell>
          <table:table-cell/>
          <table:table-cell office:value-type="float" office:value="666.855">
            <text:p>666.855</text:p>
          </table:table-cell>
          <table:table-cell table:formula="of:=ABS([.D239]-[.D238])" office:value-type="float" office:value="3.34500000000003">
            <text:p>3.345</text:p>
          </table:table-cell>
          <table:table-cell/>
          <table:table-cell office:value-type="float" office:value="444696.25">
            <text:p>444696.250</text:p>
          </table:table-cell>
          <table:table-cell table:formula="of:=ABS([.G239]-[.G238])" office:value-type="float" office:value="4472.18800000002">
            <text:p>4472.188</text:p>
          </table:table-cell>
          <table:table-cell table:number-columns-repeated="1016"/>
        </table:table-row>
        <table:table-row table:style-name="ro2">
          <table:table-cell office:value-type="float" office:value="255129">
            <text:p>255129</text:p>
          </table:table-cell>
          <table:table-cell table:formula="of:=[.A240]-[.A239]" office:value-type="float" office:value="101">
            <text:p>101</text:p>
          </table:table-cell>
          <table:table-cell/>
          <table:table-cell office:value-type="float" office:value="678.398">
            <text:p>678.398</text:p>
          </table:table-cell>
          <table:table-cell table:formula="of:=ABS([.D240]-[.D239])" office:value-type="float" office:value="11.543">
            <text:p>11.543</text:p>
          </table:table-cell>
          <table:table-cell/>
          <table:table-cell office:value-type="float" office:value="460224.281">
            <text:p>460224.281</text:p>
          </table:table-cell>
          <table:table-cell table:formula="of:=ABS([.G240]-[.G239])" office:value-type="float" office:value="15528.031">
            <text:p>15528.031</text:p>
          </table:table-cell>
          <table:table-cell table:number-columns-repeated="1016"/>
        </table:table-row>
        <table:table-row table:style-name="ro2">
          <table:table-cell office:value-type="float" office:value="255231">
            <text:p>255231</text:p>
          </table:table-cell>
          <table:table-cell table:formula="of:=[.A241]-[.A240]" office:value-type="float" office:value="102">
            <text:p>102</text:p>
          </table:table-cell>
          <table:table-cell/>
          <table:table-cell office:value-type="float" office:value="674.89">
            <text:p>674.890</text:p>
          </table:table-cell>
          <table:table-cell table:formula="of:=ABS([.D241]-[.D240])" office:value-type="float" office:value="3.50800000000004">
            <text:p>3.508</text:p>
          </table:table-cell>
          <table:table-cell/>
          <table:table-cell office:value-type="float" office:value="455476.531">
            <text:p>455476.531</text:p>
          </table:table-cell>
          <table:table-cell table:formula="of:=ABS([.G241]-[.G240])" office:value-type="float" office:value="4747.75">
            <text:p>4747.750</text:p>
          </table:table-cell>
          <table:table-cell table:number-columns-repeated="1016"/>
        </table:table-row>
        <table:table-row table:style-name="ro2">
          <table:table-cell office:value-type="float" office:value="255342">
            <text:p>255342</text:p>
          </table:table-cell>
          <table:table-cell table:formula="of:=[.A242]-[.A241]" office:value-type="float" office:value="111">
            <text:p>111</text:p>
          </table:table-cell>
          <table:table-cell/>
          <table:table-cell office:value-type="float" office:value="671.537">
            <text:p>671.537</text:p>
          </table:table-cell>
          <table:table-cell table:formula="of:=ABS([.D242]-[.D241])" office:value-type="float" office:value="3.35299999999995">
            <text:p>3.353</text:p>
          </table:table-cell>
          <table:table-cell/>
          <table:table-cell office:value-type="float" office:value="450961.75">
            <text:p>450961.750</text:p>
          </table:table-cell>
          <table:table-cell table:formula="of:=ABS([.G242]-[.G241])" office:value-type="float" office:value="4514.78100000002">
            <text:p>4514.781</text:p>
          </table:table-cell>
          <table:table-cell table:number-columns-repeated="1016"/>
        </table:table-row>
        <table:table-row table:style-name="ro2">
          <table:table-cell office:value-type="float" office:value="255448">
            <text:p>255448</text:p>
          </table:table-cell>
          <table:table-cell table:formula="of:=[.A243]-[.A242]" office:value-type="float" office:value="106">
            <text:p>106</text:p>
          </table:table-cell>
          <table:table-cell/>
          <table:table-cell office:value-type="float" office:value="668.1">
            <text:p>668.100</text:p>
          </table:table-cell>
          <table:table-cell table:formula="of:=ABS([.D243]-[.D242])" office:value-type="float" office:value="3.43700000000001">
            <text:p>3.437</text:p>
          </table:table-cell>
          <table:table-cell/>
          <table:table-cell office:value-type="float" office:value="446358.25">
            <text:p>446358.250</text:p>
          </table:table-cell>
          <table:table-cell table:formula="of:=ABS([.G243]-[.G242])" office:value-type="float" office:value="4603.5">
            <text:p>4603.500</text:p>
          </table:table-cell>
          <table:table-cell table:number-columns-repeated="1016"/>
        </table:table-row>
        <table:table-row table:style-name="ro2">
          <table:table-cell office:value-type="float" office:value="255552">
            <text:p>255552</text:p>
          </table:table-cell>
          <table:table-cell table:formula="of:=[.A244]-[.A243]" office:value-type="float" office:value="104">
            <text:p>104</text:p>
          </table:table-cell>
          <table:table-cell/>
          <table:table-cell office:value-type="float" office:value="678.823">
            <text:p>678.823</text:p>
          </table:table-cell>
          <table:table-cell table:formula="of:=ABS([.D244]-[.D243])" office:value-type="float" office:value="10.723">
            <text:p>10.723</text:p>
          </table:table-cell>
          <table:table-cell/>
          <table:table-cell office:value-type="float" office:value="460800.094">
            <text:p>460800.094</text:p>
          </table:table-cell>
          <table:table-cell table:formula="of:=ABS([.G244]-[.G243])" office:value-type="float" office:value="14441.844">
            <text:p>14441.844</text:p>
          </table:table-cell>
          <table:table-cell table:number-columns-repeated="1016"/>
        </table:table-row>
        <table:table-row table:style-name="ro2">
          <table:table-cell office:value-type="float" office:value="255656">
            <text:p>255656</text:p>
          </table:table-cell>
          <table:table-cell table:formula="of:=[.A245]-[.A244]" office:value-type="float" office:value="104">
            <text:p>104</text:p>
          </table:table-cell>
          <table:table-cell/>
          <table:table-cell office:value-type="float" office:value="675.308">
            <text:p>675.308</text:p>
          </table:table-cell>
          <table:table-cell table:formula="of:=ABS([.D245]-[.D244])" office:value-type="float" office:value="3.51499999999999">
            <text:p>3.515</text:p>
          </table:table-cell>
          <table:table-cell/>
          <table:table-cell office:value-type="float" office:value="456041.313">
            <text:p>456041.313</text:p>
          </table:table-cell>
          <table:table-cell table:formula="of:=ABS([.G245]-[.G244])" office:value-type="float" office:value="4758.78099999996">
            <text:p>4758.781</text:p>
          </table:table-cell>
          <table:table-cell table:number-columns-repeated="1016"/>
        </table:table-row>
        <table:table-row table:style-name="ro2">
          <table:table-cell office:value-type="float" office:value="255761">
            <text:p>255761</text:p>
          </table:table-cell>
          <table:table-cell table:formula="of:=[.A246]-[.A245]" office:value-type="float" office:value="105">
            <text:p>105</text:p>
          </table:table-cell>
          <table:table-cell/>
          <table:table-cell office:value-type="float" office:value="683.65">
            <text:p>683.650</text:p>
          </table:table-cell>
          <table:table-cell table:formula="of:=ABS([.D246]-[.D245])" office:value-type="float" office:value="8.34199999999998">
            <text:p>8.342</text:p>
          </table:table-cell>
          <table:table-cell/>
          <table:table-cell office:value-type="float" office:value="467376.656">
            <text:p>467376.656</text:p>
          </table:table-cell>
          <table:table-cell table:formula="of:=ABS([.G246]-[.G245])" office:value-type="float" office:value="11335.343">
            <text:p>11335.343</text:p>
          </table:table-cell>
          <table:table-cell table:number-columns-repeated="1016"/>
        </table:table-row>
        <table:table-row table:style-name="ro2">
          <table:table-cell office:value-type="float" office:value="255862">
            <text:p>255862</text:p>
          </table:table-cell>
          <table:table-cell table:formula="of:=[.A247]-[.A246]" office:value-type="float" office:value="101">
            <text:p>101</text:p>
          </table:table-cell>
          <table:table-cell/>
          <table:table-cell office:value-type="float" office:value="680.137">
            <text:p>680.137</text:p>
          </table:table-cell>
          <table:table-cell table:formula="of:=ABS([.D247]-[.D246])" office:value-type="float" office:value="3.51300000000003">
            <text:p>3.513</text:p>
          </table:table-cell>
          <table:table-cell/>
          <table:table-cell office:value-type="float" office:value="462585.906">
            <text:p>462585.906</text:p>
          </table:table-cell>
          <table:table-cell table:formula="of:=ABS([.G247]-[.G246])" office:value-type="float" office:value="4790.75">
            <text:p>4790.750</text:p>
          </table:table-cell>
          <table:table-cell table:number-columns-repeated="1016"/>
        </table:table-row>
        <table:table-row table:style-name="ro2">
          <table:table-cell office:value-type="float" office:value="255970">
            <text:p>255970</text:p>
          </table:table-cell>
          <table:table-cell table:formula="of:=[.A248]-[.A247]" office:value-type="float" office:value="108">
            <text:p>108</text:p>
          </table:table-cell>
          <table:table-cell/>
          <table:table-cell office:value-type="float" office:value="676.781">
            <text:p>676.781</text:p>
          </table:table-cell>
          <table:table-cell table:formula="of:=ABS([.D248]-[.D247])" office:value-type="float" office:value="3.35599999999999">
            <text:p>3.356</text:p>
          </table:table-cell>
          <table:table-cell/>
          <table:table-cell office:value-type="float" office:value="458032.594">
            <text:p>458032.594</text:p>
          </table:table-cell>
          <table:table-cell table:formula="of:=ABS([.G248]-[.G247])" office:value-type="float" office:value="4553.31200000003">
            <text:p>4553.312</text:p>
          </table:table-cell>
          <table:table-cell table:number-columns-repeated="1016"/>
        </table:table-row>
        <table:table-row table:style-name="ro2">
          <table:table-cell office:value-type="float" office:value="256080">
            <text:p>256080</text:p>
          </table:table-cell>
          <table:table-cell table:formula="of:=[.A249]-[.A248]" office:value-type="float" office:value="110">
            <text:p>110</text:p>
          </table:table-cell>
          <table:table-cell/>
          <table:table-cell office:value-type="float" office:value="684.687">
            <text:p>684.687</text:p>
          </table:table-cell>
          <table:table-cell table:formula="of:=ABS([.D249]-[.D248])" office:value-type="float" office:value="7.90600000000006">
            <text:p>7.906</text:p>
          </table:table-cell>
          <table:table-cell/>
          <table:table-cell office:value-type="float" office:value="468796.344">
            <text:p>468796.344</text:p>
          </table:table-cell>
          <table:table-cell table:formula="of:=ABS([.G249]-[.G248])" office:value-type="float" office:value="10763.75">
            <text:p>10763.750</text:p>
          </table:table-cell>
          <table:table-cell table:number-columns-repeated="1016"/>
        </table:table-row>
        <table:table-row table:style-name="ro2">
          <table:table-cell office:value-type="float" office:value="256193">
            <text:p>256193</text:p>
          </table:table-cell>
          <table:table-cell table:formula="of:=[.A250]-[.A249]" office:value-type="float" office:value="113">
            <text:p>113</text:p>
          </table:table-cell>
          <table:table-cell/>
          <table:table-cell office:value-type="float" office:value="681.177">
            <text:p>681.177</text:p>
          </table:table-cell>
          <table:table-cell table:formula="of:=ABS([.D250]-[.D249])" office:value-type="float" office:value="3.50999999999999">
            <text:p>3.510</text:p>
          </table:table-cell>
          <table:table-cell/>
          <table:table-cell office:value-type="float" office:value="464002.656">
            <text:p>464002.656</text:p>
          </table:table-cell>
          <table:table-cell table:formula="of:=ABS([.G250]-[.G249])" office:value-type="float" office:value="4793.68799999997">
            <text:p>4793.688</text:p>
          </table:table-cell>
          <table:table-cell table:number-columns-repeated="1016"/>
        </table:table-row>
        <table:table-row table:style-name="ro2">
          <table:table-cell office:value-type="float" office:value="256304">
            <text:p>256304</text:p>
          </table:table-cell>
          <table:table-cell table:formula="of:=[.A251]-[.A250]" office:value-type="float" office:value="111">
            <text:p>111</text:p>
          </table:table-cell>
          <table:table-cell/>
          <table:table-cell office:value-type="float" office:value="677.821">
            <text:p>677.821</text:p>
          </table:table-cell>
          <table:table-cell table:formula="of:=ABS([.D251]-[.D250])" office:value-type="float" office:value="3.35599999999999">
            <text:p>3.356</text:p>
          </table:table-cell>
          <table:table-cell/>
          <table:table-cell office:value-type="float" office:value="459441.031">
            <text:p>459441.031</text:p>
          </table:table-cell>
          <table:table-cell table:formula="of:=ABS([.G251]-[.G250])" office:value-type="float" office:value="4561.625">
            <text:p>4561.625</text:p>
          </table:table-cell>
          <table:table-cell table:number-columns-repeated="1016"/>
        </table:table-row>
        <table:table-row table:style-name="ro2">
          <table:table-cell office:value-type="float" office:value="256408">
            <text:p>256408</text:p>
          </table:table-cell>
          <table:table-cell table:formula="of:=[.A252]-[.A251]" office:value-type="float" office:value="104">
            <text:p>104</text:p>
          </table:table-cell>
          <table:table-cell/>
          <table:table-cell office:value-type="float" office:value="687.57">
            <text:p>687.570</text:p>
          </table:table-cell>
          <table:table-cell table:formula="of:=ABS([.D252]-[.D251])" office:value-type="float" office:value="9.74900000000002">
            <text:p>9.749</text:p>
          </table:table-cell>
          <table:table-cell/>
          <table:table-cell office:value-type="float" office:value="472752.969">
            <text:p>472752.969</text:p>
          </table:table-cell>
          <table:table-cell table:formula="of:=ABS([.G252]-[.G251])" office:value-type="float" office:value="13311.938">
            <text:p>13311.938</text:p>
          </table:table-cell>
          <table:table-cell table:number-columns-repeated="1016"/>
        </table:table-row>
        <table:table-row table:style-name="ro2">
          <table:table-cell office:value-type="float" office:value="256518">
            <text:p>256518</text:p>
          </table:table-cell>
          <table:table-cell table:formula="of:=[.A253]-[.A252]" office:value-type="float" office:value="110">
            <text:p>110</text:p>
          </table:table-cell>
          <table:table-cell/>
          <table:table-cell office:value-type="float" office:value="684.059">
            <text:p>684.059</text:p>
          </table:table-cell>
          <table:table-cell table:formula="of:=ABS([.D253]-[.D252])" office:value-type="float" office:value="3.51100000000008">
            <text:p>3.511</text:p>
          </table:table-cell>
          <table:table-cell/>
          <table:table-cell office:value-type="float" office:value="467936.656">
            <text:p>467936.656</text:p>
          </table:table-cell>
          <table:table-cell table:formula="of:=ABS([.G253]-[.G252])" office:value-type="float" office:value="4816.31299999997">
            <text:p>4816.313</text:p>
          </table:table-cell>
          <table:table-cell table:number-columns-repeated="1016"/>
        </table:table-row>
        <table:table-row table:style-name="ro2">
          <table:table-cell office:value-type="float" office:value="256629">
            <text:p>256629</text:p>
          </table:table-cell>
          <table:table-cell table:formula="of:=[.A254]-[.A253]" office:value-type="float" office:value="111">
            <text:p>111</text:p>
          </table:table-cell>
          <table:table-cell/>
          <table:table-cell office:value-type="float" office:value="680.705">
            <text:p>680.705</text:p>
          </table:table-cell>
          <table:table-cell table:formula="of:=ABS([.D254]-[.D253])" office:value-type="float" office:value="3.35399999999993">
            <text:p>3.354</text:p>
          </table:table-cell>
          <table:table-cell/>
          <table:table-cell office:value-type="float" office:value="463359.063">
            <text:p>463359.063</text:p>
          </table:table-cell>
          <table:table-cell table:formula="of:=ABS([.G254]-[.G253])" office:value-type="float" office:value="4577.59299999999">
            <text:p>4577.593</text:p>
          </table:table-cell>
          <table:table-cell table:number-columns-repeated="1016"/>
        </table:table-row>
        <table:table-row table:style-name="ro2">
          <table:table-cell office:value-type="float" office:value="256734">
            <text:p>256734</text:p>
          </table:table-cell>
          <table:table-cell table:formula="of:=[.A255]-[.A254]" office:value-type="float" office:value="105">
            <text:p>105</text:p>
          </table:table-cell>
          <table:table-cell/>
          <table:table-cell office:value-type="float" office:value="690.739">
            <text:p>690.739</text:p>
          </table:table-cell>
          <table:table-cell table:formula="of:=ABS([.D255]-[.D254])" office:value-type="float" office:value="10.034">
            <text:p>10.034</text:p>
          </table:table-cell>
          <table:table-cell/>
          <table:table-cell office:value-type="float" office:value="477119.781">
            <text:p>477119.781</text:p>
          </table:table-cell>
          <table:table-cell table:formula="of:=ABS([.G255]-[.G254])" office:value-type="float" office:value="13760.718">
            <text:p>13760.718</text:p>
          </table:table-cell>
          <table:table-cell table:number-columns-repeated="1016"/>
        </table:table-row>
        <table:table-row table:style-name="ro2">
          <table:table-cell office:value-type="float" office:value="256841">
            <text:p>256841</text:p>
          </table:table-cell>
          <table:table-cell table:formula="of:=[.A256]-[.A255]" office:value-type="float" office:value="107">
            <text:p>107</text:p>
          </table:table-cell>
          <table:table-cell/>
          <table:table-cell office:value-type="float" office:value="687.225">
            <text:p>687.225</text:p>
          </table:table-cell>
          <table:table-cell table:formula="of:=ABS([.D256]-[.D255])" office:value-type="float" office:value="3.51400000000001">
            <text:p>3.514</text:p>
          </table:table-cell>
          <table:table-cell/>
          <table:table-cell office:value-type="float" office:value="472277.625">
            <text:p>472277.625</text:p>
          </table:table-cell>
          <table:table-cell table:formula="of:=ABS([.G256]-[.G255])" office:value-type="float" office:value="4842.15600000002">
            <text:p>4842.156</text:p>
          </table:table-cell>
          <table:table-cell table:number-columns-repeated="1016"/>
        </table:table-row>
        <table:table-row table:style-name="ro2">
          <table:table-cell office:value-type="float" office:value="256943">
            <text:p>256943</text:p>
          </table:table-cell>
          <table:table-cell table:formula="of:=[.A257]-[.A256]" office:value-type="float" office:value="102">
            <text:p>102</text:p>
          </table:table-cell>
          <table:table-cell/>
          <table:table-cell office:value-type="float" office:value="683.874">
            <text:p>683.874</text:p>
          </table:table-cell>
          <table:table-cell table:formula="of:=ABS([.D257]-[.D256])" office:value-type="float" office:value="3.351">
            <text:p>3.351</text:p>
          </table:table-cell>
          <table:table-cell/>
          <table:table-cell office:value-type="float" office:value="467684.219">
            <text:p>467684.219</text:p>
          </table:table-cell>
          <table:table-cell table:formula="of:=ABS([.G257]-[.G256])" office:value-type="float" office:value="4593.40600000002">
            <text:p>4593.406</text:p>
          </table:table-cell>
          <table:table-cell table:number-columns-repeated="1016"/>
        </table:table-row>
        <table:table-row table:style-name="ro2">
          <table:table-cell office:value-type="float" office:value="257052">
            <text:p>257052</text:p>
          </table:table-cell>
          <table:table-cell table:formula="of:=[.A258]-[.A257]" office:value-type="float" office:value="109">
            <text:p>109</text:p>
          </table:table-cell>
          <table:table-cell/>
          <table:table-cell office:value-type="float" office:value="680.442">
            <text:p>680.442</text:p>
          </table:table-cell>
          <table:table-cell table:formula="of:=ABS([.D258]-[.D257])" office:value-type="float" office:value="3.43200000000002">
            <text:p>3.432</text:p>
          </table:table-cell>
          <table:table-cell/>
          <table:table-cell office:value-type="float" office:value="463001.688">
            <text:p>463001.688</text:p>
          </table:table-cell>
          <table:table-cell table:formula="of:=ABS([.G258]-[.G257])" office:value-type="float" office:value="4682.53099999996">
            <text:p>4682.531</text:p>
          </table:table-cell>
          <table:table-cell table:number-columns-repeated="1016"/>
        </table:table-row>
        <table:table-row table:style-name="ro2">
          <table:table-cell office:value-type="float" office:value="257164">
            <text:p>257164</text:p>
          </table:table-cell>
          <table:table-cell table:formula="of:=[.A259]-[.A258]" office:value-type="float" office:value="112">
            <text:p>112</text:p>
          </table:table-cell>
          <table:table-cell/>
          <table:table-cell office:value-type="float" office:value="677.011">
            <text:p>677.011</text:p>
          </table:table-cell>
          <table:table-cell table:formula="of:=ABS([.D259]-[.D258])" office:value-type="float" office:value="3.43100000000004">
            <text:p>3.431</text:p>
          </table:table-cell>
          <table:table-cell/>
          <table:table-cell office:value-type="float" office:value="458343.625">
            <text:p>458343.625</text:p>
          </table:table-cell>
          <table:table-cell table:formula="of:=ABS([.G259]-[.G258])" office:value-type="float" office:value="4658.06300000002">
            <text:p>4658.063</text:p>
          </table:table-cell>
          <table:table-cell table:number-columns-repeated="1016"/>
        </table:table-row>
        <table:table-row table:style-name="ro2">
          <table:table-cell office:value-type="float" office:value="257267">
            <text:p>257267</text:p>
          </table:table-cell>
          <table:table-cell table:formula="of:=[.A260]-[.A259]" office:value-type="float" office:value="103">
            <text:p>103</text:p>
          </table:table-cell>
          <table:table-cell/>
          <table:table-cell office:value-type="float" office:value="673.58">
            <text:p>673.580</text:p>
          </table:table-cell>
          <table:table-cell table:formula="of:=ABS([.D260]-[.D259])" office:value-type="float" office:value="3.43099999999993">
            <text:p>3.431</text:p>
          </table:table-cell>
          <table:table-cell/>
          <table:table-cell office:value-type="float" office:value="453709.438">
            <text:p>453709.438</text:p>
          </table:table-cell>
          <table:table-cell table:formula="of:=ABS([.G260]-[.G259])" office:value-type="float" office:value="4634.18699999998">
            <text:p>4634.187</text:p>
          </table:table-cell>
          <table:table-cell table:number-columns-repeated="1016"/>
        </table:table-row>
        <table:table-row table:style-name="ro2">
          <table:table-cell office:value-type="float" office:value="257379">
            <text:p>257379</text:p>
          </table:table-cell>
          <table:table-cell table:formula="of:=[.A261]-[.A260]" office:value-type="float" office:value="112">
            <text:p>112</text:p>
          </table:table-cell>
          <table:table-cell/>
          <table:table-cell office:value-type="float" office:value="670.146">
            <text:p>670.146</text:p>
          </table:table-cell>
          <table:table-cell table:formula="of:=ABS([.D261]-[.D260])" office:value-type="float" office:value="3.43400000000008">
            <text:p>3.434</text:p>
          </table:table-cell>
          <table:table-cell/>
          <table:table-cell office:value-type="float" office:value="449096.125">
            <text:p>449096.125</text:p>
          </table:table-cell>
          <table:table-cell table:formula="of:=ABS([.G261]-[.G260])" office:value-type="float" office:value="4613.31300000002">
            <text:p>4613.313</text:p>
          </table:table-cell>
          <table:table-cell table:number-columns-repeated="1016"/>
        </table:table-row>
        <table:table-row table:style-name="ro2">
          <table:table-cell office:value-type="float" office:value="257483">
            <text:p>257483</text:p>
          </table:table-cell>
          <table:table-cell table:formula="of:=[.A262]-[.A261]" office:value-type="float" office:value="104">
            <text:p>104</text:p>
          </table:table-cell>
          <table:table-cell/>
          <table:table-cell office:value-type="float" office:value="666.689">
            <text:p>666.689</text:p>
          </table:table-cell>
          <table:table-cell table:formula="of:=ABS([.D262]-[.D261])" office:value-type="float" office:value="3.45699999999999">
            <text:p>3.457</text:p>
          </table:table-cell>
          <table:table-cell/>
          <table:table-cell office:value-type="float" office:value="444474.594">
            <text:p>444474.594</text:p>
          </table:table-cell>
          <table:table-cell table:formula="of:=ABS([.G262]-[.G261])" office:value-type="float" office:value="4621.53100000002">
            <text:p>4621.531</text:p>
          </table:table-cell>
          <table:table-cell table:number-columns-repeated="1016"/>
        </table:table-row>
        <table:table-row table:style-name="ro2">
          <table:table-cell office:value-type="float" office:value="257586">
            <text:p>257586</text:p>
          </table:table-cell>
          <table:table-cell table:formula="of:=[.A263]-[.A262]" office:value-type="float" office:value="103">
            <text:p>103</text:p>
          </table:table-cell>
          <table:table-cell/>
          <table:table-cell office:value-type="float" office:value="707.939">
            <text:p>707.939</text:p>
          </table:table-cell>
          <table:table-cell table:formula="of:=ABS([.D263]-[.D262])" office:value-type="float" office:value="41.25">
            <text:p>41.250</text:p>
          </table:table-cell>
          <table:table-cell/>
          <table:table-cell office:value-type="float" office:value="501177.719">
            <text:p>501177.719</text:p>
          </table:table-cell>
          <table:table-cell table:formula="of:=ABS([.G263]-[.G262])" office:value-type="float" office:value="56703.125">
            <text:p>56703.125</text:p>
          </table:table-cell>
          <table:table-cell table:number-columns-repeated="1016"/>
        </table:table-row>
        <table:table-row table:style-name="ro2">
          <table:table-cell office:value-type="float" office:value="257688">
            <text:p>257688</text:p>
          </table:table-cell>
          <table:table-cell table:formula="of:=[.A264]-[.A263]" office:value-type="float" office:value="102">
            <text:p>102</text:p>
          </table:table-cell>
          <table:table-cell/>
          <table:table-cell office:value-type="float" office:value="704.383">
            <text:p>704.383</text:p>
          </table:table-cell>
          <table:table-cell table:formula="of:=ABS([.D264]-[.D263])" office:value-type="float" office:value="3.55599999999993">
            <text:p>3.556</text:p>
          </table:table-cell>
          <table:table-cell/>
          <table:table-cell office:value-type="float" office:value="496154.875">
            <text:p>496154.875</text:p>
          </table:table-cell>
          <table:table-cell table:formula="of:=ABS([.G264]-[.G263])" office:value-type="float" office:value="5022.84399999998">
            <text:p>5022.844</text:p>
          </table:table-cell>
          <table:table-cell table:number-columns-repeated="1016"/>
        </table:table-row>
        <table:table-row table:style-name="ro2">
          <table:table-cell office:value-type="float" office:value="257790">
            <text:p>257790</text:p>
          </table:table-cell>
          <table:table-cell table:formula="of:=[.A265]-[.A264]" office:value-type="float" office:value="102">
            <text:p>102</text:p>
          </table:table-cell>
          <table:table-cell/>
          <table:table-cell office:value-type="float" office:value="701.122">
            <text:p>701.122</text:p>
          </table:table-cell>
          <table:table-cell table:formula="of:=ABS([.D265]-[.D264])" office:value-type="float" office:value="3.26100000000008">
            <text:p>3.261</text:p>
          </table:table-cell>
          <table:table-cell/>
          <table:table-cell office:value-type="float" office:value="491571.438">
            <text:p>491571.438</text:p>
          </table:table-cell>
          <table:table-cell table:formula="of:=ABS([.G265]-[.G264])" office:value-type="float" office:value="4583.43699999998">
            <text:p>4583.437</text:p>
          </table:table-cell>
          <table:table-cell table:number-columns-repeated="1016"/>
        </table:table-row>
        <table:table-row table:style-name="ro2">
          <table:table-cell office:value-type="float" office:value="257893">
            <text:p>257893</text:p>
          </table:table-cell>
          <table:table-cell table:formula="of:=[.A266]-[.A265]" office:value-type="float" office:value="103">
            <text:p>103</text:p>
          </table:table-cell>
          <table:table-cell/>
          <table:table-cell office:value-type="float" office:value="697.741">
            <text:p>697.741</text:p>
          </table:table-cell>
          <table:table-cell table:formula="of:=ABS([.D266]-[.D265])" office:value-type="float" office:value="3.38099999999997">
            <text:p>3.381</text:p>
          </table:table-cell>
          <table:table-cell/>
          <table:table-cell office:value-type="float" office:value="486841.875">
            <text:p>486841.875</text:p>
          </table:table-cell>
          <table:table-cell table:formula="of:=ABS([.G266]-[.G265])" office:value-type="float" office:value="4729.56300000002">
            <text:p>4729.563</text:p>
          </table:table-cell>
          <table:table-cell table:number-columns-repeated="1016"/>
        </table:table-row>
        <table:table-row table:style-name="ro2">
          <table:table-cell office:value-type="float" office:value="257995">
            <text:p>257995</text:p>
          </table:table-cell>
          <table:table-cell table:formula="of:=[.A267]-[.A266]" office:value-type="float" office:value="102">
            <text:p>102</text:p>
          </table:table-cell>
          <table:table-cell/>
          <table:table-cell office:value-type="float" office:value="694.33">
            <text:p>694.330</text:p>
          </table:table-cell>
          <table:table-cell table:formula="of:=ABS([.D267]-[.D266])" office:value-type="float" office:value="3.41099999999994">
            <text:p>3.411</text:p>
          </table:table-cell>
          <table:table-cell/>
          <table:table-cell office:value-type="float" office:value="482093.844">
            <text:p>482093.844</text:p>
          </table:table-cell>
          <table:table-cell table:formula="of:=ABS([.G267]-[.G266])" office:value-type="float" office:value="4748.03100000002">
            <text:p>4748.031</text:p>
          </table:table-cell>
          <table:table-cell table:number-columns-repeated="1016"/>
        </table:table-row>
        <table:table-row table:style-name="ro2">
          <table:table-cell office:value-type="float" office:value="258100">
            <text:p>258100</text:p>
          </table:table-cell>
          <table:table-cell table:formula="of:=[.A268]-[.A267]" office:value-type="float" office:value="105">
            <text:p>105</text:p>
          </table:table-cell>
          <table:table-cell/>
          <table:table-cell office:value-type="float" office:value="690.907">
            <text:p>690.907</text:p>
          </table:table-cell>
          <table:table-cell table:formula="of:=ABS([.D268]-[.D267])" office:value-type="float" office:value="3.423">
            <text:p>3.423</text:p>
          </table:table-cell>
          <table:table-cell/>
          <table:table-cell office:value-type="float" office:value="477352.156">
            <text:p>477352.156</text:p>
          </table:table-cell>
          <table:table-cell table:formula="of:=ABS([.G268]-[.G267])" office:value-type="float" office:value="4741.68799999997">
            <text:p>4741.688</text:p>
          </table:table-cell>
          <table:table-cell table:number-columns-repeated="1016"/>
        </table:table-row>
        <table:table-row table:style-name="ro2">
          <table:table-cell office:value-type="float" office:value="258207">
            <text:p>258207</text:p>
          </table:table-cell>
          <table:table-cell table:formula="of:=[.A269]-[.A268]" office:value-type="float" office:value="107">
            <text:p>107</text:p>
          </table:table-cell>
          <table:table-cell/>
          <table:table-cell office:value-type="float" office:value="687.484">
            <text:p>687.484</text:p>
          </table:table-cell>
          <table:table-cell table:formula="of:=ABS([.D269]-[.D268])" office:value-type="float" office:value="3.423">
            <text:p>3.423</text:p>
          </table:table-cell>
          <table:table-cell/>
          <table:table-cell office:value-type="float" office:value="472634.031">
            <text:p>472634.031</text:p>
          </table:table-cell>
          <table:table-cell table:formula="of:=ABS([.G269]-[.G268])" office:value-type="float" office:value="4718.125">
            <text:p>4718.125</text:p>
          </table:table-cell>
          <table:table-cell table:number-columns-repeated="1016"/>
        </table:table-row>
        <table:table-row table:style-name="ro2">
          <table:table-cell office:value-type="float" office:value="258315">
            <text:p>258315</text:p>
          </table:table-cell>
          <table:table-cell table:formula="of:=[.A270]-[.A269]" office:value-type="float" office:value="108">
            <text:p>108</text:p>
          </table:table-cell>
          <table:table-cell/>
          <table:table-cell office:value-type="float" office:value="684.061">
            <text:p>684.061</text:p>
          </table:table-cell>
          <table:table-cell table:formula="of:=ABS([.D270]-[.D269])" office:value-type="float" office:value="3.423">
            <text:p>3.423</text:p>
          </table:table-cell>
          <table:table-cell/>
          <table:table-cell office:value-type="float" office:value="467939.406">
            <text:p>467939.406</text:p>
          </table:table-cell>
          <table:table-cell table:formula="of:=ABS([.G270]-[.G269])" office:value-type="float" office:value="4694.625">
            <text:p>4694.625</text:p>
          </table:table-cell>
          <table:table-cell table:number-columns-repeated="1016"/>
        </table:table-row>
        <table:table-row table:style-name="ro2">
          <table:table-cell office:value-type="float" office:value="258422">
            <text:p>258422</text:p>
          </table:table-cell>
          <table:table-cell table:formula="of:=[.A271]-[.A270]" office:value-type="float" office:value="107">
            <text:p>107</text:p>
          </table:table-cell>
          <table:table-cell/>
          <table:table-cell office:value-type="float" office:value="680.638">
            <text:p>680.638</text:p>
          </table:table-cell>
          <table:table-cell table:formula="of:=ABS([.D271]-[.D270])" office:value-type="float" office:value="3.423">
            <text:p>3.423</text:p>
          </table:table-cell>
          <table:table-cell/>
          <table:table-cell office:value-type="float" office:value="463268.313">
            <text:p>463268.313</text:p>
          </table:table-cell>
          <table:table-cell table:formula="of:=ABS([.G271]-[.G270])" office:value-type="float" office:value="4671.09299999999">
            <text:p>4671.093</text:p>
          </table:table-cell>
          <table:table-cell table:number-columns-repeated="1016"/>
        </table:table-row>
        <table:table-row table:style-name="ro2">
          <table:table-cell office:value-type="float" office:value="258524">
            <text:p>258524</text:p>
          </table:table-cell>
          <table:table-cell table:formula="of:=[.A272]-[.A271]" office:value-type="float" office:value="102">
            <text:p>102</text:p>
          </table:table-cell>
          <table:table-cell/>
          <table:table-cell office:value-type="float" office:value="677.174">
            <text:p>677.174</text:p>
          </table:table-cell>
          <table:table-cell table:formula="of:=ABS([.D272]-[.D271])" office:value-type="float" office:value="3.46400000000006">
            <text:p>3.464</text:p>
          </table:table-cell>
          <table:table-cell/>
          <table:table-cell office:value-type="float" office:value="458565.063">
            <text:p>458565.063</text:p>
          </table:table-cell>
          <table:table-cell table:formula="of:=ABS([.G272]-[.G271])" office:value-type="float" office:value="4703.25">
            <text:p>4703.250</text:p>
          </table:table-cell>
          <table:table-cell table:number-columns-repeated="1016"/>
        </table:table-row>
        <table:table-row table:style-name="ro2">
          <table:table-cell office:value-type="float" office:value="258625">
            <text:p>258625</text:p>
          </table:table-cell>
          <table:table-cell table:formula="of:=[.A273]-[.A272]" office:value-type="float" office:value="101">
            <text:p>101</text:p>
          </table:table-cell>
          <table:table-cell/>
          <table:table-cell office:value-type="float" office:value="722.094">
            <text:p>722.094</text:p>
          </table:table-cell>
          <table:table-cell table:formula="of:=ABS([.D273]-[.D272])" office:value-type="float" office:value="44.9200000000001">
            <text:p>44.920</text:p>
          </table:table-cell>
          <table:table-cell/>
          <table:table-cell office:value-type="float" office:value="521419.531">
            <text:p>521419.531</text:p>
          </table:table-cell>
          <table:table-cell table:formula="of:=ABS([.G273]-[.G272])" office:value-type="float" office:value="62854.468">
            <text:p>62854.468</text:p>
          </table:table-cell>
          <table:table-cell table:number-columns-repeated="1016"/>
        </table:table-row>
        <table:table-row table:style-name="ro2">
          <table:table-cell office:value-type="float" office:value="258730">
            <text:p>258730</text:p>
          </table:table-cell>
          <table:table-cell table:formula="of:=[.A274]-[.A273]" office:value-type="float" office:value="105">
            <text:p>105</text:p>
          </table:table-cell>
          <table:table-cell/>
          <table:table-cell office:value-type="float" office:value="718.397">
            <text:p>718.397</text:p>
          </table:table-cell>
          <table:table-cell table:formula="of:=ABS([.D274]-[.D273])" office:value-type="float" office:value="3.697">
            <text:p>3.697</text:p>
          </table:table-cell>
          <table:table-cell/>
          <table:table-cell office:value-type="float" office:value="516094.156">
            <text:p>516094.156</text:p>
          </table:table-cell>
          <table:table-cell table:formula="of:=ABS([.G274]-[.G273])" office:value-type="float" office:value="5325.375">
            <text:p>5325.375</text:p>
          </table:table-cell>
          <table:table-cell table:number-columns-repeated="1016"/>
        </table:table-row>
        <table:table-row table:style-name="ro2">
          <table:table-cell office:value-type="float" office:value="258832">
            <text:p>258832</text:p>
          </table:table-cell>
          <table:table-cell table:formula="of:=[.A275]-[.A274]" office:value-type="float" office:value="102">
            <text:p>102</text:p>
          </table:table-cell>
          <table:table-cell/>
          <table:table-cell office:value-type="float" office:value="714.729">
            <text:p>714.729</text:p>
          </table:table-cell>
          <table:table-cell table:formula="of:=ABS([.D275]-[.D274])" office:value-type="float" office:value="3.66800000000001">
            <text:p>3.668</text:p>
          </table:table-cell>
          <table:table-cell/>
          <table:table-cell office:value-type="float" office:value="510837.813">
            <text:p>510837.813</text:p>
          </table:table-cell>
          <table:table-cell table:formula="of:=ABS([.G275]-[.G274])" office:value-type="float" office:value="5256.34299999999">
            <text:p>5256.343</text:p>
          </table:table-cell>
          <table:table-cell table:number-columns-repeated="1016"/>
        </table:table-row>
        <table:table-row table:style-name="ro2">
          <table:table-cell office:value-type="float" office:value="258933">
            <text:p>258933</text:p>
          </table:table-cell>
          <table:table-cell table:formula="of:=[.A276]-[.A275]" office:value-type="float" office:value="101">
            <text:p>101</text:p>
          </table:table-cell>
          <table:table-cell/>
          <table:table-cell office:value-type="float" office:value="711.093">
            <text:p>711.093</text:p>
          </table:table-cell>
          <table:table-cell table:formula="of:=ABS([.D276]-[.D275])" office:value-type="float" office:value="3.63600000000008">
            <text:p>3.636</text:p>
          </table:table-cell>
          <table:table-cell/>
          <table:table-cell office:value-type="float" office:value="505653.281">
            <text:p>505653.281</text:p>
          </table:table-cell>
          <table:table-cell table:formula="of:=ABS([.G276]-[.G275])" office:value-type="float" office:value="5184.53200000001">
            <text:p>5184.532</text:p>
          </table:table-cell>
          <table:table-cell table:number-columns-repeated="1016"/>
        </table:table-row>
        <table:table-row table:style-name="ro2">
          <table:table-cell office:value-type="float" office:value="259036">
            <text:p>259036</text:p>
          </table:table-cell>
          <table:table-cell table:formula="of:=[.A277]-[.A276]" office:value-type="float" office:value="103">
            <text:p>103</text:p>
          </table:table-cell>
          <table:table-cell/>
          <table:table-cell office:value-type="float" office:value="707.478">
            <text:p>707.478</text:p>
          </table:table-cell>
          <table:table-cell table:formula="of:=ABS([.D277]-[.D276])" office:value-type="float" office:value="3.61500000000001">
            <text:p>3.615</text:p>
          </table:table-cell>
          <table:table-cell/>
          <table:table-cell office:value-type="float" office:value="500525.688">
            <text:p>500525.688</text:p>
          </table:table-cell>
          <table:table-cell table:formula="of:=ABS([.G277]-[.G276])" office:value-type="float" office:value="5127.59299999999">
            <text:p>5127.593</text:p>
          </table:table-cell>
          <table:table-cell table:number-columns-repeated="1016"/>
        </table:table-row>
        <table:table-row table:style-name="ro2">
          <table:table-cell office:value-type="float" office:value="259146">
            <text:p>259146</text:p>
          </table:table-cell>
          <table:table-cell table:formula="of:=[.A278]-[.A277]" office:value-type="float" office:value="110">
            <text:p>110</text:p>
          </table:table-cell>
          <table:table-cell/>
          <table:table-cell office:value-type="float" office:value="703.857">
            <text:p>703.857</text:p>
          </table:table-cell>
          <table:table-cell table:formula="of:=ABS([.D278]-[.D277])" office:value-type="float" office:value="3.62099999999998">
            <text:p>3.621</text:p>
          </table:table-cell>
          <table:table-cell/>
          <table:table-cell office:value-type="float" office:value="495414">
            <text:p>495414.000</text:p>
          </table:table-cell>
          <table:table-cell table:formula="of:=ABS([.G278]-[.G277])" office:value-type="float" office:value="5111.68800000002">
            <text:p>5111.688</text:p>
          </table:table-cell>
          <table:table-cell table:number-columns-repeated="1016"/>
        </table:table-row>
        <table:table-row table:style-name="ro2">
          <table:table-cell office:value-type="float" office:value="259247">
            <text:p>259247</text:p>
          </table:table-cell>
          <table:table-cell table:formula="of:=[.A279]-[.A278]" office:value-type="float" office:value="101">
            <text:p>101</text:p>
          </table:table-cell>
          <table:table-cell/>
          <table:table-cell office:value-type="float" office:value="700.225">
            <text:p>700.225</text:p>
          </table:table-cell>
          <table:table-cell table:formula="of:=ABS([.D279]-[.D278])" office:value-type="float" office:value="3.63199999999995">
            <text:p>3.632</text:p>
          </table:table-cell>
          <table:table-cell/>
          <table:table-cell office:value-type="float" office:value="490314.844">
            <text:p>490314.844</text:p>
          </table:table-cell>
          <table:table-cell table:formula="of:=ABS([.G279]-[.G278])" office:value-type="float" office:value="5099.15600000002">
            <text:p>5099.156</text:p>
          </table:table-cell>
          <table:table-cell table:number-columns-repeated="1016"/>
        </table:table-row>
        <table:table-row table:style-name="ro2">
          <table:table-cell office:value-type="float" office:value="259353">
            <text:p>259353</text:p>
          </table:table-cell>
          <table:table-cell table:formula="of:=[.A280]-[.A279]" office:value-type="float" office:value="106">
            <text:p>106</text:p>
          </table:table-cell>
          <table:table-cell/>
          <table:table-cell office:value-type="float" office:value="696.646">
            <text:p>696.646</text:p>
          </table:table-cell>
          <table:table-cell table:formula="of:=ABS([.D280]-[.D279])" office:value-type="float" office:value="3.57900000000006">
            <text:p>3.579</text:p>
          </table:table-cell>
          <table:table-cell/>
          <table:table-cell office:value-type="float" office:value="485315.5">
            <text:p>485315.500</text:p>
          </table:table-cell>
          <table:table-cell table:formula="of:=ABS([.G280]-[.G279])" office:value-type="float" office:value="4999.34399999998">
            <text:p>4999.344</text:p>
          </table:table-cell>
          <table:table-cell table:number-columns-repeated="1016"/>
        </table:table-row>
        <table:table-row table:style-name="ro2">
          <table:table-cell office:value-type="float" office:value="259459">
            <text:p>259459</text:p>
          </table:table-cell>
          <table:table-cell table:formula="of:=[.A281]-[.A280]" office:value-type="float" office:value="106">
            <text:p>106</text:p>
          </table:table-cell>
          <table:table-cell/>
          <table:table-cell office:value-type="float" office:value="693.09">
            <text:p>693.090</text:p>
          </table:table-cell>
          <table:table-cell table:formula="of:=ABS([.D281]-[.D280])" office:value-type="float" office:value="3.55599999999993">
            <text:p>3.556</text:p>
          </table:table-cell>
          <table:table-cell/>
          <table:table-cell office:value-type="float" office:value="480373.75">
            <text:p>480373.750</text:p>
          </table:table-cell>
          <table:table-cell table:formula="of:=ABS([.G281]-[.G280])" office:value-type="float" office:value="4941.75">
            <text:p>4941.750</text:p>
          </table:table-cell>
          <table:table-cell table:number-columns-repeated="1016"/>
        </table:table-row>
        <table:table-row table:style-name="ro2">
          <table:table-cell office:value-type="float" office:value="259569">
            <text:p>259569</text:p>
          </table:table-cell>
          <table:table-cell table:formula="of:=[.A282]-[.A281]" office:value-type="float" office:value="110">
            <text:p>110</text:p>
          </table:table-cell>
          <table:table-cell/>
          <table:table-cell office:value-type="float" office:value="689.526">
            <text:p>689.526</text:p>
          </table:table-cell>
          <table:table-cell table:formula="of:=ABS([.D282]-[.D281])" office:value-type="float" office:value="3.56400000000008">
            <text:p>3.564</text:p>
          </table:table-cell>
          <table:table-cell/>
          <table:table-cell office:value-type="float" office:value="475445.656">
            <text:p>475445.656</text:p>
          </table:table-cell>
          <table:table-cell table:formula="of:=ABS([.G282]-[.G281])" office:value-type="float" office:value="4928.09399999998">
            <text:p>4928.094</text:p>
          </table:table-cell>
          <table:table-cell table:number-columns-repeated="1016"/>
        </table:table-row>
        <table:table-row table:style-name="ro2">
          <table:table-cell office:value-type="float" office:value="259680">
            <text:p>259680</text:p>
          </table:table-cell>
          <table:table-cell table:formula="of:=[.A283]-[.A282]" office:value-type="float" office:value="111">
            <text:p>111</text:p>
          </table:table-cell>
          <table:table-cell/>
          <table:table-cell office:value-type="float" office:value="734.938">
            <text:p>734.938</text:p>
          </table:table-cell>
          <table:table-cell table:formula="of:=ABS([.D283]-[.D282])" office:value-type="float" office:value="45.412">
            <text:p>45.412</text:p>
          </table:table-cell>
          <table:table-cell/>
          <table:table-cell office:value-type="float" office:value="540133.875">
            <text:p>540133.875</text:p>
          </table:table-cell>
          <table:table-cell table:formula="of:=ABS([.G283]-[.G282])" office:value-type="float" office:value="64688.219">
            <text:p>64688.219</text:p>
          </table:table-cell>
          <table:table-cell table:number-columns-repeated="1016"/>
        </table:table-row>
        <table:table-row table:style-name="ro2">
          <table:table-cell office:value-type="float" office:value="259791">
            <text:p>259791</text:p>
          </table:table-cell>
          <table:table-cell table:formula="of:=[.A284]-[.A283]" office:value-type="float" office:value="111">
            <text:p>111</text:p>
          </table:table-cell>
          <table:table-cell/>
          <table:table-cell office:value-type="float" office:value="731.396">
            <text:p>731.396</text:p>
          </table:table-cell>
          <table:table-cell table:formula="of:=ABS([.D284]-[.D283])" office:value-type="float" office:value="3.54200000000003">
            <text:p>3.542</text:p>
          </table:table-cell>
          <table:table-cell/>
          <table:table-cell office:value-type="float" office:value="534939.813">
            <text:p>534939.813</text:p>
          </table:table-cell>
          <table:table-cell table:formula="of:=ABS([.G284]-[.G283])" office:value-type="float" office:value="5194.06200000003">
            <text:p>5194.062</text:p>
          </table:table-cell>
          <table:table-cell table:number-columns-repeated="1016"/>
        </table:table-row>
        <table:table-row table:style-name="ro2">
          <table:table-cell office:value-type="float" office:value="259895">
            <text:p>259895</text:p>
          </table:table-cell>
          <table:table-cell table:formula="of:=[.A285]-[.A284]" office:value-type="float" office:value="104">
            <text:p>104</text:p>
          </table:table-cell>
          <table:table-cell/>
          <table:table-cell office:value-type="float" office:value="727.998">
            <text:p>727.998</text:p>
          </table:table-cell>
          <table:table-cell table:formula="of:=ABS([.D285]-[.D284])" office:value-type="float" office:value="3.39799999999991">
            <text:p>3.398</text:p>
          </table:table-cell>
          <table:table-cell/>
          <table:table-cell office:value-type="float" office:value="529981.438">
            <text:p>529981.438</text:p>
          </table:table-cell>
          <table:table-cell table:formula="of:=ABS([.G285]-[.G284])" office:value-type="float" office:value="4958.375">
            <text:p>4958.375</text:p>
          </table:table-cell>
          <table:table-cell table:number-columns-repeated="1016"/>
        </table:table-row>
        <table:table-row table:style-name="ro2">
          <table:table-cell office:value-type="float" office:value="260004">
            <text:p>260004</text:p>
          </table:table-cell>
          <table:table-cell table:formula="of:=[.A286]-[.A285]" office:value-type="float" office:value="109">
            <text:p>109</text:p>
          </table:table-cell>
          <table:table-cell/>
          <table:table-cell office:value-type="float" office:value="724.541">
            <text:p>724.541</text:p>
          </table:table-cell>
          <table:table-cell table:formula="of:=ABS([.D286]-[.D285])" office:value-type="float" office:value="3.45699999999999">
            <text:p>3.457</text:p>
          </table:table-cell>
          <table:table-cell/>
          <table:table-cell office:value-type="float" office:value="524959.813">
            <text:p>524959.813</text:p>
          </table:table-cell>
          <table:table-cell table:formula="of:=ABS([.G286]-[.G285])" office:value-type="float" office:value="5021.625">
            <text:p>5021.625</text:p>
          </table:table-cell>
          <table:table-cell table:number-columns-repeated="1016"/>
        </table:table-row>
        <table:table-row table:style-name="ro2">
          <table:table-cell office:value-type="float" office:value="260111">
            <text:p>260111</text:p>
          </table:table-cell>
          <table:table-cell table:formula="of:=[.A287]-[.A286]" office:value-type="float" office:value="107">
            <text:p>107</text:p>
          </table:table-cell>
          <table:table-cell/>
          <table:table-cell office:value-type="float" office:value="721.082">
            <text:p>721.082</text:p>
          </table:table-cell>
          <table:table-cell table:formula="of:=ABS([.D287]-[.D286])" office:value-type="float" office:value="3.45900000000006">
            <text:p>3.459</text:p>
          </table:table-cell>
          <table:table-cell/>
          <table:table-cell office:value-type="float" office:value="519958.563">
            <text:p>519958.563</text:p>
          </table:table-cell>
          <table:table-cell table:formula="of:=ABS([.G287]-[.G286])" office:value-type="float" office:value="5001.24999999994">
            <text:p>5001.250</text:p>
          </table:table-cell>
          <table:table-cell table:number-columns-repeated="1016"/>
        </table:table-row>
        <table:table-row table:style-name="ro2">
          <table:table-cell office:value-type="float" office:value="260213">
            <text:p>260213</text:p>
          </table:table-cell>
          <table:table-cell table:formula="of:=[.A288]-[.A287]" office:value-type="float" office:value="102">
            <text:p>102</text:p>
          </table:table-cell>
          <table:table-cell/>
          <table:table-cell office:value-type="float" office:value="717.644">
            <text:p>717.644</text:p>
          </table:table-cell>
          <table:table-cell table:formula="of:=ABS([.D288]-[.D287])" office:value-type="float" office:value="3.43799999999999">
            <text:p>3.438</text:p>
          </table:table-cell>
          <table:table-cell/>
          <table:table-cell office:value-type="float" office:value="515012.969">
            <text:p>515012.969</text:p>
          </table:table-cell>
          <table:table-cell table:formula="of:=ABS([.G288]-[.G287])" office:value-type="float" office:value="4945.59400000004">
            <text:p>4945.594</text:p>
          </table:table-cell>
          <table:table-cell table:number-columns-repeated="1016"/>
        </table:table-row>
        <table:table-row table:style-name="ro2">
          <table:table-cell office:value-type="float" office:value="260323">
            <text:p>260323</text:p>
          </table:table-cell>
          <table:table-cell table:formula="of:=[.A289]-[.A288]" office:value-type="float" office:value="110">
            <text:p>110</text:p>
          </table:table-cell>
          <table:table-cell/>
          <table:table-cell office:value-type="float" office:value="714.207">
            <text:p>714.207</text:p>
          </table:table-cell>
          <table:table-cell table:formula="of:=ABS([.D289]-[.D288])" office:value-type="float" office:value="3.43700000000001">
            <text:p>3.437</text:p>
          </table:table-cell>
          <table:table-cell/>
          <table:table-cell office:value-type="float" office:value="510092.156">
            <text:p>510092.156</text:p>
          </table:table-cell>
          <table:table-cell table:formula="of:=ABS([.G289]-[.G288])" office:value-type="float" office:value="4920.81299999997">
            <text:p>4920.813</text:p>
          </table:table-cell>
          <table:table-cell table:number-columns-repeated="1016"/>
        </table:table-row>
        <table:table-row table:style-name="ro2">
          <table:table-cell office:value-type="float" office:value="260434">
            <text:p>260434</text:p>
          </table:table-cell>
          <table:table-cell table:formula="of:=[.A290]-[.A289]" office:value-type="float" office:value="111">
            <text:p>111</text:p>
          </table:table-cell>
          <table:table-cell/>
          <table:table-cell office:value-type="float" office:value="710.767">
            <text:p>710.767</text:p>
          </table:table-cell>
          <table:table-cell table:formula="of:=ABS([.D290]-[.D289])" office:value-type="float" office:value="3.43999999999994">
            <text:p>3.440</text:p>
          </table:table-cell>
          <table:table-cell/>
          <table:table-cell office:value-type="float" office:value="505190.281">
            <text:p>505190.281</text:p>
          </table:table-cell>
          <table:table-cell table:formula="of:=ABS([.G290]-[.G289])" office:value-type="float" office:value="4901.875">
            <text:p>4901.875</text:p>
          </table:table-cell>
          <table:table-cell table:number-columns-repeated="1016"/>
        </table:table-row>
        <table:table-row table:style-name="ro2">
          <table:table-cell office:value-type="float" office:value="260535">
            <text:p>260535</text:p>
          </table:table-cell>
          <table:table-cell table:formula="of:=[.A291]-[.A290]" office:value-type="float" office:value="101">
            <text:p>101</text:p>
          </table:table-cell>
          <table:table-cell/>
          <table:table-cell office:value-type="float" office:value="707.322">
            <text:p>707.322</text:p>
          </table:table-cell>
          <table:table-cell table:formula="of:=ABS([.D291]-[.D290])" office:value-type="float" office:value="3.44500000000005">
            <text:p>3.445</text:p>
          </table:table-cell>
          <table:table-cell/>
          <table:table-cell office:value-type="float" office:value="500303.969">
            <text:p>500303.969</text:p>
          </table:table-cell>
          <table:table-cell table:formula="of:=ABS([.G291]-[.G290])" office:value-type="float" office:value="4886.31200000004">
            <text:p>4886.312</text:p>
          </table:table-cell>
          <table:table-cell table:number-columns-repeated="1016"/>
        </table:table-row>
        <table:table-row table:style-name="ro2">
          <table:table-cell office:value-type="float" office:value="260798">
            <text:p>260798</text:p>
          </table:table-cell>
          <table:table-cell table:formula="of:=[.A292]-[.A291]" office:value-type="float" office:value="263">
            <text:p>263</text:p>
          </table:table-cell>
          <table:table-cell/>
          <table:table-cell office:value-type="float" office:value="754.804">
            <text:p>754.804</text:p>
          </table:table-cell>
          <table:table-cell table:formula="of:=ABS([.D292]-[.D291])" office:value-type="float" office:value="47.482">
            <text:p>47.482</text:p>
          </table:table-cell>
          <table:table-cell/>
          <table:table-cell office:value-type="float" office:value="569728.375">
            <text:p>569728.375</text:p>
          </table:table-cell>
          <table:table-cell table:formula="of:=ABS([.G292]-[.G291])" office:value-type="float" office:value="69424.406">
            <text:p>69424.406</text:p>
          </table:table-cell>
          <table:table-cell table:number-columns-repeated="1016"/>
        </table:table-row>
        <table:table-row table:style-name="ro2">
          <table:table-cell office:value-type="float" office:value="260909">
            <text:p>260909</text:p>
          </table:table-cell>
          <table:table-cell table:formula="of:=[.A293]-[.A292]" office:value-type="float" office:value="111">
            <text:p>111</text:p>
          </table:table-cell>
          <table:table-cell/>
          <table:table-cell office:value-type="float" office:value="751.299">
            <text:p>751.299</text:p>
          </table:table-cell>
          <table:table-cell table:formula="of:=ABS([.D293]-[.D292])" office:value-type="float" office:value="3.505">
            <text:p>3.505</text:p>
          </table:table-cell>
          <table:table-cell/>
          <table:table-cell office:value-type="float" office:value="564449.875">
            <text:p>564449.875</text:p>
          </table:table-cell>
          <table:table-cell table:formula="of:=ABS([.G293]-[.G292])" office:value-type="float" office:value="5278.5">
            <text:p>5278.500</text:p>
          </table:table-cell>
          <table:table-cell table:number-columns-repeated="1016"/>
        </table:table-row>
        <table:table-row table:style-name="ro2">
          <table:table-cell office:value-type="float" office:value="261012">
            <text:p>261012</text:p>
          </table:table-cell>
          <table:table-cell table:formula="of:=[.A294]-[.A293]" office:value-type="float" office:value="103">
            <text:p>103</text:p>
          </table:table-cell>
          <table:table-cell/>
          <table:table-cell office:value-type="float" office:value="747.897">
            <text:p>747.897</text:p>
          </table:table-cell>
          <table:table-cell table:formula="of:=ABS([.D294]-[.D293])" office:value-type="float" office:value="3.40199999999993">
            <text:p>3.402</text:p>
          </table:table-cell>
          <table:table-cell/>
          <table:table-cell office:value-type="float" office:value="559349.438">
            <text:p>559349.438</text:p>
          </table:table-cell>
          <table:table-cell table:formula="of:=ABS([.G294]-[.G293])" office:value-type="float" office:value="5100.43700000003">
            <text:p>5100.437</text:p>
          </table:table-cell>
          <table:table-cell table:number-columns-repeated="1016"/>
        </table:table-row>
        <table:table-row table:style-name="ro2">
          <table:table-cell office:value-type="float" office:value="261115">
            <text:p>261115</text:p>
          </table:table-cell>
          <table:table-cell table:formula="of:=[.A295]-[.A294]" office:value-type="float" office:value="103">
            <text:p>103</text:p>
          </table:table-cell>
          <table:table-cell/>
          <table:table-cell office:value-type="float" office:value="744.457">
            <text:p>744.457</text:p>
          </table:table-cell>
          <table:table-cell table:formula="of:=ABS([.D295]-[.D294])" office:value-type="float" office:value="3.44000000000005">
            <text:p>3.440</text:p>
          </table:table-cell>
          <table:table-cell/>
          <table:table-cell office:value-type="float" office:value="554215.813">
            <text:p>554215.813</text:p>
          </table:table-cell>
          <table:table-cell table:formula="of:=ABS([.G295]-[.G294])" office:value-type="float" office:value="5133.625">
            <text:p>5133.625</text:p>
          </table:table-cell>
          <table:table-cell table:number-columns-repeated="1016"/>
        </table:table-row>
        <table:table-row table:style-name="ro2">
          <table:table-cell office:value-type="float" office:value="261227">
            <text:p>261227</text:p>
          </table:table-cell>
          <table:table-cell table:formula="of:=[.A296]-[.A295]" office:value-type="float" office:value="112">
            <text:p>112</text:p>
          </table:table-cell>
          <table:table-cell/>
          <table:table-cell office:value-type="float" office:value="741.019">
            <text:p>741.019</text:p>
          </table:table-cell>
          <table:table-cell table:formula="of:=ABS([.D296]-[.D295])" office:value-type="float" office:value="3.43799999999999">
            <text:p>3.438</text:p>
          </table:table-cell>
          <table:table-cell/>
          <table:table-cell office:value-type="float" office:value="549109.125">
            <text:p>549109.125</text:p>
          </table:table-cell>
          <table:table-cell table:formula="of:=ABS([.G296]-[.G295])" office:value-type="float" office:value="5106.68799999997">
            <text:p>5106.688</text:p>
          </table:table-cell>
          <table:table-cell table:number-columns-repeated="1016"/>
        </table:table-row>
        <table:table-row table:style-name="ro2">
          <table:table-cell office:value-type="float" office:value="261331">
            <text:p>261331</text:p>
          </table:table-cell>
          <table:table-cell table:formula="of:=[.A297]-[.A296]" office:value-type="float" office:value="104">
            <text:p>104</text:p>
          </table:table-cell>
          <table:table-cell/>
          <table:table-cell office:value-type="float" office:value="737.568">
            <text:p>737.568</text:p>
          </table:table-cell>
          <table:table-cell table:formula="of:=ABS([.D297]-[.D296])" office:value-type="float" office:value="3.45100000000002">
            <text:p>3.451</text:p>
          </table:table-cell>
          <table:table-cell/>
          <table:table-cell office:value-type="float" office:value="544006.063">
            <text:p>544006.063</text:p>
          </table:table-cell>
          <table:table-cell table:formula="of:=ABS([.G297]-[.G296])" office:value-type="float" office:value="5103.06200000003">
            <text:p>5103.062</text:p>
          </table:table-cell>
          <table:table-cell table:number-columns-repeated="1016"/>
        </table:table-row>
        <table:table-row table:style-name="ro2">
          <table:table-cell office:value-type="float" office:value="261435">
            <text:p>261435</text:p>
          </table:table-cell>
          <table:table-cell table:formula="of:=[.A298]-[.A297]" office:value-type="float" office:value="104">
            <text:p>104</text:p>
          </table:table-cell>
          <table:table-cell/>
          <table:table-cell office:value-type="float" office:value="734.166">
            <text:p>734.166</text:p>
          </table:table-cell>
          <table:table-cell table:formula="of:=ABS([.D298]-[.D297])" office:value-type="float" office:value="3.40199999999993">
            <text:p>3.402</text:p>
          </table:table-cell>
          <table:table-cell/>
          <table:table-cell office:value-type="float" office:value="538999">
            <text:p>538999.000</text:p>
          </table:table-cell>
          <table:table-cell table:formula="of:=ABS([.G298]-[.G297])" office:value-type="float" office:value="5007.06299999997">
            <text:p>5007.063</text:p>
          </table:table-cell>
          <table:table-cell table:number-columns-repeated="1016"/>
        </table:table-row>
        <table:table-row table:style-name="ro2">
          <table:table-cell office:value-type="float" office:value="261543">
            <text:p>261543</text:p>
          </table:table-cell>
          <table:table-cell table:formula="of:=[.A299]-[.A298]" office:value-type="float" office:value="108">
            <text:p>108</text:p>
          </table:table-cell>
          <table:table-cell/>
          <table:table-cell office:value-type="float" office:value="730.751">
            <text:p>730.751</text:p>
          </table:table-cell>
          <table:table-cell table:formula="of:=ABS([.D299]-[.D298])" office:value-type="float" office:value="3.41500000000008">
            <text:p>3.415</text:p>
          </table:table-cell>
          <table:table-cell/>
          <table:table-cell office:value-type="float" office:value="533997.313">
            <text:p>533997.313</text:p>
          </table:table-cell>
          <table:table-cell table:formula="of:=ABS([.G299]-[.G298])" office:value-type="float" office:value="5001.68700000003">
            <text:p>5001.687</text:p>
          </table:table-cell>
          <table:table-cell table:number-columns-repeated="1016"/>
        </table:table-row>
        <table:table-row table:style-name="ro2">
          <table:table-cell office:value-type="float" office:value="261648">
            <text:p>261648</text:p>
          </table:table-cell>
          <table:table-cell table:formula="of:=[.A300]-[.A299]" office:value-type="float" office:value="105">
            <text:p>105</text:p>
          </table:table-cell>
          <table:table-cell/>
          <table:table-cell office:value-type="float" office:value="779.72">
            <text:p>779.720</text:p>
          </table:table-cell>
          <table:table-cell table:formula="of:=ABS([.D300]-[.D299])" office:value-type="float" office:value="48.9690000000001">
            <text:p>48.969</text:p>
          </table:table-cell>
          <table:table-cell/>
          <table:table-cell office:value-type="float" office:value="607963.063">
            <text:p>607963.063</text:p>
          </table:table-cell>
          <table:table-cell table:formula="of:=ABS([.G300]-[.G299])" office:value-type="float" office:value="73965.75">
            <text:p>73965.750</text:p>
          </table:table-cell>
          <table:table-cell table:number-columns-repeated="1016"/>
        </table:table-row>
        <table:table-row table:style-name="ro2">
          <table:table-cell office:value-type="float" office:value="261749">
            <text:p>261749</text:p>
          </table:table-cell>
          <table:table-cell table:formula="of:=[.A301]-[.A300]" office:value-type="float" office:value="101">
            <text:p>101</text:p>
          </table:table-cell>
          <table:table-cell/>
          <table:table-cell office:value-type="float" office:value="776.239">
            <text:p>776.239</text:p>
          </table:table-cell>
          <table:table-cell table:formula="of:=ABS([.D301]-[.D300])" office:value-type="float" office:value="3.48099999999999">
            <text:p>3.481</text:p>
          </table:table-cell>
          <table:table-cell/>
          <table:table-cell office:value-type="float" office:value="602547.188">
            <text:p>602547.188</text:p>
          </table:table-cell>
          <table:table-cell table:formula="of:=ABS([.G301]-[.G300])" office:value-type="float" office:value="5415.875">
            <text:p>5415.875</text:p>
          </table:table-cell>
          <table:table-cell table:number-columns-repeated="1016"/>
        </table:table-row>
        <table:table-row table:style-name="ro2">
          <table:table-cell office:value-type="float" office:value="261859">
            <text:p>261859</text:p>
          </table:table-cell>
          <table:table-cell table:formula="of:=[.A302]-[.A301]" office:value-type="float" office:value="110">
            <text:p>110</text:p>
          </table:table-cell>
          <table:table-cell/>
          <table:table-cell office:value-type="float" office:value="772.862">
            <text:p>772.862</text:p>
          </table:table-cell>
          <table:table-cell table:formula="of:=ABS([.D302]-[.D301])" office:value-type="float" office:value="3.37700000000007">
            <text:p>3.377</text:p>
          </table:table-cell>
          <table:table-cell/>
          <table:table-cell office:value-type="float" office:value="597315.75">
            <text:p>597315.750</text:p>
          </table:table-cell>
          <table:table-cell table:formula="of:=ABS([.G302]-[.G301])" office:value-type="float" office:value="5231.43799999997">
            <text:p>5231.438</text:p>
          </table:table-cell>
          <table:table-cell table:number-columns-repeated="1016"/>
        </table:table-row>
        <table:table-row table:style-name="ro2">
          <table:table-cell office:value-type="float" office:value="261960">
            <text:p>261960</text:p>
          </table:table-cell>
          <table:table-cell table:formula="of:=[.A303]-[.A302]" office:value-type="float" office:value="101">
            <text:p>101</text:p>
          </table:table-cell>
          <table:table-cell/>
          <table:table-cell office:value-type="float" office:value="769.43">
            <text:p>769.430</text:p>
          </table:table-cell>
          <table:table-cell table:formula="of:=ABS([.D303]-[.D302])" office:value-type="float" office:value="3.43200000000002">
            <text:p>3.432</text:p>
          </table:table-cell>
          <table:table-cell/>
          <table:table-cell office:value-type="float" office:value="592022">
            <text:p>592022.000</text:p>
          </table:table-cell>
          <table:table-cell table:formula="of:=ABS([.G303]-[.G302])" office:value-type="float" office:value="5293.75">
            <text:p>5293.750</text:p>
          </table:table-cell>
          <table:table-cell table:number-columns-repeated="1016"/>
        </table:table-row>
        <table:table-row table:style-name="ro2">
          <table:table-cell office:value-type="float" office:value="262070">
            <text:p>262070</text:p>
          </table:table-cell>
          <table:table-cell table:formula="of:=[.A304]-[.A303]" office:value-type="float" office:value="110">
            <text:p>110</text:p>
          </table:table-cell>
          <table:table-cell/>
          <table:table-cell office:value-type="float" office:value="766">
            <text:p>766.000</text:p>
          </table:table-cell>
          <table:table-cell table:formula="of:=ABS([.D304]-[.D303])" office:value-type="float" office:value="3.42999999999995">
            <text:p>3.430</text:p>
          </table:table-cell>
          <table:table-cell/>
          <table:table-cell office:value-type="float" office:value="586755.563">
            <text:p>586755.563</text:p>
          </table:table-cell>
          <table:table-cell table:formula="of:=ABS([.G304]-[.G303])" office:value-type="float" office:value="5266.43700000003">
            <text:p>5266.437</text:p>
          </table:table-cell>
          <table:table-cell table:number-columns-repeated="1016"/>
        </table:table-row>
        <table:table-row table:style-name="ro2">
          <table:table-cell office:value-type="float" office:value="262178">
            <text:p>262178</text:p>
          </table:table-cell>
          <table:table-cell table:formula="of:=[.A305]-[.A304]" office:value-type="float" office:value="108">
            <text:p>108</text:p>
          </table:table-cell>
          <table:table-cell/>
          <table:table-cell office:value-type="float" office:value="762.583">
            <text:p>762.583</text:p>
          </table:table-cell>
          <table:table-cell table:formula="of:=ABS([.D305]-[.D304])" office:value-type="float" office:value="3.41700000000003">
            <text:p>3.417</text:p>
          </table:table-cell>
          <table:table-cell/>
          <table:table-cell office:value-type="float" office:value="581532.625">
            <text:p>581532.625</text:p>
          </table:table-cell>
          <table:table-cell table:formula="of:=ABS([.G305]-[.G304])" office:value-type="float" office:value="5222.93799999997">
            <text:p>5222.938</text:p>
          </table:table-cell>
          <table:table-cell table:number-columns-repeated="1016"/>
        </table:table-row>
        <table:table-row table:style-name="ro2">
          <table:table-cell office:value-type="float" office:value="262281">
            <text:p>262281</text:p>
          </table:table-cell>
          <table:table-cell table:formula="of:=[.A306]-[.A305]" office:value-type="float" office:value="103">
            <text:p>103</text:p>
          </table:table-cell>
          <table:table-cell/>
          <table:table-cell office:value-type="float" office:value="759.174">
            <text:p>759.174</text:p>
          </table:table-cell>
          <table:table-cell table:formula="of:=ABS([.D306]-[.D305])" office:value-type="float" office:value="3.40899999999999">
            <text:p>3.409</text:p>
          </table:table-cell>
          <table:table-cell/>
          <table:table-cell office:value-type="float" office:value="576344.938">
            <text:p>576344.938</text:p>
          </table:table-cell>
          <table:table-cell table:formula="of:=ABS([.G306]-[.G305])" office:value-type="float" office:value="5187.68700000003">
            <text:p>5187.687</text:p>
          </table:table-cell>
          <table:table-cell table:number-columns-repeated="1016"/>
        </table:table-row>
        <table:table-row table:style-name="ro2">
          <table:table-cell office:value-type="float" office:value="262384">
            <text:p>262384</text:p>
          </table:table-cell>
          <table:table-cell table:formula="of:=[.A307]-[.A306]" office:value-type="float" office:value="103">
            <text:p>103</text:p>
          </table:table-cell>
          <table:table-cell/>
          <table:table-cell office:value-type="float" office:value="755.767">
            <text:p>755.767</text:p>
          </table:table-cell>
          <table:table-cell table:formula="of:=ABS([.D307]-[.D306])" office:value-type="float" office:value="3.40699999999993">
            <text:p>3.407</text:p>
          </table:table-cell>
          <table:table-cell/>
          <table:table-cell office:value-type="float" office:value="571183.688">
            <text:p>571183.688</text:p>
          </table:table-cell>
          <table:table-cell table:formula="of:=ABS([.G307]-[.G306])" office:value-type="float" office:value="5161.25">
            <text:p>5161.250</text:p>
          </table:table-cell>
          <table:table-cell table:number-columns-repeated="1016"/>
        </table:table-row>
        <table:table-row table:style-name="ro2">
          <table:table-cell office:value-type="float" office:value="262493">
            <text:p>262493</text:p>
          </table:table-cell>
          <table:table-cell table:formula="of:=[.A308]-[.A307]" office:value-type="float" office:value="109">
            <text:p>109</text:p>
          </table:table-cell>
          <table:table-cell/>
          <table:table-cell office:value-type="float" office:value="752.372">
            <text:p>752.372</text:p>
          </table:table-cell>
          <table:table-cell table:formula="of:=ABS([.D308]-[.D307])" office:value-type="float" office:value="3.3950000000001">
            <text:p>3.395</text:p>
          </table:table-cell>
          <table:table-cell/>
          <table:table-cell office:value-type="float" office:value="566064.125">
            <text:p>566064.125</text:p>
          </table:table-cell>
          <table:table-cell table:formula="of:=ABS([.G308]-[.G307])" office:value-type="float" office:value="5119.56299999997">
            <text:p>5119.563</text:p>
          </table:table-cell>
          <table:table-cell table:number-columns-repeated="1016"/>
        </table:table-row>
        <table:table-row table:style-name="ro2">
          <table:table-cell office:value-type="float" office:value="262595">
            <text:p>262595</text:p>
          </table:table-cell>
          <table:table-cell table:formula="of:=[.A309]-[.A308]" office:value-type="float" office:value="102">
            <text:p>102</text:p>
          </table:table-cell>
          <table:table-cell/>
          <table:table-cell office:value-type="float" office:value="748.973">
            <text:p>748.973</text:p>
          </table:table-cell>
          <table:table-cell table:formula="of:=ABS([.D309]-[.D308])" office:value-type="float" office:value="3.399">
            <text:p>3.399</text:p>
          </table:table-cell>
          <table:table-cell/>
          <table:table-cell office:value-type="float" office:value="560959.938">
            <text:p>560959.938</text:p>
          </table:table-cell>
          <table:table-cell table:formula="of:=ABS([.G309]-[.G308])" office:value-type="float" office:value="5104.18700000003">
            <text:p>5104.187</text:p>
          </table:table-cell>
          <table:table-cell table:number-columns-repeated="1016"/>
        </table:table-row>
        <table:table-row table:style-name="ro2">
          <table:table-cell office:value-type="float" office:value="262698">
            <text:p>262698</text:p>
          </table:table-cell>
          <table:table-cell table:formula="of:=[.A310]-[.A309]" office:value-type="float" office:value="103">
            <text:p>103</text:p>
          </table:table-cell>
          <table:table-cell/>
          <table:table-cell office:value-type="float" office:value="798.825">
            <text:p>798.825</text:p>
          </table:table-cell>
          <table:table-cell table:formula="of:=ABS([.D310]-[.D309])" office:value-type="float" office:value="49.8520000000001">
            <text:p>49.852</text:p>
          </table:table-cell>
          <table:table-cell/>
          <table:table-cell office:value-type="float" office:value="638122.125">
            <text:p>638122.125</text:p>
          </table:table-cell>
          <table:table-cell table:formula="of:=ABS([.G310]-[.G309])" office:value-type="float" office:value="77162.187">
            <text:p>77162.187</text:p>
          </table:table-cell>
          <table:table-cell table:number-columns-repeated="1016"/>
        </table:table-row>
        <table:table-row table:style-name="ro2">
          <table:table-cell office:value-type="float" office:value="262803">
            <text:p>262803</text:p>
          </table:table-cell>
          <table:table-cell table:formula="of:=[.A311]-[.A310]" office:value-type="float" office:value="105">
            <text:p>105</text:p>
          </table:table-cell>
          <table:table-cell/>
          <table:table-cell office:value-type="float" office:value="795.328">
            <text:p>795.328</text:p>
          </table:table-cell>
          <table:table-cell table:formula="of:=ABS([.D311]-[.D310])" office:value-type="float" office:value="3.49700000000007">
            <text:p>3.497</text:p>
          </table:table-cell>
          <table:table-cell/>
          <table:table-cell office:value-type="float" office:value="632546.75">
            <text:p>632546.750</text:p>
          </table:table-cell>
          <table:table-cell table:formula="of:=ABS([.G311]-[.G310])" office:value-type="float" office:value="5575.375">
            <text:p>5575.375</text:p>
          </table:table-cell>
          <table:table-cell table:number-columns-repeated="1016"/>
        </table:table-row>
        <table:table-row table:style-name="ro2">
          <table:table-cell office:value-type="float" office:value="262906">
            <text:p>262906</text:p>
          </table:table-cell>
          <table:table-cell table:formula="of:=[.A312]-[.A311]" office:value-type="float" office:value="103">
            <text:p>103</text:p>
          </table:table-cell>
          <table:table-cell/>
          <table:table-cell office:value-type="float" office:value="791.967">
            <text:p>791.967</text:p>
          </table:table-cell>
          <table:table-cell table:formula="of:=ABS([.D312]-[.D311])" office:value-type="float" office:value="3.36099999999999">
            <text:p>3.361</text:p>
          </table:table-cell>
          <table:table-cell/>
          <table:table-cell office:value-type="float" office:value="627211.125">
            <text:p>627211.125</text:p>
          </table:table-cell>
          <table:table-cell table:formula="of:=ABS([.G312]-[.G311])" office:value-type="float" office:value="5335.625">
            <text:p>5335.625</text:p>
          </table:table-cell>
          <table:table-cell table:number-columns-repeated="1016"/>
        </table:table-row>
        <table:table-row table:style-name="ro2">
          <table:table-cell office:value-type="float" office:value="263017">
            <text:p>263017</text:p>
          </table:table-cell>
          <table:table-cell table:formula="of:=[.A313]-[.A312]" office:value-type="float" office:value="111">
            <text:p>111</text:p>
          </table:table-cell>
          <table:table-cell/>
          <table:table-cell office:value-type="float" office:value="788.534">
            <text:p>788.534</text:p>
          </table:table-cell>
          <table:table-cell table:formula="of:=ABS([.D313]-[.D312])" office:value-type="float" office:value="3.43299999999999">
            <text:p>3.433</text:p>
          </table:table-cell>
          <table:table-cell/>
          <table:table-cell office:value-type="float" office:value="621785.438">
            <text:p>621785.438</text:p>
          </table:table-cell>
          <table:table-cell table:formula="of:=ABS([.G313]-[.G312])" office:value-type="float" office:value="5425.68700000003">
            <text:p>5425.687</text:p>
          </table:table-cell>
          <table:table-cell table:number-columns-repeated="1016"/>
        </table:table-row>
        <table:table-row table:style-name="ro2">
          <table:table-cell office:value-type="float" office:value="263119">
            <text:p>263119</text:p>
          </table:table-cell>
          <table:table-cell table:formula="of:=[.A314]-[.A313]" office:value-type="float" office:value="102">
            <text:p>102</text:p>
          </table:table-cell>
          <table:table-cell/>
          <table:table-cell office:value-type="float" office:value="785.101">
            <text:p>785.101</text:p>
          </table:table-cell>
          <table:table-cell table:formula="of:=ABS([.D314]-[.D313])" office:value-type="float" office:value="3.43299999999999">
            <text:p>3.433</text:p>
          </table:table-cell>
          <table:table-cell/>
          <table:table-cell office:value-type="float" office:value="616382.875">
            <text:p>616382.875</text:p>
          </table:table-cell>
          <table:table-cell table:formula="of:=ABS([.G314]-[.G313])" office:value-type="float" office:value="5402.56299999997">
            <text:p>5402.563</text:p>
          </table:table-cell>
          <table:table-cell table:number-columns-repeated="1016"/>
        </table:table-row>
        <table:table-row table:style-name="ro2">
          <table:table-cell office:value-type="float" office:value="263231">
            <text:p>263231</text:p>
          </table:table-cell>
          <table:table-cell table:formula="of:=[.A315]-[.A314]" office:value-type="float" office:value="112">
            <text:p>112</text:p>
          </table:table-cell>
          <table:table-cell/>
          <table:table-cell office:value-type="float" office:value="781.667">
            <text:p>781.667</text:p>
          </table:table-cell>
          <table:table-cell table:formula="of:=ABS([.D315]-[.D314])" office:value-type="float" office:value="3.43399999999997">
            <text:p>3.434</text:p>
          </table:table-cell>
          <table:table-cell/>
          <table:table-cell office:value-type="float" office:value="611003.875">
            <text:p>611003.875</text:p>
          </table:table-cell>
          <table:table-cell table:formula="of:=ABS([.G315]-[.G314])" office:value-type="float" office:value="5379">
            <text:p>5379.000</text:p>
          </table:table-cell>
          <table:table-cell table:number-columns-repeated="1016"/>
        </table:table-row>
        <table:table-row table:style-name="ro2">
          <table:table-cell office:value-type="float" office:value="263344">
            <text:p>263344</text:p>
          </table:table-cell>
          <table:table-cell table:formula="of:=[.A316]-[.A315]" office:value-type="float" office:value="113">
            <text:p>113</text:p>
          </table:table-cell>
          <table:table-cell/>
          <table:table-cell office:value-type="float" office:value="778.234">
            <text:p>778.234</text:p>
          </table:table-cell>
          <table:table-cell table:formula="of:=ABS([.D316]-[.D315])" office:value-type="float" office:value="3.43299999999999">
            <text:p>3.433</text:p>
          </table:table-cell>
          <table:table-cell/>
          <table:table-cell office:value-type="float" office:value="605648.5">
            <text:p>605648.500</text:p>
          </table:table-cell>
          <table:table-cell table:formula="of:=ABS([.G316]-[.G315])" office:value-type="float" office:value="5355.375">
            <text:p>5355.375</text:p>
          </table:table-cell>
          <table:table-cell table:number-columns-repeated="1016"/>
        </table:table-row>
        <table:table-row table:style-name="ro2">
          <table:table-cell office:value-type="float" office:value="263454">
            <text:p>263454</text:p>
          </table:table-cell>
          <table:table-cell table:formula="of:=[.A317]-[.A316]" office:value-type="float" office:value="110">
            <text:p>110</text:p>
          </table:table-cell>
          <table:table-cell/>
          <table:table-cell office:value-type="float" office:value="774.801">
            <text:p>774.801</text:p>
          </table:table-cell>
          <table:table-cell table:formula="of:=ABS([.D317]-[.D316])" office:value-type="float" office:value="3.43299999999999">
            <text:p>3.433</text:p>
          </table:table-cell>
          <table:table-cell/>
          <table:table-cell office:value-type="float" office:value="600316.75">
            <text:p>600316.750</text:p>
          </table:table-cell>
          <table:table-cell table:formula="of:=ABS([.G317]-[.G316])" office:value-type="float" office:value="5331.75">
            <text:p>5331.750</text:p>
          </table:table-cell>
          <table:table-cell table:number-columns-repeated="1016"/>
        </table:table-row>
        <table:table-row table:style-name="ro2">
          <table:table-cell office:value-type="float" office:value="263558">
            <text:p>263558</text:p>
          </table:table-cell>
          <table:table-cell table:formula="of:=[.A318]-[.A317]" office:value-type="float" office:value="104">
            <text:p>104</text:p>
          </table:table-cell>
          <table:table-cell/>
          <table:table-cell office:value-type="float" office:value="771.368">
            <text:p>771.368</text:p>
          </table:table-cell>
          <table:table-cell table:formula="of:=ABS([.D318]-[.D317])" office:value-type="float" office:value="3.43299999999999">
            <text:p>3.433</text:p>
          </table:table-cell>
          <table:table-cell/>
          <table:table-cell office:value-type="float" office:value="595008.5">
            <text:p>595008.500</text:p>
          </table:table-cell>
          <table:table-cell table:formula="of:=ABS([.G318]-[.G317])" office:value-type="float" office:value="5308.25">
            <text:p>5308.250</text:p>
          </table:table-cell>
          <table:table-cell table:number-columns-repeated="1016"/>
        </table:table-row>
        <table:table-row table:style-name="ro2">
          <table:table-cell office:value-type="float" office:value="263664">
            <text:p>263664</text:p>
          </table:table-cell>
          <table:table-cell table:formula="of:=[.A319]-[.A318]" office:value-type="float" office:value="106">
            <text:p>106</text:p>
          </table:table-cell>
          <table:table-cell/>
          <table:table-cell office:value-type="float" office:value="767.935">
            <text:p>767.935</text:p>
          </table:table-cell>
          <table:table-cell table:formula="of:=ABS([.D319]-[.D318])" office:value-type="float" office:value="3.43300000000011">
            <text:p>3.433</text:p>
          </table:table-cell>
          <table:table-cell/>
          <table:table-cell office:value-type="float" office:value="589723.938">
            <text:p>589723.938</text:p>
          </table:table-cell>
          <table:table-cell table:formula="of:=ABS([.G319]-[.G318])" office:value-type="float" office:value="5284.56200000004">
            <text:p>5284.562</text:p>
          </table:table-cell>
          <table:table-cell table:number-columns-repeated="1016"/>
        </table:table-row>
        <table:table-row table:style-name="ro2">
          <table:table-cell office:value-type="float" office:value="263774">
            <text:p>263774</text:p>
          </table:table-cell>
          <table:table-cell table:formula="of:=[.A320]-[.A319]" office:value-type="float" office:value="110">
            <text:p>110</text:p>
          </table:table-cell>
          <table:table-cell/>
          <table:table-cell office:value-type="float" office:value="818.902">
            <text:p>818.902</text:p>
          </table:table-cell>
          <table:table-cell table:formula="of:=ABS([.D320]-[.D319])" office:value-type="float" office:value="50.9670000000001">
            <text:p>50.967</text:p>
          </table:table-cell>
          <table:table-cell/>
          <table:table-cell office:value-type="float" office:value="670600.563">
            <text:p>670600.563</text:p>
          </table:table-cell>
          <table:table-cell table:formula="of:=ABS([.G320]-[.G319])" office:value-type="float" office:value="80876.625">
            <text:p>80876.625</text:p>
          </table:table-cell>
          <table:table-cell table:number-columns-repeated="1016"/>
        </table:table-row>
        <table:table-row table:style-name="ro2">
          <table:table-cell office:value-type="float" office:value="263875">
            <text:p>263875</text:p>
          </table:table-cell>
          <table:table-cell table:formula="of:=[.A321]-[.A320]" office:value-type="float" office:value="101">
            <text:p>101</text:p>
          </table:table-cell>
          <table:table-cell/>
          <table:table-cell office:value-type="float" office:value="815.405">
            <text:p>815.405</text:p>
          </table:table-cell>
          <table:table-cell table:formula="of:=ABS([.D321]-[.D320])" office:value-type="float" office:value="3.49700000000007">
            <text:p>3.497</text:p>
          </table:table-cell>
          <table:table-cell/>
          <table:table-cell office:value-type="float" office:value="664885.063">
            <text:p>664885.063</text:p>
          </table:table-cell>
          <table:table-cell table:formula="of:=ABS([.G321]-[.G320])" office:value-type="float" office:value="5715.5">
            <text:p>5715.500</text:p>
          </table:table-cell>
          <table:table-cell table:number-columns-repeated="1016"/>
        </table:table-row>
        <table:table-row table:style-name="ro2">
          <table:table-cell office:value-type="float" office:value="263980">
            <text:p>263980</text:p>
          </table:table-cell>
          <table:table-cell table:formula="of:=[.A322]-[.A321]" office:value-type="float" office:value="105">
            <text:p>105</text:p>
          </table:table-cell>
          <table:table-cell/>
          <table:table-cell office:value-type="float" office:value="812.034">
            <text:p>812.034</text:p>
          </table:table-cell>
          <table:table-cell table:formula="of:=ABS([.D322]-[.D321])" office:value-type="float" office:value="3.37099999999998">
            <text:p>3.371</text:p>
          </table:table-cell>
          <table:table-cell/>
          <table:table-cell office:value-type="float" office:value="659399.938">
            <text:p>659399.938</text:p>
          </table:table-cell>
          <table:table-cell table:formula="of:=ABS([.G322]-[.G321])" office:value-type="float" office:value="5485.125">
            <text:p>5485.125</text:p>
          </table:table-cell>
          <table:table-cell table:number-columns-repeated="1016"/>
        </table:table-row>
        <table:table-row table:style-name="ro2">
          <table:table-cell office:value-type="float" office:value="264091">
            <text:p>264091</text:p>
          </table:table-cell>
          <table:table-cell table:formula="of:=[.A323]-[.A322]" office:value-type="float" office:value="111">
            <text:p>111</text:p>
          </table:table-cell>
          <table:table-cell/>
          <table:table-cell office:value-type="float" office:value="808.601">
            <text:p>808.601</text:p>
          </table:table-cell>
          <table:table-cell table:formula="of:=ABS([.D323]-[.D322])" office:value-type="float" office:value="3.43299999999999">
            <text:p>3.433</text:p>
          </table:table-cell>
          <table:table-cell/>
          <table:table-cell office:value-type="float" office:value="653835.438">
            <text:p>653835.438</text:p>
          </table:table-cell>
          <table:table-cell table:formula="of:=ABS([.G323]-[.G322])" office:value-type="float" office:value="5564.5">
            <text:p>5564.500</text:p>
          </table:table-cell>
          <table:table-cell table:number-columns-repeated="1016"/>
        </table:table-row>
        <table:table-row table:style-name="ro2">
          <table:table-cell office:value-type="float" office:value="264193">
            <text:p>264193</text:p>
          </table:table-cell>
          <table:table-cell table:formula="of:=[.A324]-[.A323]" office:value-type="float" office:value="102">
            <text:p>102</text:p>
          </table:table-cell>
          <table:table-cell/>
          <table:table-cell office:value-type="float" office:value="805.167">
            <text:p>805.167</text:p>
          </table:table-cell>
          <table:table-cell table:formula="of:=ABS([.D324]-[.D323])" office:value-type="float" office:value="3.43399999999997">
            <text:p>3.434</text:p>
          </table:table-cell>
          <table:table-cell/>
          <table:table-cell office:value-type="float" office:value="648294.563">
            <text:p>648294.563</text:p>
          </table:table-cell>
          <table:table-cell table:formula="of:=ABS([.G324]-[.G323])" office:value-type="float" office:value="5540.875">
            <text:p>5540.875</text:p>
          </table:table-cell>
          <table:table-cell table:number-columns-repeated="1016"/>
        </table:table-row>
        <table:table-row table:style-name="ro2">
          <table:table-cell office:value-type="float" office:value="264295">
            <text:p>264295</text:p>
          </table:table-cell>
          <table:table-cell table:formula="of:=[.A325]-[.A324]" office:value-type="float" office:value="102">
            <text:p>102</text:p>
          </table:table-cell>
          <table:table-cell/>
          <table:table-cell office:value-type="float" office:value="801.734">
            <text:p>801.734</text:p>
          </table:table-cell>
          <table:table-cell table:formula="of:=ABS([.D325]-[.D324])" office:value-type="float" office:value="3.43299999999999">
            <text:p>3.433</text:p>
          </table:table-cell>
          <table:table-cell/>
          <table:table-cell office:value-type="float" office:value="642776.625">
            <text:p>642776.625</text:p>
          </table:table-cell>
          <table:table-cell table:formula="of:=ABS([.G325]-[.G324])" office:value-type="float" office:value="5517.93799999997">
            <text:p>5517.938</text:p>
          </table:table-cell>
          <table:table-cell table:number-columns-repeated="1016"/>
        </table:table-row>
        <table:table-row table:style-name="ro2">
          <table:table-cell office:value-type="float" office:value="264402">
            <text:p>264402</text:p>
          </table:table-cell>
          <table:table-cell table:formula="of:=[.A326]-[.A325]" office:value-type="float" office:value="107">
            <text:p>107</text:p>
          </table:table-cell>
          <table:table-cell/>
          <table:table-cell office:value-type="float" office:value="798.3">
            <text:p>798.300</text:p>
          </table:table-cell>
          <table:table-cell table:formula="of:=ABS([.D326]-[.D325])" office:value-type="float" office:value="3.43400000000008">
            <text:p>3.434</text:p>
          </table:table-cell>
          <table:table-cell/>
          <table:table-cell office:value-type="float" office:value="637282.375">
            <text:p>637282.375</text:p>
          </table:table-cell>
          <table:table-cell table:formula="of:=ABS([.G326]-[.G325])" office:value-type="float" office:value="5494.25">
            <text:p>5494.250</text:p>
          </table:table-cell>
          <table:table-cell table:number-columns-repeated="1016"/>
        </table:table-row>
        <table:table-row table:style-name="ro2">
          <table:table-cell office:value-type="float" office:value="264515">
            <text:p>264515</text:p>
          </table:table-cell>
          <table:table-cell table:formula="of:=[.A327]-[.A326]" office:value-type="float" office:value="113">
            <text:p>113</text:p>
          </table:table-cell>
          <table:table-cell/>
          <table:table-cell office:value-type="float" office:value="794.866">
            <text:p>794.866</text:p>
          </table:table-cell>
          <table:table-cell table:formula="of:=ABS([.D327]-[.D326])" office:value-type="float" office:value="3.43399999999997">
            <text:p>3.434</text:p>
          </table:table-cell>
          <table:table-cell/>
          <table:table-cell office:value-type="float" office:value="631811.688">
            <text:p>631811.688</text:p>
          </table:table-cell>
          <table:table-cell table:formula="of:=ABS([.G327]-[.G326])" office:value-type="float" office:value="5470.68700000003">
            <text:p>5470.687</text:p>
          </table:table-cell>
          <table:table-cell table:number-columns-repeated="1016"/>
        </table:table-row>
        <table:table-row table:style-name="ro2">
          <table:table-cell office:value-type="float" office:value="264625">
            <text:p>264625</text:p>
          </table:table-cell>
          <table:table-cell table:formula="of:=[.A328]-[.A327]" office:value-type="float" office:value="110">
            <text:p>110</text:p>
          </table:table-cell>
          <table:table-cell/>
          <table:table-cell office:value-type="float" office:value="791.432">
            <text:p>791.432</text:p>
          </table:table-cell>
          <table:table-cell table:formula="of:=ABS([.D328]-[.D327])" office:value-type="float" office:value="3.43399999999997">
            <text:p>3.434</text:p>
          </table:table-cell>
          <table:table-cell/>
          <table:table-cell office:value-type="float" office:value="626364.563">
            <text:p>626364.563</text:p>
          </table:table-cell>
          <table:table-cell table:formula="of:=ABS([.G328]-[.G327])" office:value-type="float" office:value="5447.125">
            <text:p>5447.125</text:p>
          </table:table-cell>
          <table:table-cell table:number-columns-repeated="1016"/>
        </table:table-row>
        <table:table-row table:style-name="ro2">
          <table:table-cell office:value-type="float" office:value="264737">
            <text:p>264737</text:p>
          </table:table-cell>
          <table:table-cell table:formula="of:=[.A329]-[.A328]" office:value-type="float" office:value="112">
            <text:p>112</text:p>
          </table:table-cell>
          <table:table-cell/>
          <table:table-cell office:value-type="float" office:value="841.781">
            <text:p>841.781</text:p>
          </table:table-cell>
          <table:table-cell table:formula="of:=ABS([.D329]-[.D328])" office:value-type="float" office:value="50.3489999999999">
            <text:p>50.349</text:p>
          </table:table-cell>
          <table:table-cell/>
          <table:table-cell office:value-type="float" office:value="708595.875">
            <text:p>708595.875</text:p>
          </table:table-cell>
          <table:table-cell table:formula="of:=ABS([.G329]-[.G328])" office:value-type="float" office:value="82231.312">
            <text:p>82231.312</text:p>
          </table:table-cell>
          <table:table-cell table:number-columns-repeated="1016"/>
        </table:table-row>
        <table:table-row table:style-name="ro2">
          <table:table-cell office:value-type="float" office:value="264848">
            <text:p>264848</text:p>
          </table:table-cell>
          <table:table-cell table:formula="of:=[.A330]-[.A329]" office:value-type="float" office:value="111">
            <text:p>111</text:p>
          </table:table-cell>
          <table:table-cell/>
          <table:table-cell office:value-type="float" office:value="838.285">
            <text:p>838.285</text:p>
          </table:table-cell>
          <table:table-cell table:formula="of:=ABS([.D330]-[.D329])" office:value-type="float" office:value="3.49599999999998">
            <text:p>3.496</text:p>
          </table:table-cell>
          <table:table-cell/>
          <table:table-cell office:value-type="float" office:value="702722.438">
            <text:p>702722.438</text:p>
          </table:table-cell>
          <table:table-cell table:formula="of:=ABS([.G330]-[.G329])" office:value-type="float" office:value="5873.43700000003">
            <text:p>5873.437</text:p>
          </table:table-cell>
          <table:table-cell table:number-columns-repeated="1016"/>
        </table:table-row>
        <table:table-row table:style-name="ro2">
          <table:table-cell office:value-type="float" office:value="264954">
            <text:p>264954</text:p>
          </table:table-cell>
          <table:table-cell table:formula="of:=[.A331]-[.A330]" office:value-type="float" office:value="106">
            <text:p>106</text:p>
          </table:table-cell>
          <table:table-cell/>
          <table:table-cell office:value-type="float" office:value="834.914">
            <text:p>834.914</text:p>
          </table:table-cell>
          <table:table-cell table:formula="of:=ABS([.D331]-[.D330])" office:value-type="float" office:value="3.37099999999998">
            <text:p>3.371</text:p>
          </table:table-cell>
          <table:table-cell/>
          <table:table-cell office:value-type="float" office:value="697080.688">
            <text:p>697080.688</text:p>
          </table:table-cell>
          <table:table-cell table:formula="of:=ABS([.G331]-[.G330])" office:value-type="float" office:value="5641.75">
            <text:p>5641.750</text:p>
          </table:table-cell>
          <table:table-cell table:number-columns-repeated="1016"/>
        </table:table-row>
        <table:table-row table:style-name="ro2">
          <table:table-cell office:value-type="float" office:value="265055">
            <text:p>265055</text:p>
          </table:table-cell>
          <table:table-cell table:formula="of:=[.A332]-[.A331]" office:value-type="float" office:value="101">
            <text:p>101</text:p>
          </table:table-cell>
          <table:table-cell/>
          <table:table-cell office:value-type="float" office:value="831.48">
            <text:p>831.480</text:p>
          </table:table-cell>
          <table:table-cell table:formula="of:=ABS([.D332]-[.D331])" office:value-type="float" office:value="3.43399999999997">
            <text:p>3.434</text:p>
          </table:table-cell>
          <table:table-cell/>
          <table:table-cell office:value-type="float" office:value="691358.375">
            <text:p>691358.375</text:p>
          </table:table-cell>
          <table:table-cell table:formula="of:=ABS([.G332]-[.G331])" office:value-type="float" office:value="5722.31299999997">
            <text:p>5722.313</text:p>
          </table:table-cell>
          <table:table-cell table:number-columns-repeated="1016"/>
        </table:table-row>
        <table:table-row table:style-name="ro2">
          <table:table-cell office:value-type="float" office:value="265160">
            <text:p>265160</text:p>
          </table:table-cell>
          <table:table-cell table:formula="of:=[.A333]-[.A332]" office:value-type="float" office:value="105">
            <text:p>105</text:p>
          </table:table-cell>
          <table:table-cell/>
          <table:table-cell office:value-type="float" office:value="828.046">
            <text:p>828.046</text:p>
          </table:table-cell>
          <table:table-cell table:formula="of:=ABS([.D333]-[.D332])" office:value-type="float" office:value="3.43399999999997">
            <text:p>3.434</text:p>
          </table:table-cell>
          <table:table-cell/>
          <table:table-cell office:value-type="float" office:value="685659.75">
            <text:p>685659.750</text:p>
          </table:table-cell>
          <table:table-cell table:formula="of:=ABS([.G333]-[.G332])" office:value-type="float" office:value="5698.625">
            <text:p>5698.625</text:p>
          </table:table-cell>
          <table:table-cell table:number-columns-repeated="1016"/>
        </table:table-row>
        <table:table-row table:style-name="ro2">
          <table:table-cell office:value-type="float" office:value="265264">
            <text:p>265264</text:p>
          </table:table-cell>
          <table:table-cell table:formula="of:=[.A334]-[.A333]" office:value-type="float" office:value="104">
            <text:p>104</text:p>
          </table:table-cell>
          <table:table-cell/>
          <table:table-cell office:value-type="float" office:value="824.612">
            <text:p>824.612</text:p>
          </table:table-cell>
          <table:table-cell table:formula="of:=ABS([.D334]-[.D333])" office:value-type="float" office:value="3.43400000000008">
            <text:p>3.434</text:p>
          </table:table-cell>
          <table:table-cell/>
          <table:table-cell office:value-type="float" office:value="679984.813">
            <text:p>679984.813</text:p>
          </table:table-cell>
          <table:table-cell table:formula="of:=ABS([.G334]-[.G333])" office:value-type="float" office:value="5674.93700000003">
            <text:p>5674.937</text:p>
          </table:table-cell>
          <table:table-cell table:number-columns-repeated="1016"/>
        </table:table-row>
        <table:table-row table:style-name="ro2">
          <table:table-cell office:value-type="float" office:value="265365">
            <text:p>265365</text:p>
          </table:table-cell>
          <table:table-cell table:formula="of:=[.A335]-[.A334]" office:value-type="float" office:value="101">
            <text:p>101</text:p>
          </table:table-cell>
          <table:table-cell/>
          <table:table-cell office:value-type="float" office:value="821.178">
            <text:p>821.178</text:p>
          </table:table-cell>
          <table:table-cell table:formula="of:=ABS([.D335]-[.D334])" office:value-type="float" office:value="3.43399999999997">
            <text:p>3.434</text:p>
          </table:table-cell>
          <table:table-cell/>
          <table:table-cell office:value-type="float" office:value="674333.375">
            <text:p>674333.375</text:p>
          </table:table-cell>
          <table:table-cell table:formula="of:=ABS([.G335]-[.G334])" office:value-type="float" office:value="5651.43799999997">
            <text:p>5651.438</text:p>
          </table:table-cell>
          <table:table-cell table:number-columns-repeated="1016"/>
        </table:table-row>
        <table:table-row table:style-name="ro2">
          <table:table-cell office:value-type="float" office:value="265477">
            <text:p>265477</text:p>
          </table:table-cell>
          <table:table-cell table:formula="of:=[.A336]-[.A335]" office:value-type="float" office:value="112">
            <text:p>112</text:p>
          </table:table-cell>
          <table:table-cell/>
          <table:table-cell office:value-type="float" office:value="817.744">
            <text:p>817.744</text:p>
          </table:table-cell>
          <table:table-cell table:formula="of:=ABS([.D336]-[.D335])" office:value-type="float" office:value="3.43399999999997">
            <text:p>3.434</text:p>
          </table:table-cell>
          <table:table-cell/>
          <table:table-cell office:value-type="float" office:value="668705.563">
            <text:p>668705.563</text:p>
          </table:table-cell>
          <table:table-cell table:formula="of:=ABS([.G336]-[.G335])" office:value-type="float" office:value="5627.81200000003">
            <text:p>5627.812</text:p>
          </table:table-cell>
          <table:table-cell table:number-columns-repeated="1016"/>
        </table:table-row>
        <table:table-row table:style-name="ro2">
          <table:table-cell office:value-type="float" office:value="265580">
            <text:p>265580</text:p>
          </table:table-cell>
          <table:table-cell table:formula="of:=[.A337]-[.A336]" office:value-type="float" office:value="103">
            <text:p>103</text:p>
          </table:table-cell>
          <table:table-cell/>
          <table:table-cell office:value-type="float" office:value="814.31">
            <text:p>814.310</text:p>
          </table:table-cell>
          <table:table-cell table:formula="of:=ABS([.D337]-[.D336])" office:value-type="float" office:value="3.43400000000008">
            <text:p>3.434</text:p>
          </table:table-cell>
          <table:table-cell/>
          <table:table-cell office:value-type="float" office:value="663101.438">
            <text:p>663101.438</text:p>
          </table:table-cell>
          <table:table-cell table:formula="of:=ABS([.G337]-[.G336])" office:value-type="float" office:value="5604.125">
            <text:p>5604.125</text:p>
          </table:table-cell>
          <table:table-cell table:number-columns-repeated="1016"/>
        </table:table-row>
        <table:table-row table:style-name="ro2">
          <table:table-cell office:value-type="float" office:value="265691">
            <text:p>265691</text:p>
          </table:table-cell>
          <table:table-cell table:formula="of:=[.A338]-[.A337]" office:value-type="float" office:value="111">
            <text:p>111</text:p>
          </table:table-cell>
          <table:table-cell/>
          <table:table-cell office:value-type="float" office:value="810.877">
            <text:p>810.877</text:p>
          </table:table-cell>
          <table:table-cell table:formula="of:=ABS([.D338]-[.D337])" office:value-type="float" office:value="3.43299999999999">
            <text:p>3.433</text:p>
          </table:table-cell>
          <table:table-cell/>
          <table:table-cell office:value-type="float" office:value="657520.813">
            <text:p>657520.813</text:p>
          </table:table-cell>
          <table:table-cell table:formula="of:=ABS([.G338]-[.G337])" office:value-type="float" office:value="5580.625">
            <text:p>5580.625</text:p>
          </table:table-cell>
          <table:table-cell table:number-columns-repeated="1016"/>
        </table:table-row>
        <table:table-row table:style-name="ro2">
          <table:table-cell office:value-type="float" office:value="265793">
            <text:p>265793</text:p>
          </table:table-cell>
          <table:table-cell table:formula="of:=[.A339]-[.A338]" office:value-type="float" office:value="102">
            <text:p>102</text:p>
          </table:table-cell>
          <table:table-cell/>
          <table:table-cell office:value-type="float" office:value="862.273">
            <text:p>862.273</text:p>
          </table:table-cell>
          <table:table-cell table:formula="of:=ABS([.D339]-[.D338])" office:value-type="float" office:value="51.3960000000001">
            <text:p>51.396</text:p>
          </table:table-cell>
          <table:table-cell/>
          <table:table-cell office:value-type="float" office:value="743513.938">
            <text:p>743513.938</text:p>
          </table:table-cell>
          <table:table-cell table:formula="of:=ABS([.G339]-[.G338])" office:value-type="float" office:value="85993.125">
            <text:p>85993.125</text:p>
          </table:table-cell>
          <table:table-cell table:number-columns-repeated="1016"/>
        </table:table-row>
        <table:table-row table:style-name="ro2">
          <table:table-cell office:value-type="float" office:value="265901">
            <text:p>265901</text:p>
          </table:table-cell>
          <table:table-cell table:formula="of:=[.A340]-[.A339]" office:value-type="float" office:value="108">
            <text:p>108</text:p>
          </table:table-cell>
          <table:table-cell/>
          <table:table-cell office:value-type="float" office:value="858.777">
            <text:p>858.777</text:p>
          </table:table-cell>
          <table:table-cell table:formula="of:=ABS([.D340]-[.D339])" office:value-type="float" office:value="3.49599999999998">
            <text:p>3.496</text:p>
          </table:table-cell>
          <table:table-cell/>
          <table:table-cell office:value-type="float" office:value="737497.125">
            <text:p>737497.125</text:p>
          </table:table-cell>
          <table:table-cell table:formula="of:=ABS([.G340]-[.G339])" office:value-type="float" office:value="6016.81299999997">
            <text:p>6016.813</text:p>
          </table:table-cell>
          <table:table-cell table:number-columns-repeated="1016"/>
        </table:table-row>
        <table:table-row table:style-name="ro2">
          <table:table-cell office:value-type="float" office:value="266004">
            <text:p>266004</text:p>
          </table:table-cell>
          <table:table-cell table:formula="of:=[.A341]-[.A340]" office:value-type="float" office:value="103">
            <text:p>103</text:p>
          </table:table-cell>
          <table:table-cell/>
          <table:table-cell office:value-type="float" office:value="855.404">
            <text:p>855.404</text:p>
          </table:table-cell>
          <table:table-cell table:formula="of:=ABS([.D341]-[.D340])" office:value-type="float" office:value="3.37300000000005">
            <text:p>3.373</text:p>
          </table:table-cell>
          <table:table-cell/>
          <table:table-cell office:value-type="float" office:value="731716.875">
            <text:p>731716.875</text:p>
          </table:table-cell>
          <table:table-cell table:formula="of:=ABS([.G341]-[.G340])" office:value-type="float" office:value="5780.25">
            <text:p>5780.250</text:p>
          </table:table-cell>
          <table:table-cell table:number-columns-repeated="1016"/>
        </table:table-row>
        <table:table-row table:style-name="ro2">
          <table:table-cell office:value-type="float" office:value="266106">
            <text:p>266106</text:p>
          </table:table-cell>
          <table:table-cell table:formula="of:=[.A342]-[.A341]" office:value-type="float" office:value="102">
            <text:p>102</text:p>
          </table:table-cell>
          <table:table-cell/>
          <table:table-cell office:value-type="float" office:value="851.97">
            <text:p>851.970</text:p>
          </table:table-cell>
          <table:table-cell table:formula="of:=ABS([.D342]-[.D341])" office:value-type="float" office:value="3.43399999999997">
            <text:p>3.434</text:p>
          </table:table-cell>
          <table:table-cell/>
          <table:table-cell office:value-type="float" office:value="725853.688">
            <text:p>725853.688</text:p>
          </table:table-cell>
          <table:table-cell table:formula="of:=ABS([.G342]-[.G341])" office:value-type="float" office:value="5863.18700000003">
            <text:p>5863.187</text:p>
          </table:table-cell>
          <table:table-cell table:number-columns-repeated="1016"/>
        </table:table-row>
        <table:table-row table:style-name="ro2">
          <table:table-cell office:value-type="float" office:value="266211">
            <text:p>266211</text:p>
          </table:table-cell>
          <table:table-cell table:formula="of:=[.A343]-[.A342]" office:value-type="float" office:value="105">
            <text:p>105</text:p>
          </table:table-cell>
          <table:table-cell/>
          <table:table-cell office:value-type="float" office:value="848.536">
            <text:p>848.536</text:p>
          </table:table-cell>
          <table:table-cell table:formula="of:=ABS([.D343]-[.D342])" office:value-type="float" office:value="3.43400000000008">
            <text:p>3.434</text:p>
          </table:table-cell>
          <table:table-cell/>
          <table:table-cell office:value-type="float" office:value="720014.188">
            <text:p>720014.188</text:p>
          </table:table-cell>
          <table:table-cell table:formula="of:=ABS([.G343]-[.G342])" office:value-type="float" office:value="5839.5">
            <text:p>5839.500</text:p>
          </table:table-cell>
          <table:table-cell table:number-columns-repeated="1016"/>
        </table:table-row>
        <table:table-row table:style-name="ro2">
          <table:table-cell office:value-type="float" office:value="266318">
            <text:p>266318</text:p>
          </table:table-cell>
          <table:table-cell table:formula="of:=[.A344]-[.A343]" office:value-type="float" office:value="107">
            <text:p>107</text:p>
          </table:table-cell>
          <table:table-cell/>
          <table:table-cell office:value-type="float" office:value="845.103">
            <text:p>845.103</text:p>
          </table:table-cell>
          <table:table-cell table:formula="of:=ABS([.D344]-[.D343])" office:value-type="float" office:value="3.43299999999999">
            <text:p>3.433</text:p>
          </table:table-cell>
          <table:table-cell/>
          <table:table-cell office:value-type="float" office:value="714198.313">
            <text:p>714198.313</text:p>
          </table:table-cell>
          <table:table-cell table:formula="of:=ABS([.G344]-[.G343])" office:value-type="float" office:value="5815.875">
            <text:p>5815.875</text:p>
          </table:table-cell>
          <table:table-cell table:number-columns-repeated="1016"/>
        </table:table-row>
        <table:table-row table:style-name="ro2">
          <table:table-cell office:value-type="float" office:value="266424">
            <text:p>266424</text:p>
          </table:table-cell>
          <table:table-cell table:formula="of:=[.A345]-[.A344]" office:value-type="float" office:value="106">
            <text:p>106</text:p>
          </table:table-cell>
          <table:table-cell/>
          <table:table-cell office:value-type="float" office:value="841.669">
            <text:p>841.669</text:p>
          </table:table-cell>
          <table:table-cell table:formula="of:=ABS([.D345]-[.D344])" office:value-type="float" office:value="3.43399999999997">
            <text:p>3.434</text:p>
          </table:table-cell>
          <table:table-cell/>
          <table:table-cell office:value-type="float" office:value="708406">
            <text:p>708406.000</text:p>
          </table:table-cell>
          <table:table-cell table:formula="of:=ABS([.G345]-[.G344])" office:value-type="float" office:value="5792.31299999997">
            <text:p>5792.313</text:p>
          </table:table-cell>
          <table:table-cell table:number-columns-repeated="1016"/>
        </table:table-row>
        <table:table-row table:style-name="ro2">
          <table:table-cell office:value-type="float" office:value="266533">
            <text:p>266533</text:p>
          </table:table-cell>
          <table:table-cell table:formula="of:=[.A346]-[.A345]" office:value-type="float" office:value="109">
            <text:p>109</text:p>
          </table:table-cell>
          <table:table-cell/>
          <table:table-cell office:value-type="float" office:value="838.235">
            <text:p>838.235</text:p>
          </table:table-cell>
          <table:table-cell table:formula="of:=ABS([.D346]-[.D345])" office:value-type="float" office:value="3.43399999999997">
            <text:p>3.434</text:p>
          </table:table-cell>
          <table:table-cell/>
          <table:table-cell office:value-type="float" office:value="702637.375">
            <text:p>702637.375</text:p>
          </table:table-cell>
          <table:table-cell table:formula="of:=ABS([.G346]-[.G345])" office:value-type="float" office:value="5768.625">
            <text:p>5768.625</text:p>
          </table:table-cell>
          <table:table-cell table:number-columns-repeated="1016"/>
        </table:table-row>
        <table:table-row table:style-name="ro2">
          <table:table-cell office:value-type="float" office:value="266819">
            <text:p>266819</text:p>
          </table:table-cell>
          <table:table-cell table:formula="of:=[.A347]-[.A346]" office:value-type="float" office:value="286">
            <text:p>286</text:p>
          </table:table-cell>
          <table:table-cell/>
          <table:table-cell office:value-type="float" office:value="888.258">
            <text:p>888.258</text:p>
          </table:table-cell>
          <table:table-cell table:formula="of:=ABS([.D347]-[.D346])" office:value-type="float" office:value="50.023">
            <text:p>50.023</text:p>
          </table:table-cell>
          <table:table-cell/>
          <table:table-cell office:value-type="float" office:value="789002.188">
            <text:p>789002.188</text:p>
          </table:table-cell>
          <table:table-cell table:formula="of:=ABS([.G347]-[.G346])" office:value-type="float" office:value="86364.813">
            <text:p>86364.813</text:p>
          </table:table-cell>
          <table:table-cell table:number-columns-repeated="1016"/>
        </table:table-row>
        <table:table-row table:style-name="ro2">
          <table:table-cell office:value-type="float" office:value="266927">
            <text:p>266927</text:p>
          </table:table-cell>
          <table:table-cell table:formula="of:=[.A348]-[.A347]" office:value-type="float" office:value="108">
            <text:p>108</text:p>
          </table:table-cell>
          <table:table-cell/>
          <table:table-cell office:value-type="float" office:value="884.762">
            <text:p>884.762</text:p>
          </table:table-cell>
          <table:table-cell table:formula="of:=ABS([.D348]-[.D347])" office:value-type="float" office:value="3.49600000000009">
            <text:p>3.496</text:p>
          </table:table-cell>
          <table:table-cell/>
          <table:table-cell office:value-type="float" office:value="782803.125">
            <text:p>782803.125</text:p>
          </table:table-cell>
          <table:table-cell table:formula="of:=ABS([.G348]-[.G347])" office:value-type="float" office:value="6199.06299999997">
            <text:p>6199.063</text:p>
          </table:table-cell>
          <table:table-cell table:number-columns-repeated="1016"/>
        </table:table-row>
        <table:table-row table:style-name="ro2">
          <table:table-cell office:value-type="float" office:value="267031">
            <text:p>267031</text:p>
          </table:table-cell>
          <table:table-cell table:formula="of:=[.A349]-[.A348]" office:value-type="float" office:value="104">
            <text:p>104</text:p>
          </table:table-cell>
          <table:table-cell/>
          <table:table-cell office:value-type="float" office:value="881.39">
            <text:p>881.390</text:p>
          </table:table-cell>
          <table:table-cell table:formula="of:=ABS([.D349]-[.D348])" office:value-type="float" office:value="3.37199999999996">
            <text:p>3.372</text:p>
          </table:table-cell>
          <table:table-cell/>
          <table:table-cell office:value-type="float" office:value="776848.5">
            <text:p>776848.500</text:p>
          </table:table-cell>
          <table:table-cell table:formula="of:=ABS([.G349]-[.G348])" office:value-type="float" office:value="5954.625">
            <text:p>5954.625</text:p>
          </table:table-cell>
          <table:table-cell table:number-columns-repeated="1016"/>
        </table:table-row>
        <table:table-row table:style-name="ro2">
          <table:table-cell office:value-type="float" office:value="267137">
            <text:p>267137</text:p>
          </table:table-cell>
          <table:table-cell table:formula="of:=[.A350]-[.A349]" office:value-type="float" office:value="106">
            <text:p>106</text:p>
          </table:table-cell>
          <table:table-cell/>
          <table:table-cell office:value-type="float" office:value="894.738">
            <text:p>894.738</text:p>
          </table:table-cell>
          <table:table-cell table:formula="of:=ABS([.D350]-[.D349])" office:value-type="float" office:value="13.3480000000001">
            <text:p>13.348</text:p>
          </table:table-cell>
          <table:table-cell/>
          <table:table-cell office:value-type="float" office:value="800556.313">
            <text:p>800556.313</text:p>
          </table:table-cell>
          <table:table-cell table:formula="of:=ABS([.G350]-[.G349])" office:value-type="float" office:value="23707.813">
            <text:p>23707.813</text:p>
          </table:table-cell>
          <table:table-cell table:number-columns-repeated="1016"/>
        </table:table-row>
        <table:table-row table:style-name="ro2">
          <table:table-cell office:value-type="float" office:value="267239">
            <text:p>267239</text:p>
          </table:table-cell>
          <table:table-cell table:formula="of:=[.A351]-[.A350]" office:value-type="float" office:value="102">
            <text:p>102</text:p>
          </table:table-cell>
          <table:table-cell/>
          <table:table-cell office:value-type="float" office:value="891.242">
            <text:p>891.242</text:p>
          </table:table-cell>
          <table:table-cell table:formula="of:=ABS([.D351]-[.D350])" office:value-type="float" office:value="3.49600000000009">
            <text:p>3.496</text:p>
          </table:table-cell>
          <table:table-cell/>
          <table:table-cell office:value-type="float" office:value="794311.563">
            <text:p>794311.563</text:p>
          </table:table-cell>
          <table:table-cell table:formula="of:=ABS([.G351]-[.G350])" office:value-type="float" office:value="6244.75">
            <text:p>6244.750</text:p>
          </table:table-cell>
          <table:table-cell table:number-columns-repeated="1016"/>
        </table:table-row>
        <table:table-row table:style-name="ro2">
          <table:table-cell office:value-type="float" office:value="267345">
            <text:p>267345</text:p>
          </table:table-cell>
          <table:table-cell table:formula="of:=[.A352]-[.A351]" office:value-type="float" office:value="106">
            <text:p>106</text:p>
          </table:table-cell>
          <table:table-cell/>
          <table:table-cell office:value-type="float" office:value="887.87">
            <text:p>887.870</text:p>
          </table:table-cell>
          <table:table-cell table:formula="of:=ABS([.D352]-[.D351])" office:value-type="float" office:value="3.37199999999996">
            <text:p>3.372</text:p>
          </table:table-cell>
          <table:table-cell/>
          <table:table-cell office:value-type="float" office:value="788313.875">
            <text:p>788313.875</text:p>
          </table:table-cell>
          <table:table-cell table:formula="of:=ABS([.G352]-[.G351])" office:value-type="float" office:value="5997.68799999997">
            <text:p>5997.688</text:p>
          </table:table-cell>
          <table:table-cell table:number-columns-repeated="1016"/>
        </table:table-row>
        <table:table-row table:style-name="ro2">
          <table:table-cell office:value-type="float" office:value="267447">
            <text:p>267447</text:p>
          </table:table-cell>
          <table:table-cell table:formula="of:=[.A353]-[.A352]" office:value-type="float" office:value="102">
            <text:p>102</text:p>
          </table:table-cell>
          <table:table-cell/>
          <table:table-cell office:value-type="float" office:value="884.437">
            <text:p>884.437</text:p>
          </table:table-cell>
          <table:table-cell table:formula="of:=ABS([.D353]-[.D352])" office:value-type="float" office:value="3.43299999999999">
            <text:p>3.433</text:p>
          </table:table-cell>
          <table:table-cell/>
          <table:table-cell office:value-type="float" office:value="782228">
            <text:p>782228.000</text:p>
          </table:table-cell>
          <table:table-cell table:formula="of:=ABS([.G353]-[.G352])" office:value-type="float" office:value="6085.875">
            <text:p>6085.875</text:p>
          </table:table-cell>
          <table:table-cell table:number-columns-repeated="1016"/>
        </table:table-row>
        <table:table-row table:style-name="ro2">
          <table:table-cell office:value-type="float" office:value="267553">
            <text:p>267553</text:p>
          </table:table-cell>
          <table:table-cell table:formula="of:=[.A354]-[.A353]" office:value-type="float" office:value="106">
            <text:p>106</text:p>
          </table:table-cell>
          <table:table-cell/>
          <table:table-cell office:value-type="float" office:value="881.003">
            <text:p>881.003</text:p>
          </table:table-cell>
          <table:table-cell table:formula="of:=ABS([.D354]-[.D353])" office:value-type="float" office:value="3.43399999999997">
            <text:p>3.434</text:p>
          </table:table-cell>
          <table:table-cell/>
          <table:table-cell office:value-type="float" office:value="776165.813">
            <text:p>776165.813</text:p>
          </table:table-cell>
          <table:table-cell table:formula="of:=ABS([.G354]-[.G353])" office:value-type="float" office:value="6062.18700000003">
            <text:p>6062.187</text:p>
          </table:table-cell>
          <table:table-cell table:number-columns-repeated="1016"/>
        </table:table-row>
        <table:table-row table:style-name="ro2">
          <table:table-cell office:value-type="float" office:value="267659">
            <text:p>267659</text:p>
          </table:table-cell>
          <table:table-cell table:formula="of:=[.A355]-[.A354]" office:value-type="float" office:value="106">
            <text:p>106</text:p>
          </table:table-cell>
          <table:table-cell/>
          <table:table-cell office:value-type="float" office:value="877.569">
            <text:p>877.569</text:p>
          </table:table-cell>
          <table:table-cell table:formula="of:=ABS([.D355]-[.D354])" office:value-type="float" office:value="3.43400000000008">
            <text:p>3.434</text:p>
          </table:table-cell>
          <table:table-cell/>
          <table:table-cell office:value-type="float" office:value="770127.25">
            <text:p>770127.250</text:p>
          </table:table-cell>
          <table:table-cell table:formula="of:=ABS([.G355]-[.G354])" office:value-type="float" office:value="6038.56299999997">
            <text:p>6038.563</text:p>
          </table:table-cell>
          <table:table-cell table:number-columns-repeated="1016"/>
        </table:table-row>
        <table:table-row table:style-name="ro2">
          <table:table-cell office:value-type="float" office:value="267771">
            <text:p>267771</text:p>
          </table:table-cell>
          <table:table-cell table:formula="of:=[.A356]-[.A355]" office:value-type="float" office:value="112">
            <text:p>112</text:p>
          </table:table-cell>
          <table:table-cell/>
          <table:table-cell office:value-type="float" office:value="917.283">
            <text:p>917.283</text:p>
          </table:table-cell>
          <table:table-cell table:formula="of:=ABS([.D356]-[.D355])" office:value-type="float" office:value="39.7140000000001">
            <text:p>39.714</text:p>
          </table:table-cell>
          <table:table-cell/>
          <table:table-cell office:value-type="float" office:value="841408.188">
            <text:p>841408.188</text:p>
          </table:table-cell>
          <table:table-cell table:formula="of:=ABS([.G356]-[.G355])" office:value-type="float" office:value="71280.938">
            <text:p>71280.938</text:p>
          </table:table-cell>
          <table:table-cell table:number-columns-repeated="1016"/>
        </table:table-row>
        <table:table-row table:style-name="ro2">
          <table:table-cell office:value-type="float" office:value="267876">
            <text:p>267876</text:p>
          </table:table-cell>
          <table:table-cell table:formula="of:=[.A357]-[.A356]" office:value-type="float" office:value="105">
            <text:p>105</text:p>
          </table:table-cell>
          <table:table-cell/>
          <table:table-cell office:value-type="float" office:value="913.787">
            <text:p>913.787</text:p>
          </table:table-cell>
          <table:table-cell table:formula="of:=ABS([.D357]-[.D356])" office:value-type="float" office:value="3.49599999999998">
            <text:p>3.496</text:p>
          </table:table-cell>
          <table:table-cell/>
          <table:table-cell office:value-type="float" office:value="835006.75">
            <text:p>835006.750</text:p>
          </table:table-cell>
          <table:table-cell table:formula="of:=ABS([.G357]-[.G356])" office:value-type="float" office:value="6401.43799999997">
            <text:p>6401.438</text:p>
          </table:table-cell>
          <table:table-cell table:number-columns-repeated="1016"/>
        </table:table-row>
        <table:table-row table:style-name="ro2">
          <table:table-cell office:value-type="float" office:value="267986">
            <text:p>267986</text:p>
          </table:table-cell>
          <table:table-cell table:formula="of:=[.A358]-[.A357]" office:value-type="float" office:value="110">
            <text:p>110</text:p>
          </table:table-cell>
          <table:table-cell/>
          <table:table-cell office:value-type="float" office:value="910.415">
            <text:p>910.415</text:p>
          </table:table-cell>
          <table:table-cell table:formula="of:=ABS([.D358]-[.D357])" office:value-type="float" office:value="3.37200000000007">
            <text:p>3.372</text:p>
          </table:table-cell>
          <table:table-cell/>
          <table:table-cell office:value-type="float" office:value="828855.75">
            <text:p>828855.750</text:p>
          </table:table-cell>
          <table:table-cell table:formula="of:=ABS([.G358]-[.G357])" office:value-type="float" office:value="6151">
            <text:p>6151.000</text:p>
          </table:table-cell>
          <table:table-cell table:number-columns-repeated="1016"/>
        </table:table-row>
        <table:table-row table:style-name="ro2">
          <table:table-cell office:value-type="float" office:value="268092">
            <text:p>268092</text:p>
          </table:table-cell>
          <table:table-cell table:formula="of:=[.A359]-[.A358]" office:value-type="float" office:value="106">
            <text:p>106</text:p>
          </table:table-cell>
          <table:table-cell/>
          <table:table-cell office:value-type="float" office:value="906.981">
            <text:p>906.981</text:p>
          </table:table-cell>
          <table:table-cell table:formula="of:=ABS([.D359]-[.D358])" office:value-type="float" office:value="3.43399999999997">
            <text:p>3.434</text:p>
          </table:table-cell>
          <table:table-cell/>
          <table:table-cell office:value-type="float" office:value="822614.938">
            <text:p>822614.938</text:p>
          </table:table-cell>
          <table:table-cell table:formula="of:=ABS([.G359]-[.G358])" office:value-type="float" office:value="6240.81200000003">
            <text:p>6240.812</text:p>
          </table:table-cell>
          <table:table-cell table:number-columns-repeated="1016"/>
        </table:table-row>
        <table:table-row table:style-name="ro2">
          <table:table-cell office:value-type="float" office:value="268193">
            <text:p>268193</text:p>
          </table:table-cell>
          <table:table-cell table:formula="of:=[.A360]-[.A359]" office:value-type="float" office:value="101">
            <text:p>101</text:p>
          </table:table-cell>
          <table:table-cell/>
          <table:table-cell office:value-type="float" office:value="903.602">
            <text:p>903.602</text:p>
          </table:table-cell>
          <table:table-cell table:formula="of:=ABS([.D360]-[.D359])" office:value-type="float" office:value="3.37900000000002">
            <text:p>3.379</text:p>
          </table:table-cell>
          <table:table-cell/>
          <table:table-cell office:value-type="float" office:value="816497.188">
            <text:p>816497.188</text:p>
          </table:table-cell>
          <table:table-cell table:formula="of:=ABS([.G360]-[.G359])" office:value-type="float" office:value="6117.75">
            <text:p>6117.750</text:p>
          </table:table-cell>
          <table:table-cell table:number-columns-repeated="1016"/>
        </table:table-row>
        <table:table-row table:style-name="ro2">
          <table:table-cell office:value-type="float" office:value="268297">
            <text:p>268297</text:p>
          </table:table-cell>
          <table:table-cell table:formula="of:=[.A361]-[.A360]" office:value-type="float" office:value="104">
            <text:p>104</text:p>
          </table:table-cell>
          <table:table-cell/>
          <table:table-cell office:value-type="float" office:value="900.205">
            <text:p>900.205</text:p>
          </table:table-cell>
          <table:table-cell table:formula="of:=ABS([.D361]-[.D360])" office:value-type="float" office:value="3.39699999999993">
            <text:p>3.397</text:p>
          </table:table-cell>
          <table:table-cell/>
          <table:table-cell office:value-type="float" office:value="810369.063">
            <text:p>810369.063</text:p>
          </table:table-cell>
          <table:table-cell table:formula="of:=ABS([.G361]-[.G360])" office:value-type="float" office:value="6128.125">
            <text:p>6128.125</text:p>
          </table:table-cell>
          <table:table-cell table:number-columns-repeated="1016"/>
        </table:table-row>
        <table:table-row table:style-name="ro2">
          <table:table-cell office:value-type="float" office:value="268408">
            <text:p>268408</text:p>
          </table:table-cell>
          <table:table-cell table:formula="of:=[.A362]-[.A361]" office:value-type="float" office:value="111">
            <text:p>111</text:p>
          </table:table-cell>
          <table:table-cell/>
          <table:table-cell office:value-type="float" office:value="896.787">
            <text:p>896.787</text:p>
          </table:table-cell>
          <table:table-cell table:formula="of:=ABS([.D362]-[.D361])" office:value-type="float" office:value="3.41800000000001">
            <text:p>3.418</text:p>
          </table:table-cell>
          <table:table-cell/>
          <table:table-cell office:value-type="float" office:value="804227.688">
            <text:p>804227.688</text:p>
          </table:table-cell>
          <table:table-cell table:formula="of:=ABS([.G362]-[.G361])" office:value-type="float" office:value="6141.375">
            <text:p>6141.375</text:p>
          </table:table-cell>
          <table:table-cell table:number-columns-repeated="1016"/>
        </table:table-row>
        <table:table-row table:style-name="ro2">
          <table:table-cell office:value-type="float" office:value="268509">
            <text:p>268509</text:p>
          </table:table-cell>
          <table:table-cell table:formula="of:=[.A363]-[.A362]" office:value-type="float" office:value="101">
            <text:p>101</text:p>
          </table:table-cell>
          <table:table-cell/>
          <table:table-cell office:value-type="float" office:value="893.359">
            <text:p>893.359</text:p>
          </table:table-cell>
          <table:table-cell table:formula="of:=ABS([.D363]-[.D362])" office:value-type="float" office:value="3.428">
            <text:p>3.428</text:p>
          </table:table-cell>
          <table:table-cell/>
          <table:table-cell office:value-type="float" office:value="798090.5">
            <text:p>798090.500</text:p>
          </table:table-cell>
          <table:table-cell table:formula="of:=ABS([.G363]-[.G362])" office:value-type="float" office:value="6137.18799999997">
            <text:p>6137.188</text:p>
          </table:table-cell>
          <table:table-cell table:number-columns-repeated="1016"/>
        </table:table-row>
        <table:table-row table:style-name="ro2">
          <table:table-cell office:value-type="float" office:value="268616">
            <text:p>268616</text:p>
          </table:table-cell>
          <table:table-cell table:formula="of:=[.A364]-[.A363]" office:value-type="float" office:value="107">
            <text:p>107</text:p>
          </table:table-cell>
          <table:table-cell/>
          <table:table-cell office:value-type="float" office:value="889.914">
            <text:p>889.914</text:p>
          </table:table-cell>
          <table:table-cell table:formula="of:=ABS([.D364]-[.D363])" office:value-type="float" office:value="3.44500000000005">
            <text:p>3.445</text:p>
          </table:table-cell>
          <table:table-cell/>
          <table:table-cell office:value-type="float" office:value="791947.5">
            <text:p>791947.500</text:p>
          </table:table-cell>
          <table:table-cell table:formula="of:=ABS([.G364]-[.G363])" office:value-type="float" office:value="6143">
            <text:p>6143.000</text:p>
          </table:table-cell>
          <table:table-cell table:number-columns-repeated="1016"/>
        </table:table-row>
        <table:table-row table:style-name="ro2">
          <table:table-cell office:value-type="float" office:value="268725">
            <text:p>268725</text:p>
          </table:table-cell>
          <table:table-cell table:formula="of:=[.A365]-[.A364]" office:value-type="float" office:value="109">
            <text:p>109</text:p>
          </table:table-cell>
          <table:table-cell/>
          <table:table-cell office:value-type="float" office:value="886.463">
            <text:p>886.463</text:p>
          </table:table-cell>
          <table:table-cell table:formula="of:=ABS([.D365]-[.D364])" office:value-type="float" office:value="3.45100000000002">
            <text:p>3.451</text:p>
          </table:table-cell>
          <table:table-cell/>
          <table:table-cell office:value-type="float" office:value="785817.313">
            <text:p>785817.313</text:p>
          </table:table-cell>
          <table:table-cell table:formula="of:=ABS([.G365]-[.G364])" office:value-type="float" office:value="6130.18700000003">
            <text:p>6130.187</text:p>
          </table:table-cell>
          <table:table-cell table:number-columns-repeated="1016"/>
        </table:table-row>
        <table:table-row table:style-name="ro2">
          <table:table-cell office:value-type="float" office:value="268826">
            <text:p>268826</text:p>
          </table:table-cell>
          <table:table-cell table:formula="of:=[.A366]-[.A365]" office:value-type="float" office:value="101">
            <text:p>101</text:p>
          </table:table-cell>
          <table:table-cell/>
          <table:table-cell office:value-type="float" office:value="939.956">
            <text:p>939.956</text:p>
          </table:table-cell>
          <table:table-cell table:formula="of:=ABS([.D366]-[.D365])" office:value-type="float" office:value="53.4930000000001">
            <text:p>53.493</text:p>
          </table:table-cell>
          <table:table-cell/>
          <table:table-cell office:value-type="float" office:value="883516.625">
            <text:p>883516.625</text:p>
          </table:table-cell>
          <table:table-cell table:formula="of:=ABS([.G366]-[.G365])" office:value-type="float" office:value="97699.312">
            <text:p>97699.312</text:p>
          </table:table-cell>
          <table:table-cell table:number-columns-repeated="1016"/>
        </table:table-row>
        <table:table-row table:style-name="ro2">
          <table:table-cell office:value-type="float" office:value="268931">
            <text:p>268931</text:p>
          </table:table-cell>
          <table:table-cell table:formula="of:=[.A367]-[.A366]" office:value-type="float" office:value="105">
            <text:p>105</text:p>
          </table:table-cell>
          <table:table-cell/>
          <table:table-cell office:value-type="float" office:value="936.426">
            <text:p>936.426</text:p>
          </table:table-cell>
          <table:table-cell table:formula="of:=ABS([.D367]-[.D366])" office:value-type="float" office:value="3.52999999999997">
            <text:p>3.530</text:p>
          </table:table-cell>
          <table:table-cell/>
          <table:table-cell office:value-type="float" office:value="876894.313">
            <text:p>876894.313</text:p>
          </table:table-cell>
          <table:table-cell table:formula="of:=ABS([.G367]-[.G366])" office:value-type="float" office:value="6622.31200000003">
            <text:p>6622.312</text:p>
          </table:table-cell>
          <table:table-cell table:number-columns-repeated="1016"/>
        </table:table-row>
        <table:table-row table:style-name="ro2">
          <table:table-cell office:value-type="float" office:value="269032">
            <text:p>269032</text:p>
          </table:table-cell>
          <table:table-cell table:formula="of:=[.A368]-[.A367]" office:value-type="float" office:value="101">
            <text:p>101</text:p>
          </table:table-cell>
          <table:table-cell/>
          <table:table-cell office:value-type="float" office:value="933.099">
            <text:p>933.099</text:p>
          </table:table-cell>
          <table:table-cell table:formula="of:=ABS([.D368]-[.D367])" office:value-type="float" office:value="3.327">
            <text:p>3.327</text:p>
          </table:table-cell>
          <table:table-cell/>
          <table:table-cell office:value-type="float" office:value="870673.625">
            <text:p>870673.625</text:p>
          </table:table-cell>
          <table:table-cell table:formula="of:=ABS([.G368]-[.G367])" office:value-type="float" office:value="6220.68799999997">
            <text:p>6220.688</text:p>
          </table:table-cell>
          <table:table-cell table:number-columns-repeated="1016"/>
        </table:table-row>
        <table:table-row table:style-name="ro2">
          <table:table-cell office:value-type="float" office:value="269139">
            <text:p>269139</text:p>
          </table:table-cell>
          <table:table-cell table:formula="of:=[.A369]-[.A368]" office:value-type="float" office:value="107">
            <text:p>107</text:p>
          </table:table-cell>
          <table:table-cell/>
          <table:table-cell office:value-type="float" office:value="929.671">
            <text:p>929.671</text:p>
          </table:table-cell>
          <table:table-cell table:formula="of:=ABS([.D369]-[.D368])" office:value-type="float" office:value="3.428">
            <text:p>3.428</text:p>
          </table:table-cell>
          <table:table-cell/>
          <table:table-cell office:value-type="float" office:value="864287.688">
            <text:p>864287.688</text:p>
          </table:table-cell>
          <table:table-cell table:formula="of:=ABS([.G369]-[.G368])" office:value-type="float" office:value="6385.93700000004">
            <text:p>6385.937</text:p>
          </table:table-cell>
          <table:table-cell table:number-columns-repeated="1016"/>
        </table:table-row>
        <table:table-row table:style-name="ro2">
          <table:table-cell office:value-type="float" office:value="269243">
            <text:p>269243</text:p>
          </table:table-cell>
          <table:table-cell table:formula="of:=[.A370]-[.A369]" office:value-type="float" office:value="104">
            <text:p>104</text:p>
          </table:table-cell>
          <table:table-cell/>
          <table:table-cell office:value-type="float" office:value="926.242">
            <text:p>926.242</text:p>
          </table:table-cell>
          <table:table-cell table:formula="of:=ABS([.D370]-[.D369])" office:value-type="float" office:value="3.42900000000009">
            <text:p>3.429</text:p>
          </table:table-cell>
          <table:table-cell/>
          <table:table-cell office:value-type="float" office:value="857924.875">
            <text:p>857924.875</text:p>
          </table:table-cell>
          <table:table-cell table:formula="of:=ABS([.G370]-[.G369])" office:value-type="float" office:value="6362.81299999997">
            <text:p>6362.813</text:p>
          </table:table-cell>
          <table:table-cell table:number-columns-repeated="1016"/>
        </table:table-row>
        <table:table-row table:style-name="ro2">
          <table:table-cell office:value-type="float" office:value="269351">
            <text:p>269351</text:p>
          </table:table-cell>
          <table:table-cell table:formula="of:=[.A371]-[.A370]" office:value-type="float" office:value="108">
            <text:p>108</text:p>
          </table:table-cell>
          <table:table-cell/>
          <table:table-cell office:value-type="float" office:value="949.341">
            <text:p>949.341</text:p>
          </table:table-cell>
          <table:table-cell table:formula="of:=ABS([.D371]-[.D370])" office:value-type="float" office:value="23.099">
            <text:p>23.099</text:p>
          </table:table-cell>
          <table:table-cell/>
          <table:table-cell office:value-type="float" office:value="901248.125">
            <text:p>901248.125</text:p>
          </table:table-cell>
          <table:table-cell table:formula="of:=ABS([.G371]-[.G370])" office:value-type="float" office:value="43323.25">
            <text:p>43323.250</text:p>
          </table:table-cell>
          <table:table-cell table:number-columns-repeated="1016"/>
        </table:table-row>
        <table:table-row table:style-name="ro2">
          <table:table-cell office:value-type="float" office:value="269454">
            <text:p>269454</text:p>
          </table:table-cell>
          <table:table-cell table:formula="of:=[.A372]-[.A371]" office:value-type="float" office:value="103">
            <text:p>103</text:p>
          </table:table-cell>
          <table:table-cell/>
          <table:table-cell office:value-type="float" office:value="945.798">
            <text:p>945.798</text:p>
          </table:table-cell>
          <table:table-cell table:formula="of:=ABS([.D372]-[.D371])" office:value-type="float" office:value="3.54300000000001">
            <text:p>3.543</text:p>
          </table:table-cell>
          <table:table-cell/>
          <table:table-cell office:value-type="float" office:value="894534.125">
            <text:p>894534.125</text:p>
          </table:table-cell>
          <table:table-cell table:formula="of:=ABS([.G372]-[.G371])" office:value-type="float" office:value="6714">
            <text:p>6714.000</text:p>
          </table:table-cell>
          <table:table-cell table:number-columns-repeated="1016"/>
        </table:table-row>
        <table:table-row table:style-name="ro2">
          <table:table-cell office:value-type="float" office:value="269559">
            <text:p>269559</text:p>
          </table:table-cell>
          <table:table-cell table:formula="of:=[.A373]-[.A372]" office:value-type="float" office:value="105">
            <text:p>105</text:p>
          </table:table-cell>
          <table:table-cell/>
          <table:table-cell office:value-type="float" office:value="959.188">
            <text:p>959.188</text:p>
          </table:table-cell>
          <table:table-cell table:formula="of:=ABS([.D373]-[.D372])" office:value-type="float" office:value="13.39">
            <text:p>13.390</text:p>
          </table:table-cell>
          <table:table-cell/>
          <table:table-cell office:value-type="float" office:value="920041.813">
            <text:p>920041.813</text:p>
          </table:table-cell>
          <table:table-cell table:formula="of:=ABS([.G373]-[.G372])" office:value-type="float" office:value="25507.688">
            <text:p>25507.688</text:p>
          </table:table-cell>
          <table:table-cell table:number-columns-repeated="1016"/>
        </table:table-row>
        <table:table-row table:style-name="ro2">
          <table:table-cell office:value-type="float" office:value="269668">
            <text:p>269668</text:p>
          </table:table-cell>
          <table:table-cell table:formula="of:=[.A374]-[.A373]" office:value-type="float" office:value="109">
            <text:p>109</text:p>
          </table:table-cell>
          <table:table-cell/>
          <table:table-cell office:value-type="float" office:value="955.644">
            <text:p>955.644</text:p>
          </table:table-cell>
          <table:table-cell table:formula="of:=ABS([.D374]-[.D373])" office:value-type="float" office:value="3.54399999999998">
            <text:p>3.544</text:p>
          </table:table-cell>
          <table:table-cell/>
          <table:table-cell office:value-type="float" office:value="913255.688">
            <text:p>913255.688</text:p>
          </table:table-cell>
          <table:table-cell table:formula="of:=ABS([.G374]-[.G373])" office:value-type="float" office:value="6786.125">
            <text:p>6786.125</text:p>
          </table:table-cell>
          <table:table-cell table:number-columns-repeated="1016"/>
        </table:table-row>
        <table:table-row table:style-name="ro2">
          <table:table-cell office:value-type="float" office:value="269770">
            <text:p>269770</text:p>
          </table:table-cell>
          <table:table-cell table:formula="of:=[.A375]-[.A374]" office:value-type="float" office:value="102">
            <text:p>102</text:p>
          </table:table-cell>
          <table:table-cell/>
          <table:table-cell office:value-type="float" office:value="952.339">
            <text:p>952.339</text:p>
          </table:table-cell>
          <table:table-cell table:formula="of:=ABS([.D375]-[.D374])" office:value-type="float" office:value="3.30499999999995">
            <text:p>3.305</text:p>
          </table:table-cell>
          <table:table-cell/>
          <table:table-cell office:value-type="float" office:value="906949.563">
            <text:p>906949.563</text:p>
          </table:table-cell>
          <table:table-cell table:formula="of:=ABS([.G375]-[.G374])" office:value-type="float" office:value="6306.125">
            <text:p>6306.125</text:p>
          </table:table-cell>
          <table:table-cell table:number-columns-repeated="1016"/>
        </table:table-row>
        <table:table-row table:style-name="ro2">
          <table:table-cell office:value-type="float" office:value="269878">
            <text:p>269878</text:p>
          </table:table-cell>
          <table:table-cell table:formula="of:=[.A376]-[.A375]" office:value-type="float" office:value="108">
            <text:p>108</text:p>
          </table:table-cell>
          <table:table-cell/>
          <table:table-cell office:value-type="float" office:value="948.915">
            <text:p>948.915</text:p>
          </table:table-cell>
          <table:table-cell table:formula="of:=ABS([.D376]-[.D375])" office:value-type="float" office:value="3.42400000000009">
            <text:p>3.424</text:p>
          </table:table-cell>
          <table:table-cell/>
          <table:table-cell office:value-type="float" office:value="900439.25">
            <text:p>900439.250</text:p>
          </table:table-cell>
          <table:table-cell table:formula="of:=ABS([.G376]-[.G375])" office:value-type="float" office:value="6510.31299999997">
            <text:p>6510.313</text:p>
          </table:table-cell>
          <table:table-cell table:number-columns-repeated="1016"/>
        </table:table-row>
        <table:table-row table:style-name="ro2">
          <table:table-cell office:value-type="float" office:value="269983">
            <text:p>269983</text:p>
          </table:table-cell>
          <table:table-cell table:formula="of:=[.A377]-[.A376]" office:value-type="float" office:value="105">
            <text:p>105</text:p>
          </table:table-cell>
          <table:table-cell/>
          <table:table-cell office:value-type="float" office:value="960.436">
            <text:p>960.436</text:p>
          </table:table-cell>
          <table:table-cell table:formula="of:=ABS([.D377]-[.D376])" office:value-type="float" office:value="11.5210000000001">
            <text:p>11.521</text:p>
          </table:table-cell>
          <table:table-cell/>
          <table:table-cell office:value-type="float" office:value="922438.125">
            <text:p>922438.125</text:p>
          </table:table-cell>
          <table:table-cell table:formula="of:=ABS([.G377]-[.G376])" office:value-type="float" office:value="21998.875">
            <text:p>21998.875</text:p>
          </table:table-cell>
          <table:table-cell table:number-columns-repeated="1016"/>
        </table:table-row>
        <table:table-row table:style-name="ro2">
          <table:table-cell office:value-type="float" office:value="270084">
            <text:p>270084</text:p>
          </table:table-cell>
          <table:table-cell table:formula="of:=[.A378]-[.A377]" office:value-type="float" office:value="101">
            <text:p>101</text:p>
          </table:table-cell>
          <table:table-cell/>
          <table:table-cell office:value-type="float" office:value="956.892">
            <text:p>956.892</text:p>
          </table:table-cell>
          <table:table-cell table:formula="of:=ABS([.D378]-[.D377])" office:value-type="float" office:value="3.54399999999998">
            <text:p>3.544</text:p>
          </table:table-cell>
          <table:table-cell/>
          <table:table-cell office:value-type="float" office:value="915641.938">
            <text:p>915641.938</text:p>
          </table:table-cell>
          <table:table-cell table:formula="of:=ABS([.G378]-[.G377])" office:value-type="float" office:value="6796.18700000003">
            <text:p>6796.187</text:p>
          </table:table-cell>
          <table:table-cell table:number-columns-repeated="1016"/>
        </table:table-row>
        <table:table-row table:style-name="ro2">
          <table:table-cell office:value-type="float" office:value="270194">
            <text:p>270194</text:p>
          </table:table-cell>
          <table:table-cell table:formula="of:=[.A379]-[.A378]" office:value-type="float" office:value="110">
            <text:p>110</text:p>
          </table:table-cell>
          <table:table-cell/>
          <table:table-cell office:value-type="float" office:value="953.586">
            <text:p>953.586</text:p>
          </table:table-cell>
          <table:table-cell table:formula="of:=ABS([.D379]-[.D378])" office:value-type="float" office:value="3.30600000000004">
            <text:p>3.306</text:p>
          </table:table-cell>
          <table:table-cell/>
          <table:table-cell office:value-type="float" office:value="909325.813">
            <text:p>909325.813</text:p>
          </table:table-cell>
          <table:table-cell table:formula="of:=ABS([.G379]-[.G378])" office:value-type="float" office:value="6316.125">
            <text:p>6316.125</text:p>
          </table:table-cell>
          <table:table-cell table:number-columns-repeated="1016"/>
        </table:table-row>
        <table:table-row table:style-name="ro2">
          <table:table-cell office:value-type="float" office:value="270295">
            <text:p>270295</text:p>
          </table:table-cell>
          <table:table-cell table:formula="of:=[.A380]-[.A379]" office:value-type="float" office:value="101">
            <text:p>101</text:p>
          </table:table-cell>
          <table:table-cell/>
          <table:table-cell office:value-type="float" office:value="950.163">
            <text:p>950.163</text:p>
          </table:table-cell>
          <table:table-cell table:formula="of:=ABS([.D380]-[.D379])" office:value-type="float" office:value="3.423">
            <text:p>3.423</text:p>
          </table:table-cell>
          <table:table-cell/>
          <table:table-cell office:value-type="float" office:value="902809.688">
            <text:p>902809.688</text:p>
          </table:table-cell>
          <table:table-cell table:formula="of:=ABS([.G380]-[.G379])" office:value-type="float" office:value="6516.125">
            <text:p>6516.125</text:p>
          </table:table-cell>
          <table:table-cell table:number-columns-repeated="1016"/>
        </table:table-row>
        <table:table-row table:style-name="ro2">
          <table:table-cell office:value-type="float" office:value="270404">
            <text:p>270404</text:p>
          </table:table-cell>
          <table:table-cell table:formula="of:=[.A381]-[.A380]" office:value-type="float" office:value="109">
            <text:p>109</text:p>
          </table:table-cell>
          <table:table-cell/>
          <table:table-cell office:value-type="float" office:value="946.74">
            <text:p>946.740</text:p>
          </table:table-cell>
          <table:table-cell table:formula="of:=ABS([.D381]-[.D380])" office:value-type="float" office:value="3.423">
            <text:p>3.423</text:p>
          </table:table-cell>
          <table:table-cell/>
          <table:table-cell office:value-type="float" office:value="896315.688">
            <text:p>896315.688</text:p>
          </table:table-cell>
          <table:table-cell table:formula="of:=ABS([.G381]-[.G380])" office:value-type="float" office:value="6494">
            <text:p>6494.000</text:p>
          </table:table-cell>
          <table:table-cell table:number-columns-repeated="1016"/>
        </table:table-row>
        <table:table-row table:style-name="ro2">
          <table:table-cell office:value-type="float" office:value="270506">
            <text:p>270506</text:p>
          </table:table-cell>
          <table:table-cell table:formula="of:=[.A382]-[.A381]" office:value-type="float" office:value="102">
            <text:p>102</text:p>
          </table:table-cell>
          <table:table-cell/>
          <table:table-cell office:value-type="float" office:value="943.315">
            <text:p>943.315</text:p>
          </table:table-cell>
          <table:table-cell table:formula="of:=ABS([.D382]-[.D381])" office:value-type="float" office:value="3.42499999999995">
            <text:p>3.425</text:p>
          </table:table-cell>
          <table:table-cell/>
          <table:table-cell office:value-type="float" office:value="889842.313">
            <text:p>889842.313</text:p>
          </table:table-cell>
          <table:table-cell table:formula="of:=ABS([.G382]-[.G381])" office:value-type="float" office:value="6473.375">
            <text:p>6473.375</text:p>
          </table:table-cell>
          <table:table-cell table:number-columns-repeated="1016"/>
        </table:table-row>
        <table:table-row table:style-name="ro2">
          <table:table-cell office:value-type="float" office:value="270607">
            <text:p>270607</text:p>
          </table:table-cell>
          <table:table-cell table:formula="of:=[.A383]-[.A382]" office:value-type="float" office:value="101">
            <text:p>101</text:p>
          </table:table-cell>
          <table:table-cell/>
          <table:table-cell office:value-type="float" office:value="939.89">
            <text:p>939.890</text:p>
          </table:table-cell>
          <table:table-cell table:formula="of:=ABS([.D383]-[.D382])" office:value-type="float" office:value="3.42500000000007">
            <text:p>3.425</text:p>
          </table:table-cell>
          <table:table-cell/>
          <table:table-cell office:value-type="float" office:value="883394">
            <text:p>883394.000</text:p>
          </table:table-cell>
          <table:table-cell table:formula="of:=ABS([.G383]-[.G382])" office:value-type="float" office:value="6448.31299999997">
            <text:p>6448.313</text:p>
          </table:table-cell>
          <table:table-cell table:number-columns-repeated="1016"/>
        </table:table-row>
        <table:table-row table:style-name="ro2">
          <table:table-cell office:value-type="float" office:value="270709">
            <text:p>270709</text:p>
          </table:table-cell>
          <table:table-cell table:formula="of:=[.A384]-[.A383]" office:value-type="float" office:value="102">
            <text:p>102</text:p>
          </table:table-cell>
          <table:table-cell/>
          <table:table-cell office:value-type="float" office:value="936.465">
            <text:p>936.465</text:p>
          </table:table-cell>
          <table:table-cell table:formula="of:=ABS([.D384]-[.D383])" office:value-type="float" office:value="3.42499999999995">
            <text:p>3.425</text:p>
          </table:table-cell>
          <table:table-cell/>
          <table:table-cell office:value-type="float" office:value="876967.313">
            <text:p>876967.313</text:p>
          </table:table-cell>
          <table:table-cell table:formula="of:=ABS([.G384]-[.G383])" office:value-type="float" office:value="6426.68700000004">
            <text:p>6426.687</text:p>
          </table:table-cell>
          <table:table-cell table:number-columns-repeated="1016"/>
        </table:table-row>
        <table:table-row table:style-name="ro2">
          <table:table-cell office:value-type="float" office:value="270818">
            <text:p>270818</text:p>
          </table:table-cell>
          <table:table-cell table:formula="of:=[.A385]-[.A384]" office:value-type="float" office:value="109">
            <text:p>109</text:p>
          </table:table-cell>
          <table:table-cell/>
          <table:table-cell office:value-type="float" office:value="933.039">
            <text:p>933.039</text:p>
          </table:table-cell>
          <table:table-cell table:formula="of:=ABS([.D385]-[.D384])" office:value-type="float" office:value="3.42600000000004">
            <text:p>3.426</text:p>
          </table:table-cell>
          <table:table-cell/>
          <table:table-cell office:value-type="float" office:value="870562.563">
            <text:p>870562.563</text:p>
          </table:table-cell>
          <table:table-cell table:formula="of:=ABS([.G385]-[.G384])" office:value-type="float" office:value="6404.75">
            <text:p>6404.750</text:p>
          </table:table-cell>
          <table:table-cell table:number-columns-repeated="1016"/>
        </table:table-row>
        <table:table-row table:style-name="ro2">
          <table:table-cell office:value-type="float" office:value="270920">
            <text:p>270920</text:p>
          </table:table-cell>
          <table:table-cell table:formula="of:=[.A386]-[.A385]" office:value-type="float" office:value="102">
            <text:p>102</text:p>
          </table:table-cell>
          <table:table-cell/>
          <table:table-cell office:value-type="float" office:value="929.614">
            <text:p>929.614</text:p>
          </table:table-cell>
          <table:table-cell table:formula="of:=ABS([.D386]-[.D385])" office:value-type="float" office:value="3.42499999999995">
            <text:p>3.425</text:p>
          </table:table-cell>
          <table:table-cell/>
          <table:table-cell office:value-type="float" office:value="864182.5">
            <text:p>864182.500</text:p>
          </table:table-cell>
          <table:table-cell table:formula="of:=ABS([.G386]-[.G385])" office:value-type="float" office:value="6380.06299999997">
            <text:p>6380.063</text:p>
          </table:table-cell>
          <table:table-cell table:number-columns-repeated="1016"/>
        </table:table-row>
        <table:table-row table:style-name="ro2">
          <table:table-cell office:value-type="float" office:value="271031">
            <text:p>271031</text:p>
          </table:table-cell>
          <table:table-cell table:formula="of:=[.A387]-[.A386]" office:value-type="float" office:value="111">
            <text:p>111</text:p>
          </table:table-cell>
          <table:table-cell/>
          <table:table-cell office:value-type="float" office:value="984.099">
            <text:p>984.099</text:p>
          </table:table-cell>
          <table:table-cell table:formula="of:=ABS([.D387]-[.D386])" office:value-type="float" office:value="54.485">
            <text:p>54.485</text:p>
          </table:table-cell>
          <table:table-cell/>
          <table:table-cell office:value-type="float" office:value="968450.813">
            <text:p>968450.813</text:p>
          </table:table-cell>
          <table:table-cell table:formula="of:=ABS([.G387]-[.G386])" office:value-type="float" office:value="104268.313">
            <text:p>104268.313</text:p>
          </table:table-cell>
          <table:table-cell table:number-columns-repeated="1016"/>
        </table:table-row>
        <table:table-row table:style-name="ro2">
          <table:table-cell office:value-type="float" office:value="271142">
            <text:p>271142</text:p>
          </table:table-cell>
          <table:table-cell table:formula="of:=[.A388]-[.A387]" office:value-type="float" office:value="111">
            <text:p>111</text:p>
          </table:table-cell>
          <table:table-cell/>
          <table:table-cell office:value-type="float" office:value="997.506">
            <text:p>997.506</text:p>
          </table:table-cell>
          <table:table-cell table:formula="of:=ABS([.D388]-[.D387])" office:value-type="float" office:value="13.4069999999999">
            <text:p>13.407</text:p>
          </table:table-cell>
          <table:table-cell/>
          <table:table-cell office:value-type="float" office:value="995018.938">
            <text:p>995018.938</text:p>
          </table:table-cell>
          <table:table-cell table:formula="of:=ABS([.G388]-[.G387])" office:value-type="float" office:value="26568.125">
            <text:p>26568.125</text:p>
          </table:table-cell>
          <table:table-cell table:number-columns-repeated="1016"/>
        </table:table-row>
        <table:table-row table:style-name="ro2">
          <table:table-cell office:value-type="float" office:value="271255">
            <text:p>271255</text:p>
          </table:table-cell>
          <table:table-cell table:formula="of:=[.A389]-[.A388]" office:value-type="float" office:value="113">
            <text:p>113</text:p>
          </table:table-cell>
          <table:table-cell/>
          <table:table-cell office:value-type="float" office:value="994.079">
            <text:p>994.079</text:p>
          </table:table-cell>
          <table:table-cell table:formula="of:=ABS([.D389]-[.D388])" office:value-type="float" office:value="3.42700000000002">
            <text:p>3.427</text:p>
          </table:table-cell>
          <table:table-cell/>
          <table:table-cell office:value-type="float" office:value="988193.875">
            <text:p>988193.875</text:p>
          </table:table-cell>
          <table:table-cell table:formula="of:=ABS([.G389]-[.G388])" office:value-type="float" office:value="6825.06299999997">
            <text:p>6825.063</text:p>
          </table:table-cell>
          <table:table-cell table:number-columns-repeated="1016"/>
        </table:table-row>
        <table:table-row table:style-name="ro2">
          <table:table-cell office:value-type="float" office:value="271356">
            <text:p>271356</text:p>
          </table:table-cell>
          <table:table-cell table:formula="of:=[.A390]-[.A389]" office:value-type="float" office:value="101">
            <text:p>101</text:p>
          </table:table-cell>
          <table:table-cell/>
          <table:table-cell office:value-type="float" office:value="990.768">
            <text:p>990.768</text:p>
          </table:table-cell>
          <table:table-cell table:formula="of:=ABS([.D390]-[.D389])" office:value-type="float" office:value="3.31099999999992">
            <text:p>3.311</text:p>
          </table:table-cell>
          <table:table-cell/>
          <table:table-cell office:value-type="float" office:value="981621.813">
            <text:p>981621.813</text:p>
          </table:table-cell>
          <table:table-cell table:formula="of:=ABS([.G390]-[.G389])" office:value-type="float" office:value="6572.06200000003">
            <text:p>6572.062</text:p>
          </table:table-cell>
          <table:table-cell table:number-columns-repeated="1016"/>
        </table:table-row>
        <table:table-row table:style-name="ro2">
          <table:table-cell office:value-type="float" office:value="271465">
            <text:p>271465</text:p>
          </table:table-cell>
          <table:table-cell table:formula="of:=[.A391]-[.A390]" office:value-type="float" office:value="109">
            <text:p>109</text:p>
          </table:table-cell>
          <table:table-cell/>
          <table:table-cell office:value-type="float" office:value="987.342">
            <text:p>987.342</text:p>
          </table:table-cell>
          <table:table-cell table:formula="of:=ABS([.D391]-[.D390])" office:value-type="float" office:value="3.42600000000004">
            <text:p>3.426</text:p>
          </table:table-cell>
          <table:table-cell/>
          <table:table-cell office:value-type="float" office:value="974843.313">
            <text:p>974843.313</text:p>
          </table:table-cell>
          <table:table-cell table:formula="of:=ABS([.G391]-[.G390])" office:value-type="float" office:value="6778.5">
            <text:p>6778.500</text:p>
          </table:table-cell>
          <table:table-cell table:number-columns-repeated="1016"/>
        </table:table-row>
        <table:table-row table:style-name="ro2">
          <table:table-cell office:value-type="float" office:value="271577">
            <text:p>271577</text:p>
          </table:table-cell>
          <table:table-cell table:formula="of:=[.A392]-[.A391]" office:value-type="float" office:value="112">
            <text:p>112</text:p>
          </table:table-cell>
          <table:table-cell/>
          <table:table-cell office:value-type="float" office:value="1000.149">
            <text:p>1000.149</text:p>
          </table:table-cell>
          <table:table-cell table:formula="of:=ABS([.D392]-[.D391])" office:value-type="float" office:value="12.807">
            <text:p>12.807</text:p>
          </table:table-cell>
          <table:table-cell/>
          <table:table-cell office:value-type="float" office:value="1000298.563">
            <text:p>1000298.563</text:p>
          </table:table-cell>
          <table:table-cell table:formula="of:=ABS([.G392]-[.G391])" office:value-type="float" office:value="25455.25">
            <text:p>25455.250</text:p>
          </table:table-cell>
          <table:table-cell table:number-columns-repeated="1016"/>
        </table:table-row>
        <table:table-row table:style-name="ro2">
          <table:table-cell office:value-type="float" office:value="271679">
            <text:p>271679</text:p>
          </table:table-cell>
          <table:table-cell table:formula="of:=[.A393]-[.A392]" office:value-type="float" office:value="102">
            <text:p>102</text:p>
          </table:table-cell>
          <table:table-cell/>
          <table:table-cell office:value-type="float" office:value="996.609">
            <text:p>996.609</text:p>
          </table:table-cell>
          <table:table-cell table:formula="of:=ABS([.D393]-[.D392])" office:value-type="float" office:value="3.53999999999996">
            <text:p>3.540</text:p>
          </table:table-cell>
          <table:table-cell/>
          <table:table-cell office:value-type="float" office:value="993229.625">
            <text:p>993229.625</text:p>
          </table:table-cell>
          <table:table-cell table:formula="of:=ABS([.G393]-[.G392])" office:value-type="float" office:value="7068.93799999997">
            <text:p>7068.938</text:p>
          </table:table-cell>
          <table:table-cell table:number-columns-repeated="1016"/>
        </table:table-row>
        <table:table-row table:style-name="ro2">
          <table:table-cell office:value-type="float" office:value="271784">
            <text:p>271784</text:p>
          </table:table-cell>
          <table:table-cell table:formula="of:=[.A394]-[.A393]" office:value-type="float" office:value="105">
            <text:p>105</text:p>
          </table:table-cell>
          <table:table-cell/>
          <table:table-cell office:value-type="float" office:value="1011.876">
            <text:p>1011.876</text:p>
          </table:table-cell>
          <table:table-cell table:formula="of:=ABS([.D394]-[.D393])" office:value-type="float" office:value="15.2669999999999">
            <text:p>15.267</text:p>
          </table:table-cell>
          <table:table-cell/>
          <table:table-cell office:value-type="float" office:value="1023892.125">
            <text:p>1023892.125</text:p>
          </table:table-cell>
          <table:table-cell table:formula="of:=ABS([.G394]-[.G393])" office:value-type="float" office:value="30662.5">
            <text:p>30662.500</text:p>
          </table:table-cell>
          <table:table-cell table:number-columns-repeated="1016"/>
        </table:table-row>
        <table:table-row table:style-name="ro2">
          <table:table-cell office:value-type="float" office:value="271889">
            <text:p>271889</text:p>
          </table:table-cell>
          <table:table-cell table:formula="of:=[.A395]-[.A394]" office:value-type="float" office:value="105">
            <text:p>105</text:p>
          </table:table-cell>
          <table:table-cell/>
          <table:table-cell office:value-type="float" office:value="1008.337">
            <text:p>1008.337</text:p>
          </table:table-cell>
          <table:table-cell table:formula="of:=ABS([.D395]-[.D394])" office:value-type="float" office:value="3.53899999999999">
            <text:p>3.539</text:p>
          </table:table-cell>
          <table:table-cell/>
          <table:table-cell office:value-type="float" office:value="1016743.313">
            <text:p>1016743.313</text:p>
          </table:table-cell>
          <table:table-cell table:formula="of:=ABS([.G395]-[.G394])" office:value-type="float" office:value="7148.81200000003">
            <text:p>7148.812</text:p>
          </table:table-cell>
          <table:table-cell table:number-columns-repeated="1016"/>
        </table:table-row>
        <table:table-row table:style-name="ro2">
          <table:table-cell office:value-type="float" office:value="272000">
            <text:p>272000</text:p>
          </table:table-cell>
          <table:table-cell table:formula="of:=[.A396]-[.A395]" office:value-type="float" office:value="111">
            <text:p>111</text:p>
          </table:table-cell>
          <table:table-cell/>
          <table:table-cell office:value-type="float" office:value="1005.023">
            <text:p>1005.023</text:p>
          </table:table-cell>
          <table:table-cell table:formula="of:=ABS([.D396]-[.D395])" office:value-type="float" office:value="3.31399999999996">
            <text:p>3.314</text:p>
          </table:table-cell>
          <table:table-cell/>
          <table:table-cell office:value-type="float" office:value="1010071.188">
            <text:p>1010071.188</text:p>
          </table:table-cell>
          <table:table-cell table:formula="of:=ABS([.G396]-[.G395])" office:value-type="float" office:value="6672.125">
            <text:p>6672.125</text:p>
          </table:table-cell>
          <table:table-cell table:number-columns-repeated="1016"/>
        </table:table-row>
        <table:table-row table:style-name="ro2">
          <table:table-cell office:value-type="float" office:value="272101">
            <text:p>272101</text:p>
          </table:table-cell>
          <table:table-cell table:formula="of:=[.A397]-[.A396]" office:value-type="float" office:value="101">
            <text:p>101</text:p>
          </table:table-cell>
          <table:table-cell/>
          <table:table-cell office:value-type="float" office:value="1001.597">
            <text:p>1001.597</text:p>
          </table:table-cell>
          <table:table-cell table:formula="of:=ABS([.D397]-[.D396])" office:value-type="float" office:value="3.42600000000004">
            <text:p>3.426</text:p>
          </table:table-cell>
          <table:table-cell/>
          <table:table-cell office:value-type="float" office:value="1003196">
            <text:p>1003196.000</text:p>
          </table:table-cell>
          <table:table-cell table:formula="of:=ABS([.G397]-[.G396])" office:value-type="float" office:value="6875.18799999997">
            <text:p>6875.188</text:p>
          </table:table-cell>
          <table:table-cell table:number-columns-repeated="1016"/>
        </table:table-row>
        <table:table-row table:style-name="ro2">
          <table:table-cell office:value-type="float" office:value="272205">
            <text:p>272205</text:p>
          </table:table-cell>
          <table:table-cell table:formula="of:=[.A398]-[.A397]" office:value-type="float" office:value="104">
            <text:p>104</text:p>
          </table:table-cell>
          <table:table-cell/>
          <table:table-cell office:value-type="float" office:value="1015.65">
            <text:p>1015.650</text:p>
          </table:table-cell>
          <table:table-cell table:formula="of:=ABS([.D398]-[.D397])" office:value-type="float" office:value="14.053">
            <text:p>14.053</text:p>
          </table:table-cell>
          <table:table-cell/>
          <table:table-cell office:value-type="float" office:value="1031543.938">
            <text:p>1031543.938</text:p>
          </table:table-cell>
          <table:table-cell table:formula="of:=ABS([.G398]-[.G397])" office:value-type="float" office:value="28347.938">
            <text:p>28347.938</text:p>
          </table:table-cell>
          <table:table-cell table:number-columns-repeated="1016"/>
        </table:table-row>
        <table:table-row table:style-name="ro2">
          <table:table-cell office:value-type="float" office:value="272307">
            <text:p>272307</text:p>
          </table:table-cell>
          <table:table-cell table:formula="of:=[.A399]-[.A398]" office:value-type="float" office:value="102">
            <text:p>102</text:p>
          </table:table-cell>
          <table:table-cell/>
          <table:table-cell office:value-type="float" office:value="1012.153">
            <text:p>1012.153</text:p>
          </table:table-cell>
          <table:table-cell table:formula="of:=ABS([.D399]-[.D398])" office:value-type="float" office:value="3.49699999999996">
            <text:p>3.497</text:p>
          </table:table-cell>
          <table:table-cell/>
          <table:table-cell office:value-type="float" office:value="1024454.563">
            <text:p>1024454.563</text:p>
          </table:table-cell>
          <table:table-cell table:formula="of:=ABS([.G399]-[.G398])" office:value-type="float" office:value="7089.375">
            <text:p>7089.375</text:p>
          </table:table-cell>
          <table:table-cell table:number-columns-repeated="1016"/>
        </table:table-row>
        <table:table-row table:style-name="ro2">
          <table:table-cell office:value-type="float" office:value="272418">
            <text:p>272418</text:p>
          </table:table-cell>
          <table:table-cell table:formula="of:=[.A400]-[.A399]" office:value-type="float" office:value="111">
            <text:p>111</text:p>
          </table:table-cell>
          <table:table-cell/>
          <table:table-cell office:value-type="float" office:value="1008.841">
            <text:p>1008.841</text:p>
          </table:table-cell>
          <table:table-cell table:formula="of:=ABS([.D400]-[.D399])" office:value-type="float" office:value="3.31200000000001">
            <text:p>3.312</text:p>
          </table:table-cell>
          <table:table-cell/>
          <table:table-cell office:value-type="float" office:value="1017760.688">
            <text:p>1017760.688</text:p>
          </table:table-cell>
          <table:table-cell table:formula="of:=ABS([.G400]-[.G399])" office:value-type="float" office:value="6693.875">
            <text:p>6693.875</text:p>
          </table:table-cell>
          <table:table-cell table:number-columns-repeated="1016"/>
        </table:table-row>
        <table:table-row table:style-name="ro2">
          <table:table-cell office:value-type="float" office:value="272519">
            <text:p>272519</text:p>
          </table:table-cell>
          <table:table-cell table:formula="of:=[.A401]-[.A400]" office:value-type="float" office:value="101">
            <text:p>101</text:p>
          </table:table-cell>
          <table:table-cell/>
          <table:table-cell office:value-type="float" office:value="1005.415">
            <text:p>1005.415</text:p>
          </table:table-cell>
          <table:table-cell table:formula="of:=ABS([.D401]-[.D400])" office:value-type="float" office:value="3.42600000000004">
            <text:p>3.426</text:p>
          </table:table-cell>
          <table:table-cell/>
          <table:table-cell office:value-type="float" office:value="1010859.875">
            <text:p>1010859.875</text:p>
          </table:table-cell>
          <table:table-cell table:formula="of:=ABS([.G401]-[.G400])" office:value-type="float" office:value="6900.81299999997">
            <text:p>6900.813</text:p>
          </table:table-cell>
          <table:table-cell table:number-columns-repeated="1016"/>
        </table:table-row>
        <table:table-row table:style-name="ro2">
          <table:table-cell office:value-type="float" office:value="272811">
            <text:p>272811</text:p>
          </table:table-cell>
          <table:table-cell table:formula="of:=[.A402]-[.A401]" office:value-type="float" office:value="292">
            <text:p>292</text:p>
          </table:table-cell>
          <table:table-cell/>
          <table:table-cell office:value-type="float" office:value="1001.945">
            <text:p>1001.945</text:p>
          </table:table-cell>
          <table:table-cell table:formula="of:=ABS([.D402]-[.D401])" office:value-type="float" office:value="3.46999999999991">
            <text:p>3.470</text:p>
          </table:table-cell>
          <table:table-cell/>
          <table:table-cell office:value-type="float" office:value="1003893.063">
            <text:p>1003893.063</text:p>
          </table:table-cell>
          <table:table-cell table:formula="of:=ABS([.G402]-[.G401])" office:value-type="float" office:value="6966.81200000003">
            <text:p>6966.812</text:p>
          </table:table-cell>
          <table:table-cell table:number-columns-repeated="1016"/>
        </table:table-row>
        <table:table-row table:style-name="ro2">
          <table:table-cell office:value-type="float" office:value="272915">
            <text:p>272915</text:p>
          </table:table-cell>
          <table:table-cell table:formula="of:=[.A403]-[.A402]" office:value-type="float" office:value="104">
            <text:p>104</text:p>
          </table:table-cell>
          <table:table-cell/>
          <table:table-cell office:value-type="float" office:value="998.519">
            <text:p>998.519</text:p>
          </table:table-cell>
          <table:table-cell table:formula="of:=ABS([.D403]-[.D402])" office:value-type="float" office:value="3.42600000000004">
            <text:p>3.426</text:p>
          </table:table-cell>
          <table:table-cell/>
          <table:table-cell office:value-type="float" office:value="997039.375">
            <text:p>997039.375</text:p>
          </table:table-cell>
          <table:table-cell table:formula="of:=ABS([.G403]-[.G402])" office:value-type="float" office:value="6853.68799999997">
            <text:p>6853.688</text:p>
          </table:table-cell>
          <table:table-cell table:number-columns-repeated="1016"/>
        </table:table-row>
        <table:table-row table:style-name="ro2">
          <table:table-cell office:value-type="float" office:value="273028">
            <text:p>273028</text:p>
          </table:table-cell>
          <table:table-cell table:formula="of:=[.A404]-[.A403]" office:value-type="float" office:value="113">
            <text:p>113</text:p>
          </table:table-cell>
          <table:table-cell/>
          <table:table-cell office:value-type="float" office:value="1044.334">
            <text:p>1044.334</text:p>
          </table:table-cell>
          <table:table-cell table:formula="of:=ABS([.D404]-[.D403])" office:value-type="float" office:value="45.8150000000001">
            <text:p>45.815</text:p>
          </table:table-cell>
          <table:table-cell/>
          <table:table-cell office:value-type="float" office:value="1090634.25">
            <text:p>1090634.250</text:p>
          </table:table-cell>
          <table:table-cell table:formula="of:=ABS([.G404]-[.G403])" office:value-type="float" office:value="93594.875">
            <text:p>93594.875</text:p>
          </table:table-cell>
          <table:table-cell table:number-columns-repeated="1016"/>
        </table:table-row>
        <table:table-row table:style-name="ro2">
          <table:table-cell office:value-type="float" office:value="273140">
            <text:p>273140</text:p>
          </table:table-cell>
          <table:table-cell table:formula="of:=[.A405]-[.A404]" office:value-type="float" office:value="112">
            <text:p>112</text:p>
          </table:table-cell>
          <table:table-cell/>
          <table:table-cell office:value-type="float" office:value="1040.799">
            <text:p>1040.799</text:p>
          </table:table-cell>
          <table:table-cell table:formula="of:=ABS([.D405]-[.D404])" office:value-type="float" office:value="3.53500000000008">
            <text:p>3.535</text:p>
          </table:table-cell>
          <table:table-cell/>
          <table:table-cell office:value-type="float" office:value="1083263.5">
            <text:p>1083263.500</text:p>
          </table:table-cell>
          <table:table-cell table:formula="of:=ABS([.G405]-[.G404])" office:value-type="float" office:value="7370.75">
            <text:p>7370.750</text:p>
          </table:table-cell>
          <table:table-cell table:number-columns-repeated="1016"/>
        </table:table-row>
        <table:table-row table:style-name="ro2">
          <table:table-cell office:value-type="float" office:value="273242">
            <text:p>273242</text:p>
          </table:table-cell>
          <table:table-cell table:formula="of:=[.A406]-[.A405]" office:value-type="float" office:value="102">
            <text:p>102</text:p>
          </table:table-cell>
          <table:table-cell/>
          <table:table-cell office:value-type="float" office:value="1037.48">
            <text:p>1037.480</text:p>
          </table:table-cell>
          <table:table-cell table:formula="of:=ABS([.D406]-[.D405])" office:value-type="float" office:value="3.31899999999996">
            <text:p>3.319</text:p>
          </table:table-cell>
          <table:table-cell/>
          <table:table-cell office:value-type="float" office:value="1076364.5">
            <text:p>1076364.500</text:p>
          </table:table-cell>
          <table:table-cell table:formula="of:=ABS([.G406]-[.G405])" office:value-type="float" office:value="6899">
            <text:p>6899.000</text:p>
          </table:table-cell>
          <table:table-cell table:number-columns-repeated="1016"/>
        </table:table-row>
        <table:table-row table:style-name="ro2">
          <table:table-cell office:value-type="float" office:value="273344">
            <text:p>273344</text:p>
          </table:table-cell>
          <table:table-cell table:formula="of:=[.A407]-[.A406]" office:value-type="float" office:value="102">
            <text:p>102</text:p>
          </table:table-cell>
          <table:table-cell/>
          <table:table-cell office:value-type="float" office:value="1034.052">
            <text:p>1034.052</text:p>
          </table:table-cell>
          <table:table-cell table:formula="of:=ABS([.D407]-[.D406])" office:value-type="float" office:value="3.42800000000011">
            <text:p>3.428</text:p>
          </table:table-cell>
          <table:table-cell/>
          <table:table-cell office:value-type="float" office:value="1069263.875">
            <text:p>1069263.875</text:p>
          </table:table-cell>
          <table:table-cell table:formula="of:=ABS([.G407]-[.G406])" office:value-type="float" office:value="7100.625">
            <text:p>7100.625</text:p>
          </table:table-cell>
          <table:table-cell table:number-columns-repeated="1016"/>
        </table:table-row>
        <table:table-row table:style-name="ro2">
          <table:table-cell office:value-type="float" office:value="273449">
            <text:p>273449</text:p>
          </table:table-cell>
          <table:table-cell table:formula="of:=[.A408]-[.A407]" office:value-type="float" office:value="105">
            <text:p>105</text:p>
          </table:table-cell>
          <table:table-cell/>
          <table:table-cell office:value-type="float" office:value="1062.587">
            <text:p>1062.587</text:p>
          </table:table-cell>
          <table:table-cell table:formula="of:=ABS([.D408]-[.D407])" office:value-type="float" office:value="28.5350000000001">
            <text:p>28.535</text:p>
          </table:table-cell>
          <table:table-cell/>
          <table:table-cell office:value-type="float" office:value="1129090.25">
            <text:p>1129090.250</text:p>
          </table:table-cell>
          <table:table-cell table:formula="of:=ABS([.G408]-[.G407])" office:value-type="float" office:value="59826.375">
            <text:p>59826.375</text:p>
          </table:table-cell>
          <table:table-cell table:number-columns-repeated="1016"/>
        </table:table-row>
        <table:table-row table:style-name="ro2">
          <table:table-cell office:value-type="float" office:value="273560">
            <text:p>273560</text:p>
          </table:table-cell>
          <table:table-cell table:formula="of:=[.A409]-[.A408]" office:value-type="float" office:value="111">
            <text:p>111</text:p>
          </table:table-cell>
          <table:table-cell/>
          <table:table-cell office:value-type="float" office:value="1059.053">
            <text:p>1059.053</text:p>
          </table:table-cell>
          <table:table-cell table:formula="of:=ABS([.D409]-[.D408])" office:value-type="float" office:value="3.53399999999988">
            <text:p>3.534</text:p>
          </table:table-cell>
          <table:table-cell/>
          <table:table-cell office:value-type="float" office:value="1121593.125">
            <text:p>1121593.125</text:p>
          </table:table-cell>
          <table:table-cell table:formula="of:=ABS([.G409]-[.G408])" office:value-type="float" office:value="7497.125">
            <text:p>7497.125</text:p>
          </table:table-cell>
          <table:table-cell table:number-columns-repeated="1016"/>
        </table:table-row>
        <table:table-row table:style-name="ro2">
          <table:table-cell office:value-type="float" office:value="273661">
            <text:p>273661</text:p>
          </table:table-cell>
          <table:table-cell table:formula="of:=[.A410]-[.A409]" office:value-type="float" office:value="101">
            <text:p>101</text:p>
          </table:table-cell>
          <table:table-cell/>
          <table:table-cell office:value-type="float" office:value="1055.731">
            <text:p>1055.731</text:p>
          </table:table-cell>
          <table:table-cell table:formula="of:=ABS([.D410]-[.D409])" office:value-type="float" office:value="3.32200000000012">
            <text:p>3.322</text:p>
          </table:table-cell>
          <table:table-cell/>
          <table:table-cell office:value-type="float" office:value="1114568.625">
            <text:p>1114568.625</text:p>
          </table:table-cell>
          <table:table-cell table:formula="of:=ABS([.G410]-[.G409])" office:value-type="float" office:value="7024.5">
            <text:p>7024.500</text:p>
          </table:table-cell>
          <table:table-cell table:number-columns-repeated="1016"/>
        </table:table-row>
        <table:table-row table:style-name="ro2">
          <table:table-cell office:value-type="float" office:value="273763">
            <text:p>273763</text:p>
          </table:table-cell>
          <table:table-cell table:formula="of:=[.A411]-[.A410]" office:value-type="float" office:value="102">
            <text:p>102</text:p>
          </table:table-cell>
          <table:table-cell/>
          <table:table-cell office:value-type="float" office:value="1052.304">
            <text:p>1052.304</text:p>
          </table:table-cell>
          <table:table-cell table:formula="of:=ABS([.D411]-[.D410])" office:value-type="float" office:value="3.42699999999991">
            <text:p>3.427</text:p>
          </table:table-cell>
          <table:table-cell/>
          <table:table-cell office:value-type="float" office:value="1107342.875">
            <text:p>1107342.875</text:p>
          </table:table-cell>
          <table:table-cell table:formula="of:=ABS([.G411]-[.G410])" office:value-type="float" office:value="7225.75">
            <text:p>7225.750</text:p>
          </table:table-cell>
          <table:table-cell table:number-columns-repeated="1016"/>
        </table:table-row>
        <table:table-row table:style-name="ro2">
          <table:table-cell office:value-type="float" office:value="273868">
            <text:p>273868</text:p>
          </table:table-cell>
          <table:table-cell table:formula="of:=[.A412]-[.A411]" office:value-type="float" office:value="105">
            <text:p>105</text:p>
          </table:table-cell>
          <table:table-cell/>
          <table:table-cell office:value-type="float" office:value="1048.869">
            <text:p>1048.869</text:p>
          </table:table-cell>
          <table:table-cell table:formula="of:=ABS([.D412]-[.D411])" office:value-type="float" office:value="3.43500000000017">
            <text:p>3.435</text:p>
          </table:table-cell>
          <table:table-cell/>
          <table:table-cell office:value-type="float" office:value="1100126.625">
            <text:p>1100126.625</text:p>
          </table:table-cell>
          <table:table-cell table:formula="of:=ABS([.G412]-[.G411])" office:value-type="float" office:value="7216.25">
            <text:p>7216.250</text:p>
          </table:table-cell>
          <table:table-cell table:number-columns-repeated="1016"/>
        </table:table-row>
        <table:table-row table:style-name="ro2">
          <table:table-cell office:value-type="float" office:value="273973">
            <text:p>273973</text:p>
          </table:table-cell>
          <table:table-cell table:formula="of:=[.A413]-[.A412]" office:value-type="float" office:value="105">
            <text:p>105</text:p>
          </table:table-cell>
          <table:table-cell/>
          <table:table-cell office:value-type="float" office:value="1045.437">
            <text:p>1045.437</text:p>
          </table:table-cell>
          <table:table-cell table:formula="of:=ABS([.D413]-[.D412])" office:value-type="float" office:value="3.43200000000002">
            <text:p>3.432</text:p>
          </table:table-cell>
          <table:table-cell/>
          <table:table-cell office:value-type="float" office:value="1092937.625">
            <text:p>1092937.625</text:p>
          </table:table-cell>
          <table:table-cell table:formula="of:=ABS([.G413]-[.G412])" office:value-type="float" office:value="7189">
            <text:p>7189.000</text:p>
          </table:table-cell>
          <table:table-cell table:number-columns-repeated="1016"/>
        </table:table-row>
        <table:table-row table:style-name="ro2">
          <table:table-cell office:value-type="float" office:value="274083">
            <text:p>274083</text:p>
          </table:table-cell>
          <table:table-cell table:formula="of:=[.A414]-[.A413]" office:value-type="float" office:value="110">
            <text:p>110</text:p>
          </table:table-cell>
          <table:table-cell/>
          <table:table-cell office:value-type="float" office:value="1069.514">
            <text:p>1069.514</text:p>
          </table:table-cell>
          <table:table-cell table:formula="of:=ABS([.D414]-[.D413])" office:value-type="float" office:value="24.077">
            <text:p>24.077</text:p>
          </table:table-cell>
          <table:table-cell/>
          <table:table-cell office:value-type="float" office:value="1143860.125">
            <text:p>1143860.125</text:p>
          </table:table-cell>
          <table:table-cell table:formula="of:=ABS([.G414]-[.G413])" office:value-type="float" office:value="50922.5">
            <text:p>50922.500</text:p>
          </table:table-cell>
          <table:table-cell table:number-columns-repeated="1016"/>
        </table:table-row>
        <table:table-row table:style-name="ro2">
          <table:table-cell office:value-type="float" office:value="274190">
            <text:p>274190</text:p>
          </table:table-cell>
          <table:table-cell table:formula="of:=[.A415]-[.A414]" office:value-type="float" office:value="107">
            <text:p>107</text:p>
          </table:table-cell>
          <table:table-cell/>
          <table:table-cell office:value-type="float" office:value="1065.965">
            <text:p>1065.965</text:p>
          </table:table-cell>
          <table:table-cell table:formula="of:=ABS([.D415]-[.D414])" office:value-type="float" office:value="3.54899999999998">
            <text:p>3.549</text:p>
          </table:table-cell>
          <table:table-cell/>
          <table:table-cell office:value-type="float" office:value="1136282">
            <text:p>1136282.000</text:p>
          </table:table-cell>
          <table:table-cell table:formula="of:=ABS([.G415]-[.G414])" office:value-type="float" office:value="7578.125">
            <text:p>7578.125</text:p>
          </table:table-cell>
          <table:table-cell table:number-columns-repeated="1016"/>
        </table:table-row>
        <table:table-row table:style-name="ro2">
          <table:table-cell office:value-type="float" office:value="274294">
            <text:p>274294</text:p>
          </table:table-cell>
          <table:table-cell table:formula="of:=[.A416]-[.A415]" office:value-type="float" office:value="104">
            <text:p>104</text:p>
          </table:table-cell>
          <table:table-cell/>
          <table:table-cell office:value-type="float" office:value="1062.631">
            <text:p>1062.631</text:p>
          </table:table-cell>
          <table:table-cell table:formula="of:=ABS([.D416]-[.D415])" office:value-type="float" office:value="3.33399999999983">
            <text:p>3.334</text:p>
          </table:table-cell>
          <table:table-cell/>
          <table:table-cell office:value-type="float" office:value="1129185.125">
            <text:p>1129185.125</text:p>
          </table:table-cell>
          <table:table-cell table:formula="of:=ABS([.G416]-[.G415])" office:value-type="float" office:value="7096.875">
            <text:p>7096.875</text:p>
          </table:table-cell>
          <table:table-cell table:number-columns-repeated="1016"/>
        </table:table-row>
        <table:table-row table:style-name="ro2">
          <table:table-cell office:value-type="float" office:value="274397">
            <text:p>274397</text:p>
          </table:table-cell>
          <table:table-cell table:formula="of:=[.A417]-[.A416]" office:value-type="float" office:value="103">
            <text:p>103</text:p>
          </table:table-cell>
          <table:table-cell/>
          <table:table-cell office:value-type="float" office:value="1059.189">
            <text:p>1059.189</text:p>
          </table:table-cell>
          <table:table-cell table:formula="of:=ABS([.D417]-[.D416])" office:value-type="float" office:value="3.44200000000001">
            <text:p>3.442</text:p>
          </table:table-cell>
          <table:table-cell/>
          <table:table-cell office:value-type="float" office:value="1121881">
            <text:p>1121881.000</text:p>
          </table:table-cell>
          <table:table-cell table:formula="of:=ABS([.G417]-[.G416])" office:value-type="float" office:value="7304.125">
            <text:p>7304.125</text:p>
          </table:table-cell>
          <table:table-cell table:number-columns-repeated="1016"/>
        </table:table-row>
        <table:table-row table:style-name="ro2">
          <table:table-cell office:value-type="float" office:value="274506">
            <text:p>274506</text:p>
          </table:table-cell>
          <table:table-cell table:formula="of:=[.A418]-[.A417]" office:value-type="float" office:value="109">
            <text:p>109</text:p>
          </table:table-cell>
          <table:table-cell/>
          <table:table-cell office:value-type="float" office:value="1055.749">
            <text:p>1055.749</text:p>
          </table:table-cell>
          <table:table-cell table:formula="of:=ABS([.D418]-[.D417])" office:value-type="float" office:value="3.44000000000005">
            <text:p>3.440</text:p>
          </table:table-cell>
          <table:table-cell/>
          <table:table-cell office:value-type="float" office:value="1114604.875">
            <text:p>1114604.875</text:p>
          </table:table-cell>
          <table:table-cell table:formula="of:=ABS([.G418]-[.G417])" office:value-type="float" office:value="7276.125">
            <text:p>7276.125</text:p>
          </table:table-cell>
          <table:table-cell table:number-columns-repeated="1016"/>
        </table:table-row>
        <table:table-row table:style-name="ro2">
          <table:table-cell office:value-type="float" office:value="274611">
            <text:p>274611</text:p>
          </table:table-cell>
          <table:table-cell table:formula="of:=[.A419]-[.A418]" office:value-type="float" office:value="105">
            <text:p>105</text:p>
          </table:table-cell>
          <table:table-cell/>
          <table:table-cell office:value-type="float" office:value="1052.305">
            <text:p>1052.305</text:p>
          </table:table-cell>
          <table:table-cell table:formula="of:=ABS([.D419]-[.D418])" office:value-type="float" office:value="3.44399999999996">
            <text:p>3.444</text:p>
          </table:table-cell>
          <table:table-cell/>
          <table:table-cell office:value-type="float" office:value="1107346.125">
            <text:p>1107346.125</text:p>
          </table:table-cell>
          <table:table-cell table:formula="of:=ABS([.G419]-[.G418])" office:value-type="float" office:value="7258.75">
            <text:p>7258.750</text:p>
          </table:table-cell>
          <table:table-cell table:number-columns-repeated="1016"/>
        </table:table-row>
        <table:table-row table:style-name="ro2">
          <table:table-cell office:value-type="float" office:value="274716">
            <text:p>274716</text:p>
          </table:table-cell>
          <table:table-cell table:formula="of:=[.A420]-[.A419]" office:value-type="float" office:value="105">
            <text:p>105</text:p>
          </table:table-cell>
          <table:table-cell/>
          <table:table-cell office:value-type="float" office:value="1048.862">
            <text:p>1048.862</text:p>
          </table:table-cell>
          <table:table-cell table:formula="of:=ABS([.D420]-[.D419])" office:value-type="float" office:value="3.44299999999998">
            <text:p>3.443</text:p>
          </table:table-cell>
          <table:table-cell/>
          <table:table-cell office:value-type="float" office:value="1100110.625">
            <text:p>1100110.625</text:p>
          </table:table-cell>
          <table:table-cell table:formula="of:=ABS([.G420]-[.G419])" office:value-type="float" office:value="7235.5">
            <text:p>7235.500</text:p>
          </table:table-cell>
          <table:table-cell table:number-columns-repeated="1016"/>
        </table:table-row>
        <table:table-row table:style-name="ro2">
          <table:table-cell office:value-type="float" office:value="274818">
            <text:p>274818</text:p>
          </table:table-cell>
          <table:table-cell table:formula="of:=[.A421]-[.A420]" office:value-type="float" office:value="102">
            <text:p>102</text:p>
          </table:table-cell>
          <table:table-cell/>
          <table:table-cell office:value-type="float" office:value="1045.389">
            <text:p>1045.389</text:p>
          </table:table-cell>
          <table:table-cell table:formula="of:=ABS([.D421]-[.D420])" office:value-type="float" office:value="3.47300000000018">
            <text:p>3.473</text:p>
          </table:table-cell>
          <table:table-cell/>
          <table:table-cell office:value-type="float" office:value="1092837.5">
            <text:p>1092837.500</text:p>
          </table:table-cell>
          <table:table-cell table:formula="of:=ABS([.G421]-[.G420])" office:value-type="float" office:value="7273.125">
            <text:p>7273.125</text:p>
          </table:table-cell>
          <table:table-cell table:number-columns-repeated="1016"/>
        </table:table-row>
        <table:table-row table:style-name="ro2">
          <table:table-cell office:value-type="float" office:value="274921">
            <text:p>274921</text:p>
          </table:table-cell>
          <table:table-cell table:formula="of:=[.A422]-[.A421]" office:value-type="float" office:value="103">
            <text:p>103</text:p>
          </table:table-cell>
          <table:table-cell/>
          <table:table-cell office:value-type="float" office:value="1041.905">
            <text:p>1041.905</text:p>
          </table:table-cell>
          <table:table-cell table:formula="of:=ABS([.D422]-[.D421])" office:value-type="float" office:value="3.48399999999992">
            <text:p>3.484</text:p>
          </table:table-cell>
          <table:table-cell/>
          <table:table-cell office:value-type="float" office:value="1085565.125">
            <text:p>1085565.125</text:p>
          </table:table-cell>
          <table:table-cell table:formula="of:=ABS([.G422]-[.G421])" office:value-type="float" office:value="7272.375">
            <text:p>7272.375</text:p>
          </table:table-cell>
          <table:table-cell table:number-columns-repeated="1016"/>
        </table:table-row>
        <table:table-row table:style-name="ro2">
          <table:table-cell office:value-type="float" office:value="275030">
            <text:p>275030</text:p>
          </table:table-cell>
          <table:table-cell table:formula="of:=[.A423]-[.A422]" office:value-type="float" office:value="109">
            <text:p>109</text:p>
          </table:table-cell>
          <table:table-cell/>
          <table:table-cell office:value-type="float" office:value="1097.518">
            <text:p>1097.518</text:p>
          </table:table-cell>
          <table:table-cell table:formula="of:=ABS([.D423]-[.D422])" office:value-type="float" office:value="55.6130000000001">
            <text:p>55.613</text:p>
          </table:table-cell>
          <table:table-cell/>
          <table:table-cell office:value-type="float" office:value="1204546.625">
            <text:p>1204546.625</text:p>
          </table:table-cell>
          <table:table-cell table:formula="of:=ABS([.G423]-[.G422])" office:value-type="float" office:value="118981.5">
            <text:p>118981.500</text:p>
          </table:table-cell>
          <table:table-cell table:number-columns-repeated="1016"/>
        </table:table-row>
        <table:table-row table:style-name="ro2">
          <table:table-cell office:value-type="float" office:value="275133">
            <text:p>275133</text:p>
          </table:table-cell>
          <table:table-cell table:formula="of:=[.A424]-[.A423]" office:value-type="float" office:value="103">
            <text:p>103</text:p>
          </table:table-cell>
          <table:table-cell/>
          <table:table-cell office:value-type="float" office:value="1093.923">
            <text:p>1093.923</text:p>
          </table:table-cell>
          <table:table-cell table:formula="of:=ABS([.D424]-[.D423])" office:value-type="float" office:value="3.59500000000003">
            <text:p>3.595</text:p>
          </table:table-cell>
          <table:table-cell/>
          <table:table-cell office:value-type="float" office:value="1196666.75">
            <text:p>1196666.750</text:p>
          </table:table-cell>
          <table:table-cell table:formula="of:=ABS([.G424]-[.G423])" office:value-type="float" office:value="7879.875">
            <text:p>7879.875</text:p>
          </table:table-cell>
          <table:table-cell table:number-columns-repeated="1016"/>
        </table:table-row>
        <table:table-row table:style-name="ro2">
          <table:table-cell office:value-type="float" office:value="275238">
            <text:p>275238</text:p>
          </table:table-cell>
          <table:table-cell table:formula="of:=[.A425]-[.A424]" office:value-type="float" office:value="105">
            <text:p>105</text:p>
          </table:table-cell>
          <table:table-cell/>
          <table:table-cell office:value-type="float" office:value="1090.505">
            <text:p>1090.505</text:p>
          </table:table-cell>
          <table:table-cell table:formula="of:=ABS([.D425]-[.D424])" office:value-type="float" office:value="3.41799999999989">
            <text:p>3.418</text:p>
          </table:table-cell>
          <table:table-cell/>
          <table:table-cell office:value-type="float" office:value="1189201.875">
            <text:p>1189201.875</text:p>
          </table:table-cell>
          <table:table-cell table:formula="of:=ABS([.G425]-[.G424])" office:value-type="float" office:value="7464.875">
            <text:p>7464.875</text:p>
          </table:table-cell>
          <table:table-cell table:number-columns-repeated="1016"/>
        </table:table-row>
        <table:table-row table:style-name="ro2">
          <table:table-cell office:value-type="float" office:value="275340">
            <text:p>275340</text:p>
          </table:table-cell>
          <table:table-cell table:formula="of:=[.A426]-[.A425]" office:value-type="float" office:value="102">
            <text:p>102</text:p>
          </table:table-cell>
          <table:table-cell/>
          <table:table-cell office:value-type="float" office:value="1086.974">
            <text:p>1086.974</text:p>
          </table:table-cell>
          <table:table-cell table:formula="of:=ABS([.D426]-[.D425])" office:value-type="float" office:value="3.53100000000018">
            <text:p>3.531</text:p>
          </table:table-cell>
          <table:table-cell/>
          <table:table-cell office:value-type="float" office:value="1181512.125">
            <text:p>1181512.125</text:p>
          </table:table-cell>
          <table:table-cell table:formula="of:=ABS([.G426]-[.G425])" office:value-type="float" office:value="7689.75">
            <text:p>7689.750</text:p>
          </table:table-cell>
          <table:table-cell table:number-columns-repeated="1016"/>
        </table:table-row>
        <table:table-row table:style-name="ro2">
          <table:table-cell office:value-type="float" office:value="275442">
            <text:p>275442</text:p>
          </table:table-cell>
          <table:table-cell table:formula="of:=[.A427]-[.A426]" office:value-type="float" office:value="102">
            <text:p>102</text:p>
          </table:table-cell>
          <table:table-cell/>
          <table:table-cell office:value-type="float" office:value="1083.405">
            <text:p>1083.405</text:p>
          </table:table-cell>
          <table:table-cell table:formula="of:=ABS([.D427]-[.D426])" office:value-type="float" office:value="3.56899999999996">
            <text:p>3.569</text:p>
          </table:table-cell>
          <table:table-cell/>
          <table:table-cell office:value-type="float" office:value="1173766.25">
            <text:p>1173766.250</text:p>
          </table:table-cell>
          <table:table-cell table:formula="of:=ABS([.G427]-[.G426])" office:value-type="float" office:value="7745.875">
            <text:p>7745.875</text:p>
          </table:table-cell>
          <table:table-cell table:number-columns-repeated="1016"/>
        </table:table-row>
        <table:table-row table:style-name="ro2">
          <table:table-cell office:value-type="float" office:value="275554">
            <text:p>275554</text:p>
          </table:table-cell>
          <table:table-cell table:formula="of:=[.A428]-[.A427]" office:value-type="float" office:value="112">
            <text:p>112</text:p>
          </table:table-cell>
          <table:table-cell/>
          <table:table-cell office:value-type="float" office:value="1079.91">
            <text:p>1079.910</text:p>
          </table:table-cell>
          <table:table-cell table:formula="of:=ABS([.D428]-[.D427])" office:value-type="float" office:value="3.49499999999989">
            <text:p>3.495</text:p>
          </table:table-cell>
          <table:table-cell/>
          <table:table-cell office:value-type="float" office:value="1166206.125">
            <text:p>1166206.125</text:p>
          </table:table-cell>
          <table:table-cell table:formula="of:=ABS([.G428]-[.G427])" office:value-type="float" office:value="7560.125">
            <text:p>7560.125</text:p>
          </table:table-cell>
          <table:table-cell table:number-columns-repeated="1016"/>
        </table:table-row>
        <table:table-row table:style-name="ro2">
          <table:table-cell office:value-type="float" office:value="275665">
            <text:p>275665</text:p>
          </table:table-cell>
          <table:table-cell table:formula="of:=[.A429]-[.A428]" office:value-type="float" office:value="111">
            <text:p>111</text:p>
          </table:table-cell>
          <table:table-cell/>
          <table:table-cell office:value-type="float" office:value="1076.45">
            <text:p>1076.450</text:p>
          </table:table-cell>
          <table:table-cell table:formula="of:=ABS([.D429]-[.D428])" office:value-type="float" office:value="3.46000000000004">
            <text:p>3.460</text:p>
          </table:table-cell>
          <table:table-cell/>
          <table:table-cell office:value-type="float" office:value="1158744.875">
            <text:p>1158744.875</text:p>
          </table:table-cell>
          <table:table-cell table:formula="of:=ABS([.G429]-[.G428])" office:value-type="float" office:value="7461.25">
            <text:p>7461.250</text:p>
          </table:table-cell>
          <table:table-cell table:number-columns-repeated="1016"/>
        </table:table-row>
        <table:table-row table:style-name="ro2">
          <table:table-cell office:value-type="float" office:value="275771">
            <text:p>275771</text:p>
          </table:table-cell>
          <table:table-cell table:formula="of:=[.A430]-[.A429]" office:value-type="float" office:value="106">
            <text:p>106</text:p>
          </table:table-cell>
          <table:table-cell/>
          <table:table-cell office:value-type="float" office:value="1072.991">
            <text:p>1072.991</text:p>
          </table:table-cell>
          <table:table-cell table:formula="of:=ABS([.D430]-[.D429])" office:value-type="float" office:value="3.45900000000006">
            <text:p>3.459</text:p>
          </table:table-cell>
          <table:table-cell/>
          <table:table-cell office:value-type="float" office:value="1151309.375">
            <text:p>1151309.375</text:p>
          </table:table-cell>
          <table:table-cell table:formula="of:=ABS([.G430]-[.G429])" office:value-type="float" office:value="7435.5">
            <text:p>7435.500</text:p>
          </table:table-cell>
          <table:table-cell table:number-columns-repeated="1016"/>
        </table:table-row>
        <table:table-row table:style-name="ro2">
          <table:table-cell office:value-type="float" office:value="275878">
            <text:p>275878</text:p>
          </table:table-cell>
          <table:table-cell table:formula="of:=[.A431]-[.A430]" office:value-type="float" office:value="107">
            <text:p>107</text:p>
          </table:table-cell>
          <table:table-cell/>
          <table:table-cell office:value-type="float" office:value="1118.32">
            <text:p>1118.320</text:p>
          </table:table-cell>
          <table:table-cell table:formula="of:=ABS([.D431]-[.D430])" office:value-type="float" office:value="45.329">
            <text:p>45.329</text:p>
          </table:table-cell>
          <table:table-cell/>
          <table:table-cell office:value-type="float" office:value="1250639.875">
            <text:p>1250639.875</text:p>
          </table:table-cell>
          <table:table-cell table:formula="of:=ABS([.G431]-[.G430])" office:value-type="float" office:value="99330.5">
            <text:p>99330.500</text:p>
          </table:table-cell>
          <table:table-cell table:number-columns-repeated="1016"/>
        </table:table-row>
        <table:table-row table:style-name="ro2">
          <table:table-cell office:value-type="float" office:value="275980">
            <text:p>275980</text:p>
          </table:table-cell>
          <table:table-cell table:formula="of:=[.A432]-[.A431]" office:value-type="float" office:value="102">
            <text:p>102</text:p>
          </table:table-cell>
          <table:table-cell/>
          <table:table-cell office:value-type="float" office:value="1114.795">
            <text:p>1114.795</text:p>
          </table:table-cell>
          <table:table-cell table:formula="of:=ABS([.D432]-[.D431])" office:value-type="float" office:value="3.52499999999986">
            <text:p>3.525</text:p>
          </table:table-cell>
          <table:table-cell/>
          <table:table-cell office:value-type="float" office:value="1242768.75">
            <text:p>1242768.750</text:p>
          </table:table-cell>
          <table:table-cell table:formula="of:=ABS([.G432]-[.G431])" office:value-type="float" office:value="7871.125">
            <text:p>7871.125</text:p>
          </table:table-cell>
          <table:table-cell table:number-columns-repeated="1016"/>
        </table:table-row>
        <table:table-row table:style-name="ro2">
          <table:table-cell office:value-type="float" office:value="276088">
            <text:p>276088</text:p>
          </table:table-cell>
          <table:table-cell table:formula="of:=[.A433]-[.A432]" office:value-type="float" office:value="108">
            <text:p>108</text:p>
          </table:table-cell>
          <table:table-cell/>
          <table:table-cell office:value-type="float" office:value="1127.5">
            <text:p>1127.500</text:p>
          </table:table-cell>
          <table:table-cell table:formula="of:=ABS([.D433]-[.D432])" office:value-type="float" office:value="12.7049999999999">
            <text:p>12.705</text:p>
          </table:table-cell>
          <table:table-cell/>
          <table:table-cell office:value-type="float" office:value="1271256.375">
            <text:p>1271256.375</text:p>
          </table:table-cell>
          <table:table-cell table:formula="of:=ABS([.G433]-[.G432])" office:value-type="float" office:value="28487.625">
            <text:p>28487.625</text:p>
          </table:table-cell>
          <table:table-cell table:number-columns-repeated="1016"/>
        </table:table-row>
        <table:table-row table:style-name="ro2">
          <table:table-cell office:value-type="float" office:value="276191">
            <text:p>276191</text:p>
          </table:table-cell>
          <table:table-cell table:formula="of:=[.A434]-[.A433]" office:value-type="float" office:value="103">
            <text:p>103</text:p>
          </table:table-cell>
          <table:table-cell/>
          <table:table-cell office:value-type="float" office:value="1123.983">
            <text:p>1123.983</text:p>
          </table:table-cell>
          <table:table-cell table:formula="of:=ABS([.D434]-[.D433])" office:value-type="float" office:value="3.51700000000005">
            <text:p>3.517</text:p>
          </table:table-cell>
          <table:table-cell/>
          <table:table-cell office:value-type="float" office:value="1263338">
            <text:p>1263338.000</text:p>
          </table:table-cell>
          <table:table-cell table:formula="of:=ABS([.G434]-[.G433])" office:value-type="float" office:value="7918.375">
            <text:p>7918.375</text:p>
          </table:table-cell>
          <table:table-cell table:number-columns-repeated="1016"/>
        </table:table-row>
        <table:table-row table:style-name="ro2">
          <table:table-cell office:value-type="float" office:value="276301">
            <text:p>276301</text:p>
          </table:table-cell>
          <table:table-cell table:formula="of:=[.A435]-[.A434]" office:value-type="float" office:value="110">
            <text:p>110</text:p>
          </table:table-cell>
          <table:table-cell/>
          <table:table-cell office:value-type="float" office:value="1120.597">
            <text:p>1120.597</text:p>
          </table:table-cell>
          <table:table-cell table:formula="of:=ABS([.D435]-[.D434])" office:value-type="float" office:value="3.38599999999997">
            <text:p>3.386</text:p>
          </table:table-cell>
          <table:table-cell/>
          <table:table-cell office:value-type="float" office:value="1255736.875">
            <text:p>1255736.875</text:p>
          </table:table-cell>
          <table:table-cell table:formula="of:=ABS([.G435]-[.G434])" office:value-type="float" office:value="7601.125">
            <text:p>7601.125</text:p>
          </table:table-cell>
          <table:table-cell table:number-columns-repeated="1016"/>
        </table:table-row>
        <table:table-row table:style-name="ro2">
          <table:table-cell office:value-type="float" office:value="276412">
            <text:p>276412</text:p>
          </table:table-cell>
          <table:table-cell table:formula="of:=[.A436]-[.A435]" office:value-type="float" office:value="111">
            <text:p>111</text:p>
          </table:table-cell>
          <table:table-cell/>
          <table:table-cell office:value-type="float" office:value="1117.148">
            <text:p>1117.148</text:p>
          </table:table-cell>
          <table:table-cell table:formula="of:=ABS([.D436]-[.D435])" office:value-type="float" office:value="3.44900000000007">
            <text:p>3.449</text:p>
          </table:table-cell>
          <table:table-cell/>
          <table:table-cell office:value-type="float" office:value="1248019.5">
            <text:p>1248019.500</text:p>
          </table:table-cell>
          <table:table-cell table:formula="of:=ABS([.G436]-[.G435])" office:value-type="float" office:value="7717.375">
            <text:p>7717.375</text:p>
          </table:table-cell>
          <table:table-cell table:number-columns-repeated="1016"/>
        </table:table-row>
        <table:table-row table:style-name="ro2">
          <table:table-cell office:value-type="float" office:value="276518">
            <text:p>276518</text:p>
          </table:table-cell>
          <table:table-cell table:formula="of:=[.A437]-[.A436]" office:value-type="float" office:value="106">
            <text:p>106</text:p>
          </table:table-cell>
          <table:table-cell/>
          <table:table-cell office:value-type="float" office:value="1113.698">
            <text:p>1113.698</text:p>
          </table:table-cell>
          <table:table-cell table:formula="of:=ABS([.D437]-[.D436])" office:value-type="float" office:value="3.44999999999982">
            <text:p>3.450</text:p>
          </table:table-cell>
          <table:table-cell/>
          <table:table-cell office:value-type="float" office:value="1240322.375">
            <text:p>1240322.375</text:p>
          </table:table-cell>
          <table:table-cell table:formula="of:=ABS([.G437]-[.G436])" office:value-type="float" office:value="7697.125">
            <text:p>7697.125</text:p>
          </table:table-cell>
          <table:table-cell table:number-columns-repeated="1016"/>
        </table:table-row>
        <table:table-row table:style-name="ro2">
          <table:table-cell office:value-type="float" office:value="276622">
            <text:p>276622</text:p>
          </table:table-cell>
          <table:table-cell table:formula="of:=[.A438]-[.A437]" office:value-type="float" office:value="104">
            <text:p>104</text:p>
          </table:table-cell>
          <table:table-cell/>
          <table:table-cell office:value-type="float" office:value="1110.263">
            <text:p>1110.263</text:p>
          </table:table-cell>
          <table:table-cell table:formula="of:=ABS([.D438]-[.D437])" office:value-type="float" office:value="3.43500000000017">
            <text:p>3.435</text:p>
          </table:table-cell>
          <table:table-cell/>
          <table:table-cell office:value-type="float" office:value="1232685">
            <text:p>1232685.000</text:p>
          </table:table-cell>
          <table:table-cell table:formula="of:=ABS([.G438]-[.G437])" office:value-type="float" office:value="7637.375">
            <text:p>7637.375</text:p>
          </table:table-cell>
          <table:table-cell table:number-columns-repeated="1016"/>
        </table:table-row>
        <table:table-row table:style-name="ro2">
          <table:table-cell office:value-type="float" office:value="276732">
            <text:p>276732</text:p>
          </table:table-cell>
          <table:table-cell table:formula="of:=[.A439]-[.A438]" office:value-type="float" office:value="110">
            <text:p>110</text:p>
          </table:table-cell>
          <table:table-cell/>
          <table:table-cell office:value-type="float" office:value="1106.821">
            <text:p>1106.821</text:p>
          </table:table-cell>
          <table:table-cell table:formula="of:=ABS([.D439]-[.D438])" office:value-type="float" office:value="3.44200000000001">
            <text:p>3.442</text:p>
          </table:table-cell>
          <table:table-cell/>
          <table:table-cell office:value-type="float" office:value="1225051.875">
            <text:p>1225051.875</text:p>
          </table:table-cell>
          <table:table-cell table:formula="of:=ABS([.G439]-[.G438])" office:value-type="float" office:value="7633.125">
            <text:p>7633.125</text:p>
          </table:table-cell>
          <table:table-cell table:number-columns-repeated="1016"/>
        </table:table-row>
        <table:table-row table:style-name="ro2">
          <table:table-cell office:value-type="float" office:value="276835">
            <text:p>276835</text:p>
          </table:table-cell>
          <table:table-cell table:formula="of:=[.A440]-[.A439]" office:value-type="float" office:value="103">
            <text:p>103</text:p>
          </table:table-cell>
          <table:table-cell/>
          <table:table-cell office:value-type="float" office:value="1103.389">
            <text:p>1103.389</text:p>
          </table:table-cell>
          <table:table-cell table:formula="of:=ABS([.D440]-[.D439])" office:value-type="float" office:value="3.43200000000002">
            <text:p>3.432</text:p>
          </table:table-cell>
          <table:table-cell/>
          <table:table-cell office:value-type="float" office:value="1217467.875">
            <text:p>1217467.875</text:p>
          </table:table-cell>
          <table:table-cell table:formula="of:=ABS([.G440]-[.G439])" office:value-type="float" office:value="7584">
            <text:p>7584.000</text:p>
          </table:table-cell>
          <table:table-cell table:number-columns-repeated="1016"/>
        </table:table-row>
        <table:table-row table:style-name="ro2">
          <table:table-cell office:value-type="float" office:value="276946">
            <text:p>276946</text:p>
          </table:table-cell>
          <table:table-cell table:formula="of:=[.A441]-[.A440]" office:value-type="float" office:value="111">
            <text:p>111</text:p>
          </table:table-cell>
          <table:table-cell/>
          <table:table-cell office:value-type="float" office:value="1099.957">
            <text:p>1099.957</text:p>
          </table:table-cell>
          <table:table-cell table:formula="of:=ABS([.D441]-[.D440])" office:value-type="float" office:value="3.43199999999979">
            <text:p>3.432</text:p>
          </table:table-cell>
          <table:table-cell/>
          <table:table-cell office:value-type="float" office:value="1209905.75">
            <text:p>1209905.750</text:p>
          </table:table-cell>
          <table:table-cell table:formula="of:=ABS([.G441]-[.G440])" office:value-type="float" office:value="7562.125">
            <text:p>7562.125</text:p>
          </table:table-cell>
          <table:table-cell table:number-columns-repeated="1016"/>
        </table:table-row>
        <table:table-row table:style-name="ro2">
          <table:table-cell office:value-type="float" office:value="277058">
            <text:p>277058</text:p>
          </table:table-cell>
          <table:table-cell table:formula="of:=[.A442]-[.A441]" office:value-type="float" office:value="112">
            <text:p>112</text:p>
          </table:table-cell>
          <table:table-cell/>
          <table:table-cell office:value-type="float" office:value="1150.074">
            <text:p>1150.074</text:p>
          </table:table-cell>
          <table:table-cell table:formula="of:=ABS([.D442]-[.D441])" office:value-type="float" office:value="50.117">
            <text:p>50.117</text:p>
          </table:table-cell>
          <table:table-cell/>
          <table:table-cell office:value-type="float" office:value="1322669.875">
            <text:p>1322669.875</text:p>
          </table:table-cell>
          <table:table-cell table:formula="of:=ABS([.G442]-[.G441])" office:value-type="float" office:value="112764.125">
            <text:p>112764.125</text:p>
          </table:table-cell>
          <table:table-cell table:number-columns-repeated="1016"/>
        </table:table-row>
        <table:table-row table:style-name="ro2">
          <table:table-cell office:value-type="float" office:value="277162">
            <text:p>277162</text:p>
          </table:table-cell>
          <table:table-cell table:formula="of:=[.A443]-[.A442]" office:value-type="float" office:value="104">
            <text:p>104</text:p>
          </table:table-cell>
          <table:table-cell/>
          <table:table-cell office:value-type="float" office:value="1146.598">
            <text:p>1146.598</text:p>
          </table:table-cell>
          <table:table-cell table:formula="of:=ABS([.D443]-[.D442])" office:value-type="float" office:value="3.47600000000011">
            <text:p>3.476</text:p>
          </table:table-cell>
          <table:table-cell/>
          <table:table-cell office:value-type="float" office:value="1314687.5">
            <text:p>1314687.500</text:p>
          </table:table-cell>
          <table:table-cell table:formula="of:=ABS([.G443]-[.G442])" office:value-type="float" office:value="7982.375">
            <text:p>7982.375</text:p>
          </table:table-cell>
          <table:table-cell table:number-columns-repeated="1016"/>
        </table:table-row>
        <table:table-row table:style-name="ro2">
          <table:table-cell office:value-type="float" office:value="277268">
            <text:p>277268</text:p>
          </table:table-cell>
          <table:table-cell table:formula="of:=[.A444]-[.A443]" office:value-type="float" office:value="106">
            <text:p>106</text:p>
          </table:table-cell>
          <table:table-cell/>
          <table:table-cell office:value-type="float" office:value="1143.238">
            <text:p>1143.238</text:p>
          </table:table-cell>
          <table:table-cell table:formula="of:=ABS([.D444]-[.D443])" office:value-type="float" office:value="3.3599999999999">
            <text:p>3.360</text:p>
          </table:table-cell>
          <table:table-cell/>
          <table:table-cell office:value-type="float" office:value="1306993.625">
            <text:p>1306993.625</text:p>
          </table:table-cell>
          <table:table-cell table:formula="of:=ABS([.G444]-[.G443])" office:value-type="float" office:value="7693.875">
            <text:p>7693.875</text:p>
          </table:table-cell>
          <table:table-cell table:number-columns-repeated="1016"/>
        </table:table-row>
        <table:table-row table:style-name="ro2">
          <table:table-cell office:value-type="float" office:value="277376">
            <text:p>277376</text:p>
          </table:table-cell>
          <table:table-cell table:formula="of:=[.A445]-[.A444]" office:value-type="float" office:value="108">
            <text:p>108</text:p>
          </table:table-cell>
          <table:table-cell/>
          <table:table-cell office:value-type="float" office:value="1139.827">
            <text:p>1139.827</text:p>
          </table:table-cell>
          <table:table-cell table:formula="of:=ABS([.D445]-[.D444])" office:value-type="float" office:value="3.41100000000006">
            <text:p>3.411</text:p>
          </table:table-cell>
          <table:table-cell/>
          <table:table-cell office:value-type="float" office:value="1299204.5">
            <text:p>1299204.500</text:p>
          </table:table-cell>
          <table:table-cell table:formula="of:=ABS([.G445]-[.G444])" office:value-type="float" office:value="7789.125">
            <text:p>7789.125</text:p>
          </table:table-cell>
          <table:table-cell table:number-columns-repeated="1016"/>
        </table:table-row>
        <table:table-row table:style-name="ro2">
          <table:table-cell office:value-type="float" office:value="277485">
            <text:p>277485</text:p>
          </table:table-cell>
          <table:table-cell table:formula="of:=[.A446]-[.A445]" office:value-type="float" office:value="109">
            <text:p>109</text:p>
          </table:table-cell>
          <table:table-cell/>
          <table:table-cell office:value-type="float" office:value="1136.412">
            <text:p>1136.412</text:p>
          </table:table-cell>
          <table:table-cell table:formula="of:=ABS([.D446]-[.D445])" office:value-type="float" office:value="3.41499999999996">
            <text:p>3.415</text:p>
          </table:table-cell>
          <table:table-cell/>
          <table:table-cell office:value-type="float" office:value="1291432.875">
            <text:p>1291432.875</text:p>
          </table:table-cell>
          <table:table-cell table:formula="of:=ABS([.G446]-[.G445])" office:value-type="float" office:value="7771.625">
            <text:p>7771.625</text:p>
          </table:table-cell>
          <table:table-cell table:number-columns-repeated="1016"/>
        </table:table-row>
        <table:table-row table:style-name="ro2">
          <table:table-cell office:value-type="float" office:value="277586">
            <text:p>277586</text:p>
          </table:table-cell>
          <table:table-cell table:formula="of:=[.A447]-[.A446]" office:value-type="float" office:value="101">
            <text:p>101</text:p>
          </table:table-cell>
          <table:table-cell/>
          <table:table-cell office:value-type="float" office:value="1132.988">
            <text:p>1132.988</text:p>
          </table:table-cell>
          <table:table-cell table:formula="of:=ABS([.D447]-[.D446])" office:value-type="float" office:value="3.42399999999998">
            <text:p>3.424</text:p>
          </table:table-cell>
          <table:table-cell/>
          <table:table-cell office:value-type="float" office:value="1283661.75">
            <text:p>1283661.750</text:p>
          </table:table-cell>
          <table:table-cell table:formula="of:=ABS([.G447]-[.G446])" office:value-type="float" office:value="7771.125">
            <text:p>7771.125</text:p>
          </table:table-cell>
          <table:table-cell table:number-columns-repeated="1016"/>
        </table:table-row>
        <table:table-row table:style-name="ro2">
          <table:table-cell office:value-type="float" office:value="277690">
            <text:p>277690</text:p>
          </table:table-cell>
          <table:table-cell table:formula="of:=[.A448]-[.A447]" office:value-type="float" office:value="104">
            <text:p>104</text:p>
          </table:table-cell>
          <table:table-cell/>
          <table:table-cell office:value-type="float" office:value="1129.564">
            <text:p>1129.564</text:p>
          </table:table-cell>
          <table:table-cell table:formula="of:=ABS([.D448]-[.D447])" office:value-type="float" office:value="3.42399999999998">
            <text:p>3.424</text:p>
          </table:table-cell>
          <table:table-cell/>
          <table:table-cell office:value-type="float" office:value="1275914.375">
            <text:p>1275914.375</text:p>
          </table:table-cell>
          <table:table-cell table:formula="of:=ABS([.G448]-[.G447])" office:value-type="float" office:value="7747.375">
            <text:p>7747.375</text:p>
          </table:table-cell>
          <table:table-cell table:number-columns-repeated="1016"/>
        </table:table-row>
        <table:table-row table:style-name="ro2">
          <table:table-cell office:value-type="float" office:value="277797">
            <text:p>277797</text:p>
          </table:table-cell>
          <table:table-cell table:formula="of:=[.A449]-[.A448]" office:value-type="float" office:value="107">
            <text:p>107</text:p>
          </table:table-cell>
          <table:table-cell/>
          <table:table-cell office:value-type="float" office:value="1126.135">
            <text:p>1126.135</text:p>
          </table:table-cell>
          <table:table-cell table:formula="of:=ABS([.D449]-[.D448])" office:value-type="float" office:value="3.42900000000009">
            <text:p>3.429</text:p>
          </table:table-cell>
          <table:table-cell/>
          <table:table-cell office:value-type="float" office:value="1268179">
            <text:p>1268179.000</text:p>
          </table:table-cell>
          <table:table-cell table:formula="of:=ABS([.G449]-[.G448])" office:value-type="float" office:value="7735.375">
            <text:p>7735.375</text:p>
          </table:table-cell>
          <table:table-cell table:number-columns-repeated="1016"/>
        </table:table-row>
        <table:table-row table:style-name="ro2">
          <table:table-cell office:value-type="float" office:value="277908">
            <text:p>277908</text:p>
          </table:table-cell>
          <table:table-cell table:formula="of:=[.A450]-[.A449]" office:value-type="float" office:value="111">
            <text:p>111</text:p>
          </table:table-cell>
          <table:table-cell/>
          <table:table-cell office:value-type="float" office:value="1122.703">
            <text:p>1122.703</text:p>
          </table:table-cell>
          <table:table-cell table:formula="of:=ABS([.D450]-[.D449])" office:value-type="float" office:value="3.43200000000002">
            <text:p>3.432</text:p>
          </table:table-cell>
          <table:table-cell/>
          <table:table-cell office:value-type="float" office:value="1260461.75">
            <text:p>1260461.750</text:p>
          </table:table-cell>
          <table:table-cell table:formula="of:=ABS([.G450]-[.G449])" office:value-type="float" office:value="7717.25">
            <text:p>7717.250</text:p>
          </table:table-cell>
          <table:table-cell table:number-columns-repeated="1016"/>
        </table:table-row>
        <table:table-row table:style-name="ro2">
          <table:table-cell office:value-type="float" office:value="278016">
            <text:p>278016</text:p>
          </table:table-cell>
          <table:table-cell table:formula="of:=[.A451]-[.A450]" office:value-type="float" office:value="108">
            <text:p>108</text:p>
          </table:table-cell>
          <table:table-cell/>
          <table:table-cell office:value-type="float" office:value="1119.272">
            <text:p>1119.272</text:p>
          </table:table-cell>
          <table:table-cell table:formula="of:=ABS([.D451]-[.D450])" office:value-type="float" office:value="3.43100000000004">
            <text:p>3.431</text:p>
          </table:table-cell>
          <table:table-cell/>
          <table:table-cell office:value-type="float" office:value="1252770">
            <text:p>1252770.000</text:p>
          </table:table-cell>
          <table:table-cell table:formula="of:=ABS([.G451]-[.G450])" office:value-type="float" office:value="7691.75">
            <text:p>7691.750</text:p>
          </table:table-cell>
          <table:table-cell table:number-columns-repeated="1016"/>
        </table:table-row>
        <table:table-row table:style-name="ro2">
          <table:table-cell office:value-type="float" office:value="278121">
            <text:p>278121</text:p>
          </table:table-cell>
          <table:table-cell table:formula="of:=[.A452]-[.A451]" office:value-type="float" office:value="105">
            <text:p>105</text:p>
          </table:table-cell>
          <table:table-cell/>
          <table:table-cell office:value-type="float" office:value="1175.504">
            <text:p>1175.504</text:p>
          </table:table-cell>
          <table:table-cell table:formula="of:=ABS([.D452]-[.D451])" office:value-type="float" office:value="56.232">
            <text:p>56.232</text:p>
          </table:table-cell>
          <table:table-cell/>
          <table:table-cell office:value-type="float" office:value="1381809.375">
            <text:p>1381809.375</text:p>
          </table:table-cell>
          <table:table-cell table:formula="of:=ABS([.G452]-[.G451])" office:value-type="float" office:value="129039.375">
            <text:p>129039.375</text:p>
          </table:table-cell>
          <table:table-cell table:number-columns-repeated="1016"/>
        </table:table-row>
        <table:table-row table:style-name="ro2">
          <table:table-cell office:value-type="float" office:value="278223">
            <text:p>278223</text:p>
          </table:table-cell>
          <table:table-cell table:formula="of:=[.A453]-[.A452]" office:value-type="float" office:value="102">
            <text:p>102</text:p>
          </table:table-cell>
          <table:table-cell/>
          <table:table-cell office:value-type="float" office:value="1172.004">
            <text:p>1172.004</text:p>
          </table:table-cell>
          <table:table-cell table:formula="of:=ABS([.D453]-[.D452])" office:value-type="float" office:value="3.5">
            <text:p>3.500</text:p>
          </table:table-cell>
          <table:table-cell/>
          <table:table-cell office:value-type="float" office:value="1373594.375">
            <text:p>1373594.375</text:p>
          </table:table-cell>
          <table:table-cell table:formula="of:=ABS([.G453]-[.G452])" office:value-type="float" office:value="8215">
            <text:p>8215.000</text:p>
          </table:table-cell>
          <table:table-cell table:number-columns-repeated="1016"/>
        </table:table-row>
        <table:table-row table:style-name="ro2">
          <table:table-cell office:value-type="float" office:value="278324">
            <text:p>278324</text:p>
          </table:table-cell>
          <table:table-cell table:formula="of:=[.A454]-[.A453]" office:value-type="float" office:value="101">
            <text:p>101</text:p>
          </table:table-cell>
          <table:table-cell/>
          <table:table-cell office:value-type="float" office:value="1168.629">
            <text:p>1168.629</text:p>
          </table:table-cell>
          <table:table-cell table:formula="of:=ABS([.D454]-[.D453])" office:value-type="float" office:value="3.375">
            <text:p>3.375</text:p>
          </table:table-cell>
          <table:table-cell/>
          <table:table-cell office:value-type="float" office:value="1365693.25">
            <text:p>1365693.250</text:p>
          </table:table-cell>
          <table:table-cell table:formula="of:=ABS([.G454]-[.G453])" office:value-type="float" office:value="7901.125">
            <text:p>7901.125</text:p>
          </table:table-cell>
          <table:table-cell table:number-columns-repeated="1016"/>
        </table:table-row>
        <table:table-row table:style-name="ro2">
          <table:table-cell office:value-type="float" office:value="278430">
            <text:p>278430</text:p>
          </table:table-cell>
          <table:table-cell table:formula="of:=[.A455]-[.A454]" office:value-type="float" office:value="106">
            <text:p>106</text:p>
          </table:table-cell>
          <table:table-cell/>
          <table:table-cell office:value-type="float" office:value="1165.194">
            <text:p>1165.194</text:p>
          </table:table-cell>
          <table:table-cell table:formula="of:=ABS([.D455]-[.D454])" office:value-type="float" office:value="3.43499999999995">
            <text:p>3.435</text:p>
          </table:table-cell>
          <table:table-cell/>
          <table:table-cell office:value-type="float" office:value="1357677.625">
            <text:p>1357677.625</text:p>
          </table:table-cell>
          <table:table-cell table:formula="of:=ABS([.G455]-[.G454])" office:value-type="float" office:value="8015.625">
            <text:p>8015.625</text:p>
          </table:table-cell>
          <table:table-cell table:number-columns-repeated="1016"/>
        </table:table-row>
        <table:table-row table:style-name="ro2">
          <table:table-cell office:value-type="float" office:value="278536">
            <text:p>278536</text:p>
          </table:table-cell>
          <table:table-cell table:formula="of:=[.A456]-[.A455]" office:value-type="float" office:value="106">
            <text:p>106</text:p>
          </table:table-cell>
          <table:table-cell/>
          <table:table-cell office:value-type="float" office:value="1161.851">
            <text:p>1161.851</text:p>
          </table:table-cell>
          <table:table-cell table:formula="of:=ABS([.D456]-[.D455])" office:value-type="float" office:value="3.34299999999985">
            <text:p>3.343</text:p>
          </table:table-cell>
          <table:table-cell/>
          <table:table-cell office:value-type="float" office:value="1349898">
            <text:p>1349898.000</text:p>
          </table:table-cell>
          <table:table-cell table:formula="of:=ABS([.G456]-[.G455])" office:value-type="float" office:value="7779.625">
            <text:p>7779.625</text:p>
          </table:table-cell>
          <table:table-cell table:number-columns-repeated="1016"/>
        </table:table-row>
        <table:table-row table:style-name="ro2">
          <table:table-cell office:value-type="float" office:value="278858">
            <text:p>278858</text:p>
          </table:table-cell>
          <table:table-cell table:formula="of:=[.A457]-[.A456]" office:value-type="float" office:value="322">
            <text:p>322</text:p>
          </table:table-cell>
          <table:table-cell/>
          <table:table-cell office:value-type="float" office:value="1158.536">
            <text:p>1158.536</text:p>
          </table:table-cell>
          <table:table-cell table:formula="of:=ABS([.D457]-[.D456])" office:value-type="float" office:value="3.31500000000005">
            <text:p>3.315</text:p>
          </table:table-cell>
          <table:table-cell/>
          <table:table-cell office:value-type="float" office:value="1342205.5">
            <text:p>1342205.500</text:p>
          </table:table-cell>
          <table:table-cell table:formula="of:=ABS([.G457]-[.G456])" office:value-type="float" office:value="7692.5">
            <text:p>7692.500</text:p>
          </table:table-cell>
          <table:table-cell table:number-columns-repeated="1016"/>
        </table:table-row>
        <table:table-row table:style-name="ro2">
          <table:table-cell office:value-type="float" office:value="278970">
            <text:p>278970</text:p>
          </table:table-cell>
          <table:table-cell table:formula="of:=[.A458]-[.A457]" office:value-type="float" office:value="112">
            <text:p>112</text:p>
          </table:table-cell>
          <table:table-cell/>
          <table:table-cell office:value-type="float" office:value="1155.203">
            <text:p>1155.203</text:p>
          </table:table-cell>
          <table:table-cell table:formula="of:=ABS([.D458]-[.D457])" office:value-type="float" office:value="3.33300000000008">
            <text:p>3.333</text:p>
          </table:table-cell>
          <table:table-cell/>
          <table:table-cell office:value-type="float" office:value="1334495">
            <text:p>1334495.000</text:p>
          </table:table-cell>
          <table:table-cell table:formula="of:=ABS([.G458]-[.G457])" office:value-type="float" office:value="7710.5">
            <text:p>7710.500</text:p>
          </table:table-cell>
          <table:table-cell table:number-columns-repeated="1016"/>
        </table:table-row>
        <table:table-row table:style-name="ro2">
          <table:table-cell office:value-type="float" office:value="279072">
            <text:p>279072</text:p>
          </table:table-cell>
          <table:table-cell table:formula="of:=[.A459]-[.A458]" office:value-type="float" office:value="102">
            <text:p>102</text:p>
          </table:table-cell>
          <table:table-cell/>
          <table:table-cell office:value-type="float" office:value="1210.611">
            <text:p>1210.611</text:p>
          </table:table-cell>
          <table:table-cell table:formula="of:=ABS([.D459]-[.D458])" office:value-type="float" office:value="55.4080000000001">
            <text:p>55.408</text:p>
          </table:table-cell>
          <table:table-cell/>
          <table:table-cell office:value-type="float" office:value="1465578.625">
            <text:p>1465578.625</text:p>
          </table:table-cell>
          <table:table-cell table:formula="of:=ABS([.G459]-[.G458])" office:value-type="float" office:value="131083.625">
            <text:p>131083.625</text:p>
          </table:table-cell>
          <table:table-cell table:number-columns-repeated="1016"/>
        </table:table-row>
        <table:table-row table:style-name="ro2">
          <table:table-cell office:value-type="float" office:value="279178">
            <text:p>279178</text:p>
          </table:table-cell>
          <table:table-cell table:formula="of:=[.A460]-[.A459]" office:value-type="float" office:value="106">
            <text:p>106</text:p>
          </table:table-cell>
          <table:table-cell/>
          <table:table-cell office:value-type="float" office:value="1206.987">
            <text:p>1206.987</text:p>
          </table:table-cell>
          <table:table-cell table:formula="of:=ABS([.D460]-[.D459])" office:value-type="float" office:value="3.62400000000002">
            <text:p>3.624</text:p>
          </table:table-cell>
          <table:table-cell/>
          <table:table-cell office:value-type="float" office:value="1456816.5">
            <text:p>1456816.500</text:p>
          </table:table-cell>
          <table:table-cell table:formula="of:=ABS([.G460]-[.G459])" office:value-type="float" office:value="8762.125">
            <text:p>8762.125</text:p>
          </table:table-cell>
          <table:table-cell table:number-columns-repeated="1016"/>
        </table:table-row>
        <table:table-row table:style-name="ro2">
          <table:table-cell office:value-type="float" office:value="279286">
            <text:p>279286</text:p>
          </table:table-cell>
          <table:table-cell table:formula="of:=[.A461]-[.A460]" office:value-type="float" office:value="108">
            <text:p>108</text:p>
          </table:table-cell>
          <table:table-cell/>
          <table:table-cell office:value-type="float" office:value="1221.965">
            <text:p>1221.965</text:p>
          </table:table-cell>
          <table:table-cell table:formula="of:=ABS([.D461]-[.D460])" office:value-type="float" office:value="14.9779999999998">
            <text:p>14.978</text:p>
          </table:table-cell>
          <table:table-cell/>
          <table:table-cell office:value-type="float" office:value="1493198.25">
            <text:p>1493198.250</text:p>
          </table:table-cell>
          <table:table-cell table:formula="of:=ABS([.G461]-[.G460])" office:value-type="float" office:value="36381.75">
            <text:p>36381.750</text:p>
          </table:table-cell>
          <table:table-cell table:number-columns-repeated="1016"/>
        </table:table-row>
        <table:table-row table:style-name="ro2">
          <table:table-cell office:value-type="float" office:value="279398">
            <text:p>279398</text:p>
          </table:table-cell>
          <table:table-cell table:formula="of:=[.A462]-[.A461]" office:value-type="float" office:value="112">
            <text:p>112</text:p>
          </table:table-cell>
          <table:table-cell/>
          <table:table-cell office:value-type="float" office:value="1218.439">
            <text:p>1218.439</text:p>
          </table:table-cell>
          <table:table-cell table:formula="of:=ABS([.D462]-[.D461])" office:value-type="float" office:value="3.52599999999984">
            <text:p>3.526</text:p>
          </table:table-cell>
          <table:table-cell/>
          <table:table-cell office:value-type="float" office:value="1484594.125">
            <text:p>1484594.125</text:p>
          </table:table-cell>
          <table:table-cell table:formula="of:=ABS([.G462]-[.G461])" office:value-type="float" office:value="8604.125">
            <text:p>8604.125</text:p>
          </table:table-cell>
          <table:table-cell table:number-columns-repeated="1016"/>
        </table:table-row>
        <table:table-row table:style-name="ro2">
          <table:table-cell office:value-type="float" office:value="279505">
            <text:p>279505</text:p>
          </table:table-cell>
          <table:table-cell table:formula="of:=[.A463]-[.A462]" office:value-type="float" office:value="107">
            <text:p>107</text:p>
          </table:table-cell>
          <table:table-cell/>
          <table:table-cell office:value-type="float" office:value="1215.051">
            <text:p>1215.051</text:p>
          </table:table-cell>
          <table:table-cell table:formula="of:=ABS([.D463]-[.D462])" office:value-type="float" office:value="3.38800000000015">
            <text:p>3.388</text:p>
          </table:table-cell>
          <table:table-cell/>
          <table:table-cell office:value-type="float" office:value="1476350">
            <text:p>1476350.000</text:p>
          </table:table-cell>
          <table:table-cell table:formula="of:=ABS([.G463]-[.G462])" office:value-type="float" office:value="8244.125">
            <text:p>8244.125</text:p>
          </table:table-cell>
          <table:table-cell table:number-columns-repeated="1016"/>
        </table:table-row>
        <table:table-row table:style-name="ro2">
          <table:table-cell office:value-type="float" office:value="279614">
            <text:p>279614</text:p>
          </table:table-cell>
          <table:table-cell table:formula="of:=[.A464]-[.A463]" office:value-type="float" office:value="109">
            <text:p>109</text:p>
          </table:table-cell>
          <table:table-cell/>
          <table:table-cell office:value-type="float" office:value="1211.647">
            <text:p>1211.647</text:p>
          </table:table-cell>
          <table:table-cell table:formula="of:=ABS([.D464]-[.D463])" office:value-type="float" office:value="3.404">
            <text:p>3.404</text:p>
          </table:table-cell>
          <table:table-cell/>
          <table:table-cell office:value-type="float" office:value="1468087.875">
            <text:p>1468087.875</text:p>
          </table:table-cell>
          <table:table-cell table:formula="of:=ABS([.G464]-[.G463])" office:value-type="float" office:value="8262.125">
            <text:p>8262.125</text:p>
          </table:table-cell>
          <table:table-cell table:number-columns-repeated="1016"/>
        </table:table-row>
        <table:table-row table:style-name="ro2">
          <table:table-cell office:value-type="float" office:value="279721">
            <text:p>279721</text:p>
          </table:table-cell>
          <table:table-cell table:formula="of:=[.A465]-[.A464]" office:value-type="float" office:value="107">
            <text:p>107</text:p>
          </table:table-cell>
          <table:table-cell/>
          <table:table-cell office:value-type="float" office:value="1226.274">
            <text:p>1226.274</text:p>
          </table:table-cell>
          <table:table-cell table:formula="of:=ABS([.D465]-[.D464])" office:value-type="float" office:value="14.627">
            <text:p>14.627</text:p>
          </table:table-cell>
          <table:table-cell/>
          <table:table-cell office:value-type="float" office:value="1503747.375">
            <text:p>1503747.375</text:p>
          </table:table-cell>
          <table:table-cell table:formula="of:=ABS([.G465]-[.G464])" office:value-type="float" office:value="35659.5">
            <text:p>35659.500</text:p>
          </table:table-cell>
          <table:table-cell table:number-columns-repeated="1016"/>
        </table:table-row>
        <table:table-row table:style-name="ro2">
          <table:table-cell office:value-type="float" office:value="279827">
            <text:p>279827</text:p>
          </table:table-cell>
          <table:table-cell table:formula="of:=[.A466]-[.A465]" office:value-type="float" office:value="106">
            <text:p>106</text:p>
          </table:table-cell>
          <table:table-cell/>
          <table:table-cell office:value-type="float" office:value="1222.871">
            <text:p>1222.871</text:p>
          </table:table-cell>
          <table:table-cell table:formula="of:=ABS([.D466]-[.D465])" office:value-type="float" office:value="3.40299999999979">
            <text:p>3.403</text:p>
          </table:table-cell>
          <table:table-cell/>
          <table:table-cell office:value-type="float" office:value="1495414.25">
            <text:p>1495414.250</text:p>
          </table:table-cell>
          <table:table-cell table:formula="of:=ABS([.G466]-[.G465])" office:value-type="float" office:value="8333.125">
            <text:p>8333.125</text:p>
          </table:table-cell>
          <table:table-cell table:number-columns-repeated="1016"/>
        </table:table-row>
        <table:table-row table:style-name="ro2">
          <table:table-cell office:value-type="float" office:value="279935">
            <text:p>279935</text:p>
          </table:table-cell>
          <table:table-cell table:formula="of:=[.A467]-[.A466]" office:value-type="float" office:value="108">
            <text:p>108</text:p>
          </table:table-cell>
          <table:table-cell/>
          <table:table-cell office:value-type="float" office:value="1219.416">
            <text:p>1219.416</text:p>
          </table:table-cell>
          <table:table-cell table:formula="of:=ABS([.D467]-[.D466])" office:value-type="float" office:value="3.45500000000015">
            <text:p>3.455</text:p>
          </table:table-cell>
          <table:table-cell/>
          <table:table-cell office:value-type="float" office:value="1486976.125">
            <text:p>1486976.125</text:p>
          </table:table-cell>
          <table:table-cell table:formula="of:=ABS([.G467]-[.G466])" office:value-type="float" office:value="8438.125">
            <text:p>8438.125</text:p>
          </table:table-cell>
          <table:table-cell table:number-columns-repeated="1016"/>
        </table:table-row>
        <table:table-row table:style-name="ro2">
          <table:table-cell office:value-type="float" office:value="280036">
            <text:p>280036</text:p>
          </table:table-cell>
          <table:table-cell table:formula="of:=[.A468]-[.A467]" office:value-type="float" office:value="101">
            <text:p>101</text:p>
          </table:table-cell>
          <table:table-cell/>
          <table:table-cell office:value-type="float" office:value="1215.881">
            <text:p>1215.881</text:p>
          </table:table-cell>
          <table:table-cell table:formula="of:=ABS([.D468]-[.D467])" office:value-type="float" office:value="3.53499999999985">
            <text:p>3.535</text:p>
          </table:table-cell>
          <table:table-cell/>
          <table:table-cell office:value-type="float" office:value="1478365.75">
            <text:p>1478365.750</text:p>
          </table:table-cell>
          <table:table-cell table:formula="of:=ABS([.G468]-[.G467])" office:value-type="float" office:value="8610.375">
            <text:p>8610.375</text:p>
          </table:table-cell>
          <table:table-cell table:number-columns-repeated="1016"/>
        </table:table-row>
        <table:table-row table:style-name="ro2">
          <table:table-cell office:value-type="float" office:value="280141">
            <text:p>280141</text:p>
          </table:table-cell>
          <table:table-cell table:formula="of:=[.A469]-[.A468]" office:value-type="float" office:value="105">
            <text:p>105</text:p>
          </table:table-cell>
          <table:table-cell/>
          <table:table-cell office:value-type="float" office:value="1235.868">
            <text:p>1235.868</text:p>
          </table:table-cell>
          <table:table-cell table:formula="of:=ABS([.D469]-[.D468])" office:value-type="float" office:value="19.9869999999999">
            <text:p>19.987</text:p>
          </table:table-cell>
          <table:table-cell/>
          <table:table-cell office:value-type="float" office:value="1527368.875">
            <text:p>1527368.875</text:p>
          </table:table-cell>
          <table:table-cell table:formula="of:=ABS([.G469]-[.G468])" office:value-type="float" office:value="49003.125">
            <text:p>49003.125</text:p>
          </table:table-cell>
          <table:table-cell table:number-columns-repeated="1016"/>
        </table:table-row>
        <table:table-row table:style-name="ro2">
          <table:table-cell office:value-type="float" office:value="280247">
            <text:p>280247</text:p>
          </table:table-cell>
          <table:table-cell table:formula="of:=[.A470]-[.A469]" office:value-type="float" office:value="106">
            <text:p>106</text:p>
          </table:table-cell>
          <table:table-cell/>
          <table:table-cell office:value-type="float" office:value="1232.356">
            <text:p>1232.356</text:p>
          </table:table-cell>
          <table:table-cell table:formula="of:=ABS([.D470]-[.D469])" office:value-type="float" office:value="3.51199999999994">
            <text:p>3.512</text:p>
          </table:table-cell>
          <table:table-cell/>
          <table:table-cell office:value-type="float" office:value="1518700.375">
            <text:p>1518700.375</text:p>
          </table:table-cell>
          <table:table-cell table:formula="of:=ABS([.G470]-[.G469])" office:value-type="float" office:value="8668.5">
            <text:p>8668.500</text:p>
          </table:table-cell>
          <table:table-cell table:number-columns-repeated="1016"/>
        </table:table-row>
        <table:table-row table:style-name="ro2">
          <table:table-cell office:value-type="float" office:value="280348">
            <text:p>280348</text:p>
          </table:table-cell>
          <table:table-cell table:formula="of:=[.A471]-[.A470]" office:value-type="float" office:value="101">
            <text:p>101</text:p>
          </table:table-cell>
          <table:table-cell/>
          <table:table-cell office:value-type="float" office:value="1246.942">
            <text:p>1246.942</text:p>
          </table:table-cell>
          <table:table-cell table:formula="of:=ABS([.D471]-[.D470])" office:value-type="float" office:value="14.586">
            <text:p>14.586</text:p>
          </table:table-cell>
          <table:table-cell/>
          <table:table-cell office:value-type="float" office:value="1554863.625">
            <text:p>1554863.625</text:p>
          </table:table-cell>
          <table:table-cell table:formula="of:=ABS([.G471]-[.G470])" office:value-type="float" office:value="36163.25">
            <text:p>36163.250</text:p>
          </table:table-cell>
          <table:table-cell table:number-columns-repeated="1016"/>
        </table:table-row>
        <table:table-row table:style-name="ro2">
          <table:table-cell office:value-type="float" office:value="280451">
            <text:p>280451</text:p>
          </table:table-cell>
          <table:table-cell table:formula="of:=[.A472]-[.A471]" office:value-type="float" office:value="103">
            <text:p>103</text:p>
          </table:table-cell>
          <table:table-cell/>
          <table:table-cell office:value-type="float" office:value="1243.42">
            <text:p>1243.420</text:p>
          </table:table-cell>
          <table:table-cell table:formula="of:=ABS([.D472]-[.D471])" office:value-type="float" office:value="3.52199999999993">
            <text:p>3.522</text:p>
          </table:table-cell>
          <table:table-cell/>
          <table:table-cell office:value-type="float" office:value="1546093.5">
            <text:p>1546093.500</text:p>
          </table:table-cell>
          <table:table-cell table:formula="of:=ABS([.G472]-[.G471])" office:value-type="float" office:value="8770.125">
            <text:p>8770.125</text:p>
          </table:table-cell>
          <table:table-cell table:number-columns-repeated="1016"/>
        </table:table-row>
        <table:table-row table:style-name="ro2">
          <table:table-cell office:value-type="float" office:value="280558">
            <text:p>280558</text:p>
          </table:table-cell>
          <table:table-cell table:formula="of:=[.A473]-[.A472]" office:value-type="float" office:value="107">
            <text:p>107</text:p>
          </table:table-cell>
          <table:table-cell/>
          <table:table-cell office:value-type="float" office:value="1239.991">
            <text:p>1239.991</text:p>
          </table:table-cell>
          <table:table-cell table:formula="of:=ABS([.D473]-[.D472])" office:value-type="float" office:value="3.42900000000009">
            <text:p>3.429</text:p>
          </table:table-cell>
          <table:table-cell/>
          <table:table-cell office:value-type="float" office:value="1537578">
            <text:p>1537578.000</text:p>
          </table:table-cell>
          <table:table-cell table:formula="of:=ABS([.G473]-[.G472])" office:value-type="float" office:value="8515.5">
            <text:p>8515.500</text:p>
          </table:table-cell>
          <table:table-cell table:number-columns-repeated="1016"/>
        </table:table-row>
        <table:table-row table:style-name="ro2">
          <table:table-cell office:value-type="float" office:value="280666">
            <text:p>280666</text:p>
          </table:table-cell>
          <table:table-cell table:formula="of:=[.A474]-[.A473]" office:value-type="float" office:value="108">
            <text:p>108</text:p>
          </table:table-cell>
          <table:table-cell/>
          <table:table-cell office:value-type="float" office:value="1236.539">
            <text:p>1236.539</text:p>
          </table:table-cell>
          <table:table-cell table:formula="of:=ABS([.D474]-[.D473])" office:value-type="float" office:value="3.452">
            <text:p>3.452</text:p>
          </table:table-cell>
          <table:table-cell/>
          <table:table-cell office:value-type="float" office:value="1529027.625">
            <text:p>1529027.625</text:p>
          </table:table-cell>
          <table:table-cell table:formula="of:=ABS([.G474]-[.G473])" office:value-type="float" office:value="8550.375">
            <text:p>8550.375</text:p>
          </table:table-cell>
          <table:table-cell table:number-columns-repeated="1016"/>
        </table:table-row>
        <table:table-row table:style-name="ro2">
          <table:table-cell office:value-type="float" office:value="280768">
            <text:p>280768</text:p>
          </table:table-cell>
          <table:table-cell table:formula="of:=[.A475]-[.A474]" office:value-type="float" office:value="102">
            <text:p>102</text:p>
          </table:table-cell>
          <table:table-cell/>
          <table:table-cell office:value-type="float" office:value="1233.102">
            <text:p>1233.102</text:p>
          </table:table-cell>
          <table:table-cell table:formula="of:=ABS([.D475]-[.D474])" office:value-type="float" office:value="3.4369999999999">
            <text:p>3.437</text:p>
          </table:table-cell>
          <table:table-cell/>
          <table:table-cell office:value-type="float" office:value="1520539.875">
            <text:p>1520539.875</text:p>
          </table:table-cell>
          <table:table-cell table:formula="of:=ABS([.G475]-[.G474])" office:value-type="float" office:value="8487.75">
            <text:p>8487.750</text:p>
          </table:table-cell>
          <table:table-cell table:number-columns-repeated="1016"/>
        </table:table-row>
        <table:table-row table:style-name="ro2">
          <table:table-cell office:value-type="float" office:value="280876">
            <text:p>280876</text:p>
          </table:table-cell>
          <table:table-cell table:formula="of:=[.A476]-[.A475]" office:value-type="float" office:value="108">
            <text:p>108</text:p>
          </table:table-cell>
          <table:table-cell/>
          <table:table-cell office:value-type="float" office:value="1229.625">
            <text:p>1229.625</text:p>
          </table:table-cell>
          <table:table-cell table:formula="of:=ABS([.D476]-[.D475])" office:value-type="float" office:value="3.47700000000009">
            <text:p>3.477</text:p>
          </table:table-cell>
          <table:table-cell/>
          <table:table-cell office:value-type="float" office:value="1511976.375">
            <text:p>1511976.375</text:p>
          </table:table-cell>
          <table:table-cell table:formula="of:=ABS([.G476]-[.G475])" office:value-type="float" office:value="8563.5">
            <text:p>8563.500</text:p>
          </table:table-cell>
          <table:table-cell table:number-columns-repeated="1016"/>
        </table:table-row>
        <table:table-row table:style-name="ro2">
          <table:table-cell office:value-type="float" office:value="280983">
            <text:p>280983</text:p>
          </table:table-cell>
          <table:table-cell table:formula="of:=[.A477]-[.A476]" office:value-type="float" office:value="107">
            <text:p>107</text:p>
          </table:table-cell>
          <table:table-cell/>
          <table:table-cell office:value-type="float" office:value="1226.22">
            <text:p>1226.220</text:p>
          </table:table-cell>
          <table:table-cell table:formula="of:=ABS([.D477]-[.D476])" office:value-type="float" office:value="3.40499999999997">
            <text:p>3.405</text:p>
          </table:table-cell>
          <table:table-cell/>
          <table:table-cell office:value-type="float" office:value="1503616.5">
            <text:p>1503616.500</text:p>
          </table:table-cell>
          <table:table-cell table:formula="of:=ABS([.G477]-[.G476])" office:value-type="float" office:value="8359.875">
            <text:p>8359.875</text:p>
          </table:table-cell>
          <table:table-cell table:number-columns-repeated="1016"/>
        </table:table-row>
        <table:table-row table:style-name="ro2">
          <table:table-cell office:value-type="float" office:value="281085">
            <text:p>281085</text:p>
          </table:table-cell>
          <table:table-cell table:formula="of:=[.A478]-[.A477]" office:value-type="float" office:value="102">
            <text:p>102</text:p>
          </table:table-cell>
          <table:table-cell/>
          <table:table-cell office:value-type="float" office:value="1262.502">
            <text:p>1262.502</text:p>
          </table:table-cell>
          <table:table-cell table:formula="of:=ABS([.D478]-[.D477])" office:value-type="float" office:value="36.2819999999999">
            <text:p>36.282</text:p>
          </table:table-cell>
          <table:table-cell/>
          <table:table-cell office:value-type="float" office:value="1593910.625">
            <text:p>1593910.625</text:p>
          </table:table-cell>
          <table:table-cell table:formula="of:=ABS([.G478]-[.G477])" office:value-type="float" office:value="90294.125">
            <text:p>90294.125</text:p>
          </table:table-cell>
          <table:table-cell table:number-columns-repeated="1016"/>
        </table:table-row>
        <table:table-row table:style-name="ro2">
          <table:table-cell office:value-type="float" office:value="281189">
            <text:p>281189</text:p>
          </table:table-cell>
          <table:table-cell table:formula="of:=[.A479]-[.A478]" office:value-type="float" office:value="104">
            <text:p>104</text:p>
          </table:table-cell>
          <table:table-cell/>
          <table:table-cell office:value-type="float" office:value="1259.041">
            <text:p>1259.041</text:p>
          </table:table-cell>
          <table:table-cell table:formula="of:=ABS([.D479]-[.D478])" office:value-type="float" office:value="3.46100000000001">
            <text:p>3.461</text:p>
          </table:table-cell>
          <table:table-cell/>
          <table:table-cell office:value-type="float" office:value="1585184.625">
            <text:p>1585184.625</text:p>
          </table:table-cell>
          <table:table-cell table:formula="of:=ABS([.G479]-[.G478])" office:value-type="float" office:value="8726">
            <text:p>8726.000</text:p>
          </table:table-cell>
          <table:table-cell table:number-columns-repeated="1016"/>
        </table:table-row>
        <table:table-row table:style-name="ro2">
          <table:table-cell office:value-type="float" office:value="281302">
            <text:p>281302</text:p>
          </table:table-cell>
          <table:table-cell table:formula="of:=[.A480]-[.A479]" office:value-type="float" office:value="113">
            <text:p>113</text:p>
          </table:table-cell>
          <table:table-cell/>
          <table:table-cell office:value-type="float" office:value="1255.682">
            <text:p>1255.682</text:p>
          </table:table-cell>
          <table:table-cell table:formula="of:=ABS([.D480]-[.D479])" office:value-type="float" office:value="3.35899999999992">
            <text:p>3.359</text:p>
          </table:table-cell>
          <table:table-cell/>
          <table:table-cell office:value-type="float" office:value="1576737.75">
            <text:p>1576737.750</text:p>
          </table:table-cell>
          <table:table-cell table:formula="of:=ABS([.G480]-[.G479])" office:value-type="float" office:value="8446.875">
            <text:p>8446.875</text:p>
          </table:table-cell>
          <table:table-cell table:number-columns-repeated="1016"/>
        </table:table-row>
        <table:table-row table:style-name="ro2">
          <table:table-cell office:value-type="float" office:value="281408">
            <text:p>281408</text:p>
          </table:table-cell>
          <table:table-cell table:formula="of:=[.A481]-[.A480]" office:value-type="float" office:value="106">
            <text:p>106</text:p>
          </table:table-cell>
          <table:table-cell/>
          <table:table-cell office:value-type="float" office:value="1252.269">
            <text:p>1252.269</text:p>
          </table:table-cell>
          <table:table-cell table:formula="of:=ABS([.D481]-[.D480])" office:value-type="float" office:value="3.41300000000001">
            <text:p>3.413</text:p>
          </table:table-cell>
          <table:table-cell/>
          <table:table-cell office:value-type="float" office:value="1568177">
            <text:p>1568177.000</text:p>
          </table:table-cell>
          <table:table-cell table:formula="of:=ABS([.G481]-[.G480])" office:value-type="float" office:value="8560.75">
            <text:p>8560.750</text:p>
          </table:table-cell>
          <table:table-cell table:number-columns-repeated="1016"/>
        </table:table-row>
        <table:table-row table:style-name="ro2">
          <table:table-cell office:value-type="float" office:value="281513">
            <text:p>281513</text:p>
          </table:table-cell>
          <table:table-cell table:formula="of:=[.A482]-[.A481]" office:value-type="float" office:value="105">
            <text:p>105</text:p>
          </table:table-cell>
          <table:table-cell/>
          <table:table-cell office:value-type="float" office:value="1248.842">
            <text:p>1248.842</text:p>
          </table:table-cell>
          <table:table-cell table:formula="of:=ABS([.D482]-[.D481])" office:value-type="float" office:value="3.42699999999991">
            <text:p>3.427</text:p>
          </table:table-cell>
          <table:table-cell/>
          <table:table-cell office:value-type="float" office:value="1559606">
            <text:p>1559606.000</text:p>
          </table:table-cell>
          <table:table-cell table:formula="of:=ABS([.G482]-[.G481])" office:value-type="float" office:value="8571">
            <text:p>8571.000</text:p>
          </table:table-cell>
          <table:table-cell table:number-columns-repeated="1016"/>
        </table:table-row>
        <table:table-row table:style-name="ro2">
          <table:table-cell office:value-type="float" office:value="281618">
            <text:p>281618</text:p>
          </table:table-cell>
          <table:table-cell table:formula="of:=[.A483]-[.A482]" office:value-type="float" office:value="105">
            <text:p>105</text:p>
          </table:table-cell>
          <table:table-cell/>
          <table:table-cell office:value-type="float" office:value="1245.412">
            <text:p>1245.412</text:p>
          </table:table-cell>
          <table:table-cell table:formula="of:=ABS([.D483]-[.D482])" office:value-type="float" office:value="3.43000000000006">
            <text:p>3.430</text:p>
          </table:table-cell>
          <table:table-cell/>
          <table:table-cell office:value-type="float" office:value="1551051.75">
            <text:p>1551051.750</text:p>
          </table:table-cell>
          <table:table-cell table:formula="of:=ABS([.G483]-[.G482])" office:value-type="float" office:value="8554.25">
            <text:p>8554.250</text:p>
          </table:table-cell>
          <table:table-cell table:number-columns-repeated="1016"/>
        </table:table-row>
        <table:table-row table:style-name="ro2">
          <table:table-cell office:value-type="float" office:value="281723">
            <text:p>281723</text:p>
          </table:table-cell>
          <table:table-cell table:formula="of:=[.A484]-[.A483]" office:value-type="float" office:value="105">
            <text:p>105</text:p>
          </table:table-cell>
          <table:table-cell/>
          <table:table-cell office:value-type="float" office:value="1241.983">
            <text:p>1241.983</text:p>
          </table:table-cell>
          <table:table-cell table:formula="of:=ABS([.D484]-[.D483])" office:value-type="float" office:value="3.42900000000009">
            <text:p>3.429</text:p>
          </table:table-cell>
          <table:table-cell/>
          <table:table-cell office:value-type="float" office:value="1542522.625">
            <text:p>1542522.625</text:p>
          </table:table-cell>
          <table:table-cell table:formula="of:=ABS([.G484]-[.G483])" office:value-type="float" office:value="8529.125">
            <text:p>8529.125</text:p>
          </table:table-cell>
          <table:table-cell table:number-columns-repeated="1016"/>
        </table:table-row>
        <table:table-row table:style-name="ro2">
          <table:table-cell office:value-type="float" office:value="281827">
            <text:p>281827</text:p>
          </table:table-cell>
          <table:table-cell table:formula="of:=[.A485]-[.A484]" office:value-type="float" office:value="104">
            <text:p>104</text:p>
          </table:table-cell>
          <table:table-cell/>
          <table:table-cell office:value-type="float" office:value="1238.552">
            <text:p>1238.552</text:p>
          </table:table-cell>
          <table:table-cell table:formula="of:=ABS([.D485]-[.D484])" office:value-type="float" office:value="3.43100000000004">
            <text:p>3.431</text:p>
          </table:table-cell>
          <table:table-cell/>
          <table:table-cell office:value-type="float" office:value="1534011.5">
            <text:p>1534011.500</text:p>
          </table:table-cell>
          <table:table-cell table:formula="of:=ABS([.G485]-[.G484])" office:value-type="float" office:value="8511.125">
            <text:p>8511.125</text:p>
          </table:table-cell>
          <table:table-cell table:number-columns-repeated="1016"/>
        </table:table-row>
        <table:table-row table:style-name="ro2">
          <table:table-cell office:value-type="float" office:value="281929">
            <text:p>281929</text:p>
          </table:table-cell>
          <table:table-cell table:formula="of:=[.A486]-[.A485]" office:value-type="float" office:value="102">
            <text:p>102</text:p>
          </table:table-cell>
          <table:table-cell/>
          <table:table-cell office:value-type="float" office:value="1235.12">
            <text:p>1235.120</text:p>
          </table:table-cell>
          <table:table-cell table:formula="of:=ABS([.D486]-[.D485])" office:value-type="float" office:value="3.43200000000002">
            <text:p>3.432</text:p>
          </table:table-cell>
          <table:table-cell/>
          <table:table-cell office:value-type="float" office:value="1525522.625">
            <text:p>1525522.625</text:p>
          </table:table-cell>
          <table:table-cell table:formula="of:=ABS([.G486]-[.G485])" office:value-type="float" office:value="8488.875">
            <text:p>8488.875</text:p>
          </table:table-cell>
          <table:table-cell table:number-columns-repeated="1016"/>
        </table:table-row>
        <table:table-row table:style-name="ro2">
          <table:table-cell office:value-type="float" office:value="282038">
            <text:p>282038</text:p>
          </table:table-cell>
          <table:table-cell table:formula="of:=[.A487]-[.A486]" office:value-type="float" office:value="109">
            <text:p>109</text:p>
          </table:table-cell>
          <table:table-cell/>
          <table:table-cell office:value-type="float" office:value="1231.687">
            <text:p>1231.687</text:p>
          </table:table-cell>
          <table:table-cell table:formula="of:=ABS([.D487]-[.D486])" office:value-type="float" office:value="3.43299999999999">
            <text:p>3.433</text:p>
          </table:table-cell>
          <table:table-cell/>
          <table:table-cell office:value-type="float" office:value="1517052.5">
            <text:p>1517052.500</text:p>
          </table:table-cell>
          <table:table-cell table:formula="of:=ABS([.G487]-[.G486])" office:value-type="float" office:value="8470.125">
            <text:p>8470.125</text:p>
          </table:table-cell>
          <table:table-cell table:number-columns-repeated="1016"/>
        </table:table-row>
        <table:table-row table:style-name="ro2">
          <table:table-cell office:value-type="float" office:value="282141">
            <text:p>282141</text:p>
          </table:table-cell>
          <table:table-cell table:formula="of:=[.A488]-[.A487]" office:value-type="float" office:value="103">
            <text:p>103</text:p>
          </table:table-cell>
          <table:table-cell/>
          <table:table-cell office:value-type="float" office:value="1287.877">
            <text:p>1287.877</text:p>
          </table:table-cell>
          <table:table-cell table:formula="of:=ABS([.D488]-[.D487])" office:value-type="float" office:value="56.1900000000001">
            <text:p>56.190</text:p>
          </table:table-cell>
          <table:table-cell/>
          <table:table-cell office:value-type="float" office:value="1658626">
            <text:p>1658626.000</text:p>
          </table:table-cell>
          <table:table-cell table:formula="of:=ABS([.G488]-[.G487])" office:value-type="float" office:value="141573.5">
            <text:p>141573.500</text:p>
          </table:table-cell>
          <table:table-cell table:number-columns-repeated="1016"/>
        </table:table-row>
        <table:table-row table:style-name="ro2">
          <table:table-cell office:value-type="float" office:value="282251">
            <text:p>282251</text:p>
          </table:table-cell>
          <table:table-cell table:formula="of:=[.A489]-[.A488]" office:value-type="float" office:value="110">
            <text:p>110</text:p>
          </table:table-cell>
          <table:table-cell/>
          <table:table-cell office:value-type="float" office:value="1284.358">
            <text:p>1284.358</text:p>
          </table:table-cell>
          <table:table-cell table:formula="of:=ABS([.D489]-[.D488])" office:value-type="float" office:value="3.51900000000001">
            <text:p>3.519</text:p>
          </table:table-cell>
          <table:table-cell/>
          <table:table-cell office:value-type="float" office:value="1649574.5">
            <text:p>1649574.500</text:p>
          </table:table-cell>
          <table:table-cell table:formula="of:=ABS([.G489]-[.G488])" office:value-type="float" office:value="9051.5">
            <text:p>9051.500</text:p>
          </table:table-cell>
          <table:table-cell table:number-columns-repeated="1016"/>
        </table:table-row>
        <table:table-row table:style-name="ro2">
          <table:table-cell office:value-type="float" office:value="282362">
            <text:p>282362</text:p>
          </table:table-cell>
          <table:table-cell table:formula="of:=[.A490]-[.A489]" office:value-type="float" office:value="111">
            <text:p>111</text:p>
          </table:table-cell>
          <table:table-cell/>
          <table:table-cell office:value-type="float" office:value="1281.018">
            <text:p>1281.018</text:p>
          </table:table-cell>
          <table:table-cell table:formula="of:=ABS([.D490]-[.D489])" office:value-type="float" office:value="3.33999999999992">
            <text:p>3.340</text:p>
          </table:table-cell>
          <table:table-cell/>
          <table:table-cell office:value-type="float" office:value="1641006.375">
            <text:p>1641006.375</text:p>
          </table:table-cell>
          <table:table-cell table:formula="of:=ABS([.G490]-[.G489])" office:value-type="float" office:value="8568.125">
            <text:p>8568.125</text:p>
          </table:table-cell>
          <table:table-cell table:number-columns-repeated="1016"/>
        </table:table-row>
        <table:table-row table:style-name="ro2">
          <table:table-cell office:value-type="float" office:value="282464">
            <text:p>282464</text:p>
          </table:table-cell>
          <table:table-cell table:formula="of:=[.A491]-[.A490]" office:value-type="float" office:value="102">
            <text:p>102</text:p>
          </table:table-cell>
          <table:table-cell/>
          <table:table-cell office:value-type="float" office:value="1277.588">
            <text:p>1277.588</text:p>
          </table:table-cell>
          <table:table-cell table:formula="of:=ABS([.D491]-[.D490])" office:value-type="float" office:value="3.43000000000006">
            <text:p>3.430</text:p>
          </table:table-cell>
          <table:table-cell/>
          <table:table-cell office:value-type="float" office:value="1632231.875">
            <text:p>1632231.875</text:p>
          </table:table-cell>
          <table:table-cell table:formula="of:=ABS([.G491]-[.G490])" office:value-type="float" office:value="8774.5">
            <text:p>8774.500</text:p>
          </table:table-cell>
          <table:table-cell table:number-columns-repeated="1016"/>
        </table:table-row>
        <table:table-row table:style-name="ro2">
          <table:table-cell office:value-type="float" office:value="282565">
            <text:p>282565</text:p>
          </table:table-cell>
          <table:table-cell table:formula="of:=[.A492]-[.A491]" office:value-type="float" office:value="101">
            <text:p>101</text:p>
          </table:table-cell>
          <table:table-cell/>
          <table:table-cell office:value-type="float" office:value="1274.158">
            <text:p>1274.158</text:p>
          </table:table-cell>
          <table:table-cell table:formula="of:=ABS([.D492]-[.D491])" office:value-type="float" office:value="3.43000000000006">
            <text:p>3.430</text:p>
          </table:table-cell>
          <table:table-cell/>
          <table:table-cell office:value-type="float" office:value="1623479.625">
            <text:p>1623479.625</text:p>
          </table:table-cell>
          <table:table-cell table:formula="of:=ABS([.G492]-[.G491])" office:value-type="float" office:value="8752.25">
            <text:p>8752.250</text:p>
          </table:table-cell>
          <table:table-cell table:number-columns-repeated="1016"/>
        </table:table-row>
        <table:table-row table:style-name="ro2">
          <table:table-cell office:value-type="float" office:value="282670">
            <text:p>282670</text:p>
          </table:table-cell>
          <table:table-cell table:formula="of:=[.A493]-[.A492]" office:value-type="float" office:value="105">
            <text:p>105</text:p>
          </table:table-cell>
          <table:table-cell/>
          <table:table-cell office:value-type="float" office:value="1270.727">
            <text:p>1270.727</text:p>
          </table:table-cell>
          <table:table-cell table:formula="of:=ABS([.D493]-[.D492])" office:value-type="float" office:value="3.43099999999981">
            <text:p>3.431</text:p>
          </table:table-cell>
          <table:table-cell/>
          <table:table-cell office:value-type="float" office:value="1614748">
            <text:p>1614748.000</text:p>
          </table:table-cell>
          <table:table-cell table:formula="of:=ABS([.G493]-[.G492])" office:value-type="float" office:value="8731.625">
            <text:p>8731.625</text:p>
          </table:table-cell>
          <table:table-cell table:number-columns-repeated="1016"/>
        </table:table-row>
        <table:table-row table:style-name="ro2">
          <table:table-cell office:value-type="float" office:value="282779">
            <text:p>282779</text:p>
          </table:table-cell>
          <table:table-cell table:formula="of:=[.A494]-[.A493]" office:value-type="float" office:value="109">
            <text:p>109</text:p>
          </table:table-cell>
          <table:table-cell/>
          <table:table-cell office:value-type="float" office:value="1267.296">
            <text:p>1267.296</text:p>
          </table:table-cell>
          <table:table-cell table:formula="of:=ABS([.D494]-[.D493])" office:value-type="float" office:value="3.43100000000004">
            <text:p>3.431</text:p>
          </table:table-cell>
          <table:table-cell/>
          <table:table-cell office:value-type="float" office:value="1606039.125">
            <text:p>1606039.125</text:p>
          </table:table-cell>
          <table:table-cell table:formula="of:=ABS([.G494]-[.G493])" office:value-type="float" office:value="8708.875">
            <text:p>8708.875</text:p>
          </table:table-cell>
          <table:table-cell table:number-columns-repeated="1016"/>
        </table:table-row>
        <table:table-row table:style-name="ro2">
          <table:table-cell office:value-type="float" office:value="282889">
            <text:p>282889</text:p>
          </table:table-cell>
          <table:table-cell table:formula="of:=[.A495]-[.A494]" office:value-type="float" office:value="110">
            <text:p>110</text:p>
          </table:table-cell>
          <table:table-cell/>
          <table:table-cell office:value-type="float" office:value="1263.865">
            <text:p>1263.865</text:p>
          </table:table-cell>
          <table:table-cell table:formula="of:=ABS([.D495]-[.D494])" office:value-type="float" office:value="3.43100000000004">
            <text:p>3.431</text:p>
          </table:table-cell>
          <table:table-cell/>
          <table:table-cell office:value-type="float" office:value="1597356">
            <text:p>1597356.000</text:p>
          </table:table-cell>
          <table:table-cell table:formula="of:=ABS([.G495]-[.G494])" office:value-type="float" office:value="8683.125">
            <text:p>8683.125</text:p>
          </table:table-cell>
          <table:table-cell table:number-columns-repeated="1016"/>
        </table:table-row>
        <table:table-row table:style-name="ro2">
          <table:table-cell office:value-type="float" office:value="283000">
            <text:p>283000</text:p>
          </table:table-cell>
          <table:table-cell table:formula="of:=[.A496]-[.A495]" office:value-type="float" office:value="111">
            <text:p>111</text:p>
          </table:table-cell>
          <table:table-cell/>
          <table:table-cell office:value-type="float" office:value="1260.435">
            <text:p>1260.435</text:p>
          </table:table-cell>
          <table:table-cell table:formula="of:=ABS([.D496]-[.D495])" office:value-type="float" office:value="3.43000000000006">
            <text:p>3.430</text:p>
          </table:table-cell>
          <table:table-cell/>
          <table:table-cell office:value-type="float" office:value="1588696.75">
            <text:p>1588696.750</text:p>
          </table:table-cell>
          <table:table-cell table:formula="of:=ABS([.G496]-[.G495])" office:value-type="float" office:value="8659.25">
            <text:p>8659.250</text:p>
          </table:table-cell>
          <table:table-cell table:number-columns-repeated="1016"/>
        </table:table-row>
        <table:table-row table:style-name="ro2">
          <table:table-cell office:value-type="float" office:value="283113">
            <text:p>283113</text:p>
          </table:table-cell>
          <table:table-cell table:formula="of:=[.A497]-[.A496]" office:value-type="float" office:value="113">
            <text:p>113</text:p>
          </table:table-cell>
          <table:table-cell/>
          <table:table-cell office:value-type="float" office:value="1257.039">
            <text:p>1257.039</text:p>
          </table:table-cell>
          <table:table-cell table:formula="of:=ABS([.D497]-[.D496])" office:value-type="float" office:value="3.39599999999996">
            <text:p>3.396</text:p>
          </table:table-cell>
          <table:table-cell/>
          <table:table-cell office:value-type="float" office:value="1580146.5">
            <text:p>1580146.500</text:p>
          </table:table-cell>
          <table:table-cell table:formula="of:=ABS([.G497]-[.G496])" office:value-type="float" office:value="8550.25">
            <text:p>8550.250</text:p>
          </table:table-cell>
          <table:table-cell table:number-columns-repeated="1016"/>
        </table:table-row>
        <table:table-row table:style-name="ro2">
          <table:table-cell office:value-type="float" office:value="283215">
            <text:p>283215</text:p>
          </table:table-cell>
          <table:table-cell table:formula="of:=[.A498]-[.A497]" office:value-type="float" office:value="102">
            <text:p>102</text:p>
          </table:table-cell>
          <table:table-cell/>
          <table:table-cell office:value-type="float" office:value="1313.541">
            <text:p>1313.541</text:p>
          </table:table-cell>
          <table:table-cell table:formula="of:=ABS([.D498]-[.D497])" office:value-type="float" office:value="56.502">
            <text:p>56.502</text:p>
          </table:table-cell>
          <table:table-cell/>
          <table:table-cell office:value-type="float" office:value="1725390.875">
            <text:p>1725390.875</text:p>
          </table:table-cell>
          <table:table-cell table:formula="of:=ABS([.G498]-[.G497])" office:value-type="float" office:value="145244.375">
            <text:p>145244.375</text:p>
          </table:table-cell>
          <table:table-cell table:number-columns-repeated="1016"/>
        </table:table-row>
        <table:table-row table:style-name="ro2">
          <table:table-cell office:value-type="float" office:value="283327">
            <text:p>283327</text:p>
          </table:table-cell>
          <table:table-cell table:formula="of:=[.A499]-[.A498]" office:value-type="float" office:value="112">
            <text:p>112</text:p>
          </table:table-cell>
          <table:table-cell/>
          <table:table-cell office:value-type="float" office:value="1310.023">
            <text:p>1310.023</text:p>
          </table:table-cell>
          <table:table-cell table:formula="of:=ABS([.D499]-[.D498])" office:value-type="float" office:value="3.51800000000003">
            <text:p>3.518</text:p>
          </table:table-cell>
          <table:table-cell/>
          <table:table-cell office:value-type="float" office:value="1716161.5">
            <text:p>1716161.500</text:p>
          </table:table-cell>
          <table:table-cell table:formula="of:=ABS([.G499]-[.G498])" office:value-type="float" office:value="9229.375">
            <text:p>9229.375</text:p>
          </table:table-cell>
          <table:table-cell table:number-columns-repeated="1016"/>
        </table:table-row>
        <table:table-row table:style-name="ro2">
          <table:table-cell office:value-type="float" office:value="283437">
            <text:p>283437</text:p>
          </table:table-cell>
          <table:table-cell table:formula="of:=[.A500]-[.A499]" office:value-type="float" office:value="110">
            <text:p>110</text:p>
          </table:table-cell>
          <table:table-cell/>
          <table:table-cell office:value-type="float" office:value="1306.681">
            <text:p>1306.681</text:p>
          </table:table-cell>
          <table:table-cell table:formula="of:=ABS([.D500]-[.D499])" office:value-type="float" office:value="3.34199999999987">
            <text:p>3.342</text:p>
          </table:table-cell>
          <table:table-cell/>
          <table:table-cell office:value-type="float" office:value="1707415.625">
            <text:p>1707415.625</text:p>
          </table:table-cell>
          <table:table-cell table:formula="of:=ABS([.G500]-[.G499])" office:value-type="float" office:value="8745.875">
            <text:p>8745.875</text:p>
          </table:table-cell>
          <table:table-cell table:number-columns-repeated="1016"/>
        </table:table-row>
        <table:table-row table:style-name="ro2">
          <table:table-cell office:value-type="float" office:value="283543">
            <text:p>283543</text:p>
          </table:table-cell>
          <table:table-cell table:formula="of:=[.A501]-[.A500]" office:value-type="float" office:value="106">
            <text:p>106</text:p>
          </table:table-cell>
          <table:table-cell/>
          <table:table-cell office:value-type="float" office:value="1303.251">
            <text:p>1303.251</text:p>
          </table:table-cell>
          <table:table-cell table:formula="of:=ABS([.D501]-[.D500])" office:value-type="float" office:value="3.43000000000006">
            <text:p>3.430</text:p>
          </table:table-cell>
          <table:table-cell/>
          <table:table-cell office:value-type="float" office:value="1698462.625">
            <text:p>1698462.625</text:p>
          </table:table-cell>
          <table:table-cell table:formula="of:=ABS([.G501]-[.G500])" office:value-type="float" office:value="8953">
            <text:p>8953.000</text:p>
          </table:table-cell>
          <table:table-cell table:number-columns-repeated="1016"/>
        </table:table-row>
        <table:table-row table:style-name="ro2">
          <table:table-cell office:value-type="float" office:value="283647">
            <text:p>283647</text:p>
          </table:table-cell>
          <table:table-cell table:formula="of:=[.A502]-[.A501]" office:value-type="float" office:value="104">
            <text:p>104</text:p>
          </table:table-cell>
          <table:table-cell/>
          <table:table-cell office:value-type="float" office:value="1299.984">
            <text:p>1299.984</text:p>
          </table:table-cell>
          <table:table-cell table:formula="of:=ABS([.D502]-[.D501])" office:value-type="float" office:value="3.26700000000005">
            <text:p>3.267</text:p>
          </table:table-cell>
          <table:table-cell/>
          <table:table-cell office:value-type="float" office:value="1689957.75">
            <text:p>1689957.750</text:p>
          </table:table-cell>
          <table:table-cell table:formula="of:=ABS([.G502]-[.G501])" office:value-type="float" office:value="8504.875">
            <text:p>8504.875</text:p>
          </table:table-cell>
          <table:table-cell table:number-columns-repeated="1016"/>
        </table:table-row>
        <table:table-row table:style-name="ro2">
          <table:table-cell office:value-type="float" office:value="283758">
            <text:p>283758</text:p>
          </table:table-cell>
          <table:table-cell table:formula="of:=[.A503]-[.A502]" office:value-type="float" office:value="111">
            <text:p>111</text:p>
          </table:table-cell>
          <table:table-cell/>
          <table:table-cell office:value-type="float" office:value="1296.407">
            <text:p>1296.407</text:p>
          </table:table-cell>
          <table:table-cell table:formula="of:=ABS([.D503]-[.D502])" office:value-type="float" office:value="3.577">
            <text:p>3.577</text:p>
          </table:table-cell>
          <table:table-cell/>
          <table:table-cell office:value-type="float" office:value="1680671">
            <text:p>1680671.000</text:p>
          </table:table-cell>
          <table:table-cell table:formula="of:=ABS([.G503]-[.G502])" office:value-type="float" office:value="9286.75">
            <text:p>9286.750</text:p>
          </table:table-cell>
          <table:table-cell table:number-columns-repeated="1016"/>
        </table:table-row>
        <table:table-row table:style-name="ro2">
          <table:table-cell office:value-type="float" office:value="283871">
            <text:p>283871</text:p>
          </table:table-cell>
          <table:table-cell table:formula="of:=[.A504]-[.A503]" office:value-type="float" office:value="113">
            <text:p>113</text:p>
          </table:table-cell>
          <table:table-cell/>
          <table:table-cell office:value-type="float" office:value="1292.964">
            <text:p>1292.964</text:p>
          </table:table-cell>
          <table:table-cell table:formula="of:=ABS([.D504]-[.D503])" office:value-type="float" office:value="3.44299999999998">
            <text:p>3.443</text:p>
          </table:table-cell>
          <table:table-cell/>
          <table:table-cell office:value-type="float" office:value="1671755">
            <text:p>1671755.000</text:p>
          </table:table-cell>
          <table:table-cell table:formula="of:=ABS([.G504]-[.G503])" office:value-type="float" office:value="8916">
            <text:p>8916.000</text:p>
          </table:table-cell>
          <table:table-cell table:number-columns-repeated="1016"/>
        </table:table-row>
        <table:table-row table:style-name="ro2">
          <table:table-cell office:value-type="float" office:value="283974">
            <text:p>283974</text:p>
          </table:table-cell>
          <table:table-cell table:formula="of:=[.A505]-[.A504]" office:value-type="float" office:value="103">
            <text:p>103</text:p>
          </table:table-cell>
          <table:table-cell/>
          <table:table-cell office:value-type="float" office:value="1289.532">
            <text:p>1289.532</text:p>
          </table:table-cell>
          <table:table-cell table:formula="of:=ABS([.D505]-[.D504])" office:value-type="float" office:value="3.43200000000002">
            <text:p>3.432</text:p>
          </table:table-cell>
          <table:table-cell/>
          <table:table-cell office:value-type="float" office:value="1662893.25">
            <text:p>1662893.250</text:p>
          </table:table-cell>
          <table:table-cell table:formula="of:=ABS([.G505]-[.G504])" office:value-type="float" office:value="8861.75">
            <text:p>8861.750</text:p>
          </table:table-cell>
          <table:table-cell table:number-columns-repeated="1016"/>
        </table:table-row>
        <table:table-row table:style-name="ro2">
          <table:table-cell office:value-type="float" office:value="284080">
            <text:p>284080</text:p>
          </table:table-cell>
          <table:table-cell table:formula="of:=[.A506]-[.A505]" office:value-type="float" office:value="106">
            <text:p>106</text:p>
          </table:table-cell>
          <table:table-cell/>
          <table:table-cell office:value-type="float" office:value="1286.1">
            <text:p>1286.100</text:p>
          </table:table-cell>
          <table:table-cell table:formula="of:=ABS([.D506]-[.D505])" office:value-type="float" office:value="3.43200000000002">
            <text:p>3.432</text:p>
          </table:table-cell>
          <table:table-cell/>
          <table:table-cell office:value-type="float" office:value="1654053.125">
            <text:p>1654053.125</text:p>
          </table:table-cell>
          <table:table-cell table:formula="of:=ABS([.G506]-[.G505])" office:value-type="float" office:value="8840.125">
            <text:p>8840.125</text:p>
          </table:table-cell>
          <table:table-cell table:number-columns-repeated="1016"/>
        </table:table-row>
        <table:table-row table:style-name="ro2">
          <table:table-cell office:value-type="float" office:value="284188">
            <text:p>284188</text:p>
          </table:table-cell>
          <table:table-cell table:formula="of:=[.A507]-[.A506]" office:value-type="float" office:value="108">
            <text:p>108</text:p>
          </table:table-cell>
          <table:table-cell/>
          <table:table-cell office:value-type="float" office:value="1342.732">
            <text:p>1342.732</text:p>
          </table:table-cell>
          <table:table-cell table:formula="of:=ABS([.D507]-[.D506])" office:value-type="float" office:value="56.6320000000001">
            <text:p>56.632</text:p>
          </table:table-cell>
          <table:table-cell/>
          <table:table-cell office:value-type="float" office:value="1802928.75">
            <text:p>1802928.750</text:p>
          </table:table-cell>
          <table:table-cell table:formula="of:=ABS([.G507]-[.G506])" office:value-type="float" office:value="148875.625">
            <text:p>148875.625</text:p>
          </table:table-cell>
          <table:table-cell table:number-columns-repeated="1016"/>
        </table:table-row>
        <table:table-row table:style-name="ro2">
          <table:table-cell office:value-type="float" office:value="284299">
            <text:p>284299</text:p>
          </table:table-cell>
          <table:table-cell table:formula="of:=[.A508]-[.A507]" office:value-type="float" office:value="111">
            <text:p>111</text:p>
          </table:table-cell>
          <table:table-cell/>
          <table:table-cell office:value-type="float" office:value="1339.217">
            <text:p>1339.217</text:p>
          </table:table-cell>
          <table:table-cell table:formula="of:=ABS([.D508]-[.D507])" office:value-type="float" office:value="3.51499999999987">
            <text:p>3.515</text:p>
          </table:table-cell>
          <table:table-cell/>
          <table:table-cell office:value-type="float" office:value="1793502">
            <text:p>1793502.000</text:p>
          </table:table-cell>
          <table:table-cell table:formula="of:=ABS([.G508]-[.G507])" office:value-type="float" office:value="9426.75">
            <text:p>9426.750</text:p>
          </table:table-cell>
          <table:table-cell table:number-columns-repeated="1016"/>
        </table:table-row>
        <table:table-row table:style-name="ro2">
          <table:table-cell office:value-type="float" office:value="284411">
            <text:p>284411</text:p>
          </table:table-cell>
          <table:table-cell table:formula="of:=[.A509]-[.A508]" office:value-type="float" office:value="112">
            <text:p>112</text:p>
          </table:table-cell>
          <table:table-cell/>
          <table:table-cell office:value-type="float" office:value="1335.873">
            <text:p>1335.873</text:p>
          </table:table-cell>
          <table:table-cell table:formula="of:=ABS([.D509]-[.D508])" office:value-type="float" office:value="3.34400000000005">
            <text:p>3.344</text:p>
          </table:table-cell>
          <table:table-cell/>
          <table:table-cell office:value-type="float" office:value="1784555.625">
            <text:p>1784555.625</text:p>
          </table:table-cell>
          <table:table-cell table:formula="of:=ABS([.G509]-[.G508])" office:value-type="float" office:value="8946.375">
            <text:p>8946.375</text:p>
          </table:table-cell>
          <table:table-cell table:number-columns-repeated="1016"/>
        </table:table-row>
        <table:table-row table:style-name="ro2">
          <table:table-cell office:value-type="float" office:value="284515">
            <text:p>284515</text:p>
          </table:table-cell>
          <table:table-cell table:formula="of:=[.A510]-[.A509]" office:value-type="float" office:value="104">
            <text:p>104</text:p>
          </table:table-cell>
          <table:table-cell/>
          <table:table-cell office:value-type="float" office:value="1332.44">
            <text:p>1332.440</text:p>
          </table:table-cell>
          <table:table-cell table:formula="of:=ABS([.D510]-[.D509])" office:value-type="float" office:value="3.43299999999999">
            <text:p>3.433</text:p>
          </table:table-cell>
          <table:table-cell/>
          <table:table-cell office:value-type="float" office:value="1775395.375">
            <text:p>1775395.375</text:p>
          </table:table-cell>
          <table:table-cell table:formula="of:=ABS([.G510]-[.G509])" office:value-type="float" office:value="9160.25">
            <text:p>9160.250</text:p>
          </table:table-cell>
          <table:table-cell table:number-columns-repeated="1016"/>
        </table:table-row>
        <table:table-row table:style-name="ro2">
          <table:table-cell office:value-type="float" office:value="284821">
            <text:p>284821</text:p>
          </table:table-cell>
          <table:table-cell table:formula="of:=[.A511]-[.A510]" office:value-type="float" office:value="306">
            <text:p>306</text:p>
          </table:table-cell>
          <table:table-cell/>
          <table:table-cell office:value-type="float" office:value="1329.007">
            <text:p>1329.007</text:p>
          </table:table-cell>
          <table:table-cell table:formula="of:=ABS([.D511]-[.D510])" office:value-type="float" office:value="3.43299999999999">
            <text:p>3.433</text:p>
          </table:table-cell>
          <table:table-cell/>
          <table:table-cell office:value-type="float" office:value="1766259.625">
            <text:p>1766259.625</text:p>
          </table:table-cell>
          <table:table-cell table:formula="of:=ABS([.G511]-[.G510])" office:value-type="float" office:value="9135.75">
            <text:p>9135.750</text:p>
          </table:table-cell>
          <table:table-cell table:number-columns-repeated="1016"/>
        </table:table-row>
        <table:table-row table:style-name="ro2">
          <table:table-cell office:value-type="float" office:value="284922">
            <text:p>284922</text:p>
          </table:table-cell>
          <table:table-cell table:formula="of:=[.A512]-[.A511]" office:value-type="float" office:value="101">
            <text:p>101</text:p>
          </table:table-cell>
          <table:table-cell/>
          <table:table-cell office:value-type="float" office:value="1365.397">
            <text:p>1365.397</text:p>
          </table:table-cell>
          <table:table-cell table:formula="of:=ABS([.D512]-[.D511])" office:value-type="float" office:value="36.3899999999999">
            <text:p>36.390</text:p>
          </table:table-cell>
          <table:table-cell/>
          <table:table-cell office:value-type="float" office:value="1864308.625">
            <text:p>1864308.625</text:p>
          </table:table-cell>
          <table:table-cell table:formula="of:=ABS([.G512]-[.G511])" office:value-type="float" office:value="98049">
            <text:p>98049.000</text:p>
          </table:table-cell>
          <table:table-cell table:number-columns-repeated="1016"/>
        </table:table-row>
        <table:table-row table:style-name="ro2">
          <table:table-cell office:value-type="float" office:value="285031">
            <text:p>285031</text:p>
          </table:table-cell>
          <table:table-cell table:formula="of:=[.A513]-[.A512]" office:value-type="float" office:value="109">
            <text:p>109</text:p>
          </table:table-cell>
          <table:table-cell/>
          <table:table-cell office:value-type="float" office:value="1379.089">
            <text:p>1379.089</text:p>
          </table:table-cell>
          <table:table-cell table:formula="of:=ABS([.D513]-[.D512])" office:value-type="float" office:value="13.692">
            <text:p>13.692</text:p>
          </table:table-cell>
          <table:table-cell/>
          <table:table-cell office:value-type="float" office:value="1901885.375">
            <text:p>1901885.375</text:p>
          </table:table-cell>
          <table:table-cell table:formula="of:=ABS([.G513]-[.G512])" office:value-type="float" office:value="37576.75">
            <text:p>37576.750</text:p>
          </table:table-cell>
          <table:table-cell table:number-columns-repeated="1016"/>
        </table:table-row>
        <table:table-row table:style-name="ro2">
          <table:table-cell office:value-type="float" office:value="285138">
            <text:p>285138</text:p>
          </table:table-cell>
          <table:table-cell table:formula="of:=[.A514]-[.A513]" office:value-type="float" office:value="107">
            <text:p>107</text:p>
          </table:table-cell>
          <table:table-cell/>
          <table:table-cell office:value-type="float" office:value="1375.657">
            <text:p>1375.657</text:p>
          </table:table-cell>
          <table:table-cell table:formula="of:=ABS([.D514]-[.D513])" office:value-type="float" office:value="3.43200000000002">
            <text:p>3.432</text:p>
          </table:table-cell>
          <table:table-cell/>
          <table:table-cell office:value-type="float" office:value="1892433.625">
            <text:p>1892433.625</text:p>
          </table:table-cell>
          <table:table-cell table:formula="of:=ABS([.G514]-[.G513])" office:value-type="float" office:value="9451.75">
            <text:p>9451.750</text:p>
          </table:table-cell>
          <table:table-cell table:number-columns-repeated="1016"/>
        </table:table-row>
        <table:table-row table:style-name="ro2">
          <table:table-cell office:value-type="float" office:value="285246">
            <text:p>285246</text:p>
          </table:table-cell>
          <table:table-cell table:formula="of:=[.A515]-[.A514]" office:value-type="float" office:value="108">
            <text:p>108</text:p>
          </table:table-cell>
          <table:table-cell/>
          <table:table-cell office:value-type="float" office:value="1372.312">
            <text:p>1372.312</text:p>
          </table:table-cell>
          <table:table-cell table:formula="of:=ABS([.D515]-[.D514])" office:value-type="float" office:value="3.34500000000003">
            <text:p>3.345</text:p>
          </table:table-cell>
          <table:table-cell/>
          <table:table-cell office:value-type="float" office:value="1883239.625">
            <text:p>1883239.625</text:p>
          </table:table-cell>
          <table:table-cell table:formula="of:=ABS([.G515]-[.G514])" office:value-type="float" office:value="9194">
            <text:p>9194.000</text:p>
          </table:table-cell>
          <table:table-cell table:number-columns-repeated="1016"/>
        </table:table-row>
        <table:table-row table:style-name="ro2">
          <table:table-cell office:value-type="float" office:value="285356">
            <text:p>285356</text:p>
          </table:table-cell>
          <table:table-cell table:formula="of:=[.A516]-[.A515]" office:value-type="float" office:value="110">
            <text:p>110</text:p>
          </table:table-cell>
          <table:table-cell/>
          <table:table-cell office:value-type="float" office:value="1368.882">
            <text:p>1368.882</text:p>
          </table:table-cell>
          <table:table-cell table:formula="of:=ABS([.D516]-[.D515])" office:value-type="float" office:value="3.42999999999984">
            <text:p>3.430</text:p>
          </table:table-cell>
          <table:table-cell/>
          <table:table-cell office:value-type="float" office:value="1873836.75">
            <text:p>1873836.750</text:p>
          </table:table-cell>
          <table:table-cell table:formula="of:=ABS([.G516]-[.G515])" office:value-type="float" office:value="9402.875">
            <text:p>9402.875</text:p>
          </table:table-cell>
          <table:table-cell table:number-columns-repeated="1016"/>
        </table:table-row>
        <table:table-row table:style-name="ro2">
          <table:table-cell office:value-type="float" office:value="285464">
            <text:p>285464</text:p>
          </table:table-cell>
          <table:table-cell table:formula="of:=[.A517]-[.A516]" office:value-type="float" office:value="108">
            <text:p>108</text:p>
          </table:table-cell>
          <table:table-cell/>
          <table:table-cell office:value-type="float" office:value="1381.891">
            <text:p>1381.891</text:p>
          </table:table-cell>
          <table:table-cell table:formula="of:=ABS([.D517]-[.D516])" office:value-type="float" office:value="13.009">
            <text:p>13.009</text:p>
          </table:table-cell>
          <table:table-cell/>
          <table:table-cell office:value-type="float" office:value="1909623.375">
            <text:p>1909623.375</text:p>
          </table:table-cell>
          <table:table-cell table:formula="of:=ABS([.G517]-[.G516])" office:value-type="float" office:value="35786.625">
            <text:p>35786.625</text:p>
          </table:table-cell>
          <table:table-cell table:number-columns-repeated="1016"/>
        </table:table-row>
        <table:table-row table:style-name="ro2">
          <table:table-cell office:value-type="float" office:value="285566">
            <text:p>285566</text:p>
          </table:table-cell>
          <table:table-cell table:formula="of:=[.A518]-[.A517]" office:value-type="float" office:value="102">
            <text:p>102</text:p>
          </table:table-cell>
          <table:table-cell/>
          <table:table-cell office:value-type="float" office:value="1378.375">
            <text:p>1378.375</text:p>
          </table:table-cell>
          <table:table-cell table:formula="of:=ABS([.D518]-[.D517])" office:value-type="float" office:value="3.51600000000008">
            <text:p>3.516</text:p>
          </table:table-cell>
          <table:table-cell/>
          <table:table-cell office:value-type="float" office:value="1899918.25">
            <text:p>1899918.250</text:p>
          </table:table-cell>
          <table:table-cell table:formula="of:=ABS([.G518]-[.G517])" office:value-type="float" office:value="9705.125">
            <text:p>9705.125</text:p>
          </table:table-cell>
          <table:table-cell table:number-columns-repeated="1016"/>
        </table:table-row>
        <table:table-row table:style-name="ro2">
          <table:table-cell office:value-type="float" office:value="285671">
            <text:p>285671</text:p>
          </table:table-cell>
          <table:table-cell table:formula="of:=[.A519]-[.A518]" office:value-type="float" office:value="105">
            <text:p>105</text:p>
          </table:table-cell>
          <table:table-cell/>
          <table:table-cell office:value-type="float" office:value="1375.027">
            <text:p>1375.027</text:p>
          </table:table-cell>
          <table:table-cell table:formula="of:=ABS([.D519]-[.D518])" office:value-type="float" office:value="3.34799999999996">
            <text:p>3.348</text:p>
          </table:table-cell>
          <table:table-cell/>
          <table:table-cell office:value-type="float" office:value="1890699.75">
            <text:p>1890699.750</text:p>
          </table:table-cell>
          <table:table-cell table:formula="of:=ABS([.G519]-[.G518])" office:value-type="float" office:value="9218.5">
            <text:p>9218.500</text:p>
          </table:table-cell>
          <table:table-cell table:number-columns-repeated="1016"/>
        </table:table-row>
        <table:table-row table:style-name="ro2">
          <table:table-cell office:value-type="float" office:value="285782">
            <text:p>285782</text:p>
          </table:table-cell>
          <table:table-cell table:formula="of:=[.A520]-[.A519]" office:value-type="float" office:value="111">
            <text:p>111</text:p>
          </table:table-cell>
          <table:table-cell/>
          <table:table-cell office:value-type="float" office:value="1371.594">
            <text:p>1371.594</text:p>
          </table:table-cell>
          <table:table-cell table:formula="of:=ABS([.D520]-[.D519])" office:value-type="float" office:value="3.43299999999999">
            <text:p>3.433</text:p>
          </table:table-cell>
          <table:table-cell/>
          <table:table-cell office:value-type="float" office:value="1881271.375">
            <text:p>1881271.375</text:p>
          </table:table-cell>
          <table:table-cell table:formula="of:=ABS([.G520]-[.G519])" office:value-type="float" office:value="9428.375">
            <text:p>9428.375</text:p>
          </table:table-cell>
          <table:table-cell table:number-columns-repeated="1016"/>
        </table:table-row>
        <table:table-row table:style-name="ro2">
          <table:table-cell office:value-type="float" office:value="285884">
            <text:p>285884</text:p>
          </table:table-cell>
          <table:table-cell table:formula="of:=[.A521]-[.A520]" office:value-type="float" office:value="102">
            <text:p>102</text:p>
          </table:table-cell>
          <table:table-cell/>
          <table:table-cell office:value-type="float" office:value="1368.163">
            <text:p>1368.163</text:p>
          </table:table-cell>
          <table:table-cell table:formula="of:=ABS([.D521]-[.D520])" office:value-type="float" office:value="3.43100000000004">
            <text:p>3.431</text:p>
          </table:table-cell>
          <table:table-cell/>
          <table:table-cell office:value-type="float" office:value="1871869.125">
            <text:p>1871869.125</text:p>
          </table:table-cell>
          <table:table-cell table:formula="of:=ABS([.G521]-[.G520])" office:value-type="float" office:value="9402.25">
            <text:p>9402.250</text:p>
          </table:table-cell>
          <table:table-cell table:number-columns-repeated="1016"/>
        </table:table-row>
        <table:table-row table:style-name="ro2">
          <table:table-cell office:value-type="float" office:value="285993">
            <text:p>285993</text:p>
          </table:table-cell>
          <table:table-cell table:formula="of:=[.A522]-[.A521]" office:value-type="float" office:value="109">
            <text:p>109</text:p>
          </table:table-cell>
          <table:table-cell/>
          <table:table-cell office:value-type="float" office:value="1364.732">
            <text:p>1364.732</text:p>
          </table:table-cell>
          <table:table-cell table:formula="of:=ABS([.D522]-[.D521])" office:value-type="float" office:value="3.43100000000004">
            <text:p>3.431</text:p>
          </table:table-cell>
          <table:table-cell/>
          <table:table-cell office:value-type="float" office:value="1862492.125">
            <text:p>1862492.125</text:p>
          </table:table-cell>
          <table:table-cell table:formula="of:=ABS([.G522]-[.G521])" office:value-type="float" office:value="9377">
            <text:p>9377.000</text:p>
          </table:table-cell>
          <table:table-cell table:number-columns-repeated="1016"/>
        </table:table-row>
        <table:table-row table:style-name="ro2">
          <table:table-cell office:value-type="float" office:value="286097">
            <text:p>286097</text:p>
          </table:table-cell>
          <table:table-cell table:formula="of:=[.A523]-[.A522]" office:value-type="float" office:value="104">
            <text:p>104</text:p>
          </table:table-cell>
          <table:table-cell/>
          <table:table-cell office:value-type="float" office:value="1361.3">
            <text:p>1361.300</text:p>
          </table:table-cell>
          <table:table-cell table:formula="of:=ABS([.D523]-[.D522])" office:value-type="float" office:value="3.43200000000002">
            <text:p>3.432</text:p>
          </table:table-cell>
          <table:table-cell/>
          <table:table-cell office:value-type="float" office:value="1853138.75">
            <text:p>1853138.750</text:p>
          </table:table-cell>
          <table:table-cell table:formula="of:=ABS([.G523]-[.G522])" office:value-type="float" office:value="9353.375">
            <text:p>9353.375</text:p>
          </table:table-cell>
          <table:table-cell table:number-columns-repeated="1016"/>
        </table:table-row>
        <table:table-row table:style-name="ro2">
          <table:table-cell office:value-type="float" office:value="286203">
            <text:p>286203</text:p>
          </table:table-cell>
          <table:table-cell table:formula="of:=[.A524]-[.A523]" office:value-type="float" office:value="106">
            <text:p>106</text:p>
          </table:table-cell>
          <table:table-cell/>
          <table:table-cell office:value-type="float" office:value="1400.573">
            <text:p>1400.573</text:p>
          </table:table-cell>
          <table:table-cell table:formula="of:=ABS([.D524]-[.D523])" office:value-type="float" office:value="39.2730000000001">
            <text:p>39.273</text:p>
          </table:table-cell>
          <table:table-cell/>
          <table:table-cell office:value-type="float" office:value="1961603.625">
            <text:p>1961603.625</text:p>
          </table:table-cell>
          <table:table-cell table:formula="of:=ABS([.G524]-[.G523])" office:value-type="float" office:value="108464.875">
            <text:p>108464.875</text:p>
          </table:table-cell>
          <table:table-cell table:number-columns-repeated="1016"/>
        </table:table-row>
        <table:table-row table:style-name="ro2">
          <table:table-cell office:value-type="float" office:value="286316">
            <text:p>286316</text:p>
          </table:table-cell>
          <table:table-cell table:formula="of:=[.A525]-[.A524]" office:value-type="float" office:value="113">
            <text:p>113</text:p>
          </table:table-cell>
          <table:table-cell/>
          <table:table-cell office:value-type="float" office:value="1397.055">
            <text:p>1397.055</text:p>
          </table:table-cell>
          <table:table-cell table:formula="of:=ABS([.D525]-[.D524])" office:value-type="float" office:value="3.51800000000003">
            <text:p>3.518</text:p>
          </table:table-cell>
          <table:table-cell/>
          <table:table-cell office:value-type="float" office:value="1951764">
            <text:p>1951764.000</text:p>
          </table:table-cell>
          <table:table-cell table:formula="of:=ABS([.G525]-[.G524])" office:value-type="float" office:value="9839.625">
            <text:p>9839.625</text:p>
          </table:table-cell>
          <table:table-cell table:number-columns-repeated="1016"/>
        </table:table-row>
        <table:table-row table:style-name="ro2">
          <table:table-cell office:value-type="float" office:value="286426">
            <text:p>286426</text:p>
          </table:table-cell>
          <table:table-cell table:formula="of:=[.A526]-[.A525]" office:value-type="float" office:value="110">
            <text:p>110</text:p>
          </table:table-cell>
          <table:table-cell/>
          <table:table-cell office:value-type="float" office:value="1393.711">
            <text:p>1393.711</text:p>
          </table:table-cell>
          <table:table-cell table:formula="of:=ABS([.D526]-[.D525])" office:value-type="float" office:value="3.34400000000005">
            <text:p>3.344</text:p>
          </table:table-cell>
          <table:table-cell/>
          <table:table-cell office:value-type="float" office:value="1942429.375">
            <text:p>1942429.375</text:p>
          </table:table-cell>
          <table:table-cell table:formula="of:=ABS([.G526]-[.G525])" office:value-type="float" office:value="9334.625">
            <text:p>9334.625</text:p>
          </table:table-cell>
          <table:table-cell table:number-columns-repeated="1016"/>
        </table:table-row>
        <table:table-row table:style-name="ro2">
          <table:table-cell office:value-type="float" office:value="286533">
            <text:p>286533</text:p>
          </table:table-cell>
          <table:table-cell table:formula="of:=[.A527]-[.A526]" office:value-type="float" office:value="107">
            <text:p>107</text:p>
          </table:table-cell>
          <table:table-cell/>
          <table:table-cell office:value-type="float" office:value="1390.28">
            <text:p>1390.280</text:p>
          </table:table-cell>
          <table:table-cell table:formula="of:=ABS([.D527]-[.D526])" office:value-type="float" office:value="3.43100000000004">
            <text:p>3.431</text:p>
          </table:table-cell>
          <table:table-cell/>
          <table:table-cell office:value-type="float" office:value="1932877.75">
            <text:p>1932877.750</text:p>
          </table:table-cell>
          <table:table-cell table:formula="of:=ABS([.G527]-[.G526])" office:value-type="float" office:value="9551.625">
            <text:p>9551.625</text:p>
          </table:table-cell>
          <table:table-cell table:number-columns-repeated="1016"/>
        </table:table-row>
        <table:table-row table:style-name="ro2">
          <table:table-cell office:value-type="float" office:value="286641">
            <text:p>286641</text:p>
          </table:table-cell>
          <table:table-cell table:formula="of:=[.A528]-[.A527]" office:value-type="float" office:value="108">
            <text:p>108</text:p>
          </table:table-cell>
          <table:table-cell/>
          <table:table-cell office:value-type="float" office:value="1386.849">
            <text:p>1386.849</text:p>
          </table:table-cell>
          <table:table-cell table:formula="of:=ABS([.D528]-[.D527])" office:value-type="float" office:value="3.43100000000004">
            <text:p>3.431</text:p>
          </table:table-cell>
          <table:table-cell/>
          <table:table-cell office:value-type="float" office:value="1923350">
            <text:p>1923350.000</text:p>
          </table:table-cell>
          <table:table-cell table:formula="of:=ABS([.G528]-[.G527])" office:value-type="float" office:value="9527.75">
            <text:p>9527.750</text:p>
          </table:table-cell>
          <table:table-cell table:number-columns-repeated="1016"/>
        </table:table-row>
        <table:table-row table:style-name="ro2">
          <table:table-cell office:value-type="float" office:value="286752">
            <text:p>286752</text:p>
          </table:table-cell>
          <table:table-cell table:formula="of:=[.A529]-[.A528]" office:value-type="float" office:value="111">
            <text:p>111</text:p>
          </table:table-cell>
          <table:table-cell/>
          <table:table-cell office:value-type="float" office:value="1383.418">
            <text:p>1383.418</text:p>
          </table:table-cell>
          <table:table-cell table:formula="of:=ABS([.D529]-[.D528])" office:value-type="float" office:value="3.43100000000004">
            <text:p>3.431</text:p>
          </table:table-cell>
          <table:table-cell/>
          <table:table-cell office:value-type="float" office:value="1913845.375">
            <text:p>1913845.375</text:p>
          </table:table-cell>
          <table:table-cell table:formula="of:=ABS([.G529]-[.G528])" office:value-type="float" office:value="9504.625">
            <text:p>9504.625</text:p>
          </table:table-cell>
          <table:table-cell table:number-columns-repeated="1016"/>
        </table:table-row>
        <table:table-row table:style-name="ro2">
          <table:table-cell office:value-type="float" office:value="286859">
            <text:p>286859</text:p>
          </table:table-cell>
          <table:table-cell table:formula="of:=[.A530]-[.A529]" office:value-type="float" office:value="107">
            <text:p>107</text:p>
          </table:table-cell>
          <table:table-cell/>
          <table:table-cell office:value-type="float" office:value="1379.987">
            <text:p>1379.987</text:p>
          </table:table-cell>
          <table:table-cell table:formula="of:=ABS([.D530]-[.D529])" office:value-type="float" office:value="3.43099999999981">
            <text:p>3.431</text:p>
          </table:table-cell>
          <table:table-cell/>
          <table:table-cell office:value-type="float" office:value="1904364.375">
            <text:p>1904364.375</text:p>
          </table:table-cell>
          <table:table-cell table:formula="of:=ABS([.G530]-[.G529])" office:value-type="float" office:value="9481">
            <text:p>9481.000</text:p>
          </table:table-cell>
          <table:table-cell table:number-columns-repeated="1016"/>
        </table:table-row>
        <table:table-row table:style-name="ro2">
          <table:table-cell office:value-type="float" office:value="286966">
            <text:p>286966</text:p>
          </table:table-cell>
          <table:table-cell table:formula="of:=[.A531]-[.A530]" office:value-type="float" office:value="107">
            <text:p>107</text:p>
          </table:table-cell>
          <table:table-cell/>
          <table:table-cell office:value-type="float" office:value="1376.556">
            <text:p>1376.556</text:p>
          </table:table-cell>
          <table:table-cell table:formula="of:=ABS([.D531]-[.D530])" office:value-type="float" office:value="3.43100000000004">
            <text:p>3.431</text:p>
          </table:table-cell>
          <table:table-cell/>
          <table:table-cell office:value-type="float" office:value="1894907.25">
            <text:p>1894907.250</text:p>
          </table:table-cell>
          <table:table-cell table:formula="of:=ABS([.G531]-[.G530])" office:value-type="float" office:value="9457.125">
            <text:p>9457.125</text:p>
          </table:table-cell>
          <table:table-cell table:number-columns-repeated="1016"/>
        </table:table-row>
        <table:table-row table:style-name="ro2">
          <table:table-cell office:value-type="float" office:value="287072">
            <text:p>287072</text:p>
          </table:table-cell>
          <table:table-cell table:formula="of:=[.A532]-[.A531]" office:value-type="float" office:value="106">
            <text:p>106</text:p>
          </table:table-cell>
          <table:table-cell/>
          <table:table-cell office:value-type="float" office:value="1373.126">
            <text:p>1373.126</text:p>
          </table:table-cell>
          <table:table-cell table:formula="of:=ABS([.D532]-[.D531])" office:value-type="float" office:value="3.43000000000006">
            <text:p>3.430</text:p>
          </table:table-cell>
          <table:table-cell/>
          <table:table-cell office:value-type="float" office:value="1885473.875">
            <text:p>1885473.875</text:p>
          </table:table-cell>
          <table:table-cell table:formula="of:=ABS([.G532]-[.G531])" office:value-type="float" office:value="9433.375">
            <text:p>9433.375</text:p>
          </table:table-cell>
          <table:table-cell table:number-columns-repeated="1016"/>
        </table:table-row>
        <table:table-row table:style-name="ro2">
          <table:table-cell office:value-type="float" office:value="287175">
            <text:p>287175</text:p>
          </table:table-cell>
          <table:table-cell table:formula="of:=[.A533]-[.A532]" office:value-type="float" office:value="103">
            <text:p>103</text:p>
          </table:table-cell>
          <table:table-cell/>
          <table:table-cell office:value-type="float" office:value="1369.695">
            <text:p>1369.695</text:p>
          </table:table-cell>
          <table:table-cell table:formula="of:=ABS([.D533]-[.D532])" office:value-type="float" office:value="3.43100000000004">
            <text:p>3.431</text:p>
          </table:table-cell>
          <table:table-cell/>
          <table:table-cell office:value-type="float" office:value="1876063.5">
            <text:p>1876063.500</text:p>
          </table:table-cell>
          <table:table-cell table:formula="of:=ABS([.G533]-[.G532])" office:value-type="float" office:value="9410.375">
            <text:p>9410.375</text:p>
          </table:table-cell>
          <table:table-cell table:number-columns-repeated="1016"/>
        </table:table-row>
        <table:table-row table:style-name="ro2">
          <table:table-cell office:value-type="float" office:value="287284">
            <text:p>287284</text:p>
          </table:table-cell>
          <table:table-cell table:formula="of:=[.A534]-[.A533]" office:value-type="float" office:value="109">
            <text:p>109</text:p>
          </table:table-cell>
          <table:table-cell/>
          <table:table-cell office:value-type="float" office:value="1423.124">
            <text:p>1423.124</text:p>
          </table:table-cell>
          <table:table-cell table:formula="of:=ABS([.D534]-[.D533])" office:value-type="float" office:value="53.4290000000001">
            <text:p>53.429</text:p>
          </table:table-cell>
          <table:table-cell/>
          <table:table-cell office:value-type="float" office:value="2025282.75">
            <text:p>2025282.750</text:p>
          </table:table-cell>
          <table:table-cell table:formula="of:=ABS([.G534]-[.G533])" office:value-type="float" office:value="149219.25">
            <text:p>149219.250</text:p>
          </table:table-cell>
          <table:table-cell table:number-columns-repeated="1016"/>
        </table:table-row>
        <table:table-row table:style-name="ro2">
          <table:table-cell office:value-type="float" office:value="287392">
            <text:p>287392</text:p>
          </table:table-cell>
          <table:table-cell table:formula="of:=[.A535]-[.A534]" office:value-type="float" office:value="108">
            <text:p>108</text:p>
          </table:table-cell>
          <table:table-cell/>
          <table:table-cell office:value-type="float" office:value="1419.595">
            <text:p>1419.595</text:p>
          </table:table-cell>
          <table:table-cell table:formula="of:=ABS([.D535]-[.D534])" office:value-type="float" office:value="3.529">
            <text:p>3.529</text:p>
          </table:table-cell>
          <table:table-cell/>
          <table:table-cell office:value-type="float" office:value="2015250.125">
            <text:p>2015250.125</text:p>
          </table:table-cell>
          <table:table-cell table:formula="of:=ABS([.G535]-[.G534])" office:value-type="float" office:value="10032.625">
            <text:p>10032.625</text:p>
          </table:table-cell>
          <table:table-cell table:number-columns-repeated="1016"/>
        </table:table-row>
        <table:table-row table:style-name="ro2">
          <table:table-cell office:value-type="float" office:value="287499">
            <text:p>287499</text:p>
          </table:table-cell>
          <table:table-cell table:formula="of:=[.A536]-[.A535]" office:value-type="float" office:value="107">
            <text:p>107</text:p>
          </table:table-cell>
          <table:table-cell/>
          <table:table-cell office:value-type="float" office:value="1431.527">
            <text:p>1431.527</text:p>
          </table:table-cell>
          <table:table-cell table:formula="of:=ABS([.D536]-[.D535])" office:value-type="float" office:value="11.932">
            <text:p>11.932</text:p>
          </table:table-cell>
          <table:table-cell/>
          <table:table-cell office:value-type="float" office:value="2049269.25">
            <text:p>2049269.250</text:p>
          </table:table-cell>
          <table:table-cell table:formula="of:=ABS([.G536]-[.G535])" office:value-type="float" office:value="34019.125">
            <text:p>34019.125</text:p>
          </table:table-cell>
          <table:table-cell table:number-columns-repeated="1016"/>
        </table:table-row>
        <table:table-row table:style-name="ro2">
          <table:table-cell office:value-type="float" office:value="287605">
            <text:p>287605</text:p>
          </table:table-cell>
          <table:table-cell table:formula="of:=[.A537]-[.A536]" office:value-type="float" office:value="106">
            <text:p>106</text:p>
          </table:table-cell>
          <table:table-cell/>
          <table:table-cell office:value-type="float" office:value="1427.992">
            <text:p>1427.992</text:p>
          </table:table-cell>
          <table:table-cell table:formula="of:=ABS([.D537]-[.D536])" office:value-type="float" office:value="3.53500000000008">
            <text:p>3.535</text:p>
          </table:table-cell>
          <table:table-cell/>
          <table:table-cell office:value-type="float" office:value="2039160.625">
            <text:p>2039160.625</text:p>
          </table:table-cell>
          <table:table-cell table:formula="of:=ABS([.G537]-[.G536])" office:value-type="float" office:value="10108.625">
            <text:p>10108.625</text:p>
          </table:table-cell>
          <table:table-cell table:number-columns-repeated="1016"/>
        </table:table-row>
        <table:table-row table:style-name="ro2">
          <table:table-cell office:value-type="float" office:value="287712">
            <text:p>287712</text:p>
          </table:table-cell>
          <table:table-cell table:formula="of:=[.A538]-[.A537]" office:value-type="float" office:value="107">
            <text:p>107</text:p>
          </table:table-cell>
          <table:table-cell/>
          <table:table-cell office:value-type="float" office:value="1424.672">
            <text:p>1424.672</text:p>
          </table:table-cell>
          <table:table-cell table:formula="of:=ABS([.D538]-[.D537])" office:value-type="float" office:value="3.31999999999994">
            <text:p>3.320</text:p>
          </table:table-cell>
          <table:table-cell/>
          <table:table-cell office:value-type="float" office:value="2029691.25">
            <text:p>2029691.250</text:p>
          </table:table-cell>
          <table:table-cell table:formula="of:=ABS([.G538]-[.G537])" office:value-type="float" office:value="9469.375">
            <text:p>9469.375</text:p>
          </table:table-cell>
          <table:table-cell table:number-columns-repeated="1016"/>
        </table:table-row>
        <table:table-row table:style-name="ro2">
          <table:table-cell office:value-type="float" office:value="287819">
            <text:p>287819</text:p>
          </table:table-cell>
          <table:table-cell table:formula="of:=[.A539]-[.A538]" office:value-type="float" office:value="107">
            <text:p>107</text:p>
          </table:table-cell>
          <table:table-cell/>
          <table:table-cell office:value-type="float" office:value="1421.245">
            <text:p>1421.245</text:p>
          </table:table-cell>
          <table:table-cell table:formula="of:=ABS([.D539]-[.D538])" office:value-type="float" office:value="3.42700000000013">
            <text:p>3.427</text:p>
          </table:table-cell>
          <table:table-cell/>
          <table:table-cell office:value-type="float" office:value="2019937.75">
            <text:p>2019937.750</text:p>
          </table:table-cell>
          <table:table-cell table:formula="of:=ABS([.G539]-[.G538])" office:value-type="float" office:value="9753.5">
            <text:p>9753.500</text:p>
          </table:table-cell>
          <table:table-cell table:number-columns-repeated="1016"/>
        </table:table-row>
        <table:table-row table:style-name="ro2">
          <table:table-cell office:value-type="float" office:value="287924">
            <text:p>287924</text:p>
          </table:table-cell>
          <table:table-cell table:formula="of:=[.A540]-[.A539]" office:value-type="float" office:value="105">
            <text:p>105</text:p>
          </table:table-cell>
          <table:table-cell/>
          <table:table-cell office:value-type="float" office:value="1417.818">
            <text:p>1417.818</text:p>
          </table:table-cell>
          <table:table-cell table:formula="of:=ABS([.D540]-[.D539])" office:value-type="float" office:value="3.42699999999991">
            <text:p>3.427</text:p>
          </table:table-cell>
          <table:table-cell/>
          <table:table-cell office:value-type="float" office:value="2010208.75">
            <text:p>2010208.750</text:p>
          </table:table-cell>
          <table:table-cell table:formula="of:=ABS([.G540]-[.G539])" office:value-type="float" office:value="9729">
            <text:p>9729.000</text:p>
          </table:table-cell>
          <table:table-cell table:number-columns-repeated="1016"/>
        </table:table-row>
        <table:table-row table:style-name="ro2">
          <table:table-cell office:value-type="float" office:value="288034">
            <text:p>288034</text:p>
          </table:table-cell>
          <table:table-cell table:formula="of:=[.A541]-[.A540]" office:value-type="float" office:value="110">
            <text:p>110</text:p>
          </table:table-cell>
          <table:table-cell/>
          <table:table-cell office:value-type="float" office:value="1414.392">
            <text:p>1414.392</text:p>
          </table:table-cell>
          <table:table-cell table:formula="of:=ABS([.D541]-[.D540])" office:value-type="float" office:value="3.42599999999993">
            <text:p>3.426</text:p>
          </table:table-cell>
          <table:table-cell/>
          <table:table-cell office:value-type="float" office:value="2000504.125">
            <text:p>2000504.125</text:p>
          </table:table-cell>
          <table:table-cell table:formula="of:=ABS([.G541]-[.G540])" office:value-type="float" office:value="9704.625">
            <text:p>9704.625</text:p>
          </table:table-cell>
          <table:table-cell table:number-columns-repeated="1016"/>
        </table:table-row>
        <table:table-row table:style-name="ro2">
          <table:table-cell office:value-type="float" office:value="288138">
            <text:p>288138</text:p>
          </table:table-cell>
          <table:table-cell table:formula="of:=[.A542]-[.A541]" office:value-type="float" office:value="104">
            <text:p>104</text:p>
          </table:table-cell>
          <table:table-cell/>
          <table:table-cell office:value-type="float" office:value="1410.965">
            <text:p>1410.965</text:p>
          </table:table-cell>
          <table:table-cell table:formula="of:=ABS([.D542]-[.D541])" office:value-type="float" office:value="3.42700000000013">
            <text:p>3.427</text:p>
          </table:table-cell>
          <table:table-cell/>
          <table:table-cell office:value-type="float" office:value="1990822.375">
            <text:p>1990822.375</text:p>
          </table:table-cell>
          <table:table-cell table:formula="of:=ABS([.G542]-[.G541])" office:value-type="float" office:value="9681.75">
            <text:p>9681.750</text:p>
          </table:table-cell>
          <table:table-cell table:number-columns-repeated="1016"/>
        </table:table-row>
        <table:table-row table:style-name="ro2">
          <table:table-cell office:value-type="float" office:value="288245">
            <text:p>288245</text:p>
          </table:table-cell>
          <table:table-cell table:formula="of:=[.A543]-[.A542]" office:value-type="float" office:value="107">
            <text:p>107</text:p>
          </table:table-cell>
          <table:table-cell/>
          <table:table-cell office:value-type="float" office:value="1444.646">
            <text:p>1444.646</text:p>
          </table:table-cell>
          <table:table-cell table:formula="of:=ABS([.D543]-[.D542])" office:value-type="float" office:value="33.681">
            <text:p>33.681</text:p>
          </table:table-cell>
          <table:table-cell/>
          <table:table-cell office:value-type="float" office:value="2087002.5">
            <text:p>2087002.500</text:p>
          </table:table-cell>
          <table:table-cell table:formula="of:=ABS([.G543]-[.G542])" office:value-type="float" office:value="96180.125">
            <text:p>96180.125</text:p>
          </table:table-cell>
          <table:table-cell table:number-columns-repeated="1016"/>
        </table:table-row>
        <table:table-row table:style-name="ro2">
          <table:table-cell office:value-type="float" office:value="288346">
            <text:p>288346</text:p>
          </table:table-cell>
          <table:table-cell table:formula="of:=[.A544]-[.A543]" office:value-type="float" office:value="101">
            <text:p>101</text:p>
          </table:table-cell>
          <table:table-cell/>
          <table:table-cell office:value-type="float" office:value="1441.099">
            <text:p>1441.099</text:p>
          </table:table-cell>
          <table:table-cell table:formula="of:=ABS([.D544]-[.D543])" office:value-type="float" office:value="3.54700000000003">
            <text:p>3.547</text:p>
          </table:table-cell>
          <table:table-cell/>
          <table:table-cell office:value-type="float" office:value="2076766.25">
            <text:p>2076766.250</text:p>
          </table:table-cell>
          <table:table-cell table:formula="of:=ABS([.G544]-[.G543])" office:value-type="float" office:value="10236.25">
            <text:p>10236.250</text:p>
          </table:table-cell>
          <table:table-cell table:number-columns-repeated="1016"/>
        </table:table-row>
        <table:table-row table:style-name="ro2">
          <table:table-cell office:value-type="float" office:value="288450">
            <text:p>288450</text:p>
          </table:table-cell>
          <table:table-cell table:formula="of:=[.A545]-[.A544]" office:value-type="float" office:value="104">
            <text:p>104</text:p>
          </table:table-cell>
          <table:table-cell/>
          <table:table-cell office:value-type="float" office:value="1437.798">
            <text:p>1437.798</text:p>
          </table:table-cell>
          <table:table-cell table:formula="of:=ABS([.D545]-[.D544])" office:value-type="float" office:value="3.30099999999993">
            <text:p>3.301</text:p>
          </table:table-cell>
          <table:table-cell/>
          <table:table-cell office:value-type="float" office:value="2067263">
            <text:p>2067263.000</text:p>
          </table:table-cell>
          <table:table-cell table:formula="of:=ABS([.G545]-[.G544])" office:value-type="float" office:value="9503.25">
            <text:p>9503.250</text:p>
          </table:table-cell>
          <table:table-cell table:number-columns-repeated="1016"/>
        </table:table-row>
        <table:table-row table:style-name="ro2">
          <table:table-cell office:value-type="float" office:value="288558">
            <text:p>288558</text:p>
          </table:table-cell>
          <table:table-cell table:formula="of:=[.A546]-[.A545]" office:value-type="float" office:value="108">
            <text:p>108</text:p>
          </table:table-cell>
          <table:table-cell/>
          <table:table-cell office:value-type="float" office:value="1434.375">
            <text:p>1434.375</text:p>
          </table:table-cell>
          <table:table-cell table:formula="of:=ABS([.D546]-[.D545])" office:value-type="float" office:value="3.423">
            <text:p>3.423</text:p>
          </table:table-cell>
          <table:table-cell/>
          <table:table-cell office:value-type="float" office:value="2057432.875">
            <text:p>2057432.875</text:p>
          </table:table-cell>
          <table:table-cell table:formula="of:=ABS([.G546]-[.G545])" office:value-type="float" office:value="9830.125">
            <text:p>9830.125</text:p>
          </table:table-cell>
          <table:table-cell table:number-columns-repeated="1016"/>
        </table:table-row>
        <table:table-row table:style-name="ro2">
          <table:table-cell office:value-type="float" office:value="288660">
            <text:p>288660</text:p>
          </table:table-cell>
          <table:table-cell table:formula="of:=[.A547]-[.A546]" office:value-type="float" office:value="102">
            <text:p>102</text:p>
          </table:table-cell>
          <table:table-cell/>
          <table:table-cell office:value-type="float" office:value="1430.953">
            <text:p>1430.953</text:p>
          </table:table-cell>
          <table:table-cell table:formula="of:=ABS([.D547]-[.D546])" office:value-type="float" office:value="3.42200000000003">
            <text:p>3.422</text:p>
          </table:table-cell>
          <table:table-cell/>
          <table:table-cell office:value-type="float" office:value="2047628">
            <text:p>2047628.000</text:p>
          </table:table-cell>
          <table:table-cell table:formula="of:=ABS([.G547]-[.G546])" office:value-type="float" office:value="9804.875">
            <text:p>9804.875</text:p>
          </table:table-cell>
          <table:table-cell table:number-columns-repeated="1016"/>
        </table:table-row>
        <table:table-row table:style-name="ro2">
          <table:table-cell office:value-type="float" office:value="288763">
            <text:p>288763</text:p>
          </table:table-cell>
          <table:table-cell table:formula="of:=[.A548]-[.A547]" office:value-type="float" office:value="103">
            <text:p>103</text:p>
          </table:table-cell>
          <table:table-cell/>
          <table:table-cell office:value-type="float" office:value="1427.53">
            <text:p>1427.530</text:p>
          </table:table-cell>
          <table:table-cell table:formula="of:=ABS([.D548]-[.D547])" office:value-type="float" office:value="3.423">
            <text:p>3.423</text:p>
          </table:table-cell>
          <table:table-cell/>
          <table:table-cell office:value-type="float" office:value="2037842.875">
            <text:p>2037842.875</text:p>
          </table:table-cell>
          <table:table-cell table:formula="of:=ABS([.G548]-[.G547])" office:value-type="float" office:value="9785.125">
            <text:p>9785.125</text:p>
          </table:table-cell>
          <table:table-cell table:number-columns-repeated="1016"/>
        </table:table-row>
        <table:table-row table:style-name="ro2">
          <table:table-cell office:value-type="float" office:value="288871">
            <text:p>288871</text:p>
          </table:table-cell>
          <table:table-cell table:formula="of:=[.A549]-[.A548]" office:value-type="float" office:value="108">
            <text:p>108</text:p>
          </table:table-cell>
          <table:table-cell/>
          <table:table-cell office:value-type="float" office:value="1424.107">
            <text:p>1424.107</text:p>
          </table:table-cell>
          <table:table-cell table:formula="of:=ABS([.D549]-[.D548])" office:value-type="float" office:value="3.423">
            <text:p>3.423</text:p>
          </table:table-cell>
          <table:table-cell/>
          <table:table-cell office:value-type="float" office:value="2028081.25">
            <text:p>2028081.250</text:p>
          </table:table-cell>
          <table:table-cell table:formula="of:=ABS([.G549]-[.G548])" office:value-type="float" office:value="9761.625">
            <text:p>9761.625</text:p>
          </table:table-cell>
          <table:table-cell table:number-columns-repeated="1016"/>
        </table:table-row>
        <table:table-row table:style-name="ro2">
          <table:table-cell office:value-type="float" office:value="288972">
            <text:p>288972</text:p>
          </table:table-cell>
          <table:table-cell table:formula="of:=[.A550]-[.A549]" office:value-type="float" office:value="101">
            <text:p>101</text:p>
          </table:table-cell>
          <table:table-cell/>
          <table:table-cell office:value-type="float" office:value="1420.682">
            <text:p>1420.682</text:p>
          </table:table-cell>
          <table:table-cell table:formula="of:=ABS([.D550]-[.D549])" office:value-type="float" office:value="3.42499999999995">
            <text:p>3.425</text:p>
          </table:table-cell>
          <table:table-cell/>
          <table:table-cell office:value-type="float" office:value="2018338">
            <text:p>2018338.000</text:p>
          </table:table-cell>
          <table:table-cell table:formula="of:=ABS([.G550]-[.G549])" office:value-type="float" office:value="9743.25">
            <text:p>9743.250</text:p>
          </table:table-cell>
          <table:table-cell table:number-columns-repeated="1016"/>
        </table:table-row>
        <table:table-row table:style-name="ro2">
          <table:table-cell office:value-type="float" office:value="289082">
            <text:p>289082</text:p>
          </table:table-cell>
          <table:table-cell table:formula="of:=[.A551]-[.A550]" office:value-type="float" office:value="110">
            <text:p>110</text:p>
          </table:table-cell>
          <table:table-cell/>
          <table:table-cell office:value-type="float" office:value="1471.261">
            <text:p>1471.261</text:p>
          </table:table-cell>
          <table:table-cell table:formula="of:=ABS([.D551]-[.D550])" office:value-type="float" office:value="50.579">
            <text:p>50.579</text:p>
          </table:table-cell>
          <table:table-cell/>
          <table:table-cell office:value-type="float" office:value="2164608.75">
            <text:p>2164608.750</text:p>
          </table:table-cell>
          <table:table-cell table:formula="of:=ABS([.G551]-[.G550])" office:value-type="float" office:value="146270.75">
            <text:p>146270.750</text:p>
          </table:table-cell>
          <table:table-cell table:number-columns-repeated="1016"/>
        </table:table-row>
        <table:table-row table:style-name="ro2">
          <table:table-cell office:value-type="float" office:value="289183">
            <text:p>289183</text:p>
          </table:table-cell>
          <table:table-cell table:formula="of:=[.A552]-[.A551]" office:value-type="float" office:value="101">
            <text:p>101</text:p>
          </table:table-cell>
          <table:table-cell/>
          <table:table-cell office:value-type="float" office:value="1467.715">
            <text:p>1467.715</text:p>
          </table:table-cell>
          <table:table-cell table:formula="of:=ABS([.D552]-[.D551])" office:value-type="float" office:value="3.54600000000005">
            <text:p>3.546</text:p>
          </table:table-cell>
          <table:table-cell/>
          <table:table-cell office:value-type="float" office:value="2154187.25">
            <text:p>2154187.250</text:p>
          </table:table-cell>
          <table:table-cell table:formula="of:=ABS([.G552]-[.G551])" office:value-type="float" office:value="10421.5">
            <text:p>10421.500</text:p>
          </table:table-cell>
          <table:table-cell table:number-columns-repeated="1016"/>
        </table:table-row>
        <table:table-row table:style-name="ro2">
          <table:table-cell office:value-type="float" office:value="289285">
            <text:p>289285</text:p>
          </table:table-cell>
          <table:table-cell table:formula="of:=[.A553]-[.A552]" office:value-type="float" office:value="102">
            <text:p>102</text:p>
          </table:table-cell>
          <table:table-cell/>
          <table:table-cell office:value-type="float" office:value="1464.409">
            <text:p>1464.409</text:p>
          </table:table-cell>
          <table:table-cell table:formula="of:=ABS([.D553]-[.D552])" office:value-type="float" office:value="3.30599999999981">
            <text:p>3.306</text:p>
          </table:table-cell>
          <table:table-cell/>
          <table:table-cell office:value-type="float" office:value="2144495">
            <text:p>2144495.000</text:p>
          </table:table-cell>
          <table:table-cell table:formula="of:=ABS([.G553]-[.G552])" office:value-type="float" office:value="9692.25">
            <text:p>9692.250</text:p>
          </table:table-cell>
          <table:table-cell table:number-columns-repeated="1016"/>
        </table:table-row>
        <table:table-row table:style-name="ro2">
          <table:table-cell office:value-type="float" office:value="289388">
            <text:p>289388</text:p>
          </table:table-cell>
          <table:table-cell table:formula="of:=[.A554]-[.A553]" office:value-type="float" office:value="103">
            <text:p>103</text:p>
          </table:table-cell>
          <table:table-cell/>
          <table:table-cell office:value-type="float" office:value="1460.987">
            <text:p>1460.987</text:p>
          </table:table-cell>
          <table:table-cell table:formula="of:=ABS([.D554]-[.D553])" office:value-type="float" office:value="3.42200000000003">
            <text:p>3.422</text:p>
          </table:table-cell>
          <table:table-cell/>
          <table:table-cell office:value-type="float" office:value="2134482.75">
            <text:p>2134482.750</text:p>
          </table:table-cell>
          <table:table-cell table:formula="of:=ABS([.G554]-[.G553])" office:value-type="float" office:value="10012.25">
            <text:p>10012.250</text:p>
          </table:table-cell>
          <table:table-cell table:number-columns-repeated="1016"/>
        </table:table-row>
        <table:table-row table:style-name="ro2">
          <table:table-cell office:value-type="float" office:value="289489">
            <text:p>289489</text:p>
          </table:table-cell>
          <table:table-cell table:formula="of:=[.A555]-[.A554]" office:value-type="float" office:value="101">
            <text:p>101</text:p>
          </table:table-cell>
          <table:table-cell/>
          <table:table-cell office:value-type="float" office:value="1473.691">
            <text:p>1473.691</text:p>
          </table:table-cell>
          <table:table-cell table:formula="of:=ABS([.D555]-[.D554])" office:value-type="float" office:value="12.704">
            <text:p>12.704</text:p>
          </table:table-cell>
          <table:table-cell/>
          <table:table-cell office:value-type="float" office:value="2171764.75">
            <text:p>2171764.750</text:p>
          </table:table-cell>
          <table:table-cell table:formula="of:=ABS([.G555]-[.G554])" office:value-type="float" office:value="37282">
            <text:p>37282.000</text:p>
          </table:table-cell>
          <table:table-cell table:number-columns-repeated="1016"/>
        </table:table-row>
        <table:table-row table:style-name="ro2">
          <table:table-cell office:value-type="float" office:value="289605">
            <text:p>289605</text:p>
          </table:table-cell>
          <table:table-cell table:formula="of:=[.A556]-[.A555]" office:value-type="float" office:value="116">
            <text:p>116</text:p>
          </table:table-cell>
          <table:table-cell/>
          <table:table-cell office:value-type="float" office:value="1470.148">
            <text:p>1470.148</text:p>
          </table:table-cell>
          <table:table-cell table:formula="of:=ABS([.D556]-[.D555])" office:value-type="float" office:value="3.54300000000012">
            <text:p>3.543</text:p>
          </table:table-cell>
          <table:table-cell/>
          <table:table-cell office:value-type="float" office:value="2161336">
            <text:p>2161336.000</text:p>
          </table:table-cell>
          <table:table-cell table:formula="of:=ABS([.G556]-[.G555])" office:value-type="float" office:value="10428.75">
            <text:p>10428.750</text:p>
          </table:table-cell>
          <table:table-cell table:number-columns-repeated="1016"/>
        </table:table-row>
        <table:table-row table:style-name="ro2">
          <table:table-cell office:value-type="float" office:value="289709">
            <text:p>289709</text:p>
          </table:table-cell>
          <table:table-cell table:formula="of:=[.A557]-[.A556]" office:value-type="float" office:value="104">
            <text:p>104</text:p>
          </table:table-cell>
          <table:table-cell/>
          <table:table-cell office:value-type="float" office:value="1466.843">
            <text:p>1466.843</text:p>
          </table:table-cell>
          <table:table-cell table:formula="of:=ABS([.D557]-[.D556])" office:value-type="float" office:value="3.30499999999984">
            <text:p>3.305</text:p>
          </table:table-cell>
          <table:table-cell/>
          <table:table-cell office:value-type="float" office:value="2151628.75">
            <text:p>2151628.750</text:p>
          </table:table-cell>
          <table:table-cell table:formula="of:=ABS([.G557]-[.G556])" office:value-type="float" office:value="9707.25">
            <text:p>9707.250</text:p>
          </table:table-cell>
          <table:table-cell table:number-columns-repeated="1016"/>
        </table:table-row>
        <table:table-row table:style-name="ro2">
          <table:table-cell office:value-type="float" office:value="289812">
            <text:p>289812</text:p>
          </table:table-cell>
          <table:table-cell table:formula="of:=[.A558]-[.A557]" office:value-type="float" office:value="103">
            <text:p>103</text:p>
          </table:table-cell>
          <table:table-cell/>
          <table:table-cell office:value-type="float" office:value="1479.817">
            <text:p>1479.817</text:p>
          </table:table-cell>
          <table:table-cell table:formula="of:=ABS([.D558]-[.D557])" office:value-type="float" office:value="12.9739999999999">
            <text:p>12.974</text:p>
          </table:table-cell>
          <table:table-cell/>
          <table:table-cell office:value-type="float" office:value="2189859.5">
            <text:p>2189859.500</text:p>
          </table:table-cell>
          <table:table-cell table:formula="of:=ABS([.G558]-[.G557])" office:value-type="float" office:value="38230.75">
            <text:p>38230.750</text:p>
          </table:table-cell>
          <table:table-cell table:number-columns-repeated="1016"/>
        </table:table-row>
        <table:table-row table:style-name="ro2">
          <table:table-cell office:value-type="float" office:value="289914">
            <text:p>289914</text:p>
          </table:table-cell>
          <table:table-cell table:formula="of:=[.A559]-[.A558]" office:value-type="float" office:value="102">
            <text:p>102</text:p>
          </table:table-cell>
          <table:table-cell/>
          <table:table-cell office:value-type="float" office:value="1476.268">
            <text:p>1476.268</text:p>
          </table:table-cell>
          <table:table-cell table:formula="of:=ABS([.D559]-[.D558])" office:value-type="float" office:value="3.54899999999998">
            <text:p>3.549</text:p>
          </table:table-cell>
          <table:table-cell/>
          <table:table-cell office:value-type="float" office:value="2179368.5">
            <text:p>2179368.500</text:p>
          </table:table-cell>
          <table:table-cell table:formula="of:=ABS([.G559]-[.G558])" office:value-type="float" office:value="10491">
            <text:p>10491.000</text:p>
          </table:table-cell>
          <table:table-cell table:number-columns-repeated="1016"/>
        </table:table-row>
        <table:table-row table:style-name="ro2">
          <table:table-cell office:value-type="float" office:value="290025">
            <text:p>290025</text:p>
          </table:table-cell>
          <table:table-cell table:formula="of:=[.A560]-[.A559]" office:value-type="float" office:value="111">
            <text:p>111</text:p>
          </table:table-cell>
          <table:table-cell/>
          <table:table-cell office:value-type="float" office:value="1472.957">
            <text:p>1472.957</text:p>
          </table:table-cell>
          <table:table-cell table:formula="of:=ABS([.D560]-[.D559])" office:value-type="float" office:value="3.31099999999992">
            <text:p>3.311</text:p>
          </table:table-cell>
          <table:table-cell/>
          <table:table-cell office:value-type="float" office:value="2169601.25">
            <text:p>2169601.250</text:p>
          </table:table-cell>
          <table:table-cell table:formula="of:=ABS([.G560]-[.G559])" office:value-type="float" office:value="9767.25">
            <text:p>9767.250</text:p>
          </table:table-cell>
          <table:table-cell table:number-columns-repeated="1016"/>
        </table:table-row>
        <table:table-row table:style-name="ro2">
          <table:table-cell office:value-type="float" office:value="290128">
            <text:p>290128</text:p>
          </table:table-cell>
          <table:table-cell table:formula="of:=[.A561]-[.A560]" office:value-type="float" office:value="103">
            <text:p>103</text:p>
          </table:table-cell>
          <table:table-cell/>
          <table:table-cell office:value-type="float" office:value="1469.53">
            <text:p>1469.530</text:p>
          </table:table-cell>
          <table:table-cell table:formula="of:=ABS([.D561]-[.D560])" office:value-type="float" office:value="3.42700000000013">
            <text:p>3.427</text:p>
          </table:table-cell>
          <table:table-cell/>
          <table:table-cell office:value-type="float" office:value="2159517.75">
            <text:p>2159517.750</text:p>
          </table:table-cell>
          <table:table-cell table:formula="of:=ABS([.G561]-[.G560])" office:value-type="float" office:value="10083.5">
            <text:p>10083.500</text:p>
          </table:table-cell>
          <table:table-cell table:number-columns-repeated="1016"/>
        </table:table-row>
        <table:table-row table:style-name="ro2">
          <table:table-cell office:value-type="float" office:value="290241">
            <text:p>290241</text:p>
          </table:table-cell>
          <table:table-cell table:formula="of:=[.A562]-[.A561]" office:value-type="float" office:value="113">
            <text:p>113</text:p>
          </table:table-cell>
          <table:table-cell/>
          <table:table-cell office:value-type="float" office:value="1492.67">
            <text:p>1492.670</text:p>
          </table:table-cell>
          <table:table-cell table:formula="of:=ABS([.D562]-[.D561])" office:value-type="float" office:value="23.1400000000001">
            <text:p>23.140</text:p>
          </table:table-cell>
          <table:table-cell/>
          <table:table-cell office:value-type="float" office:value="2228063.5">
            <text:p>2228063.500</text:p>
          </table:table-cell>
          <table:table-cell table:formula="of:=ABS([.G562]-[.G561])" office:value-type="float" office:value="68545.75">
            <text:p>68545.750</text:p>
          </table:table-cell>
          <table:table-cell table:number-columns-repeated="1016"/>
        </table:table-row>
        <table:table-row table:style-name="ro2">
          <table:table-cell office:value-type="float" office:value="290349">
            <text:p>290349</text:p>
          </table:table-cell>
          <table:table-cell table:formula="of:=[.A563]-[.A562]" office:value-type="float" office:value="108">
            <text:p>108</text:p>
          </table:table-cell>
          <table:table-cell/>
          <table:table-cell office:value-type="float" office:value="1489.128">
            <text:p>1489.128</text:p>
          </table:table-cell>
          <table:table-cell table:formula="of:=ABS([.D563]-[.D562])" office:value-type="float" office:value="3.54200000000014">
            <text:p>3.542</text:p>
          </table:table-cell>
          <table:table-cell/>
          <table:table-cell office:value-type="float" office:value="2217501">
            <text:p>2217501.000</text:p>
          </table:table-cell>
          <table:table-cell table:formula="of:=ABS([.G563]-[.G562])" office:value-type="float" office:value="10562.5">
            <text:p>10562.500</text:p>
          </table:table-cell>
          <table:table-cell table:number-columns-repeated="1016"/>
        </table:table-row>
        <table:table-row table:style-name="ro2">
          <table:table-cell office:value-type="float" office:value="290459">
            <text:p>290459</text:p>
          </table:table-cell>
          <table:table-cell table:formula="of:=[.A564]-[.A563]" office:value-type="float" office:value="110">
            <text:p>110</text:p>
          </table:table-cell>
          <table:table-cell/>
          <table:table-cell office:value-type="float" office:value="1485.819">
            <text:p>1485.819</text:p>
          </table:table-cell>
          <table:table-cell table:formula="of:=ABS([.D564]-[.D563])" office:value-type="float" office:value="3.30899999999997">
            <text:p>3.309</text:p>
          </table:table-cell>
          <table:table-cell/>
          <table:table-cell office:value-type="float" office:value="2207658.25">
            <text:p>2207658.250</text:p>
          </table:table-cell>
          <table:table-cell table:formula="of:=ABS([.G564]-[.G563])" office:value-type="float" office:value="9842.75">
            <text:p>9842.750</text:p>
          </table:table-cell>
          <table:table-cell table:number-columns-repeated="1016"/>
        </table:table-row>
        <table:table-row table:style-name="ro2">
          <table:table-cell office:value-type="float" office:value="290563">
            <text:p>290563</text:p>
          </table:table-cell>
          <table:table-cell table:formula="of:=[.A565]-[.A564]" office:value-type="float" office:value="104">
            <text:p>104</text:p>
          </table:table-cell>
          <table:table-cell/>
          <table:table-cell office:value-type="float" office:value="1482.394">
            <text:p>1482.394</text:p>
          </table:table-cell>
          <table:table-cell table:formula="of:=ABS([.D565]-[.D564])" office:value-type="float" office:value="3.42499999999995">
            <text:p>3.425</text:p>
          </table:table-cell>
          <table:table-cell/>
          <table:table-cell office:value-type="float" office:value="2197491">
            <text:p>2197491.000</text:p>
          </table:table-cell>
          <table:table-cell table:formula="of:=ABS([.G565]-[.G564])" office:value-type="float" office:value="10167.25">
            <text:p>10167.250</text:p>
          </table:table-cell>
          <table:table-cell table:number-columns-repeated="1016"/>
        </table:table-row>
        <table:table-row table:style-name="ro2">
          <table:table-cell office:value-type="float" office:value="290844">
            <text:p>290844</text:p>
          </table:table-cell>
          <table:table-cell table:formula="of:=[.A566]-[.A565]" office:value-type="float" office:value="281">
            <text:p>281</text:p>
          </table:table-cell>
          <table:table-cell/>
          <table:table-cell office:value-type="float" office:value="1478.973">
            <text:p>1478.973</text:p>
          </table:table-cell>
          <table:table-cell table:formula="of:=ABS([.D566]-[.D565])" office:value-type="float" office:value="3.42100000000005">
            <text:p>3.421</text:p>
          </table:table-cell>
          <table:table-cell/>
          <table:table-cell office:value-type="float" office:value="2187360.5">
            <text:p>2187360.500</text:p>
          </table:table-cell>
          <table:table-cell table:formula="of:=ABS([.G566]-[.G565])" office:value-type="float" office:value="10130.5">
            <text:p>10130.500</text:p>
          </table:table-cell>
          <table:table-cell table:number-columns-repeated="1016"/>
        </table:table-row>
        <table:table-row table:style-name="ro2">
          <table:table-cell office:value-type="float" office:value="290952">
            <text:p>290952</text:p>
          </table:table-cell>
          <table:table-cell table:formula="of:=[.A567]-[.A566]" office:value-type="float" office:value="108">
            <text:p>108</text:p>
          </table:table-cell>
          <table:table-cell/>
          <table:table-cell office:value-type="float" office:value="1475.552">
            <text:p>1475.552</text:p>
          </table:table-cell>
          <table:table-cell table:formula="of:=ABS([.D567]-[.D566])" office:value-type="float" office:value="3.42100000000005">
            <text:p>3.421</text:p>
          </table:table-cell>
          <table:table-cell/>
          <table:table-cell office:value-type="float" office:value="2177254">
            <text:p>2177254.000</text:p>
          </table:table-cell>
          <table:table-cell table:formula="of:=ABS([.G567]-[.G566])" office:value-type="float" office:value="10106.5">
            <text:p>10106.500</text:p>
          </table:table-cell>
          <table:table-cell table:number-columns-repeated="1016"/>
        </table:table-row>
        <table:table-row table:style-name="ro2">
          <table:table-cell office:value-type="float" office:value="291055">
            <text:p>291055</text:p>
          </table:table-cell>
          <table:table-cell table:formula="of:=[.A568]-[.A567]" office:value-type="float" office:value="103">
            <text:p>103</text:p>
          </table:table-cell>
          <table:table-cell/>
          <table:table-cell office:value-type="float" office:value="1514.525">
            <text:p>1514.525</text:p>
          </table:table-cell>
          <table:table-cell table:formula="of:=ABS([.D568]-[.D567])" office:value-type="float" office:value="38.9730000000002">
            <text:p>38.973</text:p>
          </table:table-cell>
          <table:table-cell/>
          <table:table-cell office:value-type="float" office:value="2293786">
            <text:p>2293786.000</text:p>
          </table:table-cell>
          <table:table-cell table:formula="of:=ABS([.G568]-[.G567])" office:value-type="float" office:value="116532">
            <text:p>116532.000</text:p>
          </table:table-cell>
          <table:table-cell table:number-columns-repeated="1016"/>
        </table:table-row>
        <table:table-row table:style-name="ro2">
          <table:table-cell office:value-type="float" office:value="291161">
            <text:p>291161</text:p>
          </table:table-cell>
          <table:table-cell table:formula="of:=[.A569]-[.A568]" office:value-type="float" office:value="106">
            <text:p>106</text:p>
          </table:table-cell>
          <table:table-cell/>
          <table:table-cell office:value-type="float" office:value="1510.986">
            <text:p>1510.986</text:p>
          </table:table-cell>
          <table:table-cell table:formula="of:=ABS([.D569]-[.D568])" office:value-type="float" office:value="3.53899999999999">
            <text:p>3.539</text:p>
          </table:table-cell>
          <table:table-cell/>
          <table:table-cell office:value-type="float" office:value="2283078.5">
            <text:p>2283078.500</text:p>
          </table:table-cell>
          <table:table-cell table:formula="of:=ABS([.G569]-[.G568])" office:value-type="float" office:value="10707.5">
            <text:p>10707.500</text:p>
          </table:table-cell>
          <table:table-cell table:number-columns-repeated="1016"/>
        </table:table-row>
        <table:table-row table:style-name="ro2">
          <table:table-cell office:value-type="float" office:value="291267">
            <text:p>291267</text:p>
          </table:table-cell>
          <table:table-cell table:formula="of:=[.A570]-[.A569]" office:value-type="float" office:value="106">
            <text:p>106</text:p>
          </table:table-cell>
          <table:table-cell/>
          <table:table-cell office:value-type="float" office:value="1525.347">
            <text:p>1525.347</text:p>
          </table:table-cell>
          <table:table-cell table:formula="of:=ABS([.D570]-[.D569])" office:value-type="float" office:value="14.3609999999999">
            <text:p>14.361</text:p>
          </table:table-cell>
          <table:table-cell/>
          <table:table-cell office:value-type="float" office:value="2326682.75">
            <text:p>2326682.750</text:p>
          </table:table-cell>
          <table:table-cell table:formula="of:=ABS([.G570]-[.G569])" office:value-type="float" office:value="43604.25">
            <text:p>43604.250</text:p>
          </table:table-cell>
          <table:table-cell table:number-columns-repeated="1016"/>
        </table:table-row>
        <table:table-row table:style-name="ro2">
          <table:table-cell office:value-type="float" office:value="291368">
            <text:p>291368</text:p>
          </table:table-cell>
          <table:table-cell table:formula="of:=[.A571]-[.A570]" office:value-type="float" office:value="101">
            <text:p>101</text:p>
          </table:table-cell>
          <table:table-cell/>
          <table:table-cell office:value-type="float" office:value="1521.806">
            <text:p>1521.806</text:p>
          </table:table-cell>
          <table:table-cell table:formula="of:=ABS([.D571]-[.D570])" office:value-type="float" office:value="3.54099999999994">
            <text:p>3.541</text:p>
          </table:table-cell>
          <table:table-cell/>
          <table:table-cell office:value-type="float" office:value="2315894.5">
            <text:p>2315894.500</text:p>
          </table:table-cell>
          <table:table-cell table:formula="of:=ABS([.G571]-[.G570])" office:value-type="float" office:value="10788.25">
            <text:p>10788.250</text:p>
          </table:table-cell>
          <table:table-cell table:number-columns-repeated="1016"/>
        </table:table-row>
        <table:table-row table:style-name="ro2">
          <table:table-cell office:value-type="float" office:value="291471">
            <text:p>291471</text:p>
          </table:table-cell>
          <table:table-cell table:formula="of:=[.A572]-[.A571]" office:value-type="float" office:value="103">
            <text:p>103</text:p>
          </table:table-cell>
          <table:table-cell/>
          <table:table-cell office:value-type="float" office:value="1518.493">
            <text:p>1518.493</text:p>
          </table:table-cell>
          <table:table-cell table:formula="of:=ABS([.D572]-[.D571])" office:value-type="float" office:value="3.3130000000001">
            <text:p>3.313</text:p>
          </table:table-cell>
          <table:table-cell/>
          <table:table-cell office:value-type="float" office:value="2305820.5">
            <text:p>2305820.500</text:p>
          </table:table-cell>
          <table:table-cell table:formula="of:=ABS([.G572]-[.G571])" office:value-type="float" office:value="10074">
            <text:p>10074.000</text:p>
          </table:table-cell>
          <table:table-cell table:number-columns-repeated="1016"/>
        </table:table-row>
        <table:table-row table:style-name="ro2">
          <table:table-cell office:value-type="float" office:value="291574">
            <text:p>291574</text:p>
          </table:table-cell>
          <table:table-cell table:formula="of:=[.A573]-[.A572]" office:value-type="float" office:value="103">
            <text:p>103</text:p>
          </table:table-cell>
          <table:table-cell/>
          <table:table-cell office:value-type="float" office:value="1515.068">
            <text:p>1515.068</text:p>
          </table:table-cell>
          <table:table-cell table:formula="of:=ABS([.D573]-[.D572])" office:value-type="float" office:value="3.42499999999995">
            <text:p>3.425</text:p>
          </table:table-cell>
          <table:table-cell/>
          <table:table-cell office:value-type="float" office:value="2295430.75">
            <text:p>2295430.750</text:p>
          </table:table-cell>
          <table:table-cell table:formula="of:=ABS([.G573]-[.G572])" office:value-type="float" office:value="10389.75">
            <text:p>10389.750</text:p>
          </table:table-cell>
          <table:table-cell table:number-columns-repeated="1016"/>
        </table:table-row>
        <table:table-row table:style-name="ro2">
          <table:table-cell office:value-type="float" office:value="291678">
            <text:p>291678</text:p>
          </table:table-cell>
          <table:table-cell table:formula="of:=[.A574]-[.A573]" office:value-type="float" office:value="104">
            <text:p>104</text:p>
          </table:table-cell>
          <table:table-cell/>
          <table:table-cell office:value-type="float" office:value="1511.643">
            <text:p>1511.643</text:p>
          </table:table-cell>
          <table:table-cell table:formula="of:=ABS([.D574]-[.D573])" office:value-type="float" office:value="3.42499999999995">
            <text:p>3.425</text:p>
          </table:table-cell>
          <table:table-cell/>
          <table:table-cell office:value-type="float" office:value="2285064">
            <text:p>2285064.000</text:p>
          </table:table-cell>
          <table:table-cell table:formula="of:=ABS([.G574]-[.G573])" office:value-type="float" office:value="10366.75">
            <text:p>10366.750</text:p>
          </table:table-cell>
          <table:table-cell table:number-columns-repeated="1016"/>
        </table:table-row>
        <table:table-row table:style-name="ro2">
          <table:table-cell office:value-type="float" office:value="291781">
            <text:p>291781</text:p>
          </table:table-cell>
          <table:table-cell table:formula="of:=[.A575]-[.A574]" office:value-type="float" office:value="103">
            <text:p>103</text:p>
          </table:table-cell>
          <table:table-cell/>
          <table:table-cell office:value-type="float" office:value="1508.213">
            <text:p>1508.213</text:p>
          </table:table-cell>
          <table:table-cell table:formula="of:=ABS([.D575]-[.D574])" office:value-type="float" office:value="3.43000000000006">
            <text:p>3.430</text:p>
          </table:table-cell>
          <table:table-cell/>
          <table:table-cell office:value-type="float" office:value="2274707">
            <text:p>2274707.000</text:p>
          </table:table-cell>
          <table:table-cell table:formula="of:=ABS([.G575]-[.G574])" office:value-type="float" office:value="10357">
            <text:p>10357.000</text:p>
          </table:table-cell>
          <table:table-cell table:number-columns-repeated="1016"/>
        </table:table-row>
        <table:table-row table:style-name="ro2">
          <table:table-cell office:value-type="float" office:value="291884">
            <text:p>291884</text:p>
          </table:table-cell>
          <table:table-cell table:formula="of:=[.A576]-[.A575]" office:value-type="float" office:value="103">
            <text:p>103</text:p>
          </table:table-cell>
          <table:table-cell/>
          <table:table-cell office:value-type="float" office:value="1504.782">
            <text:p>1504.782</text:p>
          </table:table-cell>
          <table:table-cell table:formula="of:=ABS([.D576]-[.D575])" office:value-type="float" office:value="3.43100000000004">
            <text:p>3.431</text:p>
          </table:table-cell>
          <table:table-cell/>
          <table:table-cell office:value-type="float" office:value="2264368">
            <text:p>2264368.000</text:p>
          </table:table-cell>
          <table:table-cell table:formula="of:=ABS([.G576]-[.G575])" office:value-type="float" office:value="10339">
            <text:p>10339.000</text:p>
          </table:table-cell>
          <table:table-cell table:number-columns-repeated="1016"/>
        </table:table-row>
        <table:table-row table:style-name="ro2">
          <table:table-cell office:value-type="float" office:value="291987">
            <text:p>291987</text:p>
          </table:table-cell>
          <table:table-cell table:formula="of:=[.A577]-[.A576]" office:value-type="float" office:value="103">
            <text:p>103</text:p>
          </table:table-cell>
          <table:table-cell/>
          <table:table-cell office:value-type="float" office:value="1501.354">
            <text:p>1501.354</text:p>
          </table:table-cell>
          <table:table-cell table:formula="of:=ABS([.D577]-[.D576])" office:value-type="float" office:value="3.42799999999988">
            <text:p>3.428</text:p>
          </table:table-cell>
          <table:table-cell/>
          <table:table-cell office:value-type="float" office:value="2254062.5">
            <text:p>2254062.500</text:p>
          </table:table-cell>
          <table:table-cell table:formula="of:=ABS([.G577]-[.G576])" office:value-type="float" office:value="10305.5">
            <text:p>10305.500</text:p>
          </table:table-cell>
          <table:table-cell table:number-columns-repeated="1016"/>
        </table:table-row>
        <table:table-row table:style-name="ro2">
          <table:table-cell office:value-type="float" office:value="292092">
            <text:p>292092</text:p>
          </table:table-cell>
          <table:table-cell table:formula="of:=[.A578]-[.A577]" office:value-type="float" office:value="105">
            <text:p>105</text:p>
          </table:table-cell>
          <table:table-cell/>
          <table:table-cell office:value-type="float" office:value="1497.927">
            <text:p>1497.927</text:p>
          </table:table-cell>
          <table:table-cell table:formula="of:=ABS([.D578]-[.D577])" office:value-type="float" office:value="3.42700000000013">
            <text:p>3.427</text:p>
          </table:table-cell>
          <table:table-cell/>
          <table:table-cell office:value-type="float" office:value="2243785.75">
            <text:p>2243785.750</text:p>
          </table:table-cell>
          <table:table-cell table:formula="of:=ABS([.G578]-[.G577])" office:value-type="float" office:value="10276.75">
            <text:p>10276.750</text:p>
          </table:table-cell>
          <table:table-cell table:number-columns-repeated="1016"/>
        </table:table-row>
        <table:table-row table:style-name="ro2">
          <table:table-cell office:value-type="float" office:value="292200">
            <text:p>292200</text:p>
          </table:table-cell>
          <table:table-cell table:formula="of:=[.A579]-[.A578]" office:value-type="float" office:value="108">
            <text:p>108</text:p>
          </table:table-cell>
          <table:table-cell/>
          <table:table-cell office:value-type="float" office:value="1494.501">
            <text:p>1494.501</text:p>
          </table:table-cell>
          <table:table-cell table:formula="of:=ABS([.D579]-[.D578])" office:value-type="float" office:value="3.42599999999993">
            <text:p>3.426</text:p>
          </table:table-cell>
          <table:table-cell/>
          <table:table-cell office:value-type="float" office:value="2233533.25">
            <text:p>2233533.250</text:p>
          </table:table-cell>
          <table:table-cell table:formula="of:=ABS([.G579]-[.G578])" office:value-type="float" office:value="10252.5">
            <text:p>10252.500</text:p>
          </table:table-cell>
          <table:table-cell table:number-columns-repeated="1016"/>
        </table:table-row>
        <table:table-row table:style-name="ro2">
          <table:table-cell office:value-type="float" office:value="292306">
            <text:p>292306</text:p>
          </table:table-cell>
          <table:table-cell table:formula="of:=[.A580]-[.A579]" office:value-type="float" office:value="106">
            <text:p>106</text:p>
          </table:table-cell>
          <table:table-cell/>
          <table:table-cell office:value-type="float" office:value="1548.105">
            <text:p>1548.105</text:p>
          </table:table-cell>
          <table:table-cell table:formula="of:=ABS([.D580]-[.D579])" office:value-type="float" office:value="53.604">
            <text:p>53.604</text:p>
          </table:table-cell>
          <table:table-cell/>
          <table:table-cell office:value-type="float" office:value="2396629.25">
            <text:p>2396629.250</text:p>
          </table:table-cell>
          <table:table-cell table:formula="of:=ABS([.G580]-[.G579])" office:value-type="float" office:value="163096">
            <text:p>163096.000</text:p>
          </table:table-cell>
          <table:table-cell table:number-columns-repeated="1016"/>
        </table:table-row>
        <table:table-row table:style-name="ro2">
          <table:table-cell office:value-type="float" office:value="292418">
            <text:p>292418</text:p>
          </table:table-cell>
          <table:table-cell table:formula="of:=[.A581]-[.A580]" office:value-type="float" office:value="112">
            <text:p>112</text:p>
          </table:table-cell>
          <table:table-cell/>
          <table:table-cell office:value-type="float" office:value="1544.572">
            <text:p>1544.572</text:p>
          </table:table-cell>
          <table:table-cell table:formula="of:=ABS([.D581]-[.D580])" office:value-type="float" office:value="3.53300000000013">
            <text:p>3.533</text:p>
          </table:table-cell>
          <table:table-cell/>
          <table:table-cell office:value-type="float" office:value="2385701.25">
            <text:p>2385701.250</text:p>
          </table:table-cell>
          <table:table-cell table:formula="of:=ABS([.G581]-[.G580])" office:value-type="float" office:value="10928">
            <text:p>10928.000</text:p>
          </table:table-cell>
          <table:table-cell table:number-columns-repeated="1016"/>
        </table:table-row>
        <table:table-row table:style-name="ro2">
          <table:table-cell office:value-type="float" office:value="292521">
            <text:p>292521</text:p>
          </table:table-cell>
          <table:table-cell table:formula="of:=[.A582]-[.A581]" office:value-type="float" office:value="103">
            <text:p>103</text:p>
          </table:table-cell>
          <table:table-cell/>
          <table:table-cell office:value-type="float" office:value="1541.252">
            <text:p>1541.252</text:p>
          </table:table-cell>
          <table:table-cell table:formula="of:=ABS([.D582]-[.D581])" office:value-type="float" office:value="3.31999999999994">
            <text:p>3.320</text:p>
          </table:table-cell>
          <table:table-cell/>
          <table:table-cell office:value-type="float" office:value="2375457.5">
            <text:p>2375457.500</text:p>
          </table:table-cell>
          <table:table-cell table:formula="of:=ABS([.G582]-[.G581])" office:value-type="float" office:value="10243.75">
            <text:p>10243.750</text:p>
          </table:table-cell>
          <table:table-cell table:number-columns-repeated="1016"/>
        </table:table-row>
        <table:table-row table:style-name="ro2">
          <table:table-cell office:value-type="float" office:value="292634">
            <text:p>292634</text:p>
          </table:table-cell>
          <table:table-cell table:formula="of:=[.A583]-[.A582]" office:value-type="float" office:value="113">
            <text:p>113</text:p>
          </table:table-cell>
          <table:table-cell/>
          <table:table-cell office:value-type="float" office:value="1537.819">
            <text:p>1537.819</text:p>
          </table:table-cell>
          <table:table-cell table:formula="of:=ABS([.D583]-[.D582])" office:value-type="float" office:value="3.43299999999999">
            <text:p>3.433</text:p>
          </table:table-cell>
          <table:table-cell/>
          <table:table-cell office:value-type="float" office:value="2364888.75">
            <text:p>2364888.750</text:p>
          </table:table-cell>
          <table:table-cell table:formula="of:=ABS([.G583]-[.G582])" office:value-type="float" office:value="10568.75">
            <text:p>10568.750</text:p>
          </table:table-cell>
          <table:table-cell table:number-columns-repeated="1016"/>
        </table:table-row>
        <table:table-row table:style-name="ro2">
          <table:table-cell office:value-type="float" office:value="292735">
            <text:p>292735</text:p>
          </table:table-cell>
          <table:table-cell table:formula="of:=[.A584]-[.A583]" office:value-type="float" office:value="101">
            <text:p>101</text:p>
          </table:table-cell>
          <table:table-cell/>
          <table:table-cell office:value-type="float" office:value="1534.391">
            <text:p>1534.391</text:p>
          </table:table-cell>
          <table:table-cell table:formula="of:=ABS([.D584]-[.D583])" office:value-type="float" office:value="3.42799999999988">
            <text:p>3.428</text:p>
          </table:table-cell>
          <table:table-cell/>
          <table:table-cell office:value-type="float" office:value="2354357.25">
            <text:p>2354357.250</text:p>
          </table:table-cell>
          <table:table-cell table:formula="of:=ABS([.G584]-[.G583])" office:value-type="float" office:value="10531.5">
            <text:p>10531.500</text:p>
          </table:table-cell>
          <table:table-cell table:number-columns-repeated="1016"/>
        </table:table-row>
        <table:table-row table:style-name="ro2">
          <table:table-cell office:value-type="float" office:value="292844">
            <text:p>292844</text:p>
          </table:table-cell>
          <table:table-cell table:formula="of:=[.A585]-[.A584]" office:value-type="float" office:value="109">
            <text:p>109</text:p>
          </table:table-cell>
          <table:table-cell/>
          <table:table-cell office:value-type="float" office:value="1530.964">
            <text:p>1530.964</text:p>
          </table:table-cell>
          <table:table-cell table:formula="of:=ABS([.D585]-[.D584])" office:value-type="float" office:value="3.42700000000013">
            <text:p>3.427</text:p>
          </table:table-cell>
          <table:table-cell/>
          <table:table-cell office:value-type="float" office:value="2343850.5">
            <text:p>2343850.500</text:p>
          </table:table-cell>
          <table:table-cell table:formula="of:=ABS([.G585]-[.G584])" office:value-type="float" office:value="10506.75">
            <text:p>10506.750</text:p>
          </table:table-cell>
          <table:table-cell table:number-columns-repeated="1016"/>
        </table:table-row>
        <table:table-row table:style-name="ro2">
          <table:table-cell office:value-type="float" office:value="292956">
            <text:p>292956</text:p>
          </table:table-cell>
          <table:table-cell table:formula="of:=[.A586]-[.A585]" office:value-type="float" office:value="112">
            <text:p>112</text:p>
          </table:table-cell>
          <table:table-cell/>
          <table:table-cell office:value-type="float" office:value="1527.537">
            <text:p>1527.537</text:p>
          </table:table-cell>
          <table:table-cell table:formula="of:=ABS([.D586]-[.D585])" office:value-type="float" office:value="3.42699999999991">
            <text:p>3.427</text:p>
          </table:table-cell>
          <table:table-cell/>
          <table:table-cell office:value-type="float" office:value="2333369.25">
            <text:p>2333369.250</text:p>
          </table:table-cell>
          <table:table-cell table:formula="of:=ABS([.G586]-[.G585])" office:value-type="float" office:value="10481.25">
            <text:p>10481.250</text:p>
          </table:table-cell>
          <table:table-cell table:number-columns-repeated="1016"/>
        </table:table-row>
        <table:table-row table:style-name="ro2">
          <table:table-cell office:value-type="float" office:value="293067">
            <text:p>293067</text:p>
          </table:table-cell>
          <table:table-cell table:formula="of:=[.A587]-[.A586]" office:value-type="float" office:value="111">
            <text:p>111</text:p>
          </table:table-cell>
          <table:table-cell/>
          <table:table-cell office:value-type="float" office:value="1524.111">
            <text:p>1524.111</text:p>
          </table:table-cell>
          <table:table-cell table:formula="of:=ABS([.D587]-[.D586])" office:value-type="float" office:value="3.42599999999993">
            <text:p>3.426</text:p>
          </table:table-cell>
          <table:table-cell/>
          <table:table-cell office:value-type="float" office:value="2322914.75">
            <text:p>2322914.750</text:p>
          </table:table-cell>
          <table:table-cell table:formula="of:=ABS([.G587]-[.G586])" office:value-type="float" office:value="10454.5">
            <text:p>10454.500</text:p>
          </table:table-cell>
          <table:table-cell table:number-columns-repeated="1016"/>
        </table:table-row>
        <table:table-row table:style-name="ro2">
          <table:table-cell office:value-type="float" office:value="293175">
            <text:p>293175</text:p>
          </table:table-cell>
          <table:table-cell table:formula="of:=[.A588]-[.A587]" office:value-type="float" office:value="108">
            <text:p>108</text:p>
          </table:table-cell>
          <table:table-cell/>
          <table:table-cell office:value-type="float" office:value="1520.685">
            <text:p>1520.685</text:p>
          </table:table-cell>
          <table:table-cell table:formula="of:=ABS([.D588]-[.D587])" office:value-type="float" office:value="3.42600000000016">
            <text:p>3.426</text:p>
          </table:table-cell>
          <table:table-cell/>
          <table:table-cell office:value-type="float" office:value="2312482.25">
            <text:p>2312482.250</text:p>
          </table:table-cell>
          <table:table-cell table:formula="of:=ABS([.G588]-[.G587])" office:value-type="float" office:value="10432.5">
            <text:p>10432.500</text:p>
          </table:table-cell>
          <table:table-cell table:number-columns-repeated="1016"/>
        </table:table-row>
        <table:table-row table:style-name="ro2">
          <table:table-cell office:value-type="float" office:value="293280">
            <text:p>293280</text:p>
          </table:table-cell>
          <table:table-cell table:formula="of:=[.A589]-[.A588]" office:value-type="float" office:value="105">
            <text:p>105</text:p>
          </table:table-cell>
          <table:table-cell/>
          <table:table-cell office:value-type="float" office:value="1575.572">
            <text:p>1575.572</text:p>
          </table:table-cell>
          <table:table-cell table:formula="of:=ABS([.D589]-[.D588])" office:value-type="float" office:value="54.8869999999999">
            <text:p>54.887</text:p>
          </table:table-cell>
          <table:table-cell/>
          <table:table-cell office:value-type="float" office:value="2482428.25">
            <text:p>2482428.250</text:p>
          </table:table-cell>
          <table:table-cell table:formula="of:=ABS([.G589]-[.G588])" office:value-type="float" office:value="169946">
            <text:p>169946.000</text:p>
          </table:table-cell>
          <table:table-cell table:number-columns-repeated="1016"/>
        </table:table-row>
        <table:table-row table:style-name="ro2">
          <table:table-cell office:value-type="float" office:value="293387">
            <text:p>293387</text:p>
          </table:table-cell>
          <table:table-cell table:formula="of:=[.A590]-[.A589]" office:value-type="float" office:value="107">
            <text:p>107</text:p>
          </table:table-cell>
          <table:table-cell/>
          <table:table-cell office:value-type="float" office:value="1572.035">
            <text:p>1572.035</text:p>
          </table:table-cell>
          <table:table-cell table:formula="of:=ABS([.D590]-[.D589])" office:value-type="float" office:value="3.53699999999981">
            <text:p>3.537</text:p>
          </table:table-cell>
          <table:table-cell/>
          <table:table-cell office:value-type="float" office:value="2471294">
            <text:p>2471294.000</text:p>
          </table:table-cell>
          <table:table-cell table:formula="of:=ABS([.G590]-[.G589])" office:value-type="float" office:value="11134.25">
            <text:p>11134.250</text:p>
          </table:table-cell>
          <table:table-cell table:number-columns-repeated="1016"/>
        </table:table-row>
        <table:table-row table:style-name="ro2">
          <table:table-cell office:value-type="float" office:value="293493">
            <text:p>293493</text:p>
          </table:table-cell>
          <table:table-cell table:formula="of:=[.A591]-[.A590]" office:value-type="float" office:value="106">
            <text:p>106</text:p>
          </table:table-cell>
          <table:table-cell/>
          <table:table-cell office:value-type="float" office:value="1568.718">
            <text:p>1568.718</text:p>
          </table:table-cell>
          <table:table-cell table:formula="of:=ABS([.D591]-[.D590])" office:value-type="float" office:value="3.31700000000001">
            <text:p>3.317</text:p>
          </table:table-cell>
          <table:table-cell/>
          <table:table-cell office:value-type="float" office:value="2460877">
            <text:p>2460877.000</text:p>
          </table:table-cell>
          <table:table-cell table:formula="of:=ABS([.G591]-[.G590])" office:value-type="float" office:value="10417">
            <text:p>10417.000</text:p>
          </table:table-cell>
          <table:table-cell table:number-columns-repeated="1016"/>
        </table:table-row>
        <table:table-row table:style-name="ro2">
          <table:table-cell office:value-type="float" office:value="293604">
            <text:p>293604</text:p>
          </table:table-cell>
          <table:table-cell table:formula="of:=[.A592]-[.A591]" office:value-type="float" office:value="111">
            <text:p>111</text:p>
          </table:table-cell>
          <table:table-cell/>
          <table:table-cell office:value-type="float" office:value="1565.292">
            <text:p>1565.292</text:p>
          </table:table-cell>
          <table:table-cell table:formula="of:=ABS([.D592]-[.D591])" office:value-type="float" office:value="3.42600000000016">
            <text:p>3.426</text:p>
          </table:table-cell>
          <table:table-cell/>
          <table:table-cell office:value-type="float" office:value="2450139.25">
            <text:p>2450139.250</text:p>
          </table:table-cell>
          <table:table-cell table:formula="of:=ABS([.G592]-[.G591])" office:value-type="float" office:value="10737.75">
            <text:p>10737.750</text:p>
          </table:table-cell>
          <table:table-cell table:number-columns-repeated="1016"/>
        </table:table-row>
        <table:table-row table:style-name="ro2">
          <table:table-cell office:value-type="float" office:value="293710">
            <text:p>293710</text:p>
          </table:table-cell>
          <table:table-cell table:formula="of:=[.A593]-[.A592]" office:value-type="float" office:value="106">
            <text:p>106</text:p>
          </table:table-cell>
          <table:table-cell/>
          <table:table-cell office:value-type="float" office:value="1561.865">
            <text:p>1561.865</text:p>
          </table:table-cell>
          <table:table-cell table:formula="of:=ABS([.D593]-[.D592])" office:value-type="float" office:value="3.42699999999991">
            <text:p>3.427</text:p>
          </table:table-cell>
          <table:table-cell/>
          <table:table-cell office:value-type="float" office:value="2439423">
            <text:p>2439423.000</text:p>
          </table:table-cell>
          <table:table-cell table:formula="of:=ABS([.G593]-[.G592])" office:value-type="float" office:value="10716.25">
            <text:p>10716.250</text:p>
          </table:table-cell>
          <table:table-cell table:number-columns-repeated="1016"/>
        </table:table-row>
        <table:table-row table:style-name="ro2">
          <table:table-cell office:value-type="float" office:value="293816">
            <text:p>293816</text:p>
          </table:table-cell>
          <table:table-cell table:formula="of:=[.A594]-[.A593]" office:value-type="float" office:value="106">
            <text:p>106</text:p>
          </table:table-cell>
          <table:table-cell/>
          <table:table-cell office:value-type="float" office:value="1558.438">
            <text:p>1558.438</text:p>
          </table:table-cell>
          <table:table-cell table:formula="of:=ABS([.D594]-[.D593])" office:value-type="float" office:value="3.42699999999991">
            <text:p>3.427</text:p>
          </table:table-cell>
          <table:table-cell/>
          <table:table-cell office:value-type="float" office:value="2428727.5">
            <text:p>2428727.500</text:p>
          </table:table-cell>
          <table:table-cell table:formula="of:=ABS([.G594]-[.G593])" office:value-type="float" office:value="10695.5">
            <text:p>10695.500</text:p>
          </table:table-cell>
          <table:table-cell table:number-columns-repeated="1016"/>
        </table:table-row>
        <table:table-row table:style-name="ro2">
          <table:table-cell office:value-type="float" office:value="293918">
            <text:p>293918</text:p>
          </table:table-cell>
          <table:table-cell table:formula="of:=[.A595]-[.A594]" office:value-type="float" office:value="102">
            <text:p>102</text:p>
          </table:table-cell>
          <table:table-cell/>
          <table:table-cell office:value-type="float" office:value="1555.011">
            <text:p>1555.011</text:p>
          </table:table-cell>
          <table:table-cell table:formula="of:=ABS([.D595]-[.D594])" office:value-type="float" office:value="3.42700000000013">
            <text:p>3.427</text:p>
          </table:table-cell>
          <table:table-cell/>
          <table:table-cell office:value-type="float" office:value="2418058">
            <text:p>2418058.000</text:p>
          </table:table-cell>
          <table:table-cell table:formula="of:=ABS([.G595]-[.G594])" office:value-type="float" office:value="10669.5">
            <text:p>10669.500</text:p>
          </table:table-cell>
          <table:table-cell table:number-columns-repeated="1016"/>
        </table:table-row>
        <table:table-row table:style-name="ro2">
          <table:table-cell office:value-type="float" office:value="294019">
            <text:p>294019</text:p>
          </table:table-cell>
          <table:table-cell table:formula="of:=[.A596]-[.A595]" office:value-type="float" office:value="101">
            <text:p>101</text:p>
          </table:table-cell>
          <table:table-cell/>
          <table:table-cell office:value-type="float" office:value="1551.584">
            <text:p>1551.584</text:p>
          </table:table-cell>
          <table:table-cell table:formula="of:=ABS([.D596]-[.D595])" office:value-type="float" office:value="3.42699999999991">
            <text:p>3.427</text:p>
          </table:table-cell>
          <table:table-cell/>
          <table:table-cell office:value-type="float" office:value="2407412.25">
            <text:p>2407412.250</text:p>
          </table:table-cell>
          <table:table-cell table:formula="of:=ABS([.G596]-[.G595])" office:value-type="float" office:value="10645.75">
            <text:p>10645.750</text:p>
          </table:table-cell>
          <table:table-cell table:number-columns-repeated="1016"/>
        </table:table-row>
        <table:table-row table:style-name="ro2">
          <table:table-cell office:value-type="float" office:value="294121">
            <text:p>294121</text:p>
          </table:table-cell>
          <table:table-cell table:formula="of:=[.A597]-[.A596]" office:value-type="float" office:value="102">
            <text:p>102</text:p>
          </table:table-cell>
          <table:table-cell/>
          <table:table-cell office:value-type="float" office:value="1548.157">
            <text:p>1548.157</text:p>
          </table:table-cell>
          <table:table-cell table:formula="of:=ABS([.D597]-[.D596])" office:value-type="float" office:value="3.42700000000013">
            <text:p>3.427</text:p>
          </table:table-cell>
          <table:table-cell/>
          <table:table-cell office:value-type="float" office:value="2396790.25">
            <text:p>2396790.250</text:p>
          </table:table-cell>
          <table:table-cell table:formula="of:=ABS([.G597]-[.G596])" office:value-type="float" office:value="10622">
            <text:p>10622.000</text:p>
          </table:table-cell>
          <table:table-cell table:number-columns-repeated="1016"/>
        </table:table-row>
        <table:table-row table:style-name="ro2">
          <table:table-cell office:value-type="float" office:value="294226">
            <text:p>294226</text:p>
          </table:table-cell>
          <table:table-cell table:formula="of:=[.A598]-[.A597]" office:value-type="float" office:value="105">
            <text:p>105</text:p>
          </table:table-cell>
          <table:table-cell/>
          <table:table-cell office:value-type="float" office:value="1544.73">
            <text:p>1544.730</text:p>
          </table:table-cell>
          <table:table-cell table:formula="of:=ABS([.D598]-[.D597])" office:value-type="float" office:value="3.42699999999991">
            <text:p>3.427</text:p>
          </table:table-cell>
          <table:table-cell/>
          <table:table-cell office:value-type="float" office:value="2386192">
            <text:p>2386192.000</text:p>
          </table:table-cell>
          <table:table-cell table:formula="of:=ABS([.G598]-[.G597])" office:value-type="float" office:value="10598.25">
            <text:p>10598.250</text:p>
          </table:table-cell>
          <table:table-cell table:number-columns-repeated="1016"/>
        </table:table-row>
        <table:table-row table:style-name="ro2">
          <table:table-cell office:value-type="float" office:value="294333">
            <text:p>294333</text:p>
          </table:table-cell>
          <table:table-cell table:formula="of:=[.A599]-[.A598]" office:value-type="float" office:value="107">
            <text:p>107</text:p>
          </table:table-cell>
          <table:table-cell/>
          <table:table-cell office:value-type="float" office:value="1600.342">
            <text:p>1600.342</text:p>
          </table:table-cell>
          <table:table-cell table:formula="of:=ABS([.D599]-[.D598])" office:value-type="float" office:value="55.6120000000001">
            <text:p>55.612</text:p>
          </table:table-cell>
          <table:table-cell/>
          <table:table-cell office:value-type="float" office:value="2561094.25">
            <text:p>2561094.250</text:p>
          </table:table-cell>
          <table:table-cell table:formula="of:=ABS([.G599]-[.G598])" office:value-type="float" office:value="174902.25">
            <text:p>174902.250</text:p>
          </table:table-cell>
          <table:table-cell table:number-columns-repeated="1016"/>
        </table:table-row>
        <table:table-row table:style-name="ro2">
          <table:table-cell office:value-type="float" office:value="294436">
            <text:p>294436</text:p>
          </table:table-cell>
          <table:table-cell table:formula="of:=[.A600]-[.A599]" office:value-type="float" office:value="103">
            <text:p>103</text:p>
          </table:table-cell>
          <table:table-cell/>
          <table:table-cell office:value-type="float" office:value="1596.806">
            <text:p>1596.806</text:p>
          </table:table-cell>
          <table:table-cell table:formula="of:=ABS([.D600]-[.D599])" office:value-type="float" office:value="3.53600000000006">
            <text:p>3.536</text:p>
          </table:table-cell>
          <table:table-cell/>
          <table:table-cell office:value-type="float" office:value="2549789.5">
            <text:p>2549789.500</text:p>
          </table:table-cell>
          <table:table-cell table:formula="of:=ABS([.G600]-[.G599])" office:value-type="float" office:value="11304.75">
            <text:p>11304.750</text:p>
          </table:table-cell>
          <table:table-cell table:number-columns-repeated="1016"/>
        </table:table-row>
        <table:table-row table:style-name="ro2">
          <table:table-cell office:value-type="float" office:value="294537">
            <text:p>294537</text:p>
          </table:table-cell>
          <table:table-cell table:formula="of:=[.A601]-[.A600]" office:value-type="float" office:value="101">
            <text:p>101</text:p>
          </table:table-cell>
          <table:table-cell/>
          <table:table-cell office:value-type="float" office:value="1593.488">
            <text:p>1593.488</text:p>
          </table:table-cell>
          <table:table-cell table:formula="of:=ABS([.D601]-[.D600])" office:value-type="float" office:value="3.31799999999998">
            <text:p>3.318</text:p>
          </table:table-cell>
          <table:table-cell/>
          <table:table-cell office:value-type="float" office:value="2539202.75">
            <text:p>2539202.750</text:p>
          </table:table-cell>
          <table:table-cell table:formula="of:=ABS([.G601]-[.G600])" office:value-type="float" office:value="10586.75">
            <text:p>10586.750</text:p>
          </table:table-cell>
          <table:table-cell table:number-columns-repeated="1016"/>
        </table:table-row>
        <table:table-row table:style-name="ro2">
          <table:table-cell office:value-type="float" office:value="294646">
            <text:p>294646</text:p>
          </table:table-cell>
          <table:table-cell table:formula="of:=[.A602]-[.A601]" office:value-type="float" office:value="109">
            <text:p>109</text:p>
          </table:table-cell>
          <table:table-cell/>
          <table:table-cell office:value-type="float" office:value="1590.061">
            <text:p>1590.061</text:p>
          </table:table-cell>
          <table:table-cell table:formula="of:=ABS([.D602]-[.D601])" office:value-type="float" office:value="3.42700000000013">
            <text:p>3.427</text:p>
          </table:table-cell>
          <table:table-cell/>
          <table:table-cell office:value-type="float" office:value="2528292.75">
            <text:p>2528292.750</text:p>
          </table:table-cell>
          <table:table-cell table:formula="of:=ABS([.G602]-[.G601])" office:value-type="float" office:value="10910">
            <text:p>10910.000</text:p>
          </table:table-cell>
          <table:table-cell table:number-columns-repeated="1016"/>
        </table:table-row>
        <table:table-row table:style-name="ro2">
          <table:table-cell office:value-type="float" office:value="294756">
            <text:p>294756</text:p>
          </table:table-cell>
          <table:table-cell table:formula="of:=[.A603]-[.A602]" office:value-type="float" office:value="110">
            <text:p>110</text:p>
          </table:table-cell>
          <table:table-cell/>
          <table:table-cell office:value-type="float" office:value="1586.634">
            <text:p>1586.634</text:p>
          </table:table-cell>
          <table:table-cell table:formula="of:=ABS([.D603]-[.D602])" office:value-type="float" office:value="3.42699999999991">
            <text:p>3.427</text:p>
          </table:table-cell>
          <table:table-cell/>
          <table:table-cell office:value-type="float" office:value="2517406">
            <text:p>2517406.000</text:p>
          </table:table-cell>
          <table:table-cell table:formula="of:=ABS([.G603]-[.G602])" office:value-type="float" office:value="10886.75">
            <text:p>10886.750</text:p>
          </table:table-cell>
          <table:table-cell table:number-columns-repeated="1016"/>
        </table:table-row>
        <table:table-row table:style-name="ro2">
          <table:table-cell office:value-type="float" office:value="294866">
            <text:p>294866</text:p>
          </table:table-cell>
          <table:table-cell table:formula="of:=[.A604]-[.A603]" office:value-type="float" office:value="110">
            <text:p>110</text:p>
          </table:table-cell>
          <table:table-cell/>
          <table:table-cell office:value-type="float" office:value="1583.206">
            <text:p>1583.206</text:p>
          </table:table-cell>
          <table:table-cell table:formula="of:=ABS([.D604]-[.D603])" office:value-type="float" office:value="3.42800000000011">
            <text:p>3.428</text:p>
          </table:table-cell>
          <table:table-cell/>
          <table:table-cell office:value-type="float" office:value="2506542.75">
            <text:p>2506542.750</text:p>
          </table:table-cell>
          <table:table-cell table:formula="of:=ABS([.G604]-[.G603])" office:value-type="float" office:value="10863.25">
            <text:p>10863.250</text:p>
          </table:table-cell>
          <table:table-cell table:number-columns-repeated="1016"/>
        </table:table-row>
        <table:table-row table:style-name="ro2">
          <table:table-cell office:value-type="float" office:value="294970">
            <text:p>294970</text:p>
          </table:table-cell>
          <table:table-cell table:formula="of:=[.A605]-[.A604]" office:value-type="float" office:value="104">
            <text:p>104</text:p>
          </table:table-cell>
          <table:table-cell/>
          <table:table-cell office:value-type="float" office:value="1579.78">
            <text:p>1579.780</text:p>
          </table:table-cell>
          <table:table-cell table:formula="of:=ABS([.D605]-[.D604])" office:value-type="float" office:value="3.42599999999993">
            <text:p>3.426</text:p>
          </table:table-cell>
          <table:table-cell/>
          <table:table-cell office:value-type="float" office:value="2495703.25">
            <text:p>2495703.250</text:p>
          </table:table-cell>
          <table:table-cell table:formula="of:=ABS([.G605]-[.G604])" office:value-type="float" office:value="10839.5">
            <text:p>10839.500</text:p>
          </table:table-cell>
          <table:table-cell table:number-columns-repeated="1016"/>
        </table:table-row>
        <table:table-row table:style-name="ro2">
          <table:table-cell office:value-type="float" office:value="295073">
            <text:p>295073</text:p>
          </table:table-cell>
          <table:table-cell table:formula="of:=[.A606]-[.A605]" office:value-type="float" office:value="103">
            <text:p>103</text:p>
          </table:table-cell>
          <table:table-cell/>
          <table:table-cell office:value-type="float" office:value="1576.353">
            <text:p>1576.353</text:p>
          </table:table-cell>
          <table:table-cell table:formula="of:=ABS([.D606]-[.D605])" office:value-type="float" office:value="3.42699999999991">
            <text:p>3.427</text:p>
          </table:table-cell>
          <table:table-cell/>
          <table:table-cell office:value-type="float" office:value="2484887.25">
            <text:p>2484887.250</text:p>
          </table:table-cell>
          <table:table-cell table:formula="of:=ABS([.G606]-[.G605])" office:value-type="float" office:value="10816">
            <text:p>10816.000</text:p>
          </table:table-cell>
          <table:table-cell table:number-columns-repeated="1016"/>
        </table:table-row>
        <table:table-row table:style-name="ro2">
          <table:table-cell office:value-type="float" office:value="295185">
            <text:p>295185</text:p>
          </table:table-cell>
          <table:table-cell table:formula="of:=[.A607]-[.A606]" office:value-type="float" office:value="112">
            <text:p>112</text:p>
          </table:table-cell>
          <table:table-cell/>
          <table:table-cell office:value-type="float" office:value="1622.248">
            <text:p>1622.248</text:p>
          </table:table-cell>
          <table:table-cell table:formula="of:=ABS([.D607]-[.D606])" office:value-type="float" office:value="45.895">
            <text:p>45.895</text:p>
          </table:table-cell>
          <table:table-cell/>
          <table:table-cell office:value-type="float" office:value="2631687">
            <text:p>2631687.000</text:p>
          </table:table-cell>
          <table:table-cell table:formula="of:=ABS([.G607]-[.G606])" office:value-type="float" office:value="146799.75">
            <text:p>146799.750</text:p>
          </table:table-cell>
          <table:table-cell table:number-columns-repeated="1016"/>
        </table:table-row>
        <table:table-row table:style-name="ro2">
          <table:table-cell office:value-type="float" office:value="295294">
            <text:p>295294</text:p>
          </table:table-cell>
          <table:table-cell table:formula="of:=[.A608]-[.A607]" office:value-type="float" office:value="109">
            <text:p>109</text:p>
          </table:table-cell>
          <table:table-cell/>
          <table:table-cell office:value-type="float" office:value="1618.712">
            <text:p>1618.712</text:p>
          </table:table-cell>
          <table:table-cell table:formula="of:=ABS([.D608]-[.D607])" office:value-type="float" office:value="3.53600000000006">
            <text:p>3.536</text:p>
          </table:table-cell>
          <table:table-cell/>
          <table:table-cell office:value-type="float" office:value="2620229.5">
            <text:p>2620229.500</text:p>
          </table:table-cell>
          <table:table-cell table:formula="of:=ABS([.G608]-[.G607])" office:value-type="float" office:value="11457.5">
            <text:p>11457.500</text:p>
          </table:table-cell>
          <table:table-cell table:number-columns-repeated="1016"/>
        </table:table-row>
        <table:table-row table:style-name="ro2">
          <table:table-cell office:value-type="float" office:value="295396">
            <text:p>295396</text:p>
          </table:table-cell>
          <table:table-cell table:formula="of:=[.A609]-[.A608]" office:value-type="float" office:value="102">
            <text:p>102</text:p>
          </table:table-cell>
          <table:table-cell/>
          <table:table-cell office:value-type="float" office:value="1632.722">
            <text:p>1632.722</text:p>
          </table:table-cell>
          <table:table-cell table:formula="of:=ABS([.D609]-[.D608])" office:value-type="float" office:value="14.01">
            <text:p>14.010</text:p>
          </table:table-cell>
          <table:table-cell/>
          <table:table-cell office:value-type="float" office:value="2665780.25">
            <text:p>2665780.250</text:p>
          </table:table-cell>
          <table:table-cell table:formula="of:=ABS([.G609]-[.G608])" office:value-type="float" office:value="45550.75">
            <text:p>45550.750</text:p>
          </table:table-cell>
          <table:table-cell table:number-columns-repeated="1016"/>
        </table:table-row>
        <table:table-row table:style-name="ro2">
          <table:table-cell office:value-type="float" office:value="295500">
            <text:p>295500</text:p>
          </table:table-cell>
          <table:table-cell table:formula="of:=[.A610]-[.A609]" office:value-type="float" office:value="104">
            <text:p>104</text:p>
          </table:table-cell>
          <table:table-cell/>
          <table:table-cell office:value-type="float" office:value="1629.187">
            <text:p>1629.187</text:p>
          </table:table-cell>
          <table:table-cell table:formula="of:=ABS([.D610]-[.D609])" office:value-type="float" office:value="3.53500000000008">
            <text:p>3.535</text:p>
          </table:table-cell>
          <table:table-cell/>
          <table:table-cell office:value-type="float" office:value="2654249.75">
            <text:p>2654249.750</text:p>
          </table:table-cell>
          <table:table-cell table:formula="of:=ABS([.G610]-[.G609])" office:value-type="float" office:value="11530.5">
            <text:p>11530.500</text:p>
          </table:table-cell>
          <table:table-cell table:number-columns-repeated="1016"/>
        </table:table-row>
        <table:table-row table:style-name="ro2">
          <table:table-cell office:value-type="float" office:value="295602">
            <text:p>295602</text:p>
          </table:table-cell>
          <table:table-cell table:formula="of:=[.A611]-[.A610]" office:value-type="float" office:value="102">
            <text:p>102</text:p>
          </table:table-cell>
          <table:table-cell/>
          <table:table-cell office:value-type="float" office:value="1625.867">
            <text:p>1625.867</text:p>
          </table:table-cell>
          <table:table-cell table:formula="of:=ABS([.D611]-[.D610])" office:value-type="float" office:value="3.31999999999994">
            <text:p>3.320</text:p>
          </table:table-cell>
          <table:table-cell/>
          <table:table-cell office:value-type="float" office:value="2643443.5">
            <text:p>2643443.500</text:p>
          </table:table-cell>
          <table:table-cell table:formula="of:=ABS([.G611]-[.G610])" office:value-type="float" office:value="10806.25">
            <text:p>10806.250</text:p>
          </table:table-cell>
          <table:table-cell table:number-columns-repeated="1016"/>
        </table:table-row>
        <table:table-row table:style-name="ro2">
          <table:table-cell office:value-type="float" office:value="295703">
            <text:p>295703</text:p>
          </table:table-cell>
          <table:table-cell table:formula="of:=[.A612]-[.A611]" office:value-type="float" office:value="101">
            <text:p>101</text:p>
          </table:table-cell>
          <table:table-cell/>
          <table:table-cell office:value-type="float" office:value="1622.44">
            <text:p>1622.440</text:p>
          </table:table-cell>
          <table:table-cell table:formula="of:=ABS([.D612]-[.D611])" office:value-type="float" office:value="3.42699999999991">
            <text:p>3.427</text:p>
          </table:table-cell>
          <table:table-cell/>
          <table:table-cell office:value-type="float" office:value="2632310.75">
            <text:p>2632310.750</text:p>
          </table:table-cell>
          <table:table-cell table:formula="of:=ABS([.G612]-[.G611])" office:value-type="float" office:value="11132.75">
            <text:p>11132.750</text:p>
          </table:table-cell>
          <table:table-cell table:number-columns-repeated="1016"/>
        </table:table-row>
        <table:table-row table:style-name="ro2">
          <table:table-cell office:value-type="float" office:value="295804">
            <text:p>295804</text:p>
          </table:table-cell>
          <table:table-cell table:formula="of:=[.A613]-[.A612]" office:value-type="float" office:value="101">
            <text:p>101</text:p>
          </table:table-cell>
          <table:table-cell/>
          <table:table-cell office:value-type="float" office:value="1619.012">
            <text:p>1619.012</text:p>
          </table:table-cell>
          <table:table-cell table:formula="of:=ABS([.D613]-[.D612])" office:value-type="float" office:value="3.42800000000011">
            <text:p>3.428</text:p>
          </table:table-cell>
          <table:table-cell/>
          <table:table-cell office:value-type="float" office:value="2621201.25">
            <text:p>2621201.250</text:p>
          </table:table-cell>
          <table:table-cell table:formula="of:=ABS([.G613]-[.G612])" office:value-type="float" office:value="11109.5">
            <text:p>11109.500</text:p>
          </table:table-cell>
          <table:table-cell table:number-columns-repeated="1016"/>
        </table:table-row>
        <table:table-row table:style-name="ro2">
          <table:table-cell office:value-type="float" office:value="295910">
            <text:p>295910</text:p>
          </table:table-cell>
          <table:table-cell table:formula="of:=[.A614]-[.A613]" office:value-type="float" office:value="106">
            <text:p>106</text:p>
          </table:table-cell>
          <table:table-cell/>
          <table:table-cell office:value-type="float" office:value="1639.751">
            <text:p>1639.751</text:p>
          </table:table-cell>
          <table:table-cell table:formula="of:=ABS([.D614]-[.D613])" office:value-type="float" office:value="20.739">
            <text:p>20.739</text:p>
          </table:table-cell>
          <table:table-cell/>
          <table:table-cell office:value-type="float" office:value="2688784.75">
            <text:p>2688784.750</text:p>
          </table:table-cell>
          <table:table-cell table:formula="of:=ABS([.G614]-[.G613])" office:value-type="float" office:value="67583.5">
            <text:p>67583.500</text:p>
          </table:table-cell>
          <table:table-cell table:number-columns-repeated="1016"/>
        </table:table-row>
        <table:table-row table:style-name="ro2">
          <table:table-cell office:value-type="float" office:value="296017">
            <text:p>296017</text:p>
          </table:table-cell>
          <table:table-cell table:formula="of:=[.A615]-[.A614]" office:value-type="float" office:value="107">
            <text:p>107</text:p>
          </table:table-cell>
          <table:table-cell/>
          <table:table-cell office:value-type="float" office:value="1636.216">
            <text:p>1636.216</text:p>
          </table:table-cell>
          <table:table-cell table:formula="of:=ABS([.D615]-[.D614])" office:value-type="float" office:value="3.53500000000008">
            <text:p>3.535</text:p>
          </table:table-cell>
          <table:table-cell/>
          <table:table-cell office:value-type="float" office:value="2677203.75">
            <text:p>2677203.750</text:p>
          </table:table-cell>
          <table:table-cell table:formula="of:=ABS([.G615]-[.G614])" office:value-type="float" office:value="11581">
            <text:p>11581.000</text:p>
          </table:table-cell>
          <table:table-cell table:number-columns-repeated="1016"/>
        </table:table-row>
        <table:table-row table:style-name="ro2">
          <table:table-cell office:value-type="float" office:value="296128">
            <text:p>296128</text:p>
          </table:table-cell>
          <table:table-cell table:formula="of:=[.A616]-[.A615]" office:value-type="float" office:value="111">
            <text:p>111</text:p>
          </table:table-cell>
          <table:table-cell/>
          <table:table-cell office:value-type="float" office:value="1650.449">
            <text:p>1650.449</text:p>
          </table:table-cell>
          <table:table-cell table:formula="of:=ABS([.D616]-[.D615])" office:value-type="float" office:value="14.2330000000002">
            <text:p>14.233</text:p>
          </table:table-cell>
          <table:table-cell/>
          <table:table-cell office:value-type="float" office:value="2723981.25">
            <text:p>2723981.250</text:p>
          </table:table-cell>
          <table:table-cell table:formula="of:=ABS([.G616]-[.G615])" office:value-type="float" office:value="46777.5">
            <text:p>46777.500</text:p>
          </table:table-cell>
          <table:table-cell table:number-columns-repeated="1016"/>
        </table:table-row>
        <table:table-row table:style-name="ro2">
          <table:table-cell office:value-type="float" office:value="296237">
            <text:p>296237</text:p>
          </table:table-cell>
          <table:table-cell table:formula="of:=[.A617]-[.A616]" office:value-type="float" office:value="109">
            <text:p>109</text:p>
          </table:table-cell>
          <table:table-cell/>
          <table:table-cell office:value-type="float" office:value="1646.914">
            <text:p>1646.914</text:p>
          </table:table-cell>
          <table:table-cell table:formula="of:=ABS([.D617]-[.D616])" office:value-type="float" office:value="3.53500000000008">
            <text:p>3.535</text:p>
          </table:table-cell>
          <table:table-cell/>
          <table:table-cell office:value-type="float" office:value="2712325">
            <text:p>2712325.000</text:p>
          </table:table-cell>
          <table:table-cell table:formula="of:=ABS([.G617]-[.G616])" office:value-type="float" office:value="11656.25">
            <text:p>11656.250</text:p>
          </table:table-cell>
          <table:table-cell table:number-columns-repeated="1016"/>
        </table:table-row>
        <table:table-row table:style-name="ro2">
          <table:table-cell office:value-type="float" office:value="296343">
            <text:p>296343</text:p>
          </table:table-cell>
          <table:table-cell table:formula="of:=[.A618]-[.A617]" office:value-type="float" office:value="106">
            <text:p>106</text:p>
          </table:table-cell>
          <table:table-cell/>
          <table:table-cell office:value-type="float" office:value="1660.952">
            <text:p>1660.952</text:p>
          </table:table-cell>
          <table:table-cell table:formula="of:=ABS([.D618]-[.D617])" office:value-type="float" office:value="14.038">
            <text:p>14.038</text:p>
          </table:table-cell>
          <table:table-cell/>
          <table:table-cell office:value-type="float" office:value="2758760">
            <text:p>2758760.000</text:p>
          </table:table-cell>
          <table:table-cell table:formula="of:=ABS([.G618]-[.G617])" office:value-type="float" office:value="46435">
            <text:p>46435.000</text:p>
          </table:table-cell>
          <table:table-cell table:number-columns-repeated="1016"/>
        </table:table-row>
        <table:table-row table:style-name="ro2">
          <table:table-cell office:value-type="float" office:value="296448">
            <text:p>296448</text:p>
          </table:table-cell>
          <table:table-cell table:formula="of:=[.A619]-[.A618]" office:value-type="float" office:value="105">
            <text:p>105</text:p>
          </table:table-cell>
          <table:table-cell/>
          <table:table-cell office:value-type="float" office:value="1657.416">
            <text:p>1657.416</text:p>
          </table:table-cell>
          <table:table-cell table:formula="of:=ABS([.D619]-[.D618])" office:value-type="float" office:value="3.53600000000006">
            <text:p>3.536</text:p>
          </table:table-cell>
          <table:table-cell/>
          <table:table-cell office:value-type="float" office:value="2747027.75">
            <text:p>2747027.750</text:p>
          </table:table-cell>
          <table:table-cell table:formula="of:=ABS([.G619]-[.G618])" office:value-type="float" office:value="11732.25">
            <text:p>11732.250</text:p>
          </table:table-cell>
          <table:table-cell table:number-columns-repeated="1016"/>
        </table:table-row>
        <table:table-row table:style-name="ro2">
          <table:table-cell office:value-type="float" office:value="296557">
            <text:p>296557</text:p>
          </table:table-cell>
          <table:table-cell table:formula="of:=[.A620]-[.A619]" office:value-type="float" office:value="109">
            <text:p>109</text:p>
          </table:table-cell>
          <table:table-cell/>
          <table:table-cell office:value-type="float" office:value="1654.097">
            <text:p>1654.097</text:p>
          </table:table-cell>
          <table:table-cell table:formula="of:=ABS([.D620]-[.D619])" office:value-type="float" office:value="3.31899999999996">
            <text:p>3.319</text:p>
          </table:table-cell>
          <table:table-cell/>
          <table:table-cell office:value-type="float" office:value="2736037.25">
            <text:p>2736037.250</text:p>
          </table:table-cell>
          <table:table-cell table:formula="of:=ABS([.G620]-[.G619])" office:value-type="float" office:value="10990.5">
            <text:p>10990.500</text:p>
          </table:table-cell>
          <table:table-cell table:number-columns-repeated="1016"/>
        </table:table-row>
        <table:table-row table:style-name="ro2">
          <table:table-cell office:value-type="float" office:value="296854">
            <text:p>296854</text:p>
          </table:table-cell>
          <table:table-cell table:formula="of:=[.A621]-[.A620]" office:value-type="float" office:value="297">
            <text:p>297</text:p>
          </table:table-cell>
          <table:table-cell/>
          <table:table-cell office:value-type="float" office:value="1650.67">
            <text:p>1650.670</text:p>
          </table:table-cell>
          <table:table-cell table:formula="of:=ABS([.D621]-[.D620])" office:value-type="float" office:value="3.42699999999991">
            <text:p>3.427</text:p>
          </table:table-cell>
          <table:table-cell/>
          <table:table-cell office:value-type="float" office:value="2724711.5">
            <text:p>2724711.500</text:p>
          </table:table-cell>
          <table:table-cell table:formula="of:=ABS([.G621]-[.G620])" office:value-type="float" office:value="11325.75">
            <text:p>11325.750</text:p>
          </table:table-cell>
          <table:table-cell table:number-columns-repeated="1016"/>
        </table:table-row>
        <table:table-row table:style-name="ro2">
          <table:table-cell office:value-type="float" office:value="296957">
            <text:p>296957</text:p>
          </table:table-cell>
          <table:table-cell table:formula="of:=[.A622]-[.A621]" office:value-type="float" office:value="103">
            <text:p>103</text:p>
          </table:table-cell>
          <table:table-cell/>
          <table:table-cell office:value-type="float" office:value="1647.243">
            <text:p>1647.243</text:p>
          </table:table-cell>
          <table:table-cell table:formula="of:=ABS([.D622]-[.D621])" office:value-type="float" office:value="3.42700000000013">
            <text:p>3.427</text:p>
          </table:table-cell>
          <table:table-cell/>
          <table:table-cell office:value-type="float" office:value="2713408.5">
            <text:p>2713408.500</text:p>
          </table:table-cell>
          <table:table-cell table:formula="of:=ABS([.G622]-[.G621])" office:value-type="float" office:value="11303">
            <text:p>11303.000</text:p>
          </table:table-cell>
          <table:table-cell table:number-columns-repeated="1016"/>
        </table:table-row>
        <table:table-row table:style-name="ro2">
          <table:table-cell office:value-type="float" office:value="297068">
            <text:p>297068</text:p>
          </table:table-cell>
          <table:table-cell table:formula="of:=[.A623]-[.A622]" office:value-type="float" office:value="111">
            <text:p>111</text:p>
          </table:table-cell>
          <table:table-cell/>
          <table:table-cell office:value-type="float" office:value="1643.816">
            <text:p>1643.816</text:p>
          </table:table-cell>
          <table:table-cell table:formula="of:=ABS([.D623]-[.D622])" office:value-type="float" office:value="3.42699999999991">
            <text:p>3.427</text:p>
          </table:table-cell>
          <table:table-cell/>
          <table:table-cell office:value-type="float" office:value="2702129.75">
            <text:p>2702129.750</text:p>
          </table:table-cell>
          <table:table-cell table:formula="of:=ABS([.G623]-[.G622])" office:value-type="float" office:value="11278.75">
            <text:p>11278.750</text:p>
          </table:table-cell>
          <table:table-cell table:number-columns-repeated="1016"/>
        </table:table-row>
        <table:table-row table:style-name="ro2">
          <table:table-cell office:value-type="float" office:value="297180">
            <text:p>297180</text:p>
          </table:table-cell>
          <table:table-cell table:formula="of:=[.A624]-[.A623]" office:value-type="float" office:value="112">
            <text:p>112</text:p>
          </table:table-cell>
          <table:table-cell/>
          <table:table-cell office:value-type="float" office:value="1640.389">
            <text:p>1640.389</text:p>
          </table:table-cell>
          <table:table-cell table:formula="of:=ABS([.D624]-[.D623])" office:value-type="float" office:value="3.42700000000013">
            <text:p>3.427</text:p>
          </table:table-cell>
          <table:table-cell/>
          <table:table-cell office:value-type="float" office:value="2690874.75">
            <text:p>2690874.750</text:p>
          </table:table-cell>
          <table:table-cell table:formula="of:=ABS([.G624]-[.G623])" office:value-type="float" office:value="11255">
            <text:p>11255.000</text:p>
          </table:table-cell>
          <table:table-cell table:number-columns-repeated="1016"/>
        </table:table-row>
        <table:table-row table:style-name="ro2">
          <table:table-cell office:value-type="float" office:value="297285">
            <text:p>297285</text:p>
          </table:table-cell>
          <table:table-cell table:formula="of:=[.A625]-[.A624]" office:value-type="float" office:value="105">
            <text:p>105</text:p>
          </table:table-cell>
          <table:table-cell/>
          <table:table-cell office:value-type="float" office:value="1636.961">
            <text:p>1636.961</text:p>
          </table:table-cell>
          <table:table-cell table:formula="of:=ABS([.D625]-[.D624])" office:value-type="float" office:value="3.42799999999988">
            <text:p>3.428</text:p>
          </table:table-cell>
          <table:table-cell/>
          <table:table-cell office:value-type="float" office:value="2679642.75">
            <text:p>2679642.750</text:p>
          </table:table-cell>
          <table:table-cell table:formula="of:=ABS([.G625]-[.G624])" office:value-type="float" office:value="11232">
            <text:p>11232.000</text:p>
          </table:table-cell>
          <table:table-cell table:number-columns-repeated="1016"/>
        </table:table-row>
        <table:table-row table:style-name="ro2">
          <table:table-cell office:value-type="float" office:value="297396">
            <text:p>297396</text:p>
          </table:table-cell>
          <table:table-cell table:formula="of:=[.A626]-[.A625]" office:value-type="float" office:value="111">
            <text:p>111</text:p>
          </table:table-cell>
          <table:table-cell/>
          <table:table-cell office:value-type="float" office:value="1687.552">
            <text:p>1687.552</text:p>
          </table:table-cell>
          <table:table-cell table:formula="of:=ABS([.D626]-[.D625])" office:value-type="float" office:value="50.5909999999999">
            <text:p>50.591</text:p>
          </table:table-cell>
          <table:table-cell/>
          <table:table-cell office:value-type="float" office:value="2847832.5">
            <text:p>2847832.500</text:p>
          </table:table-cell>
          <table:table-cell table:formula="of:=ABS([.G626]-[.G625])" office:value-type="float" office:value="168189.75">
            <text:p>168189.750</text:p>
          </table:table-cell>
          <table:table-cell table:number-columns-repeated="1016"/>
        </table:table-row>
        <table:table-row table:style-name="ro2">
          <table:table-cell office:value-type="float" office:value="297506">
            <text:p>297506</text:p>
          </table:table-cell>
          <table:table-cell table:formula="of:=[.A627]-[.A626]" office:value-type="float" office:value="110">
            <text:p>110</text:p>
          </table:table-cell>
          <table:table-cell/>
          <table:table-cell office:value-type="float" office:value="1684.008">
            <text:p>1684.008</text:p>
          </table:table-cell>
          <table:table-cell table:formula="of:=ABS([.D627]-[.D626])" office:value-type="float" office:value="3.54399999999987">
            <text:p>3.544</text:p>
          </table:table-cell>
          <table:table-cell/>
          <table:table-cell office:value-type="float" office:value="2835884.25">
            <text:p>2835884.250</text:p>
          </table:table-cell>
          <table:table-cell table:formula="of:=ABS([.G627]-[.G626])" office:value-type="float" office:value="11948.25">
            <text:p>11948.250</text:p>
          </table:table-cell>
          <table:table-cell table:number-columns-repeated="1016"/>
        </table:table-row>
        <table:table-row table:style-name="ro2">
          <table:table-cell office:value-type="float" office:value="297617">
            <text:p>297617</text:p>
          </table:table-cell>
          <table:table-cell table:formula="of:=[.A628]-[.A627]" office:value-type="float" office:value="111">
            <text:p>111</text:p>
          </table:table-cell>
          <table:table-cell/>
          <table:table-cell office:value-type="float" office:value="1680.702">
            <text:p>1680.702</text:p>
          </table:table-cell>
          <table:table-cell table:formula="of:=ABS([.D628]-[.D627])" office:value-type="float" office:value="3.30600000000004">
            <text:p>3.306</text:p>
          </table:table-cell>
          <table:table-cell/>
          <table:table-cell office:value-type="float" office:value="2824758.5">
            <text:p>2824758.500</text:p>
          </table:table-cell>
          <table:table-cell table:formula="of:=ABS([.G628]-[.G627])" office:value-type="float" office:value="11125.75">
            <text:p>11125.750</text:p>
          </table:table-cell>
          <table:table-cell table:number-columns-repeated="1016"/>
        </table:table-row>
        <table:table-row table:style-name="ro2">
          <table:table-cell office:value-type="float" office:value="297720">
            <text:p>297720</text:p>
          </table:table-cell>
          <table:table-cell table:formula="of:=[.A629]-[.A628]" office:value-type="float" office:value="103">
            <text:p>103</text:p>
          </table:table-cell>
          <table:table-cell/>
          <table:table-cell office:value-type="float" office:value="1677.277">
            <text:p>1677.277</text:p>
          </table:table-cell>
          <table:table-cell table:formula="of:=ABS([.D629]-[.D628])" office:value-type="float" office:value="3.42499999999995">
            <text:p>3.425</text:p>
          </table:table-cell>
          <table:table-cell/>
          <table:table-cell office:value-type="float" office:value="2813257">
            <text:p>2813257.000</text:p>
          </table:table-cell>
          <table:table-cell table:formula="of:=ABS([.G629]-[.G628])" office:value-type="float" office:value="11501.5">
            <text:p>11501.500</text:p>
          </table:table-cell>
          <table:table-cell table:number-columns-repeated="1016"/>
        </table:table-row>
        <table:table-row table:style-name="ro2">
          <table:table-cell office:value-type="float" office:value="297825">
            <text:p>297825</text:p>
          </table:table-cell>
          <table:table-cell table:formula="of:=[.A630]-[.A629]" office:value-type="float" office:value="105">
            <text:p>105</text:p>
          </table:table-cell>
          <table:table-cell/>
          <table:table-cell office:value-type="float" office:value="1673.852">
            <text:p>1673.852</text:p>
          </table:table-cell>
          <table:table-cell table:formula="of:=ABS([.D630]-[.D629])" office:value-type="float" office:value="3.42499999999995">
            <text:p>3.425</text:p>
          </table:table-cell>
          <table:table-cell/>
          <table:table-cell office:value-type="float" office:value="2801779">
            <text:p>2801779.000</text:p>
          </table:table-cell>
          <table:table-cell table:formula="of:=ABS([.G630]-[.G629])" office:value-type="float" office:value="11478">
            <text:p>11478.000</text:p>
          </table:table-cell>
          <table:table-cell table:number-columns-repeated="1016"/>
        </table:table-row>
        <table:table-row table:style-name="ro2">
          <table:table-cell office:value-type="float" office:value="297937">
            <text:p>297937</text:p>
          </table:table-cell>
          <table:table-cell table:formula="of:=[.A631]-[.A630]" office:value-type="float" office:value="112">
            <text:p>112</text:p>
          </table:table-cell>
          <table:table-cell/>
          <table:table-cell office:value-type="float" office:value="1670.425">
            <text:p>1670.425</text:p>
          </table:table-cell>
          <table:table-cell table:formula="of:=ABS([.D631]-[.D630])" office:value-type="float" office:value="3.42700000000013">
            <text:p>3.427</text:p>
          </table:table-cell>
          <table:table-cell/>
          <table:table-cell office:value-type="float" office:value="2790321">
            <text:p>2790321.000</text:p>
          </table:table-cell>
          <table:table-cell table:formula="of:=ABS([.G631]-[.G630])" office:value-type="float" office:value="11458">
            <text:p>11458.000</text:p>
          </table:table-cell>
          <table:table-cell table:number-columns-repeated="1016"/>
        </table:table-row>
        <table:table-row table:style-name="ro2">
          <table:table-cell office:value-type="float" office:value="298038">
            <text:p>298038</text:p>
          </table:table-cell>
          <table:table-cell table:formula="of:=[.A632]-[.A631]" office:value-type="float" office:value="101">
            <text:p>101</text:p>
          </table:table-cell>
          <table:table-cell/>
          <table:table-cell office:value-type="float" office:value="1666.999">
            <text:p>1666.999</text:p>
          </table:table-cell>
          <table:table-cell table:formula="of:=ABS([.D632]-[.D631])" office:value-type="float" office:value="3.42599999999993">
            <text:p>3.426</text:p>
          </table:table-cell>
          <table:table-cell/>
          <table:table-cell office:value-type="float" office:value="2778884.5">
            <text:p>2778884.500</text:p>
          </table:table-cell>
          <table:table-cell table:formula="of:=ABS([.G632]-[.G631])" office:value-type="float" office:value="11436.5">
            <text:p>11436.500</text:p>
          </table:table-cell>
          <table:table-cell table:number-columns-repeated="1016"/>
        </table:table-row>
        <table:table-row table:style-name="ro2">
          <table:table-cell office:value-type="float" office:value="298149">
            <text:p>298149</text:p>
          </table:table-cell>
          <table:table-cell table:formula="of:=[.A633]-[.A632]" office:value-type="float" office:value="111">
            <text:p>111</text:p>
          </table:table-cell>
          <table:table-cell/>
          <table:table-cell office:value-type="float" office:value="1663.569">
            <text:p>1663.569</text:p>
          </table:table-cell>
          <table:table-cell table:formula="of:=ABS([.D633]-[.D632])" office:value-type="float" office:value="3.43000000000006">
            <text:p>3.430</text:p>
          </table:table-cell>
          <table:table-cell/>
          <table:table-cell office:value-type="float" office:value="2767461.25">
            <text:p>2767461.250</text:p>
          </table:table-cell>
          <table:table-cell table:formula="of:=ABS([.G633]-[.G632])" office:value-type="float" office:value="11423.25">
            <text:p>11423.250</text:p>
          </table:table-cell>
          <table:table-cell table:number-columns-repeated="1016"/>
        </table:table-row>
        <table:table-row table:style-name="ro2">
          <table:table-cell office:value-type="float" office:value="298257">
            <text:p>298257</text:p>
          </table:table-cell>
          <table:table-cell table:formula="of:=[.A634]-[.A633]" office:value-type="float" office:value="108">
            <text:p>108</text:p>
          </table:table-cell>
          <table:table-cell/>
          <table:table-cell office:value-type="float" office:value="1660.135">
            <text:p>1660.135</text:p>
          </table:table-cell>
          <table:table-cell table:formula="of:=ABS([.D634]-[.D633])" office:value-type="float" office:value="3.43399999999997">
            <text:p>3.434</text:p>
          </table:table-cell>
          <table:table-cell/>
          <table:table-cell office:value-type="float" office:value="2756047.25">
            <text:p>2756047.250</text:p>
          </table:table-cell>
          <table:table-cell table:formula="of:=ABS([.G634]-[.G633])" office:value-type="float" office:value="11414">
            <text:p>11414.000</text:p>
          </table:table-cell>
          <table:table-cell table:number-columns-repeated="1016"/>
        </table:table-row>
        <table:table-row table:style-name="ro2">
          <table:table-cell office:value-type="float" office:value="298363">
            <text:p>298363</text:p>
          </table:table-cell>
          <table:table-cell table:formula="of:=[.A635]-[.A634]" office:value-type="float" office:value="106">
            <text:p>106</text:p>
          </table:table-cell>
          <table:table-cell/>
          <table:table-cell office:value-type="float" office:value="1717.53">
            <text:p>1717.530</text:p>
          </table:table-cell>
          <table:table-cell table:formula="of:=ABS([.D635]-[.D634])" office:value-type="float" office:value="57.395">
            <text:p>57.395</text:p>
          </table:table-cell>
          <table:table-cell/>
          <table:table-cell office:value-type="float" office:value="2949909.75">
            <text:p>2949909.750</text:p>
          </table:table-cell>
          <table:table-cell table:formula="of:=ABS([.G635]-[.G634])" office:value-type="float" office:value="193862.5">
            <text:p>193862.500</text:p>
          </table:table-cell>
          <table:table-cell table:number-columns-repeated="1016"/>
        </table:table-row>
        <table:table-row table:style-name="ro2">
          <table:table-cell office:value-type="float" office:value="298473">
            <text:p>298473</text:p>
          </table:table-cell>
          <table:table-cell table:formula="of:=[.A636]-[.A635]" office:value-type="float" office:value="110">
            <text:p>110</text:p>
          </table:table-cell>
          <table:table-cell/>
          <table:table-cell office:value-type="float" office:value="1713.934">
            <text:p>1713.934</text:p>
          </table:table-cell>
          <table:table-cell table:formula="of:=ABS([.D636]-[.D635])" office:value-type="float" office:value="3.596">
            <text:p>3.596</text:p>
          </table:table-cell>
          <table:table-cell/>
          <table:table-cell office:value-type="float" office:value="2937571">
            <text:p>2937571.000</text:p>
          </table:table-cell>
          <table:table-cell table:formula="of:=ABS([.G636]-[.G635])" office:value-type="float" office:value="12338.75">
            <text:p>12338.750</text:p>
          </table:table-cell>
          <table:table-cell table:number-columns-repeated="1016"/>
        </table:table-row>
        <table:table-row table:style-name="ro2">
          <table:table-cell office:value-type="float" office:value="298577">
            <text:p>298577</text:p>
          </table:table-cell>
          <table:table-cell table:formula="of:=[.A637]-[.A636]" office:value-type="float" office:value="104">
            <text:p>104</text:p>
          </table:table-cell>
          <table:table-cell/>
          <table:table-cell office:value-type="float" office:value="1710.642">
            <text:p>1710.642</text:p>
          </table:table-cell>
          <table:table-cell table:formula="of:=ABS([.D637]-[.D636])" office:value-type="float" office:value="3.29199999999992">
            <text:p>3.292</text:p>
          </table:table-cell>
          <table:table-cell/>
          <table:table-cell office:value-type="float" office:value="2926296.25">
            <text:p>2926296.250</text:p>
          </table:table-cell>
          <table:table-cell table:formula="of:=ABS([.G637]-[.G636])" office:value-type="float" office:value="11274.75">
            <text:p>11274.750</text:p>
          </table:table-cell>
          <table:table-cell table:number-columns-repeated="1016"/>
        </table:table-row>
        <table:table-row table:style-name="ro2">
          <table:table-cell office:value-type="float" office:value="298683">
            <text:p>298683</text:p>
          </table:table-cell>
          <table:table-cell table:formula="of:=[.A638]-[.A637]" office:value-type="float" office:value="106">
            <text:p>106</text:p>
          </table:table-cell>
          <table:table-cell/>
          <table:table-cell office:value-type="float" office:value="1707.219">
            <text:p>1707.219</text:p>
          </table:table-cell>
          <table:table-cell table:formula="of:=ABS([.D638]-[.D637])" office:value-type="float" office:value="3.423">
            <text:p>3.423</text:p>
          </table:table-cell>
          <table:table-cell/>
          <table:table-cell office:value-type="float" office:value="2914597.25">
            <text:p>2914597.250</text:p>
          </table:table-cell>
          <table:table-cell table:formula="of:=ABS([.G638]-[.G637])" office:value-type="float" office:value="11699">
            <text:p>11699.000</text:p>
          </table:table-cell>
          <table:table-cell table:number-columns-repeated="1016"/>
        </table:table-row>
        <table:table-row table:style-name="ro2">
          <table:table-cell office:value-type="float" office:value="298790">
            <text:p>298790</text:p>
          </table:table-cell>
          <table:table-cell table:formula="of:=[.A639]-[.A638]" office:value-type="float" office:value="107">
            <text:p>107</text:p>
          </table:table-cell>
          <table:table-cell/>
          <table:table-cell office:value-type="float" office:value="1703.789">
            <text:p>1703.789</text:p>
          </table:table-cell>
          <table:table-cell table:formula="of:=ABS([.D639]-[.D638])" office:value-type="float" office:value="3.43000000000006">
            <text:p>3.430</text:p>
          </table:table-cell>
          <table:table-cell/>
          <table:table-cell office:value-type="float" office:value="2902898.5">
            <text:p>2902898.500</text:p>
          </table:table-cell>
          <table:table-cell table:formula="of:=ABS([.G639]-[.G638])" office:value-type="float" office:value="11698.75">
            <text:p>11698.750</text:p>
          </table:table-cell>
          <table:table-cell table:number-columns-repeated="1016"/>
        </table:table-row>
        <table:table-row table:style-name="ro2">
          <table:table-cell office:value-type="float" office:value="298896">
            <text:p>298896</text:p>
          </table:table-cell>
          <table:table-cell table:formula="of:=[.A640]-[.A639]" office:value-type="float" office:value="106">
            <text:p>106</text:p>
          </table:table-cell>
          <table:table-cell/>
          <table:table-cell office:value-type="float" office:value="1700.366">
            <text:p>1700.366</text:p>
          </table:table-cell>
          <table:table-cell table:formula="of:=ABS([.D640]-[.D639])" office:value-type="float" office:value="3.423">
            <text:p>3.423</text:p>
          </table:table-cell>
          <table:table-cell/>
          <table:table-cell office:value-type="float" office:value="2891246">
            <text:p>2891246.000</text:p>
          </table:table-cell>
          <table:table-cell table:formula="of:=ABS([.G640]-[.G639])" office:value-type="float" office:value="11652.5">
            <text:p>11652.500</text:p>
          </table:table-cell>
          <table:table-cell table:number-columns-repeated="1016"/>
        </table:table-row>
        <table:table-row table:style-name="ro2">
          <table:table-cell office:value-type="float" office:value="299004">
            <text:p>299004</text:p>
          </table:table-cell>
          <table:table-cell table:formula="of:=[.A641]-[.A640]" office:value-type="float" office:value="108">
            <text:p>108</text:p>
          </table:table-cell>
          <table:table-cell/>
          <table:table-cell office:value-type="float" office:value="1696.947">
            <text:p>1696.947</text:p>
          </table:table-cell>
          <table:table-cell table:formula="of:=ABS([.D641]-[.D640])" office:value-type="float" office:value="3.4190000000001">
            <text:p>3.419</text:p>
          </table:table-cell>
          <table:table-cell/>
          <table:table-cell office:value-type="float" office:value="2879629.5">
            <text:p>2879629.500</text:p>
          </table:table-cell>
          <table:table-cell table:formula="of:=ABS([.G641]-[.G640])" office:value-type="float" office:value="11616.5">
            <text:p>11616.500</text:p>
          </table:table-cell>
          <table:table-cell table:number-columns-repeated="1016"/>
        </table:table-row>
        <table:table-row table:style-name="ro2">
          <table:table-cell office:value-type="float" office:value="299107">
            <text:p>299107</text:p>
          </table:table-cell>
          <table:table-cell table:formula="of:=[.A642]-[.A641]" office:value-type="float" office:value="103">
            <text:p>103</text:p>
          </table:table-cell>
          <table:table-cell/>
          <table:table-cell office:value-type="float" office:value="1693.517">
            <text:p>1693.517</text:p>
          </table:table-cell>
          <table:table-cell table:formula="of:=ABS([.D642]-[.D641])" office:value-type="float" office:value="3.42999999999984">
            <text:p>3.430</text:p>
          </table:table-cell>
          <table:table-cell/>
          <table:table-cell office:value-type="float" office:value="2867999.25">
            <text:p>2867999.250</text:p>
          </table:table-cell>
          <table:table-cell table:formula="of:=ABS([.G642]-[.G641])" office:value-type="float" office:value="11630.25">
            <text:p>11630.250</text:p>
          </table:table-cell>
          <table:table-cell table:number-columns-repeated="1016"/>
        </table:table-row>
        <table:table-row table:style-name="ro2">
          <table:table-cell office:value-type="float" office:value="299213">
            <text:p>299213</text:p>
          </table:table-cell>
          <table:table-cell table:formula="of:=[.A643]-[.A642]" office:value-type="float" office:value="106">
            <text:p>106</text:p>
          </table:table-cell>
          <table:table-cell/>
          <table:table-cell office:value-type="float" office:value="1690.084">
            <text:p>1690.084</text:p>
          </table:table-cell>
          <table:table-cell table:formula="of:=ABS([.D643]-[.D642])" office:value-type="float" office:value="3.43299999999999">
            <text:p>3.433</text:p>
          </table:table-cell>
          <table:table-cell/>
          <table:table-cell office:value-type="float" office:value="2856382.5">
            <text:p>2856382.500</text:p>
          </table:table-cell>
          <table:table-cell table:formula="of:=ABS([.G643]-[.G642])" office:value-type="float" office:value="11616.75">
            <text:p>11616.750</text:p>
          </table:table-cell>
          <table:table-cell table:number-columns-repeated="1016"/>
        </table:table-row>
        <table:table-row table:style-name="ro2">
          <table:table-cell office:value-type="float" office:value="299323">
            <text:p>299323</text:p>
          </table:table-cell>
          <table:table-cell table:formula="of:=[.A644]-[.A643]" office:value-type="float" office:value="110">
            <text:p>110</text:p>
          </table:table-cell>
          <table:table-cell/>
          <table:table-cell office:value-type="float" office:value="1686.65">
            <text:p>1686.650</text:p>
          </table:table-cell>
          <table:table-cell table:formula="of:=ABS([.D644]-[.D643])" office:value-type="float" office:value="3.43399999999997">
            <text:p>3.434</text:p>
          </table:table-cell>
          <table:table-cell/>
          <table:table-cell office:value-type="float" office:value="2844789.25">
            <text:p>2844789.250</text:p>
          </table:table-cell>
          <table:table-cell table:formula="of:=ABS([.G644]-[.G643])" office:value-type="float" office:value="11593.25">
            <text:p>11593.250</text:p>
          </table:table-cell>
          <table:table-cell table:number-columns-repeated="1016"/>
        </table:table-row>
        <table:table-row table:style-name="ro2">
          <table:table-cell office:value-type="float" office:value="299436">
            <text:p>299436</text:p>
          </table:table-cell>
          <table:table-cell table:formula="of:=[.A645]-[.A644]" office:value-type="float" office:value="113">
            <text:p>113</text:p>
          </table:table-cell>
          <table:table-cell/>
          <table:table-cell office:value-type="float" office:value="1742.019">
            <text:p>1742.019</text:p>
          </table:table-cell>
          <table:table-cell table:formula="of:=ABS([.D645]-[.D644])" office:value-type="float" office:value="55.3689999999999">
            <text:p>55.369</text:p>
          </table:table-cell>
          <table:table-cell/>
          <table:table-cell office:value-type="float" office:value="3034628.75">
            <text:p>3034628.750</text:p>
          </table:table-cell>
          <table:table-cell table:formula="of:=ABS([.G645]-[.G644])" office:value-type="float" office:value="189839.5">
            <text:p>189839.500</text:p>
          </table:table-cell>
          <table:table-cell table:number-columns-repeated="1016"/>
        </table:table-row>
        <table:table-row table:style-name="ro2">
          <table:table-cell office:value-type="float" office:value="299549">
            <text:p>299549</text:p>
          </table:table-cell>
          <table:table-cell table:formula="of:=[.A646]-[.A645]" office:value-type="float" office:value="113">
            <text:p>113</text:p>
          </table:table-cell>
          <table:table-cell/>
          <table:table-cell office:value-type="float" office:value="1738.417">
            <text:p>1738.417</text:p>
          </table:table-cell>
          <table:table-cell table:formula="of:=ABS([.D646]-[.D645])" office:value-type="float" office:value="3.60200000000009">
            <text:p>3.602</text:p>
          </table:table-cell>
          <table:table-cell/>
          <table:table-cell office:value-type="float" office:value="3022095.5">
            <text:p>3022095.500</text:p>
          </table:table-cell>
          <table:table-cell table:formula="of:=ABS([.G646]-[.G645])" office:value-type="float" office:value="12533.25">
            <text:p>12533.250</text:p>
          </table:table-cell>
          <table:table-cell table:number-columns-repeated="1016"/>
        </table:table-row>
        <table:table-row table:style-name="ro2">
          <table:table-cell office:value-type="float" office:value="299651">
            <text:p>299651</text:p>
          </table:table-cell>
          <table:table-cell table:formula="of:=[.A647]-[.A646]" office:value-type="float" office:value="102">
            <text:p>102</text:p>
          </table:table-cell>
          <table:table-cell/>
          <table:table-cell office:value-type="float" office:value="1735.104">
            <text:p>1735.104</text:p>
          </table:table-cell>
          <table:table-cell table:formula="of:=ABS([.D647]-[.D646])" office:value-type="float" office:value="3.31299999999987">
            <text:p>3.313</text:p>
          </table:table-cell>
          <table:table-cell/>
          <table:table-cell office:value-type="float" office:value="3010585.75">
            <text:p>3010585.750</text:p>
          </table:table-cell>
          <table:table-cell table:formula="of:=ABS([.G647]-[.G646])" office:value-type="float" office:value="11509.75">
            <text:p>11509.750</text:p>
          </table:table-cell>
          <table:table-cell table:number-columns-repeated="1016"/>
        </table:table-row>
        <table:table-row table:style-name="ro2">
          <table:table-cell office:value-type="float" office:value="299755">
            <text:p>299755</text:p>
          </table:table-cell>
          <table:table-cell table:formula="of:=[.A648]-[.A647]" office:value-type="float" office:value="104">
            <text:p>104</text:p>
          </table:table-cell>
          <table:table-cell/>
          <table:table-cell office:value-type="float" office:value="1731.667">
            <text:p>1731.667</text:p>
          </table:table-cell>
          <table:table-cell table:formula="of:=ABS([.D648]-[.D647])" office:value-type="float" office:value="3.43700000000013">
            <text:p>3.437</text:p>
          </table:table-cell>
          <table:table-cell/>
          <table:table-cell office:value-type="float" office:value="2998671.5">
            <text:p>2998671.500</text:p>
          </table:table-cell>
          <table:table-cell table:formula="of:=ABS([.G648]-[.G647])" office:value-type="float" office:value="11914.25">
            <text:p>11914.250</text:p>
          </table:table-cell>
          <table:table-cell table:number-columns-repeated="1016"/>
        </table:table-row>
        <table:table-row table:style-name="ro2">
          <table:table-cell office:value-type="float" office:value="299862">
            <text:p>299862</text:p>
          </table:table-cell>
          <table:table-cell table:formula="of:=[.A649]-[.A648]" office:value-type="float" office:value="107">
            <text:p>107</text:p>
          </table:table-cell>
          <table:table-cell/>
          <table:table-cell office:value-type="float" office:value="1728.23">
            <text:p>1728.230</text:p>
          </table:table-cell>
          <table:table-cell table:formula="of:=ABS([.D649]-[.D648])" office:value-type="float" office:value="3.4369999999999">
            <text:p>3.437</text:p>
          </table:table-cell>
          <table:table-cell/>
          <table:table-cell office:value-type="float" office:value="2986780">
            <text:p>2986780.000</text:p>
          </table:table-cell>
          <table:table-cell table:formula="of:=ABS([.G649]-[.G648])" office:value-type="float" office:value="11891.5">
            <text:p>11891.500</text:p>
          </table:table-cell>
          <table:table-cell table:number-columns-repeated="1016"/>
        </table:table-row>
        <table:table-row table:style-name="ro2">
          <table:table-cell office:value-type="float" office:value="299972">
            <text:p>299972</text:p>
          </table:table-cell>
          <table:table-cell table:formula="of:=[.A650]-[.A649]" office:value-type="float" office:value="110">
            <text:p>110</text:p>
          </table:table-cell>
          <table:table-cell/>
          <table:table-cell office:value-type="float" office:value="1724.823">
            <text:p>1724.823</text:p>
          </table:table-cell>
          <table:table-cell table:formula="of:=ABS([.D650]-[.D649])" office:value-type="float" office:value="3.40699999999993">
            <text:p>3.407</text:p>
          </table:table-cell>
          <table:table-cell/>
          <table:table-cell office:value-type="float" office:value="2975015.5">
            <text:p>2975015.500</text:p>
          </table:table-cell>
          <table:table-cell table:formula="of:=ABS([.G650]-[.G649])" office:value-type="float" office:value="11764.5">
            <text:p>11764.500</text:p>
          </table:table-cell>
          <table:table-cell table:number-columns-repeated="1016"/>
        </table:table-row>
        <table:table-row table:style-name="ro2">
          <table:table-cell office:value-type="float" office:value="300083">
            <text:p>300083</text:p>
          </table:table-cell>
          <table:table-cell table:formula="of:=[.A651]-[.A650]" office:value-type="float" office:value="111">
            <text:p>111</text:p>
          </table:table-cell>
          <table:table-cell/>
          <table:table-cell office:value-type="float" office:value="1721.446">
            <text:p>1721.446</text:p>
          </table:table-cell>
          <table:table-cell table:formula="of:=ABS([.D651]-[.D650])" office:value-type="float" office:value="3.37700000000018">
            <text:p>3.377</text:p>
          </table:table-cell>
          <table:table-cell/>
          <table:table-cell office:value-type="float" office:value="2963375.25">
            <text:p>2963375.250</text:p>
          </table:table-cell>
          <table:table-cell table:formula="of:=ABS([.G651]-[.G650])" office:value-type="float" office:value="11640.25">
            <text:p>11640.250</text:p>
          </table:table-cell>
          <table:table-cell table:number-columns-repeated="1016"/>
        </table:table-row>
        <table:table-row table:style-name="ro2">
          <table:table-cell office:value-type="float" office:value="300187">
            <text:p>300187</text:p>
          </table:table-cell>
          <table:table-cell table:formula="of:=[.A652]-[.A651]" office:value-type="float" office:value="104">
            <text:p>104</text:p>
          </table:table-cell>
          <table:table-cell/>
          <table:table-cell office:value-type="float" office:value="1717.948">
            <text:p>1717.948</text:p>
          </table:table-cell>
          <table:table-cell table:formula="of:=ABS([.D652]-[.D651])" office:value-type="float" office:value="3.49799999999982">
            <text:p>3.498</text:p>
          </table:table-cell>
          <table:table-cell/>
          <table:table-cell office:value-type="float" office:value="2951344.75">
            <text:p>2951344.750</text:p>
          </table:table-cell>
          <table:table-cell table:formula="of:=ABS([.G652]-[.G651])" office:value-type="float" office:value="12030.5">
            <text:p>12030.500</text:p>
          </table:table-cell>
          <table:table-cell table:number-columns-repeated="1016"/>
        </table:table-row>
        <table:table-row table:style-name="ro2">
          <table:table-cell office:value-type="float" office:value="300298">
            <text:p>300298</text:p>
          </table:table-cell>
          <table:table-cell table:formula="of:=[.A653]-[.A652]" office:value-type="float" office:value="111">
            <text:p>111</text:p>
          </table:table-cell>
          <table:table-cell/>
          <table:table-cell office:value-type="float" office:value="1714.379">
            <text:p>1714.379</text:p>
          </table:table-cell>
          <table:table-cell table:formula="of:=ABS([.D653]-[.D652])" office:value-type="float" office:value="3.56900000000019">
            <text:p>3.569</text:p>
          </table:table-cell>
          <table:table-cell/>
          <table:table-cell office:value-type="float" office:value="2939096.75">
            <text:p>2939096.750</text:p>
          </table:table-cell>
          <table:table-cell table:formula="of:=ABS([.G653]-[.G652])" office:value-type="float" office:value="12248">
            <text:p>12248.000</text:p>
          </table:table-cell>
          <table:table-cell table:number-columns-repeated="1016"/>
        </table:table-row>
        <table:table-row table:style-name="ro2">
          <table:table-cell office:value-type="float" office:value="300409">
            <text:p>300409</text:p>
          </table:table-cell>
          <table:table-cell table:formula="of:=[.A654]-[.A653]" office:value-type="float" office:value="111">
            <text:p>111</text:p>
          </table:table-cell>
          <table:table-cell/>
          <table:table-cell office:value-type="float" office:value="1710.772">
            <text:p>1710.772</text:p>
          </table:table-cell>
          <table:table-cell table:formula="of:=ABS([.D654]-[.D653])" office:value-type="float" office:value="3.60699999999997">
            <text:p>3.607</text:p>
          </table:table-cell>
          <table:table-cell/>
          <table:table-cell office:value-type="float" office:value="2926741.5">
            <text:p>2926741.500</text:p>
          </table:table-cell>
          <table:table-cell table:formula="of:=ABS([.G654]-[.G653])" office:value-type="float" office:value="12355.25">
            <text:p>12355.250</text:p>
          </table:table-cell>
          <table:table-cell table:number-columns-repeated="1016"/>
        </table:table-row>
        <table:table-row table:style-name="ro2">
          <table:table-cell office:value-type="float" office:value="300510">
            <text:p>300510</text:p>
          </table:table-cell>
          <table:table-cell table:formula="of:=[.A655]-[.A654]" office:value-type="float" office:value="101">
            <text:p>101</text:p>
          </table:table-cell>
          <table:table-cell/>
          <table:table-cell office:value-type="float" office:value="1766.406">
            <text:p>1766.406</text:p>
          </table:table-cell>
          <table:table-cell table:formula="of:=ABS([.D655]-[.D654])" office:value-type="float" office:value="55.634">
            <text:p>55.634</text:p>
          </table:table-cell>
          <table:table-cell/>
          <table:table-cell office:value-type="float" office:value="3120191">
            <text:p>3120191.000</text:p>
          </table:table-cell>
          <table:table-cell table:formula="of:=ABS([.G655]-[.G654])" office:value-type="float" office:value="193449.5">
            <text:p>193449.500</text:p>
          </table:table-cell>
          <table:table-cell table:number-columns-repeated="1016"/>
        </table:table-row>
        <table:table-row table:style-name="ro2">
          <table:table-cell office:value-type="float" office:value="300621">
            <text:p>300621</text:p>
          </table:table-cell>
          <table:table-cell table:formula="of:=[.A656]-[.A655]" office:value-type="float" office:value="111">
            <text:p>111</text:p>
          </table:table-cell>
          <table:table-cell/>
          <table:table-cell office:value-type="float" office:value="1762.597">
            <text:p>1762.597</text:p>
          </table:table-cell>
          <table:table-cell table:formula="of:=ABS([.D656]-[.D655])" office:value-type="float" office:value="3.80899999999997">
            <text:p>3.809</text:p>
          </table:table-cell>
          <table:table-cell/>
          <table:table-cell office:value-type="float" office:value="3106746.5">
            <text:p>3106746.500</text:p>
          </table:table-cell>
          <table:table-cell table:formula="of:=ABS([.G656]-[.G655])" office:value-type="float" office:value="13444.5">
            <text:p>13444.500</text:p>
          </table:table-cell>
          <table:table-cell table:number-columns-repeated="1016"/>
        </table:table-row>
        <table:table-row table:style-name="ro2">
          <table:table-cell office:value-type="float" office:value="300726">
            <text:p>300726</text:p>
          </table:table-cell>
          <table:table-cell table:formula="of:=[.A657]-[.A656]" office:value-type="float" office:value="105">
            <text:p>105</text:p>
          </table:table-cell>
          <table:table-cell/>
          <table:table-cell office:value-type="float" office:value="1759.106">
            <text:p>1759.106</text:p>
          </table:table-cell>
          <table:table-cell table:formula="of:=ABS([.D657]-[.D656])" office:value-type="float" office:value="3.49099999999999">
            <text:p>3.491</text:p>
          </table:table-cell>
          <table:table-cell/>
          <table:table-cell office:value-type="float" office:value="3094454">
            <text:p>3094454.000</text:p>
          </table:table-cell>
          <table:table-cell table:formula="of:=ABS([.G657]-[.G656])" office:value-type="float" office:value="12292.5">
            <text:p>12292.500</text:p>
          </table:table-cell>
          <table:table-cell table:number-columns-repeated="1016"/>
        </table:table-row>
        <table:table-row table:style-name="ro2">
          <table:table-cell office:value-type="float" office:value="300836">
            <text:p>300836</text:p>
          </table:table-cell>
          <table:table-cell table:formula="of:=[.A658]-[.A657]" office:value-type="float" office:value="110">
            <text:p>110</text:p>
          </table:table-cell>
          <table:table-cell/>
          <table:table-cell office:value-type="float" office:value="1755.512">
            <text:p>1755.512</text:p>
          </table:table-cell>
          <table:table-cell table:formula="of:=ABS([.D658]-[.D657])" office:value-type="float" office:value="3.59400000000005">
            <text:p>3.594</text:p>
          </table:table-cell>
          <table:table-cell/>
          <table:table-cell office:value-type="float" office:value="3081824">
            <text:p>3081824.000</text:p>
          </table:table-cell>
          <table:table-cell table:formula="of:=ABS([.G658]-[.G657])" office:value-type="float" office:value="12630">
            <text:p>12630.000</text:p>
          </table:table-cell>
          <table:table-cell table:number-columns-repeated="1016"/>
        </table:table-row>
        <table:table-row table:style-name="ro2">
          <table:table-cell office:value-type="float" office:value="300948">
            <text:p>300948</text:p>
          </table:table-cell>
          <table:table-cell table:formula="of:=[.A659]-[.A658]" office:value-type="float" office:value="112">
            <text:p>112</text:p>
          </table:table-cell>
          <table:table-cell/>
          <table:table-cell office:value-type="float" office:value="1751.993">
            <text:p>1751.993</text:p>
          </table:table-cell>
          <table:table-cell table:formula="of:=ABS([.D659]-[.D658])" office:value-type="float" office:value="3.51900000000001">
            <text:p>3.519</text:p>
          </table:table-cell>
          <table:table-cell/>
          <table:table-cell office:value-type="float" office:value="3069478">
            <text:p>3069478.000</text:p>
          </table:table-cell>
          <table:table-cell table:formula="of:=ABS([.G659]-[.G658])" office:value-type="float" office:value="12346">
            <text:p>12346.000</text:p>
          </table:table-cell>
          <table:table-cell table:number-columns-repeated="1016"/>
        </table:table-row>
        <table:table-row table:style-name="ro2">
          <table:table-cell office:value-type="float" office:value="301049">
            <text:p>301049</text:p>
          </table:table-cell>
          <table:table-cell table:formula="of:=[.A660]-[.A659]" office:value-type="float" office:value="101">
            <text:p>101</text:p>
          </table:table-cell>
          <table:table-cell/>
          <table:table-cell office:value-type="float" office:value="1748.526">
            <text:p>1748.526</text:p>
          </table:table-cell>
          <table:table-cell table:formula="of:=ABS([.D660]-[.D659])" office:value-type="float" office:value="3.46699999999987">
            <text:p>3.467</text:p>
          </table:table-cell>
          <table:table-cell/>
          <table:table-cell office:value-type="float" office:value="3057341.75">
            <text:p>3057341.750</text:p>
          </table:table-cell>
          <table:table-cell table:formula="of:=ABS([.G660]-[.G659])" office:value-type="float" office:value="12136.25">
            <text:p>12136.250</text:p>
          </table:table-cell>
          <table:table-cell table:number-columns-repeated="1016"/>
        </table:table-row>
        <table:table-row table:style-name="ro2">
          <table:table-cell office:value-type="float" office:value="301159">
            <text:p>301159</text:p>
          </table:table-cell>
          <table:table-cell table:formula="of:=[.A661]-[.A660]" office:value-type="float" office:value="110">
            <text:p>110</text:p>
          </table:table-cell>
          <table:table-cell/>
          <table:table-cell office:value-type="float" office:value="1745.046">
            <text:p>1745.046</text:p>
          </table:table-cell>
          <table:table-cell table:formula="of:=ABS([.D661]-[.D660])" office:value-type="float" office:value="3.48000000000002">
            <text:p>3.480</text:p>
          </table:table-cell>
          <table:table-cell/>
          <table:table-cell office:value-type="float" office:value="3045186.5">
            <text:p>3045186.500</text:p>
          </table:table-cell>
          <table:table-cell table:formula="of:=ABS([.G661]-[.G660])" office:value-type="float" office:value="12155.25">
            <text:p>12155.250</text:p>
          </table:table-cell>
          <table:table-cell table:number-columns-repeated="1016"/>
        </table:table-row>
        <table:table-row table:style-name="ro2">
          <table:table-cell office:value-type="float" office:value="301263">
            <text:p>301263</text:p>
          </table:table-cell>
          <table:table-cell table:formula="of:=[.A662]-[.A661]" office:value-type="float" office:value="104">
            <text:p>104</text:p>
          </table:table-cell>
          <table:table-cell/>
          <table:table-cell office:value-type="float" office:value="1741.606">
            <text:p>1741.606</text:p>
          </table:table-cell>
          <table:table-cell table:formula="of:=ABS([.D662]-[.D661])" office:value-type="float" office:value="3.44000000000005">
            <text:p>3.440</text:p>
          </table:table-cell>
          <table:table-cell/>
          <table:table-cell office:value-type="float" office:value="3033190.5">
            <text:p>3033190.500</text:p>
          </table:table-cell>
          <table:table-cell table:formula="of:=ABS([.G662]-[.G661])" office:value-type="float" office:value="11996">
            <text:p>11996.000</text:p>
          </table:table-cell>
          <table:table-cell table:number-columns-repeated="1016"/>
        </table:table-row>
        <table:table-row table:style-name="ro2">
          <table:table-cell office:value-type="float" office:value="301370">
            <text:p>301370</text:p>
          </table:table-cell>
          <table:table-cell table:formula="of:=[.A663]-[.A662]" office:value-type="float" office:value="107">
            <text:p>107</text:p>
          </table:table-cell>
          <table:table-cell/>
          <table:table-cell office:value-type="float" office:value="1738.164">
            <text:p>1738.164</text:p>
          </table:table-cell>
          <table:table-cell table:formula="of:=ABS([.D663]-[.D662])" office:value-type="float" office:value="3.44200000000001">
            <text:p>3.442</text:p>
          </table:table-cell>
          <table:table-cell/>
          <table:table-cell office:value-type="float" office:value="3021214.75">
            <text:p>3021214.750</text:p>
          </table:table-cell>
          <table:table-cell table:formula="of:=ABS([.G663]-[.G662])" office:value-type="float" office:value="11975.75">
            <text:p>11975.750</text:p>
          </table:table-cell>
          <table:table-cell table:number-columns-repeated="1016"/>
        </table:table-row>
        <table:table-row table:style-name="ro2">
          <table:table-cell office:value-type="float" office:value="301478">
            <text:p>301478</text:p>
          </table:table-cell>
          <table:table-cell table:formula="of:=[.A664]-[.A663]" office:value-type="float" office:value="108">
            <text:p>108</text:p>
          </table:table-cell>
          <table:table-cell/>
          <table:table-cell office:value-type="float" office:value="1793.364">
            <text:p>1793.364</text:p>
          </table:table-cell>
          <table:table-cell table:formula="of:=ABS([.D664]-[.D663])" office:value-type="float" office:value="55.2000000000001">
            <text:p>55.200</text:p>
          </table:table-cell>
          <table:table-cell/>
          <table:table-cell office:value-type="float" office:value="3216154">
            <text:p>3216154.000</text:p>
          </table:table-cell>
          <table:table-cell table:formula="of:=ABS([.G664]-[.G663])" office:value-type="float" office:value="194939.25">
            <text:p>194939.250</text:p>
          </table:table-cell>
          <table:table-cell table:number-columns-repeated="1016"/>
        </table:table-row>
        <table:table-row table:style-name="ro2">
          <table:table-cell office:value-type="float" office:value="301581">
            <text:p>301581</text:p>
          </table:table-cell>
          <table:table-cell table:formula="of:=[.A665]-[.A664]" office:value-type="float" office:value="103">
            <text:p>103</text:p>
          </table:table-cell>
          <table:table-cell/>
          <table:table-cell office:value-type="float" office:value="1789.83">
            <text:p>1789.830</text:p>
          </table:table-cell>
          <table:table-cell table:formula="of:=ABS([.D665]-[.D664])" office:value-type="float" office:value="3.53400000000011">
            <text:p>3.534</text:p>
          </table:table-cell>
          <table:table-cell/>
          <table:table-cell office:value-type="float" office:value="3203491">
            <text:p>3203491.000</text:p>
          </table:table-cell>
          <table:table-cell table:formula="of:=ABS([.G665]-[.G664])" office:value-type="float" office:value="12663">
            <text:p>12663.000</text:p>
          </table:table-cell>
          <table:table-cell table:number-columns-repeated="1016"/>
        </table:table-row>
        <table:table-row table:style-name="ro2">
          <table:table-cell office:value-type="float" office:value="301686">
            <text:p>301686</text:p>
          </table:table-cell>
          <table:table-cell table:formula="of:=[.A666]-[.A665]" office:value-type="float" office:value="105">
            <text:p>105</text:p>
          </table:table-cell>
          <table:table-cell/>
          <table:table-cell office:value-type="float" office:value="1786.492">
            <text:p>1786.492</text:p>
          </table:table-cell>
          <table:table-cell table:formula="of:=ABS([.D666]-[.D665])" office:value-type="float" office:value="3.33799999999997">
            <text:p>3.338</text:p>
          </table:table-cell>
          <table:table-cell/>
          <table:table-cell office:value-type="float" office:value="3191552">
            <text:p>3191552.000</text:p>
          </table:table-cell>
          <table:table-cell table:formula="of:=ABS([.G666]-[.G665])" office:value-type="float" office:value="11939">
            <text:p>11939.000</text:p>
          </table:table-cell>
          <table:table-cell table:number-columns-repeated="1016"/>
        </table:table-row>
        <table:table-row table:style-name="ro2">
          <table:table-cell office:value-type="float" office:value="301788">
            <text:p>301788</text:p>
          </table:table-cell>
          <table:table-cell table:formula="of:=[.A667]-[.A666]" office:value-type="float" office:value="102">
            <text:p>102</text:p>
          </table:table-cell>
          <table:table-cell/>
          <table:table-cell office:value-type="float" office:value="1809.505">
            <text:p>1809.505</text:p>
          </table:table-cell>
          <table:table-cell table:formula="of:=ABS([.D667]-[.D666])" office:value-type="float" office:value="23.0130000000001">
            <text:p>23.013</text:p>
          </table:table-cell>
          <table:table-cell/>
          <table:table-cell office:value-type="float" office:value="3274310">
            <text:p>3274310.000</text:p>
          </table:table-cell>
          <table:table-cell table:formula="of:=ABS([.G667]-[.G666])" office:value-type="float" office:value="82758">
            <text:p>82758.000</text:p>
          </table:table-cell>
          <table:table-cell table:number-columns-repeated="1016"/>
        </table:table-row>
        <table:table-row table:style-name="ro2">
          <table:table-cell office:value-type="float" office:value="301898">
            <text:p>301898</text:p>
          </table:table-cell>
          <table:table-cell table:formula="of:=[.A668]-[.A667]" office:value-type="float" office:value="110">
            <text:p>110</text:p>
          </table:table-cell>
          <table:table-cell/>
          <table:table-cell office:value-type="float" office:value="1805.984">
            <text:p>1805.984</text:p>
          </table:table-cell>
          <table:table-cell table:formula="of:=ABS([.D668]-[.D667])" office:value-type="float" office:value="3.52100000000019">
            <text:p>3.521</text:p>
          </table:table-cell>
          <table:table-cell/>
          <table:table-cell office:value-type="float" office:value="3261579.5">
            <text:p>3261579.500</text:p>
          </table:table-cell>
          <table:table-cell table:formula="of:=ABS([.G668]-[.G667])" office:value-type="float" office:value="12730.5">
            <text:p>12730.500</text:p>
          </table:table-cell>
          <table:table-cell table:number-columns-repeated="1016"/>
        </table:table-row>
        <table:table-row table:style-name="ro2">
          <table:table-cell office:value-type="float" office:value="302010">
            <text:p>302010</text:p>
          </table:table-cell>
          <table:table-cell table:formula="of:=[.A669]-[.A668]" office:value-type="float" office:value="112">
            <text:p>112</text:p>
          </table:table-cell>
          <table:table-cell/>
          <table:table-cell office:value-type="float" office:value="1802.651">
            <text:p>1802.651</text:p>
          </table:table-cell>
          <table:table-cell table:formula="of:=ABS([.D669]-[.D668])" office:value-type="float" office:value="3.33299999999986">
            <text:p>3.333</text:p>
          </table:table-cell>
          <table:table-cell/>
          <table:table-cell office:value-type="float" office:value="3249552.25">
            <text:p>3249552.250</text:p>
          </table:table-cell>
          <table:table-cell table:formula="of:=ABS([.G669]-[.G668])" office:value-type="float" office:value="12027.25">
            <text:p>12027.250</text:p>
          </table:table-cell>
          <table:table-cell table:number-columns-repeated="1016"/>
        </table:table-row>
        <table:table-row table:style-name="ro2">
          <table:table-cell office:value-type="float" office:value="302121">
            <text:p>302121</text:p>
          </table:table-cell>
          <table:table-cell table:formula="of:=[.A670]-[.A669]" office:value-type="float" office:value="111">
            <text:p>111</text:p>
          </table:table-cell>
          <table:table-cell/>
          <table:table-cell office:value-type="float" office:value="1799.224">
            <text:p>1799.224</text:p>
          </table:table-cell>
          <table:table-cell table:formula="of:=ABS([.D670]-[.D669])" office:value-type="float" office:value="3.42700000000013">
            <text:p>3.427</text:p>
          </table:table-cell>
          <table:table-cell/>
          <table:table-cell office:value-type="float" office:value="3237208.75">
            <text:p>3237208.750</text:p>
          </table:table-cell>
          <table:table-cell table:formula="of:=ABS([.G670]-[.G669])" office:value-type="float" office:value="12343.5">
            <text:p>12343.500</text:p>
          </table:table-cell>
          <table:table-cell table:number-columns-repeated="1016"/>
        </table:table-row>
        <table:table-row table:style-name="ro2">
          <table:table-cell office:value-type="float" office:value="302225">
            <text:p>302225</text:p>
          </table:table-cell>
          <table:table-cell table:formula="of:=[.A671]-[.A670]" office:value-type="float" office:value="104">
            <text:p>104</text:p>
          </table:table-cell>
          <table:table-cell/>
          <table:table-cell office:value-type="float" office:value="1795.797">
            <text:p>1795.797</text:p>
          </table:table-cell>
          <table:table-cell table:formula="of:=ABS([.D671]-[.D670])" office:value-type="float" office:value="3.42699999999991">
            <text:p>3.427</text:p>
          </table:table-cell>
          <table:table-cell/>
          <table:table-cell office:value-type="float" office:value="3224886">
            <text:p>3224886.000</text:p>
          </table:table-cell>
          <table:table-cell table:formula="of:=ABS([.G671]-[.G670])" office:value-type="float" office:value="12322.75">
            <text:p>12322.750</text:p>
          </table:table-cell>
          <table:table-cell table:number-columns-repeated="1016"/>
        </table:table-row>
        <table:table-row table:style-name="ro2">
          <table:table-cell office:value-type="float" office:value="302335">
            <text:p>302335</text:p>
          </table:table-cell>
          <table:table-cell table:formula="of:=[.A672]-[.A671]" office:value-type="float" office:value="110">
            <text:p>110</text:p>
          </table:table-cell>
          <table:table-cell/>
          <table:table-cell office:value-type="float" office:value="1792.37">
            <text:p>1792.370</text:p>
          </table:table-cell>
          <table:table-cell table:formula="of:=ABS([.D672]-[.D671])" office:value-type="float" office:value="3.42700000000013">
            <text:p>3.427</text:p>
          </table:table-cell>
          <table:table-cell/>
          <table:table-cell office:value-type="float" office:value="3212589.5">
            <text:p>3212589.500</text:p>
          </table:table-cell>
          <table:table-cell table:formula="of:=ABS([.G672]-[.G671])" office:value-type="float" office:value="12296.5">
            <text:p>12296.500</text:p>
          </table:table-cell>
          <table:table-cell table:number-columns-repeated="1016"/>
        </table:table-row>
        <table:table-row table:style-name="ro2">
          <table:table-cell office:value-type="float" office:value="302439">
            <text:p>302439</text:p>
          </table:table-cell>
          <table:table-cell table:formula="of:=[.A673]-[.A672]" office:value-type="float" office:value="104">
            <text:p>104</text:p>
          </table:table-cell>
          <table:table-cell/>
          <table:table-cell office:value-type="float" office:value="1822.102">
            <text:p>1822.102</text:p>
          </table:table-cell>
          <table:table-cell table:formula="of:=ABS([.D673]-[.D672])" office:value-type="float" office:value="29.7320000000002">
            <text:p>29.732</text:p>
          </table:table-cell>
          <table:table-cell/>
          <table:table-cell office:value-type="float" office:value="3320055">
            <text:p>3320055.000</text:p>
          </table:table-cell>
          <table:table-cell table:formula="of:=ABS([.G673]-[.G672])" office:value-type="float" office:value="107465.5">
            <text:p>107465.500</text:p>
          </table:table-cell>
          <table:table-cell table:number-columns-repeated="1016"/>
        </table:table-row>
        <table:table-row table:style-name="ro2">
          <table:table-cell office:value-type="float" office:value="302550">
            <text:p>302550</text:p>
          </table:table-cell>
          <table:table-cell table:formula="of:=[.A674]-[.A673]" office:value-type="float" office:value="111">
            <text:p>111</text:p>
          </table:table-cell>
          <table:table-cell/>
          <table:table-cell office:value-type="float" office:value="1818.582">
            <text:p>1818.582</text:p>
          </table:table-cell>
          <table:table-cell table:formula="of:=ABS([.D674]-[.D673])" office:value-type="float" office:value="3.51999999999998">
            <text:p>3.520</text:p>
          </table:table-cell>
          <table:table-cell/>
          <table:table-cell office:value-type="float" office:value="3307240.5">
            <text:p>3307240.500</text:p>
          </table:table-cell>
          <table:table-cell table:formula="of:=ABS([.G674]-[.G673])" office:value-type="float" office:value="12814.5">
            <text:p>12814.500</text:p>
          </table:table-cell>
          <table:table-cell table:number-columns-repeated="1016"/>
        </table:table-row>
        <table:table-row table:style-name="ro2">
          <table:table-cell office:value-type="float" office:value="302858">
            <text:p>302858</text:p>
          </table:table-cell>
          <table:table-cell table:formula="of:=[.A675]-[.A674]" office:value-type="float" office:value="308">
            <text:p>308</text:p>
          </table:table-cell>
          <table:table-cell/>
          <table:table-cell office:value-type="float" office:value="1815.258">
            <text:p>1815.258</text:p>
          </table:table-cell>
          <table:table-cell table:formula="of:=ABS([.D675]-[.D674])" office:value-type="float" office:value="3.32400000000007">
            <text:p>3.324</text:p>
          </table:table-cell>
          <table:table-cell/>
          <table:table-cell office:value-type="float" office:value="3295162.25">
            <text:p>3295162.250</text:p>
          </table:table-cell>
          <table:table-cell table:formula="of:=ABS([.G675]-[.G674])" office:value-type="float" office:value="12078.25">
            <text:p>12078.250</text:p>
          </table:table-cell>
          <table:table-cell table:number-columns-repeated="1016"/>
        </table:table-row>
        <table:table-row table:style-name="ro2">
          <table:table-cell office:value-type="float" office:value="302964">
            <text:p>302964</text:p>
          </table:table-cell>
          <table:table-cell table:formula="of:=[.A676]-[.A675]" office:value-type="float" office:value="106">
            <text:p>106</text:p>
          </table:table-cell>
          <table:table-cell/>
          <table:table-cell office:value-type="float" office:value="1811.838">
            <text:p>1811.838</text:p>
          </table:table-cell>
          <table:table-cell table:formula="of:=ABS([.D676]-[.D675])" office:value-type="float" office:value="3.42000000000007">
            <text:p>3.420</text:p>
          </table:table-cell>
          <table:table-cell/>
          <table:table-cell office:value-type="float" office:value="3282757.25">
            <text:p>3282757.250</text:p>
          </table:table-cell>
          <table:table-cell table:formula="of:=ABS([.G676]-[.G675])" office:value-type="float" office:value="12405">
            <text:p>12405.000</text:p>
          </table:table-cell>
          <table:table-cell table:number-columns-repeated="1016"/>
        </table:table-row>
        <table:table-row table:style-name="ro2">
          <table:table-cell office:value-type="float" office:value="303074">
            <text:p>303074</text:p>
          </table:table-cell>
          <table:table-cell table:formula="of:=[.A677]-[.A676]" office:value-type="float" office:value="110">
            <text:p>110</text:p>
          </table:table-cell>
          <table:table-cell/>
          <table:table-cell office:value-type="float" office:value="1808.418">
            <text:p>1808.418</text:p>
          </table:table-cell>
          <table:table-cell table:formula="of:=ABS([.D677]-[.D676])" office:value-type="float" office:value="3.42000000000007">
            <text:p>3.420</text:p>
          </table:table-cell>
          <table:table-cell/>
          <table:table-cell office:value-type="float" office:value="3270376.75">
            <text:p>3270376.750</text:p>
          </table:table-cell>
          <table:table-cell table:formula="of:=ABS([.G677]-[.G676])" office:value-type="float" office:value="12380.5">
            <text:p>12380.500</text:p>
          </table:table-cell>
          <table:table-cell table:number-columns-repeated="1016"/>
        </table:table-row>
        <table:table-row table:style-name="ro2">
          <table:table-cell office:value-type="float" office:value="303179">
            <text:p>303179</text:p>
          </table:table-cell>
          <table:table-cell table:formula="of:=[.A678]-[.A677]" office:value-type="float" office:value="105">
            <text:p>105</text:p>
          </table:table-cell>
          <table:table-cell/>
          <table:table-cell office:value-type="float" office:value="1804.994">
            <text:p>1804.994</text:p>
          </table:table-cell>
          <table:table-cell table:formula="of:=ABS([.D678]-[.D677])" office:value-type="float" office:value="3.42399999999998">
            <text:p>3.424</text:p>
          </table:table-cell>
          <table:table-cell/>
          <table:table-cell office:value-type="float" office:value="3258002.5">
            <text:p>3258002.500</text:p>
          </table:table-cell>
          <table:table-cell table:formula="of:=ABS([.G678]-[.G677])" office:value-type="float" office:value="12374.25">
            <text:p>12374.250</text:p>
          </table:table-cell>
          <table:table-cell table:number-columns-repeated="1016"/>
        </table:table-row>
        <table:table-row table:style-name="ro2">
          <table:table-cell office:value-type="float" office:value="303289">
            <text:p>303289</text:p>
          </table:table-cell>
          <table:table-cell table:formula="of:=[.A679]-[.A678]" office:value-type="float" office:value="110">
            <text:p>110</text:p>
          </table:table-cell>
          <table:table-cell/>
          <table:table-cell office:value-type="float" office:value="1801.576">
            <text:p>1801.576</text:p>
          </table:table-cell>
          <table:table-cell table:formula="of:=ABS([.D679]-[.D678])" office:value-type="float" office:value="3.41799999999989">
            <text:p>3.418</text:p>
          </table:table-cell>
          <table:table-cell/>
          <table:table-cell office:value-type="float" office:value="3245674.75">
            <text:p>3245674.750</text:p>
          </table:table-cell>
          <table:table-cell table:formula="of:=ABS([.G679]-[.G678])" office:value-type="float" office:value="12327.75">
            <text:p>12327.750</text:p>
          </table:table-cell>
          <table:table-cell table:number-columns-repeated="1016"/>
        </table:table-row>
        <table:table-row table:style-name="ro2">
          <table:table-cell office:value-type="float" office:value="303392">
            <text:p>303392</text:p>
          </table:table-cell>
          <table:table-cell table:formula="of:=[.A680]-[.A679]" office:value-type="float" office:value="103">
            <text:p>103</text:p>
          </table:table-cell>
          <table:table-cell/>
          <table:table-cell office:value-type="float" office:value="1798.149">
            <text:p>1798.149</text:p>
          </table:table-cell>
          <table:table-cell table:formula="of:=ABS([.D680]-[.D679])" office:value-type="float" office:value="3.42700000000013">
            <text:p>3.427</text:p>
          </table:table-cell>
          <table:table-cell/>
          <table:table-cell office:value-type="float" office:value="3233341.5">
            <text:p>3233341.500</text:p>
          </table:table-cell>
          <table:table-cell table:formula="of:=ABS([.G680]-[.G679])" office:value-type="float" office:value="12333.25">
            <text:p>12333.250</text:p>
          </table:table-cell>
          <table:table-cell table:number-columns-repeated="1016"/>
        </table:table-row>
        <table:table-row table:style-name="ro2">
          <table:table-cell office:value-type="float" office:value="303496">
            <text:p>303496</text:p>
          </table:table-cell>
          <table:table-cell table:formula="of:=[.A681]-[.A680]" office:value-type="float" office:value="104">
            <text:p>104</text:p>
          </table:table-cell>
          <table:table-cell/>
          <table:table-cell office:value-type="float" office:value="1853.77">
            <text:p>1853.770</text:p>
          </table:table-cell>
          <table:table-cell table:formula="of:=ABS([.D681]-[.D680])" office:value-type="float" office:value="55.6210000000001">
            <text:p>55.621</text:p>
          </table:table-cell>
          <table:table-cell/>
          <table:table-cell office:value-type="float" office:value="3436462">
            <text:p>3436462.000</text:p>
          </table:table-cell>
          <table:table-cell table:formula="of:=ABS([.G681]-[.G680])" office:value-type="float" office:value="203120.5">
            <text:p>203120.500</text:p>
          </table:table-cell>
          <table:table-cell table:number-columns-repeated="1016"/>
        </table:table-row>
        <table:table-row table:style-name="ro2">
          <table:table-cell office:value-type="float" office:value="303599">
            <text:p>303599</text:p>
          </table:table-cell>
          <table:table-cell table:formula="of:=[.A682]-[.A681]" office:value-type="float" office:value="103">
            <text:p>103</text:p>
          </table:table-cell>
          <table:table-cell/>
          <table:table-cell office:value-type="float" office:value="1850.247">
            <text:p>1850.247</text:p>
          </table:table-cell>
          <table:table-cell table:formula="of:=ABS([.D682]-[.D681])" office:value-type="float" office:value="3.52299999999991">
            <text:p>3.523</text:p>
          </table:table-cell>
          <table:table-cell/>
          <table:table-cell office:value-type="float" office:value="3423412.5">
            <text:p>3423412.500</text:p>
          </table:table-cell>
          <table:table-cell table:formula="of:=ABS([.G682]-[.G681])" office:value-type="float" office:value="13049.5">
            <text:p>13049.500</text:p>
          </table:table-cell>
          <table:table-cell table:number-columns-repeated="1016"/>
        </table:table-row>
        <table:table-row table:style-name="ro2">
          <table:table-cell office:value-type="float" office:value="303710">
            <text:p>303710</text:p>
          </table:table-cell>
          <table:table-cell table:formula="of:=[.A683]-[.A682]" office:value-type="float" office:value="111">
            <text:p>111</text:p>
          </table:table-cell>
          <table:table-cell/>
          <table:table-cell office:value-type="float" office:value="1846.901">
            <text:p>1846.901</text:p>
          </table:table-cell>
          <table:table-cell table:formula="of:=ABS([.D683]-[.D682])" office:value-type="float" office:value="3.346">
            <text:p>3.346</text:p>
          </table:table-cell>
          <table:table-cell/>
          <table:table-cell office:value-type="float" office:value="3411045">
            <text:p>3411045.000</text:p>
          </table:table-cell>
          <table:table-cell table:formula="of:=ABS([.G683]-[.G682])" office:value-type="float" office:value="12367.5">
            <text:p>12367.500</text:p>
          </table:table-cell>
          <table:table-cell table:number-columns-repeated="1016"/>
        </table:table-row>
        <table:table-row table:style-name="ro2">
          <table:table-cell office:value-type="float" office:value="303814">
            <text:p>303814</text:p>
          </table:table-cell>
          <table:table-cell table:formula="of:=[.A684]-[.A683]" office:value-type="float" office:value="104">
            <text:p>104</text:p>
          </table:table-cell>
          <table:table-cell/>
          <table:table-cell office:value-type="float" office:value="1843.458">
            <text:p>1843.458</text:p>
          </table:table-cell>
          <table:table-cell table:formula="of:=ABS([.D684]-[.D683])" office:value-type="float" office:value="3.44299999999998">
            <text:p>3.443</text:p>
          </table:table-cell>
          <table:table-cell/>
          <table:table-cell office:value-type="float" office:value="3398339">
            <text:p>3398339.000</text:p>
          </table:table-cell>
          <table:table-cell table:formula="of:=ABS([.G684]-[.G683])" office:value-type="float" office:value="12706">
            <text:p>12706.000</text:p>
          </table:table-cell>
          <table:table-cell table:number-columns-repeated="1016"/>
        </table:table-row>
        <table:table-row table:style-name="ro2">
          <table:table-cell office:value-type="float" office:value="303915">
            <text:p>303915</text:p>
          </table:table-cell>
          <table:table-cell table:formula="of:=[.A685]-[.A684]" office:value-type="float" office:value="101">
            <text:p>101</text:p>
          </table:table-cell>
          <table:table-cell/>
          <table:table-cell office:value-type="float" office:value="1840.027">
            <text:p>1840.027</text:p>
          </table:table-cell>
          <table:table-cell table:formula="of:=ABS([.D685]-[.D684])" office:value-type="float" office:value="3.43100000000004">
            <text:p>3.431</text:p>
          </table:table-cell>
          <table:table-cell/>
          <table:table-cell office:value-type="float" office:value="3385700.25">
            <text:p>3385700.250</text:p>
          </table:table-cell>
          <table:table-cell table:formula="of:=ABS([.G685]-[.G684])" office:value-type="float" office:value="12638.75">
            <text:p>12638.750</text:p>
          </table:table-cell>
          <table:table-cell table:number-columns-repeated="1016"/>
        </table:table-row>
        <table:table-row table:style-name="ro2">
          <table:table-cell office:value-type="float" office:value="304027">
            <text:p>304027</text:p>
          </table:table-cell>
          <table:table-cell table:formula="of:=[.A686]-[.A685]" office:value-type="float" office:value="112">
            <text:p>112</text:p>
          </table:table-cell>
          <table:table-cell/>
          <table:table-cell office:value-type="float" office:value="1836.596">
            <text:p>1836.596</text:p>
          </table:table-cell>
          <table:table-cell table:formula="of:=ABS([.D686]-[.D685])" office:value-type="float" office:value="3.43100000000004">
            <text:p>3.431</text:p>
          </table:table-cell>
          <table:table-cell/>
          <table:table-cell office:value-type="float" office:value="3373086">
            <text:p>3373086.000</text:p>
          </table:table-cell>
          <table:table-cell table:formula="of:=ABS([.G686]-[.G685])" office:value-type="float" office:value="12614.25">
            <text:p>12614.250</text:p>
          </table:table-cell>
          <table:table-cell table:number-columns-repeated="1016"/>
        </table:table-row>
        <table:table-row table:style-name="ro2">
          <table:table-cell office:value-type="float" office:value="304129">
            <text:p>304129</text:p>
          </table:table-cell>
          <table:table-cell table:formula="of:=[.A687]-[.A686]" office:value-type="float" office:value="102">
            <text:p>102</text:p>
          </table:table-cell>
          <table:table-cell/>
          <table:table-cell office:value-type="float" office:value="1833.172">
            <text:p>1833.172</text:p>
          </table:table-cell>
          <table:table-cell table:formula="of:=ABS([.D687]-[.D686])" office:value-type="float" office:value="3.42399999999998">
            <text:p>3.424</text:p>
          </table:table-cell>
          <table:table-cell/>
          <table:table-cell office:value-type="float" office:value="3360520.5">
            <text:p>3360520.500</text:p>
          </table:table-cell>
          <table:table-cell table:formula="of:=ABS([.G687]-[.G686])" office:value-type="float" office:value="12565.5">
            <text:p>12565.500</text:p>
          </table:table-cell>
          <table:table-cell table:number-columns-repeated="1016"/>
        </table:table-row>
        <table:table-row table:style-name="ro2">
          <table:table-cell office:value-type="float" office:value="304232">
            <text:p>304232</text:p>
          </table:table-cell>
          <table:table-cell table:formula="of:=[.A688]-[.A687]" office:value-type="float" office:value="103">
            <text:p>103</text:p>
          </table:table-cell>
          <table:table-cell/>
          <table:table-cell office:value-type="float" office:value="1829.752">
            <text:p>1829.752</text:p>
          </table:table-cell>
          <table:table-cell table:formula="of:=ABS([.D688]-[.D687])" office:value-type="float" office:value="3.42000000000007">
            <text:p>3.420</text:p>
          </table:table-cell>
          <table:table-cell/>
          <table:table-cell office:value-type="float" office:value="3347992.25">
            <text:p>3347992.250</text:p>
          </table:table-cell>
          <table:table-cell table:formula="of:=ABS([.G688]-[.G687])" office:value-type="float" office:value="12528.25">
            <text:p>12528.250</text:p>
          </table:table-cell>
          <table:table-cell table:number-columns-repeated="1016"/>
        </table:table-row>
        <table:table-row table:style-name="ro2">
          <table:table-cell office:value-type="float" office:value="304336">
            <text:p>304336</text:p>
          </table:table-cell>
          <table:table-cell table:formula="of:=[.A689]-[.A688]" office:value-type="float" office:value="104">
            <text:p>104</text:p>
          </table:table-cell>
          <table:table-cell/>
          <table:table-cell office:value-type="float" office:value="1826.331">
            <text:p>1826.331</text:p>
          </table:table-cell>
          <table:table-cell table:formula="of:=ABS([.D689]-[.D688])" office:value-type="float" office:value="3.42100000000005">
            <text:p>3.421</text:p>
          </table:table-cell>
          <table:table-cell/>
          <table:table-cell office:value-type="float" office:value="3335485.75">
            <text:p>3335485.750</text:p>
          </table:table-cell>
          <table:table-cell table:formula="of:=ABS([.G689]-[.G688])" office:value-type="float" office:value="12506.5">
            <text:p>12506.500</text:p>
          </table:table-cell>
          <table:table-cell table:number-columns-repeated="1016"/>
        </table:table-row>
        <table:table-row table:style-name="ro2">
          <table:table-cell office:value-type="float" office:value="304441">
            <text:p>304441</text:p>
          </table:table-cell>
          <table:table-cell table:formula="of:=[.A690]-[.A689]" office:value-type="float" office:value="105">
            <text:p>105</text:p>
          </table:table-cell>
          <table:table-cell/>
          <table:table-cell office:value-type="float" office:value="1881.799">
            <text:p>1881.799</text:p>
          </table:table-cell>
          <table:table-cell table:formula="of:=ABS([.D690]-[.D689])" office:value-type="float" office:value="55.4680000000001">
            <text:p>55.468</text:p>
          </table:table-cell>
          <table:table-cell/>
          <table:table-cell office:value-type="float" office:value="3541167.75">
            <text:p>3541167.750</text:p>
          </table:table-cell>
          <table:table-cell table:formula="of:=ABS([.G690]-[.G689])" office:value-type="float" office:value="205682">
            <text:p>205682.000</text:p>
          </table:table-cell>
          <table:table-cell table:number-columns-repeated="1016"/>
        </table:table-row>
        <table:table-row table:style-name="ro2">
          <table:table-cell office:value-type="float" office:value="304552">
            <text:p>304552</text:p>
          </table:table-cell>
          <table:table-cell table:formula="of:=[.A691]-[.A690]" office:value-type="float" office:value="111">
            <text:p>111</text:p>
          </table:table-cell>
          <table:table-cell/>
          <table:table-cell office:value-type="float" office:value="1878.271">
            <text:p>1878.271</text:p>
          </table:table-cell>
          <table:table-cell table:formula="of:=ABS([.D691]-[.D690])" office:value-type="float" office:value="3.52800000000002">
            <text:p>3.528</text:p>
          </table:table-cell>
          <table:table-cell/>
          <table:table-cell office:value-type="float" office:value="3527900.25">
            <text:p>3527900.250</text:p>
          </table:table-cell>
          <table:table-cell table:formula="of:=ABS([.G691]-[.G690])" office:value-type="float" office:value="13267.5">
            <text:p>13267.500</text:p>
          </table:table-cell>
          <table:table-cell table:number-columns-repeated="1016"/>
        </table:table-row>
        <table:table-row table:style-name="ro2">
          <table:table-cell office:value-type="float" office:value="304656">
            <text:p>304656</text:p>
          </table:table-cell>
          <table:table-cell table:formula="of:=[.A692]-[.A691]" office:value-type="float" office:value="104">
            <text:p>104</text:p>
          </table:table-cell>
          <table:table-cell/>
          <table:table-cell office:value-type="float" office:value="1874.933">
            <text:p>1874.933</text:p>
          </table:table-cell>
          <table:table-cell table:formula="of:=ABS([.D692]-[.D691])" office:value-type="float" office:value="3.33799999999997">
            <text:p>3.338</text:p>
          </table:table-cell>
          <table:table-cell/>
          <table:table-cell office:value-type="float" office:value="3515372.75">
            <text:p>3515372.750</text:p>
          </table:table-cell>
          <table:table-cell table:formula="of:=ABS([.G692]-[.G691])" office:value-type="float" office:value="12527.5">
            <text:p>12527.500</text:p>
          </table:table-cell>
          <table:table-cell table:number-columns-repeated="1016"/>
        </table:table-row>
        <table:table-row table:style-name="ro2">
          <table:table-cell office:value-type="float" office:value="304764">
            <text:p>304764</text:p>
          </table:table-cell>
          <table:table-cell table:formula="of:=[.A693]-[.A692]" office:value-type="float" office:value="108">
            <text:p>108</text:p>
          </table:table-cell>
          <table:table-cell/>
          <table:table-cell office:value-type="float" office:value="1871.497">
            <text:p>1871.497</text:p>
          </table:table-cell>
          <table:table-cell table:formula="of:=ABS([.D693]-[.D692])" office:value-type="float" office:value="3.43599999999992">
            <text:p>3.436</text:p>
          </table:table-cell>
          <table:table-cell/>
          <table:table-cell office:value-type="float" office:value="3502502.5">
            <text:p>3502502.500</text:p>
          </table:table-cell>
          <table:table-cell table:formula="of:=ABS([.G693]-[.G692])" office:value-type="float" office:value="12870.25">
            <text:p>12870.250</text:p>
          </table:table-cell>
          <table:table-cell table:number-columns-repeated="1016"/>
        </table:table-row>
        <table:table-row table:style-name="ro2">
          <table:table-cell office:value-type="float" office:value="304867">
            <text:p>304867</text:p>
          </table:table-cell>
          <table:table-cell table:formula="of:=[.A694]-[.A693]" office:value-type="float" office:value="103">
            <text:p>103</text:p>
          </table:table-cell>
          <table:table-cell/>
          <table:table-cell office:value-type="float" office:value="1868.066">
            <text:p>1868.066</text:p>
          </table:table-cell>
          <table:table-cell table:formula="of:=ABS([.D694]-[.D693])" office:value-type="float" office:value="3.43100000000004">
            <text:p>3.431</text:p>
          </table:table-cell>
          <table:table-cell/>
          <table:table-cell office:value-type="float" office:value="3489670.5">
            <text:p>3489670.500</text:p>
          </table:table-cell>
          <table:table-cell table:formula="of:=ABS([.G694]-[.G693])" office:value-type="float" office:value="12832">
            <text:p>12832.000</text:p>
          </table:table-cell>
          <table:table-cell table:number-columns-repeated="1016"/>
        </table:table-row>
        <table:table-row table:style-name="ro2">
          <table:table-cell office:value-type="float" office:value="304979">
            <text:p>304979</text:p>
          </table:table-cell>
          <table:table-cell table:formula="of:=[.A695]-[.A694]" office:value-type="float" office:value="112">
            <text:p>112</text:p>
          </table:table-cell>
          <table:table-cell/>
          <table:table-cell office:value-type="float" office:value="1864.64">
            <text:p>1864.640</text:p>
          </table:table-cell>
          <table:table-cell table:formula="of:=ABS([.D695]-[.D694])" office:value-type="float" office:value="3.42599999999993">
            <text:p>3.426</text:p>
          </table:table-cell>
          <table:table-cell/>
          <table:table-cell office:value-type="float" office:value="3476882">
            <text:p>3476882.000</text:p>
          </table:table-cell>
          <table:table-cell table:formula="of:=ABS([.G695]-[.G694])" office:value-type="float" office:value="12788.5">
            <text:p>12788.500</text:p>
          </table:table-cell>
          <table:table-cell table:number-columns-repeated="1016"/>
        </table:table-row>
        <table:table-row table:style-name="ro2">
          <table:table-cell office:value-type="float" office:value="305082">
            <text:p>305082</text:p>
          </table:table-cell>
          <table:table-cell table:formula="of:=[.A696]-[.A695]" office:value-type="float" office:value="103">
            <text:p>103</text:p>
          </table:table-cell>
          <table:table-cell/>
          <table:table-cell office:value-type="float" office:value="1861.201">
            <text:p>1861.201</text:p>
          </table:table-cell>
          <table:table-cell table:formula="of:=ABS([.D696]-[.D695])" office:value-type="float" office:value="3.43900000000008">
            <text:p>3.439</text:p>
          </table:table-cell>
          <table:table-cell/>
          <table:table-cell office:value-type="float" office:value="3464069.25">
            <text:p>3464069.250</text:p>
          </table:table-cell>
          <table:table-cell table:formula="of:=ABS([.G696]-[.G695])" office:value-type="float" office:value="12812.75">
            <text:p>12812.750</text:p>
          </table:table-cell>
          <table:table-cell table:number-columns-repeated="1016"/>
        </table:table-row>
        <table:table-row table:style-name="ro2">
          <table:table-cell office:value-type="float" office:value="305193">
            <text:p>305193</text:p>
          </table:table-cell>
          <table:table-cell table:formula="of:=[.A697]-[.A696]" office:value-type="float" office:value="111">
            <text:p>111</text:p>
          </table:table-cell>
          <table:table-cell/>
          <table:table-cell office:value-type="float" office:value="1857.774">
            <text:p>1857.774</text:p>
          </table:table-cell>
          <table:table-cell table:formula="of:=ABS([.D697]-[.D696])" office:value-type="float" office:value="3.42700000000013">
            <text:p>3.427</text:p>
          </table:table-cell>
          <table:table-cell/>
          <table:table-cell office:value-type="float" office:value="3451325.25">
            <text:p>3451325.250</text:p>
          </table:table-cell>
          <table:table-cell table:formula="of:=ABS([.G697]-[.G696])" office:value-type="float" office:value="12744">
            <text:p>12744.000</text:p>
          </table:table-cell>
          <table:table-cell table:number-columns-repeated="1016"/>
        </table:table-row>
        <table:table-row table:style-name="ro2">
          <table:table-cell office:value-type="float" office:value="305303">
            <text:p>305303</text:p>
          </table:table-cell>
          <table:table-cell table:formula="of:=[.A698]-[.A697]" office:value-type="float" office:value="110">
            <text:p>110</text:p>
          </table:table-cell>
          <table:table-cell/>
          <table:table-cell office:value-type="float" office:value="1854.354">
            <text:p>1854.354</text:p>
          </table:table-cell>
          <table:table-cell table:formula="of:=ABS([.D698]-[.D697])" office:value-type="float" office:value="3.41999999999985">
            <text:p>3.420</text:p>
          </table:table-cell>
          <table:table-cell/>
          <table:table-cell office:value-type="float" office:value="3438629.5">
            <text:p>3438629.500</text:p>
          </table:table-cell>
          <table:table-cell table:formula="of:=ABS([.G698]-[.G697])" office:value-type="float" office:value="12695.75">
            <text:p>12695.750</text:p>
          </table:table-cell>
          <table:table-cell table:number-columns-repeated="1016"/>
        </table:table-row>
        <table:table-row table:style-name="ro2">
          <table:table-cell office:value-type="float" office:value="305408">
            <text:p>305408</text:p>
          </table:table-cell>
          <table:table-cell table:formula="of:=[.A699]-[.A698]" office:value-type="float" office:value="105">
            <text:p>105</text:p>
          </table:table-cell>
          <table:table-cell/>
          <table:table-cell office:value-type="float" office:value="1850.924">
            <text:p>1850.924</text:p>
          </table:table-cell>
          <table:table-cell table:formula="of:=ABS([.D699]-[.D698])" office:value-type="float" office:value="3.43000000000006">
            <text:p>3.430</text:p>
          </table:table-cell>
          <table:table-cell/>
          <table:table-cell office:value-type="float" office:value="3425920.25">
            <text:p>3425920.250</text:p>
          </table:table-cell>
          <table:table-cell table:formula="of:=ABS([.G699]-[.G698])" office:value-type="float" office:value="12709.25">
            <text:p>12709.250</text:p>
          </table:table-cell>
          <table:table-cell table:number-columns-repeated="1016"/>
        </table:table-row>
        <table:table-row table:style-name="ro2">
          <table:table-cell office:value-type="float" office:value="305509">
            <text:p>305509</text:p>
          </table:table-cell>
          <table:table-cell table:formula="of:=[.A700]-[.A699]" office:value-type="float" office:value="101">
            <text:p>101</text:p>
          </table:table-cell>
          <table:table-cell/>
          <table:table-cell office:value-type="float" office:value="1906.785">
            <text:p>1906.785</text:p>
          </table:table-cell>
          <table:table-cell table:formula="of:=ABS([.D700]-[.D699])" office:value-type="float" office:value="55.8610000000001">
            <text:p>55.861</text:p>
          </table:table-cell>
          <table:table-cell/>
          <table:table-cell office:value-type="float" office:value="3635829.75">
            <text:p>3635829.750</text:p>
          </table:table-cell>
          <table:table-cell table:formula="of:=ABS([.G700]-[.G699])" office:value-type="float" office:value="209909.5">
            <text:p>209909.500</text:p>
          </table:table-cell>
          <table:table-cell table:number-columns-repeated="1016"/>
        </table:table-row>
        <table:table-row table:style-name="ro2">
          <table:table-cell office:value-type="float" office:value="305621">
            <text:p>305621</text:p>
          </table:table-cell>
          <table:table-cell table:formula="of:=[.A701]-[.A700]" office:value-type="float" office:value="112">
            <text:p>112</text:p>
          </table:table-cell>
          <table:table-cell/>
          <table:table-cell office:value-type="float" office:value="1903.264">
            <text:p>1903.264</text:p>
          </table:table-cell>
          <table:table-cell table:formula="of:=ABS([.D701]-[.D700])" office:value-type="float" office:value="3.52100000000019">
            <text:p>3.521</text:p>
          </table:table-cell>
          <table:table-cell/>
          <table:table-cell office:value-type="float" office:value="3622414">
            <text:p>3622414.000</text:p>
          </table:table-cell>
          <table:table-cell table:formula="of:=ABS([.G701]-[.G700])" office:value-type="float" office:value="13415.75">
            <text:p>13415.750</text:p>
          </table:table-cell>
          <table:table-cell table:number-columns-repeated="1016"/>
        </table:table-row>
        <table:table-row table:style-name="ro2">
          <table:table-cell office:value-type="float" office:value="305733">
            <text:p>305733</text:p>
          </table:table-cell>
          <table:table-cell table:formula="of:=[.A702]-[.A701]" office:value-type="float" office:value="112">
            <text:p>112</text:p>
          </table:table-cell>
          <table:table-cell/>
          <table:table-cell office:value-type="float" office:value="1914.165">
            <text:p>1914.165</text:p>
          </table:table-cell>
          <table:table-cell table:formula="of:=ABS([.D702]-[.D701])" office:value-type="float" office:value="10.9010000000001">
            <text:p>10.901</text:p>
          </table:table-cell>
          <table:table-cell/>
          <table:table-cell office:value-type="float" office:value="3664028.75">
            <text:p>3664028.750</text:p>
          </table:table-cell>
          <table:table-cell table:formula="of:=ABS([.G702]-[.G701])" office:value-type="float" office:value="41614.75">
            <text:p>41614.750</text:p>
          </table:table-cell>
          <table:table-cell table:number-columns-repeated="1016"/>
        </table:table-row>
        <table:table-row table:style-name="ro2">
          <table:table-cell office:value-type="float" office:value="305843">
            <text:p>305843</text:p>
          </table:table-cell>
          <table:table-cell table:formula="of:=[.A703]-[.A702]" office:value-type="float" office:value="110">
            <text:p>110</text:p>
          </table:table-cell>
          <table:table-cell/>
          <table:table-cell office:value-type="float" office:value="1910.638">
            <text:p>1910.638</text:p>
          </table:table-cell>
          <table:table-cell table:formula="of:=ABS([.D703]-[.D702])" office:value-type="float" office:value="3.52700000000004">
            <text:p>3.527</text:p>
          </table:table-cell>
          <table:table-cell/>
          <table:table-cell office:value-type="float" office:value="3650536">
            <text:p>3650536.000</text:p>
          </table:table-cell>
          <table:table-cell table:formula="of:=ABS([.G703]-[.G702])" office:value-type="float" office:value="13492.75">
            <text:p>13492.750</text:p>
          </table:table-cell>
          <table:table-cell table:number-columns-repeated="1016"/>
        </table:table-row>
        <table:table-row table:style-name="ro2">
          <table:table-cell office:value-type="float" office:value="305954">
            <text:p>305954</text:p>
          </table:table-cell>
          <table:table-cell table:formula="of:=[.A704]-[.A703]" office:value-type="float" office:value="111">
            <text:p>111</text:p>
          </table:table-cell>
          <table:table-cell/>
          <table:table-cell office:value-type="float" office:value="1907.302">
            <text:p>1907.302</text:p>
          </table:table-cell>
          <table:table-cell table:formula="of:=ABS([.D704]-[.D703])" office:value-type="float" office:value="3.33600000000001">
            <text:p>3.336</text:p>
          </table:table-cell>
          <table:table-cell/>
          <table:table-cell office:value-type="float" office:value="3637802.25">
            <text:p>3637802.250</text:p>
          </table:table-cell>
          <table:table-cell table:formula="of:=ABS([.G704]-[.G703])" office:value-type="float" office:value="12733.75">
            <text:p>12733.750</text:p>
          </table:table-cell>
          <table:table-cell table:number-columns-repeated="1016"/>
        </table:table-row>
        <table:table-row table:style-name="ro2">
          <table:table-cell office:value-type="float" office:value="306059">
            <text:p>306059</text:p>
          </table:table-cell>
          <table:table-cell table:formula="of:=[.A705]-[.A704]" office:value-type="float" office:value="105">
            <text:p>105</text:p>
          </table:table-cell>
          <table:table-cell/>
          <table:table-cell office:value-type="float" office:value="1904.39">
            <text:p>1904.390</text:p>
          </table:table-cell>
          <table:table-cell table:formula="of:=ABS([.D705]-[.D704])" office:value-type="float" office:value="2.91199999999981">
            <text:p>2.912</text:p>
          </table:table-cell>
          <table:table-cell/>
          <table:table-cell office:value-type="float" office:value="3626701.75">
            <text:p>3626701.750</text:p>
          </table:table-cell>
          <table:table-cell table:formula="of:=ABS([.G705]-[.G704])" office:value-type="float" office:value="11100.5">
            <text:p>11100.500</text:p>
          </table:table-cell>
          <table:table-cell table:number-columns-repeated="1016"/>
        </table:table-row>
        <table:table-row table:style-name="ro2">
          <table:table-cell office:value-type="float" office:value="306165">
            <text:p>306165</text:p>
          </table:table-cell>
          <table:table-cell table:formula="of:=[.A706]-[.A705]" office:value-type="float" office:value="106">
            <text:p>106</text:p>
          </table:table-cell>
          <table:table-cell/>
          <table:table-cell office:value-type="float" office:value="1900.865">
            <text:p>1900.865</text:p>
          </table:table-cell>
          <table:table-cell table:formula="of:=ABS([.D706]-[.D705])" office:value-type="float" office:value="3.52500000000009">
            <text:p>3.525</text:p>
          </table:table-cell>
          <table:table-cell/>
          <table:table-cell office:value-type="float" office:value="3613286.25">
            <text:p>3613286.250</text:p>
          </table:table-cell>
          <table:table-cell table:formula="of:=ABS([.G706]-[.G705])" office:value-type="float" office:value="13415.5">
            <text:p>13415.500</text:p>
          </table:table-cell>
          <table:table-cell table:number-columns-repeated="1016"/>
        </table:table-row>
        <table:table-row table:style-name="ro2">
          <table:table-cell office:value-type="float" office:value="306270">
            <text:p>306270</text:p>
          </table:table-cell>
          <table:table-cell table:formula="of:=[.A707]-[.A706]" office:value-type="float" office:value="105">
            <text:p>105</text:p>
          </table:table-cell>
          <table:table-cell/>
          <table:table-cell office:value-type="float" office:value="1897.531">
            <text:p>1897.531</text:p>
          </table:table-cell>
          <table:table-cell table:formula="of:=ABS([.D707]-[.D706])" office:value-type="float" office:value="3.33400000000006">
            <text:p>3.334</text:p>
          </table:table-cell>
          <table:table-cell/>
          <table:table-cell office:value-type="float" office:value="3600625">
            <text:p>3600625.000</text:p>
          </table:table-cell>
          <table:table-cell table:formula="of:=ABS([.G707]-[.G706])" office:value-type="float" office:value="12661.25">
            <text:p>12661.250</text:p>
          </table:table-cell>
          <table:table-cell table:number-columns-repeated="1016"/>
        </table:table-row>
        <table:table-row table:style-name="ro2">
          <table:table-cell office:value-type="float" office:value="306371">
            <text:p>306371</text:p>
          </table:table-cell>
          <table:table-cell table:formula="of:=[.A708]-[.A707]" office:value-type="float" office:value="101">
            <text:p>101</text:p>
          </table:table-cell>
          <table:table-cell/>
          <table:table-cell office:value-type="float" office:value="1894.101">
            <text:p>1894.101</text:p>
          </table:table-cell>
          <table:table-cell table:formula="of:=ABS([.D708]-[.D707])" office:value-type="float" office:value="3.42999999999984">
            <text:p>3.430</text:p>
          </table:table-cell>
          <table:table-cell/>
          <table:table-cell office:value-type="float" office:value="3587619">
            <text:p>3587619.000</text:p>
          </table:table-cell>
          <table:table-cell table:formula="of:=ABS([.G708]-[.G707])" office:value-type="float" office:value="13006">
            <text:p>13006.000</text:p>
          </table:table-cell>
          <table:table-cell table:number-columns-repeated="1016"/>
        </table:table-row>
        <table:table-row table:style-name="ro2">
          <table:table-cell office:value-type="float" office:value="306480">
            <text:p>306480</text:p>
          </table:table-cell>
          <table:table-cell table:formula="of:=[.A709]-[.A708]" office:value-type="float" office:value="109">
            <text:p>109</text:p>
          </table:table-cell>
          <table:table-cell/>
          <table:table-cell office:value-type="float" office:value="1890.668">
            <text:p>1890.668</text:p>
          </table:table-cell>
          <table:table-cell table:formula="of:=ABS([.D709]-[.D708])" office:value-type="float" office:value="3.43300000000022">
            <text:p>3.433</text:p>
          </table:table-cell>
          <table:table-cell/>
          <table:table-cell office:value-type="float" office:value="3574625.25">
            <text:p>3574625.250</text:p>
          </table:table-cell>
          <table:table-cell table:formula="of:=ABS([.G709]-[.G708])" office:value-type="float" office:value="12993.75">
            <text:p>12993.750</text:p>
          </table:table-cell>
          <table:table-cell table:number-columns-repeated="1016"/>
        </table:table-row>
        <table:table-row table:style-name="ro2">
          <table:table-cell office:value-type="float" office:value="306583">
            <text:p>306583</text:p>
          </table:table-cell>
          <table:table-cell table:formula="of:=[.A710]-[.A709]" office:value-type="float" office:value="103">
            <text:p>103</text:p>
          </table:table-cell>
          <table:table-cell/>
          <table:table-cell office:value-type="float" office:value="1887.234">
            <text:p>1887.234</text:p>
          </table:table-cell>
          <table:table-cell table:formula="of:=ABS([.D710]-[.D709])" office:value-type="float" office:value="3.43399999999997">
            <text:p>3.434</text:p>
          </table:table-cell>
          <table:table-cell/>
          <table:table-cell office:value-type="float" office:value="3561654.25">
            <text:p>3561654.250</text:p>
          </table:table-cell>
          <table:table-cell table:formula="of:=ABS([.G710]-[.G709])" office:value-type="float" office:value="12971">
            <text:p>12971.000</text:p>
          </table:table-cell>
          <table:table-cell table:number-columns-repeated="1016"/>
        </table:table-row>
        <table:table-row table:style-name="ro2">
          <table:table-cell office:value-type="float" office:value="306685">
            <text:p>306685</text:p>
          </table:table-cell>
          <table:table-cell table:formula="of:=[.A711]-[.A710]" office:value-type="float" office:value="102">
            <text:p>102</text:p>
          </table:table-cell>
          <table:table-cell/>
          <table:table-cell office:value-type="float" office:value="1883.799">
            <text:p>1883.799</text:p>
          </table:table-cell>
          <table:table-cell table:formula="of:=ABS([.D711]-[.D710])" office:value-type="float" office:value="3.43499999999995">
            <text:p>3.435</text:p>
          </table:table-cell>
          <table:table-cell/>
          <table:table-cell office:value-type="float" office:value="3548700.25">
            <text:p>3548700.250</text:p>
          </table:table-cell>
          <table:table-cell table:formula="of:=ABS([.G711]-[.G710])" office:value-type="float" office:value="12954">
            <text:p>12954.000</text:p>
          </table:table-cell>
          <table:table-cell table:number-columns-repeated="1016"/>
        </table:table-row>
        <table:table-row table:style-name="ro2">
          <table:table-cell office:value-type="float" office:value="306795">
            <text:p>306795</text:p>
          </table:table-cell>
          <table:table-cell table:formula="of:=[.A712]-[.A711]" office:value-type="float" office:value="110">
            <text:p>110</text:p>
          </table:table-cell>
          <table:table-cell/>
          <table:table-cell office:value-type="float" office:value="1880.364">
            <text:p>1880.364</text:p>
          </table:table-cell>
          <table:table-cell table:formula="of:=ABS([.D712]-[.D711])" office:value-type="float" office:value="3.43499999999995">
            <text:p>3.435</text:p>
          </table:table-cell>
          <table:table-cell/>
          <table:table-cell office:value-type="float" office:value="3535770.25">
            <text:p>3535770.250</text:p>
          </table:table-cell>
          <table:table-cell table:formula="of:=ABS([.G712]-[.G711])" office:value-type="float" office:value="12930">
            <text:p>12930.000</text:p>
          </table:table-cell>
          <table:table-cell table:number-columns-repeated="1016"/>
        </table:table-row>
        <table:table-row table:style-name="ro2">
          <table:table-cell office:value-type="float" office:value="306900">
            <text:p>306900</text:p>
          </table:table-cell>
          <table:table-cell table:formula="of:=[.A713]-[.A712]" office:value-type="float" office:value="105">
            <text:p>105</text:p>
          </table:table-cell>
          <table:table-cell/>
          <table:table-cell office:value-type="float" office:value="1876.937">
            <text:p>1876.937</text:p>
          </table:table-cell>
          <table:table-cell table:formula="of:=ABS([.D713]-[.D712])" office:value-type="float" office:value="3.42700000000013">
            <text:p>3.427</text:p>
          </table:table-cell>
          <table:table-cell/>
          <table:table-cell office:value-type="float" office:value="3522893.75">
            <text:p>3522893.750</text:p>
          </table:table-cell>
          <table:table-cell table:formula="of:=ABS([.G713]-[.G712])" office:value-type="float" office:value="12876.5">
            <text:p>12876.500</text:p>
          </table:table-cell>
          <table:table-cell table:number-columns-repeated="1016"/>
        </table:table-row>
        <table:table-row table:style-name="ro2">
          <table:table-cell office:value-type="float" office:value="307003">
            <text:p>307003</text:p>
          </table:table-cell>
          <table:table-cell table:formula="of:=[.A714]-[.A713]" office:value-type="float" office:value="103">
            <text:p>103</text:p>
          </table:table-cell>
          <table:table-cell/>
          <table:table-cell office:value-type="float" office:value="1873.512">
            <text:p>1873.512</text:p>
          </table:table-cell>
          <table:table-cell table:formula="of:=ABS([.D714]-[.D713])" office:value-type="float" office:value="3.42499999999995">
            <text:p>3.425</text:p>
          </table:table-cell>
          <table:table-cell/>
          <table:table-cell office:value-type="float" office:value="3510046.5">
            <text:p>3510046.500</text:p>
          </table:table-cell>
          <table:table-cell table:formula="of:=ABS([.G714]-[.G713])" office:value-type="float" office:value="12847.25">
            <text:p>12847.250</text:p>
          </table:table-cell>
          <table:table-cell table:number-columns-repeated="1016"/>
        </table:table-row>
        <table:table-row table:style-name="ro2">
          <table:table-cell office:value-type="float" office:value="307107">
            <text:p>307107</text:p>
          </table:table-cell>
          <table:table-cell table:formula="of:=[.A715]-[.A714]" office:value-type="float" office:value="104">
            <text:p>104</text:p>
          </table:table-cell>
          <table:table-cell/>
          <table:table-cell office:value-type="float" office:value="1870.08">
            <text:p>1870.080</text:p>
          </table:table-cell>
          <table:table-cell table:formula="of:=ABS([.D715]-[.D714])" office:value-type="float" office:value="3.43200000000002">
            <text:p>3.432</text:p>
          </table:table-cell>
          <table:table-cell/>
          <table:table-cell office:value-type="float" office:value="3497198.5">
            <text:p>3497198.500</text:p>
          </table:table-cell>
          <table:table-cell table:formula="of:=ABS([.G715]-[.G714])" office:value-type="float" office:value="12848">
            <text:p>12848.000</text:p>
          </table:table-cell>
          <table:table-cell table:number-columns-repeated="1016"/>
        </table:table-row>
        <table:table-row table:style-name="ro2">
          <table:table-cell office:value-type="float" office:value="307218">
            <text:p>307218</text:p>
          </table:table-cell>
          <table:table-cell table:formula="of:=[.A716]-[.A715]" office:value-type="float" office:value="111">
            <text:p>111</text:p>
          </table:table-cell>
          <table:table-cell/>
          <table:table-cell office:value-type="float" office:value="1866.642">
            <text:p>1866.642</text:p>
          </table:table-cell>
          <table:table-cell table:formula="of:=ABS([.D716]-[.D715])" office:value-type="float" office:value="3.43799999999987">
            <text:p>3.438</text:p>
          </table:table-cell>
          <table:table-cell/>
          <table:table-cell office:value-type="float" office:value="3484353.75">
            <text:p>3484353.750</text:p>
          </table:table-cell>
          <table:table-cell table:formula="of:=ABS([.G716]-[.G715])" office:value-type="float" office:value="12844.75">
            <text:p>12844.750</text:p>
          </table:table-cell>
          <table:table-cell table:number-columns-repeated="1016"/>
        </table:table-row>
        <table:table-row table:style-name="ro2">
          <table:table-cell office:value-type="float" office:value="307321">
            <text:p>307321</text:p>
          </table:table-cell>
          <table:table-cell table:formula="of:=[.A717]-[.A716]" office:value-type="float" office:value="103">
            <text:p>103</text:p>
          </table:table-cell>
          <table:table-cell/>
          <table:table-cell office:value-type="float" office:value="1863.205">
            <text:p>1863.205</text:p>
          </table:table-cell>
          <table:table-cell table:formula="of:=ABS([.D717]-[.D716])" office:value-type="float" office:value="3.43700000000013">
            <text:p>3.437</text:p>
          </table:table-cell>
          <table:table-cell/>
          <table:table-cell office:value-type="float" office:value="3471532.25">
            <text:p>3471532.250</text:p>
          </table:table-cell>
          <table:table-cell table:formula="of:=ABS([.G717]-[.G716])" office:value-type="float" office:value="12821.5">
            <text:p>12821.500</text:p>
          </table:table-cell>
          <table:table-cell table:number-columns-repeated="1016"/>
        </table:table-row>
        <table:table-row table:style-name="ro2">
          <table:table-cell office:value-type="float" office:value="307425">
            <text:p>307425</text:p>
          </table:table-cell>
          <table:table-cell table:formula="of:=[.A718]-[.A717]" office:value-type="float" office:value="104">
            <text:p>104</text:p>
          </table:table-cell>
          <table:table-cell/>
          <table:table-cell office:value-type="float" office:value="1859.768">
            <text:p>1859.768</text:p>
          </table:table-cell>
          <table:table-cell table:formula="of:=ABS([.D718]-[.D717])" office:value-type="float" office:value="3.4369999999999">
            <text:p>3.437</text:p>
          </table:table-cell>
          <table:table-cell/>
          <table:table-cell office:value-type="float" office:value="3458735.75">
            <text:p>3458735.750</text:p>
          </table:table-cell>
          <table:table-cell table:formula="of:=ABS([.G718]-[.G717])" office:value-type="float" office:value="12796.5">
            <text:p>12796.500</text:p>
          </table:table-cell>
          <table:table-cell table:number-columns-repeated="1016"/>
        </table:table-row>
        <table:table-row table:style-name="ro2">
          <table:table-cell office:value-type="float" office:value="307527">
            <text:p>307527</text:p>
          </table:table-cell>
          <table:table-cell table:formula="of:=[.A719]-[.A718]" office:value-type="float" office:value="102">
            <text:p>102</text:p>
          </table:table-cell>
          <table:table-cell/>
          <table:table-cell office:value-type="float" office:value="1856.331">
            <text:p>1856.331</text:p>
          </table:table-cell>
          <table:table-cell table:formula="of:=ABS([.D719]-[.D718])" office:value-type="float" office:value="3.43700000000013">
            <text:p>3.437</text:p>
          </table:table-cell>
          <table:table-cell/>
          <table:table-cell office:value-type="float" office:value="3445963.25">
            <text:p>3445963.250</text:p>
          </table:table-cell>
          <table:table-cell table:formula="of:=ABS([.G719]-[.G718])" office:value-type="float" office:value="12772.5">
            <text:p>12772.500</text:p>
          </table:table-cell>
          <table:table-cell table:number-columns-repeated="1016"/>
        </table:table-row>
        <table:table-row table:style-name="ro2">
          <table:table-cell office:value-type="float" office:value="307634">
            <text:p>307634</text:p>
          </table:table-cell>
          <table:table-cell table:formula="of:=[.A720]-[.A719]" office:value-type="float" office:value="107">
            <text:p>107</text:p>
          </table:table-cell>
          <table:table-cell/>
          <table:table-cell office:value-type="float" office:value="1852.902">
            <text:p>1852.902</text:p>
          </table:table-cell>
          <table:table-cell table:formula="of:=ABS([.D720]-[.D719])" office:value-type="float" office:value="3.42899999999986">
            <text:p>3.429</text:p>
          </table:table-cell>
          <table:table-cell/>
          <table:table-cell office:value-type="float" office:value="3433245">
            <text:p>3433245.000</text:p>
          </table:table-cell>
          <table:table-cell table:formula="of:=ABS([.G720]-[.G719])" office:value-type="float" office:value="12718.25">
            <text:p>12718.250</text:p>
          </table:table-cell>
          <table:table-cell table:number-columns-repeated="1016"/>
        </table:table-row>
        <table:table-row table:style-name="ro2">
          <table:table-cell office:value-type="float" office:value="307735">
            <text:p>307735</text:p>
          </table:table-cell>
          <table:table-cell table:formula="of:=[.A721]-[.A720]" office:value-type="float" office:value="101">
            <text:p>101</text:p>
          </table:table-cell>
          <table:table-cell/>
          <table:table-cell office:value-type="float" office:value="1849.474">
            <text:p>1849.474</text:p>
          </table:table-cell>
          <table:table-cell table:formula="of:=ABS([.D721]-[.D720])" office:value-type="float" office:value="3.42800000000011">
            <text:p>3.428</text:p>
          </table:table-cell>
          <table:table-cell/>
          <table:table-cell office:value-type="float" office:value="3420555.75">
            <text:p>3420555.750</text:p>
          </table:table-cell>
          <table:table-cell table:formula="of:=ABS([.G721]-[.G720])" office:value-type="float" office:value="12689.25">
            <text:p>12689.250</text:p>
          </table:table-cell>
          <table:table-cell table:number-columns-repeated="1016"/>
        </table:table-row>
        <table:table-row table:style-name="ro2">
          <table:table-cell office:value-type="float" office:value="307839">
            <text:p>307839</text:p>
          </table:table-cell>
          <table:table-cell table:formula="of:=[.A722]-[.A721]" office:value-type="float" office:value="104">
            <text:p>104</text:p>
          </table:table-cell>
          <table:table-cell/>
          <table:table-cell office:value-type="float" office:value="1846.051">
            <text:p>1846.051</text:p>
          </table:table-cell>
          <table:table-cell table:formula="of:=ABS([.D722]-[.D721])" office:value-type="float" office:value="3.423">
            <text:p>3.423</text:p>
          </table:table-cell>
          <table:table-cell/>
          <table:table-cell office:value-type="float" office:value="3407904.5">
            <text:p>3407904.500</text:p>
          </table:table-cell>
          <table:table-cell table:formula="of:=ABS([.G722]-[.G721])" office:value-type="float" office:value="12651.25">
            <text:p>12651.250</text:p>
          </table:table-cell>
          <table:table-cell table:number-columns-repeated="1016"/>
        </table:table-row>
        <table:table-row table:style-name="ro2">
          <table:table-cell office:value-type="float" office:value="307951">
            <text:p>307951</text:p>
          </table:table-cell>
          <table:table-cell table:formula="of:=[.A723]-[.A722]" office:value-type="float" office:value="112">
            <text:p>112</text:p>
          </table:table-cell>
          <table:table-cell/>
          <table:table-cell office:value-type="float" office:value="1842.627">
            <text:p>1842.627</text:p>
          </table:table-cell>
          <table:table-cell table:formula="of:=ABS([.D723]-[.D722])" office:value-type="float" office:value="3.42399999999998">
            <text:p>3.424</text:p>
          </table:table-cell>
          <table:table-cell/>
          <table:table-cell office:value-type="float" office:value="3395273.5">
            <text:p>3395273.500</text:p>
          </table:table-cell>
          <table:table-cell table:formula="of:=ABS([.G723]-[.G722])" office:value-type="float" office:value="12631">
            <text:p>12631.000</text:p>
          </table:table-cell>
          <table:table-cell table:number-columns-repeated="1016"/>
        </table:table-row>
        <table:table-row table:style-name="ro2">
          <table:table-cell office:value-type="float" office:value="308063">
            <text:p>308063</text:p>
          </table:table-cell>
          <table:table-cell table:formula="of:=[.A724]-[.A723]" office:value-type="float" office:value="112">
            <text:p>112</text:p>
          </table:table-cell>
          <table:table-cell/>
          <table:table-cell office:value-type="float" office:value="1839.199">
            <text:p>1839.199</text:p>
          </table:table-cell>
          <table:table-cell table:formula="of:=ABS([.D724]-[.D723])" office:value-type="float" office:value="3.42799999999988">
            <text:p>3.428</text:p>
          </table:table-cell>
          <table:table-cell/>
          <table:table-cell office:value-type="float" office:value="3382654">
            <text:p>3382654.000</text:p>
          </table:table-cell>
          <table:table-cell table:formula="of:=ABS([.G724]-[.G723])" office:value-type="float" office:value="12619.5">
            <text:p>12619.500</text:p>
          </table:table-cell>
          <table:table-cell table:number-columns-repeated="1016"/>
        </table:table-row>
        <table:table-row table:style-name="ro2">
          <table:table-cell office:value-type="float" office:value="308174">
            <text:p>308174</text:p>
          </table:table-cell>
          <table:table-cell table:formula="of:=[.A725]-[.A724]" office:value-type="float" office:value="111">
            <text:p>111</text:p>
          </table:table-cell>
          <table:table-cell/>
          <table:table-cell office:value-type="float" office:value="1835.771">
            <text:p>1835.771</text:p>
          </table:table-cell>
          <table:table-cell table:formula="of:=ABS([.D725]-[.D724])" office:value-type="float" office:value="3.42800000000011">
            <text:p>3.428</text:p>
          </table:table-cell>
          <table:table-cell/>
          <table:table-cell office:value-type="float" office:value="3370054.25">
            <text:p>3370054.250</text:p>
          </table:table-cell>
          <table:table-cell table:formula="of:=ABS([.G725]-[.G724])" office:value-type="float" office:value="12599.75">
            <text:p>12599.750</text:p>
          </table:table-cell>
          <table:table-cell table:number-columns-repeated="1016"/>
        </table:table-row>
        <table:table-row table:style-name="ro2">
          <table:table-cell office:value-type="float" office:value="308284">
            <text:p>308284</text:p>
          </table:table-cell>
          <table:table-cell table:formula="of:=[.A726]-[.A725]" office:value-type="float" office:value="110">
            <text:p>110</text:p>
          </table:table-cell>
          <table:table-cell/>
          <table:table-cell office:value-type="float" office:value="1832.342">
            <text:p>1832.342</text:p>
          </table:table-cell>
          <table:table-cell table:formula="of:=ABS([.D726]-[.D725])" office:value-type="float" office:value="3.42899999999986">
            <text:p>3.429</text:p>
          </table:table-cell>
          <table:table-cell/>
          <table:table-cell office:value-type="float" office:value="3357477.5">
            <text:p>3357477.500</text:p>
          </table:table-cell>
          <table:table-cell table:formula="of:=ABS([.G726]-[.G725])" office:value-type="float" office:value="12576.75">
            <text:p>12576.750</text:p>
          </table:table-cell>
          <table:table-cell table:number-columns-repeated="1016"/>
        </table:table-row>
        <table:table-row table:style-name="ro2">
          <table:table-cell office:value-type="float" office:value="308391">
            <text:p>308391</text:p>
          </table:table-cell>
          <table:table-cell table:formula="of:=[.A727]-[.A726]" office:value-type="float" office:value="107">
            <text:p>107</text:p>
          </table:table-cell>
          <table:table-cell/>
          <table:table-cell office:value-type="float" office:value="1828.815">
            <text:p>1828.815</text:p>
          </table:table-cell>
          <table:table-cell table:formula="of:=ABS([.D727]-[.D726])" office:value-type="float" office:value="3.52700000000004">
            <text:p>3.527</text:p>
          </table:table-cell>
          <table:table-cell/>
          <table:table-cell office:value-type="float" office:value="3344565.5">
            <text:p>3344565.500</text:p>
          </table:table-cell>
          <table:table-cell table:formula="of:=ABS([.G727]-[.G726])" office:value-type="float" office:value="12912">
            <text:p>12912.000</text:p>
          </table:table-cell>
          <table:table-cell table:number-columns-repeated="1016"/>
        </table:table-row>
        <table:table-row table:style-name="ro2">
          <table:table-cell office:value-type="float" office:value="308492">
            <text:p>308492</text:p>
          </table:table-cell>
          <table:table-cell table:formula="of:=[.A728]-[.A727]" office:value-type="float" office:value="101">
            <text:p>101</text:p>
          </table:table-cell>
          <table:table-cell/>
          <table:table-cell office:value-type="float" office:value="1825.482">
            <text:p>1825.482</text:p>
          </table:table-cell>
          <table:table-cell table:formula="of:=ABS([.D728]-[.D727])" office:value-type="float" office:value="3.33300000000008">
            <text:p>3.333</text:p>
          </table:table-cell>
          <table:table-cell/>
          <table:table-cell office:value-type="float" office:value="3332384">
            <text:p>3332384.000</text:p>
          </table:table-cell>
          <table:table-cell table:formula="of:=ABS([.G728]-[.G727])" office:value-type="float" office:value="12181.5">
            <text:p>12181.500</text:p>
          </table:table-cell>
          <table:table-cell table:number-columns-repeated="1016"/>
        </table:table-row>
        <table:table-row table:style-name="ro2">
          <table:table-cell office:value-type="float" office:value="308598">
            <text:p>308598</text:p>
          </table:table-cell>
          <table:table-cell table:formula="of:=[.A729]-[.A728]" office:value-type="float" office:value="106">
            <text:p>106</text:p>
          </table:table-cell>
          <table:table-cell/>
          <table:table-cell office:value-type="float" office:value="1822.051">
            <text:p>1822.051</text:p>
          </table:table-cell>
          <table:table-cell table:formula="of:=ABS([.D729]-[.D728])" office:value-type="float" office:value="3.43100000000004">
            <text:p>3.431</text:p>
          </table:table-cell>
          <table:table-cell/>
          <table:table-cell office:value-type="float" office:value="3319870.25">
            <text:p>3319870.250</text:p>
          </table:table-cell>
          <table:table-cell table:formula="of:=ABS([.G729]-[.G728])" office:value-type="float" office:value="12513.75">
            <text:p>12513.750</text:p>
          </table:table-cell>
          <table:table-cell table:number-columns-repeated="1016"/>
        </table:table-row>
        <table:table-row table:style-name="ro2">
          <table:table-cell office:value-type="float" office:value="308861">
            <text:p>308861</text:p>
          </table:table-cell>
          <table:table-cell table:formula="of:=[.A730]-[.A729]" office:value-type="float" office:value="263">
            <text:p>263</text:p>
          </table:table-cell>
          <table:table-cell/>
          <table:table-cell office:value-type="float" office:value="1818.623">
            <text:p>1818.623</text:p>
          </table:table-cell>
          <table:table-cell table:formula="of:=ABS([.D730]-[.D729])" office:value-type="float" office:value="3.42799999999988">
            <text:p>3.428</text:p>
          </table:table-cell>
          <table:table-cell/>
          <table:table-cell office:value-type="float" office:value="3307388.5">
            <text:p>3307388.500</text:p>
          </table:table-cell>
          <table:table-cell table:formula="of:=ABS([.G730]-[.G729])" office:value-type="float" office:value="12481.75">
            <text:p>12481.750</text:p>
          </table:table-cell>
          <table:table-cell table:number-columns-repeated="1016"/>
        </table:table-row>
        <table:table-row table:style-name="ro2">
          <table:table-cell office:value-type="float" office:value="308971">
            <text:p>308971</text:p>
          </table:table-cell>
          <table:table-cell table:formula="of:=[.A731]-[.A730]" office:value-type="float" office:value="110">
            <text:p>110</text:p>
          </table:table-cell>
          <table:table-cell/>
          <table:table-cell office:value-type="float" office:value="1815.194">
            <text:p>1815.194</text:p>
          </table:table-cell>
          <table:table-cell table:formula="of:=ABS([.D731]-[.D730])" office:value-type="float" office:value="3.42900000000009">
            <text:p>3.429</text:p>
          </table:table-cell>
          <table:table-cell/>
          <table:table-cell office:value-type="float" office:value="3294930.25">
            <text:p>3294930.250</text:p>
          </table:table-cell>
          <table:table-cell table:formula="of:=ABS([.G731]-[.G730])" office:value-type="float" office:value="12458.25">
            <text:p>12458.250</text:p>
          </table:table-cell>
          <table:table-cell table:number-columns-repeated="1016"/>
        </table:table-row>
        <table:table-row table:style-name="ro2">
          <table:table-cell office:value-type="float" office:value="309077">
            <text:p>309077</text:p>
          </table:table-cell>
          <table:table-cell table:formula="of:=[.A732]-[.A731]" office:value-type="float" office:value="106">
            <text:p>106</text:p>
          </table:table-cell>
          <table:table-cell/>
          <table:table-cell office:value-type="float" office:value="1811.759">
            <text:p>1811.759</text:p>
          </table:table-cell>
          <table:table-cell table:formula="of:=ABS([.D732]-[.D731])" office:value-type="float" office:value="3.43499999999995">
            <text:p>3.435</text:p>
          </table:table-cell>
          <table:table-cell/>
          <table:table-cell office:value-type="float" office:value="3282470.75">
            <text:p>3282470.750</text:p>
          </table:table-cell>
          <table:table-cell table:formula="of:=ABS([.G732]-[.G731])" office:value-type="float" office:value="12459.5">
            <text:p>12459.500</text:p>
          </table:table-cell>
          <table:table-cell table:number-columns-repeated="1016"/>
        </table:table-row>
        <table:table-row table:style-name="ro2">
          <table:table-cell office:value-type="float" office:value="309189">
            <text:p>309189</text:p>
          </table:table-cell>
          <table:table-cell table:formula="of:=[.A733]-[.A732]" office:value-type="float" office:value="112">
            <text:p>112</text:p>
          </table:table-cell>
          <table:table-cell/>
          <table:table-cell office:value-type="float" office:value="1808.311">
            <text:p>1808.311</text:p>
          </table:table-cell>
          <table:table-cell table:formula="of:=ABS([.D733]-[.D732])" office:value-type="float" office:value="3.44800000000009">
            <text:p>3.448</text:p>
          </table:table-cell>
          <table:table-cell/>
          <table:table-cell office:value-type="float" office:value="3269987.75">
            <text:p>3269987.750</text:p>
          </table:table-cell>
          <table:table-cell table:formula="of:=ABS([.G733]-[.G732])" office:value-type="float" office:value="12483">
            <text:p>12483.000</text:p>
          </table:table-cell>
          <table:table-cell table:number-columns-repeated="1016"/>
        </table:table-row>
        <table:table-row table:style-name="ro2">
          <table:table-cell office:value-type="float" office:value="309291">
            <text:p>309291</text:p>
          </table:table-cell>
          <table:table-cell table:formula="of:=[.A734]-[.A733]" office:value-type="float" office:value="102">
            <text:p>102</text:p>
          </table:table-cell>
          <table:table-cell/>
          <table:table-cell office:value-type="float" office:value="1804.877">
            <text:p>1804.877</text:p>
          </table:table-cell>
          <table:table-cell table:formula="of:=ABS([.D734]-[.D733])" office:value-type="float" office:value="3.43399999999997">
            <text:p>3.434</text:p>
          </table:table-cell>
          <table:table-cell/>
          <table:table-cell office:value-type="float" office:value="3257582.25">
            <text:p>3257582.250</text:p>
          </table:table-cell>
          <table:table-cell table:formula="of:=ABS([.G734]-[.G733])" office:value-type="float" office:value="12405.5">
            <text:p>12405.500</text:p>
          </table:table-cell>
          <table:table-cell table:number-columns-repeated="1016"/>
        </table:table-row>
        <table:table-row table:style-name="ro2">
          <table:table-cell office:value-type="float" office:value="309395">
            <text:p>309395</text:p>
          </table:table-cell>
          <table:table-cell table:formula="of:=[.A735]-[.A734]" office:value-type="float" office:value="104">
            <text:p>104</text:p>
          </table:table-cell>
          <table:table-cell/>
          <table:table-cell office:value-type="float" office:value="1801.448">
            <text:p>1801.448</text:p>
          </table:table-cell>
          <table:table-cell table:formula="of:=ABS([.D735]-[.D734])" office:value-type="float" office:value="3.42899999999986">
            <text:p>3.429</text:p>
          </table:table-cell>
          <table:table-cell/>
          <table:table-cell office:value-type="float" office:value="3245215.25">
            <text:p>3245215.250</text:p>
          </table:table-cell>
          <table:table-cell table:formula="of:=ABS([.G735]-[.G734])" office:value-type="float" office:value="12367">
            <text:p>12367.000</text:p>
          </table:table-cell>
          <table:table-cell table:number-columns-repeated="1016"/>
        </table:table-row>
        <table:table-row table:style-name="ro2">
          <table:table-cell office:value-type="float" office:value="309507">
            <text:p>309507</text:p>
          </table:table-cell>
          <table:table-cell table:formula="of:=[.A736]-[.A735]" office:value-type="float" office:value="112">
            <text:p>112</text:p>
          </table:table-cell>
          <table:table-cell/>
          <table:table-cell office:value-type="float" office:value="1798.017">
            <text:p>1798.017</text:p>
          </table:table-cell>
          <table:table-cell table:formula="of:=ABS([.D736]-[.D735])" office:value-type="float" office:value="3.43100000000004">
            <text:p>3.431</text:p>
          </table:table-cell>
          <table:table-cell/>
          <table:table-cell office:value-type="float" office:value="3232865">
            <text:p>3232865.000</text:p>
          </table:table-cell>
          <table:table-cell table:formula="of:=ABS([.G736]-[.G735])" office:value-type="float" office:value="12350.25">
            <text:p>12350.250</text:p>
          </table:table-cell>
          <table:table-cell table:number-columns-repeated="1016"/>
        </table:table-row>
        <table:table-row table:style-name="ro2">
          <table:table-cell office:value-type="float" office:value="309611">
            <text:p>309611</text:p>
          </table:table-cell>
          <table:table-cell table:formula="of:=[.A737]-[.A736]" office:value-type="float" office:value="104">
            <text:p>104</text:p>
          </table:table-cell>
          <table:table-cell/>
          <table:table-cell office:value-type="float" office:value="1794.586">
            <text:p>1794.586</text:p>
          </table:table-cell>
          <table:table-cell table:formula="of:=ABS([.D737]-[.D736])" office:value-type="float" office:value="3.43100000000004">
            <text:p>3.431</text:p>
          </table:table-cell>
          <table:table-cell/>
          <table:table-cell office:value-type="float" office:value="3220537.5">
            <text:p>3220537.500</text:p>
          </table:table-cell>
          <table:table-cell table:formula="of:=ABS([.G737]-[.G736])" office:value-type="float" office:value="12327.5">
            <text:p>12327.500</text:p>
          </table:table-cell>
          <table:table-cell table:number-columns-repeated="1016"/>
        </table:table-row>
        <table:table-row table:style-name="ro2">
          <table:table-cell office:value-type="float" office:value="309712">
            <text:p>309712</text:p>
          </table:table-cell>
          <table:table-cell table:formula="of:=[.A738]-[.A737]" office:value-type="float" office:value="101">
            <text:p>101</text:p>
          </table:table-cell>
          <table:table-cell/>
          <table:table-cell office:value-type="float" office:value="1791.154">
            <text:p>1791.154</text:p>
          </table:table-cell>
          <table:table-cell table:formula="of:=ABS([.D738]-[.D737])" office:value-type="float" office:value="3.43200000000002">
            <text:p>3.432</text:p>
          </table:table-cell>
          <table:table-cell/>
          <table:table-cell office:value-type="float" office:value="3208231.5">
            <text:p>3208231.500</text:p>
          </table:table-cell>
          <table:table-cell table:formula="of:=ABS([.G738]-[.G737])" office:value-type="float" office:value="12306">
            <text:p>12306.000</text:p>
          </table:table-cell>
          <table:table-cell table:number-columns-repeated="1016"/>
        </table:table-row>
        <table:table-row table:style-name="ro2">
          <table:table-cell office:value-type="float" office:value="309823">
            <text:p>309823</text:p>
          </table:table-cell>
          <table:table-cell table:formula="of:=[.A739]-[.A738]" office:value-type="float" office:value="111">
            <text:p>111</text:p>
          </table:table-cell>
          <table:table-cell/>
          <table:table-cell office:value-type="float" office:value="1787.721">
            <text:p>1787.721</text:p>
          </table:table-cell>
          <table:table-cell table:formula="of:=ABS([.D739]-[.D738])" office:value-type="float" office:value="3.43299999999999">
            <text:p>3.433</text:p>
          </table:table-cell>
          <table:table-cell/>
          <table:table-cell office:value-type="float" office:value="3195944.75">
            <text:p>3195944.750</text:p>
          </table:table-cell>
          <table:table-cell table:formula="of:=ABS([.G739]-[.G738])" office:value-type="float" office:value="12286.75">
            <text:p>12286.750</text:p>
          </table:table-cell>
          <table:table-cell table:number-columns-repeated="1016"/>
        </table:table-row>
        <table:table-row table:style-name="ro2">
          <table:table-cell office:value-type="float" office:value="309931">
            <text:p>309931</text:p>
          </table:table-cell>
          <table:table-cell table:formula="of:=[.A740]-[.A739]" office:value-type="float" office:value="108">
            <text:p>108</text:p>
          </table:table-cell>
          <table:table-cell/>
          <table:table-cell office:value-type="float" office:value="1784.288">
            <text:p>1784.288</text:p>
          </table:table-cell>
          <table:table-cell table:formula="of:=ABS([.D740]-[.D739])" office:value-type="float" office:value="3.43299999999999">
            <text:p>3.433</text:p>
          </table:table-cell>
          <table:table-cell/>
          <table:table-cell office:value-type="float" office:value="3183684.75">
            <text:p>3183684.750</text:p>
          </table:table-cell>
          <table:table-cell table:formula="of:=ABS([.G740]-[.G739])" office:value-type="float" office:value="12260">
            <text:p>12260.000</text:p>
          </table:table-cell>
          <table:table-cell table:number-columns-repeated="1016"/>
        </table:table-row>
        <table:table-row table:style-name="ro2">
          <table:table-cell office:value-type="float" office:value="310038">
            <text:p>310038</text:p>
          </table:table-cell>
          <table:table-cell table:formula="of:=[.A741]-[.A740]" office:value-type="float" office:value="107">
            <text:p>107</text:p>
          </table:table-cell>
          <table:table-cell/>
          <table:table-cell office:value-type="float" office:value="1780.857">
            <text:p>1780.857</text:p>
          </table:table-cell>
          <table:table-cell table:formula="of:=ABS([.D741]-[.D740])" office:value-type="float" office:value="3.43100000000004">
            <text:p>3.431</text:p>
          </table:table-cell>
          <table:table-cell/>
          <table:table-cell office:value-type="float" office:value="3171453.25">
            <text:p>3171453.250</text:p>
          </table:table-cell>
          <table:table-cell table:formula="of:=ABS([.G741]-[.G740])" office:value-type="float" office:value="12231.5">
            <text:p>12231.500</text:p>
          </table:table-cell>
          <table:table-cell table:number-columns-repeated="1016"/>
        </table:table-row>
        <table:table-row table:style-name="ro2">
          <table:table-cell office:value-type="float" office:value="310151">
            <text:p>310151</text:p>
          </table:table-cell>
          <table:table-cell table:formula="of:=[.A742]-[.A741]" office:value-type="float" office:value="113">
            <text:p>113</text:p>
          </table:table-cell>
          <table:table-cell/>
          <table:table-cell office:value-type="float" office:value="1777.431">
            <text:p>1777.431</text:p>
          </table:table-cell>
          <table:table-cell table:formula="of:=ABS([.D742]-[.D741])" office:value-type="float" office:value="3.42599999999993">
            <text:p>3.426</text:p>
          </table:table-cell>
          <table:table-cell/>
          <table:table-cell office:value-type="float" office:value="3159259.5">
            <text:p>3159259.500</text:p>
          </table:table-cell>
          <table:table-cell table:formula="of:=ABS([.G742]-[.G741])" office:value-type="float" office:value="12193.75">
            <text:p>12193.750</text:p>
          </table:table-cell>
          <table:table-cell table:number-columns-repeated="1016"/>
        </table:table-row>
        <table:table-row table:style-name="ro2">
          <table:table-cell office:value-type="float" office:value="310262">
            <text:p>310262</text:p>
          </table:table-cell>
          <table:table-cell table:formula="of:=[.A743]-[.A742]" office:value-type="float" office:value="111">
            <text:p>111</text:p>
          </table:table-cell>
          <table:table-cell/>
          <table:table-cell office:value-type="float" office:value="1774.001">
            <text:p>1774.001</text:p>
          </table:table-cell>
          <table:table-cell table:formula="of:=ABS([.D743]-[.D742])" office:value-type="float" office:value="3.43000000000006">
            <text:p>3.430</text:p>
          </table:table-cell>
          <table:table-cell/>
          <table:table-cell office:value-type="float" office:value="3147078.5">
            <text:p>3147078.500</text:p>
          </table:table-cell>
          <table:table-cell table:formula="of:=ABS([.G743]-[.G742])" office:value-type="float" office:value="12181">
            <text:p>12181.000</text:p>
          </table:table-cell>
          <table:table-cell table:number-columns-repeated="1016"/>
        </table:table-row>
        <table:table-row table:style-name="ro2">
          <table:table-cell office:value-type="float" office:value="310373">
            <text:p>310373</text:p>
          </table:table-cell>
          <table:table-cell table:formula="of:=[.A744]-[.A743]" office:value-type="float" office:value="111">
            <text:p>111</text:p>
          </table:table-cell>
          <table:table-cell/>
          <table:table-cell office:value-type="float" office:value="1770.567">
            <text:p>1770.567</text:p>
          </table:table-cell>
          <table:table-cell table:formula="of:=ABS([.D744]-[.D743])" office:value-type="float" office:value="3.43399999999997">
            <text:p>3.434</text:p>
          </table:table-cell>
          <table:table-cell/>
          <table:table-cell office:value-type="float" office:value="3134909">
            <text:p>3134909.000</text:p>
          </table:table-cell>
          <table:table-cell table:formula="of:=ABS([.G744]-[.G743])" office:value-type="float" office:value="12169.5">
            <text:p>12169.500</text:p>
          </table:table-cell>
          <table:table-cell table:number-columns-repeated="1016"/>
        </table:table-row>
        <table:table-row table:style-name="ro2">
          <table:table-cell office:value-type="float" office:value="310476">
            <text:p>310476</text:p>
          </table:table-cell>
          <table:table-cell table:formula="of:=[.A745]-[.A744]" office:value-type="float" office:value="103">
            <text:p>103</text:p>
          </table:table-cell>
          <table:table-cell/>
          <table:table-cell office:value-type="float" office:value="1767.135">
            <text:p>1767.135</text:p>
          </table:table-cell>
          <table:table-cell table:formula="of:=ABS([.D745]-[.D744])" office:value-type="float" office:value="3.43200000000002">
            <text:p>3.432</text:p>
          </table:table-cell>
          <table:table-cell/>
          <table:table-cell office:value-type="float" office:value="3122765">
            <text:p>3122765.000</text:p>
          </table:table-cell>
          <table:table-cell table:formula="of:=ABS([.G745]-[.G744])" office:value-type="float" office:value="12144">
            <text:p>12144.000</text:p>
          </table:table-cell>
          <table:table-cell table:number-columns-repeated="1016"/>
        </table:table-row>
        <table:table-row table:style-name="ro2">
          <table:table-cell office:value-type="float" office:value="310580">
            <text:p>310580</text:p>
          </table:table-cell>
          <table:table-cell table:formula="of:=[.A746]-[.A745]" office:value-type="float" office:value="104">
            <text:p>104</text:p>
          </table:table-cell>
          <table:table-cell/>
          <table:table-cell office:value-type="float" office:value="1763.701">
            <text:p>1763.701</text:p>
          </table:table-cell>
          <table:table-cell table:formula="of:=ABS([.D746]-[.D745])" office:value-type="float" office:value="3.43399999999997">
            <text:p>3.434</text:p>
          </table:table-cell>
          <table:table-cell/>
          <table:table-cell office:value-type="float" office:value="3110642.5">
            <text:p>3110642.500</text:p>
          </table:table-cell>
          <table:table-cell table:formula="of:=ABS([.G746]-[.G745])" office:value-type="float" office:value="12122.5">
            <text:p>12122.500</text:p>
          </table:table-cell>
          <table:table-cell table:number-columns-repeated="1016"/>
        </table:table-row>
        <table:table-row table:style-name="ro2">
          <table:table-cell office:value-type="float" office:value="310688">
            <text:p>310688</text:p>
          </table:table-cell>
          <table:table-cell table:formula="of:=[.A747]-[.A746]" office:value-type="float" office:value="108">
            <text:p>108</text:p>
          </table:table-cell>
          <table:table-cell/>
          <table:table-cell office:value-type="float" office:value="1760.268">
            <text:p>1760.268</text:p>
          </table:table-cell>
          <table:table-cell table:formula="of:=ABS([.D747]-[.D746])" office:value-type="float" office:value="3.43299999999999">
            <text:p>3.433</text:p>
          </table:table-cell>
          <table:table-cell/>
          <table:table-cell office:value-type="float" office:value="3098543.25">
            <text:p>3098543.250</text:p>
          </table:table-cell>
          <table:table-cell table:formula="of:=ABS([.G747]-[.G746])" office:value-type="float" office:value="12099.25">
            <text:p>12099.250</text:p>
          </table:table-cell>
          <table:table-cell table:number-columns-repeated="1016"/>
        </table:table-row>
        <table:table-row table:style-name="ro2">
          <table:table-cell office:value-type="float" office:value="310795">
            <text:p>310795</text:p>
          </table:table-cell>
          <table:table-cell table:formula="of:=[.A748]-[.A747]" office:value-type="float" office:value="107">
            <text:p>107</text:p>
          </table:table-cell>
          <table:table-cell/>
          <table:table-cell office:value-type="float" office:value="1756.743">
            <text:p>1756.743</text:p>
          </table:table-cell>
          <table:table-cell table:formula="of:=ABS([.D748]-[.D747])" office:value-type="float" office:value="3.52500000000009">
            <text:p>3.525</text:p>
          </table:table-cell>
          <table:table-cell/>
          <table:table-cell office:value-type="float" office:value="3086147">
            <text:p>3086147.000</text:p>
          </table:table-cell>
          <table:table-cell table:formula="of:=ABS([.G748]-[.G747])" office:value-type="float" office:value="12396.25">
            <text:p>12396.250</text:p>
          </table:table-cell>
          <table:table-cell table:number-columns-repeated="1016"/>
        </table:table-row>
        <table:table-row table:style-name="ro2">
          <table:table-cell office:value-type="float" office:value="310897">
            <text:p>310897</text:p>
          </table:table-cell>
          <table:table-cell table:formula="of:=[.A749]-[.A748]" office:value-type="float" office:value="102">
            <text:p>102</text:p>
          </table:table-cell>
          <table:table-cell/>
          <table:table-cell office:value-type="float" office:value="1753.421">
            <text:p>1753.421</text:p>
          </table:table-cell>
          <table:table-cell table:formula="of:=ABS([.D749]-[.D748])" office:value-type="float" office:value="3.32199999999989">
            <text:p>3.322</text:p>
          </table:table-cell>
          <table:table-cell/>
          <table:table-cell office:value-type="float" office:value="3074486.5">
            <text:p>3074486.500</text:p>
          </table:table-cell>
          <table:table-cell table:formula="of:=ABS([.G749]-[.G748])" office:value-type="float" office:value="11660.5">
            <text:p>11660.500</text:p>
          </table:table-cell>
          <table:table-cell table:number-columns-repeated="1016"/>
        </table:table-row>
        <table:table-row table:style-name="ro2">
          <table:table-cell office:value-type="float" office:value="311000">
            <text:p>311000</text:p>
          </table:table-cell>
          <table:table-cell table:formula="of:=[.A750]-[.A749]" office:value-type="float" office:value="103">
            <text:p>103</text:p>
          </table:table-cell>
          <table:table-cell/>
          <table:table-cell office:value-type="float" office:value="1750.005">
            <text:p>1750.005</text:p>
          </table:table-cell>
          <table:table-cell table:formula="of:=ABS([.D750]-[.D749])" office:value-type="float" office:value="3.41599999999994">
            <text:p>3.416</text:p>
          </table:table-cell>
          <table:table-cell/>
          <table:table-cell office:value-type="float" office:value="3062519">
            <text:p>3062519.000</text:p>
          </table:table-cell>
          <table:table-cell table:formula="of:=ABS([.G750]-[.G749])" office:value-type="float" office:value="11967.5">
            <text:p>11967.500</text:p>
          </table:table-cell>
          <table:table-cell table:number-columns-repeated="1016"/>
        </table:table-row>
        <table:table-row table:style-name="ro2">
          <table:table-cell office:value-type="float" office:value="311105">
            <text:p>311105</text:p>
          </table:table-cell>
          <table:table-cell table:formula="of:=[.A751]-[.A750]" office:value-type="float" office:value="105">
            <text:p>105</text:p>
          </table:table-cell>
          <table:table-cell/>
          <table:table-cell office:value-type="float" office:value="1746.591">
            <text:p>1746.591</text:p>
          </table:table-cell>
          <table:table-cell table:formula="of:=ABS([.D751]-[.D750])" office:value-type="float" office:value="3.41400000000021">
            <text:p>3.414</text:p>
          </table:table-cell>
          <table:table-cell/>
          <table:table-cell office:value-type="float" office:value="3050581.25">
            <text:p>3050581.250</text:p>
          </table:table-cell>
          <table:table-cell table:formula="of:=ABS([.G751]-[.G750])" office:value-type="float" office:value="11937.75">
            <text:p>11937.750</text:p>
          </table:table-cell>
          <table:table-cell table:number-columns-repeated="1016"/>
        </table:table-row>
        <table:table-row table:style-name="ro2">
          <table:table-cell office:value-type="float" office:value="311212">
            <text:p>311212</text:p>
          </table:table-cell>
          <table:table-cell table:formula="of:=[.A752]-[.A751]" office:value-type="float" office:value="107">
            <text:p>107</text:p>
          </table:table-cell>
          <table:table-cell/>
          <table:table-cell office:value-type="float" office:value="1743.169">
            <text:p>1743.169</text:p>
          </table:table-cell>
          <table:table-cell table:formula="of:=ABS([.D752]-[.D751])" office:value-type="float" office:value="3.4219999999998">
            <text:p>3.422</text:p>
          </table:table-cell>
          <table:table-cell/>
          <table:table-cell office:value-type="float" office:value="3038638.25">
            <text:p>3038638.250</text:p>
          </table:table-cell>
          <table:table-cell table:formula="of:=ABS([.G752]-[.G751])" office:value-type="float" office:value="11943">
            <text:p>11943.000</text:p>
          </table:table-cell>
          <table:table-cell table:number-columns-repeated="1016"/>
        </table:table-row>
        <table:table-row table:style-name="ro2">
          <table:table-cell office:value-type="float" office:value="311314">
            <text:p>311314</text:p>
          </table:table-cell>
          <table:table-cell table:formula="of:=[.A753]-[.A752]" office:value-type="float" office:value="102">
            <text:p>102</text:p>
          </table:table-cell>
          <table:table-cell/>
          <table:table-cell office:value-type="float" office:value="1739.741">
            <text:p>1739.741</text:p>
          </table:table-cell>
          <table:table-cell table:formula="of:=ABS([.D753]-[.D752])" office:value-type="float" office:value="3.42800000000011">
            <text:p>3.428</text:p>
          </table:table-cell>
          <table:table-cell/>
          <table:table-cell office:value-type="float" office:value="3026699.5">
            <text:p>3026699.500</text:p>
          </table:table-cell>
          <table:table-cell table:formula="of:=ABS([.G753]-[.G752])" office:value-type="float" office:value="11938.75">
            <text:p>11938.750</text:p>
          </table:table-cell>
          <table:table-cell table:number-columns-repeated="1016"/>
        </table:table-row>
        <table:table-row table:style-name="ro2">
          <table:table-cell office:value-type="float" office:value="311419">
            <text:p>311419</text:p>
          </table:table-cell>
          <table:table-cell table:formula="of:=[.A754]-[.A753]" office:value-type="float" office:value="105">
            <text:p>105</text:p>
          </table:table-cell>
          <table:table-cell/>
          <table:table-cell office:value-type="float" office:value="1736.313">
            <text:p>1736.313</text:p>
          </table:table-cell>
          <table:table-cell table:formula="of:=ABS([.D754]-[.D753])" office:value-type="float" office:value="3.42799999999988">
            <text:p>3.428</text:p>
          </table:table-cell>
          <table:table-cell/>
          <table:table-cell office:value-type="float" office:value="3014782.75">
            <text:p>3014782.750</text:p>
          </table:table-cell>
          <table:table-cell table:formula="of:=ABS([.G754]-[.G753])" office:value-type="float" office:value="11916.75">
            <text:p>11916.750</text:p>
          </table:table-cell>
          <table:table-cell table:number-columns-repeated="1016"/>
        </table:table-row>
        <table:table-row table:style-name="ro2">
          <table:table-cell office:value-type="float" office:value="311526">
            <text:p>311526</text:p>
          </table:table-cell>
          <table:table-cell table:formula="of:=[.A755]-[.A754]" office:value-type="float" office:value="107">
            <text:p>107</text:p>
          </table:table-cell>
          <table:table-cell/>
          <table:table-cell office:value-type="float" office:value="1732.885">
            <text:p>1732.885</text:p>
          </table:table-cell>
          <table:table-cell table:formula="of:=ABS([.D755]-[.D754])" office:value-type="float" office:value="3.42800000000011">
            <text:p>3.428</text:p>
          </table:table-cell>
          <table:table-cell/>
          <table:table-cell office:value-type="float" office:value="3002890.75">
            <text:p>3002890.750</text:p>
          </table:table-cell>
          <table:table-cell table:formula="of:=ABS([.G755]-[.G754])" office:value-type="float" office:value="11892">
            <text:p>11892.000</text:p>
          </table:table-cell>
          <table:table-cell table:number-columns-repeated="1016"/>
        </table:table-row>
        <table:table-row table:style-name="ro2">
          <table:table-cell office:value-type="float" office:value="311629">
            <text:p>311629</text:p>
          </table:table-cell>
          <table:table-cell table:formula="of:=[.A756]-[.A755]" office:value-type="float" office:value="103">
            <text:p>103</text:p>
          </table:table-cell>
          <table:table-cell/>
          <table:table-cell office:value-type="float" office:value="1729.458">
            <text:p>1729.458</text:p>
          </table:table-cell>
          <table:table-cell table:formula="of:=ABS([.D756]-[.D755])" office:value-type="float" office:value="3.42699999999991">
            <text:p>3.427</text:p>
          </table:table-cell>
          <table:table-cell/>
          <table:table-cell office:value-type="float" office:value="2991024.25">
            <text:p>2991024.250</text:p>
          </table:table-cell>
          <table:table-cell table:formula="of:=ABS([.G756]-[.G755])" office:value-type="float" office:value="11866.5">
            <text:p>11866.500</text:p>
          </table:table-cell>
          <table:table-cell table:number-columns-repeated="1016"/>
        </table:table-row>
        <table:table-row table:style-name="ro2">
          <table:table-cell office:value-type="float" office:value="311739">
            <text:p>311739</text:p>
          </table:table-cell>
          <table:table-cell table:formula="of:=[.A757]-[.A756]" office:value-type="float" office:value="110">
            <text:p>110</text:p>
          </table:table-cell>
          <table:table-cell/>
          <table:table-cell office:value-type="float" office:value="1726.031">
            <text:p>1726.031</text:p>
          </table:table-cell>
          <table:table-cell table:formula="of:=ABS([.D757]-[.D756])" office:value-type="float" office:value="3.42700000000013">
            <text:p>3.427</text:p>
          </table:table-cell>
          <table:table-cell/>
          <table:table-cell office:value-type="float" office:value="2979183.75">
            <text:p>2979183.750</text:p>
          </table:table-cell>
          <table:table-cell table:formula="of:=ABS([.G757]-[.G756])" office:value-type="float" office:value="11840.5">
            <text:p>11840.500</text:p>
          </table:table-cell>
          <table:table-cell table:number-columns-repeated="1016"/>
        </table:table-row>
        <table:table-row table:style-name="ro2">
          <table:table-cell office:value-type="float" office:value="311849">
            <text:p>311849</text:p>
          </table:table-cell>
          <table:table-cell table:formula="of:=[.A758]-[.A757]" office:value-type="float" office:value="110">
            <text:p>110</text:p>
          </table:table-cell>
          <table:table-cell/>
          <table:table-cell office:value-type="float" office:value="1722.606">
            <text:p>1722.606</text:p>
          </table:table-cell>
          <table:table-cell table:formula="of:=ABS([.D758]-[.D757])" office:value-type="float" office:value="3.42499999999995">
            <text:p>3.425</text:p>
          </table:table-cell>
          <table:table-cell/>
          <table:table-cell office:value-type="float" office:value="2967370.25">
            <text:p>2967370.250</text:p>
          </table:table-cell>
          <table:table-cell table:formula="of:=ABS([.G758]-[.G757])" office:value-type="float" office:value="11813.5">
            <text:p>11813.500</text:p>
          </table:table-cell>
          <table:table-cell table:number-columns-repeated="1016"/>
        </table:table-row>
        <table:table-row table:style-name="ro2">
          <table:table-cell office:value-type="float" office:value="311956">
            <text:p>311956</text:p>
          </table:table-cell>
          <table:table-cell table:formula="of:=[.A759]-[.A758]" office:value-type="float" office:value="107">
            <text:p>107</text:p>
          </table:table-cell>
          <table:table-cell/>
          <table:table-cell office:value-type="float" office:value="1719.18">
            <text:p>1719.180</text:p>
          </table:table-cell>
          <table:table-cell table:formula="of:=ABS([.D759]-[.D758])" office:value-type="float" office:value="3.42599999999993">
            <text:p>3.426</text:p>
          </table:table-cell>
          <table:table-cell/>
          <table:table-cell office:value-type="float" office:value="2955578.75">
            <text:p>2955578.750</text:p>
          </table:table-cell>
          <table:table-cell table:formula="of:=ABS([.G759]-[.G758])" office:value-type="float" office:value="11791.5">
            <text:p>11791.500</text:p>
          </table:table-cell>
          <table:table-cell table:number-columns-repeated="1016"/>
        </table:table-row>
        <table:table-row table:style-name="ro2">
          <table:table-cell office:value-type="float" office:value="312067">
            <text:p>312067</text:p>
          </table:table-cell>
          <table:table-cell table:formula="of:=[.A760]-[.A759]" office:value-type="float" office:value="111">
            <text:p>111</text:p>
          </table:table-cell>
          <table:table-cell/>
          <table:table-cell office:value-type="float" office:value="1715.755">
            <text:p>1715.755</text:p>
          </table:table-cell>
          <table:table-cell table:formula="of:=ABS([.D760]-[.D759])" office:value-type="float" office:value="3.42499999999995">
            <text:p>3.425</text:p>
          </table:table-cell>
          <table:table-cell/>
          <table:table-cell office:value-type="float" office:value="2943814.5">
            <text:p>2943814.500</text:p>
          </table:table-cell>
          <table:table-cell table:formula="of:=ABS([.G760]-[.G759])" office:value-type="float" office:value="11764.25">
            <text:p>11764.250</text:p>
          </table:table-cell>
          <table:table-cell table:number-columns-repeated="1016"/>
        </table:table-row>
        <table:table-row table:style-name="ro2">
          <table:table-cell office:value-type="float" office:value="312169">
            <text:p>312169</text:p>
          </table:table-cell>
          <table:table-cell table:formula="of:=[.A761]-[.A760]" office:value-type="float" office:value="102">
            <text:p>102</text:p>
          </table:table-cell>
          <table:table-cell/>
          <table:table-cell office:value-type="float" office:value="1712.331">
            <text:p>1712.331</text:p>
          </table:table-cell>
          <table:table-cell table:formula="of:=ABS([.D761]-[.D760])" office:value-type="float" office:value="3.42400000000021">
            <text:p>3.424</text:p>
          </table:table-cell>
          <table:table-cell/>
          <table:table-cell office:value-type="float" office:value="2932077">
            <text:p>2932077.000</text:p>
          </table:table-cell>
          <table:table-cell table:formula="of:=ABS([.G761]-[.G760])" office:value-type="float" office:value="11737.5">
            <text:p>11737.500</text:p>
          </table:table-cell>
          <table:table-cell table:number-columns-repeated="1016"/>
        </table:table-row>
        <table:table-row table:style-name="ro2">
          <table:table-cell office:value-type="float" office:value="312272">
            <text:p>312272</text:p>
          </table:table-cell>
          <table:table-cell table:formula="of:=[.A762]-[.A761]" office:value-type="float" office:value="103">
            <text:p>103</text:p>
          </table:table-cell>
          <table:table-cell/>
          <table:table-cell office:value-type="float" office:value="1708.911">
            <text:p>1708.911</text:p>
          </table:table-cell>
          <table:table-cell table:formula="of:=ABS([.D762]-[.D761])" office:value-type="float" office:value="3.41999999999985">
            <text:p>3.420</text:p>
          </table:table-cell>
          <table:table-cell/>
          <table:table-cell office:value-type="float" office:value="2920375.75">
            <text:p>2920375.750</text:p>
          </table:table-cell>
          <table:table-cell table:formula="of:=ABS([.G762]-[.G761])" office:value-type="float" office:value="11701.25">
            <text:p>11701.250</text:p>
          </table:table-cell>
          <table:table-cell table:number-columns-repeated="1016"/>
        </table:table-row>
        <table:table-row table:style-name="ro2">
          <table:table-cell office:value-type="float" office:value="312376">
            <text:p>312376</text:p>
          </table:table-cell>
          <table:table-cell table:formula="of:=[.A763]-[.A762]" office:value-type="float" office:value="104">
            <text:p>104</text:p>
          </table:table-cell>
          <table:table-cell/>
          <table:table-cell office:value-type="float" office:value="1705.49">
            <text:p>1705.490</text:p>
          </table:table-cell>
          <table:table-cell table:formula="of:=ABS([.D763]-[.D762])" office:value-type="float" office:value="3.42100000000005">
            <text:p>3.421</text:p>
          </table:table-cell>
          <table:table-cell/>
          <table:table-cell office:value-type="float" office:value="2908696.25">
            <text:p>2908696.250</text:p>
          </table:table-cell>
          <table:table-cell table:formula="of:=ABS([.G763]-[.G762])" office:value-type="float" office:value="11679.5">
            <text:p>11679.500</text:p>
          </table:table-cell>
          <table:table-cell table:number-columns-repeated="1016"/>
        </table:table-row>
        <table:table-row table:style-name="ro2">
          <table:table-cell office:value-type="float" office:value="312477">
            <text:p>312477</text:p>
          </table:table-cell>
          <table:table-cell table:formula="of:=[.A764]-[.A763]" office:value-type="float" office:value="101">
            <text:p>101</text:p>
          </table:table-cell>
          <table:table-cell/>
          <table:table-cell office:value-type="float" office:value="1702.066">
            <text:p>1702.066</text:p>
          </table:table-cell>
          <table:table-cell table:formula="of:=ABS([.D764]-[.D763])" office:value-type="float" office:value="3.42399999999998">
            <text:p>3.424</text:p>
          </table:table-cell>
          <table:table-cell/>
          <table:table-cell office:value-type="float" office:value="2897027.25">
            <text:p>2897027.250</text:p>
          </table:table-cell>
          <table:table-cell table:formula="of:=ABS([.G764]-[.G763])" office:value-type="float" office:value="11669">
            <text:p>11669.000</text:p>
          </table:table-cell>
          <table:table-cell table:number-columns-repeated="1016"/>
        </table:table-row>
        <table:table-row table:style-name="ro2">
          <table:table-cell office:value-type="float" office:value="312578">
            <text:p>312578</text:p>
          </table:table-cell>
          <table:table-cell table:formula="of:=[.A765]-[.A764]" office:value-type="float" office:value="101">
            <text:p>101</text:p>
          </table:table-cell>
          <table:table-cell/>
          <table:table-cell office:value-type="float" office:value="1698.634">
            <text:p>1698.634</text:p>
          </table:table-cell>
          <table:table-cell table:formula="of:=ABS([.D765]-[.D764])" office:value-type="float" office:value="3.43200000000002">
            <text:p>3.432</text:p>
          </table:table-cell>
          <table:table-cell/>
          <table:table-cell office:value-type="float" office:value="2885358.5">
            <text:p>2885358.500</text:p>
          </table:table-cell>
          <table:table-cell table:formula="of:=ABS([.G765]-[.G764])" office:value-type="float" office:value="11668.75">
            <text:p>11668.750</text:p>
          </table:table-cell>
          <table:table-cell table:number-columns-repeated="1016"/>
        </table:table-row>
        <table:table-row table:style-name="ro2">
          <table:table-cell office:value-type="float" office:value="312685">
            <text:p>312685</text:p>
          </table:table-cell>
          <table:table-cell table:formula="of:=[.A766]-[.A765]" office:value-type="float" office:value="107">
            <text:p>107</text:p>
          </table:table-cell>
          <table:table-cell/>
          <table:table-cell office:value-type="float" office:value="1695.204">
            <text:p>1695.204</text:p>
          </table:table-cell>
          <table:table-cell table:formula="of:=ABS([.D766]-[.D765])" office:value-type="float" office:value="3.43000000000006">
            <text:p>3.430</text:p>
          </table:table-cell>
          <table:table-cell/>
          <table:table-cell office:value-type="float" office:value="2873717.75">
            <text:p>2873717.750</text:p>
          </table:table-cell>
          <table:table-cell table:formula="of:=ABS([.G766]-[.G765])" office:value-type="float" office:value="11640.75">
            <text:p>11640.750</text:p>
          </table:table-cell>
          <table:table-cell table:number-columns-repeated="1016"/>
        </table:table-row>
        <table:table-row table:style-name="ro2">
          <table:table-cell office:value-type="float" office:value="312795">
            <text:p>312795</text:p>
          </table:table-cell>
          <table:table-cell table:formula="of:=[.A767]-[.A766]" office:value-type="float" office:value="110">
            <text:p>110</text:p>
          </table:table-cell>
          <table:table-cell/>
          <table:table-cell office:value-type="float" office:value="1691.785">
            <text:p>1691.785</text:p>
          </table:table-cell>
          <table:table-cell table:formula="of:=ABS([.D767]-[.D766])" office:value-type="float" office:value="3.41899999999987">
            <text:p>3.419</text:p>
          </table:table-cell>
          <table:table-cell/>
          <table:table-cell office:value-type="float" office:value="2862138">
            <text:p>2862138.000</text:p>
          </table:table-cell>
          <table:table-cell table:formula="of:=ABS([.G767]-[.G766])" office:value-type="float" office:value="11579.75">
            <text:p>11579.750</text:p>
          </table:table-cell>
          <table:table-cell table:number-columns-repeated="1016"/>
        </table:table-row>
        <table:table-row table:style-name="ro2">
          <table:table-cell office:value-type="float" office:value="312908">
            <text:p>312908</text:p>
          </table:table-cell>
          <table:table-cell table:formula="of:=[.A768]-[.A767]" office:value-type="float" office:value="113">
            <text:p>113</text:p>
          </table:table-cell>
          <table:table-cell/>
          <table:table-cell office:value-type="float" office:value="1688.365">
            <text:p>1688.365</text:p>
          </table:table-cell>
          <table:table-cell table:formula="of:=ABS([.D768]-[.D767])" office:value-type="float" office:value="3.42000000000007">
            <text:p>3.420</text:p>
          </table:table-cell>
          <table:table-cell/>
          <table:table-cell office:value-type="float" office:value="2850577.75">
            <text:p>2850577.750</text:p>
          </table:table-cell>
          <table:table-cell table:formula="of:=ABS([.G768]-[.G767])" office:value-type="float" office:value="11560.25">
            <text:p>11560.250</text:p>
          </table:table-cell>
          <table:table-cell table:number-columns-repeated="1016"/>
        </table:table-row>
        <table:table-row table:style-name="ro2">
          <table:table-cell office:value-type="float" office:value="313021">
            <text:p>313021</text:p>
          </table:table-cell>
          <table:table-cell table:formula="of:=[.A769]-[.A768]" office:value-type="float" office:value="113">
            <text:p>113</text:p>
          </table:table-cell>
          <table:table-cell/>
          <table:table-cell office:value-type="float" office:value="1684.823">
            <text:p>1684.823</text:p>
          </table:table-cell>
          <table:table-cell table:formula="of:=ABS([.D769]-[.D768])" office:value-type="float" office:value="3.54199999999992">
            <text:p>3.542</text:p>
          </table:table-cell>
          <table:table-cell/>
          <table:table-cell office:value-type="float" office:value="2838629.75">
            <text:p>2838629.750</text:p>
          </table:table-cell>
          <table:table-cell table:formula="of:=ABS([.G769]-[.G768])" office:value-type="float" office:value="11948">
            <text:p>11948.000</text:p>
          </table:table-cell>
          <table:table-cell table:number-columns-repeated="1016"/>
        </table:table-row>
        <table:table-row table:style-name="ro2">
          <table:table-cell office:value-type="float" office:value="313126">
            <text:p>313126</text:p>
          </table:table-cell>
          <table:table-cell table:formula="of:=[.A770]-[.A769]" office:value-type="float" office:value="105">
            <text:p>105</text:p>
          </table:table-cell>
          <table:table-cell/>
          <table:table-cell office:value-type="float" office:value="1681.498">
            <text:p>1681.498</text:p>
          </table:table-cell>
          <table:table-cell table:formula="of:=ABS([.D770]-[.D769])" office:value-type="float" office:value="3.32500000000005">
            <text:p>3.325</text:p>
          </table:table-cell>
          <table:table-cell/>
          <table:table-cell office:value-type="float" office:value="2827436.25">
            <text:p>2827436.250</text:p>
          </table:table-cell>
          <table:table-cell table:formula="of:=ABS([.G770]-[.G769])" office:value-type="float" office:value="11193.5">
            <text:p>11193.500</text:p>
          </table:table-cell>
          <table:table-cell table:number-columns-repeated="1016"/>
        </table:table-row>
        <table:table-row table:style-name="ro2">
          <table:table-cell office:value-type="float" office:value="313236">
            <text:p>313236</text:p>
          </table:table-cell>
          <table:table-cell table:formula="of:=[.A771]-[.A770]" office:value-type="float" office:value="110">
            <text:p>110</text:p>
          </table:table-cell>
          <table:table-cell/>
          <table:table-cell office:value-type="float" office:value="1678.064">
            <text:p>1678.064</text:p>
          </table:table-cell>
          <table:table-cell table:formula="of:=ABS([.D771]-[.D770])" office:value-type="float" office:value="3.43399999999997">
            <text:p>3.434</text:p>
          </table:table-cell>
          <table:table-cell/>
          <table:table-cell office:value-type="float" office:value="2815899.25">
            <text:p>2815899.250</text:p>
          </table:table-cell>
          <table:table-cell table:formula="of:=ABS([.G771]-[.G770])" office:value-type="float" office:value="11537">
            <text:p>11537.000</text:p>
          </table:table-cell>
          <table:table-cell table:number-columns-repeated="1016"/>
        </table:table-row>
        <table:table-row table:style-name="ro2">
          <table:table-cell office:value-type="float" office:value="313349">
            <text:p>313349</text:p>
          </table:table-cell>
          <table:table-cell table:formula="of:=[.A772]-[.A771]" office:value-type="float" office:value="113">
            <text:p>113</text:p>
          </table:table-cell>
          <table:table-cell/>
          <table:table-cell office:value-type="float" office:value="1674.63">
            <text:p>1674.630</text:p>
          </table:table-cell>
          <table:table-cell table:formula="of:=ABS([.D772]-[.D771])" office:value-type="float" office:value="3.43399999999997">
            <text:p>3.434</text:p>
          </table:table-cell>
          <table:table-cell/>
          <table:table-cell office:value-type="float" office:value="2804385.75">
            <text:p>2804385.750</text:p>
          </table:table-cell>
          <table:table-cell table:formula="of:=ABS([.G772]-[.G771])" office:value-type="float" office:value="11513.5">
            <text:p>11513.500</text:p>
          </table:table-cell>
          <table:table-cell table:number-columns-repeated="1016"/>
        </table:table-row>
        <table:table-row table:style-name="ro2">
          <table:table-cell office:value-type="float" office:value="313454">
            <text:p>313454</text:p>
          </table:table-cell>
          <table:table-cell table:formula="of:=[.A773]-[.A772]" office:value-type="float" office:value="105">
            <text:p>105</text:p>
          </table:table-cell>
          <table:table-cell/>
          <table:table-cell office:value-type="float" office:value="1671.197">
            <text:p>1671.197</text:p>
          </table:table-cell>
          <table:table-cell table:formula="of:=ABS([.D773]-[.D772])" office:value-type="float" office:value="3.43300000000022">
            <text:p>3.433</text:p>
          </table:table-cell>
          <table:table-cell/>
          <table:table-cell office:value-type="float" office:value="2792899.5">
            <text:p>2792899.500</text:p>
          </table:table-cell>
          <table:table-cell table:formula="of:=ABS([.G773]-[.G772])" office:value-type="float" office:value="11486.25">
            <text:p>11486.250</text:p>
          </table:table-cell>
          <table:table-cell table:number-columns-repeated="1016"/>
        </table:table-row>
        <table:table-row table:style-name="ro2">
          <table:table-cell office:value-type="float" office:value="313561">
            <text:p>313561</text:p>
          </table:table-cell>
          <table:table-cell table:formula="of:=[.A774]-[.A773]" office:value-type="float" office:value="107">
            <text:p>107</text:p>
          </table:table-cell>
          <table:table-cell/>
          <table:table-cell office:value-type="float" office:value="1667.777">
            <text:p>1667.777</text:p>
          </table:table-cell>
          <table:table-cell table:formula="of:=ABS([.D774]-[.D773])" office:value-type="float" office:value="3.41999999999985">
            <text:p>3.420</text:p>
          </table:table-cell>
          <table:table-cell/>
          <table:table-cell office:value-type="float" office:value="2781480.25">
            <text:p>2781480.250</text:p>
          </table:table-cell>
          <table:table-cell table:formula="of:=ABS([.G774]-[.G773])" office:value-type="float" office:value="11419.25">
            <text:p>11419.250</text:p>
          </table:table-cell>
          <table:table-cell table:number-columns-repeated="1016"/>
        </table:table-row>
        <table:table-row table:style-name="ro2">
          <table:table-cell office:value-type="float" office:value="313672">
            <text:p>313672</text:p>
          </table:table-cell>
          <table:table-cell table:formula="of:=[.A775]-[.A774]" office:value-type="float" office:value="111">
            <text:p>111</text:p>
          </table:table-cell>
          <table:table-cell/>
          <table:table-cell office:value-type="float" office:value="1664.357">
            <text:p>1664.357</text:p>
          </table:table-cell>
          <table:table-cell table:formula="of:=ABS([.D775]-[.D774])" office:value-type="float" office:value="3.42000000000007">
            <text:p>3.420</text:p>
          </table:table-cell>
          <table:table-cell/>
          <table:table-cell office:value-type="float" office:value="2770084">
            <text:p>2770084.000</text:p>
          </table:table-cell>
          <table:table-cell table:formula="of:=ABS([.G775]-[.G774])" office:value-type="float" office:value="11396.25">
            <text:p>11396.250</text:p>
          </table:table-cell>
          <table:table-cell table:number-columns-repeated="1016"/>
        </table:table-row>
        <table:table-row table:style-name="ro2">
          <table:table-cell office:value-type="float" office:value="313779">
            <text:p>313779</text:p>
          </table:table-cell>
          <table:table-cell table:formula="of:=[.A776]-[.A775]" office:value-type="float" office:value="107">
            <text:p>107</text:p>
          </table:table-cell>
          <table:table-cell/>
          <table:table-cell office:value-type="float" office:value="1660.932">
            <text:p>1660.932</text:p>
          </table:table-cell>
          <table:table-cell table:formula="of:=ABS([.D776]-[.D775])" office:value-type="float" office:value="3.42499999999995">
            <text:p>3.425</text:p>
          </table:table-cell>
          <table:table-cell/>
          <table:table-cell office:value-type="float" office:value="2758694.75">
            <text:p>2758694.750</text:p>
          </table:table-cell>
          <table:table-cell table:formula="of:=ABS([.G776]-[.G775])" office:value-type="float" office:value="11389.25">
            <text:p>11389.250</text:p>
          </table:table-cell>
          <table:table-cell table:number-columns-repeated="1016"/>
        </table:table-row>
        <table:table-row table:style-name="ro2">
          <table:table-cell office:value-type="float" office:value="313884">
            <text:p>313884</text:p>
          </table:table-cell>
          <table:table-cell table:formula="of:=[.A777]-[.A776]" office:value-type="float" office:value="105">
            <text:p>105</text:p>
          </table:table-cell>
          <table:table-cell/>
          <table:table-cell office:value-type="float" office:value="1657.507">
            <text:p>1657.507</text:p>
          </table:table-cell>
          <table:table-cell table:formula="of:=ABS([.D777]-[.D776])" office:value-type="float" office:value="3.42499999999995">
            <text:p>3.425</text:p>
          </table:table-cell>
          <table:table-cell/>
          <table:table-cell office:value-type="float" office:value="2747328.5">
            <text:p>2747328.500</text:p>
          </table:table-cell>
          <table:table-cell table:formula="of:=ABS([.G777]-[.G776])" office:value-type="float" office:value="11366.25">
            <text:p>11366.250</text:p>
          </table:table-cell>
          <table:table-cell table:number-columns-repeated="1016"/>
        </table:table-row>
        <table:table-row table:style-name="ro2">
          <table:table-cell office:value-type="float" office:value="313990">
            <text:p>313990</text:p>
          </table:table-cell>
          <table:table-cell table:formula="of:=[.A778]-[.A777]" office:value-type="float" office:value="106">
            <text:p>106</text:p>
          </table:table-cell>
          <table:table-cell/>
          <table:table-cell office:value-type="float" office:value="1654.075">
            <text:p>1654.075</text:p>
          </table:table-cell>
          <table:table-cell table:formula="of:=ABS([.D778]-[.D777])" office:value-type="float" office:value="3.43200000000002">
            <text:p>3.432</text:p>
          </table:table-cell>
          <table:table-cell/>
          <table:table-cell office:value-type="float" office:value="2735965.25">
            <text:p>2735965.250</text:p>
          </table:table-cell>
          <table:table-cell table:formula="of:=ABS([.G778]-[.G777])" office:value-type="float" office:value="11363.25">
            <text:p>11363.250</text:p>
          </table:table-cell>
          <table:table-cell table:number-columns-repeated="1016"/>
        </table:table-row>
        <table:table-row table:style-name="ro2">
          <table:table-cell office:value-type="float" office:value="314094">
            <text:p>314094</text:p>
          </table:table-cell>
          <table:table-cell table:formula="of:=[.A779]-[.A778]" office:value-type="float" office:value="104">
            <text:p>104</text:p>
          </table:table-cell>
          <table:table-cell/>
          <table:table-cell office:value-type="float" office:value="1650.628">
            <text:p>1650.628</text:p>
          </table:table-cell>
          <table:table-cell table:formula="of:=ABS([.D779]-[.D778])" office:value-type="float" office:value="3.44700000000012">
            <text:p>3.447</text:p>
          </table:table-cell>
          <table:table-cell/>
          <table:table-cell office:value-type="float" office:value="2724572.75">
            <text:p>2724572.750</text:p>
          </table:table-cell>
          <table:table-cell table:formula="of:=ABS([.G779]-[.G778])" office:value-type="float" office:value="11392.5">
            <text:p>11392.500</text:p>
          </table:table-cell>
          <table:table-cell table:number-columns-repeated="1016"/>
        </table:table-row>
        <table:table-row table:style-name="ro2">
          <table:table-cell office:value-type="float" office:value="314205">
            <text:p>314205</text:p>
          </table:table-cell>
          <table:table-cell table:formula="of:=[.A780]-[.A779]" office:value-type="float" office:value="111">
            <text:p>111</text:p>
          </table:table-cell>
          <table:table-cell/>
          <table:table-cell office:value-type="float" office:value="1647.185">
            <text:p>1647.185</text:p>
          </table:table-cell>
          <table:table-cell table:formula="of:=ABS([.D780]-[.D779])" office:value-type="float" office:value="3.44299999999998">
            <text:p>3.443</text:p>
          </table:table-cell>
          <table:table-cell/>
          <table:table-cell office:value-type="float" office:value="2713218">
            <text:p>2713218.000</text:p>
          </table:table-cell>
          <table:table-cell table:formula="of:=ABS([.G780]-[.G779])" office:value-type="float" office:value="11354.75">
            <text:p>11354.750</text:p>
          </table:table-cell>
          <table:table-cell table:number-columns-repeated="1016"/>
        </table:table-row>
        <table:table-row table:style-name="ro2">
          <table:table-cell office:value-type="float" office:value="314310">
            <text:p>314310</text:p>
          </table:table-cell>
          <table:table-cell table:formula="of:=[.A781]-[.A780]" office:value-type="float" office:value="105">
            <text:p>105</text:p>
          </table:table-cell>
          <table:table-cell/>
          <table:table-cell office:value-type="float" office:value="1643.754">
            <text:p>1643.754</text:p>
          </table:table-cell>
          <table:table-cell table:formula="of:=ABS([.D781]-[.D780])" office:value-type="float" office:value="3.43100000000004">
            <text:p>3.431</text:p>
          </table:table-cell>
          <table:table-cell/>
          <table:table-cell office:value-type="float" office:value="2701927.5">
            <text:p>2701927.500</text:p>
          </table:table-cell>
          <table:table-cell table:formula="of:=ABS([.G781]-[.G780])" office:value-type="float" office:value="11290.5">
            <text:p>11290.500</text:p>
          </table:table-cell>
          <table:table-cell table:number-columns-repeated="1016"/>
        </table:table-row>
        <table:table-row table:style-name="ro2">
          <table:table-cell office:value-type="float" office:value="314420">
            <text:p>314420</text:p>
          </table:table-cell>
          <table:table-cell table:formula="of:=[.A782]-[.A781]" office:value-type="float" office:value="110">
            <text:p>110</text:p>
          </table:table-cell>
          <table:table-cell/>
          <table:table-cell office:value-type="float" office:value="1640.325">
            <text:p>1640.325</text:p>
          </table:table-cell>
          <table:table-cell table:formula="of:=ABS([.D782]-[.D781])" office:value-type="float" office:value="3.42899999999986">
            <text:p>3.429</text:p>
          </table:table-cell>
          <table:table-cell/>
          <table:table-cell office:value-type="float" office:value="2690665">
            <text:p>2690665.000</text:p>
          </table:table-cell>
          <table:table-cell table:formula="of:=ABS([.G782]-[.G781])" office:value-type="float" office:value="11262.5">
            <text:p>11262.500</text:p>
          </table:table-cell>
          <table:table-cell table:number-columns-repeated="1016"/>
        </table:table-row>
        <table:table-row table:style-name="ro2">
          <table:table-cell office:value-type="float" office:value="314528">
            <text:p>314528</text:p>
          </table:table-cell>
          <table:table-cell table:formula="of:=[.A783]-[.A782]" office:value-type="float" office:value="108">
            <text:p>108</text:p>
          </table:table-cell>
          <table:table-cell/>
          <table:table-cell office:value-type="float" office:value="1636.903">
            <text:p>1636.903</text:p>
          </table:table-cell>
          <table:table-cell table:formula="of:=ABS([.D783]-[.D782])" office:value-type="float" office:value="3.42200000000003">
            <text:p>3.422</text:p>
          </table:table-cell>
          <table:table-cell/>
          <table:table-cell office:value-type="float" office:value="2679452">
            <text:p>2679452.000</text:p>
          </table:table-cell>
          <table:table-cell table:formula="of:=ABS([.G783]-[.G782])" office:value-type="float" office:value="11213">
            <text:p>11213.000</text:p>
          </table:table-cell>
          <table:table-cell table:number-columns-repeated="1016"/>
        </table:table-row>
        <table:table-row table:style-name="ro2">
          <table:table-cell office:value-type="float" office:value="314637">
            <text:p>314637</text:p>
          </table:table-cell>
          <table:table-cell table:formula="of:=[.A784]-[.A783]" office:value-type="float" office:value="109">
            <text:p>109</text:p>
          </table:table-cell>
          <table:table-cell/>
          <table:table-cell office:value-type="float" office:value="1633.483">
            <text:p>1633.483</text:p>
          </table:table-cell>
          <table:table-cell table:formula="of:=ABS([.D784]-[.D783])" office:value-type="float" office:value="3.42000000000007">
            <text:p>3.420</text:p>
          </table:table-cell>
          <table:table-cell/>
          <table:table-cell office:value-type="float" office:value="2668266">
            <text:p>2668266.000</text:p>
          </table:table-cell>
          <table:table-cell table:formula="of:=ABS([.G784]-[.G783])" office:value-type="float" office:value="11186">
            <text:p>11186.000</text:p>
          </table:table-cell>
          <table:table-cell table:number-columns-repeated="1016"/>
        </table:table-row>
        <table:table-row table:style-name="ro2">
          <table:table-cell office:value-type="float" office:value="314885">
            <text:p>314885</text:p>
          </table:table-cell>
          <table:table-cell table:formula="of:=[.A785]-[.A784]" office:value-type="float" office:value="248">
            <text:p>248</text:p>
          </table:table-cell>
          <table:table-cell/>
          <table:table-cell office:value-type="float" office:value="1630.059">
            <text:p>1630.059</text:p>
          </table:table-cell>
          <table:table-cell table:formula="of:=ABS([.D785]-[.D784])" office:value-type="float" office:value="3.42399999999998">
            <text:p>3.424</text:p>
          </table:table-cell>
          <table:table-cell/>
          <table:table-cell office:value-type="float" office:value="2657093.75">
            <text:p>2657093.750</text:p>
          </table:table-cell>
          <table:table-cell table:formula="of:=ABS([.G785]-[.G784])" office:value-type="float" office:value="11172.25">
            <text:p>11172.250</text:p>
          </table:table-cell>
          <table:table-cell table:number-columns-repeated="1016"/>
        </table:table-row>
        <table:table-row table:style-name="ro2">
          <table:table-cell office:value-type="float" office:value="314994">
            <text:p>314994</text:p>
          </table:table-cell>
          <table:table-cell table:formula="of:=[.A786]-[.A785]" office:value-type="float" office:value="109">
            <text:p>109</text:p>
          </table:table-cell>
          <table:table-cell/>
          <table:table-cell office:value-type="float" office:value="1626.635">
            <text:p>1626.635</text:p>
          </table:table-cell>
          <table:table-cell table:formula="of:=ABS([.D786]-[.D785])" office:value-type="float" office:value="3.42399999999998">
            <text:p>3.424</text:p>
          </table:table-cell>
          <table:table-cell/>
          <table:table-cell office:value-type="float" office:value="2645943">
            <text:p>2645943.000</text:p>
          </table:table-cell>
          <table:table-cell table:formula="of:=ABS([.G786]-[.G785])" office:value-type="float" office:value="11150.75">
            <text:p>11150.750</text:p>
          </table:table-cell>
          <table:table-cell table:number-columns-repeated="1016"/>
        </table:table-row>
        <table:table-row table:style-name="ro2">
          <table:table-cell office:value-type="float" office:value="315096">
            <text:p>315096</text:p>
          </table:table-cell>
          <table:table-cell table:formula="of:=[.A787]-[.A786]" office:value-type="float" office:value="102">
            <text:p>102</text:p>
          </table:table-cell>
          <table:table-cell/>
          <table:table-cell office:value-type="float" office:value="1623.205">
            <text:p>1623.205</text:p>
          </table:table-cell>
          <table:table-cell table:formula="of:=ABS([.D787]-[.D786])" office:value-type="float" office:value="3.43000000000006">
            <text:p>3.430</text:p>
          </table:table-cell>
          <table:table-cell/>
          <table:table-cell office:value-type="float" office:value="2634795">
            <text:p>2634795.000</text:p>
          </table:table-cell>
          <table:table-cell table:formula="of:=ABS([.G787]-[.G786])" office:value-type="float" office:value="11148">
            <text:p>11148.000</text:p>
          </table:table-cell>
          <table:table-cell table:number-columns-repeated="1016"/>
        </table:table-row>
        <table:table-row table:style-name="ro2">
          <table:table-cell office:value-type="float" office:value="315202">
            <text:p>315202</text:p>
          </table:table-cell>
          <table:table-cell table:formula="of:=[.A788]-[.A787]" office:value-type="float" office:value="106">
            <text:p>106</text:p>
          </table:table-cell>
          <table:table-cell/>
          <table:table-cell office:value-type="float" office:value="1619.771">
            <text:p>1619.771</text:p>
          </table:table-cell>
          <table:table-cell table:formula="of:=ABS([.D788]-[.D787])" office:value-type="float" office:value="3.43399999999997">
            <text:p>3.434</text:p>
          </table:table-cell>
          <table:table-cell/>
          <table:table-cell office:value-type="float" office:value="2623659.25">
            <text:p>2623659.250</text:p>
          </table:table-cell>
          <table:table-cell table:formula="of:=ABS([.G788]-[.G787])" office:value-type="float" office:value="11135.75">
            <text:p>11135.750</text:p>
          </table:table-cell>
          <table:table-cell table:number-columns-repeated="1016"/>
        </table:table-row>
        <table:table-row table:style-name="ro2">
          <table:table-cell office:value-type="float" office:value="315315">
            <text:p>315315</text:p>
          </table:table-cell>
          <table:table-cell table:formula="of:=[.A789]-[.A788]" office:value-type="float" office:value="113">
            <text:p>113</text:p>
          </table:table-cell>
          <table:table-cell/>
          <table:table-cell office:value-type="float" office:value="1616.345">
            <text:p>1616.345</text:p>
          </table:table-cell>
          <table:table-cell table:formula="of:=ABS([.D789]-[.D788])" office:value-type="float" office:value="3.42599999999993">
            <text:p>3.426</text:p>
          </table:table-cell>
          <table:table-cell/>
          <table:table-cell office:value-type="float" office:value="2612571.75">
            <text:p>2612571.750</text:p>
          </table:table-cell>
          <table:table-cell table:formula="of:=ABS([.G789]-[.G788])" office:value-type="float" office:value="11087.5">
            <text:p>11087.500</text:p>
          </table:table-cell>
          <table:table-cell table:number-columns-repeated="1016"/>
        </table:table-row>
        <table:table-row table:style-name="ro2">
          <table:table-cell office:value-type="float" office:value="315416">
            <text:p>315416</text:p>
          </table:table-cell>
          <table:table-cell table:formula="of:=[.A790]-[.A789]" office:value-type="float" office:value="101">
            <text:p>101</text:p>
          </table:table-cell>
          <table:table-cell/>
          <table:table-cell office:value-type="float" office:value="1612.8">
            <text:p>1612.800</text:p>
          </table:table-cell>
          <table:table-cell table:formula="of:=ABS([.D790]-[.D789])" office:value-type="float" office:value="3.54500000000007">
            <text:p>3.545</text:p>
          </table:table-cell>
          <table:table-cell/>
          <table:table-cell office:value-type="float" office:value="2601124.5">
            <text:p>2601124.500</text:p>
          </table:table-cell>
          <table:table-cell table:formula="of:=ABS([.G790]-[.G789])" office:value-type="float" office:value="11447.25">
            <text:p>11447.250</text:p>
          </table:table-cell>
          <table:table-cell table:number-columns-repeated="1016"/>
        </table:table-row>
        <table:table-row table:style-name="ro2">
          <table:table-cell office:value-type="float" office:value="315524">
            <text:p>315524</text:p>
          </table:table-cell>
          <table:table-cell table:formula="of:=[.A791]-[.A790]" office:value-type="float" office:value="108">
            <text:p>108</text:p>
          </table:table-cell>
          <table:table-cell/>
          <table:table-cell office:value-type="float" office:value="1609.478">
            <text:p>1609.478</text:p>
          </table:table-cell>
          <table:table-cell table:formula="of:=ABS([.D791]-[.D790])" office:value-type="float" office:value="3.32199999999989">
            <text:p>3.322</text:p>
          </table:table-cell>
          <table:table-cell/>
          <table:table-cell office:value-type="float" office:value="2590419.75">
            <text:p>2590419.750</text:p>
          </table:table-cell>
          <table:table-cell table:formula="of:=ABS([.G791]-[.G790])" office:value-type="float" office:value="10704.75">
            <text:p>10704.750</text:p>
          </table:table-cell>
          <table:table-cell table:number-columns-repeated="1016"/>
        </table:table-row>
        <table:table-row table:style-name="ro2">
          <table:table-cell office:value-type="float" office:value="315631">
            <text:p>315631</text:p>
          </table:table-cell>
          <table:table-cell table:formula="of:=[.A792]-[.A791]" office:value-type="float" office:value="107">
            <text:p>107</text:p>
          </table:table-cell>
          <table:table-cell/>
          <table:table-cell office:value-type="float" office:value="1606.048">
            <text:p>1606.048</text:p>
          </table:table-cell>
          <table:table-cell table:formula="of:=ABS([.D792]-[.D791])" office:value-type="float" office:value="3.43000000000006">
            <text:p>3.430</text:p>
          </table:table-cell>
          <table:table-cell/>
          <table:table-cell office:value-type="float" office:value="2579389.5">
            <text:p>2579389.500</text:p>
          </table:table-cell>
          <table:table-cell table:formula="of:=ABS([.G792]-[.G791])" office:value-type="float" office:value="11030.25">
            <text:p>11030.250</text:p>
          </table:table-cell>
          <table:table-cell table:number-columns-repeated="1016"/>
        </table:table-row>
        <table:table-row table:style-name="ro2">
          <table:table-cell office:value-type="float" office:value="315733">
            <text:p>315733</text:p>
          </table:table-cell>
          <table:table-cell table:formula="of:=[.A793]-[.A792]" office:value-type="float" office:value="102">
            <text:p>102</text:p>
          </table:table-cell>
          <table:table-cell/>
          <table:table-cell office:value-type="float" office:value="1602.62">
            <text:p>1602.620</text:p>
          </table:table-cell>
          <table:table-cell table:formula="of:=ABS([.D793]-[.D792])" office:value-type="float" office:value="3.42800000000011">
            <text:p>3.428</text:p>
          </table:table-cell>
          <table:table-cell/>
          <table:table-cell office:value-type="float" office:value="2568391.25">
            <text:p>2568391.250</text:p>
          </table:table-cell>
          <table:table-cell table:formula="of:=ABS([.G793]-[.G792])" office:value-type="float" office:value="10998.25">
            <text:p>10998.250</text:p>
          </table:table-cell>
          <table:table-cell table:number-columns-repeated="1016"/>
        </table:table-row>
        <table:table-row table:style-name="ro2">
          <table:table-cell office:value-type="float" office:value="315845">
            <text:p>315845</text:p>
          </table:table-cell>
          <table:table-cell table:formula="of:=[.A794]-[.A793]" office:value-type="float" office:value="112">
            <text:p>112</text:p>
          </table:table-cell>
          <table:table-cell/>
          <table:table-cell office:value-type="float" office:value="1599.195">
            <text:p>1599.195</text:p>
          </table:table-cell>
          <table:table-cell table:formula="of:=ABS([.D794]-[.D793])" office:value-type="float" office:value="3.42499999999995">
            <text:p>3.425</text:p>
          </table:table-cell>
          <table:table-cell/>
          <table:table-cell office:value-type="float" office:value="2557423.5">
            <text:p>2557423.500</text:p>
          </table:table-cell>
          <table:table-cell table:formula="of:=ABS([.G794]-[.G793])" office:value-type="float" office:value="10967.75">
            <text:p>10967.750</text:p>
          </table:table-cell>
          <table:table-cell table:number-columns-repeated="1016"/>
        </table:table-row>
        <table:table-row table:style-name="ro2">
          <table:table-cell office:value-type="float" office:value="315955">
            <text:p>315955</text:p>
          </table:table-cell>
          <table:table-cell table:formula="of:=[.A795]-[.A794]" office:value-type="float" office:value="110">
            <text:p>110</text:p>
          </table:table-cell>
          <table:table-cell/>
          <table:table-cell office:value-type="float" office:value="1595.779">
            <text:p>1595.779</text:p>
          </table:table-cell>
          <table:table-cell table:formula="of:=ABS([.D795]-[.D794])" office:value-type="float" office:value="3.41599999999994">
            <text:p>3.416</text:p>
          </table:table-cell>
          <table:table-cell/>
          <table:table-cell office:value-type="float" office:value="2546509.75">
            <text:p>2546509.750</text:p>
          </table:table-cell>
          <table:table-cell table:formula="of:=ABS([.G795]-[.G794])" office:value-type="float" office:value="10913.75">
            <text:p>10913.750</text:p>
          </table:table-cell>
          <table:table-cell table:number-columns-repeated="1016"/>
        </table:table-row>
        <table:table-row table:style-name="ro2">
          <table:table-cell office:value-type="float" office:value="316057">
            <text:p>316057</text:p>
          </table:table-cell>
          <table:table-cell table:formula="of:=[.A796]-[.A795]" office:value-type="float" office:value="102">
            <text:p>102</text:p>
          </table:table-cell>
          <table:table-cell/>
          <table:table-cell office:value-type="float" office:value="1592.357">
            <text:p>1592.357</text:p>
          </table:table-cell>
          <table:table-cell table:formula="of:=ABS([.D796]-[.D795])" office:value-type="float" office:value="3.42200000000003">
            <text:p>3.422</text:p>
          </table:table-cell>
          <table:table-cell/>
          <table:table-cell office:value-type="float" office:value="2535602.25">
            <text:p>2535602.250</text:p>
          </table:table-cell>
          <table:table-cell table:formula="of:=ABS([.G796]-[.G795])" office:value-type="float" office:value="10907.5">
            <text:p>10907.500</text:p>
          </table:table-cell>
          <table:table-cell table:number-columns-repeated="1016"/>
        </table:table-row>
        <table:table-row table:style-name="ro2">
          <table:table-cell office:value-type="float" office:value="316165">
            <text:p>316165</text:p>
          </table:table-cell>
          <table:table-cell table:formula="of:=[.A797]-[.A796]" office:value-type="float" office:value="108">
            <text:p>108</text:p>
          </table:table-cell>
          <table:table-cell/>
          <table:table-cell office:value-type="float" office:value="1588.935">
            <text:p>1588.935</text:p>
          </table:table-cell>
          <table:table-cell table:formula="of:=ABS([.D797]-[.D796])" office:value-type="float" office:value="3.42200000000003">
            <text:p>3.422</text:p>
          </table:table-cell>
          <table:table-cell/>
          <table:table-cell office:value-type="float" office:value="2524713.75">
            <text:p>2524713.750</text:p>
          </table:table-cell>
          <table:table-cell table:formula="of:=ABS([.G797]-[.G796])" office:value-type="float" office:value="10888.5">
            <text:p>10888.500</text:p>
          </table:table-cell>
          <table:table-cell table:number-columns-repeated="1016"/>
        </table:table-row>
        <table:table-row table:style-name="ro2">
          <table:table-cell office:value-type="float" office:value="316278">
            <text:p>316278</text:p>
          </table:table-cell>
          <table:table-cell table:formula="of:=[.A798]-[.A797]" office:value-type="float" office:value="113">
            <text:p>113</text:p>
          </table:table-cell>
          <table:table-cell/>
          <table:table-cell office:value-type="float" office:value="1585.506">
            <text:p>1585.506</text:p>
          </table:table-cell>
          <table:table-cell table:formula="of:=ABS([.D798]-[.D797])" office:value-type="float" office:value="3.42899999999986">
            <text:p>3.429</text:p>
          </table:table-cell>
          <table:table-cell/>
          <table:table-cell office:value-type="float" office:value="2513829">
            <text:p>2513829.000</text:p>
          </table:table-cell>
          <table:table-cell table:formula="of:=ABS([.G798]-[.G797])" office:value-type="float" office:value="10884.75">
            <text:p>10884.750</text:p>
          </table:table-cell>
          <table:table-cell table:number-columns-repeated="1016"/>
        </table:table-row>
        <table:table-row table:style-name="ro2">
          <table:table-cell office:value-type="float" office:value="316386">
            <text:p>316386</text:p>
          </table:table-cell>
          <table:table-cell table:formula="of:=[.A799]-[.A798]" office:value-type="float" office:value="108">
            <text:p>108</text:p>
          </table:table-cell>
          <table:table-cell/>
          <table:table-cell office:value-type="float" office:value="1582.076">
            <text:p>1582.076</text:p>
          </table:table-cell>
          <table:table-cell table:formula="of:=ABS([.D799]-[.D798])" office:value-type="float" office:value="3.43000000000006">
            <text:p>3.430</text:p>
          </table:table-cell>
          <table:table-cell/>
          <table:table-cell office:value-type="float" office:value="2502964.25">
            <text:p>2502964.250</text:p>
          </table:table-cell>
          <table:table-cell table:formula="of:=ABS([.G799]-[.G798])" office:value-type="float" office:value="10864.75">
            <text:p>10864.750</text:p>
          </table:table-cell>
          <table:table-cell table:number-columns-repeated="1016"/>
        </table:table-row>
        <table:table-row table:style-name="ro2">
          <table:table-cell office:value-type="float" office:value="316488">
            <text:p>316488</text:p>
          </table:table-cell>
          <table:table-cell table:formula="of:=[.A800]-[.A799]" office:value-type="float" office:value="102">
            <text:p>102</text:p>
          </table:table-cell>
          <table:table-cell/>
          <table:table-cell office:value-type="float" office:value="1578.647">
            <text:p>1578.647</text:p>
          </table:table-cell>
          <table:table-cell table:formula="of:=ABS([.D800]-[.D799])" office:value-type="float" office:value="3.42900000000009">
            <text:p>3.429</text:p>
          </table:table-cell>
          <table:table-cell/>
          <table:table-cell office:value-type="float" office:value="2492126.25">
            <text:p>2492126.250</text:p>
          </table:table-cell>
          <table:table-cell table:formula="of:=ABS([.G800]-[.G799])" office:value-type="float" office:value="10838">
            <text:p>10838.000</text:p>
          </table:table-cell>
          <table:table-cell table:number-columns-repeated="1016"/>
        </table:table-row>
        <table:table-row table:style-name="ro2">
          <table:table-cell office:value-type="float" office:value="316593">
            <text:p>316593</text:p>
          </table:table-cell>
          <table:table-cell table:formula="of:=[.A801]-[.A800]" office:value-type="float" office:value="105">
            <text:p>105</text:p>
          </table:table-cell>
          <table:table-cell/>
          <table:table-cell office:value-type="float" office:value="1575.218">
            <text:p>1575.218</text:p>
          </table:table-cell>
          <table:table-cell table:formula="of:=ABS([.D801]-[.D800])" office:value-type="float" office:value="3.42899999999986">
            <text:p>3.429</text:p>
          </table:table-cell>
          <table:table-cell/>
          <table:table-cell office:value-type="float" office:value="2481312.5">
            <text:p>2481312.500</text:p>
          </table:table-cell>
          <table:table-cell table:formula="of:=ABS([.G801]-[.G800])" office:value-type="float" office:value="10813.75">
            <text:p>10813.750</text:p>
          </table:table-cell>
          <table:table-cell table:number-columns-repeated="1016"/>
        </table:table-row>
        <table:table-row table:style-name="ro2">
          <table:table-cell office:value-type="float" office:value="316694">
            <text:p>316694</text:p>
          </table:table-cell>
          <table:table-cell table:formula="of:=[.A802]-[.A801]" office:value-type="float" office:value="101">
            <text:p>101</text:p>
          </table:table-cell>
          <table:table-cell/>
          <table:table-cell office:value-type="float" office:value="1571.781">
            <text:p>1571.781</text:p>
          </table:table-cell>
          <table:table-cell table:formula="of:=ABS([.D802]-[.D801])" office:value-type="float" office:value="3.43700000000013">
            <text:p>3.437</text:p>
          </table:table-cell>
          <table:table-cell/>
          <table:table-cell office:value-type="float" office:value="2470494.5">
            <text:p>2470494.500</text:p>
          </table:table-cell>
          <table:table-cell table:formula="of:=ABS([.G802]-[.G801])" office:value-type="float" office:value="10818">
            <text:p>10818.000</text:p>
          </table:table-cell>
          <table:table-cell table:number-columns-repeated="1016"/>
        </table:table-row>
        <table:table-row table:style-name="ro2">
          <table:table-cell office:value-type="float" office:value="316806">
            <text:p>316806</text:p>
          </table:table-cell>
          <table:table-cell table:formula="of:=[.A803]-[.A802]" office:value-type="float" office:value="112">
            <text:p>112</text:p>
          </table:table-cell>
          <table:table-cell/>
          <table:table-cell office:value-type="float" office:value="1568.344">
            <text:p>1568.344</text:p>
          </table:table-cell>
          <table:table-cell table:formula="of:=ABS([.D803]-[.D802])" office:value-type="float" office:value="3.4369999999999">
            <text:p>3.437</text:p>
          </table:table-cell>
          <table:table-cell/>
          <table:table-cell office:value-type="float" office:value="2459701.75">
            <text:p>2459701.750</text:p>
          </table:table-cell>
          <table:table-cell table:formula="of:=ABS([.G803]-[.G802])" office:value-type="float" office:value="10792.75">
            <text:p>10792.750</text:p>
          </table:table-cell>
          <table:table-cell table:number-columns-repeated="1016"/>
        </table:table-row>
        <table:table-row table:style-name="ro2">
          <table:table-cell office:value-type="float" office:value="316912">
            <text:p>316912</text:p>
          </table:table-cell>
          <table:table-cell table:formula="of:=[.A804]-[.A803]" office:value-type="float" office:value="106">
            <text:p>106</text:p>
          </table:table-cell>
          <table:table-cell/>
          <table:table-cell office:value-type="float" office:value="1564.917">
            <text:p>1564.917</text:p>
          </table:table-cell>
          <table:table-cell table:formula="of:=ABS([.D804]-[.D803])" office:value-type="float" office:value="3.42700000000013">
            <text:p>3.427</text:p>
          </table:table-cell>
          <table:table-cell/>
          <table:table-cell office:value-type="float" office:value="2448964.25">
            <text:p>2448964.250</text:p>
          </table:table-cell>
          <table:table-cell table:formula="of:=ABS([.G804]-[.G803])" office:value-type="float" office:value="10737.5">
            <text:p>10737.500</text:p>
          </table:table-cell>
          <table:table-cell table:number-columns-repeated="1016"/>
        </table:table-row>
        <table:table-row table:style-name="ro2">
          <table:table-cell office:value-type="float" office:value="317016">
            <text:p>317016</text:p>
          </table:table-cell>
          <table:table-cell table:formula="of:=[.A805]-[.A804]" office:value-type="float" office:value="104">
            <text:p>104</text:p>
          </table:table-cell>
          <table:table-cell/>
          <table:table-cell office:value-type="float" office:value="1561.493">
            <text:p>1561.493</text:p>
          </table:table-cell>
          <table:table-cell table:formula="of:=ABS([.D805]-[.D804])" office:value-type="float" office:value="3.42399999999998">
            <text:p>3.424</text:p>
          </table:table-cell>
          <table:table-cell/>
          <table:table-cell office:value-type="float" office:value="2438261.75">
            <text:p>2438261.750</text:p>
          </table:table-cell>
          <table:table-cell table:formula="of:=ABS([.G805]-[.G804])" office:value-type="float" office:value="10702.5">
            <text:p>10702.500</text:p>
          </table:table-cell>
          <table:table-cell table:number-columns-repeated="1016"/>
        </table:table-row>
        <table:table-row table:style-name="ro2">
          <table:table-cell office:value-type="float" office:value="317125">
            <text:p>317125</text:p>
          </table:table-cell>
          <table:table-cell table:formula="of:=[.A806]-[.A805]" office:value-type="float" office:value="109">
            <text:p>109</text:p>
          </table:table-cell>
          <table:table-cell/>
          <table:table-cell office:value-type="float" office:value="1558.064">
            <text:p>1558.064</text:p>
          </table:table-cell>
          <table:table-cell table:formula="of:=ABS([.D806]-[.D805])" office:value-type="float" office:value="3.42899999999986">
            <text:p>3.429</text:p>
          </table:table-cell>
          <table:table-cell/>
          <table:table-cell office:value-type="float" office:value="2427563.25">
            <text:p>2427563.250</text:p>
          </table:table-cell>
          <table:table-cell table:formula="of:=ABS([.G806]-[.G805])" office:value-type="float" office:value="10698.5">
            <text:p>10698.500</text:p>
          </table:table-cell>
          <table:table-cell table:number-columns-repeated="1016"/>
        </table:table-row>
        <table:table-row table:style-name="ro2">
          <table:table-cell office:value-type="float" office:value="317232">
            <text:p>317232</text:p>
          </table:table-cell>
          <table:table-cell table:formula="of:=[.A807]-[.A806]" office:value-type="float" office:value="107">
            <text:p>107</text:p>
          </table:table-cell>
          <table:table-cell/>
          <table:table-cell office:value-type="float" office:value="1554.63">
            <text:p>1554.630</text:p>
          </table:table-cell>
          <table:table-cell table:formula="of:=ABS([.D807]-[.D806])" office:value-type="float" office:value="3.43399999999997">
            <text:p>3.434</text:p>
          </table:table-cell>
          <table:table-cell/>
          <table:table-cell office:value-type="float" office:value="2416874.5">
            <text:p>2416874.500</text:p>
          </table:table-cell>
          <table:table-cell table:formula="of:=ABS([.G807]-[.G806])" office:value-type="float" office:value="10688.75">
            <text:p>10688.750</text:p>
          </table:table-cell>
          <table:table-cell table:number-columns-repeated="1016"/>
        </table:table-row>
        <table:table-row table:style-name="ro2">
          <table:table-cell office:value-type="float" office:value="317340">
            <text:p>317340</text:p>
          </table:table-cell>
          <table:table-cell table:formula="of:=[.A808]-[.A807]" office:value-type="float" office:value="108">
            <text:p>108</text:p>
          </table:table-cell>
          <table:table-cell/>
          <table:table-cell office:value-type="float" office:value="1551.199">
            <text:p>1551.199</text:p>
          </table:table-cell>
          <table:table-cell table:formula="of:=ABS([.D808]-[.D807])" office:value-type="float" office:value="3.43100000000004">
            <text:p>3.431</text:p>
          </table:table-cell>
          <table:table-cell/>
          <table:table-cell office:value-type="float" office:value="2406218.75">
            <text:p>2406218.750</text:p>
          </table:table-cell>
          <table:table-cell table:formula="of:=ABS([.G808]-[.G807])" office:value-type="float" office:value="10655.75">
            <text:p>10655.750</text:p>
          </table:table-cell>
          <table:table-cell table:number-columns-repeated="1016"/>
        </table:table-row>
        <table:table-row table:style-name="ro2">
          <table:table-cell office:value-type="float" office:value="317441">
            <text:p>317441</text:p>
          </table:table-cell>
          <table:table-cell table:formula="of:=[.A809]-[.A808]" office:value-type="float" office:value="101">
            <text:p>101</text:p>
          </table:table-cell>
          <table:table-cell/>
          <table:table-cell office:value-type="float" office:value="1547.772">
            <text:p>1547.772</text:p>
          </table:table-cell>
          <table:table-cell table:formula="of:=ABS([.D809]-[.D808])" office:value-type="float" office:value="3.42700000000013">
            <text:p>3.427</text:p>
          </table:table-cell>
          <table:table-cell/>
          <table:table-cell office:value-type="float" office:value="2395598.25">
            <text:p>2395598.250</text:p>
          </table:table-cell>
          <table:table-cell table:formula="of:=ABS([.G809]-[.G808])" office:value-type="float" office:value="10620.5">
            <text:p>10620.500</text:p>
          </table:table-cell>
          <table:table-cell table:number-columns-repeated="1016"/>
        </table:table-row>
        <table:table-row table:style-name="ro2">
          <table:table-cell office:value-type="float" office:value="317554">
            <text:p>317554</text:p>
          </table:table-cell>
          <table:table-cell table:formula="of:=[.A810]-[.A809]" office:value-type="float" office:value="113">
            <text:p>113</text:p>
          </table:table-cell>
          <table:table-cell/>
          <table:table-cell office:value-type="float" office:value="1544.344">
            <text:p>1544.344</text:p>
          </table:table-cell>
          <table:table-cell table:formula="of:=ABS([.D810]-[.D809])" office:value-type="float" office:value="3.42799999999988">
            <text:p>3.428</text:p>
          </table:table-cell>
          <table:table-cell/>
          <table:table-cell office:value-type="float" office:value="2384998.75">
            <text:p>2384998.750</text:p>
          </table:table-cell>
          <table:table-cell table:formula="of:=ABS([.G810]-[.G809])" office:value-type="float" office:value="10599.5">
            <text:p>10599.500</text:p>
          </table:table-cell>
          <table:table-cell table:number-columns-repeated="1016"/>
        </table:table-row>
        <table:table-row table:style-name="ro2">
          <table:table-cell office:value-type="float" office:value="317666">
            <text:p>317666</text:p>
          </table:table-cell>
          <table:table-cell table:formula="of:=[.A811]-[.A810]" office:value-type="float" office:value="112">
            <text:p>112</text:p>
          </table:table-cell>
          <table:table-cell/>
          <table:table-cell office:value-type="float" office:value="1540.805">
            <text:p>1540.805</text:p>
          </table:table-cell>
          <table:table-cell table:formula="of:=ABS([.D811]-[.D810])" office:value-type="float" office:value="3.53899999999999">
            <text:p>3.539</text:p>
          </table:table-cell>
          <table:table-cell/>
          <table:table-cell office:value-type="float" office:value="2374080.5">
            <text:p>2374080.500</text:p>
          </table:table-cell>
          <table:table-cell table:formula="of:=ABS([.G811]-[.G810])" office:value-type="float" office:value="10918.25">
            <text:p>10918.250</text:p>
          </table:table-cell>
          <table:table-cell table:number-columns-repeated="1016"/>
        </table:table-row>
        <table:table-row table:style-name="ro2">
          <table:table-cell office:value-type="float" office:value="317773">
            <text:p>317773</text:p>
          </table:table-cell>
          <table:table-cell table:formula="of:=[.A812]-[.A811]" office:value-type="float" office:value="107">
            <text:p>107</text:p>
          </table:table-cell>
          <table:table-cell/>
          <table:table-cell office:value-type="float" office:value="1537.499">
            <text:p>1537.499</text:p>
          </table:table-cell>
          <table:table-cell table:formula="of:=ABS([.D812]-[.D811])" office:value-type="float" office:value="3.30600000000004">
            <text:p>3.306</text:p>
          </table:table-cell>
          <table:table-cell/>
          <table:table-cell office:value-type="float" office:value="2363903">
            <text:p>2363903.000</text:p>
          </table:table-cell>
          <table:table-cell table:formula="of:=ABS([.G812]-[.G811])" office:value-type="float" office:value="10177.5">
            <text:p>10177.500</text:p>
          </table:table-cell>
          <table:table-cell table:number-columns-repeated="1016"/>
        </table:table-row>
        <table:table-row table:style-name="ro2">
          <table:table-cell office:value-type="float" office:value="317878">
            <text:p>317878</text:p>
          </table:table-cell>
          <table:table-cell table:formula="of:=[.A813]-[.A812]" office:value-type="float" office:value="105">
            <text:p>105</text:p>
          </table:table-cell>
          <table:table-cell/>
          <table:table-cell office:value-type="float" office:value="1534.082">
            <text:p>1534.082</text:p>
          </table:table-cell>
          <table:table-cell table:formula="of:=ABS([.D813]-[.D812])" office:value-type="float" office:value="3.41699999999992">
            <text:p>3.417</text:p>
          </table:table-cell>
          <table:table-cell/>
          <table:table-cell office:value-type="float" office:value="2353406.5">
            <text:p>2353406.500</text:p>
          </table:table-cell>
          <table:table-cell table:formula="of:=ABS([.G813]-[.G812])" office:value-type="float" office:value="10496.5">
            <text:p>10496.500</text:p>
          </table:table-cell>
          <table:table-cell table:number-columns-repeated="1016"/>
        </table:table-row>
        <table:table-row table:style-name="ro2">
          <table:table-cell office:value-type="float" office:value="317989">
            <text:p>317989</text:p>
          </table:table-cell>
          <table:table-cell table:formula="of:=[.A814]-[.A813]" office:value-type="float" office:value="111">
            <text:p>111</text:p>
          </table:table-cell>
          <table:table-cell/>
          <table:table-cell office:value-type="float" office:value="1530.66">
            <text:p>1530.660</text:p>
          </table:table-cell>
          <table:table-cell table:formula="of:=ABS([.D814]-[.D813])" office:value-type="float" office:value="3.42200000000003">
            <text:p>3.422</text:p>
          </table:table-cell>
          <table:table-cell/>
          <table:table-cell office:value-type="float" office:value="2342918.5">
            <text:p>2342918.500</text:p>
          </table:table-cell>
          <table:table-cell table:formula="of:=ABS([.G814]-[.G813])" office:value-type="float" office:value="10488">
            <text:p>10488.000</text:p>
          </table:table-cell>
          <table:table-cell table:number-columns-repeated="1016"/>
        </table:table-row>
        <table:table-row table:style-name="ro2">
          <table:table-cell office:value-type="float" office:value="318095">
            <text:p>318095</text:p>
          </table:table-cell>
          <table:table-cell table:formula="of:=[.A815]-[.A814]" office:value-type="float" office:value="106">
            <text:p>106</text:p>
          </table:table-cell>
          <table:table-cell/>
          <table:table-cell office:value-type="float" office:value="1527.234">
            <text:p>1527.234</text:p>
          </table:table-cell>
          <table:table-cell table:formula="of:=ABS([.D815]-[.D814])" office:value-type="float" office:value="3.42600000000016">
            <text:p>3.426</text:p>
          </table:table-cell>
          <table:table-cell/>
          <table:table-cell office:value-type="float" office:value="2332443.5">
            <text:p>2332443.500</text:p>
          </table:table-cell>
          <table:table-cell table:formula="of:=ABS([.G815]-[.G814])" office:value-type="float" office:value="10475">
            <text:p>10475.000</text:p>
          </table:table-cell>
          <table:table-cell table:number-columns-repeated="1016"/>
        </table:table-row>
        <table:table-row table:style-name="ro2">
          <table:table-cell office:value-type="float" office:value="318200">
            <text:p>318200</text:p>
          </table:table-cell>
          <table:table-cell table:formula="of:=[.A816]-[.A815]" office:value-type="float" office:value="105">
            <text:p>105</text:p>
          </table:table-cell>
          <table:table-cell/>
          <table:table-cell office:value-type="float" office:value="1523.811">
            <text:p>1523.811</text:p>
          </table:table-cell>
          <table:table-cell table:formula="of:=ABS([.D816]-[.D815])" office:value-type="float" office:value="3.423">
            <text:p>3.423</text:p>
          </table:table-cell>
          <table:table-cell/>
          <table:table-cell office:value-type="float" office:value="2322000.75">
            <text:p>2322000.750</text:p>
          </table:table-cell>
          <table:table-cell table:formula="of:=ABS([.G816]-[.G815])" office:value-type="float" office:value="10442.75">
            <text:p>10442.750</text:p>
          </table:table-cell>
          <table:table-cell table:number-columns-repeated="1016"/>
        </table:table-row>
        <table:table-row table:style-name="ro2">
          <table:table-cell office:value-type="float" office:value="318312">
            <text:p>318312</text:p>
          </table:table-cell>
          <table:table-cell table:formula="of:=[.A817]-[.A816]" office:value-type="float" office:value="112">
            <text:p>112</text:p>
          </table:table-cell>
          <table:table-cell/>
          <table:table-cell office:value-type="float" office:value="1520.39">
            <text:p>1520.390</text:p>
          </table:table-cell>
          <table:table-cell table:formula="of:=ABS([.D817]-[.D816])" office:value-type="float" office:value="3.42099999999982">
            <text:p>3.421</text:p>
          </table:table-cell>
          <table:table-cell/>
          <table:table-cell office:value-type="float" office:value="2311585.5">
            <text:p>2311585.500</text:p>
          </table:table-cell>
          <table:table-cell table:formula="of:=ABS([.G817]-[.G816])" office:value-type="float" office:value="10415.25">
            <text:p>10415.250</text:p>
          </table:table-cell>
          <table:table-cell table:number-columns-repeated="1016"/>
        </table:table-row>
        <table:table-row table:style-name="ro2">
          <table:table-cell office:value-type="float" office:value="318423">
            <text:p>318423</text:p>
          </table:table-cell>
          <table:table-cell table:formula="of:=[.A818]-[.A817]" office:value-type="float" office:value="111">
            <text:p>111</text:p>
          </table:table-cell>
          <table:table-cell/>
          <table:table-cell office:value-type="float" office:value="1516.964">
            <text:p>1516.964</text:p>
          </table:table-cell>
          <table:table-cell table:formula="of:=ABS([.D818]-[.D817])" office:value-type="float" office:value="3.42600000000016">
            <text:p>3.426</text:p>
          </table:table-cell>
          <table:table-cell/>
          <table:table-cell office:value-type="float" office:value="2301180.75">
            <text:p>2301180.750</text:p>
          </table:table-cell>
          <table:table-cell table:formula="of:=ABS([.G818]-[.G817])" office:value-type="float" office:value="10404.75">
            <text:p>10404.750</text:p>
          </table:table-cell>
          <table:table-cell table:number-columns-repeated="1016"/>
        </table:table-row>
        <table:table-row table:style-name="ro2">
          <table:table-cell office:value-type="float" office:value="318526">
            <text:p>318526</text:p>
          </table:table-cell>
          <table:table-cell table:formula="of:=[.A819]-[.A818]" office:value-type="float" office:value="103">
            <text:p>103</text:p>
          </table:table-cell>
          <table:table-cell/>
          <table:table-cell office:value-type="float" office:value="1513.539">
            <text:p>1513.539</text:p>
          </table:table-cell>
          <table:table-cell table:formula="of:=ABS([.D819]-[.D818])" office:value-type="float" office:value="3.42499999999995">
            <text:p>3.425</text:p>
          </table:table-cell>
          <table:table-cell/>
          <table:table-cell office:value-type="float" office:value="2290800.5">
            <text:p>2290800.500</text:p>
          </table:table-cell>
          <table:table-cell table:formula="of:=ABS([.G819]-[.G818])" office:value-type="float" office:value="10380.25">
            <text:p>10380.250</text:p>
          </table:table-cell>
          <table:table-cell table:number-columns-repeated="1016"/>
        </table:table-row>
        <table:table-row table:style-name="ro2">
          <table:table-cell office:value-type="float" office:value="318638">
            <text:p>318638</text:p>
          </table:table-cell>
          <table:table-cell table:formula="of:=[.A820]-[.A819]" office:value-type="float" office:value="112">
            <text:p>112</text:p>
          </table:table-cell>
          <table:table-cell/>
          <table:table-cell office:value-type="float" office:value="1510.114">
            <text:p>1510.114</text:p>
          </table:table-cell>
          <table:table-cell table:formula="of:=ABS([.D820]-[.D819])" office:value-type="float" office:value="3.42499999999995">
            <text:p>3.425</text:p>
          </table:table-cell>
          <table:table-cell/>
          <table:table-cell office:value-type="float" office:value="2280445">
            <text:p>2280445.000</text:p>
          </table:table-cell>
          <table:table-cell table:formula="of:=ABS([.G820]-[.G819])" office:value-type="float" office:value="10355.5">
            <text:p>10355.500</text:p>
          </table:table-cell>
          <table:table-cell table:number-columns-repeated="1016"/>
        </table:table-row>
        <table:table-row table:style-name="ro2">
          <table:table-cell office:value-type="float" office:value="318746">
            <text:p>318746</text:p>
          </table:table-cell>
          <table:table-cell table:formula="of:=[.A821]-[.A820]" office:value-type="float" office:value="108">
            <text:p>108</text:p>
          </table:table-cell>
          <table:table-cell/>
          <table:table-cell office:value-type="float" office:value="1506.686">
            <text:p>1506.686</text:p>
          </table:table-cell>
          <table:table-cell table:formula="of:=ABS([.D821]-[.D820])" office:value-type="float" office:value="3.42800000000011">
            <text:p>3.428</text:p>
          </table:table-cell>
          <table:table-cell/>
          <table:table-cell office:value-type="float" office:value="2270101.25">
            <text:p>2270101.250</text:p>
          </table:table-cell>
          <table:table-cell table:formula="of:=ABS([.G821]-[.G820])" office:value-type="float" office:value="10343.75">
            <text:p>10343.750</text:p>
          </table:table-cell>
          <table:table-cell table:number-columns-repeated="1016"/>
        </table:table-row>
        <table:table-row table:style-name="ro2">
          <table:table-cell office:value-type="float" office:value="318855">
            <text:p>318855</text:p>
          </table:table-cell>
          <table:table-cell table:formula="of:=[.A822]-[.A821]" office:value-type="float" office:value="109">
            <text:p>109</text:p>
          </table:table-cell>
          <table:table-cell/>
          <table:table-cell office:value-type="float" office:value="1503.254">
            <text:p>1503.254</text:p>
          </table:table-cell>
          <table:table-cell table:formula="of:=ABS([.D822]-[.D821])" office:value-type="float" office:value="3.43200000000002">
            <text:p>3.432</text:p>
          </table:table-cell>
          <table:table-cell/>
          <table:table-cell office:value-type="float" office:value="2259773.5">
            <text:p>2259773.500</text:p>
          </table:table-cell>
          <table:table-cell table:formula="of:=ABS([.G822]-[.G821])" office:value-type="float" office:value="10327.75">
            <text:p>10327.750</text:p>
          </table:table-cell>
          <table:table-cell table:number-columns-repeated="1016"/>
        </table:table-row>
        <table:table-row table:style-name="ro2">
          <table:table-cell office:value-type="float" office:value="318966">
            <text:p>318966</text:p>
          </table:table-cell>
          <table:table-cell table:formula="of:=[.A823]-[.A822]" office:value-type="float" office:value="111">
            <text:p>111</text:p>
          </table:table-cell>
          <table:table-cell/>
          <table:table-cell office:value-type="float" office:value="1499.821">
            <text:p>1499.821</text:p>
          </table:table-cell>
          <table:table-cell table:formula="of:=ABS([.D823]-[.D822])" office:value-type="float" office:value="3.43299999999999">
            <text:p>3.433</text:p>
          </table:table-cell>
          <table:table-cell/>
          <table:table-cell office:value-type="float" office:value="2249462">
            <text:p>2249462.000</text:p>
          </table:table-cell>
          <table:table-cell table:formula="of:=ABS([.G823]-[.G822])" office:value-type="float" office:value="10311.5">
            <text:p>10311.500</text:p>
          </table:table-cell>
          <table:table-cell table:number-columns-repeated="1016"/>
        </table:table-row>
        <table:table-row table:style-name="ro2">
          <table:table-cell office:value-type="float" office:value="319074">
            <text:p>319074</text:p>
          </table:table-cell>
          <table:table-cell table:formula="of:=[.A824]-[.A823]" office:value-type="float" office:value="108">
            <text:p>108</text:p>
          </table:table-cell>
          <table:table-cell/>
          <table:table-cell office:value-type="float" office:value="1496.384">
            <text:p>1496.384</text:p>
          </table:table-cell>
          <table:table-cell table:formula="of:=ABS([.D824]-[.D823])" office:value-type="float" office:value="3.4369999999999">
            <text:p>3.437</text:p>
          </table:table-cell>
          <table:table-cell/>
          <table:table-cell office:value-type="float" office:value="2239165.5">
            <text:p>2239165.500</text:p>
          </table:table-cell>
          <table:table-cell table:formula="of:=ABS([.G824]-[.G823])" office:value-type="float" office:value="10296.5">
            <text:p>10296.500</text:p>
          </table:table-cell>
          <table:table-cell table:number-columns-repeated="1016"/>
        </table:table-row>
        <table:table-row table:style-name="ro2">
          <table:table-cell office:value-type="float" office:value="319183">
            <text:p>319183</text:p>
          </table:table-cell>
          <table:table-cell table:formula="of:=[.A825]-[.A824]" office:value-type="float" office:value="109">
            <text:p>109</text:p>
          </table:table-cell>
          <table:table-cell/>
          <table:table-cell office:value-type="float" office:value="1492.951">
            <text:p>1492.951</text:p>
          </table:table-cell>
          <table:table-cell table:formula="of:=ABS([.D825]-[.D824])" office:value-type="float" office:value="3.43299999999999">
            <text:p>3.433</text:p>
          </table:table-cell>
          <table:table-cell/>
          <table:table-cell office:value-type="float" office:value="2228902">
            <text:p>2228902.000</text:p>
          </table:table-cell>
          <table:table-cell table:formula="of:=ABS([.G825]-[.G824])" office:value-type="float" office:value="10263.5">
            <text:p>10263.500</text:p>
          </table:table-cell>
          <table:table-cell table:number-columns-repeated="1016"/>
        </table:table-row>
        <table:table-row table:style-name="ro2">
          <table:table-cell office:value-type="float" office:value="319286">
            <text:p>319286</text:p>
          </table:table-cell>
          <table:table-cell table:formula="of:=[.A826]-[.A825]" office:value-type="float" office:value="103">
            <text:p>103</text:p>
          </table:table-cell>
          <table:table-cell/>
          <table:table-cell office:value-type="float" office:value="1489.519">
            <text:p>1489.519</text:p>
          </table:table-cell>
          <table:table-cell table:formula="of:=ABS([.D826]-[.D825])" office:value-type="float" office:value="3.43200000000002">
            <text:p>3.432</text:p>
          </table:table-cell>
          <table:table-cell/>
          <table:table-cell office:value-type="float" office:value="2218667">
            <text:p>2218667.000</text:p>
          </table:table-cell>
          <table:table-cell table:formula="of:=ABS([.G826]-[.G825])" office:value-type="float" office:value="10235">
            <text:p>10235.000</text:p>
          </table:table-cell>
          <table:table-cell table:number-columns-repeated="1016"/>
        </table:table-row>
        <table:table-row table:style-name="ro2">
          <table:table-cell office:value-type="float" office:value="319389">
            <text:p>319389</text:p>
          </table:table-cell>
          <table:table-cell table:formula="of:=[.A827]-[.A826]" office:value-type="float" office:value="103">
            <text:p>103</text:p>
          </table:table-cell>
          <table:table-cell/>
          <table:table-cell office:value-type="float" office:value="1486.089">
            <text:p>1486.089</text:p>
          </table:table-cell>
          <table:table-cell table:formula="of:=ABS([.D827]-[.D826])" office:value-type="float" office:value="3.43000000000006">
            <text:p>3.430</text:p>
          </table:table-cell>
          <table:table-cell/>
          <table:table-cell office:value-type="float" office:value="2208460.75">
            <text:p>2208460.750</text:p>
          </table:table-cell>
          <table:table-cell table:formula="of:=ABS([.G827]-[.G826])" office:value-type="float" office:value="10206.25">
            <text:p>10206.250</text:p>
          </table:table-cell>
          <table:table-cell table:number-columns-repeated="1016"/>
        </table:table-row>
        <table:table-row table:style-name="ro2">
          <table:table-cell office:value-type="float" office:value="319491">
            <text:p>319491</text:p>
          </table:table-cell>
          <table:table-cell table:formula="of:=[.A828]-[.A827]" office:value-type="float" office:value="102">
            <text:p>102</text:p>
          </table:table-cell>
          <table:table-cell/>
          <table:table-cell office:value-type="float" office:value="1482.662">
            <text:p>1482.662</text:p>
          </table:table-cell>
          <table:table-cell table:formula="of:=ABS([.D828]-[.D827])" office:value-type="float" office:value="3.42699999999991">
            <text:p>3.427</text:p>
          </table:table-cell>
          <table:table-cell/>
          <table:table-cell office:value-type="float" office:value="2198285.5">
            <text:p>2198285.500</text:p>
          </table:table-cell>
          <table:table-cell table:formula="of:=ABS([.G828]-[.G827])" office:value-type="float" office:value="10175.25">
            <text:p>10175.250</text:p>
          </table:table-cell>
          <table:table-cell table:number-columns-repeated="1016"/>
        </table:table-row>
        <table:table-row table:style-name="ro2">
          <table:table-cell office:value-type="float" office:value="319593">
            <text:p>319593</text:p>
          </table:table-cell>
          <table:table-cell table:formula="of:=[.A829]-[.A828]" office:value-type="float" office:value="102">
            <text:p>102</text:p>
          </table:table-cell>
          <table:table-cell/>
          <table:table-cell office:value-type="float" office:value="1479.234">
            <text:p>1479.234</text:p>
          </table:table-cell>
          <table:table-cell table:formula="of:=ABS([.D829]-[.D828])" office:value-type="float" office:value="3.42800000000011">
            <text:p>3.428</text:p>
          </table:table-cell>
          <table:table-cell/>
          <table:table-cell office:value-type="float" office:value="2188133.5">
            <text:p>2188133.500</text:p>
          </table:table-cell>
          <table:table-cell table:formula="of:=ABS([.G829]-[.G828])" office:value-type="float" office:value="10152">
            <text:p>10152.000</text:p>
          </table:table-cell>
          <table:table-cell table:number-columns-repeated="1016"/>
        </table:table-row>
        <table:table-row table:style-name="ro2">
          <table:table-cell office:value-type="float" office:value="319696">
            <text:p>319696</text:p>
          </table:table-cell>
          <table:table-cell table:formula="of:=[.A830]-[.A829]" office:value-type="float" office:value="103">
            <text:p>103</text:p>
          </table:table-cell>
          <table:table-cell/>
          <table:table-cell office:value-type="float" office:value="1475.808">
            <text:p>1475.808</text:p>
          </table:table-cell>
          <table:table-cell table:formula="of:=ABS([.D830]-[.D829])" office:value-type="float" office:value="3.42599999999993">
            <text:p>3.426</text:p>
          </table:table-cell>
          <table:table-cell/>
          <table:table-cell office:value-type="float" office:value="2178010.25">
            <text:p>2178010.250</text:p>
          </table:table-cell>
          <table:table-cell table:formula="of:=ABS([.G830]-[.G829])" office:value-type="float" office:value="10123.25">
            <text:p>10123.250</text:p>
          </table:table-cell>
          <table:table-cell table:number-columns-repeated="1016"/>
        </table:table-row>
        <table:table-row table:style-name="ro2">
          <table:table-cell office:value-type="float" office:value="319809">
            <text:p>319809</text:p>
          </table:table-cell>
          <table:table-cell table:formula="of:=[.A831]-[.A830]" office:value-type="float" office:value="113">
            <text:p>113</text:p>
          </table:table-cell>
          <table:table-cell/>
          <table:table-cell office:value-type="float" office:value="1472.383">
            <text:p>1472.383</text:p>
          </table:table-cell>
          <table:table-cell table:formula="of:=ABS([.D831]-[.D830])" office:value-type="float" office:value="3.42499999999995">
            <text:p>3.425</text:p>
          </table:table-cell>
          <table:table-cell/>
          <table:table-cell office:value-type="float" office:value="2167910.5">
            <text:p>2167910.500</text:p>
          </table:table-cell>
          <table:table-cell table:formula="of:=ABS([.G831]-[.G830])" office:value-type="float" office:value="10099.75">
            <text:p>10099.750</text:p>
          </table:table-cell>
          <table:table-cell table:number-columns-repeated="1016"/>
        </table:table-row>
        <table:table-row table:style-name="ro2">
          <table:table-cell office:value-type="float" office:value="319915">
            <text:p>319915</text:p>
          </table:table-cell>
          <table:table-cell table:formula="of:=[.A832]-[.A831]" office:value-type="float" office:value="106">
            <text:p>106</text:p>
          </table:table-cell>
          <table:table-cell/>
          <table:table-cell office:value-type="float" office:value="1468.838">
            <text:p>1468.838</text:p>
          </table:table-cell>
          <table:table-cell table:formula="of:=ABS([.D832]-[.D831])" office:value-type="float" office:value="3.54500000000007">
            <text:p>3.545</text:p>
          </table:table-cell>
          <table:table-cell/>
          <table:table-cell office:value-type="float" office:value="2157484.5">
            <text:p>2157484.500</text:p>
          </table:table-cell>
          <table:table-cell table:formula="of:=ABS([.G832]-[.G831])" office:value-type="float" office:value="10426">
            <text:p>10426.000</text:p>
          </table:table-cell>
          <table:table-cell table:number-columns-repeated="1016"/>
        </table:table-row>
        <table:table-row table:style-name="ro2">
          <table:table-cell office:value-type="float" office:value="320025">
            <text:p>320025</text:p>
          </table:table-cell>
          <table:table-cell table:formula="of:=[.A833]-[.A832]" office:value-type="float" office:value="110">
            <text:p>110</text:p>
          </table:table-cell>
          <table:table-cell/>
          <table:table-cell office:value-type="float" office:value="1465.533">
            <text:p>1465.533</text:p>
          </table:table-cell>
          <table:table-cell table:formula="of:=ABS([.D833]-[.D832])" office:value-type="float" office:value="3.30500000000006">
            <text:p>3.305</text:p>
          </table:table-cell>
          <table:table-cell/>
          <table:table-cell office:value-type="float" office:value="2147786">
            <text:p>2147786.000</text:p>
          </table:table-cell>
          <table:table-cell table:formula="of:=ABS([.G833]-[.G832])" office:value-type="float" office:value="9698.5">
            <text:p>9698.500</text:p>
          </table:table-cell>
          <table:table-cell table:number-columns-repeated="1016"/>
        </table:table-row>
        <table:table-row table:style-name="ro2">
          <table:table-cell office:value-type="float" office:value="320128">
            <text:p>320128</text:p>
          </table:table-cell>
          <table:table-cell table:formula="of:=[.A834]-[.A833]" office:value-type="float" office:value="103">
            <text:p>103</text:p>
          </table:table-cell>
          <table:table-cell/>
          <table:table-cell office:value-type="float" office:value="1462.108">
            <text:p>1462.108</text:p>
          </table:table-cell>
          <table:table-cell table:formula="of:=ABS([.D834]-[.D833])" office:value-type="float" office:value="3.42499999999995">
            <text:p>3.425</text:p>
          </table:table-cell>
          <table:table-cell/>
          <table:table-cell office:value-type="float" office:value="2137759">
            <text:p>2137759.000</text:p>
          </table:table-cell>
          <table:table-cell table:formula="of:=ABS([.G834]-[.G833])" office:value-type="float" office:value="10027">
            <text:p>10027.000</text:p>
          </table:table-cell>
          <table:table-cell table:number-columns-repeated="1016"/>
        </table:table-row>
        <table:table-row table:style-name="ro2">
          <table:table-cell office:value-type="float" office:value="320234">
            <text:p>320234</text:p>
          </table:table-cell>
          <table:table-cell table:formula="of:=[.A835]-[.A834]" office:value-type="float" office:value="106">
            <text:p>106</text:p>
          </table:table-cell>
          <table:table-cell/>
          <table:table-cell office:value-type="float" office:value="1458.683">
            <text:p>1458.683</text:p>
          </table:table-cell>
          <table:table-cell table:formula="of:=ABS([.D835]-[.D834])" office:value-type="float" office:value="3.42499999999995">
            <text:p>3.425</text:p>
          </table:table-cell>
          <table:table-cell/>
          <table:table-cell office:value-type="float" office:value="2127755.5">
            <text:p>2127755.500</text:p>
          </table:table-cell>
          <table:table-cell table:formula="of:=ABS([.G835]-[.G834])" office:value-type="float" office:value="10003.5">
            <text:p>10003.500</text:p>
          </table:table-cell>
          <table:table-cell table:number-columns-repeated="1016"/>
        </table:table-row>
        <table:table-row table:style-name="ro2">
          <table:table-cell office:value-type="float" office:value="320339">
            <text:p>320339</text:p>
          </table:table-cell>
          <table:table-cell table:formula="of:=[.A836]-[.A835]" office:value-type="float" office:value="105">
            <text:p>105</text:p>
          </table:table-cell>
          <table:table-cell/>
          <table:table-cell office:value-type="float" office:value="1455.258">
            <text:p>1455.258</text:p>
          </table:table-cell>
          <table:table-cell table:formula="of:=ABS([.D836]-[.D835])" office:value-type="float" office:value="3.42499999999995">
            <text:p>3.425</text:p>
          </table:table-cell>
          <table:table-cell/>
          <table:table-cell office:value-type="float" office:value="2117775">
            <text:p>2117775.000</text:p>
          </table:table-cell>
          <table:table-cell table:formula="of:=ABS([.G836]-[.G835])" office:value-type="float" office:value="9980.5">
            <text:p>9980.500</text:p>
          </table:table-cell>
          <table:table-cell table:number-columns-repeated="1016"/>
        </table:table-row>
        <table:table-row table:style-name="ro2">
          <table:table-cell office:value-type="float" office:value="320444">
            <text:p>320444</text:p>
          </table:table-cell>
          <table:table-cell table:formula="of:=[.A837]-[.A836]" office:value-type="float" office:value="105">
            <text:p>105</text:p>
          </table:table-cell>
          <table:table-cell/>
          <table:table-cell office:value-type="float" office:value="1451.833">
            <text:p>1451.833</text:p>
          </table:table-cell>
          <table:table-cell table:formula="of:=ABS([.D837]-[.D836])" office:value-type="float" office:value="3.42499999999995">
            <text:p>3.425</text:p>
          </table:table-cell>
          <table:table-cell/>
          <table:table-cell office:value-type="float" office:value="2107818.25">
            <text:p>2107818.250</text:p>
          </table:table-cell>
          <table:table-cell table:formula="of:=ABS([.G837]-[.G836])" office:value-type="float" office:value="9956.75">
            <text:p>9956.750</text:p>
          </table:table-cell>
          <table:table-cell table:number-columns-repeated="1016"/>
        </table:table-row>
        <table:table-row table:style-name="ro2">
          <table:table-cell office:value-type="float" office:value="320554">
            <text:p>320554</text:p>
          </table:table-cell>
          <table:table-cell table:formula="of:=[.A838]-[.A837]" office:value-type="float" office:value="110">
            <text:p>110</text:p>
          </table:table-cell>
          <table:table-cell/>
          <table:table-cell office:value-type="float" office:value="1448.408">
            <text:p>1448.408</text:p>
          </table:table-cell>
          <table:table-cell table:formula="of:=ABS([.D838]-[.D837])" office:value-type="float" office:value="3.42500000000018">
            <text:p>3.425</text:p>
          </table:table-cell>
          <table:table-cell/>
          <table:table-cell office:value-type="float" office:value="2097885">
            <text:p>2097885.000</text:p>
          </table:table-cell>
          <table:table-cell table:formula="of:=ABS([.G838]-[.G837])" office:value-type="float" office:value="9933.25">
            <text:p>9933.250</text:p>
          </table:table-cell>
          <table:table-cell table:number-columns-repeated="1016"/>
        </table:table-row>
        <table:table-row table:style-name="ro2">
          <table:table-cell office:value-type="float" office:value="320892">
            <text:p>320892</text:p>
          </table:table-cell>
          <table:table-cell table:formula="of:=[.A839]-[.A838]" office:value-type="float" office:value="338">
            <text:p>338</text:p>
          </table:table-cell>
          <table:table-cell/>
          <table:table-cell office:value-type="float" office:value="1444.982">
            <text:p>1444.982</text:p>
          </table:table-cell>
          <table:table-cell table:formula="of:=ABS([.D839]-[.D838])" office:value-type="float" office:value="3.42599999999993">
            <text:p>3.426</text:p>
          </table:table-cell>
          <table:table-cell/>
          <table:table-cell office:value-type="float" office:value="2087973.625">
            <text:p>2087973.625</text:p>
          </table:table-cell>
          <table:table-cell table:formula="of:=ABS([.G839]-[.G838])" office:value-type="float" office:value="9911.375">
            <text:p>9911.375</text:p>
          </table:table-cell>
          <table:table-cell table:number-columns-repeated="1016"/>
        </table:table-row>
        <table:table-row table:style-name="ro2">
          <table:table-cell office:value-type="float" office:value="320993">
            <text:p>320993</text:p>
          </table:table-cell>
          <table:table-cell table:formula="of:=[.A840]-[.A839]" office:value-type="float" office:value="101">
            <text:p>101</text:p>
          </table:table-cell>
          <table:table-cell/>
          <table:table-cell office:value-type="float" office:value="1441.557">
            <text:p>1441.557</text:p>
          </table:table-cell>
          <table:table-cell table:formula="of:=ABS([.D840]-[.D839])" office:value-type="float" office:value="3.42499999999995">
            <text:p>3.425</text:p>
          </table:table-cell>
          <table:table-cell/>
          <table:table-cell office:value-type="float" office:value="2078085.25">
            <text:p>2078085.250</text:p>
          </table:table-cell>
          <table:table-cell table:formula="of:=ABS([.G840]-[.G839])" office:value-type="float" office:value="9888.375">
            <text:p>9888.375</text:p>
          </table:table-cell>
          <table:table-cell table:number-columns-repeated="1016"/>
        </table:table-row>
        <table:table-row table:style-name="ro2">
          <table:table-cell office:value-type="float" office:value="321102">
            <text:p>321102</text:p>
          </table:table-cell>
          <table:table-cell table:formula="of:=[.A841]-[.A840]" office:value-type="float" office:value="109">
            <text:p>109</text:p>
          </table:table-cell>
          <table:table-cell/>
          <table:table-cell office:value-type="float" office:value="1438.126">
            <text:p>1438.126</text:p>
          </table:table-cell>
          <table:table-cell table:formula="of:=ABS([.D841]-[.D840])" office:value-type="float" office:value="3.43100000000004">
            <text:p>3.431</text:p>
          </table:table-cell>
          <table:table-cell/>
          <table:table-cell office:value-type="float" office:value="2068206.375">
            <text:p>2068206.375</text:p>
          </table:table-cell>
          <table:table-cell table:formula="of:=ABS([.G841]-[.G840])" office:value-type="float" office:value="9878.875">
            <text:p>9878.875</text:p>
          </table:table-cell>
          <table:table-cell table:number-columns-repeated="1016"/>
        </table:table-row>
        <table:table-row table:style-name="ro2">
          <table:table-cell office:value-type="float" office:value="321206">
            <text:p>321206</text:p>
          </table:table-cell>
          <table:table-cell table:formula="of:=[.A842]-[.A841]" office:value-type="float" office:value="104">
            <text:p>104</text:p>
          </table:table-cell>
          <table:table-cell/>
          <table:table-cell office:value-type="float" office:value="1434.682">
            <text:p>1434.682</text:p>
          </table:table-cell>
          <table:table-cell table:formula="of:=ABS([.D842]-[.D841])" office:value-type="float" office:value="3.44399999999996">
            <text:p>3.444</text:p>
          </table:table-cell>
          <table:table-cell/>
          <table:table-cell office:value-type="float" office:value="2058311.375">
            <text:p>2058311.375</text:p>
          </table:table-cell>
          <table:table-cell table:formula="of:=ABS([.G842]-[.G841])" office:value-type="float" office:value="9895">
            <text:p>9895.000</text:p>
          </table:table-cell>
          <table:table-cell table:number-columns-repeated="1016"/>
        </table:table-row>
        <table:table-row table:style-name="ro2">
          <table:table-cell office:value-type="float" office:value="321315">
            <text:p>321315</text:p>
          </table:table-cell>
          <table:table-cell table:formula="of:=[.A843]-[.A842]" office:value-type="float" office:value="109">
            <text:p>109</text:p>
          </table:table-cell>
          <table:table-cell/>
          <table:table-cell office:value-type="float" office:value="1431.24">
            <text:p>1431.240</text:p>
          </table:table-cell>
          <table:table-cell table:formula="of:=ABS([.D843]-[.D842])" office:value-type="float" office:value="3.44200000000001">
            <text:p>3.442</text:p>
          </table:table-cell>
          <table:table-cell/>
          <table:table-cell office:value-type="float" office:value="2048448.5">
            <text:p>2048448.500</text:p>
          </table:table-cell>
          <table:table-cell table:formula="of:=ABS([.G843]-[.G842])" office:value-type="float" office:value="9862.875">
            <text:p>9862.875</text:p>
          </table:table-cell>
          <table:table-cell table:number-columns-repeated="1016"/>
        </table:table-row>
        <table:table-row table:style-name="ro2">
          <table:table-cell office:value-type="float" office:value="321427">
            <text:p>321427</text:p>
          </table:table-cell>
          <table:table-cell table:formula="of:=[.A844]-[.A843]" office:value-type="float" office:value="112">
            <text:p>112</text:p>
          </table:table-cell>
          <table:table-cell/>
          <table:table-cell office:value-type="float" office:value="1427.717">
            <text:p>1427.717</text:p>
          </table:table-cell>
          <table:table-cell table:formula="of:=ABS([.D844]-[.D843])" office:value-type="float" office:value="3.52299999999991">
            <text:p>3.523</text:p>
          </table:table-cell>
          <table:table-cell/>
          <table:table-cell office:value-type="float" office:value="2038377.125">
            <text:p>2038377.125</text:p>
          </table:table-cell>
          <table:table-cell table:formula="of:=ABS([.G844]-[.G843])" office:value-type="float" office:value="10071.375">
            <text:p>10071.375</text:p>
          </table:table-cell>
          <table:table-cell table:number-columns-repeated="1016"/>
        </table:table-row>
        <table:table-row table:style-name="ro2">
          <table:table-cell office:value-type="float" office:value="321540">
            <text:p>321540</text:p>
          </table:table-cell>
          <table:table-cell table:formula="of:=[.A845]-[.A844]" office:value-type="float" office:value="113">
            <text:p>113</text:p>
          </table:table-cell>
          <table:table-cell/>
          <table:table-cell office:value-type="float" office:value="1424.19">
            <text:p>1424.190</text:p>
          </table:table-cell>
          <table:table-cell table:formula="of:=ABS([.D845]-[.D844])" office:value-type="float" office:value="3.52700000000004">
            <text:p>3.527</text:p>
          </table:table-cell>
          <table:table-cell/>
          <table:table-cell office:value-type="float" office:value="2028318">
            <text:p>2028318.000</text:p>
          </table:table-cell>
          <table:table-cell table:formula="of:=ABS([.G845]-[.G844])" office:value-type="float" office:value="10059.125">
            <text:p>10059.125</text:p>
          </table:table-cell>
          <table:table-cell table:number-columns-repeated="1016"/>
        </table:table-row>
        <table:table-row table:style-name="ro2">
          <table:table-cell office:value-type="float" office:value="321644">
            <text:p>321644</text:p>
          </table:table-cell>
          <table:table-cell table:formula="of:=[.A846]-[.A845]" office:value-type="float" office:value="104">
            <text:p>104</text:p>
          </table:table-cell>
          <table:table-cell/>
          <table:table-cell office:value-type="float" office:value="1420.658">
            <text:p>1420.658</text:p>
          </table:table-cell>
          <table:table-cell table:formula="of:=ABS([.D846]-[.D845])" office:value-type="float" office:value="3.53200000000015">
            <text:p>3.532</text:p>
          </table:table-cell>
          <table:table-cell/>
          <table:table-cell office:value-type="float" office:value="2018270">
            <text:p>2018270.000</text:p>
          </table:table-cell>
          <table:table-cell table:formula="of:=ABS([.G846]-[.G845])" office:value-type="float" office:value="10048">
            <text:p>10048.000</text:p>
          </table:table-cell>
          <table:table-cell table:number-columns-repeated="1016"/>
        </table:table-row>
        <table:table-row table:style-name="ro2">
          <table:table-cell office:value-type="float" office:value="321755">
            <text:p>321755</text:p>
          </table:table-cell>
          <table:table-cell table:formula="of:=[.A847]-[.A846]" office:value-type="float" office:value="111">
            <text:p>111</text:p>
          </table:table-cell>
          <table:table-cell/>
          <table:table-cell office:value-type="float" office:value="1417.118">
            <text:p>1417.118</text:p>
          </table:table-cell>
          <table:table-cell table:formula="of:=ABS([.D847]-[.D846])" office:value-type="float" office:value="3.53999999999996">
            <text:p>3.540</text:p>
          </table:table-cell>
          <table:table-cell/>
          <table:table-cell office:value-type="float" office:value="2008224.5">
            <text:p>2008224.500</text:p>
          </table:table-cell>
          <table:table-cell table:formula="of:=ABS([.G847]-[.G846])" office:value-type="float" office:value="10045.5">
            <text:p>10045.500</text:p>
          </table:table-cell>
          <table:table-cell table:number-columns-repeated="1016"/>
        </table:table-row>
        <table:table-row table:style-name="ro2">
          <table:table-cell office:value-type="float" office:value="321868">
            <text:p>321868</text:p>
          </table:table-cell>
          <table:table-cell table:formula="of:=[.A848]-[.A847]" office:value-type="float" office:value="113">
            <text:p>113</text:p>
          </table:table-cell>
          <table:table-cell/>
          <table:table-cell office:value-type="float" office:value="1413.534">
            <text:p>1413.534</text:p>
          </table:table-cell>
          <table:table-cell table:formula="of:=ABS([.D848]-[.D847])" office:value-type="float" office:value="3.58399999999983">
            <text:p>3.584</text:p>
          </table:table-cell>
          <table:table-cell/>
          <table:table-cell office:value-type="float" office:value="1998077">
            <text:p>1998077.000</text:p>
          </table:table-cell>
          <table:table-cell table:formula="of:=ABS([.G848]-[.G847])" office:value-type="float" office:value="10147.5">
            <text:p>10147.500</text:p>
          </table:table-cell>
          <table:table-cell table:number-columns-repeated="1016"/>
        </table:table-row>
        <table:table-row table:style-name="ro2">
          <table:table-cell office:value-type="float" office:value="321972">
            <text:p>321972</text:p>
          </table:table-cell>
          <table:table-cell table:formula="of:=[.A849]-[.A848]" office:value-type="float" office:value="104">
            <text:p>104</text:p>
          </table:table-cell>
          <table:table-cell/>
          <table:table-cell office:value-type="float" office:value="1409.851">
            <text:p>1409.851</text:p>
          </table:table-cell>
          <table:table-cell table:formula="of:=ABS([.D849]-[.D848])" office:value-type="float" office:value="3.68299999999999">
            <text:p>3.683</text:p>
          </table:table-cell>
          <table:table-cell/>
          <table:table-cell office:value-type="float" office:value="1987679.375">
            <text:p>1987679.375</text:p>
          </table:table-cell>
          <table:table-cell table:formula="of:=ABS([.G849]-[.G848])" office:value-type="float" office:value="10397.625">
            <text:p>10397.625</text:p>
          </table:table-cell>
          <table:table-cell table:number-columns-repeated="1016"/>
        </table:table-row>
        <table:table-row table:style-name="ro2">
          <table:table-cell office:value-type="float" office:value="322080">
            <text:p>322080</text:p>
          </table:table-cell>
          <table:table-cell table:formula="of:=[.A850]-[.A849]" office:value-type="float" office:value="108">
            <text:p>108</text:p>
          </table:table-cell>
          <table:table-cell/>
          <table:table-cell office:value-type="float" office:value="1406.197">
            <text:p>1406.197</text:p>
          </table:table-cell>
          <table:table-cell table:formula="of:=ABS([.D850]-[.D849])" office:value-type="float" office:value="3.65400000000022">
            <text:p>3.654</text:p>
          </table:table-cell>
          <table:table-cell/>
          <table:table-cell office:value-type="float" office:value="1977391.125">
            <text:p>1977391.125</text:p>
          </table:table-cell>
          <table:table-cell table:formula="of:=ABS([.G850]-[.G849])" office:value-type="float" office:value="10288.25">
            <text:p>10288.250</text:p>
          </table:table-cell>
          <table:table-cell table:number-columns-repeated="1016"/>
        </table:table-row>
        <table:table-row table:style-name="ro2">
          <table:table-cell office:value-type="float" office:value="322190">
            <text:p>322190</text:p>
          </table:table-cell>
          <table:table-cell table:formula="of:=[.A851]-[.A850]" office:value-type="float" office:value="110">
            <text:p>110</text:p>
          </table:table-cell>
          <table:table-cell/>
          <table:table-cell office:value-type="float" office:value="1402.642">
            <text:p>1402.642</text:p>
          </table:table-cell>
          <table:table-cell table:formula="of:=ABS([.D851]-[.D850])" office:value-type="float" office:value="3.55499999999984">
            <text:p>3.555</text:p>
          </table:table-cell>
          <table:table-cell/>
          <table:table-cell office:value-type="float" office:value="1967404.75">
            <text:p>1967404.750</text:p>
          </table:table-cell>
          <table:table-cell table:formula="of:=ABS([.G851]-[.G850])" office:value-type="float" office:value="9986.375">
            <text:p>9986.375</text:p>
          </table:table-cell>
          <table:table-cell table:number-columns-repeated="1016"/>
        </table:table-row>
        <table:table-row table:style-name="ro2">
          <table:table-cell office:value-type="float" office:value="322296">
            <text:p>322296</text:p>
          </table:table-cell>
          <table:table-cell table:formula="of:=[.A852]-[.A851]" office:value-type="float" office:value="106">
            <text:p>106</text:p>
          </table:table-cell>
          <table:table-cell/>
          <table:table-cell office:value-type="float" office:value="1399.091">
            <text:p>1399.091</text:p>
          </table:table-cell>
          <table:table-cell table:formula="of:=ABS([.D852]-[.D851])" office:value-type="float" office:value="3.55100000000016">
            <text:p>3.551</text:p>
          </table:table-cell>
          <table:table-cell/>
          <table:table-cell office:value-type="float" office:value="1957456">
            <text:p>1957456.000</text:p>
          </table:table-cell>
          <table:table-cell table:formula="of:=ABS([.G852]-[.G851])" office:value-type="float" office:value="9948.75">
            <text:p>9948.750</text:p>
          </table:table-cell>
          <table:table-cell table:number-columns-repeated="1016"/>
        </table:table-row>
        <table:table-row table:style-name="ro2">
          <table:table-cell office:value-type="float" office:value="322409">
            <text:p>322409</text:p>
          </table:table-cell>
          <table:table-cell table:formula="of:=[.A853]-[.A852]" office:value-type="float" office:value="113">
            <text:p>113</text:p>
          </table:table-cell>
          <table:table-cell/>
          <table:table-cell office:value-type="float" office:value="1395.494">
            <text:p>1395.494</text:p>
          </table:table-cell>
          <table:table-cell table:formula="of:=ABS([.D853]-[.D852])" office:value-type="float" office:value="3.59699999999998">
            <text:p>3.597</text:p>
          </table:table-cell>
          <table:table-cell/>
          <table:table-cell office:value-type="float" office:value="1947403.375">
            <text:p>1947403.375</text:p>
          </table:table-cell>
          <table:table-cell table:formula="of:=ABS([.G853]-[.G852])" office:value-type="float" office:value="10052.625">
            <text:p>10052.625</text:p>
          </table:table-cell>
          <table:table-cell table:number-columns-repeated="1016"/>
        </table:table-row>
        <table:table-row table:style-name="ro2">
          <table:table-cell office:value-type="float" office:value="322511">
            <text:p>322511</text:p>
          </table:table-cell>
          <table:table-cell table:formula="of:=[.A854]-[.A853]" office:value-type="float" office:value="102">
            <text:p>102</text:p>
          </table:table-cell>
          <table:table-cell/>
          <table:table-cell office:value-type="float" office:value="1392.097">
            <text:p>1392.097</text:p>
          </table:table-cell>
          <table:table-cell table:formula="of:=ABS([.D854]-[.D853])" office:value-type="float" office:value="3.39699999999993">
            <text:p>3.397</text:p>
          </table:table-cell>
          <table:table-cell/>
          <table:table-cell office:value-type="float" office:value="1937934.75">
            <text:p>1937934.750</text:p>
          </table:table-cell>
          <table:table-cell table:formula="of:=ABS([.G854]-[.G853])" office:value-type="float" office:value="9468.625">
            <text:p>9468.625</text:p>
          </table:table-cell>
          <table:table-cell table:number-columns-repeated="1016"/>
        </table:table-row>
        <table:table-row table:style-name="ro2">
          <table:table-cell office:value-type="float" office:value="322615">
            <text:p>322615</text:p>
          </table:table-cell>
          <table:table-cell table:formula="of:=[.A855]-[.A854]" office:value-type="float" office:value="104">
            <text:p>104</text:p>
          </table:table-cell>
          <table:table-cell/>
          <table:table-cell office:value-type="float" office:value="1388.624">
            <text:p>1388.624</text:p>
          </table:table-cell>
          <table:table-cell table:formula="of:=ABS([.D855]-[.D854])" office:value-type="float" office:value="3.47299999999996">
            <text:p>3.473</text:p>
          </table:table-cell>
          <table:table-cell/>
          <table:table-cell office:value-type="float" office:value="1928276.375">
            <text:p>1928276.375</text:p>
          </table:table-cell>
          <table:table-cell table:formula="of:=ABS([.G855]-[.G854])" office:value-type="float" office:value="9658.375">
            <text:p>9658.375</text:p>
          </table:table-cell>
          <table:table-cell table:number-columns-repeated="1016"/>
        </table:table-row>
        <table:table-row table:style-name="ro2">
          <table:table-cell office:value-type="float" office:value="322727">
            <text:p>322727</text:p>
          </table:table-cell>
          <table:table-cell table:formula="of:=[.A856]-[.A855]" office:value-type="float" office:value="112">
            <text:p>112</text:p>
          </table:table-cell>
          <table:table-cell/>
          <table:table-cell office:value-type="float" office:value="1385.18">
            <text:p>1385.180</text:p>
          </table:table-cell>
          <table:table-cell table:formula="of:=ABS([.D856]-[.D855])" office:value-type="float" office:value="3.44399999999996">
            <text:p>3.444</text:p>
          </table:table-cell>
          <table:table-cell/>
          <table:table-cell office:value-type="float" office:value="1918724.375">
            <text:p>1918724.375</text:p>
          </table:table-cell>
          <table:table-cell table:formula="of:=ABS([.G856]-[.G855])" office:value-type="float" office:value="9552">
            <text:p>9552.000</text:p>
          </table:table-cell>
          <table:table-cell table:number-columns-repeated="1016"/>
        </table:table-row>
        <table:table-row table:style-name="ro2">
          <table:table-cell office:value-type="float" office:value="322829">
            <text:p>322829</text:p>
          </table:table-cell>
          <table:table-cell table:formula="of:=[.A857]-[.A856]" office:value-type="float" office:value="102">
            <text:p>102</text:p>
          </table:table-cell>
          <table:table-cell/>
          <table:table-cell office:value-type="float" office:value="1381.737">
            <text:p>1381.737</text:p>
          </table:table-cell>
          <table:table-cell table:formula="of:=ABS([.D857]-[.D856])" office:value-type="float" office:value="3.44299999999998">
            <text:p>3.443</text:p>
          </table:table-cell>
          <table:table-cell/>
          <table:table-cell office:value-type="float" office:value="1909196">
            <text:p>1909196.000</text:p>
          </table:table-cell>
          <table:table-cell table:formula="of:=ABS([.G857]-[.G856])" office:value-type="float" office:value="9528.375">
            <text:p>9528.375</text:p>
          </table:table-cell>
          <table:table-cell table:number-columns-repeated="1016"/>
        </table:table-row>
        <table:table-row table:style-name="ro2">
          <table:table-cell office:value-type="float" office:value="322937">
            <text:p>322937</text:p>
          </table:table-cell>
          <table:table-cell table:formula="of:=[.A858]-[.A857]" office:value-type="float" office:value="108">
            <text:p>108</text:p>
          </table:table-cell>
          <table:table-cell/>
          <table:table-cell office:value-type="float" office:value="1378.304">
            <text:p>1378.304</text:p>
          </table:table-cell>
          <table:table-cell table:formula="of:=ABS([.D858]-[.D857])" office:value-type="float" office:value="3.43299999999999">
            <text:p>3.433</text:p>
          </table:table-cell>
          <table:table-cell/>
          <table:table-cell office:value-type="float" office:value="1899721.625">
            <text:p>1899721.625</text:p>
          </table:table-cell>
          <table:table-cell table:formula="of:=ABS([.G858]-[.G857])" office:value-type="float" office:value="9474.375">
            <text:p>9474.375</text:p>
          </table:table-cell>
          <table:table-cell table:number-columns-repeated="1016"/>
        </table:table-row>
        <table:table-row table:style-name="ro2">
          <table:table-cell office:value-type="float" office:value="323044">
            <text:p>323044</text:p>
          </table:table-cell>
          <table:table-cell table:formula="of:=[.A859]-[.A858]" office:value-type="float" office:value="107">
            <text:p>107</text:p>
          </table:table-cell>
          <table:table-cell/>
          <table:table-cell office:value-type="float" office:value="1374.872">
            <text:p>1374.872</text:p>
          </table:table-cell>
          <table:table-cell table:formula="of:=ABS([.D859]-[.D858])" office:value-type="float" office:value="3.43200000000002">
            <text:p>3.432</text:p>
          </table:table-cell>
          <table:table-cell/>
          <table:table-cell office:value-type="float" office:value="1890272.75">
            <text:p>1890272.750</text:p>
          </table:table-cell>
          <table:table-cell table:formula="of:=ABS([.G859]-[.G858])" office:value-type="float" office:value="9448.875">
            <text:p>9448.875</text:p>
          </table:table-cell>
          <table:table-cell table:number-columns-repeated="1016"/>
        </table:table-row>
        <table:table-row table:style-name="ro2">
          <table:table-cell office:value-type="float" office:value="323157">
            <text:p>323157</text:p>
          </table:table-cell>
          <table:table-cell table:formula="of:=[.A860]-[.A859]" office:value-type="float" office:value="113">
            <text:p>113</text:p>
          </table:table-cell>
          <table:table-cell/>
          <table:table-cell office:value-type="float" office:value="1371.441">
            <text:p>1371.441</text:p>
          </table:table-cell>
          <table:table-cell table:formula="of:=ABS([.D860]-[.D859])" office:value-type="float" office:value="3.43100000000004">
            <text:p>3.431</text:p>
          </table:table-cell>
          <table:table-cell/>
          <table:table-cell office:value-type="float" office:value="1880850.875">
            <text:p>1880850.875</text:p>
          </table:table-cell>
          <table:table-cell table:formula="of:=ABS([.G860]-[.G859])" office:value-type="float" office:value="9421.875">
            <text:p>9421.875</text:p>
          </table:table-cell>
          <table:table-cell table:number-columns-repeated="1016"/>
        </table:table-row>
        <table:table-row table:style-name="ro2">
          <table:table-cell office:value-type="float" office:value="323268">
            <text:p>323268</text:p>
          </table:table-cell>
          <table:table-cell table:formula="of:=[.A861]-[.A860]" office:value-type="float" office:value="111">
            <text:p>111</text:p>
          </table:table-cell>
          <table:table-cell/>
          <table:table-cell office:value-type="float" office:value="1368.011">
            <text:p>1368.011</text:p>
          </table:table-cell>
          <table:table-cell table:formula="of:=ABS([.D861]-[.D860])" office:value-type="float" office:value="3.43000000000006">
            <text:p>3.430</text:p>
          </table:table-cell>
          <table:table-cell/>
          <table:table-cell office:value-type="float" office:value="1871455.375">
            <text:p>1871455.375</text:p>
          </table:table-cell>
          <table:table-cell table:formula="of:=ABS([.G861]-[.G860])" office:value-type="float" office:value="9395.5">
            <text:p>9395.500</text:p>
          </table:table-cell>
          <table:table-cell table:number-columns-repeated="1016"/>
        </table:table-row>
        <table:table-row table:style-name="ro2">
          <table:table-cell office:value-type="float" office:value="323372">
            <text:p>323372</text:p>
          </table:table-cell>
          <table:table-cell table:formula="of:=[.A862]-[.A861]" office:value-type="float" office:value="104">
            <text:p>104</text:p>
          </table:table-cell>
          <table:table-cell/>
          <table:table-cell office:value-type="float" office:value="1364.581">
            <text:p>1364.581</text:p>
          </table:table-cell>
          <table:table-cell table:formula="of:=ABS([.D862]-[.D861])" office:value-type="float" office:value="3.43000000000006">
            <text:p>3.430</text:p>
          </table:table-cell>
          <table:table-cell/>
          <table:table-cell office:value-type="float" office:value="1862081.375">
            <text:p>1862081.375</text:p>
          </table:table-cell>
          <table:table-cell table:formula="of:=ABS([.G862]-[.G861])" office:value-type="float" office:value="9374">
            <text:p>9374.000</text:p>
          </table:table-cell>
          <table:table-cell table:number-columns-repeated="1016"/>
        </table:table-row>
        <table:table-row table:style-name="ro2">
          <table:table-cell office:value-type="float" office:value="323479">
            <text:p>323479</text:p>
          </table:table-cell>
          <table:table-cell table:formula="of:=[.A863]-[.A862]" office:value-type="float" office:value="107">
            <text:p>107</text:p>
          </table:table-cell>
          <table:table-cell/>
          <table:table-cell office:value-type="float" office:value="1361.149">
            <text:p>1361.149</text:p>
          </table:table-cell>
          <table:table-cell table:formula="of:=ABS([.D863]-[.D862])" office:value-type="float" office:value="3.43200000000002">
            <text:p>3.432</text:p>
          </table:table-cell>
          <table:table-cell/>
          <table:table-cell office:value-type="float" office:value="1852727.625">
            <text:p>1852727.625</text:p>
          </table:table-cell>
          <table:table-cell table:formula="of:=ABS([.G863]-[.G862])" office:value-type="float" office:value="9353.75">
            <text:p>9353.750</text:p>
          </table:table-cell>
          <table:table-cell table:number-columns-repeated="1016"/>
        </table:table-row>
        <table:table-row table:style-name="ro2">
          <table:table-cell office:value-type="float" office:value="323582">
            <text:p>323582</text:p>
          </table:table-cell>
          <table:table-cell table:formula="of:=[.A864]-[.A863]" office:value-type="float" office:value="103">
            <text:p>103</text:p>
          </table:table-cell>
          <table:table-cell/>
          <table:table-cell office:value-type="float" office:value="1357.718">
            <text:p>1357.718</text:p>
          </table:table-cell>
          <table:table-cell table:formula="of:=ABS([.D864]-[.D863])" office:value-type="float" office:value="3.43099999999981">
            <text:p>3.431</text:p>
          </table:table-cell>
          <table:table-cell/>
          <table:table-cell office:value-type="float" office:value="1843399.125">
            <text:p>1843399.125</text:p>
          </table:table-cell>
          <table:table-cell table:formula="of:=ABS([.G864]-[.G863])" office:value-type="float" office:value="9328.5">
            <text:p>9328.500</text:p>
          </table:table-cell>
          <table:table-cell table:number-columns-repeated="1016"/>
        </table:table-row>
        <table:table-row table:style-name="ro2">
          <table:table-cell office:value-type="float" office:value="323706">
            <text:p>323706</text:p>
          </table:table-cell>
          <table:table-cell table:formula="of:=[.A865]-[.A864]" office:value-type="float" office:value="124">
            <text:p>124</text:p>
          </table:table-cell>
          <table:table-cell/>
          <table:table-cell office:value-type="float" office:value="1354.287">
            <text:p>1354.287</text:p>
          </table:table-cell>
          <table:table-cell table:formula="of:=ABS([.D865]-[.D864])" office:value-type="float" office:value="3.43100000000004">
            <text:p>3.431</text:p>
          </table:table-cell>
          <table:table-cell/>
          <table:table-cell office:value-type="float" office:value="1834094.125">
            <text:p>1834094.125</text:p>
          </table:table-cell>
          <table:table-cell table:formula="of:=ABS([.G865]-[.G864])" office:value-type="float" office:value="9305">
            <text:p>9305.000</text:p>
          </table:table-cell>
          <table:table-cell table:number-columns-repeated="1016"/>
        </table:table-row>
        <table:table-row table:style-name="ro2">
          <table:table-cell office:value-type="float" office:value="323810">
            <text:p>323810</text:p>
          </table:table-cell>
          <table:table-cell table:formula="of:=[.A866]-[.A865]" office:value-type="float" office:value="104">
            <text:p>104</text:p>
          </table:table-cell>
          <table:table-cell/>
          <table:table-cell office:value-type="float" office:value="1350.857">
            <text:p>1350.857</text:p>
          </table:table-cell>
          <table:table-cell table:formula="of:=ABS([.D866]-[.D865])" office:value-type="float" office:value="3.43000000000006">
            <text:p>3.430</text:p>
          </table:table-cell>
          <table:table-cell/>
          <table:table-cell office:value-type="float" office:value="1824813.875">
            <text:p>1824813.875</text:p>
          </table:table-cell>
          <table:table-cell table:formula="of:=ABS([.G866]-[.G865])" office:value-type="float" office:value="9280.25">
            <text:p>9280.250</text:p>
          </table:table-cell>
          <table:table-cell table:number-columns-repeated="1016"/>
        </table:table-row>
        <table:table-row table:style-name="ro2">
          <table:table-cell office:value-type="float" office:value="323912">
            <text:p>323912</text:p>
          </table:table-cell>
          <table:table-cell table:formula="of:=[.A867]-[.A866]" office:value-type="float" office:value="102">
            <text:p>102</text:p>
          </table:table-cell>
          <table:table-cell/>
          <table:table-cell office:value-type="float" office:value="1347.438">
            <text:p>1347.438</text:p>
          </table:table-cell>
          <table:table-cell table:formula="of:=ABS([.D867]-[.D866])" office:value-type="float" office:value="3.41899999999987">
            <text:p>3.419</text:p>
          </table:table-cell>
          <table:table-cell/>
          <table:table-cell office:value-type="float" office:value="1815588.25">
            <text:p>1815588.250</text:p>
          </table:table-cell>
          <table:table-cell table:formula="of:=ABS([.G867]-[.G866])" office:value-type="float" office:value="9225.625">
            <text:p>9225.625</text:p>
          </table:table-cell>
          <table:table-cell table:number-columns-repeated="1016"/>
        </table:table-row>
        <table:table-row table:style-name="ro2">
          <table:table-cell office:value-type="float" office:value="324023">
            <text:p>324023</text:p>
          </table:table-cell>
          <table:table-cell table:formula="of:=[.A868]-[.A867]" office:value-type="float" office:value="111">
            <text:p>111</text:p>
          </table:table-cell>
          <table:table-cell/>
          <table:table-cell office:value-type="float" office:value="1344.013">
            <text:p>1344.013</text:p>
          </table:table-cell>
          <table:table-cell table:formula="of:=ABS([.D868]-[.D867])" office:value-type="float" office:value="3.42500000000018">
            <text:p>3.425</text:p>
          </table:table-cell>
          <table:table-cell/>
          <table:table-cell office:value-type="float" office:value="1806370.625">
            <text:p>1806370.625</text:p>
          </table:table-cell>
          <table:table-cell table:formula="of:=ABS([.G868]-[.G867])" office:value-type="float" office:value="9217.625">
            <text:p>9217.625</text:p>
          </table:table-cell>
          <table:table-cell table:number-columns-repeated="1016"/>
        </table:table-row>
        <table:table-row table:style-name="ro2">
          <table:table-cell office:value-type="float" office:value="324126">
            <text:p>324126</text:p>
          </table:table-cell>
          <table:table-cell table:formula="of:=[.A869]-[.A868]" office:value-type="float" office:value="103">
            <text:p>103</text:p>
          </table:table-cell>
          <table:table-cell/>
          <table:table-cell office:value-type="float" office:value="1340.577">
            <text:p>1340.577</text:p>
          </table:table-cell>
          <table:table-cell table:formula="of:=ABS([.D869]-[.D868])" office:value-type="float" office:value="3.43599999999992">
            <text:p>3.436</text:p>
          </table:table-cell>
          <table:table-cell/>
          <table:table-cell office:value-type="float" office:value="1797147.75">
            <text:p>1797147.750</text:p>
          </table:table-cell>
          <table:table-cell table:formula="of:=ABS([.G869]-[.G868])" office:value-type="float" office:value="9222.875">
            <text:p>9222.875</text:p>
          </table:table-cell>
          <table:table-cell table:number-columns-repeated="1016"/>
        </table:table-row>
        <table:table-row table:style-name="ro2">
          <table:table-cell office:value-type="float" office:value="324236">
            <text:p>324236</text:p>
          </table:table-cell>
          <table:table-cell table:formula="of:=[.A870]-[.A869]" office:value-type="float" office:value="110">
            <text:p>110</text:p>
          </table:table-cell>
          <table:table-cell/>
          <table:table-cell office:value-type="float" office:value="1337.151">
            <text:p>1337.151</text:p>
          </table:table-cell>
          <table:table-cell table:formula="of:=ABS([.D870]-[.D869])" office:value-type="float" office:value="3.42599999999993">
            <text:p>3.426</text:p>
          </table:table-cell>
          <table:table-cell/>
          <table:table-cell office:value-type="float" office:value="1787972.25">
            <text:p>1787972.250</text:p>
          </table:table-cell>
          <table:table-cell table:formula="of:=ABS([.G870]-[.G869])" office:value-type="float" office:value="9175.5">
            <text:p>9175.500</text:p>
          </table:table-cell>
          <table:table-cell table:number-columns-repeated="1016"/>
        </table:table-row>
        <table:table-row table:style-name="ro2">
          <table:table-cell office:value-type="float" office:value="324342">
            <text:p>324342</text:p>
          </table:table-cell>
          <table:table-cell table:formula="of:=[.A871]-[.A870]" office:value-type="float" office:value="106">
            <text:p>106</text:p>
          </table:table-cell>
          <table:table-cell/>
          <table:table-cell office:value-type="float" office:value="1333.724">
            <text:p>1333.724</text:p>
          </table:table-cell>
          <table:table-cell table:formula="of:=ABS([.D871]-[.D870])" office:value-type="float" office:value="3.42700000000013">
            <text:p>3.427</text:p>
          </table:table-cell>
          <table:table-cell/>
          <table:table-cell office:value-type="float" office:value="1778819.375">
            <text:p>1778819.375</text:p>
          </table:table-cell>
          <table:table-cell table:formula="of:=ABS([.G871]-[.G870])" office:value-type="float" office:value="9152.875">
            <text:p>9152.875</text:p>
          </table:table-cell>
          <table:table-cell table:number-columns-repeated="1016"/>
        </table:table-row>
        <table:table-row table:style-name="ro2">
          <table:table-cell office:value-type="float" office:value="324446">
            <text:p>324446</text:p>
          </table:table-cell>
          <table:table-cell table:formula="of:=[.A872]-[.A871]" office:value-type="float" office:value="104">
            <text:p>104</text:p>
          </table:table-cell>
          <table:table-cell/>
          <table:table-cell office:value-type="float" office:value="1330.316">
            <text:p>1330.316</text:p>
          </table:table-cell>
          <table:table-cell table:formula="of:=ABS([.D872]-[.D871])" office:value-type="float" office:value="3.4079999999999">
            <text:p>3.408</text:p>
          </table:table-cell>
          <table:table-cell/>
          <table:table-cell office:value-type="float" office:value="1769740">
            <text:p>1769740.000</text:p>
          </table:table-cell>
          <table:table-cell table:formula="of:=ABS([.G872]-[.G871])" office:value-type="float" office:value="9079.375">
            <text:p>9079.375</text:p>
          </table:table-cell>
          <table:table-cell table:number-columns-repeated="1016"/>
        </table:table-row>
        <table:table-row table:style-name="ro2">
          <table:table-cell office:value-type="float" office:value="324547">
            <text:p>324547</text:p>
          </table:table-cell>
          <table:table-cell table:formula="of:=[.A873]-[.A872]" office:value-type="float" office:value="101">
            <text:p>101</text:p>
          </table:table-cell>
          <table:table-cell/>
          <table:table-cell office:value-type="float" office:value="1326.906">
            <text:p>1326.906</text:p>
          </table:table-cell>
          <table:table-cell table:formula="of:=ABS([.D873]-[.D872])" office:value-type="float" office:value="3.41000000000008">
            <text:p>3.410</text:p>
          </table:table-cell>
          <table:table-cell/>
          <table:table-cell office:value-type="float" office:value="1760681">
            <text:p>1760681.000</text:p>
          </table:table-cell>
          <table:table-cell table:formula="of:=ABS([.G873]-[.G872])" office:value-type="float" office:value="9059">
            <text:p>9059.000</text:p>
          </table:table-cell>
          <table:table-cell table:number-columns-repeated="1016"/>
        </table:table-row>
        <table:table-row table:style-name="ro2">
          <table:table-cell office:value-type="float" office:value="324656">
            <text:p>324656</text:p>
          </table:table-cell>
          <table:table-cell table:formula="of:=[.A874]-[.A873]" office:value-type="float" office:value="109">
            <text:p>109</text:p>
          </table:table-cell>
          <table:table-cell/>
          <table:table-cell office:value-type="float" office:value="1323.384">
            <text:p>1323.384</text:p>
          </table:table-cell>
          <table:table-cell table:formula="of:=ABS([.D874]-[.D873])" office:value-type="float" office:value="3.52199999999993">
            <text:p>3.522</text:p>
          </table:table-cell>
          <table:table-cell/>
          <table:table-cell office:value-type="float" office:value="1751345.875">
            <text:p>1751345.875</text:p>
          </table:table-cell>
          <table:table-cell table:formula="of:=ABS([.G874]-[.G873])" office:value-type="float" office:value="9335.125">
            <text:p>9335.125</text:p>
          </table:table-cell>
          <table:table-cell table:number-columns-repeated="1016"/>
        </table:table-row>
        <table:table-row table:style-name="ro2">
          <table:table-cell office:value-type="float" office:value="324766">
            <text:p>324766</text:p>
          </table:table-cell>
          <table:table-cell table:formula="of:=[.A875]-[.A874]" office:value-type="float" office:value="110">
            <text:p>110</text:p>
          </table:table-cell>
          <table:table-cell/>
          <table:table-cell office:value-type="float" office:value="1320.051">
            <text:p>1320.051</text:p>
          </table:table-cell>
          <table:table-cell table:formula="of:=ABS([.D875]-[.D874])" office:value-type="float" office:value="3.33300000000008">
            <text:p>3.333</text:p>
          </table:table-cell>
          <table:table-cell/>
          <table:table-cell office:value-type="float" office:value="1742535.25">
            <text:p>1742535.250</text:p>
          </table:table-cell>
          <table:table-cell table:formula="of:=ABS([.G875]-[.G874])" office:value-type="float" office:value="8810.625">
            <text:p>8810.625</text:p>
          </table:table-cell>
          <table:table-cell table:number-columns-repeated="1016"/>
        </table:table-row>
        <table:table-row table:style-name="ro2">
          <table:table-cell office:value-type="float" office:value="324870">
            <text:p>324870</text:p>
          </table:table-cell>
          <table:table-cell table:formula="of:=[.A876]-[.A875]" office:value-type="float" office:value="104">
            <text:p>104</text:p>
          </table:table-cell>
          <table:table-cell/>
          <table:table-cell office:value-type="float" office:value="1316.661">
            <text:p>1316.661</text:p>
          </table:table-cell>
          <table:table-cell table:formula="of:=ABS([.D876]-[.D875])" office:value-type="float" office:value="3.38999999999987">
            <text:p>3.390</text:p>
          </table:table-cell>
          <table:table-cell/>
          <table:table-cell office:value-type="float" office:value="1733595.75">
            <text:p>1733595.750</text:p>
          </table:table-cell>
          <table:table-cell table:formula="of:=ABS([.G876]-[.G875])" office:value-type="float" office:value="8939.5">
            <text:p>8939.500</text:p>
          </table:table-cell>
          <table:table-cell table:number-columns-repeated="1016"/>
        </table:table-row>
        <table:table-row table:style-name="ro2">
          <table:table-cell office:value-type="float" office:value="324975">
            <text:p>324975</text:p>
          </table:table-cell>
          <table:table-cell table:formula="of:=[.A877]-[.A876]" office:value-type="float" office:value="105">
            <text:p>105</text:p>
          </table:table-cell>
          <table:table-cell/>
          <table:table-cell office:value-type="float" office:value="1313.229">
            <text:p>1313.229</text:p>
          </table:table-cell>
          <table:table-cell table:formula="of:=ABS([.D877]-[.D876])" office:value-type="float" office:value="3.43200000000002">
            <text:p>3.432</text:p>
          </table:table-cell>
          <table:table-cell/>
          <table:table-cell office:value-type="float" office:value="1724570">
            <text:p>1724570.000</text:p>
          </table:table-cell>
          <table:table-cell table:formula="of:=ABS([.G877]-[.G876])" office:value-type="float" office:value="9025.75">
            <text:p>9025.750</text:p>
          </table:table-cell>
          <table:table-cell table:number-columns-repeated="1016"/>
        </table:table-row>
        <table:table-row table:style-name="ro2">
          <table:table-cell office:value-type="float" office:value="325082">
            <text:p>325082</text:p>
          </table:table-cell>
          <table:table-cell table:formula="of:=[.A878]-[.A877]" office:value-type="float" office:value="107">
            <text:p>107</text:p>
          </table:table-cell>
          <table:table-cell/>
          <table:table-cell office:value-type="float" office:value="1309.776">
            <text:p>1309.776</text:p>
          </table:table-cell>
          <table:table-cell table:formula="of:=ABS([.D878]-[.D877])" office:value-type="float" office:value="3.45299999999997">
            <text:p>3.453</text:p>
          </table:table-cell>
          <table:table-cell/>
          <table:table-cell office:value-type="float" office:value="1715514">
            <text:p>1715514.000</text:p>
          </table:table-cell>
          <table:table-cell table:formula="of:=ABS([.G878]-[.G877])" office:value-type="float" office:value="9056">
            <text:p>9056.000</text:p>
          </table:table-cell>
          <table:table-cell table:number-columns-repeated="1016"/>
        </table:table-row>
        <table:table-row table:style-name="ro2">
          <table:table-cell office:value-type="float" office:value="325189">
            <text:p>325189</text:p>
          </table:table-cell>
          <table:table-cell table:formula="of:=[.A879]-[.A878]" office:value-type="float" office:value="107">
            <text:p>107</text:p>
          </table:table-cell>
          <table:table-cell/>
          <table:table-cell office:value-type="float" office:value="1306.357">
            <text:p>1306.357</text:p>
          </table:table-cell>
          <table:table-cell table:formula="of:=ABS([.D879]-[.D878])" office:value-type="float" office:value="3.4190000000001">
            <text:p>3.419</text:p>
          </table:table-cell>
          <table:table-cell/>
          <table:table-cell office:value-type="float" office:value="1706569.125">
            <text:p>1706569.125</text:p>
          </table:table-cell>
          <table:table-cell table:formula="of:=ABS([.G879]-[.G878])" office:value-type="float" office:value="8944.875">
            <text:p>8944.875</text:p>
          </table:table-cell>
          <table:table-cell table:number-columns-repeated="1016"/>
        </table:table-row>
        <table:table-row table:style-name="ro2">
          <table:table-cell office:value-type="float" office:value="325300">
            <text:p>325300</text:p>
          </table:table-cell>
          <table:table-cell table:formula="of:=[.A880]-[.A879]" office:value-type="float" office:value="111">
            <text:p>111</text:p>
          </table:table-cell>
          <table:table-cell/>
          <table:table-cell office:value-type="float" office:value="1302.919">
            <text:p>1302.919</text:p>
          </table:table-cell>
          <table:table-cell table:formula="of:=ABS([.D880]-[.D879])" office:value-type="float" office:value="3.43799999999987">
            <text:p>3.438</text:p>
          </table:table-cell>
          <table:table-cell/>
          <table:table-cell office:value-type="float" office:value="1697598.125">
            <text:p>1697598.125</text:p>
          </table:table-cell>
          <table:table-cell table:formula="of:=ABS([.G880]-[.G879])" office:value-type="float" office:value="8971">
            <text:p>8971.000</text:p>
          </table:table-cell>
          <table:table-cell table:number-columns-repeated="1016"/>
        </table:table-row>
        <table:table-row table:style-name="ro2">
          <table:table-cell office:value-type="float" office:value="325404">
            <text:p>325404</text:p>
          </table:table-cell>
          <table:table-cell table:formula="of:=[.A881]-[.A880]" office:value-type="float" office:value="104">
            <text:p>104</text:p>
          </table:table-cell>
          <table:table-cell/>
          <table:table-cell office:value-type="float" office:value="1299.483">
            <text:p>1299.483</text:p>
          </table:table-cell>
          <table:table-cell table:formula="of:=ABS([.D881]-[.D880])" office:value-type="float" office:value="3.43600000000015">
            <text:p>3.436</text:p>
          </table:table-cell>
          <table:table-cell/>
          <table:table-cell office:value-type="float" office:value="1688656.875">
            <text:p>1688656.875</text:p>
          </table:table-cell>
          <table:table-cell table:formula="of:=ABS([.G881]-[.G880])" office:value-type="float" office:value="8941.25">
            <text:p>8941.250</text:p>
          </table:table-cell>
          <table:table-cell table:number-columns-repeated="1016"/>
        </table:table-row>
        <table:table-row table:style-name="ro2">
          <table:table-cell office:value-type="float" office:value="325512">
            <text:p>325512</text:p>
          </table:table-cell>
          <table:table-cell table:formula="of:=[.A882]-[.A881]" office:value-type="float" office:value="108">
            <text:p>108</text:p>
          </table:table-cell>
          <table:table-cell/>
          <table:table-cell office:value-type="float" office:value="1296.07">
            <text:p>1296.070</text:p>
          </table:table-cell>
          <table:table-cell table:formula="of:=ABS([.D882]-[.D881])" office:value-type="float" office:value="3.41300000000001">
            <text:p>3.413</text:p>
          </table:table-cell>
          <table:table-cell/>
          <table:table-cell office:value-type="float" office:value="1679796.875">
            <text:p>1679796.875</text:p>
          </table:table-cell>
          <table:table-cell table:formula="of:=ABS([.G882]-[.G881])" office:value-type="float" office:value="8860">
            <text:p>8860.000</text:p>
          </table:table-cell>
          <table:table-cell table:number-columns-repeated="1016"/>
        </table:table-row>
        <table:table-row table:style-name="ro2">
          <table:table-cell office:value-type="float" office:value="325617">
            <text:p>325617</text:p>
          </table:table-cell>
          <table:table-cell table:formula="of:=[.A883]-[.A882]" office:value-type="float" office:value="105">
            <text:p>105</text:p>
          </table:table-cell>
          <table:table-cell/>
          <table:table-cell office:value-type="float" office:value="1292.658">
            <text:p>1292.658</text:p>
          </table:table-cell>
          <table:table-cell table:formula="of:=ABS([.D883]-[.D882])" office:value-type="float" office:value="3.41200000000003">
            <text:p>3.412</text:p>
          </table:table-cell>
          <table:table-cell/>
          <table:table-cell office:value-type="float" office:value="1670966">
            <text:p>1670966.000</text:p>
          </table:table-cell>
          <table:table-cell table:formula="of:=ABS([.G883]-[.G882])" office:value-type="float" office:value="8830.875">
            <text:p>8830.875</text:p>
          </table:table-cell>
          <table:table-cell table:number-columns-repeated="1016"/>
        </table:table-row>
        <table:table-row table:style-name="ro2">
          <table:table-cell office:value-type="float" office:value="325721">
            <text:p>325721</text:p>
          </table:table-cell>
          <table:table-cell table:formula="of:=[.A884]-[.A883]" office:value-type="float" office:value="104">
            <text:p>104</text:p>
          </table:table-cell>
          <table:table-cell/>
          <table:table-cell office:value-type="float" office:value="1289.257">
            <text:p>1289.257</text:p>
          </table:table-cell>
          <table:table-cell table:formula="of:=ABS([.D884]-[.D883])" office:value-type="float" office:value="3.40099999999984">
            <text:p>3.401</text:p>
          </table:table-cell>
          <table:table-cell/>
          <table:table-cell office:value-type="float" office:value="1662182.875">
            <text:p>1662182.875</text:p>
          </table:table-cell>
          <table:table-cell table:formula="of:=ABS([.G884]-[.G883])" office:value-type="float" office:value="8783.125">
            <text:p>8783.125</text:p>
          </table:table-cell>
          <table:table-cell table:number-columns-repeated="1016"/>
        </table:table-row>
        <table:table-row table:style-name="ro2">
          <table:table-cell office:value-type="float" office:value="325822">
            <text:p>325822</text:p>
          </table:table-cell>
          <table:table-cell table:formula="of:=[.A885]-[.A884]" office:value-type="float" office:value="101">
            <text:p>101</text:p>
          </table:table-cell>
          <table:table-cell/>
          <table:table-cell office:value-type="float" office:value="1285.859">
            <text:p>1285.859</text:p>
          </table:table-cell>
          <table:table-cell table:formula="of:=ABS([.D885]-[.D884])" office:value-type="float" office:value="3.39800000000014">
            <text:p>3.398</text:p>
          </table:table-cell>
          <table:table-cell/>
          <table:table-cell office:value-type="float" office:value="1653434.75">
            <text:p>1653434.750</text:p>
          </table:table-cell>
          <table:table-cell table:formula="of:=ABS([.G885]-[.G884])" office:value-type="float" office:value="8748.125">
            <text:p>8748.125</text:p>
          </table:table-cell>
          <table:table-cell table:number-columns-repeated="1016"/>
        </table:table-row>
        <table:table-row table:style-name="ro2">
          <table:table-cell office:value-type="float" office:value="325929">
            <text:p>325929</text:p>
          </table:table-cell>
          <table:table-cell table:formula="of:=[.A886]-[.A885]" office:value-type="float" office:value="107">
            <text:p>107</text:p>
          </table:table-cell>
          <table:table-cell/>
          <table:table-cell office:value-type="float" office:value="1282.526">
            <text:p>1282.526</text:p>
          </table:table-cell>
          <table:table-cell table:formula="of:=ABS([.D886]-[.D885])" office:value-type="float" office:value="3.33299999999986">
            <text:p>3.333</text:p>
          </table:table-cell>
          <table:table-cell/>
          <table:table-cell office:value-type="float" office:value="1644872.375">
            <text:p>1644872.375</text:p>
          </table:table-cell>
          <table:table-cell table:formula="of:=ABS([.G886]-[.G885])" office:value-type="float" office:value="8562.375">
            <text:p>8562.375</text:p>
          </table:table-cell>
          <table:table-cell table:number-columns-repeated="1016"/>
        </table:table-row>
        <table:table-row table:style-name="ro2">
          <table:table-cell office:value-type="float" office:value="326038">
            <text:p>326038</text:p>
          </table:table-cell>
          <table:table-cell table:formula="of:=[.A887]-[.A886]" office:value-type="float" office:value="109">
            <text:p>109</text:p>
          </table:table-cell>
          <table:table-cell/>
          <table:table-cell office:value-type="float" office:value="1279.216">
            <text:p>1279.216</text:p>
          </table:table-cell>
          <table:table-cell table:formula="of:=ABS([.D887]-[.D886])" office:value-type="float" office:value="3.31000000000017">
            <text:p>3.310</text:p>
          </table:table-cell>
          <table:table-cell/>
          <table:table-cell office:value-type="float" office:value="1636392.625">
            <text:p>1636392.625</text:p>
          </table:table-cell>
          <table:table-cell table:formula="of:=ABS([.G887]-[.G886])" office:value-type="float" office:value="8479.75">
            <text:p>8479.750</text:p>
          </table:table-cell>
          <table:table-cell table:number-columns-repeated="1016"/>
        </table:table-row>
        <table:table-row table:style-name="ro2">
          <table:table-cell office:value-type="float" office:value="326145">
            <text:p>326145</text:p>
          </table:table-cell>
          <table:table-cell table:formula="of:=[.A888]-[.A887]" office:value-type="float" office:value="107">
            <text:p>107</text:p>
          </table:table-cell>
          <table:table-cell/>
          <table:table-cell office:value-type="float" office:value="1275.88">
            <text:p>1275.880</text:p>
          </table:table-cell>
          <table:table-cell table:formula="of:=ABS([.D888]-[.D887])" office:value-type="float" office:value="3.33599999999979">
            <text:p>3.336</text:p>
          </table:table-cell>
          <table:table-cell/>
          <table:table-cell office:value-type="float" office:value="1627868.75">
            <text:p>1627868.750</text:p>
          </table:table-cell>
          <table:table-cell table:formula="of:=ABS([.G888]-[.G887])" office:value-type="float" office:value="8523.875">
            <text:p>8523.875</text:p>
          </table:table-cell>
          <table:table-cell table:number-columns-repeated="1016"/>
        </table:table-row>
        <table:table-row table:style-name="ro2">
          <table:table-cell office:value-type="float" office:value="326253">
            <text:p>326253</text:p>
          </table:table-cell>
          <table:table-cell table:formula="of:=[.A889]-[.A888]" office:value-type="float" office:value="108">
            <text:p>108</text:p>
          </table:table-cell>
          <table:table-cell/>
          <table:table-cell office:value-type="float" office:value="1272.521">
            <text:p>1272.521</text:p>
          </table:table-cell>
          <table:table-cell table:formula="of:=ABS([.D889]-[.D888])" office:value-type="float" office:value="3.35900000000015">
            <text:p>3.359</text:p>
          </table:table-cell>
          <table:table-cell/>
          <table:table-cell office:value-type="float" office:value="1619310.25">
            <text:p>1619310.250</text:p>
          </table:table-cell>
          <table:table-cell table:formula="of:=ABS([.G889]-[.G888])" office:value-type="float" office:value="8558.5">
            <text:p>8558.500</text:p>
          </table:table-cell>
          <table:table-cell table:number-columns-repeated="1016"/>
        </table:table-row>
        <table:table-row table:style-name="ro2">
          <table:table-cell office:value-type="float" office:value="326361">
            <text:p>326361</text:p>
          </table:table-cell>
          <table:table-cell table:formula="of:=[.A890]-[.A889]" office:value-type="float" office:value="108">
            <text:p>108</text:p>
          </table:table-cell>
          <table:table-cell/>
          <table:table-cell office:value-type="float" office:value="1269.169">
            <text:p>1269.169</text:p>
          </table:table-cell>
          <table:table-cell table:formula="of:=ABS([.D890]-[.D889])" office:value-type="float" office:value="3.35199999999986">
            <text:p>3.352</text:p>
          </table:table-cell>
          <table:table-cell/>
          <table:table-cell office:value-type="float" office:value="1610790.875">
            <text:p>1610790.875</text:p>
          </table:table-cell>
          <table:table-cell table:formula="of:=ABS([.G890]-[.G889])" office:value-type="float" office:value="8519.375">
            <text:p>8519.375</text:p>
          </table:table-cell>
          <table:table-cell table:number-columns-repeated="1016"/>
        </table:table-row>
        <table:table-row table:style-name="ro2">
          <table:table-cell office:value-type="float" office:value="326462">
            <text:p>326462</text:p>
          </table:table-cell>
          <table:table-cell table:formula="of:=[.A891]-[.A890]" office:value-type="float" office:value="101">
            <text:p>101</text:p>
          </table:table-cell>
          <table:table-cell/>
          <table:table-cell office:value-type="float" office:value="1265.856">
            <text:p>1265.856</text:p>
          </table:table-cell>
          <table:table-cell table:formula="of:=ABS([.D891]-[.D890])" office:value-type="float" office:value="3.3130000000001">
            <text:p>3.313</text:p>
          </table:table-cell>
          <table:table-cell/>
          <table:table-cell office:value-type="float" office:value="1602390.875">
            <text:p>1602390.875</text:p>
          </table:table-cell>
          <table:table-cell table:formula="of:=ABS([.G891]-[.G890])" office:value-type="float" office:value="8400">
            <text:p>8400.000</text:p>
          </table:table-cell>
          <table:table-cell table:number-columns-repeated="1016"/>
        </table:table-row>
        <table:table-row table:style-name="ro2">
          <table:table-cell office:value-type="float" office:value="326566">
            <text:p>326566</text:p>
          </table:table-cell>
          <table:table-cell table:formula="of:=[.A892]-[.A891]" office:value-type="float" office:value="104">
            <text:p>104</text:p>
          </table:table-cell>
          <table:table-cell/>
          <table:table-cell office:value-type="float" office:value="1262.546">
            <text:p>1262.546</text:p>
          </table:table-cell>
          <table:table-cell table:formula="of:=ABS([.D892]-[.D891])" office:value-type="float" office:value="3.30999999999995">
            <text:p>3.310</text:p>
          </table:table-cell>
          <table:table-cell/>
          <table:table-cell office:value-type="float" office:value="1594023.25">
            <text:p>1594023.250</text:p>
          </table:table-cell>
          <table:table-cell table:formula="of:=ABS([.G892]-[.G891])" office:value-type="float" office:value="8367.625">
            <text:p>8367.625</text:p>
          </table:table-cell>
          <table:table-cell table:number-columns-repeated="1016"/>
        </table:table-row>
        <table:table-row table:style-name="ro2">
          <table:table-cell office:value-type="float" office:value="326882">
            <text:p>326882</text:p>
          </table:table-cell>
          <table:table-cell table:formula="of:=[.A893]-[.A892]" office:value-type="float" office:value="316">
            <text:p>316</text:p>
          </table:table-cell>
          <table:table-cell/>
          <table:table-cell office:value-type="float" office:value="1259.218">
            <text:p>1259.218</text:p>
          </table:table-cell>
          <table:table-cell table:formula="of:=ABS([.D893]-[.D892])" office:value-type="float" office:value="3.32799999999997">
            <text:p>3.328</text:p>
          </table:table-cell>
          <table:table-cell/>
          <table:table-cell office:value-type="float" office:value="1585630.625">
            <text:p>1585630.625</text:p>
          </table:table-cell>
          <table:table-cell table:formula="of:=ABS([.G893]-[.G892])" office:value-type="float" office:value="8392.625">
            <text:p>8392.625</text:p>
          </table:table-cell>
          <table:table-cell table:number-columns-repeated="1016"/>
        </table:table-row>
        <table:table-row table:style-name="ro2">
          <table:table-cell office:value-type="float" office:value="326987">
            <text:p>326987</text:p>
          </table:table-cell>
          <table:table-cell table:formula="of:=[.A894]-[.A893]" office:value-type="float" office:value="105">
            <text:p>105</text:p>
          </table:table-cell>
          <table:table-cell/>
          <table:table-cell office:value-type="float" office:value="1255.888">
            <text:p>1255.888</text:p>
          </table:table-cell>
          <table:table-cell table:formula="of:=ABS([.D894]-[.D893])" office:value-type="float" office:value="3.33000000000015">
            <text:p>3.330</text:p>
          </table:table-cell>
          <table:table-cell/>
          <table:table-cell office:value-type="float" office:value="1577255.875">
            <text:p>1577255.875</text:p>
          </table:table-cell>
          <table:table-cell table:formula="of:=ABS([.G894]-[.G893])" office:value-type="float" office:value="8374.75">
            <text:p>8374.750</text:p>
          </table:table-cell>
          <table:table-cell table:number-columns-repeated="1016"/>
        </table:table-row>
        <table:table-row table:style-name="ro2">
          <table:table-cell office:value-type="float" office:value="327091">
            <text:p>327091</text:p>
          </table:table-cell>
          <table:table-cell table:formula="of:=[.A895]-[.A894]" office:value-type="float" office:value="104">
            <text:p>104</text:p>
          </table:table-cell>
          <table:table-cell/>
          <table:table-cell office:value-type="float" office:value="1252.431">
            <text:p>1252.431</text:p>
          </table:table-cell>
          <table:table-cell table:formula="of:=ABS([.D895]-[.D894])" office:value-type="float" office:value="3.45699999999988">
            <text:p>3.457</text:p>
          </table:table-cell>
          <table:table-cell/>
          <table:table-cell office:value-type="float" office:value="1568582.625">
            <text:p>1568582.625</text:p>
          </table:table-cell>
          <table:table-cell table:formula="of:=ABS([.G895]-[.G894])" office:value-type="float" office:value="8673.25">
            <text:p>8673.250</text:p>
          </table:table-cell>
          <table:table-cell table:number-columns-repeated="1016"/>
        </table:table-row>
        <table:table-row table:style-name="ro2">
          <table:table-cell office:value-type="float" office:value="327199">
            <text:p>327199</text:p>
          </table:table-cell>
          <table:table-cell table:formula="of:=[.A896]-[.A895]" office:value-type="float" office:value="108">
            <text:p>108</text:p>
          </table:table-cell>
          <table:table-cell/>
          <table:table-cell office:value-type="float" office:value="1249.189">
            <text:p>1249.189</text:p>
          </table:table-cell>
          <table:table-cell table:formula="of:=ABS([.D896]-[.D895])" office:value-type="float" office:value="3.24199999999996">
            <text:p>3.242</text:p>
          </table:table-cell>
          <table:table-cell/>
          <table:table-cell office:value-type="float" office:value="1560472.625">
            <text:p>1560472.625</text:p>
          </table:table-cell>
          <table:table-cell table:formula="of:=ABS([.G896]-[.G895])" office:value-type="float" office:value="8110">
            <text:p>8110.000</text:p>
          </table:table-cell>
          <table:table-cell table:number-columns-repeated="1016"/>
        </table:table-row>
        <table:table-row table:style-name="ro2">
          <table:table-cell office:value-type="float" office:value="327309">
            <text:p>327309</text:p>
          </table:table-cell>
          <table:table-cell table:formula="of:=[.A897]-[.A896]" office:value-type="float" office:value="110">
            <text:p>110</text:p>
          </table:table-cell>
          <table:table-cell/>
          <table:table-cell office:value-type="float" office:value="1245.874">
            <text:p>1245.874</text:p>
          </table:table-cell>
          <table:table-cell table:formula="of:=ABS([.D897]-[.D896])" office:value-type="float" office:value="3.31500000000005">
            <text:p>3.315</text:p>
          </table:table-cell>
          <table:table-cell/>
          <table:table-cell office:value-type="float" office:value="1552202.25">
            <text:p>1552202.250</text:p>
          </table:table-cell>
          <table:table-cell table:formula="of:=ABS([.G897]-[.G896])" office:value-type="float" office:value="8270.375">
            <text:p>8270.375</text:p>
          </table:table-cell>
          <table:table-cell table:number-columns-repeated="1016"/>
        </table:table-row>
        <table:table-row table:style-name="ro2">
          <table:table-cell office:value-type="float" office:value="327417">
            <text:p>327417</text:p>
          </table:table-cell>
          <table:table-cell table:formula="of:=[.A898]-[.A897]" office:value-type="float" office:value="108">
            <text:p>108</text:p>
          </table:table-cell>
          <table:table-cell/>
          <table:table-cell office:value-type="float" office:value="1242.52">
            <text:p>1242.520</text:p>
          </table:table-cell>
          <table:table-cell table:formula="of:=ABS([.D898]-[.D897])" office:value-type="float" office:value="3.35400000000004">
            <text:p>3.354</text:p>
          </table:table-cell>
          <table:table-cell/>
          <table:table-cell office:value-type="float" office:value="1543856.625">
            <text:p>1543856.625</text:p>
          </table:table-cell>
          <table:table-cell table:formula="of:=ABS([.G898]-[.G897])" office:value-type="float" office:value="8345.625">
            <text:p>8345.625</text:p>
          </table:table-cell>
          <table:table-cell table:number-columns-repeated="1016"/>
        </table:table-row>
        <table:table-row table:style-name="ro2">
          <table:table-cell office:value-type="float" office:value="327530">
            <text:p>327530</text:p>
          </table:table-cell>
          <table:table-cell table:formula="of:=[.A899]-[.A898]" office:value-type="float" office:value="113">
            <text:p>113</text:p>
          </table:table-cell>
          <table:table-cell/>
          <table:table-cell office:value-type="float" office:value="1239.177">
            <text:p>1239.177</text:p>
          </table:table-cell>
          <table:table-cell table:formula="of:=ABS([.D899]-[.D898])" office:value-type="float" office:value="3.34300000000007">
            <text:p>3.343</text:p>
          </table:table-cell>
          <table:table-cell/>
          <table:table-cell office:value-type="float" office:value="1535560.75">
            <text:p>1535560.750</text:p>
          </table:table-cell>
          <table:table-cell table:formula="of:=ABS([.G899]-[.G898])" office:value-type="float" office:value="8295.875">
            <text:p>8295.875</text:p>
          </table:table-cell>
          <table:table-cell table:number-columns-repeated="1016"/>
        </table:table-row>
        <table:table-row table:style-name="ro2">
          <table:table-cell office:value-type="float" office:value="327636">
            <text:p>327636</text:p>
          </table:table-cell>
          <table:table-cell table:formula="of:=[.A900]-[.A899]" office:value-type="float" office:value="106">
            <text:p>106</text:p>
          </table:table-cell>
          <table:table-cell/>
          <table:table-cell office:value-type="float" office:value="1235.837">
            <text:p>1235.837</text:p>
          </table:table-cell>
          <table:table-cell table:formula="of:=ABS([.D900]-[.D899])" office:value-type="float" office:value="3.33999999999992">
            <text:p>3.340</text:p>
          </table:table-cell>
          <table:table-cell/>
          <table:table-cell office:value-type="float" office:value="1527292.25">
            <text:p>1527292.250</text:p>
          </table:table-cell>
          <table:table-cell table:formula="of:=ABS([.G900]-[.G899])" office:value-type="float" office:value="8268.5">
            <text:p>8268.500</text:p>
          </table:table-cell>
          <table:table-cell table:number-columns-repeated="1016"/>
        </table:table-row>
        <table:table-row table:style-name="ro2">
          <table:table-cell office:value-type="float" office:value="327740">
            <text:p>327740</text:p>
          </table:table-cell>
          <table:table-cell table:formula="of:=[.A901]-[.A900]" office:value-type="float" office:value="104">
            <text:p>104</text:p>
          </table:table-cell>
          <table:table-cell/>
          <table:table-cell office:value-type="float" office:value="1232.496">
            <text:p>1232.496</text:p>
          </table:table-cell>
          <table:table-cell table:formula="of:=ABS([.D901]-[.D900])" office:value-type="float" office:value="3.34099999999989">
            <text:p>3.341</text:p>
          </table:table-cell>
          <table:table-cell/>
          <table:table-cell office:value-type="float" office:value="1519046.375">
            <text:p>1519046.375</text:p>
          </table:table-cell>
          <table:table-cell table:formula="of:=ABS([.G901]-[.G900])" office:value-type="float" office:value="8245.875">
            <text:p>8245.875</text:p>
          </table:table-cell>
          <table:table-cell table:number-columns-repeated="1016"/>
        </table:table-row>
        <table:table-row table:style-name="ro2">
          <table:table-cell office:value-type="float" office:value="327851">
            <text:p>327851</text:p>
          </table:table-cell>
          <table:table-cell table:formula="of:=[.A902]-[.A901]" office:value-type="float" office:value="111">
            <text:p>111</text:p>
          </table:table-cell>
          <table:table-cell/>
          <table:table-cell office:value-type="float" office:value="1229.13">
            <text:p>1229.130</text:p>
          </table:table-cell>
          <table:table-cell table:formula="of:=ABS([.D902]-[.D901])" office:value-type="float" office:value="3.36599999999999">
            <text:p>3.366</text:p>
          </table:table-cell>
          <table:table-cell/>
          <table:table-cell office:value-type="float" office:value="1510761.125">
            <text:p>1510761.125</text:p>
          </table:table-cell>
          <table:table-cell table:formula="of:=ABS([.G902]-[.G901])" office:value-type="float" office:value="8285.25">
            <text:p>8285.250</text:p>
          </table:table-cell>
          <table:table-cell table:number-columns-repeated="1016"/>
        </table:table-row>
        <table:table-row table:style-name="ro2">
          <table:table-cell office:value-type="float" office:value="327957">
            <text:p>327957</text:p>
          </table:table-cell>
          <table:table-cell table:formula="of:=[.A903]-[.A902]" office:value-type="float" office:value="106">
            <text:p>106</text:p>
          </table:table-cell>
          <table:table-cell/>
          <table:table-cell office:value-type="float" office:value="1225.731">
            <text:p>1225.731</text:p>
          </table:table-cell>
          <table:table-cell table:formula="of:=ABS([.D903]-[.D902])" office:value-type="float" office:value="3.39900000000011">
            <text:p>3.399</text:p>
          </table:table-cell>
          <table:table-cell/>
          <table:table-cell office:value-type="float" office:value="1502417.25">
            <text:p>1502417.250</text:p>
          </table:table-cell>
          <table:table-cell table:formula="of:=ABS([.G903]-[.G902])" office:value-type="float" office:value="8343.875">
            <text:p>8343.875</text:p>
          </table:table-cell>
          <table:table-cell table:number-columns-repeated="1016"/>
        </table:table-row>
        <table:table-row table:style-name="ro2">
          <table:table-cell office:value-type="float" office:value="328060">
            <text:p>328060</text:p>
          </table:table-cell>
          <table:table-cell table:formula="of:=[.A904]-[.A903]" office:value-type="float" office:value="103">
            <text:p>103</text:p>
          </table:table-cell>
          <table:table-cell/>
          <table:table-cell office:value-type="float" office:value="1222.304">
            <text:p>1222.304</text:p>
          </table:table-cell>
          <table:table-cell table:formula="of:=ABS([.D904]-[.D903])" office:value-type="float" office:value="3.42699999999991">
            <text:p>3.427</text:p>
          </table:table-cell>
          <table:table-cell/>
          <table:table-cell office:value-type="float" office:value="1494027.25">
            <text:p>1494027.250</text:p>
          </table:table-cell>
          <table:table-cell table:formula="of:=ABS([.G904]-[.G903])" office:value-type="float" office:value="8390">
            <text:p>8390.000</text:p>
          </table:table-cell>
          <table:table-cell table:number-columns-repeated="1016"/>
        </table:table-row>
        <table:table-row table:style-name="ro2">
          <table:table-cell office:value-type="float" office:value="328163">
            <text:p>328163</text:p>
          </table:table-cell>
          <table:table-cell table:formula="of:=[.A905]-[.A904]" office:value-type="float" office:value="103">
            <text:p>103</text:p>
          </table:table-cell>
          <table:table-cell/>
          <table:table-cell office:value-type="float" office:value="1218.846">
            <text:p>1218.846</text:p>
          </table:table-cell>
          <table:table-cell table:formula="of:=ABS([.D905]-[.D904])" office:value-type="float" office:value="3.45800000000008">
            <text:p>3.458</text:p>
          </table:table-cell>
          <table:table-cell/>
          <table:table-cell office:value-type="float" office:value="1485586.25">
            <text:p>1485586.250</text:p>
          </table:table-cell>
          <table:table-cell table:formula="of:=ABS([.G905]-[.G904])" office:value-type="float" office:value="8441">
            <text:p>8441.000</text:p>
          </table:table-cell>
          <table:table-cell table:number-columns-repeated="1016"/>
        </table:table-row>
        <table:table-row table:style-name="ro2">
          <table:table-cell office:value-type="float" office:value="328273">
            <text:p>328273</text:p>
          </table:table-cell>
          <table:table-cell table:formula="of:=[.A906]-[.A905]" office:value-type="float" office:value="110">
            <text:p>110</text:p>
          </table:table-cell>
          <table:table-cell/>
          <table:table-cell office:value-type="float" office:value="1215.421">
            <text:p>1215.421</text:p>
          </table:table-cell>
          <table:table-cell table:formula="of:=ABS([.D906]-[.D905])" office:value-type="float" office:value="3.42499999999995">
            <text:p>3.425</text:p>
          </table:table-cell>
          <table:table-cell/>
          <table:table-cell office:value-type="float" office:value="1477248.625">
            <text:p>1477248.625</text:p>
          </table:table-cell>
          <table:table-cell table:formula="of:=ABS([.G906]-[.G905])" office:value-type="float" office:value="8337.625">
            <text:p>8337.625</text:p>
          </table:table-cell>
          <table:table-cell table:number-columns-repeated="1016"/>
        </table:table-row>
        <table:table-row table:style-name="ro2">
          <table:table-cell office:value-type="float" office:value="328374">
            <text:p>328374</text:p>
          </table:table-cell>
          <table:table-cell table:formula="of:=[.A907]-[.A906]" office:value-type="float" office:value="101">
            <text:p>101</text:p>
          </table:table-cell>
          <table:table-cell/>
          <table:table-cell office:value-type="float" office:value="1211.94">
            <text:p>1211.940</text:p>
          </table:table-cell>
          <table:table-cell table:formula="of:=ABS([.D907]-[.D906])" office:value-type="float" office:value="3.48099999999999">
            <text:p>3.481</text:p>
          </table:table-cell>
          <table:table-cell/>
          <table:table-cell office:value-type="float" office:value="1468799.625">
            <text:p>1468799.625</text:p>
          </table:table-cell>
          <table:table-cell table:formula="of:=ABS([.G907]-[.G906])" office:value-type="float" office:value="8449">
            <text:p>8449.000</text:p>
          </table:table-cell>
          <table:table-cell table:number-columns-repeated="1016"/>
        </table:table-row>
        <table:table-row table:style-name="ro2">
          <table:table-cell office:value-type="float" office:value="328481">
            <text:p>328481</text:p>
          </table:table-cell>
          <table:table-cell table:formula="of:=[.A908]-[.A907]" office:value-type="float" office:value="107">
            <text:p>107</text:p>
          </table:table-cell>
          <table:table-cell/>
          <table:table-cell office:value-type="float" office:value="1208.456">
            <text:p>1208.456</text:p>
          </table:table-cell>
          <table:table-cell table:formula="of:=ABS([.D908]-[.D907])" office:value-type="float" office:value="3.48400000000015">
            <text:p>3.484</text:p>
          </table:table-cell>
          <table:table-cell/>
          <table:table-cell office:value-type="float" office:value="1460365.75">
            <text:p>1460365.750</text:p>
          </table:table-cell>
          <table:table-cell table:formula="of:=ABS([.G908]-[.G907])" office:value-type="float" office:value="8433.875">
            <text:p>8433.875</text:p>
          </table:table-cell>
          <table:table-cell table:number-columns-repeated="1016"/>
        </table:table-row>
        <table:table-row table:style-name="ro2">
          <table:table-cell office:value-type="float" office:value="328587">
            <text:p>328587</text:p>
          </table:table-cell>
          <table:table-cell table:formula="of:=[.A909]-[.A908]" office:value-type="float" office:value="106">
            <text:p>106</text:p>
          </table:table-cell>
          <table:table-cell/>
          <table:table-cell office:value-type="float" office:value="1204.95">
            <text:p>1204.950</text:p>
          </table:table-cell>
          <table:table-cell table:formula="of:=ABS([.D909]-[.D908])" office:value-type="float" office:value="3.50599999999986">
            <text:p>3.506</text:p>
          </table:table-cell>
          <table:table-cell/>
          <table:table-cell office:value-type="float" office:value="1451904.75">
            <text:p>1451904.750</text:p>
          </table:table-cell>
          <table:table-cell table:formula="of:=ABS([.G909]-[.G908])" office:value-type="float" office:value="8461">
            <text:p>8461.000</text:p>
          </table:table-cell>
          <table:table-cell table:number-columns-repeated="1016"/>
        </table:table-row>
        <table:table-row table:style-name="ro2">
          <table:table-cell office:value-type="float" office:value="328697">
            <text:p>328697</text:p>
          </table:table-cell>
          <table:table-cell table:formula="of:=[.A910]-[.A909]" office:value-type="float" office:value="110">
            <text:p>110</text:p>
          </table:table-cell>
          <table:table-cell/>
          <table:table-cell office:value-type="float" office:value="1201.405">
            <text:p>1201.405</text:p>
          </table:table-cell>
          <table:table-cell table:formula="of:=ABS([.D910]-[.D909])" office:value-type="float" office:value="3.54500000000007">
            <text:p>3.545</text:p>
          </table:table-cell>
          <table:table-cell/>
          <table:table-cell office:value-type="float" office:value="1443373.5">
            <text:p>1443373.500</text:p>
          </table:table-cell>
          <table:table-cell table:formula="of:=ABS([.G910]-[.G909])" office:value-type="float" office:value="8531.25">
            <text:p>8531.250</text:p>
          </table:table-cell>
          <table:table-cell table:number-columns-repeated="1016"/>
        </table:table-row>
        <table:table-row table:style-name="ro2">
          <table:table-cell office:value-type="float" office:value="328798">
            <text:p>328798</text:p>
          </table:table-cell>
          <table:table-cell table:formula="of:=[.A911]-[.A910]" office:value-type="float" office:value="101">
            <text:p>101</text:p>
          </table:table-cell>
          <table:table-cell/>
          <table:table-cell office:value-type="float" office:value="1197.856">
            <text:p>1197.856</text:p>
          </table:table-cell>
          <table:table-cell table:formula="of:=ABS([.D911]-[.D910])" office:value-type="float" office:value="3.54899999999998">
            <text:p>3.549</text:p>
          </table:table-cell>
          <table:table-cell/>
          <table:table-cell office:value-type="float" office:value="1434858.875">
            <text:p>1434858.875</text:p>
          </table:table-cell>
          <table:table-cell table:formula="of:=ABS([.G911]-[.G910])" office:value-type="float" office:value="8514.625">
            <text:p>8514.625</text:p>
          </table:table-cell>
          <table:table-cell table:number-columns-repeated="1016"/>
        </table:table-row>
        <table:table-row table:style-name="ro2">
          <table:table-cell office:value-type="float" office:value="328902">
            <text:p>328902</text:p>
          </table:table-cell>
          <table:table-cell table:formula="of:=[.A912]-[.A911]" office:value-type="float" office:value="104">
            <text:p>104</text:p>
          </table:table-cell>
          <table:table-cell/>
          <table:table-cell office:value-type="float" office:value="1194.295">
            <text:p>1194.295</text:p>
          </table:table-cell>
          <table:table-cell table:formula="of:=ABS([.D912]-[.D911])" office:value-type="float" office:value="3.56099999999992">
            <text:p>3.561</text:p>
          </table:table-cell>
          <table:table-cell/>
          <table:table-cell office:value-type="float" office:value="1426340.375">
            <text:p>1426340.375</text:p>
          </table:table-cell>
          <table:table-cell table:formula="of:=ABS([.G912]-[.G911])" office:value-type="float" office:value="8518.5">
            <text:p>8518.500</text:p>
          </table:table-cell>
          <table:table-cell table:number-columns-repeated="1016"/>
        </table:table-row>
        <table:table-row table:style-name="ro2">
          <table:table-cell office:value-type="float" office:value="329011">
            <text:p>329011</text:p>
          </table:table-cell>
          <table:table-cell table:formula="of:=[.A913]-[.A912]" office:value-type="float" office:value="109">
            <text:p>109</text:p>
          </table:table-cell>
          <table:table-cell/>
          <table:table-cell office:value-type="float" office:value="1190.728">
            <text:p>1190.728</text:p>
          </table:table-cell>
          <table:table-cell table:formula="of:=ABS([.D913]-[.D912])" office:value-type="float" office:value="3.56700000000001">
            <text:p>3.567</text:p>
          </table:table-cell>
          <table:table-cell/>
          <table:table-cell office:value-type="float" office:value="1417832.625">
            <text:p>1417832.625</text:p>
          </table:table-cell>
          <table:table-cell table:formula="of:=ABS([.G913]-[.G912])" office:value-type="float" office:value="8507.75">
            <text:p>8507.750</text:p>
          </table:table-cell>
          <table:table-cell table:number-columns-repeated="1016"/>
        </table:table-row>
        <table:table-row table:style-name="ro2">
          <table:table-cell office:value-type="float" office:value="329118">
            <text:p>329118</text:p>
          </table:table-cell>
          <table:table-cell table:formula="of:=[.A914]-[.A913]" office:value-type="float" office:value="107">
            <text:p>107</text:p>
          </table:table-cell>
          <table:table-cell/>
          <table:table-cell office:value-type="float" office:value="1187.229">
            <text:p>1187.229</text:p>
          </table:table-cell>
          <table:table-cell table:formula="of:=ABS([.D914]-[.D913])" office:value-type="float" office:value="3.49900000000002">
            <text:p>3.499</text:p>
          </table:table-cell>
          <table:table-cell/>
          <table:table-cell office:value-type="float" office:value="1409513">
            <text:p>1409513.000</text:p>
          </table:table-cell>
          <table:table-cell table:formula="of:=ABS([.G914]-[.G913])" office:value-type="float" office:value="8319.625">
            <text:p>8319.625</text:p>
          </table:table-cell>
          <table:table-cell table:number-columns-repeated="1016"/>
        </table:table-row>
        <table:table-row table:style-name="ro2">
          <table:table-cell office:value-type="float" office:value="329231">
            <text:p>329231</text:p>
          </table:table-cell>
          <table:table-cell table:formula="of:=[.A915]-[.A914]" office:value-type="float" office:value="113">
            <text:p>113</text:p>
          </table:table-cell>
          <table:table-cell/>
          <table:table-cell office:value-type="float" office:value="1183.714">
            <text:p>1183.714</text:p>
          </table:table-cell>
          <table:table-cell table:formula="of:=ABS([.D915]-[.D914])" office:value-type="float" office:value="3.5150000000001">
            <text:p>3.515</text:p>
          </table:table-cell>
          <table:table-cell/>
          <table:table-cell office:value-type="float" office:value="1401179.875">
            <text:p>1401179.875</text:p>
          </table:table-cell>
          <table:table-cell table:formula="of:=ABS([.G915]-[.G914])" office:value-type="float" office:value="8333.125">
            <text:p>8333.125</text:p>
          </table:table-cell>
          <table:table-cell table:number-columns-repeated="1016"/>
        </table:table-row>
        <table:table-row table:style-name="ro2">
          <table:table-cell office:value-type="float" office:value="329332">
            <text:p>329332</text:p>
          </table:table-cell>
          <table:table-cell table:formula="of:=[.A916]-[.A915]" office:value-type="float" office:value="101">
            <text:p>101</text:p>
          </table:table-cell>
          <table:table-cell/>
          <table:table-cell office:value-type="float" office:value="1180.079">
            <text:p>1180.079</text:p>
          </table:table-cell>
          <table:table-cell table:formula="of:=ABS([.D916]-[.D915])" office:value-type="float" office:value="3.63499999999999">
            <text:p>3.635</text:p>
          </table:table-cell>
          <table:table-cell/>
          <table:table-cell office:value-type="float" office:value="1392587.25">
            <text:p>1392587.250</text:p>
          </table:table-cell>
          <table:table-cell table:formula="of:=ABS([.G916]-[.G915])" office:value-type="float" office:value="8592.625">
            <text:p>8592.625</text:p>
          </table:table-cell>
          <table:table-cell table:number-columns-repeated="1016"/>
        </table:table-row>
        <table:table-row table:style-name="ro2">
          <table:table-cell office:value-type="float" office:value="329471">
            <text:p>329471</text:p>
          </table:table-cell>
          <table:table-cell table:formula="of:=[.A917]-[.A916]" office:value-type="float" office:value="139">
            <text:p>139</text:p>
          </table:table-cell>
          <table:table-cell/>
          <table:table-cell office:value-type="float" office:value="1176.684">
            <text:p>1176.684</text:p>
          </table:table-cell>
          <table:table-cell table:formula="of:=ABS([.D917]-[.D916])" office:value-type="float" office:value="3.39499999999998">
            <text:p>3.395</text:p>
          </table:table-cell>
          <table:table-cell/>
          <table:table-cell office:value-type="float" office:value="1384584.625">
            <text:p>1384584.625</text:p>
          </table:table-cell>
          <table:table-cell table:formula="of:=ABS([.G917]-[.G916])" office:value-type="float" office:value="8002.625">
            <text:p>8002.625</text:p>
          </table:table-cell>
          <table:table-cell table:number-columns-repeated="1016"/>
        </table:table-row>
        <table:table-row table:style-name="ro2">
          <table:table-cell office:value-type="float" office:value="329575">
            <text:p>329575</text:p>
          </table:table-cell>
          <table:table-cell table:formula="of:=[.A918]-[.A917]" office:value-type="float" office:value="104">
            <text:p>104</text:p>
          </table:table-cell>
          <table:table-cell/>
          <table:table-cell office:value-type="float" office:value="1173.171">
            <text:p>1173.171</text:p>
          </table:table-cell>
          <table:table-cell table:formula="of:=ABS([.D918]-[.D917])" office:value-type="float" office:value="3.51299999999992">
            <text:p>3.513</text:p>
          </table:table-cell>
          <table:table-cell/>
          <table:table-cell office:value-type="float" office:value="1376329.5">
            <text:p>1376329.500</text:p>
          </table:table-cell>
          <table:table-cell table:formula="of:=ABS([.G918]-[.G917])" office:value-type="float" office:value="8255.125">
            <text:p>8255.125</text:p>
          </table:table-cell>
          <table:table-cell table:number-columns-repeated="1016"/>
        </table:table-row>
        <table:table-row table:style-name="ro2">
          <table:table-cell office:value-type="float" office:value="329684">
            <text:p>329684</text:p>
          </table:table-cell>
          <table:table-cell table:formula="of:=[.A919]-[.A918]" office:value-type="float" office:value="109">
            <text:p>109</text:p>
          </table:table-cell>
          <table:table-cell/>
          <table:table-cell office:value-type="float" office:value="1169.672">
            <text:p>1169.672</text:p>
          </table:table-cell>
          <table:table-cell table:formula="of:=ABS([.D919]-[.D918])" office:value-type="float" office:value="3.49900000000002">
            <text:p>3.499</text:p>
          </table:table-cell>
          <table:table-cell/>
          <table:table-cell office:value-type="float" office:value="1368132.625">
            <text:p>1368132.625</text:p>
          </table:table-cell>
          <table:table-cell table:formula="of:=ABS([.G919]-[.G918])" office:value-type="float" office:value="8196.875">
            <text:p>8196.875</text:p>
          </table:table-cell>
          <table:table-cell table:number-columns-repeated="1016"/>
        </table:table-row>
        <table:table-row table:style-name="ro2">
          <table:table-cell office:value-type="float" office:value="329787">
            <text:p>329787</text:p>
          </table:table-cell>
          <table:table-cell table:formula="of:=[.A920]-[.A919]" office:value-type="float" office:value="103">
            <text:p>103</text:p>
          </table:table-cell>
          <table:table-cell/>
          <table:table-cell office:value-type="float" office:value="1166.173">
            <text:p>1166.173</text:p>
          </table:table-cell>
          <table:table-cell table:formula="of:=ABS([.D920]-[.D919])" office:value-type="float" office:value="3.49900000000002">
            <text:p>3.499</text:p>
          </table:table-cell>
          <table:table-cell/>
          <table:table-cell office:value-type="float" office:value="1359959.875">
            <text:p>1359959.875</text:p>
          </table:table-cell>
          <table:table-cell table:formula="of:=ABS([.G920]-[.G919])" office:value-type="float" office:value="8172.75">
            <text:p>8172.750</text:p>
          </table:table-cell>
          <table:table-cell table:number-columns-repeated="1016"/>
        </table:table-row>
        <table:table-row table:style-name="ro2">
          <table:table-cell office:value-type="float" office:value="329898">
            <text:p>329898</text:p>
          </table:table-cell>
          <table:table-cell table:formula="of:=[.A921]-[.A920]" office:value-type="float" office:value="111">
            <text:p>111</text:p>
          </table:table-cell>
          <table:table-cell/>
          <table:table-cell office:value-type="float" office:value="1162.715">
            <text:p>1162.715</text:p>
          </table:table-cell>
          <table:table-cell table:formula="of:=ABS([.D921]-[.D920])" office:value-type="float" office:value="3.45800000000008">
            <text:p>3.458</text:p>
          </table:table-cell>
          <table:table-cell/>
          <table:table-cell office:value-type="float" office:value="1351905.125">
            <text:p>1351905.125</text:p>
          </table:table-cell>
          <table:table-cell table:formula="of:=ABS([.G921]-[.G920])" office:value-type="float" office:value="8054.75">
            <text:p>8054.750</text:p>
          </table:table-cell>
          <table:table-cell table:number-columns-repeated="1016"/>
        </table:table-row>
        <table:table-row table:style-name="ro2">
          <table:table-cell office:value-type="float" office:value="330007">
            <text:p>330007</text:p>
          </table:table-cell>
          <table:table-cell table:formula="of:=[.A922]-[.A921]" office:value-type="float" office:value="109">
            <text:p>109</text:p>
          </table:table-cell>
          <table:table-cell/>
          <table:table-cell office:value-type="float" office:value="1159.265">
            <text:p>1159.265</text:p>
          </table:table-cell>
          <table:table-cell table:formula="of:=ABS([.D922]-[.D921])" office:value-type="float" office:value="3.44999999999982">
            <text:p>3.450</text:p>
          </table:table-cell>
          <table:table-cell/>
          <table:table-cell office:value-type="float" office:value="1343896.125">
            <text:p>1343896.125</text:p>
          </table:table-cell>
          <table:table-cell table:formula="of:=ABS([.G922]-[.G921])" office:value-type="float" office:value="8009">
            <text:p>8009.000</text:p>
          </table:table-cell>
          <table:table-cell table:number-columns-repeated="1016"/>
        </table:table-row>
        <table:table-row table:style-name="ro2">
          <table:table-cell office:value-type="float" office:value="330114">
            <text:p>330114</text:p>
          </table:table-cell>
          <table:table-cell table:formula="of:=[.A923]-[.A922]" office:value-type="float" office:value="107">
            <text:p>107</text:p>
          </table:table-cell>
          <table:table-cell/>
          <table:table-cell office:value-type="float" office:value="1155.784">
            <text:p>1155.784</text:p>
          </table:table-cell>
          <table:table-cell table:formula="of:=ABS([.D923]-[.D922])" office:value-type="float" office:value="3.48099999999999">
            <text:p>3.481</text:p>
          </table:table-cell>
          <table:table-cell/>
          <table:table-cell office:value-type="float" office:value="1335836.75">
            <text:p>1335836.750</text:p>
          </table:table-cell>
          <table:table-cell table:formula="of:=ABS([.G923]-[.G922])" office:value-type="float" office:value="8059.375">
            <text:p>8059.375</text:p>
          </table:table-cell>
          <table:table-cell table:number-columns-repeated="1016"/>
        </table:table-row>
        <table:table-row table:style-name="ro2">
          <table:table-cell office:value-type="float" office:value="330215">
            <text:p>330215</text:p>
          </table:table-cell>
          <table:table-cell table:formula="of:=[.A924]-[.A923]" office:value-type="float" office:value="101">
            <text:p>101</text:p>
          </table:table-cell>
          <table:table-cell/>
          <table:table-cell office:value-type="float" office:value="1152.277">
            <text:p>1152.277</text:p>
          </table:table-cell>
          <table:table-cell table:formula="of:=ABS([.D924]-[.D923])" office:value-type="float" office:value="3.50700000000006">
            <text:p>3.507</text:p>
          </table:table-cell>
          <table:table-cell/>
          <table:table-cell office:value-type="float" office:value="1327741.5">
            <text:p>1327741.500</text:p>
          </table:table-cell>
          <table:table-cell table:formula="of:=ABS([.G924]-[.G923])" office:value-type="float" office:value="8095.25">
            <text:p>8095.250</text:p>
          </table:table-cell>
          <table:table-cell table:number-columns-repeated="1016"/>
        </table:table-row>
        <table:table-row table:style-name="ro2">
          <table:table-cell office:value-type="float" office:value="330318">
            <text:p>330318</text:p>
          </table:table-cell>
          <table:table-cell table:formula="of:=[.A925]-[.A924]" office:value-type="float" office:value="103">
            <text:p>103</text:p>
          </table:table-cell>
          <table:table-cell/>
          <table:table-cell office:value-type="float" office:value="1148.777">
            <text:p>1148.777</text:p>
          </table:table-cell>
          <table:table-cell table:formula="of:=ABS([.D925]-[.D924])" office:value-type="float" office:value="3.5">
            <text:p>3.500</text:p>
          </table:table-cell>
          <table:table-cell/>
          <table:table-cell office:value-type="float" office:value="1319689.375">
            <text:p>1319689.375</text:p>
          </table:table-cell>
          <table:table-cell table:formula="of:=ABS([.G925]-[.G924])" office:value-type="float" office:value="8052.125">
            <text:p>8052.125</text:p>
          </table:table-cell>
          <table:table-cell table:number-columns-repeated="1016"/>
        </table:table-row>
        <table:table-row table:style-name="ro2">
          <table:table-cell office:value-type="float" office:value="330425">
            <text:p>330425</text:p>
          </table:table-cell>
          <table:table-cell table:formula="of:=[.A926]-[.A925]" office:value-type="float" office:value="107">
            <text:p>107</text:p>
          </table:table-cell>
          <table:table-cell/>
          <table:table-cell office:value-type="float" office:value="1145.317">
            <text:p>1145.317</text:p>
          </table:table-cell>
          <table:table-cell table:formula="of:=ABS([.D926]-[.D925])" office:value-type="float" office:value="3.46000000000004">
            <text:p>3.460</text:p>
          </table:table-cell>
          <table:table-cell/>
          <table:table-cell office:value-type="float" office:value="1311751.125">
            <text:p>1311751.125</text:p>
          </table:table-cell>
          <table:table-cell table:formula="of:=ABS([.G926]-[.G925])" office:value-type="float" office:value="7938.25">
            <text:p>7938.250</text:p>
          </table:table-cell>
          <table:table-cell table:number-columns-repeated="1016"/>
        </table:table-row>
        <table:table-row table:style-name="ro2">
          <table:table-cell office:value-type="float" office:value="330527">
            <text:p>330527</text:p>
          </table:table-cell>
          <table:table-cell table:formula="of:=[.A927]-[.A926]" office:value-type="float" office:value="102">
            <text:p>102</text:p>
          </table:table-cell>
          <table:table-cell/>
          <table:table-cell office:value-type="float" office:value="1141.86">
            <text:p>1141.860</text:p>
          </table:table-cell>
          <table:table-cell table:formula="of:=ABS([.D927]-[.D926])" office:value-type="float" office:value="3.45700000000011">
            <text:p>3.457</text:p>
          </table:table-cell>
          <table:table-cell/>
          <table:table-cell office:value-type="float" office:value="1303844">
            <text:p>1303844.000</text:p>
          </table:table-cell>
          <table:table-cell table:formula="of:=ABS([.G927]-[.G926])" office:value-type="float" office:value="7907.125">
            <text:p>7907.125</text:p>
          </table:table-cell>
          <table:table-cell table:number-columns-repeated="1016"/>
        </table:table-row>
        <table:table-row table:style-name="ro2">
          <table:table-cell office:value-type="float" office:value="330637">
            <text:p>330637</text:p>
          </table:table-cell>
          <table:table-cell table:formula="of:=[.A928]-[.A927]" office:value-type="float" office:value="110">
            <text:p>110</text:p>
          </table:table-cell>
          <table:table-cell/>
          <table:table-cell office:value-type="float" office:value="1138.42">
            <text:p>1138.420</text:p>
          </table:table-cell>
          <table:table-cell table:formula="of:=ABS([.D928]-[.D927])" office:value-type="float" office:value="3.43999999999983">
            <text:p>3.440</text:p>
          </table:table-cell>
          <table:table-cell/>
          <table:table-cell office:value-type="float" office:value="1296001.125">
            <text:p>1296001.125</text:p>
          </table:table-cell>
          <table:table-cell table:formula="of:=ABS([.G928]-[.G927])" office:value-type="float" office:value="7842.875">
            <text:p>7842.875</text:p>
          </table:table-cell>
          <table:table-cell table:number-columns-repeated="1016"/>
        </table:table-row>
        <table:table-row table:style-name="ro2">
          <table:table-cell office:value-type="float" office:value="330745">
            <text:p>330745</text:p>
          </table:table-cell>
          <table:table-cell table:formula="of:=[.A929]-[.A928]" office:value-type="float" office:value="108">
            <text:p>108</text:p>
          </table:table-cell>
          <table:table-cell/>
          <table:table-cell office:value-type="float" office:value="1134.985">
            <text:p>1134.985</text:p>
          </table:table-cell>
          <table:table-cell table:formula="of:=ABS([.D929]-[.D928])" office:value-type="float" office:value="3.43500000000017">
            <text:p>3.435</text:p>
          </table:table-cell>
          <table:table-cell/>
          <table:table-cell office:value-type="float" office:value="1288190.625">
            <text:p>1288190.625</text:p>
          </table:table-cell>
          <table:table-cell table:formula="of:=ABS([.G929]-[.G928])" office:value-type="float" office:value="7810.5">
            <text:p>7810.500</text:p>
          </table:table-cell>
          <table:table-cell table:number-columns-repeated="1016"/>
        </table:table-row>
        <table:table-row table:style-name="ro2">
          <table:table-cell office:value-type="float" office:value="330857">
            <text:p>330857</text:p>
          </table:table-cell>
          <table:table-cell table:formula="of:=[.A930]-[.A929]" office:value-type="float" office:value="112">
            <text:p>112</text:p>
          </table:table-cell>
          <table:table-cell/>
          <table:table-cell office:value-type="float" office:value="1131.552">
            <text:p>1131.552</text:p>
          </table:table-cell>
          <table:table-cell table:formula="of:=ABS([.D930]-[.D929])" office:value-type="float" office:value="3.43299999999999">
            <text:p>3.433</text:p>
          </table:table-cell>
          <table:table-cell/>
          <table:table-cell office:value-type="float" office:value="1280410.5">
            <text:p>1280410.500</text:p>
          </table:table-cell>
          <table:table-cell table:formula="of:=ABS([.G930]-[.G929])" office:value-type="float" office:value="7780.125">
            <text:p>7780.125</text:p>
          </table:table-cell>
          <table:table-cell table:number-columns-repeated="1016"/>
        </table:table-row>
        <table:table-row table:style-name="ro2">
          <table:table-cell office:value-type="float" office:value="330958">
            <text:p>330958</text:p>
          </table:table-cell>
          <table:table-cell table:formula="of:=[.A931]-[.A930]" office:value-type="float" office:value="101">
            <text:p>101</text:p>
          </table:table-cell>
          <table:table-cell/>
          <table:table-cell office:value-type="float" office:value="1128.124">
            <text:p>1128.124</text:p>
          </table:table-cell>
          <table:table-cell table:formula="of:=ABS([.D931]-[.D930])" office:value-type="float" office:value="3.42799999999988">
            <text:p>3.428</text:p>
          </table:table-cell>
          <table:table-cell/>
          <table:table-cell office:value-type="float" office:value="1272664.25">
            <text:p>1272664.250</text:p>
          </table:table-cell>
          <table:table-cell table:formula="of:=ABS([.G931]-[.G930])" office:value-type="float" office:value="7746.25">
            <text:p>7746.250</text:p>
          </table:table-cell>
          <table:table-cell table:number-columns-repeated="1016"/>
        </table:table-row>
        <table:table-row table:style-name="ro2">
          <table:table-cell office:value-type="float" office:value="331059">
            <text:p>331059</text:p>
          </table:table-cell>
          <table:table-cell table:formula="of:=[.A932]-[.A931]" office:value-type="float" office:value="101">
            <text:p>101</text:p>
          </table:table-cell>
          <table:table-cell/>
          <table:table-cell office:value-type="float" office:value="1124.69">
            <text:p>1124.690</text:p>
          </table:table-cell>
          <table:table-cell table:formula="of:=ABS([.D932]-[.D931])" office:value-type="float" office:value="3.43399999999997">
            <text:p>3.434</text:p>
          </table:table-cell>
          <table:table-cell/>
          <table:table-cell office:value-type="float" office:value="1264928.625">
            <text:p>1264928.625</text:p>
          </table:table-cell>
          <table:table-cell table:formula="of:=ABS([.G932]-[.G931])" office:value-type="float" office:value="7735.625">
            <text:p>7735.625</text:p>
          </table:table-cell>
          <table:table-cell table:number-columns-repeated="1016"/>
        </table:table-row>
        <table:table-row table:style-name="ro2">
          <table:table-cell office:value-type="float" office:value="331171">
            <text:p>331171</text:p>
          </table:table-cell>
          <table:table-cell table:formula="of:=[.A933]-[.A932]" office:value-type="float" office:value="112">
            <text:p>112</text:p>
          </table:table-cell>
          <table:table-cell/>
          <table:table-cell office:value-type="float" office:value="1121.256">
            <text:p>1121.256</text:p>
          </table:table-cell>
          <table:table-cell table:formula="of:=ABS([.D933]-[.D932])" office:value-type="float" office:value="3.43399999999997">
            <text:p>3.434</text:p>
          </table:table-cell>
          <table:table-cell/>
          <table:table-cell office:value-type="float" office:value="1257214.875">
            <text:p>1257214.875</text:p>
          </table:table-cell>
          <table:table-cell table:formula="of:=ABS([.G933]-[.G932])" office:value-type="float" office:value="7713.75">
            <text:p>7713.750</text:p>
          </table:table-cell>
          <table:table-cell table:number-columns-repeated="1016"/>
        </table:table-row>
        <table:table-row table:style-name="ro2">
          <table:table-cell office:value-type="float" office:value="331272">
            <text:p>331272</text:p>
          </table:table-cell>
          <table:table-cell table:formula="of:=[.A934]-[.A933]" office:value-type="float" office:value="101">
            <text:p>101</text:p>
          </table:table-cell>
          <table:table-cell/>
          <table:table-cell office:value-type="float" office:value="1117.823">
            <text:p>1117.823</text:p>
          </table:table-cell>
          <table:table-cell table:formula="of:=ABS([.D934]-[.D933])" office:value-type="float" office:value="3.43299999999999">
            <text:p>3.433</text:p>
          </table:table-cell>
          <table:table-cell/>
          <table:table-cell office:value-type="float" office:value="1249527.25">
            <text:p>1249527.250</text:p>
          </table:table-cell>
          <table:table-cell table:formula="of:=ABS([.G934]-[.G933])" office:value-type="float" office:value="7687.625">
            <text:p>7687.625</text:p>
          </table:table-cell>
          <table:table-cell table:number-columns-repeated="1016"/>
        </table:table-row>
        <table:table-row table:style-name="ro2">
          <table:table-cell office:value-type="float" office:value="331378">
            <text:p>331378</text:p>
          </table:table-cell>
          <table:table-cell table:formula="of:=[.A935]-[.A934]" office:value-type="float" office:value="106">
            <text:p>106</text:p>
          </table:table-cell>
          <table:table-cell/>
          <table:table-cell office:value-type="float" office:value="1114.387">
            <text:p>1114.387</text:p>
          </table:table-cell>
          <table:table-cell table:formula="of:=ABS([.D935]-[.D934])" office:value-type="float" office:value="3.43600000000015">
            <text:p>3.436</text:p>
          </table:table-cell>
          <table:table-cell/>
          <table:table-cell office:value-type="float" office:value="1241858.75">
            <text:p>1241858.750</text:p>
          </table:table-cell>
          <table:table-cell table:formula="of:=ABS([.G935]-[.G934])" office:value-type="float" office:value="7668.5">
            <text:p>7668.500</text:p>
          </table:table-cell>
          <table:table-cell table:number-columns-repeated="1016"/>
        </table:table-row>
        <table:table-row table:style-name="ro2">
          <table:table-cell office:value-type="float" office:value="331489">
            <text:p>331489</text:p>
          </table:table-cell>
          <table:table-cell table:formula="of:=[.A936]-[.A935]" office:value-type="float" office:value="111">
            <text:p>111</text:p>
          </table:table-cell>
          <table:table-cell/>
          <table:table-cell office:value-type="float" office:value="1110.952">
            <text:p>1110.952</text:p>
          </table:table-cell>
          <table:table-cell table:formula="of:=ABS([.D936]-[.D935])" office:value-type="float" office:value="3.43499999999995">
            <text:p>3.435</text:p>
          </table:table-cell>
          <table:table-cell/>
          <table:table-cell office:value-type="float" office:value="1234215.125">
            <text:p>1234215.125</text:p>
          </table:table-cell>
          <table:table-cell table:formula="of:=ABS([.G936]-[.G935])" office:value-type="float" office:value="7643.625">
            <text:p>7643.625</text:p>
          </table:table-cell>
          <table:table-cell table:number-columns-repeated="1016"/>
        </table:table-row>
        <table:table-row table:style-name="ro2">
          <table:table-cell office:value-type="float" office:value="331593">
            <text:p>331593</text:p>
          </table:table-cell>
          <table:table-cell table:formula="of:=[.A937]-[.A936]" office:value-type="float" office:value="104">
            <text:p>104</text:p>
          </table:table-cell>
          <table:table-cell/>
          <table:table-cell office:value-type="float" office:value="1107.404">
            <text:p>1107.404</text:p>
          </table:table-cell>
          <table:table-cell table:formula="of:=ABS([.D937]-[.D936])" office:value-type="float" office:value="3.548">
            <text:p>3.548</text:p>
          </table:table-cell>
          <table:table-cell/>
          <table:table-cell office:value-type="float" office:value="1226343.875">
            <text:p>1226343.875</text:p>
          </table:table-cell>
          <table:table-cell table:formula="of:=ABS([.G937]-[.G936])" office:value-type="float" office:value="7871.25">
            <text:p>7871.250</text:p>
          </table:table-cell>
          <table:table-cell table:number-columns-repeated="1016"/>
        </table:table-row>
        <table:table-row table:style-name="ro2">
          <table:table-cell office:value-type="float" office:value="331706">
            <text:p>331706</text:p>
          </table:table-cell>
          <table:table-cell table:formula="of:=[.A938]-[.A937]" office:value-type="float" office:value="113">
            <text:p>113</text:p>
          </table:table-cell>
          <table:table-cell/>
          <table:table-cell office:value-type="float" office:value="1104.069">
            <text:p>1104.069</text:p>
          </table:table-cell>
          <table:table-cell table:formula="of:=ABS([.D938]-[.D937])" office:value-type="float" office:value="3.33500000000004">
            <text:p>3.335</text:p>
          </table:table-cell>
          <table:table-cell/>
          <table:table-cell office:value-type="float" office:value="1218968.25">
            <text:p>1218968.250</text:p>
          </table:table-cell>
          <table:table-cell table:formula="of:=ABS([.G938]-[.G937])" office:value-type="float" office:value="7375.625">
            <text:p>7375.625</text:p>
          </table:table-cell>
          <table:table-cell table:number-columns-repeated="1016"/>
        </table:table-row>
        <table:table-row table:style-name="ro2">
          <table:table-cell office:value-type="float" office:value="331812">
            <text:p>331812</text:p>
          </table:table-cell>
          <table:table-cell table:formula="of:=[.A939]-[.A938]" office:value-type="float" office:value="106">
            <text:p>106</text:p>
          </table:table-cell>
          <table:table-cell/>
          <table:table-cell office:value-type="float" office:value="1100.634">
            <text:p>1100.634</text:p>
          </table:table-cell>
          <table:table-cell table:formula="of:=ABS([.D939]-[.D938])" office:value-type="float" office:value="3.43499999999995">
            <text:p>3.435</text:p>
          </table:table-cell>
          <table:table-cell/>
          <table:table-cell office:value-type="float" office:value="1211394.375">
            <text:p>1211394.375</text:p>
          </table:table-cell>
          <table:table-cell table:formula="of:=ABS([.G939]-[.G938])" office:value-type="float" office:value="7573.875">
            <text:p>7573.875</text:p>
          </table:table-cell>
          <table:table-cell table:number-columns-repeated="1016"/>
        </table:table-row>
        <table:table-row table:style-name="ro2">
          <table:table-cell office:value-type="float" office:value="331916">
            <text:p>331916</text:p>
          </table:table-cell>
          <table:table-cell table:formula="of:=[.A940]-[.A939]" office:value-type="float" office:value="104">
            <text:p>104</text:p>
          </table:table-cell>
          <table:table-cell/>
          <table:table-cell office:value-type="float" office:value="1097.201">
            <text:p>1097.201</text:p>
          </table:table-cell>
          <table:table-cell table:formula="of:=ABS([.D940]-[.D939])" office:value-type="float" office:value="3.43299999999999">
            <text:p>3.433</text:p>
          </table:table-cell>
          <table:table-cell/>
          <table:table-cell office:value-type="float" office:value="1203850.375">
            <text:p>1203850.375</text:p>
          </table:table-cell>
          <table:table-cell table:formula="of:=ABS([.G940]-[.G939])" office:value-type="float" office:value="7544">
            <text:p>7544.000</text:p>
          </table:table-cell>
          <table:table-cell table:number-columns-repeated="1016"/>
        </table:table-row>
        <table:table-row table:style-name="ro2">
          <table:table-cell office:value-type="float" office:value="332024">
            <text:p>332024</text:p>
          </table:table-cell>
          <table:table-cell table:formula="of:=[.A941]-[.A940]" office:value-type="float" office:value="108">
            <text:p>108</text:p>
          </table:table-cell>
          <table:table-cell/>
          <table:table-cell office:value-type="float" office:value="1093.763">
            <text:p>1093.763</text:p>
          </table:table-cell>
          <table:table-cell table:formula="of:=ABS([.D941]-[.D940])" office:value-type="float" office:value="3.4380000000001">
            <text:p>3.438</text:p>
          </table:table-cell>
          <table:table-cell/>
          <table:table-cell office:value-type="float" office:value="1196316.625">
            <text:p>1196316.625</text:p>
          </table:table-cell>
          <table:table-cell table:formula="of:=ABS([.G941]-[.G940])" office:value-type="float" office:value="7533.75">
            <text:p>7533.750</text:p>
          </table:table-cell>
          <table:table-cell table:number-columns-repeated="1016"/>
        </table:table-row>
        <table:table-row table:style-name="ro2">
          <table:table-cell office:value-type="float" office:value="332135">
            <text:p>332135</text:p>
          </table:table-cell>
          <table:table-cell table:formula="of:=[.A942]-[.A941]" office:value-type="float" office:value="111">
            <text:p>111</text:p>
          </table:table-cell>
          <table:table-cell/>
          <table:table-cell office:value-type="float" office:value="1090.331">
            <text:p>1090.331</text:p>
          </table:table-cell>
          <table:table-cell table:formula="of:=ABS([.D942]-[.D941])" office:value-type="float" office:value="3.43200000000002">
            <text:p>3.432</text:p>
          </table:table-cell>
          <table:table-cell/>
          <table:table-cell office:value-type="float" office:value="1188821.875">
            <text:p>1188821.875</text:p>
          </table:table-cell>
          <table:table-cell table:formula="of:=ABS([.G942]-[.G941])" office:value-type="float" office:value="7494.75">
            <text:p>7494.750</text:p>
          </table:table-cell>
          <table:table-cell table:number-columns-repeated="1016"/>
        </table:table-row>
        <table:table-row table:style-name="ro2">
          <table:table-cell office:value-type="float" office:value="332241">
            <text:p>332241</text:p>
          </table:table-cell>
          <table:table-cell table:formula="of:=[.A943]-[.A942]" office:value-type="float" office:value="106">
            <text:p>106</text:p>
          </table:table-cell>
          <table:table-cell/>
          <table:table-cell office:value-type="float" office:value="1086.899">
            <text:p>1086.899</text:p>
          </table:table-cell>
          <table:table-cell table:formula="of:=ABS([.D943]-[.D942])" office:value-type="float" office:value="3.43200000000002">
            <text:p>3.432</text:p>
          </table:table-cell>
          <table:table-cell/>
          <table:table-cell office:value-type="float" office:value="1181349.25">
            <text:p>1181349.250</text:p>
          </table:table-cell>
          <table:table-cell table:formula="of:=ABS([.G943]-[.G942])" office:value-type="float" office:value="7472.625">
            <text:p>7472.625</text:p>
          </table:table-cell>
          <table:table-cell table:number-columns-repeated="1016"/>
        </table:table-row>
        <table:table-row table:style-name="ro2">
          <table:table-cell office:value-type="float" office:value="332349">
            <text:p>332349</text:p>
          </table:table-cell>
          <table:table-cell table:formula="of:=[.A944]-[.A943]" office:value-type="float" office:value="108">
            <text:p>108</text:p>
          </table:table-cell>
          <table:table-cell/>
          <table:table-cell office:value-type="float" office:value="1083.469">
            <text:p>1083.469</text:p>
          </table:table-cell>
          <table:table-cell table:formula="of:=ABS([.D944]-[.D943])" office:value-type="float" office:value="3.42999999999984">
            <text:p>3.430</text:p>
          </table:table-cell>
          <table:table-cell/>
          <table:table-cell office:value-type="float" office:value="1173904.25">
            <text:p>1173904.250</text:p>
          </table:table-cell>
          <table:table-cell table:formula="of:=ABS([.G944]-[.G943])" office:value-type="float" office:value="7445">
            <text:p>7445.000</text:p>
          </table:table-cell>
          <table:table-cell table:number-columns-repeated="1016"/>
        </table:table-row>
        <table:table-row table:style-name="ro2">
          <table:table-cell office:value-type="float" office:value="332458">
            <text:p>332458</text:p>
          </table:table-cell>
          <table:table-cell table:formula="of:=[.A945]-[.A944]" office:value-type="float" office:value="109">
            <text:p>109</text:p>
          </table:table-cell>
          <table:table-cell/>
          <table:table-cell office:value-type="float" office:value="1080.041">
            <text:p>1080.041</text:p>
          </table:table-cell>
          <table:table-cell table:formula="of:=ABS([.D945]-[.D944])" office:value-type="float" office:value="3.42800000000011">
            <text:p>3.428</text:p>
          </table:table-cell>
          <table:table-cell/>
          <table:table-cell office:value-type="float" office:value="1166489">
            <text:p>1166489.000</text:p>
          </table:table-cell>
          <table:table-cell table:formula="of:=ABS([.G945]-[.G944])" office:value-type="float" office:value="7415.25">
            <text:p>7415.250</text:p>
          </table:table-cell>
          <table:table-cell table:number-columns-repeated="1016"/>
        </table:table-row>
        <table:table-row table:style-name="ro2">
          <table:table-cell office:value-type="float" office:value="332561">
            <text:p>332561</text:p>
          </table:table-cell>
          <table:table-cell table:formula="of:=[.A946]-[.A945]" office:value-type="float" office:value="103">
            <text:p>103</text:p>
          </table:table-cell>
          <table:table-cell/>
          <table:table-cell office:value-type="float" office:value="1076.614">
            <text:p>1076.614</text:p>
          </table:table-cell>
          <table:table-cell table:formula="of:=ABS([.D946]-[.D945])" office:value-type="float" office:value="3.42699999999991">
            <text:p>3.427</text:p>
          </table:table-cell>
          <table:table-cell/>
          <table:table-cell office:value-type="float" office:value="1159097.625">
            <text:p>1159097.625</text:p>
          </table:table-cell>
          <table:table-cell table:formula="of:=ABS([.G946]-[.G945])" office:value-type="float" office:value="7391.375">
            <text:p>7391.375</text:p>
          </table:table-cell>
          <table:table-cell table:number-columns-repeated="1016"/>
        </table:table-row>
        <table:table-row table:style-name="ro2">
          <table:table-cell office:value-type="float" office:value="332872">
            <text:p>332872</text:p>
          </table:table-cell>
          <table:table-cell table:formula="of:=[.A947]-[.A946]" office:value-type="float" office:value="311">
            <text:p>311</text:p>
          </table:table-cell>
          <table:table-cell/>
          <table:table-cell office:value-type="float" office:value="1073.187">
            <text:p>1073.187</text:p>
          </table:table-cell>
          <table:table-cell table:formula="of:=ABS([.D947]-[.D946])" office:value-type="float" office:value="3.42700000000013">
            <text:p>3.427</text:p>
          </table:table-cell>
          <table:table-cell/>
          <table:table-cell office:value-type="float" office:value="1151729.75">
            <text:p>1151729.750</text:p>
          </table:table-cell>
          <table:table-cell table:formula="of:=ABS([.G947]-[.G946])" office:value-type="float" office:value="7367.875">
            <text:p>7367.875</text:p>
          </table:table-cell>
          <table:table-cell table:number-columns-repeated="1016"/>
        </table:table-row>
        <table:table-row table:style-name="ro2">
          <table:table-cell office:value-type="float" office:value="332978">
            <text:p>332978</text:p>
          </table:table-cell>
          <table:table-cell table:formula="of:=[.A948]-[.A947]" office:value-type="float" office:value="106">
            <text:p>106</text:p>
          </table:table-cell>
          <table:table-cell/>
          <table:table-cell office:value-type="float" office:value="1069.759">
            <text:p>1069.759</text:p>
          </table:table-cell>
          <table:table-cell table:formula="of:=ABS([.D948]-[.D947])" office:value-type="float" office:value="3.42799999999988">
            <text:p>3.428</text:p>
          </table:table-cell>
          <table:table-cell/>
          <table:table-cell office:value-type="float" office:value="1144385.25">
            <text:p>1144385.250</text:p>
          </table:table-cell>
          <table:table-cell table:formula="of:=ABS([.G948]-[.G947])" office:value-type="float" office:value="7344.5">
            <text:p>7344.500</text:p>
          </table:table-cell>
          <table:table-cell table:number-columns-repeated="1016"/>
        </table:table-row>
        <table:table-row table:style-name="ro2">
          <table:table-cell office:value-type="float" office:value="333083">
            <text:p>333083</text:p>
          </table:table-cell>
          <table:table-cell table:formula="of:=[.A949]-[.A948]" office:value-type="float" office:value="105">
            <text:p>105</text:p>
          </table:table-cell>
          <table:table-cell/>
          <table:table-cell office:value-type="float" office:value="1066.332">
            <text:p>1066.332</text:p>
          </table:table-cell>
          <table:table-cell table:formula="of:=ABS([.D949]-[.D948])" office:value-type="float" office:value="3.42699999999991">
            <text:p>3.427</text:p>
          </table:table-cell>
          <table:table-cell/>
          <table:table-cell office:value-type="float" office:value="1137064.25">
            <text:p>1137064.250</text:p>
          </table:table-cell>
          <table:table-cell table:formula="of:=ABS([.G949]-[.G948])" office:value-type="float" office:value="7321">
            <text:p>7321.000</text:p>
          </table:table-cell>
          <table:table-cell table:number-columns-repeated="1016"/>
        </table:table-row>
        <table:table-row table:style-name="ro2">
          <table:table-cell office:value-type="float" office:value="333187">
            <text:p>333187</text:p>
          </table:table-cell>
          <table:table-cell table:formula="of:=[.A950]-[.A949]" office:value-type="float" office:value="104">
            <text:p>104</text:p>
          </table:table-cell>
          <table:table-cell/>
          <table:table-cell office:value-type="float" office:value="1062.905">
            <text:p>1062.905</text:p>
          </table:table-cell>
          <table:table-cell table:formula="of:=ABS([.D950]-[.D949])" office:value-type="float" office:value="3.42700000000013">
            <text:p>3.427</text:p>
          </table:table-cell>
          <table:table-cell/>
          <table:table-cell office:value-type="float" office:value="1129766.75">
            <text:p>1129766.750</text:p>
          </table:table-cell>
          <table:table-cell table:formula="of:=ABS([.G950]-[.G949])" office:value-type="float" office:value="7297.5">
            <text:p>7297.500</text:p>
          </table:table-cell>
          <table:table-cell table:number-columns-repeated="1016"/>
        </table:table-row>
        <table:table-row table:style-name="ro2">
          <table:table-cell office:value-type="float" office:value="333297">
            <text:p>333297</text:p>
          </table:table-cell>
          <table:table-cell table:formula="of:=[.A951]-[.A950]" office:value-type="float" office:value="110">
            <text:p>110</text:p>
          </table:table-cell>
          <table:table-cell/>
          <table:table-cell office:value-type="float" office:value="1059.478">
            <text:p>1059.478</text:p>
          </table:table-cell>
          <table:table-cell table:formula="of:=ABS([.D951]-[.D950])" office:value-type="float" office:value="3.42699999999991">
            <text:p>3.427</text:p>
          </table:table-cell>
          <table:table-cell/>
          <table:table-cell office:value-type="float" office:value="1122493">
            <text:p>1122493.000</text:p>
          </table:table-cell>
          <table:table-cell table:formula="of:=ABS([.G951]-[.G950])" office:value-type="float" office:value="7273.75">
            <text:p>7273.750</text:p>
          </table:table-cell>
          <table:table-cell table:number-columns-repeated="1016"/>
        </table:table-row>
        <table:table-row table:style-name="ro2">
          <table:table-cell office:value-type="float" office:value="333407">
            <text:p>333407</text:p>
          </table:table-cell>
          <table:table-cell table:formula="of:=[.A952]-[.A951]" office:value-type="float" office:value="110">
            <text:p>110</text:p>
          </table:table-cell>
          <table:table-cell/>
          <table:table-cell office:value-type="float" office:value="1056.051">
            <text:p>1056.051</text:p>
          </table:table-cell>
          <table:table-cell table:formula="of:=ABS([.D952]-[.D951])" office:value-type="float" office:value="3.42700000000013">
            <text:p>3.427</text:p>
          </table:table-cell>
          <table:table-cell/>
          <table:table-cell office:value-type="float" office:value="1115242.75">
            <text:p>1115242.750</text:p>
          </table:table-cell>
          <table:table-cell table:formula="of:=ABS([.G952]-[.G951])" office:value-type="float" office:value="7250.25">
            <text:p>7250.250</text:p>
          </table:table-cell>
          <table:table-cell table:number-columns-repeated="1016"/>
        </table:table-row>
        <table:table-row table:style-name="ro2">
          <table:table-cell office:value-type="float" office:value="333516">
            <text:p>333516</text:p>
          </table:table-cell>
          <table:table-cell table:formula="of:=[.A953]-[.A952]" office:value-type="float" office:value="109">
            <text:p>109</text:p>
          </table:table-cell>
          <table:table-cell/>
          <table:table-cell office:value-type="float" office:value="1052.623">
            <text:p>1052.623</text:p>
          </table:table-cell>
          <table:table-cell table:formula="of:=ABS([.D953]-[.D952])" office:value-type="float" office:value="3.42799999999988">
            <text:p>3.428</text:p>
          </table:table-cell>
          <table:table-cell/>
          <table:table-cell office:value-type="float" office:value="1108015.875">
            <text:p>1108015.875</text:p>
          </table:table-cell>
          <table:table-cell table:formula="of:=ABS([.G953]-[.G952])" office:value-type="float" office:value="7226.875">
            <text:p>7226.875</text:p>
          </table:table-cell>
          <table:table-cell table:number-columns-repeated="1016"/>
        </table:table-row>
        <table:table-row table:style-name="ro2">
          <table:table-cell office:value-type="float" office:value="333619">
            <text:p>333619</text:p>
          </table:table-cell>
          <table:table-cell table:formula="of:=[.A954]-[.A953]" office:value-type="float" office:value="103">
            <text:p>103</text:p>
          </table:table-cell>
          <table:table-cell/>
          <table:table-cell office:value-type="float" office:value="1049.196">
            <text:p>1049.196</text:p>
          </table:table-cell>
          <table:table-cell table:formula="of:=ABS([.D954]-[.D953])" office:value-type="float" office:value="3.42700000000013">
            <text:p>3.427</text:p>
          </table:table-cell>
          <table:table-cell/>
          <table:table-cell office:value-type="float" office:value="1100812.75">
            <text:p>1100812.750</text:p>
          </table:table-cell>
          <table:table-cell table:formula="of:=ABS([.G954]-[.G953])" office:value-type="float" office:value="7203.125">
            <text:p>7203.125</text:p>
          </table:table-cell>
          <table:table-cell table:number-columns-repeated="1016"/>
        </table:table-row>
        <table:table-row table:style-name="ro2">
          <table:table-cell office:value-type="float" office:value="333722">
            <text:p>333722</text:p>
          </table:table-cell>
          <table:table-cell table:formula="of:=[.A955]-[.A954]" office:value-type="float" office:value="103">
            <text:p>103</text:p>
          </table:table-cell>
          <table:table-cell/>
          <table:table-cell office:value-type="float" office:value="1045.769">
            <text:p>1045.769</text:p>
          </table:table-cell>
          <table:table-cell table:formula="of:=ABS([.D955]-[.D954])" office:value-type="float" office:value="3.42699999999991">
            <text:p>3.427</text:p>
          </table:table-cell>
          <table:table-cell/>
          <table:table-cell office:value-type="float" office:value="1093633.125">
            <text:p>1093633.125</text:p>
          </table:table-cell>
          <table:table-cell table:formula="of:=ABS([.G955]-[.G954])" office:value-type="float" office:value="7179.625">
            <text:p>7179.625</text:p>
          </table:table-cell>
          <table:table-cell table:number-columns-repeated="1016"/>
        </table:table-row>
        <table:table-row table:style-name="ro2">
          <table:table-cell office:value-type="float" office:value="333828">
            <text:p>333828</text:p>
          </table:table-cell>
          <table:table-cell table:formula="of:=[.A956]-[.A955]" office:value-type="float" office:value="106">
            <text:p>106</text:p>
          </table:table-cell>
          <table:table-cell/>
          <table:table-cell office:value-type="float" office:value="1042.342">
            <text:p>1042.342</text:p>
          </table:table-cell>
          <table:table-cell table:formula="of:=ABS([.D956]-[.D955])" office:value-type="float" office:value="3.42699999999991">
            <text:p>3.427</text:p>
          </table:table-cell>
          <table:table-cell/>
          <table:table-cell office:value-type="float" office:value="1086477.125">
            <text:p>1086477.125</text:p>
          </table:table-cell>
          <table:table-cell table:formula="of:=ABS([.G956]-[.G955])" office:value-type="float" office:value="7156">
            <text:p>7156.000</text:p>
          </table:table-cell>
          <table:table-cell table:number-columns-repeated="1016"/>
        </table:table-row>
        <table:table-row table:style-name="ro2">
          <table:table-cell office:value-type="float" office:value="333939">
            <text:p>333939</text:p>
          </table:table-cell>
          <table:table-cell table:formula="of:=[.A957]-[.A956]" office:value-type="float" office:value="111">
            <text:p>111</text:p>
          </table:table-cell>
          <table:table-cell/>
          <table:table-cell office:value-type="float" office:value="1038.915">
            <text:p>1038.915</text:p>
          </table:table-cell>
          <table:table-cell table:formula="of:=ABS([.D957]-[.D956])" office:value-type="float" office:value="3.42700000000013">
            <text:p>3.427</text:p>
          </table:table-cell>
          <table:table-cell/>
          <table:table-cell office:value-type="float" office:value="1079344.625">
            <text:p>1079344.625</text:p>
          </table:table-cell>
          <table:table-cell table:formula="of:=ABS([.G957]-[.G956])" office:value-type="float" office:value="7132.5">
            <text:p>7132.500</text:p>
          </table:table-cell>
          <table:table-cell table:number-columns-repeated="1016"/>
        </table:table-row>
        <table:table-row table:style-name="ro2">
          <table:table-cell office:value-type="float" office:value="334051">
            <text:p>334051</text:p>
          </table:table-cell>
          <table:table-cell table:formula="of:=[.A958]-[.A957]" office:value-type="float" office:value="112">
            <text:p>112</text:p>
          </table:table-cell>
          <table:table-cell/>
          <table:table-cell office:value-type="float" office:value="1035.369">
            <text:p>1035.369</text:p>
          </table:table-cell>
          <table:table-cell table:formula="of:=ABS([.D958]-[.D957])" office:value-type="float" office:value="3.54600000000005">
            <text:p>3.546</text:p>
          </table:table-cell>
          <table:table-cell/>
          <table:table-cell office:value-type="float" office:value="1071989.25">
            <text:p>1071989.250</text:p>
          </table:table-cell>
          <table:table-cell table:formula="of:=ABS([.G958]-[.G957])" office:value-type="float" office:value="7355.375">
            <text:p>7355.375</text:p>
          </table:table-cell>
          <table:table-cell table:number-columns-repeated="1016"/>
        </table:table-row>
        <table:table-row table:style-name="ro2">
          <table:table-cell office:value-type="float" office:value="334157">
            <text:p>334157</text:p>
          </table:table-cell>
          <table:table-cell table:formula="of:=[.A959]-[.A958]" office:value-type="float" office:value="106">
            <text:p>106</text:p>
          </table:table-cell>
          <table:table-cell/>
          <table:table-cell office:value-type="float" office:value="1032.033">
            <text:p>1032.033</text:p>
          </table:table-cell>
          <table:table-cell table:formula="of:=ABS([.D959]-[.D958])" office:value-type="float" office:value="3.33600000000001">
            <text:p>3.336</text:p>
          </table:table-cell>
          <table:table-cell/>
          <table:table-cell office:value-type="float" office:value="1065092.5">
            <text:p>1065092.500</text:p>
          </table:table-cell>
          <table:table-cell table:formula="of:=ABS([.G959]-[.G958])" office:value-type="float" office:value="6896.75">
            <text:p>6896.750</text:p>
          </table:table-cell>
          <table:table-cell table:number-columns-repeated="1016"/>
        </table:table-row>
        <table:table-row table:style-name="ro2">
          <table:table-cell office:value-type="float" office:value="334262">
            <text:p>334262</text:p>
          </table:table-cell>
          <table:table-cell table:formula="of:=[.A960]-[.A959]" office:value-type="float" office:value="105">
            <text:p>105</text:p>
          </table:table-cell>
          <table:table-cell/>
          <table:table-cell office:value-type="float" office:value="1028.593">
            <text:p>1028.593</text:p>
          </table:table-cell>
          <table:table-cell table:formula="of:=ABS([.D960]-[.D959])" office:value-type="float" office:value="3.43999999999983">
            <text:p>3.440</text:p>
          </table:table-cell>
          <table:table-cell/>
          <table:table-cell office:value-type="float" office:value="1058002.875">
            <text:p>1058002.875</text:p>
          </table:table-cell>
          <table:table-cell table:formula="of:=ABS([.G960]-[.G959])" office:value-type="float" office:value="7089.625">
            <text:p>7089.625</text:p>
          </table:table-cell>
          <table:table-cell table:number-columns-repeated="1016"/>
        </table:table-row>
        <table:table-row table:style-name="ro2">
          <table:table-cell office:value-type="float" office:value="334364">
            <text:p>334364</text:p>
          </table:table-cell>
          <table:table-cell table:formula="of:=[.A961]-[.A960]" office:value-type="float" office:value="102">
            <text:p>102</text:p>
          </table:table-cell>
          <table:table-cell/>
          <table:table-cell office:value-type="float" office:value="1025.036">
            <text:p>1025.036</text:p>
          </table:table-cell>
          <table:table-cell table:formula="of:=ABS([.D961]-[.D960])" office:value-type="float" office:value="3.55700000000002">
            <text:p>3.557</text:p>
          </table:table-cell>
          <table:table-cell/>
          <table:table-cell office:value-type="float" office:value="1050698.875">
            <text:p>1050698.875</text:p>
          </table:table-cell>
          <table:table-cell table:formula="of:=ABS([.G961]-[.G960])" office:value-type="float" office:value="7304">
            <text:p>7304.000</text:p>
          </table:table-cell>
          <table:table-cell table:number-columns-repeated="1016"/>
        </table:table-row>
        <table:table-row table:style-name="ro2">
          <table:table-cell office:value-type="float" office:value="334475">
            <text:p>334475</text:p>
          </table:table-cell>
          <table:table-cell table:formula="of:=[.A962]-[.A961]" office:value-type="float" office:value="111">
            <text:p>111</text:p>
          </table:table-cell>
          <table:table-cell/>
          <table:table-cell office:value-type="float" office:value="1021.534">
            <text:p>1021.534</text:p>
          </table:table-cell>
          <table:table-cell table:formula="of:=ABS([.D962]-[.D961])" office:value-type="float" office:value="3.50200000000007">
            <text:p>3.502</text:p>
          </table:table-cell>
          <table:table-cell/>
          <table:table-cell office:value-type="float" office:value="1043532.063">
            <text:p>1043532.063</text:p>
          </table:table-cell>
          <table:table-cell table:formula="of:=ABS([.G962]-[.G961])" office:value-type="float" office:value="7166.81200000004">
            <text:p>7166.812</text:p>
          </table:table-cell>
          <table:table-cell table:number-columns-repeated="1016"/>
        </table:table-row>
        <table:table-row table:style-name="ro2">
          <table:table-cell office:value-type="float" office:value="334579">
            <text:p>334579</text:p>
          </table:table-cell>
          <table:table-cell table:formula="of:=[.A963]-[.A962]" office:value-type="float" office:value="104">
            <text:p>104</text:p>
          </table:table-cell>
          <table:table-cell/>
          <table:table-cell office:value-type="float" office:value="1018.008">
            <text:p>1018.008</text:p>
          </table:table-cell>
          <table:table-cell table:formula="of:=ABS([.D963]-[.D962])" office:value-type="float" office:value="3.52599999999995">
            <text:p>3.526</text:p>
          </table:table-cell>
          <table:table-cell/>
          <table:table-cell office:value-type="float" office:value="1036341.188">
            <text:p>1036341.188</text:p>
          </table:table-cell>
          <table:table-cell table:formula="of:=ABS([.G963]-[.G962])" office:value-type="float" office:value="7190.875">
            <text:p>7190.875</text:p>
          </table:table-cell>
          <table:table-cell table:number-columns-repeated="1016"/>
        </table:table-row>
        <table:table-row table:style-name="ro2">
          <table:table-cell office:value-type="float" office:value="334684">
            <text:p>334684</text:p>
          </table:table-cell>
          <table:table-cell table:formula="of:=[.A964]-[.A963]" office:value-type="float" office:value="105">
            <text:p>105</text:p>
          </table:table-cell>
          <table:table-cell/>
          <table:table-cell office:value-type="float" office:value="1014.468">
            <text:p>1014.468</text:p>
          </table:table-cell>
          <table:table-cell table:formula="of:=ABS([.D964]-[.D963])" office:value-type="float" office:value="3.54000000000008">
            <text:p>3.540</text:p>
          </table:table-cell>
          <table:table-cell/>
          <table:table-cell office:value-type="float" office:value="1029146.188">
            <text:p>1029146.188</text:p>
          </table:table-cell>
          <table:table-cell table:formula="of:=ABS([.G964]-[.G963])" office:value-type="float" office:value="7195">
            <text:p>7195.000</text:p>
          </table:table-cell>
          <table:table-cell table:number-columns-repeated="1016"/>
        </table:table-row>
        <table:table-row table:style-name="ro2">
          <table:table-cell office:value-type="float" office:value="334797">
            <text:p>334797</text:p>
          </table:table-cell>
          <table:table-cell table:formula="of:=[.A965]-[.A964]" office:value-type="float" office:value="113">
            <text:p>113</text:p>
          </table:table-cell>
          <table:table-cell/>
          <table:table-cell office:value-type="float" office:value="1010.913">
            <text:p>1010.913</text:p>
          </table:table-cell>
          <table:table-cell table:formula="of:=ABS([.D965]-[.D964])" office:value-type="float" office:value="3.55499999999995">
            <text:p>3.555</text:p>
          </table:table-cell>
          <table:table-cell/>
          <table:table-cell office:value-type="float" office:value="1021944.313">
            <text:p>1021944.313</text:p>
          </table:table-cell>
          <table:table-cell table:formula="of:=ABS([.G965]-[.G964])" office:value-type="float" office:value="7201.875">
            <text:p>7201.875</text:p>
          </table:table-cell>
          <table:table-cell table:number-columns-repeated="1016"/>
        </table:table-row>
        <table:table-row table:style-name="ro2">
          <table:table-cell office:value-type="float" office:value="334907">
            <text:p>334907</text:p>
          </table:table-cell>
          <table:table-cell table:formula="of:=[.A966]-[.A965]" office:value-type="float" office:value="110">
            <text:p>110</text:p>
          </table:table-cell>
          <table:table-cell/>
          <table:table-cell office:value-type="float" office:value="1007.317">
            <text:p>1007.317</text:p>
          </table:table-cell>
          <table:table-cell table:formula="of:=ABS([.D966]-[.D965])" office:value-type="float" office:value="3.596">
            <text:p>3.596</text:p>
          </table:table-cell>
          <table:table-cell/>
          <table:table-cell office:value-type="float" office:value="1014686.938">
            <text:p>1014686.938</text:p>
          </table:table-cell>
          <table:table-cell table:formula="of:=ABS([.G966]-[.G965])" office:value-type="float" office:value="7257.375">
            <text:p>7257.375</text:p>
          </table:table-cell>
          <table:table-cell table:number-columns-repeated="1016"/>
        </table:table-row>
        <table:table-row table:style-name="ro2">
          <table:table-cell office:value-type="float" office:value="335013">
            <text:p>335013</text:p>
          </table:table-cell>
          <table:table-cell table:formula="of:=[.A967]-[.A966]" office:value-type="float" office:value="106">
            <text:p>106</text:p>
          </table:table-cell>
          <table:table-cell/>
          <table:table-cell office:value-type="float" office:value="1003.721">
            <text:p>1003.721</text:p>
          </table:table-cell>
          <table:table-cell table:formula="of:=ABS([.D967]-[.D966])" office:value-type="float" office:value="3.596">
            <text:p>3.596</text:p>
          </table:table-cell>
          <table:table-cell/>
          <table:table-cell office:value-type="float" office:value="1007456.75">
            <text:p>1007456.750</text:p>
          </table:table-cell>
          <table:table-cell table:formula="of:=ABS([.G967]-[.G966])" office:value-type="float" office:value="7230.18799999997">
            <text:p>7230.188</text:p>
          </table:table-cell>
          <table:table-cell table:number-columns-repeated="1016"/>
        </table:table-row>
        <table:table-row table:style-name="ro2">
          <table:table-cell office:value-type="float" office:value="335117">
            <text:p>335117</text:p>
          </table:table-cell>
          <table:table-cell table:formula="of:=[.A968]-[.A967]" office:value-type="float" office:value="104">
            <text:p>104</text:p>
          </table:table-cell>
          <table:table-cell/>
          <table:table-cell office:value-type="float" office:value="1000.219">
            <text:p>1000.219</text:p>
          </table:table-cell>
          <table:table-cell table:formula="of:=ABS([.D968]-[.D967])" office:value-type="float" office:value="3.50199999999995">
            <text:p>3.502</text:p>
          </table:table-cell>
          <table:table-cell/>
          <table:table-cell office:value-type="float" office:value="1000438.25">
            <text:p>1000438.250</text:p>
          </table:table-cell>
          <table:table-cell table:formula="of:=ABS([.G968]-[.G967])" office:value-type="float" office:value="7018.5">
            <text:p>7018.500</text:p>
          </table:table-cell>
          <table:table-cell table:number-columns-repeated="1016"/>
        </table:table-row>
        <table:table-row table:style-name="ro2">
          <table:table-cell office:value-type="float" office:value="335222">
            <text:p>335222</text:p>
          </table:table-cell>
          <table:table-cell table:formula="of:=[.A969]-[.A968]" office:value-type="float" office:value="105">
            <text:p>105</text:p>
          </table:table-cell>
          <table:table-cell/>
          <table:table-cell office:value-type="float" office:value="996.737">
            <text:p>996.737</text:p>
          </table:table-cell>
          <table:table-cell table:formula="of:=ABS([.D969]-[.D968])" office:value-type="float" office:value="3.48200000000008">
            <text:p>3.482</text:p>
          </table:table-cell>
          <table:table-cell/>
          <table:table-cell office:value-type="float" office:value="993484.688">
            <text:p>993484.688</text:p>
          </table:table-cell>
          <table:table-cell table:formula="of:=ABS([.G969]-[.G968])" office:value-type="float" office:value="6953.56200000003">
            <text:p>6953.562</text:p>
          </table:table-cell>
          <table:table-cell table:number-columns-repeated="1016"/>
        </table:table-row>
        <table:table-row table:style-name="ro2">
          <table:table-cell office:value-type="float" office:value="335335">
            <text:p>335335</text:p>
          </table:table-cell>
          <table:table-cell table:formula="of:=[.A970]-[.A969]" office:value-type="float" office:value="113">
            <text:p>113</text:p>
          </table:table-cell>
          <table:table-cell/>
          <table:table-cell office:value-type="float" office:value="993.255">
            <text:p>993.255</text:p>
          </table:table-cell>
          <table:table-cell table:formula="of:=ABS([.D970]-[.D969])" office:value-type="float" office:value="3.48199999999997">
            <text:p>3.482</text:p>
          </table:table-cell>
          <table:table-cell/>
          <table:table-cell office:value-type="float" office:value="986555.875">
            <text:p>986555.875</text:p>
          </table:table-cell>
          <table:table-cell table:formula="of:=ABS([.G970]-[.G969])" office:value-type="float" office:value="6928.81299999997">
            <text:p>6928.813</text:p>
          </table:table-cell>
          <table:table-cell table:number-columns-repeated="1016"/>
        </table:table-row>
        <table:table-row table:style-name="ro2">
          <table:table-cell office:value-type="float" office:value="335444">
            <text:p>335444</text:p>
          </table:table-cell>
          <table:table-cell table:formula="of:=[.A971]-[.A970]" office:value-type="float" office:value="109">
            <text:p>109</text:p>
          </table:table-cell>
          <table:table-cell/>
          <table:table-cell office:value-type="float" office:value="989.77">
            <text:p>989.770</text:p>
          </table:table-cell>
          <table:table-cell table:formula="of:=ABS([.D971]-[.D970])" office:value-type="float" office:value="3.48500000000001">
            <text:p>3.485</text:p>
          </table:table-cell>
          <table:table-cell/>
          <table:table-cell office:value-type="float" office:value="979643.75">
            <text:p>979643.750</text:p>
          </table:table-cell>
          <table:table-cell table:formula="of:=ABS([.G971]-[.G970])" office:value-type="float" office:value="6912.125">
            <text:p>6912.125</text:p>
          </table:table-cell>
          <table:table-cell table:number-columns-repeated="1016"/>
        </table:table-row>
        <table:table-row table:style-name="ro2">
          <table:table-cell office:value-type="float" office:value="335554">
            <text:p>335554</text:p>
          </table:table-cell>
          <table:table-cell table:formula="of:=[.A972]-[.A971]" office:value-type="float" office:value="110">
            <text:p>110</text:p>
          </table:table-cell>
          <table:table-cell/>
          <table:table-cell office:value-type="float" office:value="986.298">
            <text:p>986.298</text:p>
          </table:table-cell>
          <table:table-cell table:formula="of:=ABS([.D972]-[.D971])" office:value-type="float" office:value="3.47199999999998">
            <text:p>3.472</text:p>
          </table:table-cell>
          <table:table-cell/>
          <table:table-cell office:value-type="float" office:value="972783.813">
            <text:p>972783.813</text:p>
          </table:table-cell>
          <table:table-cell table:formula="of:=ABS([.G972]-[.G971])" office:value-type="float" office:value="6859.93700000003">
            <text:p>6859.937</text:p>
          </table:table-cell>
          <table:table-cell table:number-columns-repeated="1016"/>
        </table:table-row>
        <table:table-row table:style-name="ro2">
          <table:table-cell office:value-type="float" office:value="335655">
            <text:p>335655</text:p>
          </table:table-cell>
          <table:table-cell table:formula="of:=[.A973]-[.A972]" office:value-type="float" office:value="101">
            <text:p>101</text:p>
          </table:table-cell>
          <table:table-cell/>
          <table:table-cell office:value-type="float" office:value="982.816">
            <text:p>982.816</text:p>
          </table:table-cell>
          <table:table-cell table:formula="of:=ABS([.D973]-[.D972])" office:value-type="float" office:value="3.48199999999997">
            <text:p>3.482</text:p>
          </table:table-cell>
          <table:table-cell/>
          <table:table-cell office:value-type="float" office:value="965928.25">
            <text:p>965928.250</text:p>
          </table:table-cell>
          <table:table-cell table:formula="of:=ABS([.G973]-[.G972])" office:value-type="float" office:value="6855.56299999997">
            <text:p>6855.563</text:p>
          </table:table-cell>
          <table:table-cell table:number-columns-repeated="1016"/>
        </table:table-row>
        <table:table-row table:style-name="ro2">
          <table:table-cell office:value-type="float" office:value="335758">
            <text:p>335758</text:p>
          </table:table-cell>
          <table:table-cell table:formula="of:=[.A974]-[.A973]" office:value-type="float" office:value="103">
            <text:p>103</text:p>
          </table:table-cell>
          <table:table-cell/>
          <table:table-cell office:value-type="float" office:value="979.336">
            <text:p>979.336</text:p>
          </table:table-cell>
          <table:table-cell table:formula="of:=ABS([.D974]-[.D973])" office:value-type="float" office:value="3.48000000000002">
            <text:p>3.480</text:p>
          </table:table-cell>
          <table:table-cell/>
          <table:table-cell office:value-type="float" office:value="959099.375">
            <text:p>959099.375</text:p>
          </table:table-cell>
          <table:table-cell table:formula="of:=ABS([.G974]-[.G973])" office:value-type="float" office:value="6828.875">
            <text:p>6828.875</text:p>
          </table:table-cell>
          <table:table-cell table:number-columns-repeated="1016"/>
        </table:table-row>
        <table:table-row table:style-name="ro2">
          <table:table-cell office:value-type="float" office:value="335868">
            <text:p>335868</text:p>
          </table:table-cell>
          <table:table-cell table:formula="of:=[.A975]-[.A974]" office:value-type="float" office:value="110">
            <text:p>110</text:p>
          </table:table-cell>
          <table:table-cell/>
          <table:table-cell office:value-type="float" office:value="975.901">
            <text:p>975.901</text:p>
          </table:table-cell>
          <table:table-cell table:formula="of:=ABS([.D975]-[.D974])" office:value-type="float" office:value="3.43500000000006">
            <text:p>3.435</text:p>
          </table:table-cell>
          <table:table-cell/>
          <table:table-cell office:value-type="float" office:value="952383.563">
            <text:p>952383.563</text:p>
          </table:table-cell>
          <table:table-cell table:formula="of:=ABS([.G975]-[.G974])" office:value-type="float" office:value="6715.81200000003">
            <text:p>6715.812</text:p>
          </table:table-cell>
          <table:table-cell table:number-columns-repeated="1016"/>
        </table:table-row>
        <table:table-row table:style-name="ro2">
          <table:table-cell office:value-type="float" office:value="335970">
            <text:p>335970</text:p>
          </table:table-cell>
          <table:table-cell table:formula="of:=[.A976]-[.A975]" office:value-type="float" office:value="102">
            <text:p>102</text:p>
          </table:table-cell>
          <table:table-cell/>
          <table:table-cell office:value-type="float" office:value="972.466">
            <text:p>972.466</text:p>
          </table:table-cell>
          <table:table-cell table:formula="of:=ABS([.D976]-[.D975])" office:value-type="float" office:value="3.43499999999995">
            <text:p>3.435</text:p>
          </table:table-cell>
          <table:table-cell/>
          <table:table-cell office:value-type="float" office:value="945690.063">
            <text:p>945690.063</text:p>
          </table:table-cell>
          <table:table-cell table:formula="of:=ABS([.G976]-[.G975])" office:value-type="float" office:value="6693.5">
            <text:p>6693.500</text:p>
          </table:table-cell>
          <table:table-cell table:number-columns-repeated="1016"/>
        </table:table-row>
        <table:table-row table:style-name="ro2">
          <table:table-cell office:value-type="float" office:value="336080">
            <text:p>336080</text:p>
          </table:table-cell>
          <table:table-cell table:formula="of:=[.A977]-[.A976]" office:value-type="float" office:value="110">
            <text:p>110</text:p>
          </table:table-cell>
          <table:table-cell/>
          <table:table-cell office:value-type="float" office:value="969.034">
            <text:p>969.034</text:p>
          </table:table-cell>
          <table:table-cell table:formula="of:=ABS([.D977]-[.D976])" office:value-type="float" office:value="3.43200000000002">
            <text:p>3.432</text:p>
          </table:table-cell>
          <table:table-cell/>
          <table:table-cell office:value-type="float" office:value="939026.438">
            <text:p>939026.438</text:p>
          </table:table-cell>
          <table:table-cell table:formula="of:=ABS([.G977]-[.G976])" office:value-type="float" office:value="6663.625">
            <text:p>6663.625</text:p>
          </table:table-cell>
          <table:table-cell table:number-columns-repeated="1016"/>
        </table:table-row>
        <table:table-row table:style-name="ro2">
          <table:table-cell office:value-type="float" office:value="336192">
            <text:p>336192</text:p>
          </table:table-cell>
          <table:table-cell table:formula="of:=[.A978]-[.A977]" office:value-type="float" office:value="112">
            <text:p>112</text:p>
          </table:table-cell>
          <table:table-cell/>
          <table:table-cell office:value-type="float" office:value="965.603">
            <text:p>965.603</text:p>
          </table:table-cell>
          <table:table-cell table:formula="of:=ABS([.D978]-[.D977])" office:value-type="float" office:value="3.43100000000004">
            <text:p>3.431</text:p>
          </table:table-cell>
          <table:table-cell/>
          <table:table-cell office:value-type="float" office:value="932389.688">
            <text:p>932389.688</text:p>
          </table:table-cell>
          <table:table-cell table:formula="of:=ABS([.G978]-[.G977])" office:value-type="float" office:value="6636.75">
            <text:p>6636.750</text:p>
          </table:table-cell>
          <table:table-cell table:number-columns-repeated="1016"/>
        </table:table-row>
        <table:table-row table:style-name="ro2">
          <table:table-cell office:value-type="float" office:value="336305">
            <text:p>336305</text:p>
          </table:table-cell>
          <table:table-cell table:formula="of:=[.A979]-[.A978]" office:value-type="float" office:value="113">
            <text:p>113</text:p>
          </table:table-cell>
          <table:table-cell/>
          <table:table-cell office:value-type="float" office:value="962.111">
            <text:p>962.111</text:p>
          </table:table-cell>
          <table:table-cell table:formula="of:=ABS([.D979]-[.D978])" office:value-type="float" office:value="3.49199999999996">
            <text:p>3.492</text:p>
          </table:table-cell>
          <table:table-cell/>
          <table:table-cell office:value-type="float" office:value="925657.25">
            <text:p>925657.250</text:p>
          </table:table-cell>
          <table:table-cell table:formula="of:=ABS([.G979]-[.G978])" office:value-type="float" office:value="6732.43799999997">
            <text:p>6732.438</text:p>
          </table:table-cell>
          <table:table-cell table:number-columns-repeated="1016"/>
        </table:table-row>
        <table:table-row table:style-name="ro2">
          <table:table-cell office:value-type="float" office:value="336409">
            <text:p>336409</text:p>
          </table:table-cell>
          <table:table-cell table:formula="of:=[.A980]-[.A979]" office:value-type="float" office:value="104">
            <text:p>104</text:p>
          </table:table-cell>
          <table:table-cell/>
          <table:table-cell office:value-type="float" office:value="958.734">
            <text:p>958.734</text:p>
          </table:table-cell>
          <table:table-cell table:formula="of:=ABS([.D980]-[.D979])" office:value-type="float" office:value="3.37699999999995">
            <text:p>3.377</text:p>
          </table:table-cell>
          <table:table-cell/>
          <table:table-cell office:value-type="float" office:value="919171.813">
            <text:p>919171.813</text:p>
          </table:table-cell>
          <table:table-cell table:formula="of:=ABS([.G980]-[.G979])" office:value-type="float" office:value="6485.43700000004">
            <text:p>6485.437</text:p>
          </table:table-cell>
          <table:table-cell table:number-columns-repeated="1016"/>
        </table:table-row>
        <table:table-row table:style-name="ro2">
          <table:table-cell office:value-type="float" office:value="336510">
            <text:p>336510</text:p>
          </table:table-cell>
          <table:table-cell table:formula="of:=[.A981]-[.A980]" office:value-type="float" office:value="101">
            <text:p>101</text:p>
          </table:table-cell>
          <table:table-cell/>
          <table:table-cell office:value-type="float" office:value="955.3">
            <text:p>955.300</text:p>
          </table:table-cell>
          <table:table-cell table:formula="of:=ABS([.D981]-[.D980])" office:value-type="float" office:value="3.43400000000008">
            <text:p>3.434</text:p>
          </table:table-cell>
          <table:table-cell/>
          <table:table-cell office:value-type="float" office:value="912598.375">
            <text:p>912598.375</text:p>
          </table:table-cell>
          <table:table-cell table:formula="of:=ABS([.G981]-[.G980])" office:value-type="float" office:value="6573.43799999997">
            <text:p>6573.438</text:p>
          </table:table-cell>
          <table:table-cell table:number-columns-repeated="1016"/>
        </table:table-row>
        <table:table-row table:style-name="ro2">
          <table:table-cell office:value-type="float" office:value="336620">
            <text:p>336620</text:p>
          </table:table-cell>
          <table:table-cell table:formula="of:=[.A982]-[.A981]" office:value-type="float" office:value="110">
            <text:p>110</text:p>
          </table:table-cell>
          <table:table-cell/>
          <table:table-cell office:value-type="float" office:value="951.866">
            <text:p>951.866</text:p>
          </table:table-cell>
          <table:table-cell table:formula="of:=ABS([.D982]-[.D981])" office:value-type="float" office:value="3.43399999999997">
            <text:p>3.434</text:p>
          </table:table-cell>
          <table:table-cell/>
          <table:table-cell office:value-type="float" office:value="906048.438">
            <text:p>906048.438</text:p>
          </table:table-cell>
          <table:table-cell table:formula="of:=ABS([.G982]-[.G981])" office:value-type="float" office:value="6549.93700000003">
            <text:p>6549.937</text:p>
          </table:table-cell>
          <table:table-cell table:number-columns-repeated="1016"/>
        </table:table-row>
        <table:table-row table:style-name="ro2">
          <table:table-cell office:value-type="float" office:value="336731">
            <text:p>336731</text:p>
          </table:table-cell>
          <table:table-cell table:formula="of:=[.A983]-[.A982]" office:value-type="float" office:value="111">
            <text:p>111</text:p>
          </table:table-cell>
          <table:table-cell/>
          <table:table-cell office:value-type="float" office:value="948.431">
            <text:p>948.431</text:p>
          </table:table-cell>
          <table:table-cell table:formula="of:=ABS([.D983]-[.D982])" office:value-type="float" office:value="3.43499999999995">
            <text:p>3.435</text:p>
          </table:table-cell>
          <table:table-cell/>
          <table:table-cell office:value-type="float" office:value="899522.188">
            <text:p>899522.188</text:p>
          </table:table-cell>
          <table:table-cell table:formula="of:=ABS([.G983]-[.G982])" office:value-type="float" office:value="6526.25">
            <text:p>6526.250</text:p>
          </table:table-cell>
          <table:table-cell table:number-columns-repeated="1016"/>
        </table:table-row>
        <table:table-row table:style-name="ro2">
          <table:table-cell office:value-type="float" office:value="336835">
            <text:p>336835</text:p>
          </table:table-cell>
          <table:table-cell table:formula="of:=[.A984]-[.A983]" office:value-type="float" office:value="104">
            <text:p>104</text:p>
          </table:table-cell>
          <table:table-cell/>
          <table:table-cell office:value-type="float" office:value="944.997">
            <text:p>944.997</text:p>
          </table:table-cell>
          <table:table-cell table:formula="of:=ABS([.D984]-[.D983])" office:value-type="float" office:value="3.43400000000008">
            <text:p>3.434</text:p>
          </table:table-cell>
          <table:table-cell/>
          <table:table-cell office:value-type="float" office:value="893019.5">
            <text:p>893019.500</text:p>
          </table:table-cell>
          <table:table-cell table:formula="of:=ABS([.G984]-[.G983])" office:value-type="float" office:value="6502.68799999997">
            <text:p>6502.688</text:p>
          </table:table-cell>
          <table:table-cell table:number-columns-repeated="1016"/>
        </table:table-row>
        <table:table-row table:style-name="ro2">
          <table:table-cell office:value-type="float" office:value="336939">
            <text:p>336939</text:p>
          </table:table-cell>
          <table:table-cell table:formula="of:=[.A985]-[.A984]" office:value-type="float" office:value="104">
            <text:p>104</text:p>
          </table:table-cell>
          <table:table-cell/>
          <table:table-cell office:value-type="float" office:value="941.563">
            <text:p>941.563</text:p>
          </table:table-cell>
          <table:table-cell table:formula="of:=ABS([.D985]-[.D984])" office:value-type="float" office:value="3.43399999999997">
            <text:p>3.434</text:p>
          </table:table-cell>
          <table:table-cell/>
          <table:table-cell office:value-type="float" office:value="886540.438">
            <text:p>886540.438</text:p>
          </table:table-cell>
          <table:table-cell table:formula="of:=ABS([.G985]-[.G984])" office:value-type="float" office:value="6479.06200000003">
            <text:p>6479.062</text:p>
          </table:table-cell>
          <table:table-cell table:number-columns-repeated="1016"/>
        </table:table-row>
        <table:table-row table:style-name="ro2">
          <table:table-cell office:value-type="float" office:value="337045">
            <text:p>337045</text:p>
          </table:table-cell>
          <table:table-cell table:formula="of:=[.A986]-[.A985]" office:value-type="float" office:value="106">
            <text:p>106</text:p>
          </table:table-cell>
          <table:table-cell/>
          <table:table-cell office:value-type="float" office:value="938.129">
            <text:p>938.129</text:p>
          </table:table-cell>
          <table:table-cell table:formula="of:=ABS([.D986]-[.D985])" office:value-type="float" office:value="3.43399999999997">
            <text:p>3.434</text:p>
          </table:table-cell>
          <table:table-cell/>
          <table:table-cell office:value-type="float" office:value="880085.313">
            <text:p>880085.313</text:p>
          </table:table-cell>
          <table:table-cell table:formula="of:=ABS([.G986]-[.G985])" office:value-type="float" office:value="6455.125">
            <text:p>6455.125</text:p>
          </table:table-cell>
          <table:table-cell table:number-columns-repeated="1016"/>
        </table:table-row>
        <table:table-row table:style-name="ro2">
          <table:table-cell office:value-type="float" office:value="337154">
            <text:p>337154</text:p>
          </table:table-cell>
          <table:table-cell table:formula="of:=[.A987]-[.A986]" office:value-type="float" office:value="109">
            <text:p>109</text:p>
          </table:table-cell>
          <table:table-cell/>
          <table:table-cell office:value-type="float" office:value="934.695">
            <text:p>934.695</text:p>
          </table:table-cell>
          <table:table-cell table:formula="of:=ABS([.D987]-[.D986])" office:value-type="float" office:value="3.43399999999997">
            <text:p>3.434</text:p>
          </table:table-cell>
          <table:table-cell/>
          <table:table-cell office:value-type="float" office:value="873654.25">
            <text:p>873654.250</text:p>
          </table:table-cell>
          <table:table-cell table:formula="of:=ABS([.G987]-[.G986])" office:value-type="float" office:value="6431.06299999997">
            <text:p>6431.063</text:p>
          </table:table-cell>
          <table:table-cell table:number-columns-repeated="1016"/>
        </table:table-row>
        <table:table-row table:style-name="ro2">
          <table:table-cell office:value-type="float" office:value="337255">
            <text:p>337255</text:p>
          </table:table-cell>
          <table:table-cell table:formula="of:=[.A988]-[.A987]" office:value-type="float" office:value="101">
            <text:p>101</text:p>
          </table:table-cell>
          <table:table-cell/>
          <table:table-cell office:value-type="float" office:value="931.261">
            <text:p>931.261</text:p>
          </table:table-cell>
          <table:table-cell table:formula="of:=ABS([.D988]-[.D987])" office:value-type="float" office:value="3.43400000000008">
            <text:p>3.434</text:p>
          </table:table-cell>
          <table:table-cell/>
          <table:table-cell office:value-type="float" office:value="867246.188">
            <text:p>867246.188</text:p>
          </table:table-cell>
          <table:table-cell table:formula="of:=ABS([.G988]-[.G987])" office:value-type="float" office:value="6408.06200000004">
            <text:p>6408.062</text:p>
          </table:table-cell>
          <table:table-cell table:number-columns-repeated="1016"/>
        </table:table-row>
        <table:table-row table:style-name="ro2">
          <table:table-cell office:value-type="float" office:value="337356">
            <text:p>337356</text:p>
          </table:table-cell>
          <table:table-cell table:formula="of:=[.A989]-[.A988]" office:value-type="float" office:value="101">
            <text:p>101</text:p>
          </table:table-cell>
          <table:table-cell/>
          <table:table-cell office:value-type="float" office:value="927.827">
            <text:p>927.827</text:p>
          </table:table-cell>
          <table:table-cell table:formula="of:=ABS([.D989]-[.D988])" office:value-type="float" office:value="3.43399999999997">
            <text:p>3.434</text:p>
          </table:table-cell>
          <table:table-cell/>
          <table:table-cell office:value-type="float" office:value="860862.375">
            <text:p>860862.375</text:p>
          </table:table-cell>
          <table:table-cell table:formula="of:=ABS([.G989]-[.G988])" office:value-type="float" office:value="6383.81299999997">
            <text:p>6383.813</text:p>
          </table:table-cell>
          <table:table-cell table:number-columns-repeated="1016"/>
        </table:table-row>
        <table:table-row table:style-name="ro2">
          <table:table-cell office:value-type="float" office:value="337458">
            <text:p>337458</text:p>
          </table:table-cell>
          <table:table-cell table:formula="of:=[.A990]-[.A989]" office:value-type="float" office:value="102">
            <text:p>102</text:p>
          </table:table-cell>
          <table:table-cell/>
          <table:table-cell office:value-type="float" office:value="924.393">
            <text:p>924.393</text:p>
          </table:table-cell>
          <table:table-cell table:formula="of:=ABS([.D990]-[.D989])" office:value-type="float" office:value="3.43399999999997">
            <text:p>3.434</text:p>
          </table:table-cell>
          <table:table-cell/>
          <table:table-cell office:value-type="float" office:value="854501.625">
            <text:p>854501.625</text:p>
          </table:table-cell>
          <table:table-cell table:formula="of:=ABS([.G990]-[.G989])" office:value-type="float" office:value="6360.75">
            <text:p>6360.750</text:p>
          </table:table-cell>
          <table:table-cell table:number-columns-repeated="1016"/>
        </table:table-row>
        <table:table-row table:style-name="ro2">
          <table:table-cell office:value-type="float" office:value="337566">
            <text:p>337566</text:p>
          </table:table-cell>
          <table:table-cell table:formula="of:=[.A991]-[.A990]" office:value-type="float" office:value="108">
            <text:p>108</text:p>
          </table:table-cell>
          <table:table-cell/>
          <table:table-cell office:value-type="float" office:value="920.959">
            <text:p>920.959</text:p>
          </table:table-cell>
          <table:table-cell table:formula="of:=ABS([.D991]-[.D990])" office:value-type="float" office:value="3.43400000000008">
            <text:p>3.434</text:p>
          </table:table-cell>
          <table:table-cell/>
          <table:table-cell office:value-type="float" office:value="848165.625">
            <text:p>848165.625</text:p>
          </table:table-cell>
          <table:table-cell table:formula="of:=ABS([.G991]-[.G990])" office:value-type="float" office:value="6336">
            <text:p>6336.000</text:p>
          </table:table-cell>
          <table:table-cell table:number-columns-repeated="1016"/>
        </table:table-row>
        <table:table-row table:style-name="ro2">
          <table:table-cell office:value-type="float" office:value="337676">
            <text:p>337676</text:p>
          </table:table-cell>
          <table:table-cell table:formula="of:=[.A992]-[.A991]" office:value-type="float" office:value="110">
            <text:p>110</text:p>
          </table:table-cell>
          <table:table-cell/>
          <table:table-cell office:value-type="float" office:value="917.526">
            <text:p>917.526</text:p>
          </table:table-cell>
          <table:table-cell table:formula="of:=ABS([.D992]-[.D991])" office:value-type="float" office:value="3.43299999999999">
            <text:p>3.433</text:p>
          </table:table-cell>
          <table:table-cell/>
          <table:table-cell office:value-type="float" office:value="841854.25">
            <text:p>841854.250</text:p>
          </table:table-cell>
          <table:table-cell table:formula="of:=ABS([.G992]-[.G991])" office:value-type="float" office:value="6311.375">
            <text:p>6311.375</text:p>
          </table:table-cell>
          <table:table-cell table:number-columns-repeated="1016"/>
        </table:table-row>
        <table:table-row table:style-name="ro2">
          <table:table-cell office:value-type="float" office:value="337782">
            <text:p>337782</text:p>
          </table:table-cell>
          <table:table-cell table:formula="of:=[.A993]-[.A992]" office:value-type="float" office:value="106">
            <text:p>106</text:p>
          </table:table-cell>
          <table:table-cell/>
          <table:table-cell office:value-type="float" office:value="914.093">
            <text:p>914.093</text:p>
          </table:table-cell>
          <table:table-cell table:formula="of:=ABS([.D993]-[.D992])" office:value-type="float" office:value="3.43299999999999">
            <text:p>3.433</text:p>
          </table:table-cell>
          <table:table-cell/>
          <table:table-cell office:value-type="float" office:value="835565.313">
            <text:p>835565.313</text:p>
          </table:table-cell>
          <table:table-cell table:formula="of:=ABS([.G993]-[.G992])" office:value-type="float" office:value="6288.93700000003">
            <text:p>6288.937</text:p>
          </table:table-cell>
          <table:table-cell table:number-columns-repeated="1016"/>
        </table:table-row>
        <table:table-row table:style-name="ro2">
          <table:table-cell office:value-type="float" office:value="337892">
            <text:p>337892</text:p>
          </table:table-cell>
          <table:table-cell table:formula="of:=[.A994]-[.A993]" office:value-type="float" office:value="110">
            <text:p>110</text:p>
          </table:table-cell>
          <table:table-cell/>
          <table:table-cell office:value-type="float" office:value="910.659">
            <text:p>910.659</text:p>
          </table:table-cell>
          <table:table-cell table:formula="of:=ABS([.D994]-[.D993])" office:value-type="float" office:value="3.43399999999997">
            <text:p>3.434</text:p>
          </table:table-cell>
          <table:table-cell/>
          <table:table-cell office:value-type="float" office:value="829299.375">
            <text:p>829299.375</text:p>
          </table:table-cell>
          <table:table-cell table:formula="of:=ABS([.G994]-[.G993])" office:value-type="float" office:value="6265.93799999997">
            <text:p>6265.938</text:p>
          </table:table-cell>
          <table:table-cell table:number-columns-repeated="1016"/>
        </table:table-row>
        <table:table-row table:style-name="ro2">
          <table:table-cell office:value-type="float" office:value="338003">
            <text:p>338003</text:p>
          </table:table-cell>
          <table:table-cell table:formula="of:=[.A995]-[.A994]" office:value-type="float" office:value="111">
            <text:p>111</text:p>
          </table:table-cell>
          <table:table-cell/>
          <table:table-cell office:value-type="float" office:value="907.227">
            <text:p>907.227</text:p>
          </table:table-cell>
          <table:table-cell table:formula="of:=ABS([.D995]-[.D994])" office:value-type="float" office:value="3.43200000000002">
            <text:p>3.432</text:p>
          </table:table-cell>
          <table:table-cell/>
          <table:table-cell office:value-type="float" office:value="823060.125">
            <text:p>823060.125</text:p>
          </table:table-cell>
          <table:table-cell table:formula="of:=ABS([.G995]-[.G994])" office:value-type="float" office:value="6239.25">
            <text:p>6239.250</text:p>
          </table:table-cell>
          <table:table-cell table:number-columns-repeated="1016"/>
        </table:table-row>
        <table:table-row table:style-name="ro2">
          <table:table-cell office:value-type="float" office:value="338112">
            <text:p>338112</text:p>
          </table:table-cell>
          <table:table-cell table:formula="of:=[.A996]-[.A995]" office:value-type="float" office:value="109">
            <text:p>109</text:p>
          </table:table-cell>
          <table:table-cell/>
          <table:table-cell office:value-type="float" office:value="903.795">
            <text:p>903.795</text:p>
          </table:table-cell>
          <table:table-cell table:formula="of:=ABS([.D996]-[.D995])" office:value-type="float" office:value="3.43200000000002">
            <text:p>3.432</text:p>
          </table:table-cell>
          <table:table-cell/>
          <table:table-cell office:value-type="float" office:value="816844.938">
            <text:p>816844.938</text:p>
          </table:table-cell>
          <table:table-cell table:formula="of:=ABS([.G996]-[.G995])" office:value-type="float" office:value="6215.18700000004">
            <text:p>6215.187</text:p>
          </table:table-cell>
          <table:table-cell table:number-columns-repeated="1016"/>
        </table:table-row>
        <table:table-row table:style-name="ro2">
          <table:table-cell office:value-type="float" office:value="338222">
            <text:p>338222</text:p>
          </table:table-cell>
          <table:table-cell table:formula="of:=[.A997]-[.A996]" office:value-type="float" office:value="110">
            <text:p>110</text:p>
          </table:table-cell>
          <table:table-cell/>
          <table:table-cell office:value-type="float" office:value="900.362">
            <text:p>900.362</text:p>
          </table:table-cell>
          <table:table-cell table:formula="of:=ABS([.D997]-[.D996])" office:value-type="float" office:value="3.43299999999999">
            <text:p>3.433</text:p>
          </table:table-cell>
          <table:table-cell/>
          <table:table-cell office:value-type="float" office:value="810651.875">
            <text:p>810651.875</text:p>
          </table:table-cell>
          <table:table-cell table:formula="of:=ABS([.G997]-[.G996])" office:value-type="float" office:value="6193.06299999997">
            <text:p>6193.063</text:p>
          </table:table-cell>
          <table:table-cell table:number-columns-repeated="1016"/>
        </table:table-row>
        <table:table-row table:style-name="ro2">
          <table:table-cell office:value-type="float" office:value="338326">
            <text:p>338326</text:p>
          </table:table-cell>
          <table:table-cell table:formula="of:=[.A998]-[.A997]" office:value-type="float" office:value="104">
            <text:p>104</text:p>
          </table:table-cell>
          <table:table-cell/>
          <table:table-cell office:value-type="float" office:value="896.928">
            <text:p>896.928</text:p>
          </table:table-cell>
          <table:table-cell table:formula="of:=ABS([.D998]-[.D997])" office:value-type="float" office:value="3.43399999999997">
            <text:p>3.434</text:p>
          </table:table-cell>
          <table:table-cell/>
          <table:table-cell office:value-type="float" office:value="804480.063">
            <text:p>804480.063</text:p>
          </table:table-cell>
          <table:table-cell table:formula="of:=ABS([.G998]-[.G997])" office:value-type="float" office:value="6171.81200000004">
            <text:p>6171.812</text:p>
          </table:table-cell>
          <table:table-cell table:number-columns-repeated="1016"/>
        </table:table-row>
        <table:table-row table:style-name="ro2">
          <table:table-cell office:value-type="float" office:value="338429">
            <text:p>338429</text:p>
          </table:table-cell>
          <table:table-cell table:formula="of:=[.A999]-[.A998]" office:value-type="float" office:value="103">
            <text:p>103</text:p>
          </table:table-cell>
          <table:table-cell/>
          <table:table-cell office:value-type="float" office:value="893.498">
            <text:p>893.498</text:p>
          </table:table-cell>
          <table:table-cell table:formula="of:=ABS([.D999]-[.D998])" office:value-type="float" office:value="3.42999999999995">
            <text:p>3.430</text:p>
          </table:table-cell>
          <table:table-cell/>
          <table:table-cell office:value-type="float" office:value="798339.563">
            <text:p>798339.563</text:p>
          </table:table-cell>
          <table:table-cell table:formula="of:=ABS([.G999]-[.G998])" office:value-type="float" office:value="6140.5">
            <text:p>6140.500</text:p>
          </table:table-cell>
          <table:table-cell table:number-columns-repeated="1016"/>
        </table:table-row>
        <table:table-row table:style-name="ro2">
          <table:table-cell office:value-type="float" office:value="338541">
            <text:p>338541</text:p>
          </table:table-cell>
          <table:table-cell table:formula="of:=[.A1000]-[.A999]" office:value-type="float" office:value="112">
            <text:p>112</text:p>
          </table:table-cell>
          <table:table-cell/>
          <table:table-cell office:value-type="float" office:value="890.006">
            <text:p>890.006</text:p>
          </table:table-cell>
          <table:table-cell table:formula="of:=ABS([.D1000]-[.D999])" office:value-type="float" office:value="3.49200000000008">
            <text:p>3.492</text:p>
          </table:table-cell>
          <table:table-cell/>
          <table:table-cell office:value-type="float" office:value="792111.375">
            <text:p>792111.375</text:p>
          </table:table-cell>
          <table:table-cell table:formula="of:=ABS([.G1000]-[.G999])" office:value-type="float" office:value="6228.18799999997">
            <text:p>6228.188</text:p>
          </table:table-cell>
          <table:table-cell table:number-columns-repeated="1016"/>
        </table:table-row>
        <table:table-row table:style-name="ro2">
          <table:table-cell office:value-type="float" office:value="338642">
            <text:p>338642</text:p>
          </table:table-cell>
          <table:table-cell table:formula="of:=[.A1001]-[.A1000]" office:value-type="float" office:value="101">
            <text:p>101</text:p>
          </table:table-cell>
          <table:table-cell/>
          <table:table-cell office:value-type="float" office:value="886.639">
            <text:p>886.639</text:p>
          </table:table-cell>
          <table:table-cell table:formula="of:=ABS([.D1001]-[.D1000])" office:value-type="float" office:value="3.36699999999996">
            <text:p>3.367</text:p>
          </table:table-cell>
          <table:table-cell/>
          <table:table-cell office:value-type="float" office:value="786129">
            <text:p>786129.000</text:p>
          </table:table-cell>
          <table:table-cell table:formula="of:=ABS([.G1001]-[.G1000])" office:value-type="float" office:value="5982.375">
            <text:p>5982.375</text:p>
          </table:table-cell>
          <table:table-cell table:number-columns-repeated="1016"/>
        </table:table-row>
        <table:table-row table:style-name="ro2">
          <table:table-cell office:value-type="float" office:value="338902">
            <text:p>338902</text:p>
          </table:table-cell>
          <table:table-cell table:formula="of:=[.A1002]-[.A1001]" office:value-type="float" office:value="260">
            <text:p>260</text:p>
          </table:table-cell>
          <table:table-cell/>
          <table:table-cell office:value-type="float" office:value="883.206">
            <text:p>883.206</text:p>
          </table:table-cell>
          <table:table-cell table:formula="of:=ABS([.D1002]-[.D1001])" office:value-type="float" office:value="3.43299999999999">
            <text:p>3.433</text:p>
          </table:table-cell>
          <table:table-cell/>
          <table:table-cell office:value-type="float" office:value="780053.625">
            <text:p>780053.625</text:p>
          </table:table-cell>
          <table:table-cell table:formula="of:=ABS([.G1002]-[.G1001])" office:value-type="float" office:value="6075.375">
            <text:p>6075.375</text:p>
          </table:table-cell>
          <table:table-cell table:number-columns-repeated="1016"/>
        </table:table-row>
        <table:table-row table:style-name="ro2">
          <table:table-cell office:value-type="float" office:value="339006">
            <text:p>339006</text:p>
          </table:table-cell>
          <table:table-cell table:formula="of:=[.A1003]-[.A1002]" office:value-type="float" office:value="104">
            <text:p>104</text:p>
          </table:table-cell>
          <table:table-cell/>
          <table:table-cell office:value-type="float" office:value="879.773">
            <text:p>879.773</text:p>
          </table:table-cell>
          <table:table-cell table:formula="of:=ABS([.D1003]-[.D1002])" office:value-type="float" office:value="3.43299999999999">
            <text:p>3.433</text:p>
          </table:table-cell>
          <table:table-cell/>
          <table:table-cell office:value-type="float" office:value="774000.813">
            <text:p>774000.813</text:p>
          </table:table-cell>
          <table:table-cell table:formula="of:=ABS([.G1003]-[.G1002])" office:value-type="float" office:value="6052.81200000003">
            <text:p>6052.812</text:p>
          </table:table-cell>
          <table:table-cell table:number-columns-repeated="1016"/>
        </table:table-row>
        <table:table-row table:style-name="ro2">
          <table:table-cell office:value-type="float" office:value="339115">
            <text:p>339115</text:p>
          </table:table-cell>
          <table:table-cell table:formula="of:=[.A1004]-[.A1003]" office:value-type="float" office:value="109">
            <text:p>109</text:p>
          </table:table-cell>
          <table:table-cell/>
          <table:table-cell office:value-type="float" office:value="876.339">
            <text:p>876.339</text:p>
          </table:table-cell>
          <table:table-cell table:formula="of:=ABS([.D1004]-[.D1003])" office:value-type="float" office:value="3.43399999999997">
            <text:p>3.434</text:p>
          </table:table-cell>
          <table:table-cell/>
          <table:table-cell office:value-type="float" office:value="767970.688">
            <text:p>767970.688</text:p>
          </table:table-cell>
          <table:table-cell table:formula="of:=ABS([.G1004]-[.G1003])" office:value-type="float" office:value="6030.125">
            <text:p>6030.125</text:p>
          </table:table-cell>
          <table:table-cell table:number-columns-repeated="1016"/>
        </table:table-row>
        <table:table-row table:style-name="ro2">
          <table:table-cell office:value-type="float" office:value="339226">
            <text:p>339226</text:p>
          </table:table-cell>
          <table:table-cell table:formula="of:=[.A1005]-[.A1004]" office:value-type="float" office:value="111">
            <text:p>111</text:p>
          </table:table-cell>
          <table:table-cell/>
          <table:table-cell office:value-type="float" office:value="872.905">
            <text:p>872.905</text:p>
          </table:table-cell>
          <table:table-cell table:formula="of:=ABS([.D1005]-[.D1004])" office:value-type="float" office:value="3.43400000000008">
            <text:p>3.434</text:p>
          </table:table-cell>
          <table:table-cell/>
          <table:table-cell office:value-type="float" office:value="761962.875">
            <text:p>761962.875</text:p>
          </table:table-cell>
          <table:table-cell table:formula="of:=ABS([.G1005]-[.G1004])" office:value-type="float" office:value="6007.81299999997">
            <text:p>6007.813</text:p>
          </table:table-cell>
          <table:table-cell table:number-columns-repeated="1016"/>
        </table:table-row>
        <table:table-row table:style-name="ro2">
          <table:table-cell office:value-type="float" office:value="339327">
            <text:p>339327</text:p>
          </table:table-cell>
          <table:table-cell table:formula="of:=[.A1006]-[.A1005]" office:value-type="float" office:value="101">
            <text:p>101</text:p>
          </table:table-cell>
          <table:table-cell/>
          <table:table-cell office:value-type="float" office:value="869.47">
            <text:p>869.470</text:p>
          </table:table-cell>
          <table:table-cell table:formula="of:=ABS([.D1006]-[.D1005])" office:value-type="float" office:value="3.43499999999995">
            <text:p>3.435</text:p>
          </table:table-cell>
          <table:table-cell/>
          <table:table-cell office:value-type="float" office:value="755978.438">
            <text:p>755978.438</text:p>
          </table:table-cell>
          <table:table-cell table:formula="of:=ABS([.G1006]-[.G1005])" office:value-type="float" office:value="5984.43700000003">
            <text:p>5984.437</text:p>
          </table:table-cell>
          <table:table-cell table:number-columns-repeated="1016"/>
        </table:table-row>
        <table:table-row table:style-name="ro2">
          <table:table-cell office:value-type="float" office:value="339429">
            <text:p>339429</text:p>
          </table:table-cell>
          <table:table-cell table:formula="of:=[.A1007]-[.A1006]" office:value-type="float" office:value="102">
            <text:p>102</text:p>
          </table:table-cell>
          <table:table-cell/>
          <table:table-cell office:value-type="float" office:value="866.036">
            <text:p>866.036</text:p>
          </table:table-cell>
          <table:table-cell table:formula="of:=ABS([.D1007]-[.D1006])" office:value-type="float" office:value="3.43400000000008">
            <text:p>3.434</text:p>
          </table:table-cell>
          <table:table-cell/>
          <table:table-cell office:value-type="float" office:value="750017.563">
            <text:p>750017.563</text:p>
          </table:table-cell>
          <table:table-cell table:formula="of:=ABS([.G1007]-[.G1006])" office:value-type="float" office:value="5960.875">
            <text:p>5960.875</text:p>
          </table:table-cell>
          <table:table-cell table:number-columns-repeated="1016"/>
        </table:table-row>
        <table:table-row table:style-name="ro2">
          <table:table-cell office:value-type="float" office:value="339537">
            <text:p>339537</text:p>
          </table:table-cell>
          <table:table-cell table:formula="of:=[.A1008]-[.A1007]" office:value-type="float" office:value="108">
            <text:p>108</text:p>
          </table:table-cell>
          <table:table-cell/>
          <table:table-cell office:value-type="float" office:value="862.601">
            <text:p>862.601</text:p>
          </table:table-cell>
          <table:table-cell table:formula="of:=ABS([.D1008]-[.D1007])" office:value-type="float" office:value="3.43499999999995">
            <text:p>3.435</text:p>
          </table:table-cell>
          <table:table-cell/>
          <table:table-cell office:value-type="float" office:value="744080.688">
            <text:p>744080.688</text:p>
          </table:table-cell>
          <table:table-cell table:formula="of:=ABS([.G1008]-[.G1007])" office:value-type="float" office:value="5936.875">
            <text:p>5936.875</text:p>
          </table:table-cell>
          <table:table-cell table:number-columns-repeated="1016"/>
        </table:table-row>
        <table:table-row table:style-name="ro2">
          <table:table-cell office:value-type="float" office:value="339648">
            <text:p>339648</text:p>
          </table:table-cell>
          <table:table-cell table:formula="of:=[.A1009]-[.A1008]" office:value-type="float" office:value="111">
            <text:p>111</text:p>
          </table:table-cell>
          <table:table-cell/>
          <table:table-cell office:value-type="float" office:value="859.166">
            <text:p>859.166</text:p>
          </table:table-cell>
          <table:table-cell table:formula="of:=ABS([.D1009]-[.D1008])" office:value-type="float" office:value="3.43499999999995">
            <text:p>3.435</text:p>
          </table:table-cell>
          <table:table-cell/>
          <table:table-cell office:value-type="float" office:value="738166.125">
            <text:p>738166.125</text:p>
          </table:table-cell>
          <table:table-cell table:formula="of:=ABS([.G1009]-[.G1008])" office:value-type="float" office:value="5914.56299999997">
            <text:p>5914.563</text:p>
          </table:table-cell>
          <table:table-cell table:number-columns-repeated="1016"/>
        </table:table-row>
        <table:table-row table:style-name="ro2">
          <table:table-cell office:value-type="float" office:value="339750">
            <text:p>339750</text:p>
          </table:table-cell>
          <table:table-cell table:formula="of:=[.A1010]-[.A1009]" office:value-type="float" office:value="102">
            <text:p>102</text:p>
          </table:table-cell>
          <table:table-cell/>
          <table:table-cell office:value-type="float" office:value="855.729">
            <text:p>855.729</text:p>
          </table:table-cell>
          <table:table-cell table:formula="of:=ABS([.D1010]-[.D1009])" office:value-type="float" office:value="3.43700000000001">
            <text:p>3.437</text:p>
          </table:table-cell>
          <table:table-cell/>
          <table:table-cell office:value-type="float" office:value="732272.375">
            <text:p>732272.375</text:p>
          </table:table-cell>
          <table:table-cell table:formula="of:=ABS([.G1010]-[.G1009])" office:value-type="float" office:value="5893.75">
            <text:p>5893.750</text:p>
          </table:table-cell>
          <table:table-cell table:number-columns-repeated="1016"/>
        </table:table-row>
        <table:table-row table:style-name="ro2">
          <table:table-cell office:value-type="float" office:value="339853">
            <text:p>339853</text:p>
          </table:table-cell>
          <table:table-cell table:formula="of:=[.A1011]-[.A1010]" office:value-type="float" office:value="103">
            <text:p>103</text:p>
          </table:table-cell>
          <table:table-cell/>
          <table:table-cell office:value-type="float" office:value="852.293">
            <text:p>852.293</text:p>
          </table:table-cell>
          <table:table-cell table:formula="of:=ABS([.D1011]-[.D1010])" office:value-type="float" office:value="3.43600000000004">
            <text:p>3.436</text:p>
          </table:table-cell>
          <table:table-cell/>
          <table:table-cell office:value-type="float" office:value="726402.688">
            <text:p>726402.688</text:p>
          </table:table-cell>
          <table:table-cell table:formula="of:=ABS([.G1011]-[.G1010])" office:value-type="float" office:value="5869.68700000003">
            <text:p>5869.687</text:p>
          </table:table-cell>
          <table:table-cell table:number-columns-repeated="1016"/>
        </table:table-row>
        <table:table-row table:style-name="ro2">
          <table:table-cell office:value-type="float" office:value="339965">
            <text:p>339965</text:p>
          </table:table-cell>
          <table:table-cell table:formula="of:=[.A1012]-[.A1011]" office:value-type="float" office:value="112">
            <text:p>112</text:p>
          </table:table-cell>
          <table:table-cell/>
          <table:table-cell office:value-type="float" office:value="848.867">
            <text:p>848.867</text:p>
          </table:table-cell>
          <table:table-cell table:formula="of:=ABS([.D1012]-[.D1011])" office:value-type="float" office:value="3.42600000000004">
            <text:p>3.426</text:p>
          </table:table-cell>
          <table:table-cell/>
          <table:table-cell office:value-type="float" office:value="720575.813">
            <text:p>720575.813</text:p>
          </table:table-cell>
          <table:table-cell table:formula="of:=ABS([.G1012]-[.G1011])" office:value-type="float" office:value="5826.875">
            <text:p>5826.875</text:p>
          </table:table-cell>
          <table:table-cell table:number-columns-repeated="1016"/>
        </table:table-row>
        <table:table-row table:style-name="ro2">
          <table:table-cell office:value-type="float" office:value="340076">
            <text:p>340076</text:p>
          </table:table-cell>
          <table:table-cell table:formula="of:=[.A1013]-[.A1012]" office:value-type="float" office:value="111">
            <text:p>111</text:p>
          </table:table-cell>
          <table:table-cell/>
          <table:table-cell office:value-type="float" office:value="845.446">
            <text:p>845.446</text:p>
          </table:table-cell>
          <table:table-cell table:formula="of:=ABS([.D1013]-[.D1012])" office:value-type="float" office:value="3.42099999999994">
            <text:p>3.421</text:p>
          </table:table-cell>
          <table:table-cell/>
          <table:table-cell office:value-type="float" office:value="714778.188">
            <text:p>714778.188</text:p>
          </table:table-cell>
          <table:table-cell table:formula="of:=ABS([.G1013]-[.G1012])" office:value-type="float" office:value="5797.625">
            <text:p>5797.625</text:p>
          </table:table-cell>
          <table:table-cell table:number-columns-repeated="1016"/>
        </table:table-row>
        <table:table-row table:style-name="ro2">
          <table:table-cell office:value-type="float" office:value="340181">
            <text:p>340181</text:p>
          </table:table-cell>
          <table:table-cell table:formula="of:=[.A1014]-[.A1013]" office:value-type="float" office:value="105">
            <text:p>105</text:p>
          </table:table-cell>
          <table:table-cell/>
          <table:table-cell office:value-type="float" office:value="842.019">
            <text:p>842.019</text:p>
          </table:table-cell>
          <table:table-cell table:formula="of:=ABS([.D1014]-[.D1013])" office:value-type="float" office:value="3.42700000000002">
            <text:p>3.427</text:p>
          </table:table-cell>
          <table:table-cell/>
          <table:table-cell office:value-type="float" office:value="708995.563">
            <text:p>708995.563</text:p>
          </table:table-cell>
          <table:table-cell table:formula="of:=ABS([.G1014]-[.G1013])" office:value-type="float" office:value="5782.625">
            <text:p>5782.625</text:p>
          </table:table-cell>
          <table:table-cell table:number-columns-repeated="1016"/>
        </table:table-row>
        <table:table-row table:style-name="ro2">
          <table:table-cell office:value-type="float" office:value="340292">
            <text:p>340292</text:p>
          </table:table-cell>
          <table:table-cell table:formula="of:=[.A1015]-[.A1014]" office:value-type="float" office:value="111">
            <text:p>111</text:p>
          </table:table-cell>
          <table:table-cell/>
          <table:table-cell office:value-type="float" office:value="838.588">
            <text:p>838.588</text:p>
          </table:table-cell>
          <table:table-cell table:formula="of:=ABS([.D1015]-[.D1014])" office:value-type="float" office:value="3.43100000000004">
            <text:p>3.431</text:p>
          </table:table-cell>
          <table:table-cell/>
          <table:table-cell office:value-type="float" office:value="703230.5">
            <text:p>703230.500</text:p>
          </table:table-cell>
          <table:table-cell table:formula="of:=ABS([.G1015]-[.G1014])" office:value-type="float" office:value="5765.06299999997">
            <text:p>5765.063</text:p>
          </table:table-cell>
          <table:table-cell table:number-columns-repeated="1016"/>
        </table:table-row>
        <table:table-row table:style-name="ro2">
          <table:table-cell office:value-type="float" office:value="340399">
            <text:p>340399</text:p>
          </table:table-cell>
          <table:table-cell table:formula="of:=[.A1016]-[.A1015]" office:value-type="float" office:value="107">
            <text:p>107</text:p>
          </table:table-cell>
          <table:table-cell/>
          <table:table-cell office:value-type="float" office:value="835.158">
            <text:p>835.158</text:p>
          </table:table-cell>
          <table:table-cell table:formula="of:=ABS([.D1016]-[.D1015])" office:value-type="float" office:value="3.42999999999995">
            <text:p>3.430</text:p>
          </table:table-cell>
          <table:table-cell/>
          <table:table-cell office:value-type="float" office:value="697489.375">
            <text:p>697489.375</text:p>
          </table:table-cell>
          <table:table-cell table:formula="of:=ABS([.G1016]-[.G1015])" office:value-type="float" office:value="5741.125">
            <text:p>5741.125</text:p>
          </table:table-cell>
          <table:table-cell table:number-columns-repeated="1016"/>
        </table:table-row>
        <table:table-row table:style-name="ro2">
          <table:table-cell office:value-type="float" office:value="340500">
            <text:p>340500</text:p>
          </table:table-cell>
          <table:table-cell table:formula="of:=[.A1017]-[.A1016]" office:value-type="float" office:value="101">
            <text:p>101</text:p>
          </table:table-cell>
          <table:table-cell/>
          <table:table-cell office:value-type="float" office:value="831.724">
            <text:p>831.724</text:p>
          </table:table-cell>
          <table:table-cell table:formula="of:=ABS([.D1017]-[.D1016])" office:value-type="float" office:value="3.43399999999997">
            <text:p>3.434</text:p>
          </table:table-cell>
          <table:table-cell/>
          <table:table-cell office:value-type="float" office:value="691765.438">
            <text:p>691765.438</text:p>
          </table:table-cell>
          <table:table-cell table:formula="of:=ABS([.G1017]-[.G1016])" office:value-type="float" office:value="5723.93700000003">
            <text:p>5723.937</text:p>
          </table:table-cell>
          <table:table-cell table:number-columns-repeated="1016"/>
        </table:table-row>
        <table:table-row table:style-name="ro2">
          <table:table-cell office:value-type="float" office:value="340604">
            <text:p>340604</text:p>
          </table:table-cell>
          <table:table-cell table:formula="of:=[.A1018]-[.A1017]" office:value-type="float" office:value="104">
            <text:p>104</text:p>
          </table:table-cell>
          <table:table-cell/>
          <table:table-cell office:value-type="float" office:value="828.29">
            <text:p>828.290</text:p>
          </table:table-cell>
          <table:table-cell table:formula="of:=ABS([.D1018]-[.D1017])" office:value-type="float" office:value="3.43400000000008">
            <text:p>3.434</text:p>
          </table:table-cell>
          <table:table-cell/>
          <table:table-cell office:value-type="float" office:value="686063.875">
            <text:p>686063.875</text:p>
          </table:table-cell>
          <table:table-cell table:formula="of:=ABS([.G1018]-[.G1017])" office:value-type="float" office:value="5701.56299999997">
            <text:p>5701.563</text:p>
          </table:table-cell>
          <table:table-cell table:number-columns-repeated="1016"/>
        </table:table-row>
        <table:table-row table:style-name="ro2">
          <table:table-cell office:value-type="float" office:value="340710">
            <text:p>340710</text:p>
          </table:table-cell>
          <table:table-cell table:formula="of:=[.A1019]-[.A1018]" office:value-type="float" office:value="106">
            <text:p>106</text:p>
          </table:table-cell>
          <table:table-cell/>
          <table:table-cell office:value-type="float" office:value="824.853">
            <text:p>824.853</text:p>
          </table:table-cell>
          <table:table-cell table:formula="of:=ABS([.D1019]-[.D1018])" office:value-type="float" office:value="3.43700000000001">
            <text:p>3.437</text:p>
          </table:table-cell>
          <table:table-cell/>
          <table:table-cell office:value-type="float" office:value="680382.938">
            <text:p>680382.938</text:p>
          </table:table-cell>
          <table:table-cell table:formula="of:=ABS([.G1019]-[.G1018])" office:value-type="float" office:value="5680.93700000004">
            <text:p>5680.937</text:p>
          </table:table-cell>
          <table:table-cell table:number-columns-repeated="1016"/>
        </table:table-row>
        <table:table-row table:style-name="ro2">
          <table:table-cell office:value-type="float" office:value="340820">
            <text:p>340820</text:p>
          </table:table-cell>
          <table:table-cell table:formula="of:=[.A1020]-[.A1019]" office:value-type="float" office:value="110">
            <text:p>110</text:p>
          </table:table-cell>
          <table:table-cell/>
          <table:table-cell office:value-type="float" office:value="821.419">
            <text:p>821.419</text:p>
          </table:table-cell>
          <table:table-cell table:formula="of:=ABS([.D1020]-[.D1019])" office:value-type="float" office:value="3.43399999999997">
            <text:p>3.434</text:p>
          </table:table-cell>
          <table:table-cell/>
          <table:table-cell office:value-type="float" office:value="674728.938">
            <text:p>674728.938</text:p>
          </table:table-cell>
          <table:table-cell table:formula="of:=ABS([.G1020]-[.G1019])" office:value-type="float" office:value="5654">
            <text:p>5654.000</text:p>
          </table:table-cell>
          <table:table-cell table:number-columns-repeated="1016"/>
        </table:table-row>
        <table:table-row table:style-name="ro2">
          <table:table-cell office:value-type="float" office:value="340921">
            <text:p>340921</text:p>
          </table:table-cell>
          <table:table-cell table:formula="of:=[.A1021]-[.A1020]" office:value-type="float" office:value="101">
            <text:p>101</text:p>
          </table:table-cell>
          <table:table-cell/>
          <table:table-cell office:value-type="float" office:value="817.916">
            <text:p>817.916</text:p>
          </table:table-cell>
          <table:table-cell table:formula="of:=ABS([.D1021]-[.D1020])" office:value-type="float" office:value="3.50299999999993">
            <text:p>3.503</text:p>
          </table:table-cell>
          <table:table-cell/>
          <table:table-cell office:value-type="float" office:value="668986.625">
            <text:p>668986.625</text:p>
          </table:table-cell>
          <table:table-cell table:formula="of:=ABS([.G1021]-[.G1020])" office:value-type="float" office:value="5742.31299999997">
            <text:p>5742.313</text:p>
          </table:table-cell>
          <table:table-cell table:number-columns-repeated="1016"/>
        </table:table-row>
        <table:table-row table:style-name="ro2">
          <table:table-cell office:value-type="float" office:value="341032">
            <text:p>341032</text:p>
          </table:table-cell>
          <table:table-cell table:formula="of:=[.A1022]-[.A1021]" office:value-type="float" office:value="111">
            <text:p>111</text:p>
          </table:table-cell>
          <table:table-cell/>
          <table:table-cell office:value-type="float" office:value="814.55">
            <text:p>814.550</text:p>
          </table:table-cell>
          <table:table-cell table:formula="of:=ABS([.D1022]-[.D1021])" office:value-type="float" office:value="3.3660000000001">
            <text:p>3.366</text:p>
          </table:table-cell>
          <table:table-cell/>
          <table:table-cell office:value-type="float" office:value="663491.25">
            <text:p>663491.250</text:p>
          </table:table-cell>
          <table:table-cell table:formula="of:=ABS([.G1022]-[.G1021])" office:value-type="float" office:value="5495.375">
            <text:p>5495.375</text:p>
          </table:table-cell>
          <table:table-cell table:number-columns-repeated="1016"/>
        </table:table-row>
        <table:table-row table:style-name="ro2">
          <table:table-cell office:value-type="float" office:value="341134">
            <text:p>341134</text:p>
          </table:table-cell>
          <table:table-cell table:formula="of:=[.A1023]-[.A1022]" office:value-type="float" office:value="102">
            <text:p>102</text:p>
          </table:table-cell>
          <table:table-cell/>
          <table:table-cell office:value-type="float" office:value="811.108">
            <text:p>811.108</text:p>
          </table:table-cell>
          <table:table-cell table:formula="of:=ABS([.D1023]-[.D1022])" office:value-type="float" office:value="3.44200000000001">
            <text:p>3.442</text:p>
          </table:table-cell>
          <table:table-cell/>
          <table:table-cell office:value-type="float" office:value="657895.938">
            <text:p>657895.938</text:p>
          </table:table-cell>
          <table:table-cell table:formula="of:=ABS([.G1023]-[.G1022])" office:value-type="float" office:value="5595.31200000003">
            <text:p>5595.312</text:p>
          </table:table-cell>
          <table:table-cell table:number-columns-repeated="1016"/>
        </table:table-row>
        <table:table-row table:style-name="ro2">
          <table:table-cell office:value-type="float" office:value="341239">
            <text:p>341239</text:p>
          </table:table-cell>
          <table:table-cell table:formula="of:=[.A1024]-[.A1023]" office:value-type="float" office:value="105">
            <text:p>105</text:p>
          </table:table-cell>
          <table:table-cell/>
          <table:table-cell office:value-type="float" office:value="807.673">
            <text:p>807.673</text:p>
          </table:table-cell>
          <table:table-cell table:formula="of:=ABS([.D1024]-[.D1023])" office:value-type="float" office:value="3.43499999999995">
            <text:p>3.435</text:p>
          </table:table-cell>
          <table:table-cell/>
          <table:table-cell office:value-type="float" office:value="652335.688">
            <text:p>652335.688</text:p>
          </table:table-cell>
          <table:table-cell table:formula="of:=ABS([.G1024]-[.G1023])" office:value-type="float" office:value="5560.25">
            <text:p>5560.250</text:p>
          </table:table-cell>
          <table:table-cell table:number-columns-repeated="1016"/>
        </table:table-row>
        <table:table-row table:style-name="ro2">
          <table:table-cell office:value-type="float" office:value="341342">
            <text:p>341342</text:p>
          </table:table-cell>
          <table:table-cell table:formula="of:=[.A1025]-[.A1024]" office:value-type="float" office:value="103">
            <text:p>103</text:p>
          </table:table-cell>
          <table:table-cell/>
          <table:table-cell office:value-type="float" office:value="804.242">
            <text:p>804.242</text:p>
          </table:table-cell>
          <table:table-cell table:formula="of:=ABS([.D1025]-[.D1024])" office:value-type="float" office:value="3.43100000000004">
            <text:p>3.431</text:p>
          </table:table-cell>
          <table:table-cell/>
          <table:table-cell office:value-type="float" office:value="646805.875">
            <text:p>646805.875</text:p>
          </table:table-cell>
          <table:table-cell table:formula="of:=ABS([.G1025]-[.G1024])" office:value-type="float" office:value="5529.81299999997">
            <text:p>5529.813</text:p>
          </table:table-cell>
          <table:table-cell table:number-columns-repeated="1016"/>
        </table:table-row>
        <table:table-row table:style-name="ro2">
          <table:table-cell office:value-type="float" office:value="341445">
            <text:p>341445</text:p>
          </table:table-cell>
          <table:table-cell table:formula="of:=[.A1026]-[.A1025]" office:value-type="float" office:value="103">
            <text:p>103</text:p>
          </table:table-cell>
          <table:table-cell/>
          <table:table-cell office:value-type="float" office:value="800.812">
            <text:p>800.812</text:p>
          </table:table-cell>
          <table:table-cell table:formula="of:=ABS([.D1026]-[.D1025])" office:value-type="float" office:value="3.42999999999995">
            <text:p>3.430</text:p>
          </table:table-cell>
          <table:table-cell/>
          <table:table-cell office:value-type="float" office:value="641299.75">
            <text:p>641299.750</text:p>
          </table:table-cell>
          <table:table-cell table:formula="of:=ABS([.G1026]-[.G1025])" office:value-type="float" office:value="5506.125">
            <text:p>5506.125</text:p>
          </table:table-cell>
          <table:table-cell table:number-columns-repeated="1016"/>
        </table:table-row>
        <table:table-row table:style-name="ro2">
          <table:table-cell office:value-type="float" office:value="341551">
            <text:p>341551</text:p>
          </table:table-cell>
          <table:table-cell table:formula="of:=[.A1027]-[.A1026]" office:value-type="float" office:value="106">
            <text:p>106</text:p>
          </table:table-cell>
          <table:table-cell/>
          <table:table-cell office:value-type="float" office:value="797.385">
            <text:p>797.385</text:p>
          </table:table-cell>
          <table:table-cell table:formula="of:=ABS([.D1027]-[.D1026])" office:value-type="float" office:value="3.42700000000002">
            <text:p>3.427</text:p>
          </table:table-cell>
          <table:table-cell/>
          <table:table-cell office:value-type="float" office:value="635823.188">
            <text:p>635823.188</text:p>
          </table:table-cell>
          <table:table-cell table:formula="of:=ABS([.G1027]-[.G1026])" office:value-type="float" office:value="5476.56200000003">
            <text:p>5476.562</text:p>
          </table:table-cell>
          <table:table-cell table:number-columns-repeated="1016"/>
        </table:table-row>
        <table:table-row table:style-name="ro2">
          <table:table-cell office:value-type="float" office:value="341658">
            <text:p>341658</text:p>
          </table:table-cell>
          <table:table-cell table:formula="of:=[.A1028]-[.A1027]" office:value-type="float" office:value="107">
            <text:p>107</text:p>
          </table:table-cell>
          <table:table-cell/>
          <table:table-cell office:value-type="float" office:value="793.959">
            <text:p>793.959</text:p>
          </table:table-cell>
          <table:table-cell table:formula="of:=ABS([.D1028]-[.D1027])" office:value-type="float" office:value="3.42600000000004">
            <text:p>3.426</text:p>
          </table:table-cell>
          <table:table-cell/>
          <table:table-cell office:value-type="float" office:value="630371.313">
            <text:p>630371.313</text:p>
          </table:table-cell>
          <table:table-cell table:formula="of:=ABS([.G1028]-[.G1027])" office:value-type="float" office:value="5451.875">
            <text:p>5451.875</text:p>
          </table:table-cell>
          <table:table-cell table:number-columns-repeated="1016"/>
        </table:table-row>
        <table:table-row table:style-name="ro2">
          <table:table-cell office:value-type="float" office:value="341767">
            <text:p>341767</text:p>
          </table:table-cell>
          <table:table-cell table:formula="of:=[.A1029]-[.A1028]" office:value-type="float" office:value="109">
            <text:p>109</text:p>
          </table:table-cell>
          <table:table-cell/>
          <table:table-cell office:value-type="float" office:value="790.53">
            <text:p>790.530</text:p>
          </table:table-cell>
          <table:table-cell table:formula="of:=ABS([.D1029]-[.D1028])" office:value-type="float" office:value="3.42899999999997">
            <text:p>3.429</text:p>
          </table:table-cell>
          <table:table-cell/>
          <table:table-cell office:value-type="float" office:value="624938.25">
            <text:p>624938.250</text:p>
          </table:table-cell>
          <table:table-cell table:formula="of:=ABS([.G1029]-[.G1028])" office:value-type="float" office:value="5433.06299999997">
            <text:p>5433.063</text:p>
          </table:table-cell>
          <table:table-cell table:number-columns-repeated="1016"/>
        </table:table-row>
        <table:table-row table:style-name="ro2">
          <table:table-cell office:value-type="float" office:value="341870">
            <text:p>341870</text:p>
          </table:table-cell>
          <table:table-cell table:formula="of:=[.A1030]-[.A1029]" office:value-type="float" office:value="103">
            <text:p>103</text:p>
          </table:table-cell>
          <table:table-cell/>
          <table:table-cell office:value-type="float" office:value="787.1">
            <text:p>787.100</text:p>
          </table:table-cell>
          <table:table-cell table:formula="of:=ABS([.D1030]-[.D1029])" office:value-type="float" office:value="3.42999999999995">
            <text:p>3.430</text:p>
          </table:table-cell>
          <table:table-cell/>
          <table:table-cell office:value-type="float" office:value="619526.813">
            <text:p>619526.813</text:p>
          </table:table-cell>
          <table:table-cell table:formula="of:=ABS([.G1030]-[.G1029])" office:value-type="float" office:value="5411.43700000003">
            <text:p>5411.437</text:p>
          </table:table-cell>
          <table:table-cell table:number-columns-repeated="1016"/>
        </table:table-row>
        <table:table-row table:style-name="ro2">
          <table:table-cell office:value-type="float" office:value="341983">
            <text:p>341983</text:p>
          </table:table-cell>
          <table:table-cell table:formula="of:=[.A1031]-[.A1030]" office:value-type="float" office:value="113">
            <text:p>113</text:p>
          </table:table-cell>
          <table:table-cell/>
          <table:table-cell office:value-type="float" office:value="783.663">
            <text:p>783.663</text:p>
          </table:table-cell>
          <table:table-cell table:formula="of:=ABS([.D1031]-[.D1030])" office:value-type="float" office:value="3.43700000000001">
            <text:p>3.437</text:p>
          </table:table-cell>
          <table:table-cell/>
          <table:table-cell office:value-type="float" office:value="614128.313">
            <text:p>614128.313</text:p>
          </table:table-cell>
          <table:table-cell table:formula="of:=ABS([.G1031]-[.G1030])" office:value-type="float" office:value="5398.5">
            <text:p>5398.500</text:p>
          </table:table-cell>
          <table:table-cell table:number-columns-repeated="1016"/>
        </table:table-row>
        <table:table-row table:style-name="ro2">
          <table:table-cell office:value-type="float" office:value="342093">
            <text:p>342093</text:p>
          </table:table-cell>
          <table:table-cell table:formula="of:=[.A1032]-[.A1031]" office:value-type="float" office:value="110">
            <text:p>110</text:p>
          </table:table-cell>
          <table:table-cell/>
          <table:table-cell office:value-type="float" office:value="780.225">
            <text:p>780.225</text:p>
          </table:table-cell>
          <table:table-cell table:formula="of:=ABS([.D1032]-[.D1031])" office:value-type="float" office:value="3.43799999999999">
            <text:p>3.438</text:p>
          </table:table-cell>
          <table:table-cell/>
          <table:table-cell office:value-type="float" office:value="608751.188">
            <text:p>608751.188</text:p>
          </table:table-cell>
          <table:table-cell table:formula="of:=ABS([.G1032]-[.G1031])" office:value-type="float" office:value="5377.125">
            <text:p>5377.125</text:p>
          </table:table-cell>
          <table:table-cell table:number-columns-repeated="1016"/>
        </table:table-row>
        <table:table-row table:style-name="ro2">
          <table:table-cell office:value-type="float" office:value="342195">
            <text:p>342195</text:p>
          </table:table-cell>
          <table:table-cell table:formula="of:=[.A1033]-[.A1032]" office:value-type="float" office:value="102">
            <text:p>102</text:p>
          </table:table-cell>
          <table:table-cell/>
          <table:table-cell office:value-type="float" office:value="776.793">
            <text:p>776.793</text:p>
          </table:table-cell>
          <table:table-cell table:formula="of:=ABS([.D1033]-[.D1032])" office:value-type="float" office:value="3.43200000000002">
            <text:p>3.432</text:p>
          </table:table-cell>
          <table:table-cell/>
          <table:table-cell office:value-type="float" office:value="603407.625">
            <text:p>603407.625</text:p>
          </table:table-cell>
          <table:table-cell table:formula="of:=ABS([.G1033]-[.G1032])" office:value-type="float" office:value="5343.56299999997">
            <text:p>5343.563</text:p>
          </table:table-cell>
          <table:table-cell table:number-columns-repeated="1016"/>
        </table:table-row>
        <table:table-row table:style-name="ro2">
          <table:table-cell office:value-type="float" office:value="342299">
            <text:p>342299</text:p>
          </table:table-cell>
          <table:table-cell table:formula="of:=[.A1034]-[.A1033]" office:value-type="float" office:value="104">
            <text:p>104</text:p>
          </table:table-cell>
          <table:table-cell/>
          <table:table-cell office:value-type="float" office:value="773.366">
            <text:p>773.366</text:p>
          </table:table-cell>
          <table:table-cell table:formula="of:=ABS([.D1034]-[.D1033])" office:value-type="float" office:value="3.42700000000002">
            <text:p>3.427</text:p>
          </table:table-cell>
          <table:table-cell/>
          <table:table-cell office:value-type="float" office:value="598095.563">
            <text:p>598095.563</text:p>
          </table:table-cell>
          <table:table-cell table:formula="of:=ABS([.G1034]-[.G1033])" office:value-type="float" office:value="5312.06200000004">
            <text:p>5312.062</text:p>
          </table:table-cell>
          <table:table-cell table:number-columns-repeated="1016"/>
        </table:table-row>
        <table:table-row table:style-name="ro2">
          <table:table-cell office:value-type="float" office:value="342406">
            <text:p>342406</text:p>
          </table:table-cell>
          <table:table-cell table:formula="of:=[.A1035]-[.A1034]" office:value-type="float" office:value="107">
            <text:p>107</text:p>
          </table:table-cell>
          <table:table-cell/>
          <table:table-cell office:value-type="float" office:value="769.94">
            <text:p>769.940</text:p>
          </table:table-cell>
          <table:table-cell table:formula="of:=ABS([.D1035]-[.D1034])" office:value-type="float" office:value="3.42599999999993">
            <text:p>3.426</text:p>
          </table:table-cell>
          <table:table-cell/>
          <table:table-cell office:value-type="float" office:value="592808.063">
            <text:p>592808.063</text:p>
          </table:table-cell>
          <table:table-cell table:formula="of:=ABS([.G1035]-[.G1034])" office:value-type="float" office:value="5287.5">
            <text:p>5287.500</text:p>
          </table:table-cell>
          <table:table-cell table:number-columns-repeated="1016"/>
        </table:table-row>
        <table:table-row table:style-name="ro2">
          <table:table-cell office:value-type="float" office:value="342515">
            <text:p>342515</text:p>
          </table:table-cell>
          <table:table-cell table:formula="of:=[.A1036]-[.A1035]" office:value-type="float" office:value="109">
            <text:p>109</text:p>
          </table:table-cell>
          <table:table-cell/>
          <table:table-cell office:value-type="float" office:value="766.516">
            <text:p>766.516</text:p>
          </table:table-cell>
          <table:table-cell table:formula="of:=ABS([.D1036]-[.D1035])" office:value-type="float" office:value="3.42400000000009">
            <text:p>3.424</text:p>
          </table:table-cell>
          <table:table-cell/>
          <table:table-cell office:value-type="float" office:value="587547.25">
            <text:p>587547.250</text:p>
          </table:table-cell>
          <table:table-cell table:formula="of:=ABS([.G1036]-[.G1035])" office:value-type="float" office:value="5260.81299999997">
            <text:p>5260.813</text:p>
          </table:table-cell>
          <table:table-cell table:number-columns-repeated="1016"/>
        </table:table-row>
        <table:table-row table:style-name="ro2">
          <table:table-cell office:value-type="float" office:value="342620">
            <text:p>342620</text:p>
          </table:table-cell>
          <table:table-cell table:formula="of:=[.A1037]-[.A1036]" office:value-type="float" office:value="105">
            <text:p>105</text:p>
          </table:table-cell>
          <table:table-cell/>
          <table:table-cell office:value-type="float" office:value="763.092">
            <text:p>763.092</text:p>
          </table:table-cell>
          <table:table-cell table:formula="of:=ABS([.D1037]-[.D1036])" office:value-type="float" office:value="3.42399999999998">
            <text:p>3.424</text:p>
          </table:table-cell>
          <table:table-cell/>
          <table:table-cell office:value-type="float" office:value="582309.75">
            <text:p>582309.750</text:p>
          </table:table-cell>
          <table:table-cell table:formula="of:=ABS([.G1037]-[.G1036])" office:value-type="float" office:value="5237.5">
            <text:p>5237.500</text:p>
          </table:table-cell>
          <table:table-cell table:number-columns-repeated="1016"/>
        </table:table-row>
        <table:table-row table:style-name="ro2">
          <table:table-cell office:value-type="float" office:value="342727">
            <text:p>342727</text:p>
          </table:table-cell>
          <table:table-cell table:formula="of:=[.A1038]-[.A1037]" office:value-type="float" office:value="107">
            <text:p>107</text:p>
          </table:table-cell>
          <table:table-cell/>
          <table:table-cell office:value-type="float" office:value="759.659">
            <text:p>759.659</text:p>
          </table:table-cell>
          <table:table-cell table:formula="of:=ABS([.D1038]-[.D1037])" office:value-type="float" office:value="3.43299999999999">
            <text:p>3.433</text:p>
          </table:table-cell>
          <table:table-cell/>
          <table:table-cell office:value-type="float" office:value="577081.688">
            <text:p>577081.688</text:p>
          </table:table-cell>
          <table:table-cell table:formula="of:=ABS([.G1038]-[.G1037])" office:value-type="float" office:value="5228.06200000003">
            <text:p>5228.062</text:p>
          </table:table-cell>
          <table:table-cell table:number-columns-repeated="1016"/>
        </table:table-row>
        <table:table-row table:style-name="ro2">
          <table:table-cell office:value-type="float" office:value="342833">
            <text:p>342833</text:p>
          </table:table-cell>
          <table:table-cell table:formula="of:=[.A1039]-[.A1038]" office:value-type="float" office:value="106">
            <text:p>106</text:p>
          </table:table-cell>
          <table:table-cell/>
          <table:table-cell office:value-type="float" office:value="756.225">
            <text:p>756.225</text:p>
          </table:table-cell>
          <table:table-cell table:formula="of:=ABS([.D1039]-[.D1038])" office:value-type="float" office:value="3.43399999999997">
            <text:p>3.434</text:p>
          </table:table-cell>
          <table:table-cell/>
          <table:table-cell office:value-type="float" office:value="571876.125">
            <text:p>571876.125</text:p>
          </table:table-cell>
          <table:table-cell table:formula="of:=ABS([.G1039]-[.G1038])" office:value-type="float" office:value="5205.56299999997">
            <text:p>5205.563</text:p>
          </table:table-cell>
          <table:table-cell table:number-columns-repeated="1016"/>
        </table:table-row>
        <table:table-row table:style-name="ro2">
          <table:table-cell office:value-type="float" office:value="342934">
            <text:p>342934</text:p>
          </table:table-cell>
          <table:table-cell table:formula="of:=[.A1040]-[.A1039]" office:value-type="float" office:value="101">
            <text:p>101</text:p>
          </table:table-cell>
          <table:table-cell/>
          <table:table-cell office:value-type="float" office:value="752.783">
            <text:p>752.783</text:p>
          </table:table-cell>
          <table:table-cell table:formula="of:=ABS([.D1040]-[.D1039])" office:value-type="float" office:value="3.44200000000001">
            <text:p>3.442</text:p>
          </table:table-cell>
          <table:table-cell/>
          <table:table-cell office:value-type="float" office:value="566681.5">
            <text:p>566681.500</text:p>
          </table:table-cell>
          <table:table-cell table:formula="of:=ABS([.G1040]-[.G1039])" office:value-type="float" office:value="5194.625">
            <text:p>5194.625</text:p>
          </table:table-cell>
          <table:table-cell table:number-columns-repeated="1016"/>
        </table:table-row>
        <table:table-row table:style-name="ro2">
          <table:table-cell office:value-type="float" office:value="343040">
            <text:p>343040</text:p>
          </table:table-cell>
          <table:table-cell table:formula="of:=[.A1041]-[.A1040]" office:value-type="float" office:value="106">
            <text:p>106</text:p>
          </table:table-cell>
          <table:table-cell/>
          <table:table-cell office:value-type="float" office:value="749.332">
            <text:p>749.332</text:p>
          </table:table-cell>
          <table:table-cell table:formula="of:=ABS([.D1041]-[.D1040])" office:value-type="float" office:value="3.45100000000002">
            <text:p>3.451</text:p>
          </table:table-cell>
          <table:table-cell/>
          <table:table-cell office:value-type="float" office:value="561499.063">
            <text:p>561499.063</text:p>
          </table:table-cell>
          <table:table-cell table:formula="of:=ABS([.G1041]-[.G1040])" office:value-type="float" office:value="5182.43700000004">
            <text:p>5182.437</text:p>
          </table:table-cell>
          <table:table-cell table:number-columns-repeated="1016"/>
        </table:table-row>
        <table:table-row table:style-name="ro2">
          <table:table-cell office:value-type="float" office:value="343150">
            <text:p>343150</text:p>
          </table:table-cell>
          <table:table-cell table:formula="of:=[.A1042]-[.A1041]" office:value-type="float" office:value="110">
            <text:p>110</text:p>
          </table:table-cell>
          <table:table-cell/>
          <table:table-cell office:value-type="float" office:value="745.806">
            <text:p>745.806</text:p>
          </table:table-cell>
          <table:table-cell table:formula="of:=ABS([.D1042]-[.D1041])" office:value-type="float" office:value="3.52599999999995">
            <text:p>3.526</text:p>
          </table:table-cell>
          <table:table-cell/>
          <table:table-cell office:value-type="float" office:value="556226.875">
            <text:p>556226.875</text:p>
          </table:table-cell>
          <table:table-cell table:formula="of:=ABS([.G1042]-[.G1041])" office:value-type="float" office:value="5272.18799999997">
            <text:p>5272.188</text:p>
          </table:table-cell>
          <table:table-cell table:number-columns-repeated="1016"/>
        </table:table-row>
        <table:table-row table:style-name="ro2">
          <table:table-cell office:value-type="float" office:value="343257">
            <text:p>343257</text:p>
          </table:table-cell>
          <table:table-cell table:formula="of:=[.A1043]-[.A1042]" office:value-type="float" office:value="107">
            <text:p>107</text:p>
          </table:table-cell>
          <table:table-cell/>
          <table:table-cell office:value-type="float" office:value="742.454">
            <text:p>742.454</text:p>
          </table:table-cell>
          <table:table-cell table:formula="of:=ABS([.D1043]-[.D1042])" office:value-type="float" office:value="3.35200000000009">
            <text:p>3.352</text:p>
          </table:table-cell>
          <table:table-cell/>
          <table:table-cell office:value-type="float" office:value="551238.563">
            <text:p>551238.563</text:p>
          </table:table-cell>
          <table:table-cell table:formula="of:=ABS([.G1043]-[.G1042])" office:value-type="float" office:value="4988.31200000003">
            <text:p>4988.312</text:p>
          </table:table-cell>
          <table:table-cell table:number-columns-repeated="1016"/>
        </table:table-row>
        <table:table-row table:style-name="ro2">
          <table:table-cell office:value-type="float" office:value="343358">
            <text:p>343358</text:p>
          </table:table-cell>
          <table:table-cell table:formula="of:=[.A1044]-[.A1043]" office:value-type="float" office:value="101">
            <text:p>101</text:p>
          </table:table-cell>
          <table:table-cell/>
          <table:table-cell office:value-type="float" office:value="739.021">
            <text:p>739.021</text:p>
          </table:table-cell>
          <table:table-cell table:formula="of:=ABS([.D1044]-[.D1043])" office:value-type="float" office:value="3.43299999999999">
            <text:p>3.433</text:p>
          </table:table-cell>
          <table:table-cell/>
          <table:table-cell office:value-type="float" office:value="546152.563">
            <text:p>546152.563</text:p>
          </table:table-cell>
          <table:table-cell table:formula="of:=ABS([.G1044]-[.G1043])" office:value-type="float" office:value="5086">
            <text:p>5086.000</text:p>
          </table:table-cell>
          <table:table-cell table:number-columns-repeated="1016"/>
        </table:table-row>
        <table:table-row table:style-name="ro2">
          <table:table-cell office:value-type="float" office:value="343459">
            <text:p>343459</text:p>
          </table:table-cell>
          <table:table-cell table:formula="of:=[.A1045]-[.A1044]" office:value-type="float" office:value="101">
            <text:p>101</text:p>
          </table:table-cell>
          <table:table-cell/>
          <table:table-cell office:value-type="float" office:value="735.588">
            <text:p>735.588</text:p>
          </table:table-cell>
          <table:table-cell table:formula="of:=ABS([.D1045]-[.D1044])" office:value-type="float" office:value="3.43299999999999">
            <text:p>3.433</text:p>
          </table:table-cell>
          <table:table-cell/>
          <table:table-cell office:value-type="float" office:value="541089.563">
            <text:p>541089.563</text:p>
          </table:table-cell>
          <table:table-cell table:formula="of:=ABS([.G1045]-[.G1044])" office:value-type="float" office:value="5063">
            <text:p>5063.000</text:p>
          </table:table-cell>
          <table:table-cell table:number-columns-repeated="1016"/>
        </table:table-row>
        <table:table-row table:style-name="ro2">
          <table:table-cell office:value-type="float" office:value="343569">
            <text:p>343569</text:p>
          </table:table-cell>
          <table:table-cell table:formula="of:=[.A1046]-[.A1045]" office:value-type="float" office:value="110">
            <text:p>110</text:p>
          </table:table-cell>
          <table:table-cell/>
          <table:table-cell office:value-type="float" office:value="732.158">
            <text:p>732.158</text:p>
          </table:table-cell>
          <table:table-cell table:formula="of:=ABS([.D1046]-[.D1045])" office:value-type="float" office:value="3.42999999999995">
            <text:p>3.430</text:p>
          </table:table-cell>
          <table:table-cell/>
          <table:table-cell office:value-type="float" office:value="536055.75">
            <text:p>536055.750</text:p>
          </table:table-cell>
          <table:table-cell table:formula="of:=ABS([.G1046]-[.G1045])" office:value-type="float" office:value="5033.81299999997">
            <text:p>5033.813</text:p>
          </table:table-cell>
          <table:table-cell table:number-columns-repeated="1016"/>
        </table:table-row>
        <table:table-row table:style-name="ro2">
          <table:table-cell office:value-type="float" office:value="343674">
            <text:p>343674</text:p>
          </table:table-cell>
          <table:table-cell table:formula="of:=[.A1047]-[.A1046]" office:value-type="float" office:value="105">
            <text:p>105</text:p>
          </table:table-cell>
          <table:table-cell/>
          <table:table-cell office:value-type="float" office:value="728.732">
            <text:p>728.732</text:p>
          </table:table-cell>
          <table:table-cell table:formula="of:=ABS([.D1047]-[.D1046])" office:value-type="float" office:value="3.42600000000004">
            <text:p>3.426</text:p>
          </table:table-cell>
          <table:table-cell/>
          <table:table-cell office:value-type="float" office:value="531050.5">
            <text:p>531050.500</text:p>
          </table:table-cell>
          <table:table-cell table:formula="of:=ABS([.G1047]-[.G1046])" office:value-type="float" office:value="5005.25">
            <text:p>5005.250</text:p>
          </table:table-cell>
          <table:table-cell table:number-columns-repeated="1016"/>
        </table:table-row>
        <table:table-row table:style-name="ro2">
          <table:table-cell office:value-type="float" office:value="343780">
            <text:p>343780</text:p>
          </table:table-cell>
          <table:table-cell table:formula="of:=[.A1048]-[.A1047]" office:value-type="float" office:value="106">
            <text:p>106</text:p>
          </table:table-cell>
          <table:table-cell/>
          <table:table-cell office:value-type="float" office:value="725.307">
            <text:p>725.307</text:p>
          </table:table-cell>
          <table:table-cell table:formula="of:=ABS([.D1048]-[.D1047])" office:value-type="float" office:value="3.42499999999995">
            <text:p>3.425</text:p>
          </table:table-cell>
          <table:table-cell/>
          <table:table-cell office:value-type="float" office:value="526070.688">
            <text:p>526070.688</text:p>
          </table:table-cell>
          <table:table-cell table:formula="of:=ABS([.G1048]-[.G1047])" office:value-type="float" office:value="4979.81200000003">
            <text:p>4979.812</text:p>
          </table:table-cell>
          <table:table-cell table:number-columns-repeated="1016"/>
        </table:table-row>
        <table:table-row table:style-name="ro2">
          <table:table-cell office:value-type="float" office:value="343893">
            <text:p>343893</text:p>
          </table:table-cell>
          <table:table-cell table:formula="of:=[.A1049]-[.A1048]" office:value-type="float" office:value="113">
            <text:p>113</text:p>
          </table:table-cell>
          <table:table-cell/>
          <table:table-cell office:value-type="float" office:value="721.887">
            <text:p>721.887</text:p>
          </table:table-cell>
          <table:table-cell table:formula="of:=ABS([.D1049]-[.D1048])" office:value-type="float" office:value="3.42000000000007">
            <text:p>3.420</text:p>
          </table:table-cell>
          <table:table-cell/>
          <table:table-cell office:value-type="float" office:value="521121.063">
            <text:p>521121.063</text:p>
          </table:table-cell>
          <table:table-cell table:formula="of:=ABS([.G1049]-[.G1048])" office:value-type="float" office:value="4949.62499999994">
            <text:p>4949.625</text:p>
          </table:table-cell>
          <table:table-cell table:number-columns-repeated="1016"/>
        </table:table-row>
        <table:table-row table:style-name="ro2">
          <table:table-cell office:value-type="float" office:value="344000">
            <text:p>344000</text:p>
          </table:table-cell>
          <table:table-cell table:formula="of:=[.A1050]-[.A1049]" office:value-type="float" office:value="107">
            <text:p>107</text:p>
          </table:table-cell>
          <table:table-cell/>
          <table:table-cell office:value-type="float" office:value="718.46">
            <text:p>718.460</text:p>
          </table:table-cell>
          <table:table-cell table:formula="of:=ABS([.D1050]-[.D1049])" office:value-type="float" office:value="3.42699999999991">
            <text:p>3.427</text:p>
          </table:table-cell>
          <table:table-cell/>
          <table:table-cell office:value-type="float" office:value="516184.063">
            <text:p>516184.063</text:p>
          </table:table-cell>
          <table:table-cell table:formula="of:=ABS([.G1050]-[.G1049])" office:value-type="float" office:value="4937">
            <text:p>4937.000</text:p>
          </table:table-cell>
          <table:table-cell table:number-columns-repeated="1016"/>
        </table:table-row>
        <table:table-row table:style-name="ro2">
          <table:table-cell office:value-type="float" office:value="344104">
            <text:p>344104</text:p>
          </table:table-cell>
          <table:table-cell table:formula="of:=[.A1051]-[.A1050]" office:value-type="float" office:value="104">
            <text:p>104</text:p>
          </table:table-cell>
          <table:table-cell/>
          <table:table-cell office:value-type="float" office:value="715.024">
            <text:p>715.024</text:p>
          </table:table-cell>
          <table:table-cell table:formula="of:=ABS([.D1051]-[.D1050])" office:value-type="float" office:value="3.43600000000004">
            <text:p>3.436</text:p>
          </table:table-cell>
          <table:table-cell/>
          <table:table-cell office:value-type="float" office:value="511259.344">
            <text:p>511259.344</text:p>
          </table:table-cell>
          <table:table-cell table:formula="of:=ABS([.G1051]-[.G1050])" office:value-type="float" office:value="4924.71900000004">
            <text:p>4924.719</text:p>
          </table:table-cell>
          <table:table-cell table:number-columns-repeated="1016"/>
        </table:table-row>
        <table:table-row table:style-name="ro2">
          <table:table-cell office:value-type="float" office:value="344208">
            <text:p>344208</text:p>
          </table:table-cell>
          <table:table-cell table:formula="of:=[.A1052]-[.A1051]" office:value-type="float" office:value="104">
            <text:p>104</text:p>
          </table:table-cell>
          <table:table-cell/>
          <table:table-cell office:value-type="float" office:value="711.583">
            <text:p>711.583</text:p>
          </table:table-cell>
          <table:table-cell table:formula="of:=ABS([.D1052]-[.D1051])" office:value-type="float" office:value="3.44100000000003">
            <text:p>3.441</text:p>
          </table:table-cell>
          <table:table-cell/>
          <table:table-cell office:value-type="float" office:value="506349.906">
            <text:p>506349.906</text:p>
          </table:table-cell>
          <table:table-cell table:formula="of:=ABS([.G1052]-[.G1051])" office:value-type="float" office:value="4909.43799999997">
            <text:p>4909.438</text:p>
          </table:table-cell>
          <table:table-cell table:number-columns-repeated="1016"/>
        </table:table-row>
        <table:table-row table:style-name="ro2">
          <table:table-cell office:value-type="float" office:value="344309">
            <text:p>344309</text:p>
          </table:table-cell>
          <table:table-cell table:formula="of:=[.A1053]-[.A1052]" office:value-type="float" office:value="101">
            <text:p>101</text:p>
          </table:table-cell>
          <table:table-cell/>
          <table:table-cell office:value-type="float" office:value="708.142">
            <text:p>708.142</text:p>
          </table:table-cell>
          <table:table-cell table:formula="of:=ABS([.D1053]-[.D1052])" office:value-type="float" office:value="3.44099999999992">
            <text:p>3.441</text:p>
          </table:table-cell>
          <table:table-cell/>
          <table:table-cell office:value-type="float" office:value="501465.188">
            <text:p>501465.188</text:p>
          </table:table-cell>
          <table:table-cell table:formula="of:=ABS([.G1053]-[.G1052])" office:value-type="float" office:value="4884.71799999999">
            <text:p>4884.718</text:p>
          </table:table-cell>
          <table:table-cell table:number-columns-repeated="1016"/>
        </table:table-row>
        <table:table-row table:style-name="ro2">
          <table:table-cell office:value-type="float" office:value="344416">
            <text:p>344416</text:p>
          </table:table-cell>
          <table:table-cell table:formula="of:=[.A1054]-[.A1053]" office:value-type="float" office:value="107">
            <text:p>107</text:p>
          </table:table-cell>
          <table:table-cell/>
          <table:table-cell office:value-type="float" office:value="704.702">
            <text:p>704.702</text:p>
          </table:table-cell>
          <table:table-cell table:formula="of:=ABS([.D1054]-[.D1053])" office:value-type="float" office:value="3.44000000000005">
            <text:p>3.440</text:p>
          </table:table-cell>
          <table:table-cell/>
          <table:table-cell office:value-type="float" office:value="496604.625">
            <text:p>496604.625</text:p>
          </table:table-cell>
          <table:table-cell table:formula="of:=ABS([.G1054]-[.G1053])" office:value-type="float" office:value="4860.56300000002">
            <text:p>4860.563</text:p>
          </table:table-cell>
          <table:table-cell table:number-columns-repeated="1016"/>
        </table:table-row>
        <table:table-row table:style-name="ro2">
          <table:table-cell office:value-type="float" office:value="344517">
            <text:p>344517</text:p>
          </table:table-cell>
          <table:table-cell table:formula="of:=[.A1055]-[.A1054]" office:value-type="float" office:value="101">
            <text:p>101</text:p>
          </table:table-cell>
          <table:table-cell/>
          <table:table-cell office:value-type="float" office:value="701.268">
            <text:p>701.268</text:p>
          </table:table-cell>
          <table:table-cell table:formula="of:=ABS([.D1055]-[.D1054])" office:value-type="float" office:value="3.43399999999997">
            <text:p>3.434</text:p>
          </table:table-cell>
          <table:table-cell/>
          <table:table-cell office:value-type="float" office:value="491776.656">
            <text:p>491776.656</text:p>
          </table:table-cell>
          <table:table-cell table:formula="of:=ABS([.G1055]-[.G1054])" office:value-type="float" office:value="4827.96899999998">
            <text:p>4827.969</text:p>
          </table:table-cell>
          <table:table-cell table:number-columns-repeated="1016"/>
        </table:table-row>
        <table:table-row table:style-name="ro2">
          <table:table-cell office:value-type="float" office:value="344619">
            <text:p>344619</text:p>
          </table:table-cell>
          <table:table-cell table:formula="of:=[.A1056]-[.A1055]" office:value-type="float" office:value="102">
            <text:p>102</text:p>
          </table:table-cell>
          <table:table-cell/>
          <table:table-cell office:value-type="float" office:value="697.836">
            <text:p>697.836</text:p>
          </table:table-cell>
          <table:table-cell table:formula="of:=ABS([.D1056]-[.D1055])" office:value-type="float" office:value="3.43200000000002">
            <text:p>3.432</text:p>
          </table:table-cell>
          <table:table-cell/>
          <table:table-cell office:value-type="float" office:value="486974.375">
            <text:p>486974.375</text:p>
          </table:table-cell>
          <table:table-cell table:formula="of:=ABS([.G1056]-[.G1055])" office:value-type="float" office:value="4802.28100000002">
            <text:p>4802.281</text:p>
          </table:table-cell>
          <table:table-cell table:number-columns-repeated="1016"/>
        </table:table-row>
        <table:table-row table:style-name="ro2">
          <table:table-cell office:value-type="float" office:value="344918">
            <text:p>344918</text:p>
          </table:table-cell>
          <table:table-cell table:formula="of:=[.A1057]-[.A1056]" office:value-type="float" office:value="299">
            <text:p>299</text:p>
          </table:table-cell>
          <table:table-cell/>
          <table:table-cell office:value-type="float" office:value="694.405">
            <text:p>694.405</text:p>
          </table:table-cell>
          <table:table-cell table:formula="of:=ABS([.D1057]-[.D1056])" office:value-type="float" office:value="3.43100000000004">
            <text:p>3.431</text:p>
          </table:table-cell>
          <table:table-cell/>
          <table:table-cell office:value-type="float" office:value="482198.406">
            <text:p>482198.406</text:p>
          </table:table-cell>
          <table:table-cell table:formula="of:=ABS([.G1057]-[.G1056])" office:value-type="float" office:value="4775.96899999998">
            <text:p>4775.969</text:p>
          </table:table-cell>
          <table:table-cell table:number-columns-repeated="1016"/>
        </table:table-row>
        <table:table-row table:style-name="ro2">
          <table:table-cell office:value-type="float" office:value="345025">
            <text:p>345025</text:p>
          </table:table-cell>
          <table:table-cell table:formula="of:=[.A1058]-[.A1057]" office:value-type="float" office:value="107">
            <text:p>107</text:p>
          </table:table-cell>
          <table:table-cell/>
          <table:table-cell office:value-type="float" office:value="690.976">
            <text:p>690.976</text:p>
          </table:table-cell>
          <table:table-cell table:formula="of:=ABS([.D1058]-[.D1057])" office:value-type="float" office:value="3.42899999999997">
            <text:p>3.429</text:p>
          </table:table-cell>
          <table:table-cell/>
          <table:table-cell office:value-type="float" office:value="477448.313">
            <text:p>477448.313</text:p>
          </table:table-cell>
          <table:table-cell table:formula="of:=ABS([.G1058]-[.G1057])" office:value-type="float" office:value="4750.09299999999">
            <text:p>4750.093</text:p>
          </table:table-cell>
          <table:table-cell table:number-columns-repeated="1016"/>
        </table:table-row>
        <table:table-row table:style-name="ro2">
          <table:table-cell office:value-type="float" office:value="345130">
            <text:p>345130</text:p>
          </table:table-cell>
          <table:table-cell table:formula="of:=[.A1059]-[.A1058]" office:value-type="float" office:value="105">
            <text:p>105</text:p>
          </table:table-cell>
          <table:table-cell/>
          <table:table-cell office:value-type="float" office:value="687.549">
            <text:p>687.549</text:p>
          </table:table-cell>
          <table:table-cell table:formula="of:=ABS([.D1059]-[.D1058])" office:value-type="float" office:value="3.42700000000002">
            <text:p>3.427</text:p>
          </table:table-cell>
          <table:table-cell/>
          <table:table-cell office:value-type="float" office:value="472723.906">
            <text:p>472723.906</text:p>
          </table:table-cell>
          <table:table-cell table:formula="of:=ABS([.G1059]-[.G1058])" office:value-type="float" office:value="4724.40700000001">
            <text:p>4724.407</text:p>
          </table:table-cell>
          <table:table-cell table:number-columns-repeated="1016"/>
        </table:table-row>
        <table:table-row table:style-name="ro2">
          <table:table-cell office:value-type="float" office:value="345234">
            <text:p>345234</text:p>
          </table:table-cell>
          <table:table-cell table:formula="of:=[.A1060]-[.A1059]" office:value-type="float" office:value="104">
            <text:p>104</text:p>
          </table:table-cell>
          <table:table-cell/>
          <table:table-cell office:value-type="float" office:value="684.119">
            <text:p>684.119</text:p>
          </table:table-cell>
          <table:table-cell table:formula="of:=ABS([.D1060]-[.D1059])" office:value-type="float" office:value="3.42999999999995">
            <text:p>3.430</text:p>
          </table:table-cell>
          <table:table-cell/>
          <table:table-cell office:value-type="float" office:value="468018.906">
            <text:p>468018.906</text:p>
          </table:table-cell>
          <table:table-cell table:formula="of:=ABS([.G1060]-[.G1059])" office:value-type="float" office:value="4705">
            <text:p>4705.000</text:p>
          </table:table-cell>
          <table:table-cell table:number-columns-repeated="1016"/>
        </table:table-row>
        <table:table-row table:style-name="ro2">
          <table:table-cell office:value-type="float" office:value="345335">
            <text:p>345335</text:p>
          </table:table-cell>
          <table:table-cell table:formula="of:=[.A1061]-[.A1060]" office:value-type="float" office:value="101">
            <text:p>101</text:p>
          </table:table-cell>
          <table:table-cell/>
          <table:table-cell office:value-type="float" office:value="680.692">
            <text:p>680.692</text:p>
          </table:table-cell>
          <table:table-cell table:formula="of:=ABS([.D1061]-[.D1060])" office:value-type="float" office:value="3.42700000000002">
            <text:p>3.427</text:p>
          </table:table-cell>
          <table:table-cell/>
          <table:table-cell office:value-type="float" office:value="463342.125">
            <text:p>463342.125</text:p>
          </table:table-cell>
          <table:table-cell table:formula="of:=ABS([.G1061]-[.G1060])" office:value-type="float" office:value="4676.78100000002">
            <text:p>4676.781</text:p>
          </table:table-cell>
          <table:table-cell table:number-columns-repeated="1016"/>
        </table:table-row>
        <table:table-row table:style-name="ro2">
          <table:table-cell office:value-type="float" office:value="345448">
            <text:p>345448</text:p>
          </table:table-cell>
          <table:table-cell table:formula="of:=[.A1062]-[.A1061]" office:value-type="float" office:value="113">
            <text:p>113</text:p>
          </table:table-cell>
          <table:table-cell/>
          <table:table-cell office:value-type="float" office:value="677.271">
            <text:p>677.271</text:p>
          </table:table-cell>
          <table:table-cell table:formula="of:=ABS([.D1062]-[.D1061])" office:value-type="float" office:value="3.42100000000005">
            <text:p>3.421</text:p>
          </table:table-cell>
          <table:table-cell/>
          <table:table-cell office:value-type="float" office:value="458695.594">
            <text:p>458695.594</text:p>
          </table:table-cell>
          <table:table-cell table:formula="of:=ABS([.G1062]-[.G1061])" office:value-type="float" office:value="4646.53100000002">
            <text:p>4646.531</text:p>
          </table:table-cell>
          <table:table-cell table:number-columns-repeated="1016"/>
        </table:table-row>
        <table:table-row table:style-name="ro2">
          <table:table-cell office:value-type="float" office:value="345554">
            <text:p>345554</text:p>
          </table:table-cell>
          <table:table-cell table:formula="of:=[.A1063]-[.A1062]" office:value-type="float" office:value="106">
            <text:p>106</text:p>
          </table:table-cell>
          <table:table-cell/>
          <table:table-cell office:value-type="float" office:value="673.76">
            <text:p>673.760</text:p>
          </table:table-cell>
          <table:table-cell table:formula="of:=ABS([.D1063]-[.D1062])" office:value-type="float" office:value="3.51099999999997">
            <text:p>3.511</text:p>
          </table:table-cell>
          <table:table-cell/>
          <table:table-cell office:value-type="float" office:value="453952.188">
            <text:p>453952.188</text:p>
          </table:table-cell>
          <table:table-cell table:formula="of:=ABS([.G1063]-[.G1062])" office:value-type="float" office:value="4743.40599999996">
            <text:p>4743.406</text:p>
          </table:table-cell>
          <table:table-cell table:number-columns-repeated="1016"/>
        </table:table-row>
        <table:table-row table:style-name="ro2">
          <table:table-cell office:value-type="float" office:value="345661">
            <text:p>345661</text:p>
          </table:table-cell>
          <table:table-cell table:formula="of:=[.A1064]-[.A1063]" office:value-type="float" office:value="107">
            <text:p>107</text:p>
          </table:table-cell>
          <table:table-cell/>
          <table:table-cell office:value-type="float" office:value="670.415">
            <text:p>670.415</text:p>
          </table:table-cell>
          <table:table-cell table:formula="of:=ABS([.D1064]-[.D1063])" office:value-type="float" office:value="3.34500000000003">
            <text:p>3.345</text:p>
          </table:table-cell>
          <table:table-cell/>
          <table:table-cell office:value-type="float" office:value="449455.813">
            <text:p>449455.813</text:p>
          </table:table-cell>
          <table:table-cell table:formula="of:=ABS([.G1064]-[.G1063])" office:value-type="float" office:value="4496.375">
            <text:p>4496.375</text:p>
          </table:table-cell>
          <table:table-cell table:number-columns-repeated="1016"/>
        </table:table-row>
        <table:table-row table:style-name="ro2">
          <table:table-cell office:value-type="float" office:value="345770">
            <text:p>345770</text:p>
          </table:table-cell>
          <table:table-cell table:formula="of:=[.A1065]-[.A1064]" office:value-type="float" office:value="109">
            <text:p>109</text:p>
          </table:table-cell>
          <table:table-cell/>
          <table:table-cell office:value-type="float" office:value="666.982">
            <text:p>666.982</text:p>
          </table:table-cell>
          <table:table-cell table:formula="of:=ABS([.D1065]-[.D1064])" office:value-type="float" office:value="3.43299999999999">
            <text:p>3.433</text:p>
          </table:table-cell>
          <table:table-cell/>
          <table:table-cell office:value-type="float" office:value="444864.688">
            <text:p>444864.688</text:p>
          </table:table-cell>
          <table:table-cell table:formula="of:=ABS([.G1065]-[.G1064])" office:value-type="float" office:value="4591.125">
            <text:p>4591.125</text:p>
          </table:table-cell>
          <table:table-cell table:number-columns-repeated="1016"/>
        </table:table-row>
        <table:table-row table:style-name="ro2">
          <table:table-cell office:value-type="float" office:value="345883">
            <text:p>345883</text:p>
          </table:table-cell>
          <table:table-cell table:formula="of:=[.A1066]-[.A1065]" office:value-type="float" office:value="113">
            <text:p>113</text:p>
          </table:table-cell>
          <table:table-cell/>
          <table:table-cell office:value-type="float" office:value="663.548">
            <text:p>663.548</text:p>
          </table:table-cell>
          <table:table-cell table:formula="of:=ABS([.D1066]-[.D1065])" office:value-type="float" office:value="3.43399999999997">
            <text:p>3.434</text:p>
          </table:table-cell>
          <table:table-cell/>
          <table:table-cell office:value-type="float" office:value="440296.156">
            <text:p>440296.156</text:p>
          </table:table-cell>
          <table:table-cell table:formula="of:=ABS([.G1066]-[.G1065])" office:value-type="float" office:value="4568.53200000001">
            <text:p>4568.532</text:p>
          </table:table-cell>
          <table:table-cell table:number-columns-repeated="1016"/>
        </table:table-row>
        <table:table-row table:style-name="ro2">
          <table:table-cell office:value-type="float" office:value="345991">
            <text:p>345991</text:p>
          </table:table-cell>
          <table:table-cell table:formula="of:=[.A1067]-[.A1066]" office:value-type="float" office:value="108">
            <text:p>108</text:p>
          </table:table-cell>
          <table:table-cell/>
          <table:table-cell office:value-type="float" office:value="660.114">
            <text:p>660.114</text:p>
          </table:table-cell>
          <table:table-cell table:formula="of:=ABS([.D1067]-[.D1066])" office:value-type="float" office:value="3.43399999999997">
            <text:p>3.434</text:p>
          </table:table-cell>
          <table:table-cell/>
          <table:table-cell office:value-type="float" office:value="435750.656">
            <text:p>435750.656</text:p>
          </table:table-cell>
          <table:table-cell table:formula="of:=ABS([.G1067]-[.G1066])" office:value-type="float" office:value="4545.5">
            <text:p>4545.500</text:p>
          </table:table-cell>
          <table:table-cell table:number-columns-repeated="1016"/>
        </table:table-row>
        <table:table-row table:style-name="ro2">
          <table:table-cell office:value-type="float" office:value="346100">
            <text:p>346100</text:p>
          </table:table-cell>
          <table:table-cell table:formula="of:=[.A1068]-[.A1067]" office:value-type="float" office:value="109">
            <text:p>109</text:p>
          </table:table-cell>
          <table:table-cell/>
          <table:table-cell office:value-type="float" office:value="656.679">
            <text:p>656.679</text:p>
          </table:table-cell>
          <table:table-cell table:formula="of:=ABS([.D1068]-[.D1067])" office:value-type="float" office:value="3.43500000000006">
            <text:p>3.435</text:p>
          </table:table-cell>
          <table:table-cell/>
          <table:table-cell office:value-type="float" office:value="431226.844">
            <text:p>431226.844</text:p>
          </table:table-cell>
          <table:table-cell table:formula="of:=ABS([.G1068]-[.G1067])" office:value-type="float" office:value="4523.81200000003">
            <text:p>4523.812</text:p>
          </table:table-cell>
          <table:table-cell table:number-columns-repeated="1016"/>
        </table:table-row>
        <table:table-row table:style-name="ro2">
          <table:table-cell office:value-type="float" office:value="346209">
            <text:p>346209</text:p>
          </table:table-cell>
          <table:table-cell table:formula="of:=[.A1069]-[.A1068]" office:value-type="float" office:value="109">
            <text:p>109</text:p>
          </table:table-cell>
          <table:table-cell/>
          <table:table-cell office:value-type="float" office:value="653.244">
            <text:p>653.244</text:p>
          </table:table-cell>
          <table:table-cell table:formula="of:=ABS([.D1069]-[.D1068])" office:value-type="float" office:value="3.43499999999995">
            <text:p>3.435</text:p>
          </table:table-cell>
          <table:table-cell/>
          <table:table-cell office:value-type="float" office:value="426728.125">
            <text:p>426728.125</text:p>
          </table:table-cell>
          <table:table-cell table:formula="of:=ABS([.G1069]-[.G1068])" office:value-type="float" office:value="4498.71899999998">
            <text:p>4498.719</text:p>
          </table:table-cell>
          <table:table-cell table:number-columns-repeated="1016"/>
        </table:table-row>
        <table:table-row table:style-name="ro2">
          <table:table-cell office:value-type="float" office:value="346320">
            <text:p>346320</text:p>
          </table:table-cell>
          <table:table-cell table:formula="of:=[.A1070]-[.A1069]" office:value-type="float" office:value="111">
            <text:p>111</text:p>
          </table:table-cell>
          <table:table-cell/>
          <table:table-cell office:value-type="float" office:value="649.818">
            <text:p>649.818</text:p>
          </table:table-cell>
          <table:table-cell table:formula="of:=ABS([.D1070]-[.D1069])" office:value-type="float" office:value="3.42600000000004">
            <text:p>3.426</text:p>
          </table:table-cell>
          <table:table-cell/>
          <table:table-cell office:value-type="float" office:value="422263.719">
            <text:p>422263.719</text:p>
          </table:table-cell>
          <table:table-cell table:formula="of:=ABS([.G1070]-[.G1069])" office:value-type="float" office:value="4464.40600000002">
            <text:p>4464.406</text:p>
          </table:table-cell>
          <table:table-cell table:number-columns-repeated="1016"/>
        </table:table-row>
        <table:table-row table:style-name="ro2">
          <table:table-cell office:value-type="float" office:value="346429">
            <text:p>346429</text:p>
          </table:table-cell>
          <table:table-cell table:formula="of:=[.A1071]-[.A1070]" office:value-type="float" office:value="109">
            <text:p>109</text:p>
          </table:table-cell>
          <table:table-cell/>
          <table:table-cell office:value-type="float" office:value="646.398">
            <text:p>646.398</text:p>
          </table:table-cell>
          <table:table-cell table:formula="of:=ABS([.D1071]-[.D1070])" office:value-type="float" office:value="3.41999999999996">
            <text:p>3.420</text:p>
          </table:table-cell>
          <table:table-cell/>
          <table:table-cell office:value-type="float" office:value="417830.031">
            <text:p>417830.031</text:p>
          </table:table-cell>
          <table:table-cell table:formula="of:=ABS([.G1071]-[.G1070])" office:value-type="float" office:value="4433.68799999997">
            <text:p>4433.688</text:p>
          </table:table-cell>
          <table:table-cell table:number-columns-repeated="1016"/>
        </table:table-row>
        <table:table-row table:style-name="ro2">
          <table:table-cell office:value-type="float" office:value="346536">
            <text:p>346536</text:p>
          </table:table-cell>
          <table:table-cell table:formula="of:=[.A1072]-[.A1071]" office:value-type="float" office:value="107">
            <text:p>107</text:p>
          </table:table-cell>
          <table:table-cell/>
          <table:table-cell office:value-type="float" office:value="642.974">
            <text:p>642.974</text:p>
          </table:table-cell>
          <table:table-cell table:formula="of:=ABS([.D1072]-[.D1071])" office:value-type="float" office:value="3.42399999999998">
            <text:p>3.424</text:p>
          </table:table-cell>
          <table:table-cell/>
          <table:table-cell office:value-type="float" office:value="413415.781">
            <text:p>413415.781</text:p>
          </table:table-cell>
          <table:table-cell table:formula="of:=ABS([.G1072]-[.G1071])" office:value-type="float" office:value="4414.25">
            <text:p>4414.250</text:p>
          </table:table-cell>
          <table:table-cell table:number-columns-repeated="1016"/>
        </table:table-row>
        <table:table-row table:style-name="ro2">
          <table:table-cell office:value-type="float" office:value="346646">
            <text:p>346646</text:p>
          </table:table-cell>
          <table:table-cell table:formula="of:=[.A1073]-[.A1072]" office:value-type="float" office:value="110">
            <text:p>110</text:p>
          </table:table-cell>
          <table:table-cell/>
          <table:table-cell office:value-type="float" office:value="639.546">
            <text:p>639.546</text:p>
          </table:table-cell>
          <table:table-cell table:formula="of:=ABS([.D1073]-[.D1072])" office:value-type="float" office:value="3.428">
            <text:p>3.428</text:p>
          </table:table-cell>
          <table:table-cell/>
          <table:table-cell office:value-type="float" office:value="409018.469">
            <text:p>409018.469</text:p>
          </table:table-cell>
          <table:table-cell table:formula="of:=ABS([.G1073]-[.G1072])" office:value-type="float" office:value="4397.31200000003">
            <text:p>4397.312</text:p>
          </table:table-cell>
          <table:table-cell table:number-columns-repeated="1016"/>
        </table:table-row>
        <table:table-row table:style-name="ro2">
          <table:table-cell office:value-type="float" office:value="346751">
            <text:p>346751</text:p>
          </table:table-cell>
          <table:table-cell table:formula="of:=[.A1074]-[.A1073]" office:value-type="float" office:value="105">
            <text:p>105</text:p>
          </table:table-cell>
          <table:table-cell/>
          <table:table-cell office:value-type="float" office:value="636.116">
            <text:p>636.116</text:p>
          </table:table-cell>
          <table:table-cell table:formula="of:=ABS([.D1074]-[.D1073])" office:value-type="float" office:value="3.43000000000006">
            <text:p>3.430</text:p>
          </table:table-cell>
          <table:table-cell/>
          <table:table-cell office:value-type="float" office:value="404644.094">
            <text:p>404644.094</text:p>
          </table:table-cell>
          <table:table-cell table:formula="of:=ABS([.G1074]-[.G1073])" office:value-type="float" office:value="4374.375">
            <text:p>4374.375</text:p>
          </table:table-cell>
          <table:table-cell table:number-columns-repeated="1016"/>
        </table:table-row>
        <table:table-row table:style-name="ro2">
          <table:table-cell office:value-type="float" office:value="346862">
            <text:p>346862</text:p>
          </table:table-cell>
          <table:table-cell table:formula="of:=[.A1075]-[.A1074]" office:value-type="float" office:value="111">
            <text:p>111</text:p>
          </table:table-cell>
          <table:table-cell/>
          <table:table-cell office:value-type="float" office:value="632.683">
            <text:p>632.683</text:p>
          </table:table-cell>
          <table:table-cell table:formula="of:=ABS([.D1075]-[.D1074])" office:value-type="float" office:value="3.43299999999999">
            <text:p>3.433</text:p>
          </table:table-cell>
          <table:table-cell/>
          <table:table-cell office:value-type="float" office:value="400288.219">
            <text:p>400288.219</text:p>
          </table:table-cell>
          <table:table-cell table:formula="of:=ABS([.G1075]-[.G1074])" office:value-type="float" office:value="4355.875">
            <text:p>4355.875</text:p>
          </table:table-cell>
          <table:table-cell table:number-columns-repeated="1016"/>
        </table:table-row>
        <table:table-row table:style-name="ro2">
          <table:table-cell office:value-type="float" office:value="346968">
            <text:p>346968</text:p>
          </table:table-cell>
          <table:table-cell table:formula="of:=[.A1076]-[.A1075]" office:value-type="float" office:value="106">
            <text:p>106</text:p>
          </table:table-cell>
          <table:table-cell/>
          <table:table-cell office:value-type="float" office:value="629.248">
            <text:p>629.248</text:p>
          </table:table-cell>
          <table:table-cell table:formula="of:=ABS([.D1076]-[.D1075])" office:value-type="float" office:value="3.43499999999995">
            <text:p>3.435</text:p>
          </table:table-cell>
          <table:table-cell/>
          <table:table-cell office:value-type="float" office:value="395952.719">
            <text:p>395952.719</text:p>
          </table:table-cell>
          <table:table-cell table:formula="of:=ABS([.G1076]-[.G1075])" office:value-type="float" office:value="4335.5">
            <text:p>4335.500</text:p>
          </table:table-cell>
          <table:table-cell table:number-columns-repeated="1016"/>
        </table:table-row>
        <table:table-row table:style-name="ro2">
          <table:table-cell office:value-type="float" office:value="347069">
            <text:p>347069</text:p>
          </table:table-cell>
          <table:table-cell table:formula="of:=[.A1077]-[.A1076]" office:value-type="float" office:value="101">
            <text:p>101</text:p>
          </table:table-cell>
          <table:table-cell/>
          <table:table-cell office:value-type="float" office:value="625.815">
            <text:p>625.815</text:p>
          </table:table-cell>
          <table:table-cell table:formula="of:=ABS([.D1077]-[.D1076])" office:value-type="float" office:value="3.43299999999999">
            <text:p>3.433</text:p>
          </table:table-cell>
          <table:table-cell/>
          <table:table-cell office:value-type="float" office:value="391643.969">
            <text:p>391643.969</text:p>
          </table:table-cell>
          <table:table-cell table:formula="of:=ABS([.G1077]-[.G1076])" office:value-type="float" office:value="4308.75">
            <text:p>4308.750</text:p>
          </table:table-cell>
          <table:table-cell table:number-columns-repeated="1016"/>
        </table:table-row>
        <table:table-row table:style-name="ro2">
          <table:table-cell office:value-type="float" office:value="347174">
            <text:p>347174</text:p>
          </table:table-cell>
          <table:table-cell table:formula="of:=[.A1078]-[.A1077]" office:value-type="float" office:value="105">
            <text:p>105</text:p>
          </table:table-cell>
          <table:table-cell/>
          <table:table-cell office:value-type="float" office:value="622.378">
            <text:p>622.378</text:p>
          </table:table-cell>
          <table:table-cell table:formula="of:=ABS([.D1078]-[.D1077])" office:value-type="float" office:value="3.43700000000001">
            <text:p>3.437</text:p>
          </table:table-cell>
          <table:table-cell/>
          <table:table-cell office:value-type="float" office:value="387353.781">
            <text:p>387353.781</text:p>
          </table:table-cell>
          <table:table-cell table:formula="of:=ABS([.G1078]-[.G1077])" office:value-type="float" office:value="4290.18799999997">
            <text:p>4290.188</text:p>
          </table:table-cell>
          <table:table-cell table:number-columns-repeated="1016"/>
        </table:table-row>
        <table:table-row table:style-name="ro2">
          <table:table-cell office:value-type="float" office:value="347285">
            <text:p>347285</text:p>
          </table:table-cell>
          <table:table-cell table:formula="of:=[.A1079]-[.A1078]" office:value-type="float" office:value="111">
            <text:p>111</text:p>
          </table:table-cell>
          <table:table-cell/>
          <table:table-cell office:value-type="float" office:value="618.946">
            <text:p>618.946</text:p>
          </table:table-cell>
          <table:table-cell table:formula="of:=ABS([.D1079]-[.D1078])" office:value-type="float" office:value="3.43200000000002">
            <text:p>3.432</text:p>
          </table:table-cell>
          <table:table-cell/>
          <table:table-cell office:value-type="float" office:value="383094.125">
            <text:p>383094.125</text:p>
          </table:table-cell>
          <table:table-cell table:formula="of:=ABS([.G1079]-[.G1078])" office:value-type="float" office:value="4259.65600000002">
            <text:p>4259.656</text:p>
          </table:table-cell>
          <table:table-cell table:number-columns-repeated="1016"/>
        </table:table-row>
        <table:table-row table:style-name="ro2">
          <table:table-cell office:value-type="float" office:value="347386">
            <text:p>347386</text:p>
          </table:table-cell>
          <table:table-cell table:formula="of:=[.A1080]-[.A1079]" office:value-type="float" office:value="101">
            <text:p>101</text:p>
          </table:table-cell>
          <table:table-cell/>
          <table:table-cell office:value-type="float" office:value="615.503">
            <text:p>615.503</text:p>
          </table:table-cell>
          <table:table-cell table:formula="of:=ABS([.D1080]-[.D1079])" office:value-type="float" office:value="3.44299999999998">
            <text:p>3.443</text:p>
          </table:table-cell>
          <table:table-cell/>
          <table:table-cell office:value-type="float" office:value="378843.781">
            <text:p>378843.781</text:p>
          </table:table-cell>
          <table:table-cell table:formula="of:=ABS([.G1080]-[.G1079])" office:value-type="float" office:value="4250.34399999998">
            <text:p>4250.344</text:p>
          </table:table-cell>
          <table:table-cell table:number-columns-repeated="1016"/>
        </table:table-row>
        <table:table-row table:style-name="ro2">
          <table:table-cell office:value-type="float" office:value="347496">
            <text:p>347496</text:p>
          </table:table-cell>
          <table:table-cell table:formula="of:=[.A1081]-[.A1080]" office:value-type="float" office:value="110">
            <text:p>110</text:p>
          </table:table-cell>
          <table:table-cell/>
          <table:table-cell office:value-type="float" office:value="612.062">
            <text:p>612.062</text:p>
          </table:table-cell>
          <table:table-cell table:formula="of:=ABS([.D1081]-[.D1080])" office:value-type="float" office:value="3.44100000000003">
            <text:p>3.441</text:p>
          </table:table-cell>
          <table:table-cell/>
          <table:table-cell office:value-type="float" office:value="374619.781">
            <text:p>374619.781</text:p>
          </table:table-cell>
          <table:table-cell table:formula="of:=ABS([.G1081]-[.G1080])" office:value-type="float" office:value="4224">
            <text:p>4224.000</text:p>
          </table:table-cell>
          <table:table-cell table:number-columns-repeated="1016"/>
        </table:table-row>
        <table:table-row table:style-name="ro2">
          <table:table-cell office:value-type="float" office:value="347604">
            <text:p>347604</text:p>
          </table:table-cell>
          <table:table-cell table:formula="of:=[.A1082]-[.A1081]" office:value-type="float" office:value="108">
            <text:p>108</text:p>
          </table:table-cell>
          <table:table-cell/>
          <table:table-cell office:value-type="float" office:value="608.627">
            <text:p>608.627</text:p>
          </table:table-cell>
          <table:table-cell table:formula="of:=ABS([.D1082]-[.D1081])" office:value-type="float" office:value="3.43500000000006">
            <text:p>3.435</text:p>
          </table:table-cell>
          <table:table-cell/>
          <table:table-cell office:value-type="float" office:value="370426.688">
            <text:p>370426.688</text:p>
          </table:table-cell>
          <table:table-cell table:formula="of:=ABS([.G1082]-[.G1081])" office:value-type="float" office:value="4193.09299999999">
            <text:p>4193.093</text:p>
          </table:table-cell>
          <table:table-cell table:number-columns-repeated="1016"/>
        </table:table-row>
        <table:table-row table:style-name="ro2">
          <table:table-cell office:value-type="float" office:value="347713">
            <text:p>347713</text:p>
          </table:table-cell>
          <table:table-cell table:formula="of:=[.A1083]-[.A1082]" office:value-type="float" office:value="109">
            <text:p>109</text:p>
          </table:table-cell>
          <table:table-cell/>
          <table:table-cell office:value-type="float" office:value="605.188">
            <text:p>605.188</text:p>
          </table:table-cell>
          <table:table-cell table:formula="of:=ABS([.D1083]-[.D1082])" office:value-type="float" office:value="3.43899999999996">
            <text:p>3.439</text:p>
          </table:table-cell>
          <table:table-cell/>
          <table:table-cell office:value-type="float" office:value="366252.813">
            <text:p>366252.813</text:p>
          </table:table-cell>
          <table:table-cell table:formula="of:=ABS([.G1083]-[.G1082])" office:value-type="float" office:value="4173.875">
            <text:p>4173.875</text:p>
          </table:table-cell>
          <table:table-cell table:number-columns-repeated="1016"/>
        </table:table-row>
        <table:table-row table:style-name="ro2">
          <table:table-cell office:value-type="float" office:value="347821">
            <text:p>347821</text:p>
          </table:table-cell>
          <table:table-cell table:formula="of:=[.A1084]-[.A1083]" office:value-type="float" office:value="108">
            <text:p>108</text:p>
          </table:table-cell>
          <table:table-cell/>
          <table:table-cell office:value-type="float" office:value="601.655">
            <text:p>601.655</text:p>
          </table:table-cell>
          <table:table-cell table:formula="of:=ABS([.D1084]-[.D1083])" office:value-type="float" office:value="3.53300000000002">
            <text:p>3.533</text:p>
          </table:table-cell>
          <table:table-cell/>
          <table:table-cell office:value-type="float" office:value="361989.281">
            <text:p>361989.281</text:p>
          </table:table-cell>
          <table:table-cell table:formula="of:=ABS([.G1084]-[.G1083])" office:value-type="float" office:value="4263.53200000001">
            <text:p>4263.532</text:p>
          </table:table-cell>
          <table:table-cell table:number-columns-repeated="1016"/>
        </table:table-row>
        <table:table-row table:style-name="ro2">
          <table:table-cell office:value-type="float" office:value="347923">
            <text:p>347923</text:p>
          </table:table-cell>
          <table:table-cell table:formula="of:=[.A1085]-[.A1084]" office:value-type="float" office:value="102">
            <text:p>102</text:p>
          </table:table-cell>
          <table:table-cell/>
          <table:table-cell office:value-type="float" office:value="598.32">
            <text:p>598.320</text:p>
          </table:table-cell>
          <table:table-cell table:formula="of:=ABS([.D1085]-[.D1084])" office:value-type="float" office:value="3.33499999999992">
            <text:p>3.335</text:p>
          </table:table-cell>
          <table:table-cell/>
          <table:table-cell office:value-type="float" office:value="357987.313">
            <text:p>357987.313</text:p>
          </table:table-cell>
          <table:table-cell table:formula="of:=ABS([.G1085]-[.G1084])" office:value-type="float" office:value="4001.96799999999">
            <text:p>4001.968</text:p>
          </table:table-cell>
          <table:table-cell table:number-columns-repeated="1016"/>
        </table:table-row>
        <table:table-row table:style-name="ro2">
          <table:table-cell office:value-type="float" office:value="348036">
            <text:p>348036</text:p>
          </table:table-cell>
          <table:table-cell table:formula="of:=[.A1086]-[.A1085]" office:value-type="float" office:value="113">
            <text:p>113</text:p>
          </table:table-cell>
          <table:table-cell/>
          <table:table-cell office:value-type="float" office:value="594.891">
            <text:p>594.891</text:p>
          </table:table-cell>
          <table:table-cell table:formula="of:=ABS([.D1086]-[.D1085])" office:value-type="float" office:value="3.42900000000009">
            <text:p>3.429</text:p>
          </table:table-cell>
          <table:table-cell/>
          <table:table-cell office:value-type="float" office:value="353895.813">
            <text:p>353895.813</text:p>
          </table:table-cell>
          <table:table-cell table:formula="of:=ABS([.G1086]-[.G1085])" office:value-type="float" office:value="4091.5">
            <text:p>4091.500</text:p>
          </table:table-cell>
          <table:table-cell table:number-columns-repeated="1016"/>
        </table:table-row>
        <table:table-row table:style-name="ro2">
          <table:table-cell office:value-type="float" office:value="348143">
            <text:p>348143</text:p>
          </table:table-cell>
          <table:table-cell table:formula="of:=[.A1087]-[.A1086]" office:value-type="float" office:value="107">
            <text:p>107</text:p>
          </table:table-cell>
          <table:table-cell/>
          <table:table-cell office:value-type="float" office:value="591.461">
            <text:p>591.461</text:p>
          </table:table-cell>
          <table:table-cell table:formula="of:=ABS([.D1087]-[.D1086])" office:value-type="float" office:value="3.42999999999995">
            <text:p>3.430</text:p>
          </table:table-cell>
          <table:table-cell/>
          <table:table-cell office:value-type="float" office:value="349826.313">
            <text:p>349826.313</text:p>
          </table:table-cell>
          <table:table-cell table:formula="of:=ABS([.G1087]-[.G1086])" office:value-type="float" office:value="4069.5">
            <text:p>4069.500</text:p>
          </table:table-cell>
          <table:table-cell table:number-columns-repeated="1016"/>
        </table:table-row>
        <table:table-row table:style-name="ro2">
          <table:table-cell office:value-type="float" office:value="348248">
            <text:p>348248</text:p>
          </table:table-cell>
          <table:table-cell table:formula="of:=[.A1088]-[.A1087]" office:value-type="float" office:value="105">
            <text:p>105</text:p>
          </table:table-cell>
          <table:table-cell/>
          <table:table-cell office:value-type="float" office:value="588.029">
            <text:p>588.029</text:p>
          </table:table-cell>
          <table:table-cell table:formula="of:=ABS([.D1088]-[.D1087])" office:value-type="float" office:value="3.43200000000002">
            <text:p>3.432</text:p>
          </table:table-cell>
          <table:table-cell/>
          <table:table-cell office:value-type="float" office:value="345777.531">
            <text:p>345777.531</text:p>
          </table:table-cell>
          <table:table-cell table:formula="of:=ABS([.G1088]-[.G1087])" office:value-type="float" office:value="4048.78200000001">
            <text:p>4048.782</text:p>
          </table:table-cell>
          <table:table-cell table:number-columns-repeated="1016"/>
        </table:table-row>
        <table:table-row table:style-name="ro2">
          <table:table-cell office:value-type="float" office:value="348351">
            <text:p>348351</text:p>
          </table:table-cell>
          <table:table-cell table:formula="of:=[.A1089]-[.A1088]" office:value-type="float" office:value="103">
            <text:p>103</text:p>
          </table:table-cell>
          <table:table-cell/>
          <table:table-cell office:value-type="float" office:value="584.597">
            <text:p>584.597</text:p>
          </table:table-cell>
          <table:table-cell table:formula="of:=ABS([.D1089]-[.D1088])" office:value-type="float" office:value="3.43200000000002">
            <text:p>3.432</text:p>
          </table:table-cell>
          <table:table-cell/>
          <table:table-cell office:value-type="float" office:value="341753.313">
            <text:p>341753.313</text:p>
          </table:table-cell>
          <table:table-cell table:formula="of:=ABS([.G1089]-[.G1088])" office:value-type="float" office:value="4024.21799999999">
            <text:p>4024.218</text:p>
          </table:table-cell>
          <table:table-cell table:number-columns-repeated="1016"/>
        </table:table-row>
        <table:table-row table:style-name="ro2">
          <table:table-cell office:value-type="float" office:value="348456">
            <text:p>348456</text:p>
          </table:table-cell>
          <table:table-cell table:formula="of:=[.A1090]-[.A1089]" office:value-type="float" office:value="105">
            <text:p>105</text:p>
          </table:table-cell>
          <table:table-cell/>
          <table:table-cell office:value-type="float" office:value="581.167">
            <text:p>581.167</text:p>
          </table:table-cell>
          <table:table-cell table:formula="of:=ABS([.D1090]-[.D1089])" office:value-type="float" office:value="3.42999999999995">
            <text:p>3.430</text:p>
          </table:table-cell>
          <table:table-cell/>
          <table:table-cell office:value-type="float" office:value="337755.563">
            <text:p>337755.563</text:p>
          </table:table-cell>
          <table:table-cell table:formula="of:=ABS([.G1090]-[.G1089])" office:value-type="float" office:value="3997.75">
            <text:p>3997.750</text:p>
          </table:table-cell>
          <table:table-cell table:number-columns-repeated="1016"/>
        </table:table-row>
        <table:table-row table:style-name="ro2">
          <table:table-cell office:value-type="float" office:value="348566">
            <text:p>348566</text:p>
          </table:table-cell>
          <table:table-cell table:formula="of:=[.A1091]-[.A1090]" office:value-type="float" office:value="110">
            <text:p>110</text:p>
          </table:table-cell>
          <table:table-cell/>
          <table:table-cell office:value-type="float" office:value="577.738">
            <text:p>577.738</text:p>
          </table:table-cell>
          <table:table-cell table:formula="of:=ABS([.D1091]-[.D1090])" office:value-type="float" office:value="3.42899999999997">
            <text:p>3.429</text:p>
          </table:table-cell>
          <table:table-cell/>
          <table:table-cell office:value-type="float" office:value="333781.125">
            <text:p>333781.125</text:p>
          </table:table-cell>
          <table:table-cell table:formula="of:=ABS([.G1091]-[.G1090])" office:value-type="float" office:value="3974.43800000002">
            <text:p>3974.438</text:p>
          </table:table-cell>
          <table:table-cell table:number-columns-repeated="1016"/>
        </table:table-row>
        <table:table-row table:style-name="ro2">
          <table:table-cell office:value-type="float" office:value="348674">
            <text:p>348674</text:p>
          </table:table-cell>
          <table:table-cell table:formula="of:=[.A1092]-[.A1091]" office:value-type="float" office:value="108">
            <text:p>108</text:p>
          </table:table-cell>
          <table:table-cell/>
          <table:table-cell office:value-type="float" office:value="574.309">
            <text:p>574.309</text:p>
          </table:table-cell>
          <table:table-cell table:formula="of:=ABS([.D1092]-[.D1091])" office:value-type="float" office:value="3.42900000000009">
            <text:p>3.429</text:p>
          </table:table-cell>
          <table:table-cell/>
          <table:table-cell office:value-type="float" office:value="329830.625">
            <text:p>329830.625</text:p>
          </table:table-cell>
          <table:table-cell table:formula="of:=ABS([.G1092]-[.G1091])" office:value-type="float" office:value="3950.5">
            <text:p>3950.500</text:p>
          </table:table-cell>
          <table:table-cell table:number-columns-repeated="1016"/>
        </table:table-row>
        <table:table-row table:style-name="ro2">
          <table:table-cell office:value-type="float" office:value="348785">
            <text:p>348785</text:p>
          </table:table-cell>
          <table:table-cell table:formula="of:=[.A1093]-[.A1092]" office:value-type="float" office:value="111">
            <text:p>111</text:p>
          </table:table-cell>
          <table:table-cell/>
          <table:table-cell office:value-type="float" office:value="570.88">
            <text:p>570.880</text:p>
          </table:table-cell>
          <table:table-cell table:formula="of:=ABS([.D1093]-[.D1092])" office:value-type="float" office:value="3.42899999999997">
            <text:p>3.429</text:p>
          </table:table-cell>
          <table:table-cell/>
          <table:table-cell office:value-type="float" office:value="325903.656">
            <text:p>325903.656</text:p>
          </table:table-cell>
          <table:table-cell table:formula="of:=ABS([.G1093]-[.G1092])" office:value-type="float" office:value="3926.96899999998">
            <text:p>3926.969</text:p>
          </table:table-cell>
          <table:table-cell table:number-columns-repeated="1016"/>
        </table:table-row>
        <table:table-row table:style-name="ro2">
          <table:table-cell office:value-type="float" office:value="348888">
            <text:p>348888</text:p>
          </table:table-cell>
          <table:table-cell table:formula="of:=[.A1094]-[.A1093]" office:value-type="float" office:value="103">
            <text:p>103</text:p>
          </table:table-cell>
          <table:table-cell/>
          <table:table-cell office:value-type="float" office:value="567.452">
            <text:p>567.452</text:p>
          </table:table-cell>
          <table:table-cell table:formula="of:=ABS([.D1094]-[.D1093])" office:value-type="float" office:value="3.428">
            <text:p>3.428</text:p>
          </table:table-cell>
          <table:table-cell/>
          <table:table-cell office:value-type="float" office:value="322001.906">
            <text:p>322001.906</text:p>
          </table:table-cell>
          <table:table-cell table:formula="of:=ABS([.G1094]-[.G1093])" office:value-type="float" office:value="3901.75">
            <text:p>3901.750</text:p>
          </table:table-cell>
          <table:table-cell table:number-columns-repeated="1016"/>
        </table:table-row>
        <table:table-row table:style-name="ro2">
          <table:table-cell office:value-type="float" office:value="348993">
            <text:p>348993</text:p>
          </table:table-cell>
          <table:table-cell table:formula="of:=[.A1095]-[.A1094]" office:value-type="float" office:value="105">
            <text:p>105</text:p>
          </table:table-cell>
          <table:table-cell/>
          <table:table-cell office:value-type="float" office:value="564.025">
            <text:p>564.025</text:p>
          </table:table-cell>
          <table:table-cell table:formula="of:=ABS([.D1095]-[.D1094])" office:value-type="float" office:value="3.42700000000002">
            <text:p>3.427</text:p>
          </table:table-cell>
          <table:table-cell/>
          <table:table-cell office:value-type="float" office:value="318124.063">
            <text:p>318124.063</text:p>
          </table:table-cell>
          <table:table-cell table:formula="of:=ABS([.G1095]-[.G1094])" office:value-type="float" office:value="3877.84299999999">
            <text:p>3877.843</text:p>
          </table:table-cell>
          <table:table-cell table:number-columns-repeated="1016"/>
        </table:table-row>
        <table:table-row table:style-name="ro2">
          <table:table-cell office:value-type="float" office:value="349097">
            <text:p>349097</text:p>
          </table:table-cell>
          <table:table-cell table:formula="of:=[.A1096]-[.A1095]" office:value-type="float" office:value="104">
            <text:p>104</text:p>
          </table:table-cell>
          <table:table-cell/>
          <table:table-cell office:value-type="float" office:value="560.598">
            <text:p>560.598</text:p>
          </table:table-cell>
          <table:table-cell table:formula="of:=ABS([.D1096]-[.D1095])" office:value-type="float" office:value="3.42700000000002">
            <text:p>3.427</text:p>
          </table:table-cell>
          <table:table-cell/>
          <table:table-cell office:value-type="float" office:value="314269.938">
            <text:p>314269.938</text:p>
          </table:table-cell>
          <table:table-cell table:formula="of:=ABS([.G1096]-[.G1095])" office:value-type="float" office:value="3854.125">
            <text:p>3854.125</text:p>
          </table:table-cell>
          <table:table-cell table:number-columns-repeated="1016"/>
        </table:table-row>
        <table:table-row table:style-name="ro2">
          <table:table-cell office:value-type="float" office:value="349205">
            <text:p>349205</text:p>
          </table:table-cell>
          <table:table-cell table:formula="of:=[.A1097]-[.A1096]" office:value-type="float" office:value="108">
            <text:p>108</text:p>
          </table:table-cell>
          <table:table-cell/>
          <table:table-cell office:value-type="float" office:value="557.17">
            <text:p>557.170</text:p>
          </table:table-cell>
          <table:table-cell table:formula="of:=ABS([.D1097]-[.D1096])" office:value-type="float" office:value="3.428">
            <text:p>3.428</text:p>
          </table:table-cell>
          <table:table-cell/>
          <table:table-cell office:value-type="float" office:value="310437.906">
            <text:p>310437.906</text:p>
          </table:table-cell>
          <table:table-cell table:formula="of:=ABS([.G1097]-[.G1096])" office:value-type="float" office:value="3832.03200000001">
            <text:p>3832.032</text:p>
          </table:table-cell>
          <table:table-cell table:number-columns-repeated="1016"/>
        </table:table-row>
        <table:table-row table:style-name="ro2">
          <table:table-cell office:value-type="float" office:value="349315">
            <text:p>349315</text:p>
          </table:table-cell>
          <table:table-cell table:formula="of:=[.A1098]-[.A1097]" office:value-type="float" office:value="110">
            <text:p>110</text:p>
          </table:table-cell>
          <table:table-cell/>
          <table:table-cell office:value-type="float" office:value="553.742">
            <text:p>553.742</text:p>
          </table:table-cell>
          <table:table-cell table:formula="of:=ABS([.D1098]-[.D1097])" office:value-type="float" office:value="3.428">
            <text:p>3.428</text:p>
          </table:table-cell>
          <table:table-cell/>
          <table:table-cell office:value-type="float" office:value="306630.656">
            <text:p>306630.656</text:p>
          </table:table-cell>
          <table:table-cell table:formula="of:=ABS([.G1098]-[.G1097])" office:value-type="float" office:value="3807.25">
            <text:p>3807.250</text:p>
          </table:table-cell>
          <table:table-cell table:number-columns-repeated="1016"/>
        </table:table-row>
        <table:table-row table:style-name="ro2">
          <table:table-cell office:value-type="float" office:value="349427">
            <text:p>349427</text:p>
          </table:table-cell>
          <table:table-cell table:formula="of:=[.A1099]-[.A1098]" office:value-type="float" office:value="112">
            <text:p>112</text:p>
          </table:table-cell>
          <table:table-cell/>
          <table:table-cell office:value-type="float" office:value="550.314">
            <text:p>550.314</text:p>
          </table:table-cell>
          <table:table-cell table:formula="of:=ABS([.D1099]-[.D1098])" office:value-type="float" office:value="3.428">
            <text:p>3.428</text:p>
          </table:table-cell>
          <table:table-cell/>
          <table:table-cell office:value-type="float" office:value="302845.438">
            <text:p>302845.438</text:p>
          </table:table-cell>
          <table:table-cell table:formula="of:=ABS([.G1099]-[.G1098])" office:value-type="float" office:value="3785.21799999999">
            <text:p>3785.218</text:p>
          </table:table-cell>
          <table:table-cell table:number-columns-repeated="1016"/>
        </table:table-row>
        <table:table-row table:style-name="ro2">
          <table:table-cell office:value-type="float" office:value="349533">
            <text:p>349533</text:p>
          </table:table-cell>
          <table:table-cell table:formula="of:=[.A1100]-[.A1099]" office:value-type="float" office:value="106">
            <text:p>106</text:p>
          </table:table-cell>
          <table:table-cell/>
          <table:table-cell office:value-type="float" office:value="546.883">
            <text:p>546.883</text:p>
          </table:table-cell>
          <table:table-cell table:formula="of:=ABS([.D1100]-[.D1099])" office:value-type="float" office:value="3.43099999999993">
            <text:p>3.431</text:p>
          </table:table-cell>
          <table:table-cell/>
          <table:table-cell office:value-type="float" office:value="299080.625">
            <text:p>299080.625</text:p>
          </table:table-cell>
          <table:table-cell table:formula="of:=ABS([.G1100]-[.G1099])" office:value-type="float" office:value="3764.81300000002">
            <text:p>3764.813</text:p>
          </table:table-cell>
          <table:table-cell table:number-columns-repeated="1016"/>
        </table:table-row>
        <table:table-row table:style-name="ro2">
          <table:table-cell office:value-type="float" office:value="349634">
            <text:p>349634</text:p>
          </table:table-cell>
          <table:table-cell table:formula="of:=[.A1101]-[.A1100]" office:value-type="float" office:value="101">
            <text:p>101</text:p>
          </table:table-cell>
          <table:table-cell/>
          <table:table-cell office:value-type="float" office:value="543.451">
            <text:p>543.451</text:p>
          </table:table-cell>
          <table:table-cell table:formula="of:=ABS([.D1101]-[.D1100])" office:value-type="float" office:value="3.43200000000002">
            <text:p>3.432</text:p>
          </table:table-cell>
          <table:table-cell/>
          <table:table-cell office:value-type="float" office:value="295338.531">
            <text:p>295338.531</text:p>
          </table:table-cell>
          <table:table-cell table:formula="of:=ABS([.G1101]-[.G1100])" office:value-type="float" office:value="3742.09399999998">
            <text:p>3742.094</text:p>
          </table:table-cell>
          <table:table-cell table:number-columns-repeated="1016"/>
        </table:table-row>
        <table:table-row table:style-name="ro2">
          <table:table-cell office:value-type="float" office:value="349737">
            <text:p>349737</text:p>
          </table:table-cell>
          <table:table-cell table:formula="of:=[.A1102]-[.A1101]" office:value-type="float" office:value="103">
            <text:p>103</text:p>
          </table:table-cell>
          <table:table-cell/>
          <table:table-cell office:value-type="float" office:value="540.02">
            <text:p>540.020</text:p>
          </table:table-cell>
          <table:table-cell table:formula="of:=ABS([.D1102]-[.D1101])" office:value-type="float" office:value="3.43100000000004">
            <text:p>3.431</text:p>
          </table:table-cell>
          <table:table-cell/>
          <table:table-cell office:value-type="float" office:value="291621.063">
            <text:p>291621.063</text:p>
          </table:table-cell>
          <table:table-cell table:formula="of:=ABS([.G1102]-[.G1101])" office:value-type="float" office:value="3717.46799999999">
            <text:p>3717.468</text:p>
          </table:table-cell>
          <table:table-cell table:number-columns-repeated="1016"/>
        </table:table-row>
        <table:table-row table:style-name="ro2">
          <table:table-cell office:value-type="float" office:value="349841">
            <text:p>349841</text:p>
          </table:table-cell>
          <table:table-cell table:formula="of:=[.A1103]-[.A1102]" office:value-type="float" office:value="104">
            <text:p>104</text:p>
          </table:table-cell>
          <table:table-cell/>
          <table:table-cell office:value-type="float" office:value="536.588">
            <text:p>536.588</text:p>
          </table:table-cell>
          <table:table-cell table:formula="of:=ABS([.D1103]-[.D1102])" office:value-type="float" office:value="3.43200000000002">
            <text:p>3.432</text:p>
          </table:table-cell>
          <table:table-cell/>
          <table:table-cell office:value-type="float" office:value="287927.094">
            <text:p>287927.094</text:p>
          </table:table-cell>
          <table:table-cell table:formula="of:=ABS([.G1103]-[.G1102])" office:value-type="float" office:value="3693.96900000004">
            <text:p>3693.969</text:p>
          </table:table-cell>
          <table:table-cell table:number-columns-repeated="1016"/>
        </table:table-row>
        <table:table-row table:style-name="ro2">
          <table:table-cell office:value-type="float" office:value="349943">
            <text:p>349943</text:p>
          </table:table-cell>
          <table:table-cell table:formula="of:=[.A1104]-[.A1103]" office:value-type="float" office:value="102">
            <text:p>102</text:p>
          </table:table-cell>
          <table:table-cell/>
          <table:table-cell office:value-type="float" office:value="533.158">
            <text:p>533.158</text:p>
          </table:table-cell>
          <table:table-cell table:formula="of:=ABS([.D1104]-[.D1103])" office:value-type="float" office:value="3.42999999999995">
            <text:p>3.430</text:p>
          </table:table-cell>
          <table:table-cell/>
          <table:table-cell office:value-type="float" office:value="284257.531">
            <text:p>284257.531</text:p>
          </table:table-cell>
          <table:table-cell table:formula="of:=ABS([.G1104]-[.G1103])" office:value-type="float" office:value="3669.56299999997">
            <text:p>3669.563</text:p>
          </table:table-cell>
          <table:table-cell table:number-columns-repeated="1016"/>
        </table:table-row>
        <table:table-row table:style-name="ro2">
          <table:table-cell office:value-type="float" office:value="350052">
            <text:p>350052</text:p>
          </table:table-cell>
          <table:table-cell table:formula="of:=[.A1105]-[.A1104]" office:value-type="float" office:value="109">
            <text:p>109</text:p>
          </table:table-cell>
          <table:table-cell/>
          <table:table-cell office:value-type="float" office:value="529.624">
            <text:p>529.624</text:p>
          </table:table-cell>
          <table:table-cell table:formula="of:=ABS([.D1105]-[.D1104])" office:value-type="float" office:value="3.53399999999999">
            <text:p>3.534</text:p>
          </table:table-cell>
          <table:table-cell/>
          <table:table-cell office:value-type="float" office:value="280502">
            <text:p>280502.000</text:p>
          </table:table-cell>
          <table:table-cell table:formula="of:=ABS([.G1105]-[.G1104])" office:value-type="float" office:value="3755.53100000002">
            <text:p>3755.531</text:p>
          </table:table-cell>
          <table:table-cell table:number-columns-repeated="1016"/>
        </table:table-row>
        <table:table-row table:style-name="ro2">
          <table:table-cell office:value-type="float" office:value="350159">
            <text:p>350159</text:p>
          </table:table-cell>
          <table:table-cell table:formula="of:=[.A1106]-[.A1105]" office:value-type="float" office:value="107">
            <text:p>107</text:p>
          </table:table-cell>
          <table:table-cell/>
          <table:table-cell office:value-type="float" office:value="526.296">
            <text:p>526.296</text:p>
          </table:table-cell>
          <table:table-cell table:formula="of:=ABS([.D1106]-[.D1105])" office:value-type="float" office:value="3.32799999999997">
            <text:p>3.328</text:p>
          </table:table-cell>
          <table:table-cell/>
          <table:table-cell office:value-type="float" office:value="276987.094">
            <text:p>276987.094</text:p>
          </table:table-cell>
          <table:table-cell table:formula="of:=ABS([.G1106]-[.G1105])" office:value-type="float" office:value="3514.90600000002">
            <text:p>3514.906</text:p>
          </table:table-cell>
          <table:table-cell table:number-columns-repeated="1016"/>
        </table:table-row>
        <table:table-row table:style-name="ro2">
          <table:table-cell office:value-type="float" office:value="350272">
            <text:p>350272</text:p>
          </table:table-cell>
          <table:table-cell table:formula="of:=[.A1107]-[.A1106]" office:value-type="float" office:value="113">
            <text:p>113</text:p>
          </table:table-cell>
          <table:table-cell/>
          <table:table-cell office:value-type="float" office:value="522.867">
            <text:p>522.867</text:p>
          </table:table-cell>
          <table:table-cell table:formula="of:=ABS([.D1107]-[.D1106])" office:value-type="float" office:value="3.42900000000009">
            <text:p>3.429</text:p>
          </table:table-cell>
          <table:table-cell/>
          <table:table-cell office:value-type="float" office:value="273389.688">
            <text:p>273389.688</text:p>
          </table:table-cell>
          <table:table-cell table:formula="of:=ABS([.G1107]-[.G1106])" office:value-type="float" office:value="3597.40599999996">
            <text:p>3597.406</text:p>
          </table:table-cell>
          <table:table-cell table:number-columns-repeated="1016"/>
        </table:table-row>
        <table:table-row table:style-name="ro2">
          <table:table-cell office:value-type="float" office:value="350379">
            <text:p>350379</text:p>
          </table:table-cell>
          <table:table-cell table:formula="of:=[.A1108]-[.A1107]" office:value-type="float" office:value="107">
            <text:p>107</text:p>
          </table:table-cell>
          <table:table-cell/>
          <table:table-cell office:value-type="float" office:value="519.432">
            <text:p>519.432</text:p>
          </table:table-cell>
          <table:table-cell table:formula="of:=ABS([.D1108]-[.D1107])" office:value-type="float" office:value="3.43499999999995">
            <text:p>3.435</text:p>
          </table:table-cell>
          <table:table-cell/>
          <table:table-cell office:value-type="float" office:value="269810.063">
            <text:p>269810.063</text:p>
          </table:table-cell>
          <table:table-cell table:formula="of:=ABS([.G1108]-[.G1107])" office:value-type="float" office:value="3579.625">
            <text:p>3579.625</text:p>
          </table:table-cell>
          <table:table-cell table:number-columns-repeated="1016"/>
        </table:table-row>
        <table:table-row table:style-name="ro2">
          <table:table-cell office:value-type="float" office:value="350485">
            <text:p>350485</text:p>
          </table:table-cell>
          <table:table-cell table:formula="of:=[.A1109]-[.A1108]" office:value-type="float" office:value="106">
            <text:p>106</text:p>
          </table:table-cell>
          <table:table-cell/>
          <table:table-cell office:value-type="float" office:value="516.002">
            <text:p>516.002</text:p>
          </table:table-cell>
          <table:table-cell table:formula="of:=ABS([.D1109]-[.D1108])" office:value-type="float" office:value="3.43000000000006">
            <text:p>3.430</text:p>
          </table:table-cell>
          <table:table-cell/>
          <table:table-cell office:value-type="float" office:value="266257.625">
            <text:p>266257.625</text:p>
          </table:table-cell>
          <table:table-cell table:formula="of:=ABS([.G1109]-[.G1108])" office:value-type="float" office:value="3552.43800000002">
            <text:p>3552.438</text:p>
          </table:table-cell>
          <table:table-cell table:number-columns-repeated="1016"/>
        </table:table-row>
        <table:table-row table:style-name="ro2">
          <table:table-cell office:value-type="float" office:value="350591">
            <text:p>350591</text:p>
          </table:table-cell>
          <table:table-cell table:formula="of:=[.A1110]-[.A1109]" office:value-type="float" office:value="106">
            <text:p>106</text:p>
          </table:table-cell>
          <table:table-cell/>
          <table:table-cell office:value-type="float" office:value="512.567">
            <text:p>512.567</text:p>
          </table:table-cell>
          <table:table-cell table:formula="of:=ABS([.D1110]-[.D1109])" office:value-type="float" office:value="3.43499999999995">
            <text:p>3.435</text:p>
          </table:table-cell>
          <table:table-cell/>
          <table:table-cell office:value-type="float" office:value="262725.156">
            <text:p>262725.156</text:p>
          </table:table-cell>
          <table:table-cell table:formula="of:=ABS([.G1110]-[.G1109])" office:value-type="float" office:value="3532.46899999998">
            <text:p>3532.469</text:p>
          </table:table-cell>
          <table:table-cell table:number-columns-repeated="1016"/>
        </table:table-row>
        <table:table-row table:style-name="ro2">
          <table:table-cell office:value-type="float" office:value="350699">
            <text:p>350699</text:p>
          </table:table-cell>
          <table:table-cell table:formula="of:=[.A1111]-[.A1110]" office:value-type="float" office:value="108">
            <text:p>108</text:p>
          </table:table-cell>
          <table:table-cell/>
          <table:table-cell office:value-type="float" office:value="509.132">
            <text:p>509.132</text:p>
          </table:table-cell>
          <table:table-cell table:formula="of:=ABS([.D1111]-[.D1110])" office:value-type="float" office:value="3.435">
            <text:p>3.435</text:p>
          </table:table-cell>
          <table:table-cell/>
          <table:table-cell office:value-type="float" office:value="259215.719">
            <text:p>259215.719</text:p>
          </table:table-cell>
          <table:table-cell table:formula="of:=ABS([.G1111]-[.G1110])" office:value-type="float" office:value="3509.43700000001">
            <text:p>3509.437</text:p>
          </table:table-cell>
          <table:table-cell table:number-columns-repeated="1016"/>
        </table:table-row>
        <table:table-row table:style-name="ro2">
          <table:table-cell office:value-type="float" office:value="350992">
            <text:p>350992</text:p>
          </table:table-cell>
          <table:table-cell table:formula="of:=[.A1112]-[.A1111]" office:value-type="float" office:value="293">
            <text:p>293</text:p>
          </table:table-cell>
          <table:table-cell/>
          <table:table-cell office:value-type="float" office:value="505.7">
            <text:p>505.700</text:p>
          </table:table-cell>
          <table:table-cell table:formula="of:=ABS([.D1112]-[.D1111])" office:value-type="float" office:value="3.43200000000002">
            <text:p>3.432</text:p>
          </table:table-cell>
          <table:table-cell/>
          <table:table-cell office:value-type="float" office:value="255732.75">
            <text:p>255732.750</text:p>
          </table:table-cell>
          <table:table-cell table:formula="of:=ABS([.G1112]-[.G1111])" office:value-type="float" office:value="3482.96900000001">
            <text:p>3482.969</text:p>
          </table:table-cell>
          <table:table-cell table:number-columns-repeated="1016"/>
        </table:table-row>
        <table:table-row table:style-name="ro2">
          <table:table-cell office:value-type="float" office:value="351095">
            <text:p>351095</text:p>
          </table:table-cell>
          <table:table-cell table:formula="of:=[.A1113]-[.A1112]" office:value-type="float" office:value="103">
            <text:p>103</text:p>
          </table:table-cell>
          <table:table-cell/>
          <table:table-cell office:value-type="float" office:value="502.257">
            <text:p>502.257</text:p>
          </table:table-cell>
          <table:table-cell table:formula="of:=ABS([.D1113]-[.D1112])" office:value-type="float" office:value="3.44299999999998">
            <text:p>3.443</text:p>
          </table:table-cell>
          <table:table-cell/>
          <table:table-cell office:value-type="float" office:value="252262.25">
            <text:p>252262.250</text:p>
          </table:table-cell>
          <table:table-cell table:formula="of:=ABS([.G1113]-[.G1112])" office:value-type="float" office:value="3470.5">
            <text:p>3470.500</text:p>
          </table:table-cell>
          <table:table-cell table:number-columns-repeated="1016"/>
        </table:table-row>
        <table:table-row table:style-name="ro2">
          <table:table-cell office:value-type="float" office:value="351207">
            <text:p>351207</text:p>
          </table:table-cell>
          <table:table-cell table:formula="of:=[.A1114]-[.A1113]" office:value-type="float" office:value="112">
            <text:p>112</text:p>
          </table:table-cell>
          <table:table-cell/>
          <table:table-cell office:value-type="float" office:value="498.824">
            <text:p>498.824</text:p>
          </table:table-cell>
          <table:table-cell table:formula="of:=ABS([.D1114]-[.D1113])" office:value-type="float" office:value="3.43299999999999">
            <text:p>3.433</text:p>
          </table:table-cell>
          <table:table-cell/>
          <table:table-cell office:value-type="float" office:value="248825.625">
            <text:p>248825.625</text:p>
          </table:table-cell>
          <table:table-cell table:formula="of:=ABS([.G1114]-[.G1113])" office:value-type="float" office:value="3436.625">
            <text:p>3436.625</text:p>
          </table:table-cell>
          <table:table-cell table:number-columns-repeated="1016"/>
        </table:table-row>
        <table:table-row table:style-name="ro2">
          <table:table-cell office:value-type="float" office:value="351317">
            <text:p>351317</text:p>
          </table:table-cell>
          <table:table-cell table:formula="of:=[.A1115]-[.A1114]" office:value-type="float" office:value="110">
            <text:p>110</text:p>
          </table:table-cell>
          <table:table-cell/>
          <table:table-cell office:value-type="float" office:value="495.374">
            <text:p>495.374</text:p>
          </table:table-cell>
          <table:table-cell table:formula="of:=ABS([.D1115]-[.D1114])" office:value-type="float" office:value="3.44999999999999">
            <text:p>3.450</text:p>
          </table:table-cell>
          <table:table-cell/>
          <table:table-cell office:value-type="float" office:value="245395.438">
            <text:p>245395.438</text:p>
          </table:table-cell>
          <table:table-cell table:formula="of:=ABS([.G1115]-[.G1114])" office:value-type="float" office:value="3430.18700000001">
            <text:p>3430.187</text:p>
          </table:table-cell>
          <table:table-cell table:number-columns-repeated="1016"/>
        </table:table-row>
        <table:table-row table:style-name="ro2">
          <table:table-cell office:value-type="float" office:value="351422">
            <text:p>351422</text:p>
          </table:table-cell>
          <table:table-cell table:formula="of:=[.A1116]-[.A1115]" office:value-type="float" office:value="105">
            <text:p>105</text:p>
          </table:table-cell>
          <table:table-cell/>
          <table:table-cell office:value-type="float" office:value="491.937">
            <text:p>491.937</text:p>
          </table:table-cell>
          <table:table-cell table:formula="of:=ABS([.D1116]-[.D1115])" office:value-type="float" office:value="3.43700000000001">
            <text:p>3.437</text:p>
          </table:table-cell>
          <table:table-cell/>
          <table:table-cell office:value-type="float" office:value="242002.484">
            <text:p>242002.484</text:p>
          </table:table-cell>
          <table:table-cell table:formula="of:=ABS([.G1116]-[.G1115])" office:value-type="float" office:value="3392.954">
            <text:p>3392.954</text:p>
          </table:table-cell>
          <table:table-cell table:number-columns-repeated="1016"/>
        </table:table-row>
        <table:table-row table:style-name="ro2">
          <table:table-cell office:value-type="float" office:value="351524">
            <text:p>351524</text:p>
          </table:table-cell>
          <table:table-cell table:formula="of:=[.A1117]-[.A1116]" office:value-type="float" office:value="102">
            <text:p>102</text:p>
          </table:table-cell>
          <table:table-cell/>
          <table:table-cell office:value-type="float" office:value="488.481">
            <text:p>488.481</text:p>
          </table:table-cell>
          <table:table-cell table:formula="of:=ABS([.D1117]-[.D1116])" office:value-type="float" office:value="3.45600000000002">
            <text:p>3.456</text:p>
          </table:table-cell>
          <table:table-cell/>
          <table:table-cell office:value-type="float" office:value="238613.422">
            <text:p>238613.422</text:p>
          </table:table-cell>
          <table:table-cell table:formula="of:=ABS([.G1117]-[.G1116])" office:value-type="float" office:value="3389.06200000001">
            <text:p>3389.062</text:p>
          </table:table-cell>
          <table:table-cell table:number-columns-repeated="1016"/>
        </table:table-row>
        <table:table-row table:style-name="ro2">
          <table:table-cell office:value-type="float" office:value="351626">
            <text:p>351626</text:p>
          </table:table-cell>
          <table:table-cell table:formula="of:=[.A1118]-[.A1117]" office:value-type="float" office:value="102">
            <text:p>102</text:p>
          </table:table-cell>
          <table:table-cell/>
          <table:table-cell office:value-type="float" office:value="485.033">
            <text:p>485.033</text:p>
          </table:table-cell>
          <table:table-cell table:formula="of:=ABS([.D1118]-[.D1117])" office:value-type="float" office:value="3.44799999999998">
            <text:p>3.448</text:p>
          </table:table-cell>
          <table:table-cell/>
          <table:table-cell office:value-type="float" office:value="235256.844">
            <text:p>235256.844</text:p>
          </table:table-cell>
          <table:table-cell table:formula="of:=ABS([.G1118]-[.G1117])" office:value-type="float" office:value="3356.57799999998">
            <text:p>3356.578</text:p>
          </table:table-cell>
          <table:table-cell table:number-columns-repeated="1016"/>
        </table:table-row>
        <table:table-row table:style-name="ro2">
          <table:table-cell office:value-type="float" office:value="351731">
            <text:p>351731</text:p>
          </table:table-cell>
          <table:table-cell table:formula="of:=[.A1119]-[.A1118]" office:value-type="float" office:value="105">
            <text:p>105</text:p>
          </table:table-cell>
          <table:table-cell/>
          <table:table-cell office:value-type="float" office:value="481.575">
            <text:p>481.575</text:p>
          </table:table-cell>
          <table:table-cell table:formula="of:=ABS([.D1119]-[.D1118])" office:value-type="float" office:value="3.45800000000003">
            <text:p>3.458</text:p>
          </table:table-cell>
          <table:table-cell/>
          <table:table-cell office:value-type="float" office:value="231914.719">
            <text:p>231914.719</text:p>
          </table:table-cell>
          <table:table-cell table:formula="of:=ABS([.G1119]-[.G1118])" office:value-type="float" office:value="3342.125">
            <text:p>3342.125</text:p>
          </table:table-cell>
          <table:table-cell table:number-columns-repeated="1016"/>
        </table:table-row>
        <table:table-row table:style-name="ro2">
          <table:table-cell office:value-type="float" office:value="351842">
            <text:p>351842</text:p>
          </table:table-cell>
          <table:table-cell table:formula="of:=[.A1120]-[.A1119]" office:value-type="float" office:value="111">
            <text:p>111</text:p>
          </table:table-cell>
          <table:table-cell/>
          <table:table-cell office:value-type="float" office:value="478.025">
            <text:p>478.025</text:p>
          </table:table-cell>
          <table:table-cell table:formula="of:=ABS([.D1120]-[.D1119])" office:value-type="float" office:value="3.55000000000001">
            <text:p>3.550</text:p>
          </table:table-cell>
          <table:table-cell/>
          <table:table-cell office:value-type="float" office:value="228508.156">
            <text:p>228508.156</text:p>
          </table:table-cell>
          <table:table-cell table:formula="of:=ABS([.G1120]-[.G1119])" office:value-type="float" office:value="3406.56300000002">
            <text:p>3406.563</text:p>
          </table:table-cell>
          <table:table-cell table:number-columns-repeated="1016"/>
        </table:table-row>
        <table:table-row table:style-name="ro2">
          <table:table-cell office:value-type="float" office:value="351946">
            <text:p>351946</text:p>
          </table:table-cell>
          <table:table-cell table:formula="of:=[.A1121]-[.A1120]" office:value-type="float" office:value="104">
            <text:p>104</text:p>
          </table:table-cell>
          <table:table-cell/>
          <table:table-cell office:value-type="float" office:value="474.483">
            <text:p>474.483</text:p>
          </table:table-cell>
          <table:table-cell table:formula="of:=ABS([.D1121]-[.D1120])" office:value-type="float" office:value="3.54199999999997">
            <text:p>3.542</text:p>
          </table:table-cell>
          <table:table-cell/>
          <table:table-cell office:value-type="float" office:value="225134.016">
            <text:p>225134.016</text:p>
          </table:table-cell>
          <table:table-cell table:formula="of:=ABS([.G1121]-[.G1120])" office:value-type="float" office:value="3374.13999999998">
            <text:p>3374.140</text:p>
          </table:table-cell>
          <table:table-cell table:number-columns-repeated="1016"/>
        </table:table-row>
        <table:table-row table:style-name="ro2">
          <table:table-cell office:value-type="float" office:value="352055">
            <text:p>352055</text:p>
          </table:table-cell>
          <table:table-cell table:formula="of:=[.A1122]-[.A1121]" office:value-type="float" office:value="109">
            <text:p>109</text:p>
          </table:table-cell>
          <table:table-cell/>
          <table:table-cell office:value-type="float" office:value="470.884">
            <text:p>470.884</text:p>
          </table:table-cell>
          <table:table-cell table:formula="of:=ABS([.D1122]-[.D1121])" office:value-type="float" office:value="3.59899999999999">
            <text:p>3.599</text:p>
          </table:table-cell>
          <table:table-cell/>
          <table:table-cell office:value-type="float" office:value="221731.313">
            <text:p>221731.313</text:p>
          </table:table-cell>
          <table:table-cell table:formula="of:=ABS([.G1122]-[.G1121])" office:value-type="float" office:value="3402.70300000001">
            <text:p>3402.703</text:p>
          </table:table-cell>
          <table:table-cell table:number-columns-repeated="1016"/>
        </table:table-row>
        <table:table-row table:style-name="ro2">
          <table:table-cell office:value-type="float" office:value="352158">
            <text:p>352158</text:p>
          </table:table-cell>
          <table:table-cell table:formula="of:=[.A1123]-[.A1122]" office:value-type="float" office:value="103">
            <text:p>103</text:p>
          </table:table-cell>
          <table:table-cell/>
          <table:table-cell office:value-type="float" office:value="467.306">
            <text:p>467.306</text:p>
          </table:table-cell>
          <table:table-cell table:formula="of:=ABS([.D1123]-[.D1122])" office:value-type="float" office:value="3.57800000000003">
            <text:p>3.578</text:p>
          </table:table-cell>
          <table:table-cell/>
          <table:table-cell office:value-type="float" office:value="218374.641">
            <text:p>218374.641</text:p>
          </table:table-cell>
          <table:table-cell table:formula="of:=ABS([.G1123]-[.G1122])" office:value-type="float" office:value="3356.67199999999">
            <text:p>3356.672</text:p>
          </table:table-cell>
          <table:table-cell table:number-columns-repeated="1016"/>
        </table:table-row>
        <table:table-row table:style-name="ro2">
          <table:table-cell office:value-type="float" office:value="352259">
            <text:p>352259</text:p>
          </table:table-cell>
          <table:table-cell table:formula="of:=[.A1124]-[.A1123]" office:value-type="float" office:value="101">
            <text:p>101</text:p>
          </table:table-cell>
          <table:table-cell/>
          <table:table-cell office:value-type="float" office:value="463.809">
            <text:p>463.809</text:p>
          </table:table-cell>
          <table:table-cell table:formula="of:=ABS([.D1124]-[.D1123])" office:value-type="float" office:value="3.49699999999996">
            <text:p>3.497</text:p>
          </table:table-cell>
          <table:table-cell/>
          <table:table-cell office:value-type="float" office:value="215118.766">
            <text:p>215118.766</text:p>
          </table:table-cell>
          <table:table-cell table:formula="of:=ABS([.G1124]-[.G1123])" office:value-type="float" office:value="3255.875">
            <text:p>3255.875</text:p>
          </table:table-cell>
          <table:table-cell table:number-columns-repeated="1016"/>
        </table:table-row>
        <table:table-row table:style-name="ro2">
          <table:table-cell office:value-type="float" office:value="352363">
            <text:p>352363</text:p>
          </table:table-cell>
          <table:table-cell table:formula="of:=[.A1125]-[.A1124]" office:value-type="float" office:value="104">
            <text:p>104</text:p>
          </table:table-cell>
          <table:table-cell/>
          <table:table-cell office:value-type="float" office:value="460.363">
            <text:p>460.363</text:p>
          </table:table-cell>
          <table:table-cell table:formula="of:=ABS([.D1125]-[.D1124])" office:value-type="float" office:value="3.44600000000003">
            <text:p>3.446</text:p>
          </table:table-cell>
          <table:table-cell/>
          <table:table-cell office:value-type="float" office:value="211934.313">
            <text:p>211934.313</text:p>
          </table:table-cell>
          <table:table-cell table:formula="of:=ABS([.G1125]-[.G1124])" office:value-type="float" office:value="3184.45300000001">
            <text:p>3184.453</text:p>
          </table:table-cell>
          <table:table-cell table:number-columns-repeated="1016"/>
        </table:table-row>
        <table:table-row table:style-name="ro2">
          <table:table-cell office:value-type="float" office:value="352466">
            <text:p>352466</text:p>
          </table:table-cell>
          <table:table-cell table:formula="of:=[.A1126]-[.A1125]" office:value-type="float" office:value="103">
            <text:p>103</text:p>
          </table:table-cell>
          <table:table-cell/>
          <table:table-cell office:value-type="float" office:value="456.882">
            <text:p>456.882</text:p>
          </table:table-cell>
          <table:table-cell table:formula="of:=ABS([.D1126]-[.D1125])" office:value-type="float" office:value="3.48099999999999">
            <text:p>3.481</text:p>
          </table:table-cell>
          <table:table-cell/>
          <table:table-cell office:value-type="float" office:value="208741.547">
            <text:p>208741.547</text:p>
          </table:table-cell>
          <table:table-cell table:formula="of:=ABS([.G1126]-[.G1125])" office:value-type="float" office:value="3192.766">
            <text:p>3192.766</text:p>
          </table:table-cell>
          <table:table-cell table:number-columns-repeated="1016"/>
        </table:table-row>
        <table:table-row table:style-name="ro2">
          <table:table-cell office:value-type="float" office:value="352568">
            <text:p>352568</text:p>
          </table:table-cell>
          <table:table-cell table:formula="of:=[.A1127]-[.A1126]" office:value-type="float" office:value="102">
            <text:p>102</text:p>
          </table:table-cell>
          <table:table-cell/>
          <table:table-cell office:value-type="float" office:value="453.454">
            <text:p>453.454</text:p>
          </table:table-cell>
          <table:table-cell table:formula="of:=ABS([.D1127]-[.D1126])" office:value-type="float" office:value="3.428">
            <text:p>3.428</text:p>
          </table:table-cell>
          <table:table-cell/>
          <table:table-cell office:value-type="float" office:value="205620.984">
            <text:p>205620.984</text:p>
          </table:table-cell>
          <table:table-cell table:formula="of:=ABS([.G1127]-[.G1126])" office:value-type="float" office:value="3120.56299999999">
            <text:p>3120.563</text:p>
          </table:table-cell>
          <table:table-cell table:number-columns-repeated="1016"/>
        </table:table-row>
        <table:table-row table:style-name="ro2">
          <table:table-cell office:value-type="float" office:value="352674">
            <text:p>352674</text:p>
          </table:table-cell>
          <table:table-cell table:formula="of:=[.A1128]-[.A1127]" office:value-type="float" office:value="106">
            <text:p>106</text:p>
          </table:table-cell>
          <table:table-cell/>
          <table:table-cell office:value-type="float" office:value="450.005">
            <text:p>450.005</text:p>
          </table:table-cell>
          <table:table-cell table:formula="of:=ABS([.D1128]-[.D1127])" office:value-type="float" office:value="3.44900000000001">
            <text:p>3.449</text:p>
          </table:table-cell>
          <table:table-cell/>
          <table:table-cell office:value-type="float" office:value="202504.391">
            <text:p>202504.391</text:p>
          </table:table-cell>
          <table:table-cell table:formula="of:=ABS([.G1128]-[.G1127])" office:value-type="float" office:value="3116.59299999999">
            <text:p>3116.593</text:p>
          </table:table-cell>
          <table:table-cell table:number-columns-repeated="1016"/>
        </table:table-row>
        <table:table-row table:style-name="ro2">
          <table:table-cell office:value-type="float" office:value="352777">
            <text:p>352777</text:p>
          </table:table-cell>
          <table:table-cell table:formula="of:=[.A1129]-[.A1128]" office:value-type="float" office:value="103">
            <text:p>103</text:p>
          </table:table-cell>
          <table:table-cell/>
          <table:table-cell office:value-type="float" office:value="446.557">
            <text:p>446.557</text:p>
          </table:table-cell>
          <table:table-cell table:formula="of:=ABS([.D1129]-[.D1128])" office:value-type="float" office:value="3.44799999999998">
            <text:p>3.448</text:p>
          </table:table-cell>
          <table:table-cell/>
          <table:table-cell office:value-type="float" office:value="199413.469">
            <text:p>199413.469</text:p>
          </table:table-cell>
          <table:table-cell table:formula="of:=ABS([.G1129]-[.G1128])" office:value-type="float" office:value="3090.92199999999">
            <text:p>3090.922</text:p>
          </table:table-cell>
          <table:table-cell table:number-columns-repeated="1016"/>
        </table:table-row>
        <table:table-row table:style-name="ro2">
          <table:table-cell office:value-type="float" office:value="352883">
            <text:p>352883</text:p>
          </table:table-cell>
          <table:table-cell table:formula="of:=[.A1130]-[.A1129]" office:value-type="float" office:value="106">
            <text:p>106</text:p>
          </table:table-cell>
          <table:table-cell/>
          <table:table-cell office:value-type="float" office:value="443.113">
            <text:p>443.113</text:p>
          </table:table-cell>
          <table:table-cell table:formula="of:=ABS([.D1130]-[.D1129])" office:value-type="float" office:value="3.44400000000002">
            <text:p>3.444</text:p>
          </table:table-cell>
          <table:table-cell/>
          <table:table-cell office:value-type="float" office:value="196348.984">
            <text:p>196348.984</text:p>
          </table:table-cell>
          <table:table-cell table:formula="of:=ABS([.G1130]-[.G1129])" office:value-type="float" office:value="3064.48500000001">
            <text:p>3064.485</text:p>
          </table:table-cell>
          <table:table-cell table:number-columns-repeated="1016"/>
        </table:table-row>
        <table:table-row table:style-name="ro2">
          <table:table-cell office:value-type="float" office:value="352990">
            <text:p>352990</text:p>
          </table:table-cell>
          <table:table-cell table:formula="of:=[.A1131]-[.A1130]" office:value-type="float" office:value="107">
            <text:p>107</text:p>
          </table:table-cell>
          <table:table-cell/>
          <table:table-cell office:value-type="float" office:value="439.673">
            <text:p>439.673</text:p>
          </table:table-cell>
          <table:table-cell table:formula="of:=ABS([.D1131]-[.D1130])" office:value-type="float" office:value="3.44">
            <text:p>3.440</text:p>
          </table:table-cell>
          <table:table-cell/>
          <table:table-cell office:value-type="float" office:value="193312.063">
            <text:p>193312.063</text:p>
          </table:table-cell>
          <table:table-cell table:formula="of:=ABS([.G1131]-[.G1130])" office:value-type="float" office:value="3036.921">
            <text:p>3036.921</text:p>
          </table:table-cell>
          <table:table-cell table:number-columns-repeated="1016"/>
        </table:table-row>
        <table:table-row table:style-name="ro2">
          <table:table-cell office:value-type="float" office:value="353102">
            <text:p>353102</text:p>
          </table:table-cell>
          <table:table-cell table:formula="of:=[.A1132]-[.A1131]" office:value-type="float" office:value="112">
            <text:p>112</text:p>
          </table:table-cell>
          <table:table-cell/>
          <table:table-cell office:value-type="float" office:value="436.235">
            <text:p>436.235</text:p>
          </table:table-cell>
          <table:table-cell table:formula="of:=ABS([.D1132]-[.D1131])" office:value-type="float" office:value="3.43799999999999">
            <text:p>3.438</text:p>
          </table:table-cell>
          <table:table-cell/>
          <table:table-cell office:value-type="float" office:value="190301.203">
            <text:p>190301.203</text:p>
          </table:table-cell>
          <table:table-cell table:formula="of:=ABS([.G1132]-[.G1131])" office:value-type="float" office:value="3010.85999999999">
            <text:p>3010.860</text:p>
          </table:table-cell>
          <table:table-cell table:number-columns-repeated="1016"/>
        </table:table-row>
        <table:table-row table:style-name="ro2">
          <table:table-cell office:value-type="float" office:value="353215">
            <text:p>353215</text:p>
          </table:table-cell>
          <table:table-cell table:formula="of:=[.A1133]-[.A1132]" office:value-type="float" office:value="113">
            <text:p>113</text:p>
          </table:table-cell>
          <table:table-cell/>
          <table:table-cell office:value-type="float" office:value="432.799">
            <text:p>432.799</text:p>
          </table:table-cell>
          <table:table-cell table:formula="of:=ABS([.D1133]-[.D1132])" office:value-type="float" office:value="3.43600000000004">
            <text:p>3.436</text:p>
          </table:table-cell>
          <table:table-cell/>
          <table:table-cell office:value-type="float" office:value="187314.828">
            <text:p>187314.828</text:p>
          </table:table-cell>
          <table:table-cell table:formula="of:=ABS([.G1133]-[.G1132])" office:value-type="float" office:value="2986.375">
            <text:p>2986.375</text:p>
          </table:table-cell>
          <table:table-cell table:number-columns-repeated="1016"/>
        </table:table-row>
        <table:table-row table:style-name="ro2">
          <table:table-cell office:value-type="float" office:value="353323">
            <text:p>353323</text:p>
          </table:table-cell>
          <table:table-cell table:formula="of:=[.A1134]-[.A1133]" office:value-type="float" office:value="108">
            <text:p>108</text:p>
          </table:table-cell>
          <table:table-cell/>
          <table:table-cell office:value-type="float" office:value="429.362">
            <text:p>429.362</text:p>
          </table:table-cell>
          <table:table-cell table:formula="of:=ABS([.D1134]-[.D1133])" office:value-type="float" office:value="3.43699999999995">
            <text:p>3.437</text:p>
          </table:table-cell>
          <table:table-cell/>
          <table:table-cell office:value-type="float" office:value="184351.672">
            <text:p>184351.672</text:p>
          </table:table-cell>
          <table:table-cell table:formula="of:=ABS([.G1134]-[.G1133])" office:value-type="float" office:value="2963.15600000002">
            <text:p>2963.156</text:p>
          </table:table-cell>
          <table:table-cell table:number-columns-repeated="1016"/>
        </table:table-row>
        <table:table-row table:style-name="ro2">
          <table:table-cell office:value-type="float" office:value="353431">
            <text:p>353431</text:p>
          </table:table-cell>
          <table:table-cell table:formula="of:=[.A1135]-[.A1134]" office:value-type="float" office:value="108">
            <text:p>108</text:p>
          </table:table-cell>
          <table:table-cell/>
          <table:table-cell office:value-type="float" office:value="425.925">
            <text:p>425.925</text:p>
          </table:table-cell>
          <table:table-cell table:formula="of:=ABS([.D1135]-[.D1134])" office:value-type="float" office:value="3.43700000000001">
            <text:p>3.437</text:p>
          </table:table-cell>
          <table:table-cell/>
          <table:table-cell office:value-type="float" office:value="181412.234">
            <text:p>181412.234</text:p>
          </table:table-cell>
          <table:table-cell table:formula="of:=ABS([.G1135]-[.G1134])" office:value-type="float" office:value="2939.43799999999">
            <text:p>2939.438</text:p>
          </table:table-cell>
          <table:table-cell table:number-columns-repeated="1016"/>
        </table:table-row>
        <table:table-row table:style-name="ro2">
          <table:table-cell office:value-type="float" office:value="353541">
            <text:p>353541</text:p>
          </table:table-cell>
          <table:table-cell table:formula="of:=[.A1136]-[.A1135]" office:value-type="float" office:value="110">
            <text:p>110</text:p>
          </table:table-cell>
          <table:table-cell/>
          <table:table-cell office:value-type="float" office:value="422.488">
            <text:p>422.488</text:p>
          </table:table-cell>
          <table:table-cell table:formula="of:=ABS([.D1136]-[.D1135])" office:value-type="float" office:value="3.43700000000001">
            <text:p>3.437</text:p>
          </table:table-cell>
          <table:table-cell/>
          <table:table-cell office:value-type="float" office:value="178496.172">
            <text:p>178496.172</text:p>
          </table:table-cell>
          <table:table-cell table:formula="of:=ABS([.G1136]-[.G1135])" office:value-type="float" office:value="2916.06200000001">
            <text:p>2916.062</text:p>
          </table:table-cell>
          <table:table-cell table:number-columns-repeated="1016"/>
        </table:table-row>
        <table:table-row table:style-name="ro2">
          <table:table-cell office:value-type="float" office:value="353652">
            <text:p>353652</text:p>
          </table:table-cell>
          <table:table-cell table:formula="of:=[.A1137]-[.A1136]" office:value-type="float" office:value="111">
            <text:p>111</text:p>
          </table:table-cell>
          <table:table-cell/>
          <table:table-cell office:value-type="float" office:value="419.051">
            <text:p>419.051</text:p>
          </table:table-cell>
          <table:table-cell table:formula="of:=ABS([.D1137]-[.D1136])" office:value-type="float" office:value="3.43700000000001">
            <text:p>3.437</text:p>
          </table:table-cell>
          <table:table-cell/>
          <table:table-cell office:value-type="float" office:value="175603.672">
            <text:p>175603.672</text:p>
          </table:table-cell>
          <table:table-cell table:formula="of:=ABS([.G1137]-[.G1136])" office:value-type="float" office:value="2892.5">
            <text:p>2892.500</text:p>
          </table:table-cell>
          <table:table-cell table:number-columns-repeated="1016"/>
        </table:table-row>
        <table:table-row table:style-name="ro2">
          <table:table-cell office:value-type="float" office:value="353759">
            <text:p>353759</text:p>
          </table:table-cell>
          <table:table-cell table:formula="of:=[.A1138]-[.A1137]" office:value-type="float" office:value="107">
            <text:p>107</text:p>
          </table:table-cell>
          <table:table-cell/>
          <table:table-cell office:value-type="float" office:value="415.614">
            <text:p>415.614</text:p>
          </table:table-cell>
          <table:table-cell table:formula="of:=ABS([.D1138]-[.D1137])" office:value-type="float" office:value="3.43700000000001">
            <text:p>3.437</text:p>
          </table:table-cell>
          <table:table-cell/>
          <table:table-cell office:value-type="float" office:value="172734.734">
            <text:p>172734.734</text:p>
          </table:table-cell>
          <table:table-cell table:formula="of:=ABS([.G1138]-[.G1137])" office:value-type="float" office:value="2868.93799999999">
            <text:p>2868.938</text:p>
          </table:table-cell>
          <table:table-cell table:number-columns-repeated="1016"/>
        </table:table-row>
        <table:table-row table:style-name="ro2">
          <table:table-cell office:value-type="float" office:value="353866">
            <text:p>353866</text:p>
          </table:table-cell>
          <table:table-cell table:formula="of:=[.A1139]-[.A1138]" office:value-type="float" office:value="107">
            <text:p>107</text:p>
          </table:table-cell>
          <table:table-cell/>
          <table:table-cell office:value-type="float" office:value="412.176">
            <text:p>412.176</text:p>
          </table:table-cell>
          <table:table-cell table:formula="of:=ABS([.D1139]-[.D1138])" office:value-type="float" office:value="3.43799999999999">
            <text:p>3.438</text:p>
          </table:table-cell>
          <table:table-cell/>
          <table:table-cell office:value-type="float" office:value="169889.406">
            <text:p>169889.406</text:p>
          </table:table-cell>
          <table:table-cell table:formula="of:=ABS([.G1139]-[.G1138])" office:value-type="float" office:value="2845.32800000001">
            <text:p>2845.328</text:p>
          </table:table-cell>
          <table:table-cell table:number-columns-repeated="1016"/>
        </table:table-row>
        <table:table-row table:style-name="ro2">
          <table:table-cell office:value-type="float" office:value="353979">
            <text:p>353979</text:p>
          </table:table-cell>
          <table:table-cell table:formula="of:=[.A1140]-[.A1139]" office:value-type="float" office:value="113">
            <text:p>113</text:p>
          </table:table-cell>
          <table:table-cell/>
          <table:table-cell office:value-type="float" office:value="408.739">
            <text:p>408.739</text:p>
          </table:table-cell>
          <table:table-cell table:formula="of:=ABS([.D1140]-[.D1139])" office:value-type="float" office:value="3.43700000000001">
            <text:p>3.437</text:p>
          </table:table-cell>
          <table:table-cell/>
          <table:table-cell office:value-type="float" office:value="167067.734">
            <text:p>167067.734</text:p>
          </table:table-cell>
          <table:table-cell table:formula="of:=ABS([.G1140]-[.G1139])" office:value-type="float" office:value="2821.67199999999">
            <text:p>2821.672</text:p>
          </table:table-cell>
          <table:table-cell table:number-columns-repeated="1016"/>
        </table:table-row>
        <table:table-row table:style-name="ro2">
          <table:table-cell office:value-type="float" office:value="354083">
            <text:p>354083</text:p>
          </table:table-cell>
          <table:table-cell table:formula="of:=[.A1141]-[.A1140]" office:value-type="float" office:value="104">
            <text:p>104</text:p>
          </table:table-cell>
          <table:table-cell/>
          <table:table-cell office:value-type="float" office:value="405.302">
            <text:p>405.302</text:p>
          </table:table-cell>
          <table:table-cell table:formula="of:=ABS([.D1141]-[.D1140])" office:value-type="float" office:value="3.43699999999995">
            <text:p>3.437</text:p>
          </table:table-cell>
          <table:table-cell/>
          <table:table-cell office:value-type="float" office:value="164269.75">
            <text:p>164269.750</text:p>
          </table:table-cell>
          <table:table-cell table:formula="of:=ABS([.G1141]-[.G1140])" office:value-type="float" office:value="2797.984">
            <text:p>2797.984</text:p>
          </table:table-cell>
          <table:table-cell table:number-columns-repeated="1016"/>
        </table:table-row>
        <table:table-row table:style-name="ro2">
          <table:table-cell office:value-type="float" office:value="354188">
            <text:p>354188</text:p>
          </table:table-cell>
          <table:table-cell table:formula="of:=[.A1142]-[.A1141]" office:value-type="float" office:value="105">
            <text:p>105</text:p>
          </table:table-cell>
          <table:table-cell/>
          <table:table-cell office:value-type="float" office:value="401.865">
            <text:p>401.865</text:p>
          </table:table-cell>
          <table:table-cell table:formula="of:=ABS([.D1142]-[.D1141])" office:value-type="float" office:value="3.43700000000001">
            <text:p>3.437</text:p>
          </table:table-cell>
          <table:table-cell/>
          <table:table-cell office:value-type="float" office:value="161495.406">
            <text:p>161495.406</text:p>
          </table:table-cell>
          <table:table-cell table:formula="of:=ABS([.G1142]-[.G1141])" office:value-type="float" office:value="2774.34400000001">
            <text:p>2774.344</text:p>
          </table:table-cell>
          <table:table-cell table:number-columns-repeated="1016"/>
        </table:table-row>
        <table:table-row table:style-name="ro2">
          <table:table-cell office:value-type="float" office:value="354299">
            <text:p>354299</text:p>
          </table:table-cell>
          <table:table-cell table:formula="of:=[.A1143]-[.A1142]" office:value-type="float" office:value="111">
            <text:p>111</text:p>
          </table:table-cell>
          <table:table-cell/>
          <table:table-cell office:value-type="float" office:value="398.428">
            <text:p>398.428</text:p>
          </table:table-cell>
          <table:table-cell table:formula="of:=ABS([.D1143]-[.D1142])" office:value-type="float" office:value="3.43700000000001">
            <text:p>3.437</text:p>
          </table:table-cell>
          <table:table-cell/>
          <table:table-cell office:value-type="float" office:value="158744.734">
            <text:p>158744.734</text:p>
          </table:table-cell>
          <table:table-cell table:formula="of:=ABS([.G1143]-[.G1142])" office:value-type="float" office:value="2750.67199999999">
            <text:p>2750.672</text:p>
          </table:table-cell>
          <table:table-cell table:number-columns-repeated="1016"/>
        </table:table-row>
        <table:table-row table:style-name="ro2">
          <table:table-cell office:value-type="float" office:value="354409">
            <text:p>354409</text:p>
          </table:table-cell>
          <table:table-cell table:formula="of:=[.A1144]-[.A1143]" office:value-type="float" office:value="110">
            <text:p>110</text:p>
          </table:table-cell>
          <table:table-cell/>
          <table:table-cell office:value-type="float" office:value="394.991">
            <text:p>394.991</text:p>
          </table:table-cell>
          <table:table-cell table:formula="of:=ABS([.D1144]-[.D1143])" office:value-type="float" office:value="3.43700000000001">
            <text:p>3.437</text:p>
          </table:table-cell>
          <table:table-cell/>
          <table:table-cell office:value-type="float" office:value="156017.703">
            <text:p>156017.703</text:p>
          </table:table-cell>
          <table:table-cell table:formula="of:=ABS([.G1144]-[.G1143])" office:value-type="float" office:value="2727.03099999999">
            <text:p>2727.031</text:p>
          </table:table-cell>
          <table:table-cell table:number-columns-repeated="1016"/>
        </table:table-row>
        <table:table-row table:style-name="ro2">
          <table:table-cell office:value-type="float" office:value="354514">
            <text:p>354514</text:p>
          </table:table-cell>
          <table:table-cell table:formula="of:=[.A1145]-[.A1144]" office:value-type="float" office:value="105">
            <text:p>105</text:p>
          </table:table-cell>
          <table:table-cell/>
          <table:table-cell office:value-type="float" office:value="391.554">
            <text:p>391.554</text:p>
          </table:table-cell>
          <table:table-cell table:formula="of:=ABS([.D1145]-[.D1144])" office:value-type="float" office:value="3.43700000000001">
            <text:p>3.437</text:p>
          </table:table-cell>
          <table:table-cell/>
          <table:table-cell office:value-type="float" office:value="153314.313">
            <text:p>153314.313</text:p>
          </table:table-cell>
          <table:table-cell table:formula="of:=ABS([.G1145]-[.G1144])" office:value-type="float" office:value="2703.39000000001">
            <text:p>2703.390</text:p>
          </table:table-cell>
          <table:table-cell table:number-columns-repeated="1016"/>
        </table:table-row>
        <table:table-row table:style-name="ro2">
          <table:table-cell office:value-type="float" office:value="354618">
            <text:p>354618</text:p>
          </table:table-cell>
          <table:table-cell table:formula="of:=[.A1146]-[.A1145]" office:value-type="float" office:value="104">
            <text:p>104</text:p>
          </table:table-cell>
          <table:table-cell/>
          <table:table-cell office:value-type="float" office:value="388.117">
            <text:p>388.117</text:p>
          </table:table-cell>
          <table:table-cell table:formula="of:=ABS([.D1146]-[.D1145])" office:value-type="float" office:value="3.43699999999995">
            <text:p>3.437</text:p>
          </table:table-cell>
          <table:table-cell/>
          <table:table-cell office:value-type="float" office:value="150634.547">
            <text:p>150634.547</text:p>
          </table:table-cell>
          <table:table-cell table:formula="of:=ABS([.G1146]-[.G1145])" office:value-type="float" office:value="2679.766">
            <text:p>2679.766</text:p>
          </table:table-cell>
          <table:table-cell table:number-columns-repeated="1016"/>
        </table:table-row>
        <table:table-row table:style-name="ro2">
          <table:table-cell office:value-type="float" office:value="354728">
            <text:p>354728</text:p>
          </table:table-cell>
          <table:table-cell table:formula="of:=[.A1147]-[.A1146]" office:value-type="float" office:value="110">
            <text:p>110</text:p>
          </table:table-cell>
          <table:table-cell/>
          <table:table-cell office:value-type="float" office:value="384.684">
            <text:p>384.684</text:p>
          </table:table-cell>
          <table:table-cell table:formula="of:=ABS([.D1147]-[.D1146])" office:value-type="float" office:value="3.43299999999999">
            <text:p>3.433</text:p>
          </table:table-cell>
          <table:table-cell/>
          <table:table-cell office:value-type="float" office:value="147982.109">
            <text:p>147982.109</text:p>
          </table:table-cell>
          <table:table-cell table:formula="of:=ABS([.G1147]-[.G1146])" office:value-type="float" office:value="2652.43799999999">
            <text:p>2652.438</text:p>
          </table:table-cell>
          <table:table-cell table:number-columns-repeated="1016"/>
        </table:table-row>
        <table:table-row table:style-name="ro2">
          <table:table-cell office:value-type="float" office:value="354835">
            <text:p>354835</text:p>
          </table:table-cell>
          <table:table-cell table:formula="of:=[.A1148]-[.A1147]" office:value-type="float" office:value="107">
            <text:p>107</text:p>
          </table:table-cell>
          <table:table-cell/>
          <table:table-cell office:value-type="float" office:value="381.242">
            <text:p>381.242</text:p>
          </table:table-cell>
          <table:table-cell table:formula="of:=ABS([.D1148]-[.D1147])" office:value-type="float" office:value="3.44200000000001">
            <text:p>3.442</text:p>
          </table:table-cell>
          <table:table-cell/>
          <table:table-cell office:value-type="float" office:value="145345.188">
            <text:p>145345.188</text:p>
          </table:table-cell>
          <table:table-cell table:formula="of:=ABS([.G1148]-[.G1147])" office:value-type="float" office:value="2636.921">
            <text:p>2636.921</text:p>
          </table:table-cell>
          <table:table-cell table:number-columns-repeated="1016"/>
        </table:table-row>
        <table:table-row table:style-name="ro2">
          <table:table-cell office:value-type="float" office:value="354947">
            <text:p>354947</text:p>
          </table:table-cell>
          <table:table-cell table:formula="of:=[.A1149]-[.A1148]" office:value-type="float" office:value="112">
            <text:p>112</text:p>
          </table:table-cell>
          <table:table-cell/>
          <table:table-cell office:value-type="float" office:value="377.804">
            <text:p>377.804</text:p>
          </table:table-cell>
          <table:table-cell table:formula="of:=ABS([.D1149]-[.D1148])" office:value-type="float" office:value="3.43800000000004">
            <text:p>3.438</text:p>
          </table:table-cell>
          <table:table-cell/>
          <table:table-cell office:value-type="float" office:value="142736.016">
            <text:p>142736.016</text:p>
          </table:table-cell>
          <table:table-cell table:formula="of:=ABS([.G1149]-[.G1148])" office:value-type="float" office:value="2609.17199999999">
            <text:p>2609.172</text:p>
          </table:table-cell>
          <table:table-cell table:number-columns-repeated="1016"/>
        </table:table-row>
        <table:table-row table:style-name="ro2">
          <table:table-cell office:value-type="float" office:value="355059">
            <text:p>355059</text:p>
          </table:table-cell>
          <table:table-cell table:formula="of:=[.A1150]-[.A1149]" office:value-type="float" office:value="112">
            <text:p>112</text:p>
          </table:table-cell>
          <table:table-cell/>
          <table:table-cell office:value-type="float" office:value="374.367">
            <text:p>374.367</text:p>
          </table:table-cell>
          <table:table-cell table:formula="of:=ABS([.D1150]-[.D1149])" office:value-type="float" office:value="3.43699999999995">
            <text:p>3.437</text:p>
          </table:table-cell>
          <table:table-cell/>
          <table:table-cell office:value-type="float" office:value="140150.547">
            <text:p>140150.547</text:p>
          </table:table-cell>
          <table:table-cell table:formula="of:=ABS([.G1150]-[.G1149])" office:value-type="float" office:value="2585.46900000001">
            <text:p>2585.469</text:p>
          </table:table-cell>
          <table:table-cell table:number-columns-repeated="1016"/>
        </table:table-row>
        <table:table-row table:style-name="ro2">
          <table:table-cell office:value-type="float" office:value="355164">
            <text:p>355164</text:p>
          </table:table-cell>
          <table:table-cell table:formula="of:=[.A1151]-[.A1150]" office:value-type="float" office:value="105">
            <text:p>105</text:p>
          </table:table-cell>
          <table:table-cell/>
          <table:table-cell office:value-type="float" office:value="370.93">
            <text:p>370.930</text:p>
          </table:table-cell>
          <table:table-cell table:formula="of:=ABS([.D1151]-[.D1150])" office:value-type="float" office:value="3.43700000000001">
            <text:p>3.437</text:p>
          </table:table-cell>
          <table:table-cell/>
          <table:table-cell office:value-type="float" office:value="137588.75">
            <text:p>137588.750</text:p>
          </table:table-cell>
          <table:table-cell table:formula="of:=ABS([.G1151]-[.G1150])" office:value-type="float" office:value="2561.79699999999">
            <text:p>2561.797</text:p>
          </table:table-cell>
          <table:table-cell table:number-columns-repeated="1016"/>
        </table:table-row>
        <table:table-row table:style-name="ro2">
          <table:table-cell office:value-type="float" office:value="355277">
            <text:p>355277</text:p>
          </table:table-cell>
          <table:table-cell table:formula="of:=[.A1152]-[.A1151]" office:value-type="float" office:value="113">
            <text:p>113</text:p>
          </table:table-cell>
          <table:table-cell/>
          <table:table-cell office:value-type="float" office:value="367.492">
            <text:p>367.492</text:p>
          </table:table-cell>
          <table:table-cell table:formula="of:=ABS([.D1152]-[.D1151])" office:value-type="float" office:value="3.43799999999999">
            <text:p>3.438</text:p>
          </table:table-cell>
          <table:table-cell/>
          <table:table-cell office:value-type="float" office:value="135050.531">
            <text:p>135050.531</text:p>
          </table:table-cell>
          <table:table-cell table:formula="of:=ABS([.G1152]-[.G1151])" office:value-type="float" office:value="2538.21900000001">
            <text:p>2538.219</text:p>
          </table:table-cell>
          <table:table-cell table:number-columns-repeated="1016"/>
        </table:table-row>
        <table:table-row table:style-name="ro2">
          <table:table-cell office:value-type="float" office:value="355379">
            <text:p>355379</text:p>
          </table:table-cell>
          <table:table-cell table:formula="of:=[.A1153]-[.A1152]" office:value-type="float" office:value="102">
            <text:p>102</text:p>
          </table:table-cell>
          <table:table-cell/>
          <table:table-cell office:value-type="float" office:value="364.055">
            <text:p>364.055</text:p>
          </table:table-cell>
          <table:table-cell table:formula="of:=ABS([.D1153]-[.D1152])" office:value-type="float" office:value="3.43700000000001">
            <text:p>3.437</text:p>
          </table:table-cell>
          <table:table-cell/>
          <table:table-cell office:value-type="float" office:value="132535.844">
            <text:p>132535.844</text:p>
          </table:table-cell>
          <table:table-cell table:formula="of:=ABS([.G1153]-[.G1152])" office:value-type="float" office:value="2514.68699999998">
            <text:p>2514.687</text:p>
          </table:table-cell>
          <table:table-cell table:number-columns-repeated="1016"/>
        </table:table-row>
        <table:table-row table:style-name="ro2">
          <table:table-cell office:value-type="float" office:value="355490">
            <text:p>355490</text:p>
          </table:table-cell>
          <table:table-cell table:formula="of:=[.A1154]-[.A1153]" office:value-type="float" office:value="111">
            <text:p>111</text:p>
          </table:table-cell>
          <table:table-cell/>
          <table:table-cell office:value-type="float" office:value="360.617">
            <text:p>360.617</text:p>
          </table:table-cell>
          <table:table-cell table:formula="of:=ABS([.D1154]-[.D1153])" office:value-type="float" office:value="3.43799999999999">
            <text:p>3.438</text:p>
          </table:table-cell>
          <table:table-cell/>
          <table:table-cell office:value-type="float" office:value="130044.797">
            <text:p>130044.797</text:p>
          </table:table-cell>
          <table:table-cell table:formula="of:=ABS([.G1154]-[.G1153])" office:value-type="float" office:value="2491.04700000001">
            <text:p>2491.047</text:p>
          </table:table-cell>
          <table:table-cell table:number-columns-repeated="1016"/>
        </table:table-row>
        <table:table-row table:style-name="ro2">
          <table:table-cell office:value-type="float" office:value="355595">
            <text:p>355595</text:p>
          </table:table-cell>
          <table:table-cell table:formula="of:=[.A1155]-[.A1154]" office:value-type="float" office:value="105">
            <text:p>105</text:p>
          </table:table-cell>
          <table:table-cell/>
          <table:table-cell office:value-type="float" office:value="357.18">
            <text:p>357.180</text:p>
          </table:table-cell>
          <table:table-cell table:formula="of:=ABS([.D1155]-[.D1154])" office:value-type="float" office:value="3.43700000000001">
            <text:p>3.437</text:p>
          </table:table-cell>
          <table:table-cell/>
          <table:table-cell office:value-type="float" office:value="127577.297">
            <text:p>127577.297</text:p>
          </table:table-cell>
          <table:table-cell table:formula="of:=ABS([.G1155]-[.G1154])" office:value-type="float" office:value="2467.5">
            <text:p>2467.500</text:p>
          </table:table-cell>
          <table:table-cell table:number-columns-repeated="1016"/>
        </table:table-row>
        <table:table-row table:style-name="ro2">
          <table:table-cell office:value-type="float" office:value="355701">
            <text:p>355701</text:p>
          </table:table-cell>
          <table:table-cell table:formula="of:=[.A1156]-[.A1155]" office:value-type="float" office:value="106">
            <text:p>106</text:p>
          </table:table-cell>
          <table:table-cell/>
          <table:table-cell office:value-type="float" office:value="353.742">
            <text:p>353.742</text:p>
          </table:table-cell>
          <table:table-cell table:formula="of:=ABS([.D1156]-[.D1155])" office:value-type="float" office:value="3.43799999999999">
            <text:p>3.438</text:p>
          </table:table-cell>
          <table:table-cell/>
          <table:table-cell office:value-type="float" office:value="125133.406">
            <text:p>125133.406</text:p>
          </table:table-cell>
          <table:table-cell table:formula="of:=ABS([.G1156]-[.G1155])" office:value-type="float" office:value="2443.891">
            <text:p>2443.891</text:p>
          </table:table-cell>
          <table:table-cell table:number-columns-repeated="1016"/>
        </table:table-row>
        <table:table-row table:style-name="ro2">
          <table:table-cell office:value-type="float" office:value="355802">
            <text:p>355802</text:p>
          </table:table-cell>
          <table:table-cell table:formula="of:=[.A1157]-[.A1156]" office:value-type="float" office:value="101">
            <text:p>101</text:p>
          </table:table-cell>
          <table:table-cell/>
          <table:table-cell office:value-type="float" office:value="350.304">
            <text:p>350.304</text:p>
          </table:table-cell>
          <table:table-cell table:formula="of:=ABS([.D1157]-[.D1156])" office:value-type="float" office:value="3.43800000000004">
            <text:p>3.438</text:p>
          </table:table-cell>
          <table:table-cell/>
          <table:table-cell office:value-type="float" office:value="122712.953">
            <text:p>122712.953</text:p>
          </table:table-cell>
          <table:table-cell table:formula="of:=ABS([.G1157]-[.G1156])" office:value-type="float" office:value="2420.45300000001">
            <text:p>2420.453</text:p>
          </table:table-cell>
          <table:table-cell table:number-columns-repeated="1016"/>
        </table:table-row>
        <table:table-row table:style-name="ro2">
          <table:table-cell office:value-type="float" office:value="355903">
            <text:p>355903</text:p>
          </table:table-cell>
          <table:table-cell table:formula="of:=[.A1158]-[.A1157]" office:value-type="float" office:value="101">
            <text:p>101</text:p>
          </table:table-cell>
          <table:table-cell/>
          <table:table-cell office:value-type="float" office:value="346.866">
            <text:p>346.866</text:p>
          </table:table-cell>
          <table:table-cell table:formula="of:=ABS([.D1158]-[.D1157])" office:value-type="float" office:value="3.43799999999999">
            <text:p>3.438</text:p>
          </table:table-cell>
          <table:table-cell/>
          <table:table-cell office:value-type="float" office:value="120316.234">
            <text:p>120316.234</text:p>
          </table:table-cell>
          <table:table-cell table:formula="of:=ABS([.G1158]-[.G1157])" office:value-type="float" office:value="2396.719">
            <text:p>2396.719</text:p>
          </table:table-cell>
          <table:table-cell table:number-columns-repeated="1016"/>
        </table:table-row>
        <table:table-row table:style-name="ro2">
          <table:table-cell office:value-type="float" office:value="356007">
            <text:p>356007</text:p>
          </table:table-cell>
          <table:table-cell table:formula="of:=[.A1159]-[.A1158]" office:value-type="float" office:value="104">
            <text:p>104</text:p>
          </table:table-cell>
          <table:table-cell/>
          <table:table-cell office:value-type="float" office:value="343.429">
            <text:p>343.429</text:p>
          </table:table-cell>
          <table:table-cell table:formula="of:=ABS([.D1159]-[.D1158])" office:value-type="float" office:value="3.43700000000001">
            <text:p>3.437</text:p>
          </table:table-cell>
          <table:table-cell/>
          <table:table-cell office:value-type="float" office:value="117943.305">
            <text:p>117943.305</text:p>
          </table:table-cell>
          <table:table-cell table:formula="of:=ABS([.G1159]-[.G1158])" office:value-type="float" office:value="2372.929">
            <text:p>2372.929</text:p>
          </table:table-cell>
          <table:table-cell table:number-columns-repeated="1016"/>
        </table:table-row>
        <table:table-row table:style-name="ro2">
          <table:table-cell office:value-type="float" office:value="356113">
            <text:p>356113</text:p>
          </table:table-cell>
          <table:table-cell table:formula="of:=[.A1160]-[.A1159]" office:value-type="float" office:value="106">
            <text:p>106</text:p>
          </table:table-cell>
          <table:table-cell/>
          <table:table-cell office:value-type="float" office:value="339.991">
            <text:p>339.991</text:p>
          </table:table-cell>
          <table:table-cell table:formula="of:=ABS([.D1160]-[.D1159])" office:value-type="float" office:value="3.43799999999999">
            <text:p>3.438</text:p>
          </table:table-cell>
          <table:table-cell/>
          <table:table-cell office:value-type="float" office:value="115594.039">
            <text:p>115594.039</text:p>
          </table:table-cell>
          <table:table-cell table:formula="of:=ABS([.G1160]-[.G1159])" office:value-type="float" office:value="2349.26599999999">
            <text:p>2349.266</text:p>
          </table:table-cell>
          <table:table-cell table:number-columns-repeated="1016"/>
        </table:table-row>
        <table:table-row table:style-name="ro2">
          <table:table-cell office:value-type="float" office:value="356224">
            <text:p>356224</text:p>
          </table:table-cell>
          <table:table-cell table:formula="of:=[.A1161]-[.A1160]" office:value-type="float" office:value="111">
            <text:p>111</text:p>
          </table:table-cell>
          <table:table-cell/>
          <table:table-cell office:value-type="float" office:value="336.554">
            <text:p>336.554</text:p>
          </table:table-cell>
          <table:table-cell table:formula="of:=ABS([.D1161]-[.D1160])" office:value-type="float" office:value="3.43700000000001">
            <text:p>3.437</text:p>
          </table:table-cell>
          <table:table-cell/>
          <table:table-cell office:value-type="float" office:value="113268.438">
            <text:p>113268.438</text:p>
          </table:table-cell>
          <table:table-cell table:formula="of:=ABS([.G1161]-[.G1160])" office:value-type="float" office:value="2325.60100000001">
            <text:p>2325.601</text:p>
          </table:table-cell>
          <table:table-cell table:number-columns-repeated="1016"/>
        </table:table-row>
        <table:table-row table:style-name="ro2">
          <table:table-cell office:value-type="float" office:value="356325">
            <text:p>356325</text:p>
          </table:table-cell>
          <table:table-cell table:formula="of:=[.A1162]-[.A1161]" office:value-type="float" office:value="101">
            <text:p>101</text:p>
          </table:table-cell>
          <table:table-cell/>
          <table:table-cell office:value-type="float" office:value="333.116">
            <text:p>333.116</text:p>
          </table:table-cell>
          <table:table-cell table:formula="of:=ABS([.D1162]-[.D1161])" office:value-type="float" office:value="3.43799999999999">
            <text:p>3.438</text:p>
          </table:table-cell>
          <table:table-cell/>
          <table:table-cell office:value-type="float" office:value="110966.563">
            <text:p>110966.563</text:p>
          </table:table-cell>
          <table:table-cell table:formula="of:=ABS([.G1162]-[.G1161])" office:value-type="float" office:value="2301.875">
            <text:p>2301.875</text:p>
          </table:table-cell>
          <table:table-cell table:number-columns-repeated="1016"/>
        </table:table-row>
        <table:table-row table:style-name="ro2">
          <table:table-cell office:value-type="float" office:value="356431">
            <text:p>356431</text:p>
          </table:table-cell>
          <table:table-cell table:formula="of:=[.A1163]-[.A1162]" office:value-type="float" office:value="106">
            <text:p>106</text:p>
          </table:table-cell>
          <table:table-cell/>
          <table:table-cell office:value-type="float" office:value="329.679">
            <text:p>329.679</text:p>
          </table:table-cell>
          <table:table-cell table:formula="of:=ABS([.D1163]-[.D1162])" office:value-type="float" office:value="3.43700000000001">
            <text:p>3.437</text:p>
          </table:table-cell>
          <table:table-cell/>
          <table:table-cell office:value-type="float" office:value="108688.344">
            <text:p>108688.344</text:p>
          </table:table-cell>
          <table:table-cell table:formula="of:=ABS([.G1163]-[.G1162])" office:value-type="float" office:value="2278.219">
            <text:p>2278.219</text:p>
          </table:table-cell>
          <table:table-cell table:number-columns-repeated="1016"/>
        </table:table-row>
        <table:table-row table:style-name="ro2">
          <table:table-cell office:value-type="float" office:value="356535">
            <text:p>356535</text:p>
          </table:table-cell>
          <table:table-cell table:formula="of:=[.A1164]-[.A1163]" office:value-type="float" office:value="104">
            <text:p>104</text:p>
          </table:table-cell>
          <table:table-cell/>
          <table:table-cell office:value-type="float" office:value="326.242">
            <text:p>326.242</text:p>
          </table:table-cell>
          <table:table-cell table:formula="of:=ABS([.D1164]-[.D1163])" office:value-type="float" office:value="3.43699999999995">
            <text:p>3.437</text:p>
          </table:table-cell>
          <table:table-cell/>
          <table:table-cell office:value-type="float" office:value="106433.813">
            <text:p>106433.813</text:p>
          </table:table-cell>
          <table:table-cell table:formula="of:=ABS([.G1164]-[.G1163])" office:value-type="float" office:value="2254.531">
            <text:p>2254.531</text:p>
          </table:table-cell>
          <table:table-cell table:number-columns-repeated="1016"/>
        </table:table-row>
        <table:table-row table:style-name="ro2">
          <table:table-cell office:value-type="float" office:value="356640">
            <text:p>356640</text:p>
          </table:table-cell>
          <table:table-cell table:formula="of:=[.A1165]-[.A1164]" office:value-type="float" office:value="105">
            <text:p>105</text:p>
          </table:table-cell>
          <table:table-cell/>
          <table:table-cell office:value-type="float" office:value="322.805">
            <text:p>322.805</text:p>
          </table:table-cell>
          <table:table-cell table:formula="of:=ABS([.D1165]-[.D1164])" office:value-type="float" office:value="3.43700000000001">
            <text:p>3.437</text:p>
          </table:table-cell>
          <table:table-cell/>
          <table:table-cell office:value-type="float" office:value="104203">
            <text:p>104203.000</text:p>
          </table:table-cell>
          <table:table-cell table:formula="of:=ABS([.G1165]-[.G1164])" office:value-type="float" office:value="2230.81299999999">
            <text:p>2230.813</text:p>
          </table:table-cell>
          <table:table-cell table:number-columns-repeated="1016"/>
        </table:table-row>
        <table:table-row table:style-name="ro2">
          <table:table-cell office:value-type="float" office:value="356923">
            <text:p>356923</text:p>
          </table:table-cell>
          <table:table-cell table:formula="of:=[.A1166]-[.A1165]" office:value-type="float" office:value="283">
            <text:p>283</text:p>
          </table:table-cell>
          <table:table-cell/>
          <table:table-cell office:value-type="float" office:value="319.368">
            <text:p>319.368</text:p>
          </table:table-cell>
          <table:table-cell table:formula="of:=ABS([.D1166]-[.D1165])" office:value-type="float" office:value="3.43700000000001">
            <text:p>3.437</text:p>
          </table:table-cell>
          <table:table-cell/>
          <table:table-cell office:value-type="float" office:value="101995.719">
            <text:p>101995.719</text:p>
          </table:table-cell>
          <table:table-cell table:formula="of:=ABS([.G1166]-[.G1165])" office:value-type="float" office:value="2207.281">
            <text:p>2207.281</text:p>
          </table:table-cell>
          <table:table-cell table:number-columns-repeated="1016"/>
        </table:table-row>
        <table:table-row table:style-name="ro2">
          <table:table-cell office:value-type="float" office:value="357029">
            <text:p>357029</text:p>
          </table:table-cell>
          <table:table-cell table:formula="of:=[.A1167]-[.A1166]" office:value-type="float" office:value="106">
            <text:p>106</text:p>
          </table:table-cell>
          <table:table-cell/>
          <table:table-cell office:value-type="float" office:value="315.93">
            <text:p>315.930</text:p>
          </table:table-cell>
          <table:table-cell table:formula="of:=ABS([.D1167]-[.D1166])" office:value-type="float" office:value="3.43799999999999">
            <text:p>3.438</text:p>
          </table:table-cell>
          <table:table-cell/>
          <table:table-cell office:value-type="float" office:value="99812.078">
            <text:p>99812.078</text:p>
          </table:table-cell>
          <table:table-cell table:formula="of:=ABS([.G1167]-[.G1166])" office:value-type="float" office:value="2183.641">
            <text:p>2183.641</text:p>
          </table:table-cell>
          <table:table-cell table:number-columns-repeated="1016"/>
        </table:table-row>
        <table:table-row table:style-name="ro2">
          <table:table-cell office:value-type="float" office:value="357137">
            <text:p>357137</text:p>
          </table:table-cell>
          <table:table-cell table:formula="of:=[.A1168]-[.A1167]" office:value-type="float" office:value="108">
            <text:p>108</text:p>
          </table:table-cell>
          <table:table-cell/>
          <table:table-cell office:value-type="float" office:value="312.491">
            <text:p>312.491</text:p>
          </table:table-cell>
          <table:table-cell table:formula="of:=ABS([.D1168]-[.D1167])" office:value-type="float" office:value="3.43900000000002">
            <text:p>3.439</text:p>
          </table:table-cell>
          <table:table-cell/>
          <table:table-cell office:value-type="float" office:value="97650.93">
            <text:p>97650.930</text:p>
          </table:table-cell>
          <table:table-cell table:formula="of:=ABS([.G1168]-[.G1167])" office:value-type="float" office:value="2161.148">
            <text:p>2161.148</text:p>
          </table:table-cell>
          <table:table-cell table:number-columns-repeated="1016"/>
        </table:table-row>
        <table:table-row table:style-name="ro2">
          <table:table-cell office:value-type="float" office:value="357244">
            <text:p>357244</text:p>
          </table:table-cell>
          <table:table-cell table:formula="of:=[.A1169]-[.A1168]" office:value-type="float" office:value="107">
            <text:p>107</text:p>
          </table:table-cell>
          <table:table-cell/>
          <table:table-cell office:value-type="float" office:value="309.057">
            <text:p>309.057</text:p>
          </table:table-cell>
          <table:table-cell table:formula="of:=ABS([.D1169]-[.D1168])" office:value-type="float" office:value="3.43399999999997">
            <text:p>3.434</text:p>
          </table:table-cell>
          <table:table-cell/>
          <table:table-cell office:value-type="float" office:value="95516.164">
            <text:p>95516.164</text:p>
          </table:table-cell>
          <table:table-cell table:formula="of:=ABS([.G1169]-[.G1168])" office:value-type="float" office:value="2134.76599999999">
            <text:p>2134.766</text:p>
          </table:table-cell>
          <table:table-cell table:number-columns-repeated="1016"/>
        </table:table-row>
        <table:table-row table:style-name="ro2">
          <table:table-cell office:value-type="float" office:value="357351">
            <text:p>357351</text:p>
          </table:table-cell>
          <table:table-cell table:formula="of:=[.A1170]-[.A1169]" office:value-type="float" office:value="107">
            <text:p>107</text:p>
          </table:table-cell>
          <table:table-cell/>
          <table:table-cell office:value-type="float" office:value="305.619">
            <text:p>305.619</text:p>
          </table:table-cell>
          <table:table-cell table:formula="of:=ABS([.D1170]-[.D1169])" office:value-type="float" office:value="3.43799999999999">
            <text:p>3.438</text:p>
          </table:table-cell>
          <table:table-cell/>
          <table:table-cell office:value-type="float" office:value="93403.023">
            <text:p>93403.023</text:p>
          </table:table-cell>
          <table:table-cell table:formula="of:=ABS([.G1170]-[.G1169])" office:value-type="float" office:value="2113.141">
            <text:p>2113.141</text:p>
          </table:table-cell>
          <table:table-cell table:number-columns-repeated="1016"/>
        </table:table-row>
        <table:table-row table:style-name="ro2">
          <table:table-cell office:value-type="float" office:value="357454">
            <text:p>357454</text:p>
          </table:table-cell>
          <table:table-cell table:formula="of:=[.A1171]-[.A1170]" office:value-type="float" office:value="103">
            <text:p>103</text:p>
          </table:table-cell>
          <table:table-cell/>
          <table:table-cell office:value-type="float" office:value="302.182">
            <text:p>302.182</text:p>
          </table:table-cell>
          <table:table-cell table:formula="of:=ABS([.D1171]-[.D1170])" office:value-type="float" office:value="3.43700000000001">
            <text:p>3.437</text:p>
          </table:table-cell>
          <table:table-cell/>
          <table:table-cell office:value-type="float" office:value="91314.188">
            <text:p>91314.188</text:p>
          </table:table-cell>
          <table:table-cell table:formula="of:=ABS([.G1171]-[.G1170])" office:value-type="float" office:value="2088.83500000001">
            <text:p>2088.835</text:p>
          </table:table-cell>
          <table:table-cell table:number-columns-repeated="1016"/>
        </table:table-row>
        <table:table-row table:style-name="ro2">
          <table:table-cell office:value-type="float" office:value="357563">
            <text:p>357563</text:p>
          </table:table-cell>
          <table:table-cell table:formula="of:=[.A1172]-[.A1171]" office:value-type="float" office:value="109">
            <text:p>109</text:p>
          </table:table-cell>
          <table:table-cell/>
          <table:table-cell office:value-type="float" office:value="298.745">
            <text:p>298.745</text:p>
          </table:table-cell>
          <table:table-cell table:formula="of:=ABS([.D1172]-[.D1171])" office:value-type="float" office:value="3.43700000000001">
            <text:p>3.437</text:p>
          </table:table-cell>
          <table:table-cell/>
          <table:table-cell office:value-type="float" office:value="89248.781">
            <text:p>89248.781</text:p>
          </table:table-cell>
          <table:table-cell table:formula="of:=ABS([.G1172]-[.G1171])" office:value-type="float" office:value="2065.40699999999">
            <text:p>2065.407</text:p>
          </table:table-cell>
          <table:table-cell table:number-columns-repeated="1016"/>
        </table:table-row>
        <table:table-row table:style-name="ro2">
          <table:table-cell office:value-type="float" office:value="357667">
            <text:p>357667</text:p>
          </table:table-cell>
          <table:table-cell table:formula="of:=[.A1173]-[.A1172]" office:value-type="float" office:value="104">
            <text:p>104</text:p>
          </table:table-cell>
          <table:table-cell/>
          <table:table-cell office:value-type="float" office:value="295.309">
            <text:p>295.309</text:p>
          </table:table-cell>
          <table:table-cell table:formula="of:=ABS([.D1173]-[.D1172])" office:value-type="float" office:value="3.43599999999998">
            <text:p>3.436</text:p>
          </table:table-cell>
          <table:table-cell/>
          <table:table-cell office:value-type="float" office:value="87207.156">
            <text:p>87207.156</text:p>
          </table:table-cell>
          <table:table-cell table:formula="of:=ABS([.G1173]-[.G1172])" office:value-type="float" office:value="2041.625">
            <text:p>2041.625</text:p>
          </table:table-cell>
          <table:table-cell table:number-columns-repeated="1016"/>
        </table:table-row>
        <table:table-row table:style-name="ro2">
          <table:table-cell office:value-type="float" office:value="357773">
            <text:p>357773</text:p>
          </table:table-cell>
          <table:table-cell table:formula="of:=[.A1174]-[.A1173]" office:value-type="float" office:value="106">
            <text:p>106</text:p>
          </table:table-cell>
          <table:table-cell/>
          <table:table-cell office:value-type="float" office:value="291.872">
            <text:p>291.872</text:p>
          </table:table-cell>
          <table:table-cell table:formula="of:=ABS([.D1174]-[.D1173])" office:value-type="float" office:value="3.43700000000001">
            <text:p>3.437</text:p>
          </table:table-cell>
          <table:table-cell/>
          <table:table-cell office:value-type="float" office:value="85189.453">
            <text:p>85189.453</text:p>
          </table:table-cell>
          <table:table-cell table:formula="of:=ABS([.G1174]-[.G1173])" office:value-type="float" office:value="2017.70300000001">
            <text:p>2017.703</text:p>
          </table:table-cell>
          <table:table-cell table:number-columns-repeated="1016"/>
        </table:table-row>
        <table:table-row table:style-name="ro2">
          <table:table-cell office:value-type="float" office:value="357876">
            <text:p>357876</text:p>
          </table:table-cell>
          <table:table-cell table:formula="of:=[.A1175]-[.A1174]" office:value-type="float" office:value="103">
            <text:p>103</text:p>
          </table:table-cell>
          <table:table-cell/>
          <table:table-cell office:value-type="float" office:value="288.436">
            <text:p>288.436</text:p>
          </table:table-cell>
          <table:table-cell table:formula="of:=ABS([.D1175]-[.D1174])" office:value-type="float" office:value="3.43600000000004">
            <text:p>3.436</text:p>
          </table:table-cell>
          <table:table-cell/>
          <table:table-cell office:value-type="float" office:value="83195.43">
            <text:p>83195.430</text:p>
          </table:table-cell>
          <table:table-cell table:formula="of:=ABS([.G1175]-[.G1174])" office:value-type="float" office:value="1994.023">
            <text:p>1994.023</text:p>
          </table:table-cell>
          <table:table-cell table:number-columns-repeated="1016"/>
        </table:table-row>
        <table:table-row table:style-name="ro2">
          <table:table-cell office:value-type="float" office:value="357987">
            <text:p>357987</text:p>
          </table:table-cell>
          <table:table-cell table:formula="of:=[.A1176]-[.A1175]" office:value-type="float" office:value="111">
            <text:p>111</text:p>
          </table:table-cell>
          <table:table-cell/>
          <table:table-cell office:value-type="float" office:value="285">
            <text:p>285.000</text:p>
          </table:table-cell>
          <table:table-cell table:formula="of:=ABS([.D1176]-[.D1175])" office:value-type="float" office:value="3.43599999999998">
            <text:p>3.436</text:p>
          </table:table-cell>
          <table:table-cell/>
          <table:table-cell office:value-type="float" office:value="81225.055">
            <text:p>81225.055</text:p>
          </table:table-cell>
          <table:table-cell table:formula="of:=ABS([.G1176]-[.G1175])" office:value-type="float" office:value="1970.375">
            <text:p>1970.375</text:p>
          </table:table-cell>
          <table:table-cell table:number-columns-repeated="1016"/>
        </table:table-row>
        <table:table-row table:style-name="ro2">
          <table:table-cell office:value-type="float" office:value="358097">
            <text:p>358097</text:p>
          </table:table-cell>
          <table:table-cell table:formula="of:=[.A1177]-[.A1176]" office:value-type="float" office:value="110">
            <text:p>110</text:p>
          </table:table-cell>
          <table:table-cell/>
          <table:table-cell office:value-type="float" office:value="281.564">
            <text:p>281.564</text:p>
          </table:table-cell>
          <table:table-cell table:formula="of:=ABS([.D1177]-[.D1176])" office:value-type="float" office:value="3.43599999999998">
            <text:p>3.436</text:p>
          </table:table-cell>
          <table:table-cell/>
          <table:table-cell office:value-type="float" office:value="79278.539">
            <text:p>79278.539</text:p>
          </table:table-cell>
          <table:table-cell table:formula="of:=ABS([.G1177]-[.G1176])" office:value-type="float" office:value="1946.51599999999">
            <text:p>1946.516</text:p>
          </table:table-cell>
          <table:table-cell table:number-columns-repeated="1016"/>
        </table:table-row>
        <table:table-row table:style-name="ro2">
          <table:table-cell office:value-type="float" office:value="358198">
            <text:p>358198</text:p>
          </table:table-cell>
          <table:table-cell table:formula="of:=[.A1178]-[.A1177]" office:value-type="float" office:value="101">
            <text:p>101</text:p>
          </table:table-cell>
          <table:table-cell/>
          <table:table-cell office:value-type="float" office:value="278.128">
            <text:p>278.128</text:p>
          </table:table-cell>
          <table:table-cell table:formula="of:=ABS([.D1178]-[.D1177])" office:value-type="float" office:value="3.43600000000004">
            <text:p>3.436</text:p>
          </table:table-cell>
          <table:table-cell/>
          <table:table-cell office:value-type="float" office:value="77355.383">
            <text:p>77355.383</text:p>
          </table:table-cell>
          <table:table-cell table:formula="of:=ABS([.G1178]-[.G1177])" office:value-type="float" office:value="1923.156">
            <text:p>1923.156</text:p>
          </table:table-cell>
          <table:table-cell table:number-columns-repeated="1016"/>
        </table:table-row>
        <table:table-row table:style-name="ro2">
          <table:table-cell office:value-type="float" office:value="358299">
            <text:p>358299</text:p>
          </table:table-cell>
          <table:table-cell table:formula="of:=[.A1179]-[.A1178]" office:value-type="float" office:value="101">
            <text:p>101</text:p>
          </table:table-cell>
          <table:table-cell/>
          <table:table-cell office:value-type="float" office:value="274.692">
            <text:p>274.692</text:p>
          </table:table-cell>
          <table:table-cell table:formula="of:=ABS([.D1179]-[.D1178])" office:value-type="float" office:value="3.43599999999998">
            <text:p>3.436</text:p>
          </table:table-cell>
          <table:table-cell/>
          <table:table-cell office:value-type="float" office:value="75455.766">
            <text:p>75455.766</text:p>
          </table:table-cell>
          <table:table-cell table:formula="of:=ABS([.G1179]-[.G1178])" office:value-type="float" office:value="1899.617">
            <text:p>1899.617</text:p>
          </table:table-cell>
          <table:table-cell table:number-columns-repeated="1016"/>
        </table:table-row>
        <table:table-row table:style-name="ro2">
          <table:table-cell office:value-type="float" office:value="358412">
            <text:p>358412</text:p>
          </table:table-cell>
          <table:table-cell table:formula="of:=[.A1180]-[.A1179]" office:value-type="float" office:value="113">
            <text:p>113</text:p>
          </table:table-cell>
          <table:table-cell/>
          <table:table-cell office:value-type="float" office:value="271.256">
            <text:p>271.256</text:p>
          </table:table-cell>
          <table:table-cell table:formula="of:=ABS([.D1180]-[.D1179])" office:value-type="float" office:value="3.43600000000004">
            <text:p>3.436</text:p>
          </table:table-cell>
          <table:table-cell/>
          <table:table-cell office:value-type="float" office:value="73579.594">
            <text:p>73579.594</text:p>
          </table:table-cell>
          <table:table-cell table:formula="of:=ABS([.G1180]-[.G1179])" office:value-type="float" office:value="1876.17200000001">
            <text:p>1876.172</text:p>
          </table:table-cell>
          <table:table-cell table:number-columns-repeated="1016"/>
        </table:table-row>
        <table:table-row table:style-name="ro2">
          <table:table-cell office:value-type="float" office:value="358516">
            <text:p>358516</text:p>
          </table:table-cell>
          <table:table-cell table:formula="of:=[.A1181]-[.A1180]" office:value-type="float" office:value="104">
            <text:p>104</text:p>
          </table:table-cell>
          <table:table-cell/>
          <table:table-cell office:value-type="float" office:value="267.818">
            <text:p>267.818</text:p>
          </table:table-cell>
          <table:table-cell table:formula="of:=ABS([.D1181]-[.D1180])" office:value-type="float" office:value="3.43799999999999">
            <text:p>3.438</text:p>
          </table:table-cell>
          <table:table-cell/>
          <table:table-cell office:value-type="float" office:value="71726.625">
            <text:p>71726.625</text:p>
          </table:table-cell>
          <table:table-cell table:formula="of:=ABS([.G1181]-[.G1180])" office:value-type="float" office:value="1852.969">
            <text:p>1852.969</text:p>
          </table:table-cell>
          <table:table-cell table:number-columns-repeated="1016"/>
        </table:table-row>
        <table:table-row table:style-name="ro2">
          <table:table-cell office:value-type="float" office:value="358626">
            <text:p>358626</text:p>
          </table:table-cell>
          <table:table-cell table:formula="of:=[.A1182]-[.A1181]" office:value-type="float" office:value="110">
            <text:p>110</text:p>
          </table:table-cell>
          <table:table-cell/>
          <table:table-cell office:value-type="float" office:value="264.381">
            <text:p>264.381</text:p>
          </table:table-cell>
          <table:table-cell table:formula="of:=ABS([.D1182]-[.D1181])" office:value-type="float" office:value="3.43700000000001">
            <text:p>3.437</text:p>
          </table:table-cell>
          <table:table-cell/>
          <table:table-cell office:value-type="float" office:value="69897.344">
            <text:p>69897.344</text:p>
          </table:table-cell>
          <table:table-cell table:formula="of:=ABS([.G1182]-[.G1181])" office:value-type="float" office:value="1829.281">
            <text:p>1829.281</text:p>
          </table:table-cell>
          <table:table-cell table:number-columns-repeated="1016"/>
        </table:table-row>
        <table:table-row table:style-name="ro2">
          <table:table-cell office:value-type="float" office:value="358727">
            <text:p>358727</text:p>
          </table:table-cell>
          <table:table-cell table:formula="of:=[.A1183]-[.A1182]" office:value-type="float" office:value="101">
            <text:p>101</text:p>
          </table:table-cell>
          <table:table-cell/>
          <table:table-cell office:value-type="float" office:value="260.944">
            <text:p>260.944</text:p>
          </table:table-cell>
          <table:table-cell table:formula="of:=ABS([.D1183]-[.D1182])" office:value-type="float" office:value="3.43699999999995">
            <text:p>3.437</text:p>
          </table:table-cell>
          <table:table-cell/>
          <table:table-cell office:value-type="float" office:value="68091.828">
            <text:p>68091.828</text:p>
          </table:table-cell>
          <table:table-cell table:formula="of:=ABS([.G1183]-[.G1182])" office:value-type="float" office:value="1805.516">
            <text:p>1805.516</text:p>
          </table:table-cell>
          <table:table-cell table:number-columns-repeated="1016"/>
        </table:table-row>
        <table:table-row table:style-name="ro2">
          <table:table-cell office:value-type="float" office:value="358831">
            <text:p>358831</text:p>
          </table:table-cell>
          <table:table-cell table:formula="of:=[.A1184]-[.A1183]" office:value-type="float" office:value="104">
            <text:p>104</text:p>
          </table:table-cell>
          <table:table-cell/>
          <table:table-cell office:value-type="float" office:value="257.507">
            <text:p>257.507</text:p>
          </table:table-cell>
          <table:table-cell table:formula="of:=ABS([.D1184]-[.D1183])" office:value-type="float" office:value="3.43700000000001">
            <text:p>3.437</text:p>
          </table:table-cell>
          <table:table-cell/>
          <table:table-cell office:value-type="float" office:value="66309.961">
            <text:p>66309.961</text:p>
          </table:table-cell>
          <table:table-cell table:formula="of:=ABS([.G1184]-[.G1183])" office:value-type="float" office:value="1781.867">
            <text:p>1781.867</text:p>
          </table:table-cell>
          <table:table-cell table:number-columns-repeated="1016"/>
        </table:table-row>
        <table:table-row table:style-name="ro2">
          <table:table-cell office:value-type="float" office:value="358937">
            <text:p>358937</text:p>
          </table:table-cell>
          <table:table-cell table:formula="of:=[.A1185]-[.A1184]" office:value-type="float" office:value="106">
            <text:p>106</text:p>
          </table:table-cell>
          <table:table-cell/>
          <table:table-cell office:value-type="float" office:value="254.071">
            <text:p>254.071</text:p>
          </table:table-cell>
          <table:table-cell table:formula="of:=ABS([.D1185]-[.D1184])" office:value-type="float" office:value="3.43600000000001">
            <text:p>3.436</text:p>
          </table:table-cell>
          <table:table-cell/>
          <table:table-cell office:value-type="float" office:value="64551.973">
            <text:p>64551.973</text:p>
          </table:table-cell>
          <table:table-cell table:formula="of:=ABS([.G1185]-[.G1184])" office:value-type="float" office:value="1757.988">
            <text:p>1757.988</text:p>
          </table:table-cell>
          <table:table-cell table:number-columns-repeated="1016"/>
        </table:table-row>
        <table:table-row table:style-name="ro2">
          <table:table-cell office:value-type="float" office:value="359044">
            <text:p>359044</text:p>
          </table:table-cell>
          <table:table-cell table:formula="of:=[.A1186]-[.A1185]" office:value-type="float" office:value="107">
            <text:p>107</text:p>
          </table:table-cell>
          <table:table-cell/>
          <table:table-cell office:value-type="float" office:value="250.634">
            <text:p>250.634</text:p>
          </table:table-cell>
          <table:table-cell table:formula="of:=ABS([.D1186]-[.D1185])" office:value-type="float" office:value="3.43700000000001">
            <text:p>3.437</text:p>
          </table:table-cell>
          <table:table-cell/>
          <table:table-cell office:value-type="float" office:value="62817.555">
            <text:p>62817.555</text:p>
          </table:table-cell>
          <table:table-cell table:formula="of:=ABS([.G1186]-[.G1185])" office:value-type="float" office:value="1734.418">
            <text:p>1734.418</text:p>
          </table:table-cell>
          <table:table-cell table:number-columns-repeated="1016"/>
        </table:table-row>
        <table:table-row table:style-name="ro2">
          <table:table-cell office:value-type="float" office:value="359155">
            <text:p>359155</text:p>
          </table:table-cell>
          <table:table-cell table:formula="of:=[.A1187]-[.A1186]" office:value-type="float" office:value="111">
            <text:p>111</text:p>
          </table:table-cell>
          <table:table-cell/>
          <table:table-cell office:value-type="float" office:value="247.197">
            <text:p>247.197</text:p>
          </table:table-cell>
          <table:table-cell table:formula="of:=ABS([.D1187]-[.D1186])" office:value-type="float" office:value="3.43699999999998">
            <text:p>3.437</text:p>
          </table:table-cell>
          <table:table-cell/>
          <table:table-cell office:value-type="float" office:value="61106.109">
            <text:p>61106.109</text:p>
          </table:table-cell>
          <table:table-cell table:formula="of:=ABS([.G1187]-[.G1186])" office:value-type="float" office:value="1711.446">
            <text:p>1711.446</text:p>
          </table:table-cell>
          <table:table-cell table:number-columns-repeated="1016"/>
        </table:table-row>
        <table:table-row table:style-name="ro2">
          <table:table-cell office:value-type="float" office:value="359261">
            <text:p>359261</text:p>
          </table:table-cell>
          <table:table-cell table:formula="of:=[.A1188]-[.A1187]" office:value-type="float" office:value="106">
            <text:p>106</text:p>
          </table:table-cell>
          <table:table-cell/>
          <table:table-cell office:value-type="float" office:value="243.757">
            <text:p>243.757</text:p>
          </table:table-cell>
          <table:table-cell table:formula="of:=ABS([.D1188]-[.D1187])" office:value-type="float" office:value="3.44">
            <text:p>3.440</text:p>
          </table:table-cell>
          <table:table-cell/>
          <table:table-cell office:value-type="float" office:value="59417.418">
            <text:p>59417.418</text:p>
          </table:table-cell>
          <table:table-cell table:formula="of:=ABS([.G1188]-[.G1187])" office:value-type="float" office:value="1688.691">
            <text:p>1688.691</text:p>
          </table:table-cell>
          <table:table-cell table:number-columns-repeated="1016"/>
        </table:table-row>
        <table:table-row table:style-name="ro2">
          <table:table-cell office:value-type="float" office:value="359365">
            <text:p>359365</text:p>
          </table:table-cell>
          <table:table-cell table:formula="of:=[.A1189]-[.A1188]" office:value-type="float" office:value="104">
            <text:p>104</text:p>
          </table:table-cell>
          <table:table-cell/>
          <table:table-cell office:value-type="float" office:value="240.304">
            <text:p>240.304</text:p>
          </table:table-cell>
          <table:table-cell table:formula="of:=ABS([.D1189]-[.D1188])" office:value-type="float" office:value="3.453">
            <text:p>3.453</text:p>
          </table:table-cell>
          <table:table-cell/>
          <table:table-cell office:value-type="float" office:value="57745.977">
            <text:p>57745.977</text:p>
          </table:table-cell>
          <table:table-cell table:formula="of:=ABS([.G1189]-[.G1188])" office:value-type="float" office:value="1671.441">
            <text:p>1671.441</text:p>
          </table:table-cell>
          <table:table-cell table:number-columns-repeated="1016"/>
        </table:table-row>
        <table:table-row table:style-name="ro2">
          <table:table-cell office:value-type="float" office:value="359468">
            <text:p>359468</text:p>
          </table:table-cell>
          <table:table-cell table:formula="of:=[.A1190]-[.A1189]" office:value-type="float" office:value="103">
            <text:p>103</text:p>
          </table:table-cell>
          <table:table-cell/>
          <table:table-cell office:value-type="float" office:value="236.879">
            <text:p>236.879</text:p>
          </table:table-cell>
          <table:table-cell table:formula="of:=ABS([.D1190]-[.D1189])" office:value-type="float" office:value="3.42500000000001">
            <text:p>3.425</text:p>
          </table:table-cell>
          <table:table-cell/>
          <table:table-cell office:value-type="float" office:value="56111.617">
            <text:p>56111.617</text:p>
          </table:table-cell>
          <table:table-cell table:formula="of:=ABS([.G1190]-[.G1189])" office:value-type="float" office:value="1634.36">
            <text:p>1634.360</text:p>
          </table:table-cell>
          <table:table-cell table:number-columns-repeated="1016"/>
        </table:table-row>
        <table:table-row table:style-name="ro2">
          <table:table-cell office:value-type="float" office:value="359571">
            <text:p>359571</text:p>
          </table:table-cell>
          <table:table-cell table:formula="of:=[.A1191]-[.A1190]" office:value-type="float" office:value="103">
            <text:p>103</text:p>
          </table:table-cell>
          <table:table-cell/>
          <table:table-cell office:value-type="float" office:value="233.439">
            <text:p>233.439</text:p>
          </table:table-cell>
          <table:table-cell table:formula="of:=ABS([.D1191]-[.D1190])" office:value-type="float" office:value="3.44">
            <text:p>3.440</text:p>
          </table:table-cell>
          <table:table-cell/>
          <table:table-cell office:value-type="float" office:value="54493.918">
            <text:p>54493.918</text:p>
          </table:table-cell>
          <table:table-cell table:formula="of:=ABS([.G1191]-[.G1190])" office:value-type="float" office:value="1617.699">
            <text:p>1617.699</text:p>
          </table:table-cell>
          <table:table-cell table:number-columns-repeated="1016"/>
        </table:table-row>
        <table:table-row table:style-name="ro2">
          <table:table-cell office:value-type="float" office:value="359677">
            <text:p>359677</text:p>
          </table:table-cell>
          <table:table-cell table:formula="of:=[.A1192]-[.A1191]" office:value-type="float" office:value="106">
            <text:p>106</text:p>
          </table:table-cell>
          <table:table-cell/>
          <table:table-cell office:value-type="float" office:value="229.999">
            <text:p>229.999</text:p>
          </table:table-cell>
          <table:table-cell table:formula="of:=ABS([.D1192]-[.D1191])" office:value-type="float" office:value="3.44">
            <text:p>3.440</text:p>
          </table:table-cell>
          <table:table-cell/>
          <table:table-cell office:value-type="float" office:value="52899.703">
            <text:p>52899.703</text:p>
          </table:table-cell>
          <table:table-cell table:formula="of:=ABS([.G1192]-[.G1191])" office:value-type="float" office:value="1594.215">
            <text:p>1594.215</text:p>
          </table:table-cell>
          <table:table-cell table:number-columns-repeated="1016"/>
        </table:table-row>
        <table:table-row table:style-name="ro2">
          <table:table-cell office:value-type="float" office:value="359779">
            <text:p>359779</text:p>
          </table:table-cell>
          <table:table-cell table:formula="of:=[.A1193]-[.A1192]" office:value-type="float" office:value="102">
            <text:p>102</text:p>
          </table:table-cell>
          <table:table-cell/>
          <table:table-cell office:value-type="float" office:value="226.56">
            <text:p>226.560</text:p>
          </table:table-cell>
          <table:table-cell table:formula="of:=ABS([.D1193]-[.D1192])" office:value-type="float" office:value="3.43899999999999">
            <text:p>3.439</text:p>
          </table:table-cell>
          <table:table-cell/>
          <table:table-cell office:value-type="float" office:value="51329.547">
            <text:p>51329.547</text:p>
          </table:table-cell>
          <table:table-cell table:formula="of:=ABS([.G1193]-[.G1192])" office:value-type="float" office:value="1570.156">
            <text:p>1570.156</text:p>
          </table:table-cell>
          <table:table-cell table:number-columns-repeated="1016"/>
        </table:table-row>
        <table:table-row table:style-name="ro2">
          <table:table-cell office:value-type="float" office:value="359888">
            <text:p>359888</text:p>
          </table:table-cell>
          <table:table-cell table:formula="of:=[.A1194]-[.A1193]" office:value-type="float" office:value="109">
            <text:p>109</text:p>
          </table:table-cell>
          <table:table-cell/>
          <table:table-cell office:value-type="float" office:value="223.121">
            <text:p>223.121</text:p>
          </table:table-cell>
          <table:table-cell table:formula="of:=ABS([.D1194]-[.D1193])" office:value-type="float" office:value="3.43899999999999">
            <text:p>3.439</text:p>
          </table:table-cell>
          <table:table-cell/>
          <table:table-cell office:value-type="float" office:value="49783">
            <text:p>49783.000</text:p>
          </table:table-cell>
          <table:table-cell table:formula="of:=ABS([.G1194]-[.G1193])" office:value-type="float" office:value="1546.547">
            <text:p>1546.547</text:p>
          </table:table-cell>
          <table:table-cell table:number-columns-repeated="1016"/>
        </table:table-row>
        <table:table-row table:style-name="ro2">
          <table:table-cell office:value-type="float" office:value="359991">
            <text:p>359991</text:p>
          </table:table-cell>
          <table:table-cell table:formula="of:=[.A1195]-[.A1194]" office:value-type="float" office:value="103">
            <text:p>103</text:p>
          </table:table-cell>
          <table:table-cell/>
          <table:table-cell office:value-type="float" office:value="219.681">
            <text:p>219.681</text:p>
          </table:table-cell>
          <table:table-cell table:formula="of:=ABS([.D1195]-[.D1194])" office:value-type="float" office:value="3.44">
            <text:p>3.440</text:p>
          </table:table-cell>
          <table:table-cell/>
          <table:table-cell office:value-type="float" office:value="48259.828">
            <text:p>48259.828</text:p>
          </table:table-cell>
          <table:table-cell table:formula="of:=ABS([.G1195]-[.G1194])" office:value-type="float" office:value="1523.172">
            <text:p>1523.172</text:p>
          </table:table-cell>
          <table:table-cell table:number-columns-repeated="1016"/>
        </table:table-row>
        <table:table-row table:style-name="ro2">
          <table:table-cell office:value-type="float" office:value="360098">
            <text:p>360098</text:p>
          </table:table-cell>
          <table:table-cell table:formula="of:=[.A1196]-[.A1195]" office:value-type="float" office:value="107">
            <text:p>107</text:p>
          </table:table-cell>
          <table:table-cell/>
          <table:table-cell office:value-type="float" office:value="216.243">
            <text:p>216.243</text:p>
          </table:table-cell>
          <table:table-cell table:formula="of:=ABS([.D1196]-[.D1195])" office:value-type="float" office:value="3.43800000000002">
            <text:p>3.438</text:p>
          </table:table-cell>
          <table:table-cell/>
          <table:table-cell office:value-type="float" office:value="46761.004">
            <text:p>46761.004</text:p>
          </table:table-cell>
          <table:table-cell table:formula="of:=ABS([.G1196]-[.G1195])" office:value-type="float" office:value="1498.824">
            <text:p>1498.824</text:p>
          </table:table-cell>
          <table:table-cell table:number-columns-repeated="1016"/>
        </table:table-row>
        <table:table-row table:style-name="ro2">
          <table:table-cell office:value-type="float" office:value="360201">
            <text:p>360201</text:p>
          </table:table-cell>
          <table:table-cell table:formula="of:=[.A1197]-[.A1196]" office:value-type="float" office:value="103">
            <text:p>103</text:p>
          </table:table-cell>
          <table:table-cell/>
          <table:table-cell office:value-type="float" office:value="212.805">
            <text:p>212.805</text:p>
          </table:table-cell>
          <table:table-cell table:formula="of:=ABS([.D1197]-[.D1196])" office:value-type="float" office:value="3.43799999999999">
            <text:p>3.438</text:p>
          </table:table-cell>
          <table:table-cell/>
          <table:table-cell office:value-type="float" office:value="45286.023">
            <text:p>45286.023</text:p>
          </table:table-cell>
          <table:table-cell table:formula="of:=ABS([.G1197]-[.G1196])" office:value-type="float" office:value="1474.981">
            <text:p>1474.981</text:p>
          </table:table-cell>
          <table:table-cell table:number-columns-repeated="1016"/>
        </table:table-row>
        <table:table-row table:style-name="ro2">
          <table:table-cell office:value-type="float" office:value="360312">
            <text:p>360312</text:p>
          </table:table-cell>
          <table:table-cell table:formula="of:=[.A1198]-[.A1197]" office:value-type="float" office:value="111">
            <text:p>111</text:p>
          </table:table-cell>
          <table:table-cell/>
          <table:table-cell office:value-type="float" office:value="209.367">
            <text:p>209.367</text:p>
          </table:table-cell>
          <table:table-cell table:formula="of:=ABS([.D1198]-[.D1197])" office:value-type="float" office:value="3.43800000000002">
            <text:p>3.438</text:p>
          </table:table-cell>
          <table:table-cell/>
          <table:table-cell office:value-type="float" office:value="43834.734">
            <text:p>43834.734</text:p>
          </table:table-cell>
          <table:table-cell table:formula="of:=ABS([.G1198]-[.G1197])" office:value-type="float" office:value="1451.289">
            <text:p>1451.289</text:p>
          </table:table-cell>
          <table:table-cell table:number-columns-repeated="1016"/>
        </table:table-row>
        <table:table-row table:style-name="ro2">
          <table:table-cell office:value-type="float" office:value="360416">
            <text:p>360416</text:p>
          </table:table-cell>
          <table:table-cell table:formula="of:=[.A1199]-[.A1198]" office:value-type="float" office:value="104">
            <text:p>104</text:p>
          </table:table-cell>
          <table:table-cell/>
          <table:table-cell office:value-type="float" office:value="205.93">
            <text:p>205.930</text:p>
          </table:table-cell>
          <table:table-cell table:formula="of:=ABS([.D1199]-[.D1198])" office:value-type="float" office:value="3.43699999999998">
            <text:p>3.437</text:p>
          </table:table-cell>
          <table:table-cell/>
          <table:table-cell office:value-type="float" office:value="42407.207">
            <text:p>42407.207</text:p>
          </table:table-cell>
          <table:table-cell table:formula="of:=ABS([.G1199]-[.G1198])" office:value-type="float" office:value="1427.52699999999">
            <text:p>1427.527</text:p>
          </table:table-cell>
          <table:table-cell table:number-columns-repeated="1016"/>
        </table:table-row>
        <table:table-row table:style-name="ro2">
          <table:table-cell office:value-type="float" office:value="360522">
            <text:p>360522</text:p>
          </table:table-cell>
          <table:table-cell table:formula="of:=[.A1200]-[.A1199]" office:value-type="float" office:value="106">
            <text:p>106</text:p>
          </table:table-cell>
          <table:table-cell/>
          <table:table-cell office:value-type="float" office:value="202.493">
            <text:p>202.493</text:p>
          </table:table-cell>
          <table:table-cell table:formula="of:=ABS([.D1200]-[.D1199])" office:value-type="float" office:value="3.43700000000001">
            <text:p>3.437</text:p>
          </table:table-cell>
          <table:table-cell/>
          <table:table-cell office:value-type="float" office:value="41003.398">
            <text:p>41003.398</text:p>
          </table:table-cell>
          <table:table-cell table:formula="of:=ABS([.G1200]-[.G1199])" office:value-type="float" office:value="1403.809">
            <text:p>1403.809</text:p>
          </table:table-cell>
          <table:table-cell table:number-columns-repeated="1016"/>
        </table:table-row>
        <table:table-row table:style-name="ro2">
          <table:table-cell office:value-type="float" office:value="360625">
            <text:p>360625</text:p>
          </table:table-cell>
          <table:table-cell table:formula="of:=[.A1201]-[.A1200]" office:value-type="float" office:value="103">
            <text:p>103</text:p>
          </table:table-cell>
          <table:table-cell/>
          <table:table-cell office:value-type="float" office:value="199.056">
            <text:p>199.056</text:p>
          </table:table-cell>
          <table:table-cell table:formula="of:=ABS([.D1201]-[.D1200])" office:value-type="float" office:value="3.43699999999998">
            <text:p>3.437</text:p>
          </table:table-cell>
          <table:table-cell/>
          <table:table-cell office:value-type="float" office:value="39623.344">
            <text:p>39623.344</text:p>
          </table:table-cell>
          <table:table-cell table:formula="of:=ABS([.G1201]-[.G1200])" office:value-type="float" office:value="1380.054">
            <text:p>1380.054</text:p>
          </table:table-cell>
          <table:table-cell table:number-columns-repeated="1016"/>
        </table:table-row>
        <table:table-row table:style-name="ro2">
          <table:table-cell office:value-type="float" office:value="360733">
            <text:p>360733</text:p>
          </table:table-cell>
          <table:table-cell table:formula="of:=[.A1202]-[.A1201]" office:value-type="float" office:value="108">
            <text:p>108</text:p>
          </table:table-cell>
          <table:table-cell/>
          <table:table-cell office:value-type="float" office:value="195.619">
            <text:p>195.619</text:p>
          </table:table-cell>
          <table:table-cell table:formula="of:=ABS([.D1202]-[.D1201])" office:value-type="float" office:value="3.43700000000001">
            <text:p>3.437</text:p>
          </table:table-cell>
          <table:table-cell/>
          <table:table-cell office:value-type="float" office:value="38266.988">
            <text:p>38266.988</text:p>
          </table:table-cell>
          <table:table-cell table:formula="of:=ABS([.G1202]-[.G1201])" office:value-type="float" office:value="1356.356">
            <text:p>1356.356</text:p>
          </table:table-cell>
          <table:table-cell table:number-columns-repeated="1016"/>
        </table:table-row>
        <table:table-row table:style-name="ro2">
          <table:table-cell office:value-type="float" office:value="360840">
            <text:p>360840</text:p>
          </table:table-cell>
          <table:table-cell table:formula="of:=[.A1203]-[.A1202]" office:value-type="float" office:value="107">
            <text:p>107</text:p>
          </table:table-cell>
          <table:table-cell/>
          <table:table-cell office:value-type="float" office:value="192.183">
            <text:p>192.183</text:p>
          </table:table-cell>
          <table:table-cell table:formula="of:=ABS([.D1203]-[.D1202])" office:value-type="float" office:value="3.43600000000001">
            <text:p>3.436</text:p>
          </table:table-cell>
          <table:table-cell/>
          <table:table-cell office:value-type="float" office:value="36934.391">
            <text:p>36934.391</text:p>
          </table:table-cell>
          <table:table-cell table:formula="of:=ABS([.G1203]-[.G1202])" office:value-type="float" office:value="1332.59699999999">
            <text:p>1332.597</text:p>
          </table:table-cell>
          <table:table-cell table:number-columns-repeated="1016"/>
        </table:table-row>
        <table:table-row table:style-name="ro2">
          <table:table-cell office:value-type="float" office:value="360941">
            <text:p>360941</text:p>
          </table:table-cell>
          <table:table-cell table:formula="of:=[.A1204]-[.A1203]" office:value-type="float" office:value="101">
            <text:p>101</text:p>
          </table:table-cell>
          <table:table-cell/>
          <table:table-cell office:value-type="float" office:value="188.746">
            <text:p>188.746</text:p>
          </table:table-cell>
          <table:table-cell table:formula="of:=ABS([.D1204]-[.D1203])" office:value-type="float" office:value="3.43699999999998">
            <text:p>3.437</text:p>
          </table:table-cell>
          <table:table-cell/>
          <table:table-cell office:value-type="float" office:value="35625.156">
            <text:p>35625.156</text:p>
          </table:table-cell>
          <table:table-cell table:formula="of:=ABS([.G1204]-[.G1203])" office:value-type="float" office:value="1309.235">
            <text:p>1309.235</text:p>
          </table:table-cell>
          <table:table-cell table:number-columns-repeated="1016"/>
        </table:table-row>
        <table:table-row table:style-name="ro2">
          <table:table-cell office:value-type="float" office:value="361045">
            <text:p>361045</text:p>
          </table:table-cell>
          <table:table-cell table:formula="of:=[.A1205]-[.A1204]" office:value-type="float" office:value="104">
            <text:p>104</text:p>
          </table:table-cell>
          <table:table-cell/>
          <table:table-cell office:value-type="float" office:value="185.309">
            <text:p>185.309</text:p>
          </table:table-cell>
          <table:table-cell table:formula="of:=ABS([.D1205]-[.D1204])" office:value-type="float" office:value="3.43700000000001">
            <text:p>3.437</text:p>
          </table:table-cell>
          <table:table-cell/>
          <table:table-cell office:value-type="float" office:value="34339.469">
            <text:p>34339.469</text:p>
          </table:table-cell>
          <table:table-cell table:formula="of:=ABS([.G1205]-[.G1204])" office:value-type="float" office:value="1285.68700000001">
            <text:p>1285.687</text:p>
          </table:table-cell>
          <table:table-cell table:number-columns-repeated="1016"/>
        </table:table-row>
        <table:table-row table:style-name="ro2">
          <table:table-cell office:value-type="float" office:value="361147">
            <text:p>361147</text:p>
          </table:table-cell>
          <table:table-cell table:formula="of:=[.A1206]-[.A1205]" office:value-type="float" office:value="102">
            <text:p>102</text:p>
          </table:table-cell>
          <table:table-cell/>
          <table:table-cell office:value-type="float" office:value="181.872">
            <text:p>181.872</text:p>
          </table:table-cell>
          <table:table-cell table:formula="of:=ABS([.D1206]-[.D1205])" office:value-type="float" office:value="3.43699999999998">
            <text:p>3.437</text:p>
          </table:table-cell>
          <table:table-cell/>
          <table:table-cell office:value-type="float" office:value="33077.406">
            <text:p>33077.406</text:p>
          </table:table-cell>
          <table:table-cell table:formula="of:=ABS([.G1206]-[.G1205])" office:value-type="float" office:value="1262.06299999999">
            <text:p>1262.063</text:p>
          </table:table-cell>
          <table:table-cell table:number-columns-repeated="1016"/>
        </table:table-row>
        <table:table-row table:style-name="ro2">
          <table:table-cell office:value-type="float" office:value="361256">
            <text:p>361256</text:p>
          </table:table-cell>
          <table:table-cell table:formula="of:=[.A1207]-[.A1206]" office:value-type="float" office:value="109">
            <text:p>109</text:p>
          </table:table-cell>
          <table:table-cell/>
          <table:table-cell office:value-type="float" office:value="178.435">
            <text:p>178.435</text:p>
          </table:table-cell>
          <table:table-cell table:formula="of:=ABS([.D1207]-[.D1206])" office:value-type="float" office:value="3.43700000000001">
            <text:p>3.437</text:p>
          </table:table-cell>
          <table:table-cell/>
          <table:table-cell office:value-type="float" office:value="31838.928">
            <text:p>31838.928</text:p>
          </table:table-cell>
          <table:table-cell table:formula="of:=ABS([.G1207]-[.G1206])" office:value-type="float" office:value="1238.478">
            <text:p>1238.478</text:p>
          </table:table-cell>
          <table:table-cell table:number-columns-repeated="1016"/>
        </table:table-row>
        <table:table-row table:style-name="ro2">
          <table:table-cell office:value-type="float" office:value="361369">
            <text:p>361369</text:p>
          </table:table-cell>
          <table:table-cell table:formula="of:=[.A1208]-[.A1207]" office:value-type="float" office:value="113">
            <text:p>113</text:p>
          </table:table-cell>
          <table:table-cell/>
          <table:table-cell office:value-type="float" office:value="174.997">
            <text:p>174.997</text:p>
          </table:table-cell>
          <table:table-cell table:formula="of:=ABS([.D1208]-[.D1207])" office:value-type="float" office:value="3.43799999999999">
            <text:p>3.438</text:p>
          </table:table-cell>
          <table:table-cell/>
          <table:table-cell office:value-type="float" office:value="30624.086">
            <text:p>30624.086</text:p>
          </table:table-cell>
          <table:table-cell table:formula="of:=ABS([.G1208]-[.G1207])" office:value-type="float" office:value="1214.842">
            <text:p>1214.842</text:p>
          </table:table-cell>
          <table:table-cell table:number-columns-repeated="1016"/>
        </table:table-row>
        <table:table-row table:style-name="ro2">
          <table:table-cell office:value-type="float" office:value="361476">
            <text:p>361476</text:p>
          </table:table-cell>
          <table:table-cell table:formula="of:=[.A1209]-[.A1208]" office:value-type="float" office:value="107">
            <text:p>107</text:p>
          </table:table-cell>
          <table:table-cell/>
          <table:table-cell office:value-type="float" office:value="171.56">
            <text:p>171.560</text:p>
          </table:table-cell>
          <table:table-cell table:formula="of:=ABS([.D1209]-[.D1208])" office:value-type="float" office:value="3.43700000000001">
            <text:p>3.437</text:p>
          </table:table-cell>
          <table:table-cell/>
          <table:table-cell office:value-type="float" office:value="29432.885">
            <text:p>29432.885</text:p>
          </table:table-cell>
          <table:table-cell table:formula="of:=ABS([.G1209]-[.G1208])" office:value-type="float" office:value="1191.201">
            <text:p>1191.201</text:p>
          </table:table-cell>
          <table:table-cell table:number-columns-repeated="1016"/>
        </table:table-row>
        <table:table-row table:style-name="ro2">
          <table:table-cell office:value-type="float" office:value="361582">
            <text:p>361582</text:p>
          </table:table-cell>
          <table:table-cell table:formula="of:=[.A1210]-[.A1209]" office:value-type="float" office:value="106">
            <text:p>106</text:p>
          </table:table-cell>
          <table:table-cell/>
          <table:table-cell office:value-type="float" office:value="168.147">
            <text:p>168.147</text:p>
          </table:table-cell>
          <table:table-cell table:formula="of:=ABS([.D1210]-[.D1209])" office:value-type="float" office:value="3.41300000000001">
            <text:p>3.413</text:p>
          </table:table-cell>
          <table:table-cell/>
          <table:table-cell office:value-type="float" office:value="28273.266">
            <text:p>28273.266</text:p>
          </table:table-cell>
          <table:table-cell table:formula="of:=ABS([.G1210]-[.G1209])" office:value-type="float" office:value="1159.619">
            <text:p>1159.619</text:p>
          </table:table-cell>
          <table:table-cell table:number-columns-repeated="1016"/>
        </table:table-row>
        <table:table-row table:style-name="ro2">
          <table:table-cell office:value-type="float" office:value="361689">
            <text:p>361689</text:p>
          </table:table-cell>
          <table:table-cell table:formula="of:=[.A1211]-[.A1210]" office:value-type="float" office:value="107">
            <text:p>107</text:p>
          </table:table-cell>
          <table:table-cell/>
          <table:table-cell office:value-type="float" office:value="164.685">
            <text:p>164.685</text:p>
          </table:table-cell>
          <table:table-cell table:formula="of:=ABS([.D1211]-[.D1210])" office:value-type="float" office:value="3.46199999999999">
            <text:p>3.462</text:p>
          </table:table-cell>
          <table:table-cell/>
          <table:table-cell office:value-type="float" office:value="27121.248">
            <text:p>27121.248</text:p>
          </table:table-cell>
          <table:table-cell table:formula="of:=ABS([.G1211]-[.G1210])" office:value-type="float" office:value="1152.018">
            <text:p>1152.018</text:p>
          </table:table-cell>
          <table:table-cell table:number-columns-repeated="1016"/>
        </table:table-row>
        <table:table-row table:style-name="ro2">
          <table:table-cell office:value-type="float" office:value="361800">
            <text:p>361800</text:p>
          </table:table-cell>
          <table:table-cell table:formula="of:=[.A1212]-[.A1211]" office:value-type="float" office:value="111">
            <text:p>111</text:p>
          </table:table-cell>
          <table:table-cell/>
          <table:table-cell office:value-type="float" office:value="161.248">
            <text:p>161.248</text:p>
          </table:table-cell>
          <table:table-cell table:formula="of:=ABS([.D1212]-[.D1211])" office:value-type="float" office:value="3.43700000000001">
            <text:p>3.437</text:p>
          </table:table-cell>
          <table:table-cell/>
          <table:table-cell office:value-type="float" office:value="26000.861">
            <text:p>26000.861</text:p>
          </table:table-cell>
          <table:table-cell table:formula="of:=ABS([.G1212]-[.G1211])" office:value-type="float" office:value="1120.387">
            <text:p>1120.387</text:p>
          </table:table-cell>
          <table:table-cell table:number-columns-repeated="1016"/>
        </table:table-row>
        <table:table-row table:style-name="ro2">
          <table:table-cell office:value-type="float" office:value="361905">
            <text:p>361905</text:p>
          </table:table-cell>
          <table:table-cell table:formula="of:=[.A1213]-[.A1212]" office:value-type="float" office:value="105">
            <text:p>105</text:p>
          </table:table-cell>
          <table:table-cell/>
          <table:table-cell office:value-type="float" office:value="157.81">
            <text:p>157.810</text:p>
          </table:table-cell>
          <table:table-cell table:formula="of:=ABS([.D1213]-[.D1212])" office:value-type="float" office:value="3.43799999999999">
            <text:p>3.438</text:p>
          </table:table-cell>
          <table:table-cell/>
          <table:table-cell office:value-type="float" office:value="24904.123">
            <text:p>24904.123</text:p>
          </table:table-cell>
          <table:table-cell table:formula="of:=ABS([.G1213]-[.G1212])" office:value-type="float" office:value="1096.738">
            <text:p>1096.738</text:p>
          </table:table-cell>
          <table:table-cell table:number-columns-repeated="1016"/>
        </table:table-row>
        <table:table-row table:style-name="ro2">
          <table:table-cell office:value-type="float" office:value="362008">
            <text:p>362008</text:p>
          </table:table-cell>
          <table:table-cell table:formula="of:=[.A1214]-[.A1213]" office:value-type="float" office:value="103">
            <text:p>103</text:p>
          </table:table-cell>
          <table:table-cell/>
          <table:table-cell office:value-type="float" office:value="154.373">
            <text:p>154.373</text:p>
          </table:table-cell>
          <table:table-cell table:formula="of:=ABS([.D1214]-[.D1213])" office:value-type="float" office:value="3.43700000000001">
            <text:p>3.437</text:p>
          </table:table-cell>
          <table:table-cell/>
          <table:table-cell office:value-type="float" office:value="23831.01">
            <text:p>23831.010</text:p>
          </table:table-cell>
          <table:table-cell table:formula="of:=ABS([.G1214]-[.G1213])" office:value-type="float" office:value="1073.113">
            <text:p>1073.113</text:p>
          </table:table-cell>
          <table:table-cell table:number-columns-repeated="1016"/>
        </table:table-row>
        <table:table-row table:style-name="ro2">
          <table:table-cell office:value-type="float" office:value="362118">
            <text:p>362118</text:p>
          </table:table-cell>
          <table:table-cell table:formula="of:=[.A1215]-[.A1214]" office:value-type="float" office:value="110">
            <text:p>110</text:p>
          </table:table-cell>
          <table:table-cell/>
          <table:table-cell office:value-type="float" office:value="150.936">
            <text:p>150.936</text:p>
          </table:table-cell>
          <table:table-cell table:formula="of:=ABS([.D1215]-[.D1214])" office:value-type="float" office:value="3.43699999999998">
            <text:p>3.437</text:p>
          </table:table-cell>
          <table:table-cell/>
          <table:table-cell office:value-type="float" office:value="22781.676">
            <text:p>22781.676</text:p>
          </table:table-cell>
          <table:table-cell table:formula="of:=ABS([.G1215]-[.G1214])" office:value-type="float" office:value="1049.334">
            <text:p>1049.334</text:p>
          </table:table-cell>
          <table:table-cell table:number-columns-repeated="1016"/>
        </table:table-row>
        <table:table-row table:style-name="ro2">
          <table:table-cell office:value-type="float" office:value="362221">
            <text:p>362221</text:p>
          </table:table-cell>
          <table:table-cell table:formula="of:=[.A1216]-[.A1215]" office:value-type="float" office:value="103">
            <text:p>103</text:p>
          </table:table-cell>
          <table:table-cell/>
          <table:table-cell office:value-type="float" office:value="147.499">
            <text:p>147.499</text:p>
          </table:table-cell>
          <table:table-cell table:formula="of:=ABS([.D1216]-[.D1215])" office:value-type="float" office:value="3.43700000000001">
            <text:p>3.437</text:p>
          </table:table-cell>
          <table:table-cell/>
          <table:table-cell office:value-type="float" office:value="21755.938">
            <text:p>21755.938</text:p>
          </table:table-cell>
          <table:table-cell table:formula="of:=ABS([.G1216]-[.G1215])" office:value-type="float" office:value="1025.738">
            <text:p>1025.738</text:p>
          </table:table-cell>
          <table:table-cell table:number-columns-repeated="1016"/>
        </table:table-row>
        <table:table-row table:style-name="ro2">
          <table:table-cell office:value-type="float" office:value="362334">
            <text:p>362334</text:p>
          </table:table-cell>
          <table:table-cell table:formula="of:=[.A1217]-[.A1216]" office:value-type="float" office:value="113">
            <text:p>113</text:p>
          </table:table-cell>
          <table:table-cell/>
          <table:table-cell office:value-type="float" office:value="144.062">
            <text:p>144.062</text:p>
          </table:table-cell>
          <table:table-cell table:formula="of:=ABS([.D1217]-[.D1216])" office:value-type="float" office:value="3.43699999999998">
            <text:p>3.437</text:p>
          </table:table-cell>
          <table:table-cell/>
          <table:table-cell office:value-type="float" office:value="20753.801">
            <text:p>20753.801</text:p>
          </table:table-cell>
          <table:table-cell table:formula="of:=ABS([.G1217]-[.G1216])" office:value-type="float" office:value="1002.137">
            <text:p>1002.137</text:p>
          </table:table-cell>
          <table:table-cell table:number-columns-repeated="1016"/>
        </table:table-row>
        <table:table-row table:style-name="ro2">
          <table:table-cell office:value-type="float" office:value="362438">
            <text:p>362438</text:p>
          </table:table-cell>
          <table:table-cell table:formula="of:=[.A1218]-[.A1217]" office:value-type="float" office:value="104">
            <text:p>104</text:p>
          </table:table-cell>
          <table:table-cell/>
          <table:table-cell office:value-type="float" office:value="140.624">
            <text:p>140.624</text:p>
          </table:table-cell>
          <table:table-cell table:formula="of:=ABS([.D1218]-[.D1217])" office:value-type="float" office:value="3.43800000000002">
            <text:p>3.438</text:p>
          </table:table-cell>
          <table:table-cell/>
          <table:table-cell office:value-type="float" office:value="19775.25">
            <text:p>19775.250</text:p>
          </table:table-cell>
          <table:table-cell table:formula="of:=ABS([.G1218]-[.G1217])" office:value-type="float" office:value="978.551">
            <text:p>978.551</text:p>
          </table:table-cell>
          <table:table-cell table:number-columns-repeated="1016"/>
        </table:table-row>
        <table:table-row table:style-name="ro2">
          <table:table-cell office:value-type="float" office:value="362546">
            <text:p>362546</text:p>
          </table:table-cell>
          <table:table-cell table:formula="of:=[.A1219]-[.A1218]" office:value-type="float" office:value="108">
            <text:p>108</text:p>
          </table:table-cell>
          <table:table-cell/>
          <table:table-cell office:value-type="float" office:value="137.187">
            <text:p>137.187</text:p>
          </table:table-cell>
          <table:table-cell table:formula="of:=ABS([.D1219]-[.D1218])" office:value-type="float" office:value="3.43699999999998">
            <text:p>3.437</text:p>
          </table:table-cell>
          <table:table-cell/>
          <table:table-cell office:value-type="float" office:value="18820.328">
            <text:p>18820.328</text:p>
          </table:table-cell>
          <table:table-cell table:formula="of:=ABS([.G1219]-[.G1218])" office:value-type="float" office:value="954.921999999999">
            <text:p>954.922</text:p>
          </table:table-cell>
          <table:table-cell table:number-columns-repeated="1016"/>
        </table:table-row>
        <table:table-row table:style-name="ro2">
          <table:table-cell office:value-type="float" office:value="362659">
            <text:p>362659</text:p>
          </table:table-cell>
          <table:table-cell table:formula="of:=[.A1220]-[.A1219]" office:value-type="float" office:value="113">
            <text:p>113</text:p>
          </table:table-cell>
          <table:table-cell/>
          <table:table-cell office:value-type="float" office:value="133.75">
            <text:p>133.750</text:p>
          </table:table-cell>
          <table:table-cell table:formula="of:=ABS([.D1220]-[.D1219])" office:value-type="float" office:value="3.43700000000001">
            <text:p>3.437</text:p>
          </table:table-cell>
          <table:table-cell/>
          <table:table-cell office:value-type="float" office:value="17889.037">
            <text:p>17889.037</text:p>
          </table:table-cell>
          <table:table-cell table:formula="of:=ABS([.G1220]-[.G1219])" office:value-type="float" office:value="931.291000000001">
            <text:p>931.291</text:p>
          </table:table-cell>
          <table:table-cell table:number-columns-repeated="1016"/>
        </table:table-row>
        <table:table-row table:style-name="ro2">
          <table:table-cell office:value-type="float" office:value="362927">
            <text:p>362927</text:p>
          </table:table-cell>
          <table:table-cell table:formula="of:=[.A1221]-[.A1220]" office:value-type="float" office:value="268">
            <text:p>268</text:p>
          </table:table-cell>
          <table:table-cell/>
          <table:table-cell office:value-type="float" office:value="130.313">
            <text:p>130.313</text:p>
          </table:table-cell>
          <table:table-cell table:formula="of:=ABS([.D1221]-[.D1220])" office:value-type="float" office:value="3.43700000000001">
            <text:p>3.437</text:p>
          </table:table-cell>
          <table:table-cell/>
          <table:table-cell office:value-type="float" office:value="16981.375">
            <text:p>16981.375</text:p>
          </table:table-cell>
          <table:table-cell table:formula="of:=ABS([.G1221]-[.G1220])" office:value-type="float" office:value="907.662">
            <text:p>907.662</text:p>
          </table:table-cell>
          <table:table-cell table:number-columns-repeated="1016"/>
        </table:table-row>
        <table:table-row table:style-name="ro2">
          <table:table-cell office:value-type="float" office:value="363028">
            <text:p>363028</text:p>
          </table:table-cell>
          <table:table-cell table:formula="of:=[.A1222]-[.A1221]" office:value-type="float" office:value="101">
            <text:p>101</text:p>
          </table:table-cell>
          <table:table-cell/>
          <table:table-cell office:value-type="float" office:value="126.875">
            <text:p>126.875</text:p>
          </table:table-cell>
          <table:table-cell table:formula="of:=ABS([.D1222]-[.D1221])" office:value-type="float" office:value="3.43799999999999">
            <text:p>3.438</text:p>
          </table:table-cell>
          <table:table-cell/>
          <table:table-cell office:value-type="float" office:value="16097.345">
            <text:p>16097.345</text:p>
          </table:table-cell>
          <table:table-cell table:formula="of:=ABS([.G1222]-[.G1221])" office:value-type="float" office:value="884.030000000001">
            <text:p>884.030</text:p>
          </table:table-cell>
          <table:table-cell table:number-columns-repeated="1016"/>
        </table:table-row>
        <table:table-row table:style-name="ro2">
          <table:table-cell office:value-type="float" office:value="363138">
            <text:p>363138</text:p>
          </table:table-cell>
          <table:table-cell table:formula="of:=[.A1223]-[.A1222]" office:value-type="float" office:value="110">
            <text:p>110</text:p>
          </table:table-cell>
          <table:table-cell/>
          <table:table-cell office:value-type="float" office:value="123.438">
            <text:p>123.438</text:p>
          </table:table-cell>
          <table:table-cell table:formula="of:=ABS([.D1223]-[.D1222])" office:value-type="float" office:value="3.437">
            <text:p>3.437</text:p>
          </table:table-cell>
          <table:table-cell/>
          <table:table-cell office:value-type="float" office:value="15236.946">
            <text:p>15236.946</text:p>
          </table:table-cell>
          <table:table-cell table:formula="of:=ABS([.G1223]-[.G1222])" office:value-type="float" office:value="860.398999999999">
            <text:p>860.399</text:p>
          </table:table-cell>
          <table:table-cell table:number-columns-repeated="1016"/>
        </table:table-row>
        <table:table-row table:style-name="ro2">
          <table:table-cell office:value-type="float" office:value="363244">
            <text:p>363244</text:p>
          </table:table-cell>
          <table:table-cell table:formula="of:=[.A1224]-[.A1223]" office:value-type="float" office:value="106">
            <text:p>106</text:p>
          </table:table-cell>
          <table:table-cell/>
          <table:table-cell office:value-type="float" office:value="120.001">
            <text:p>120.001</text:p>
          </table:table-cell>
          <table:table-cell table:formula="of:=ABS([.D1224]-[.D1223])" office:value-type="float" office:value="3.437">
            <text:p>3.437</text:p>
          </table:table-cell>
          <table:table-cell/>
          <table:table-cell office:value-type="float" office:value="14400.18">
            <text:p>14400.180</text:p>
          </table:table-cell>
          <table:table-cell table:formula="of:=ABS([.G1224]-[.G1223])" office:value-type="float" office:value="836.766">
            <text:p>836.766</text:p>
          </table:table-cell>
          <table:table-cell table:number-columns-repeated="1016"/>
        </table:table-row>
        <table:table-row table:style-name="ro2">
          <table:table-cell office:value-type="float" office:value="363357">
            <text:p>363357</text:p>
          </table:table-cell>
          <table:table-cell table:formula="of:=[.A1225]-[.A1224]" office:value-type="float" office:value="113">
            <text:p>113</text:p>
          </table:table-cell>
          <table:table-cell/>
          <table:table-cell office:value-type="float" office:value="116.563">
            <text:p>116.563</text:p>
          </table:table-cell>
          <table:table-cell table:formula="of:=ABS([.D1225]-[.D1224])" office:value-type="float" office:value="3.438">
            <text:p>3.438</text:p>
          </table:table-cell>
          <table:table-cell/>
          <table:table-cell office:value-type="float" office:value="13587.044">
            <text:p>13587.044</text:p>
          </table:table-cell>
          <table:table-cell table:formula="of:=ABS([.G1225]-[.G1224])" office:value-type="float" office:value="813.136">
            <text:p>813.136</text:p>
          </table:table-cell>
          <table:table-cell table:number-columns-repeated="1016"/>
        </table:table-row>
        <table:table-row table:style-name="ro2">
          <table:table-cell office:value-type="float" office:value="363468">
            <text:p>363468</text:p>
          </table:table-cell>
          <table:table-cell table:formula="of:=[.A1226]-[.A1225]" office:value-type="float" office:value="111">
            <text:p>111</text:p>
          </table:table-cell>
          <table:table-cell/>
          <table:table-cell office:value-type="float" office:value="113.126">
            <text:p>113.126</text:p>
          </table:table-cell>
          <table:table-cell table:formula="of:=ABS([.D1226]-[.D1225])" office:value-type="float" office:value="3.437">
            <text:p>3.437</text:p>
          </table:table-cell>
          <table:table-cell/>
          <table:table-cell office:value-type="float" office:value="12797.54">
            <text:p>12797.540</text:p>
          </table:table-cell>
          <table:table-cell table:formula="of:=ABS([.G1226]-[.G1225])" office:value-type="float" office:value="789.503999999999">
            <text:p>789.504</text:p>
          </table:table-cell>
          <table:table-cell table:number-columns-repeated="1016"/>
        </table:table-row>
        <table:table-row table:style-name="ro2">
          <table:table-cell office:value-type="float" office:value="363572">
            <text:p>363572</text:p>
          </table:table-cell>
          <table:table-cell table:formula="of:=[.A1227]-[.A1226]" office:value-type="float" office:value="104">
            <text:p>104</text:p>
          </table:table-cell>
          <table:table-cell/>
          <table:table-cell office:value-type="float" office:value="109.689">
            <text:p>109.689</text:p>
          </table:table-cell>
          <table:table-cell table:formula="of:=ABS([.D1227]-[.D1226])" office:value-type="float" office:value="3.43700000000001">
            <text:p>3.437</text:p>
          </table:table-cell>
          <table:table-cell/>
          <table:table-cell office:value-type="float" office:value="12031.667">
            <text:p>12031.667</text:p>
          </table:table-cell>
          <table:table-cell table:formula="of:=ABS([.G1227]-[.G1226])" office:value-type="float" office:value="765.873000000001">
            <text:p>765.873</text:p>
          </table:table-cell>
          <table:table-cell table:number-columns-repeated="1016"/>
        </table:table-row>
        <table:table-row table:style-name="ro2">
          <table:table-cell office:value-type="float" office:value="363673">
            <text:p>363673</text:p>
          </table:table-cell>
          <table:table-cell table:formula="of:=[.A1228]-[.A1227]" office:value-type="float" office:value="101">
            <text:p>101</text:p>
          </table:table-cell>
          <table:table-cell/>
          <table:table-cell office:value-type="float" office:value="106.252">
            <text:p>106.252</text:p>
          </table:table-cell>
          <table:table-cell table:formula="of:=ABS([.D1228]-[.D1227])" office:value-type="float" office:value="3.437">
            <text:p>3.437</text:p>
          </table:table-cell>
          <table:table-cell/>
          <table:table-cell office:value-type="float" office:value="11289.427">
            <text:p>11289.427</text:p>
          </table:table-cell>
          <table:table-cell table:formula="of:=ABS([.G1228]-[.G1227])" office:value-type="float" office:value="742.24">
            <text:p>742.240</text:p>
          </table:table-cell>
          <table:table-cell table:number-columns-repeated="1016"/>
        </table:table-row>
        <table:table-row table:style-name="ro2">
          <table:table-cell office:value-type="float" office:value="363777">
            <text:p>363777</text:p>
          </table:table-cell>
          <table:table-cell table:formula="of:=[.A1229]-[.A1228]" office:value-type="float" office:value="104">
            <text:p>104</text:p>
          </table:table-cell>
          <table:table-cell/>
          <table:table-cell office:value-type="float" office:value="102.814">
            <text:p>102.814</text:p>
          </table:table-cell>
          <table:table-cell table:formula="of:=ABS([.D1229]-[.D1228])" office:value-type="float" office:value="3.438">
            <text:p>3.438</text:p>
          </table:table-cell>
          <table:table-cell/>
          <table:table-cell office:value-type="float" office:value="10570.817">
            <text:p>10570.817</text:p>
          </table:table-cell>
          <table:table-cell table:formula="of:=ABS([.G1229]-[.G1228])" office:value-type="float" office:value="718.610000000001">
            <text:p>718.610</text:p>
          </table:table-cell>
          <table:table-cell table:number-columns-repeated="1016"/>
        </table:table-row>
        <table:table-row table:style-name="ro2">
          <table:table-cell office:value-type="float" office:value="363878">
            <text:p>363878</text:p>
          </table:table-cell>
          <table:table-cell table:formula="of:=[.A1230]-[.A1229]" office:value-type="float" office:value="101">
            <text:p>101</text:p>
          </table:table-cell>
          <table:table-cell/>
          <table:table-cell office:value-type="float" office:value="99.377">
            <text:p>99.377</text:p>
          </table:table-cell>
          <table:table-cell table:formula="of:=ABS([.D1230]-[.D1229])" office:value-type="float" office:value="3.437">
            <text:p>3.437</text:p>
          </table:table-cell>
          <table:table-cell/>
          <table:table-cell office:value-type="float" office:value="9875.839">
            <text:p>9875.839</text:p>
          </table:table-cell>
          <table:table-cell table:formula="of:=ABS([.G1230]-[.G1229])" office:value-type="float" office:value="694.977999999999">
            <text:p>694.978</text:p>
          </table:table-cell>
          <table:table-cell table:number-columns-repeated="1016"/>
        </table:table-row>
        <table:table-row table:style-name="ro2">
          <table:table-cell office:value-type="float" office:value="363980">
            <text:p>363980</text:p>
          </table:table-cell>
          <table:table-cell table:formula="of:=[.A1231]-[.A1230]" office:value-type="float" office:value="102">
            <text:p>102</text:p>
          </table:table-cell>
          <table:table-cell/>
          <table:table-cell office:value-type="float" office:value="95.983">
            <text:p>95.983</text:p>
          </table:table-cell>
          <table:table-cell table:formula="of:=ABS([.D1231]-[.D1230])" office:value-type="float" office:value="3.39399999999999">
            <text:p>3.394</text:p>
          </table:table-cell>
          <table:table-cell/>
          <table:table-cell office:value-type="float" office:value="9212.771">
            <text:p>9212.771</text:p>
          </table:table-cell>
          <table:table-cell table:formula="of:=ABS([.G1231]-[.G1230])" office:value-type="float" office:value="663.067999999999">
            <text:p>663.068</text:p>
          </table:table-cell>
          <table:table-cell table:number-columns-repeated="1016"/>
        </table:table-row>
        <table:table-row table:style-name="ro2">
          <table:table-cell office:value-type="float" office:value="364084">
            <text:p>364084</text:p>
          </table:table-cell>
          <table:table-cell table:formula="of:=[.A1232]-[.A1231]" office:value-type="float" office:value="104">
            <text:p>104</text:p>
          </table:table-cell>
          <table:table-cell/>
          <table:table-cell office:value-type="float" office:value="92.503">
            <text:p>92.503</text:p>
          </table:table-cell>
          <table:table-cell table:formula="of:=ABS([.D1232]-[.D1231])" office:value-type="float" office:value="3.48">
            <text:p>3.480</text:p>
          </table:table-cell>
          <table:table-cell/>
          <table:table-cell office:value-type="float" office:value="8556.8">
            <text:p>8556.800</text:p>
          </table:table-cell>
          <table:table-cell table:formula="of:=ABS([.G1232]-[.G1231])" office:value-type="float" office:value="655.971000000001">
            <text:p>655.971</text:p>
          </table:table-cell>
          <table:table-cell table:number-columns-repeated="1016"/>
        </table:table-row>
        <table:table-row table:style-name="ro2">
          <table:table-cell office:value-type="float" office:value="364191">
            <text:p>364191</text:p>
          </table:table-cell>
          <table:table-cell table:formula="of:=[.A1233]-[.A1232]" office:value-type="float" office:value="107">
            <text:p>107</text:p>
          </table:table-cell>
          <table:table-cell/>
          <table:table-cell office:value-type="float" office:value="89.066">
            <text:p>89.066</text:p>
          </table:table-cell>
          <table:table-cell table:formula="of:=ABS([.D1233]-[.D1232])" office:value-type="float" office:value="3.437">
            <text:p>3.437</text:p>
          </table:table-cell>
          <table:table-cell/>
          <table:table-cell office:value-type="float" office:value="7932.741">
            <text:p>7932.741</text:p>
          </table:table-cell>
          <table:table-cell table:formula="of:=ABS([.G1233]-[.G1232])" office:value-type="float" office:value="624.058999999999">
            <text:p>624.059</text:p>
          </table:table-cell>
          <table:table-cell table:number-columns-repeated="1016"/>
        </table:table-row>
        <table:table-row table:style-name="ro2">
          <table:table-cell office:value-type="float" office:value="364302">
            <text:p>364302</text:p>
          </table:table-cell>
          <table:table-cell table:formula="of:=[.A1234]-[.A1233]" office:value-type="float" office:value="111">
            <text:p>111</text:p>
          </table:table-cell>
          <table:table-cell/>
          <table:table-cell office:value-type="float" office:value="85.629">
            <text:p>85.629</text:p>
          </table:table-cell>
          <table:table-cell table:formula="of:=ABS([.D1234]-[.D1233])" office:value-type="float" office:value="3.437">
            <text:p>3.437</text:p>
          </table:table-cell>
          <table:table-cell/>
          <table:table-cell office:value-type="float" office:value="7332.328">
            <text:p>7332.328</text:p>
          </table:table-cell>
          <table:table-cell table:formula="of:=ABS([.G1234]-[.G1233])" office:value-type="float" office:value="600.413">
            <text:p>600.413</text:p>
          </table:table-cell>
          <table:table-cell table:number-columns-repeated="1016"/>
        </table:table-row>
        <table:table-row table:style-name="ro2">
          <table:table-cell office:value-type="float" office:value="364413">
            <text:p>364413</text:p>
          </table:table-cell>
          <table:table-cell table:formula="of:=[.A1235]-[.A1234]" office:value-type="float" office:value="111">
            <text:p>111</text:p>
          </table:table-cell>
          <table:table-cell/>
          <table:table-cell office:value-type="float" office:value="82.192">
            <text:p>82.192</text:p>
          </table:table-cell>
          <table:table-cell table:formula="of:=ABS([.D1235]-[.D1234])" office:value-type="float" office:value="3.43700000000001">
            <text:p>3.437</text:p>
          </table:table-cell>
          <table:table-cell/>
          <table:table-cell office:value-type="float" office:value="6755.525">
            <text:p>6755.525</text:p>
          </table:table-cell>
          <table:table-cell table:formula="of:=ABS([.G1235]-[.G1234])" office:value-type="float" office:value="576.803000000001">
            <text:p>576.803</text:p>
          </table:table-cell>
          <table:table-cell table:number-columns-repeated="1016"/>
        </table:table-row>
        <table:table-row table:style-name="ro2">
          <table:table-cell office:value-type="float" office:value="364522">
            <text:p>364522</text:p>
          </table:table-cell>
          <table:table-cell table:formula="of:=[.A1236]-[.A1235]" office:value-type="float" office:value="109">
            <text:p>109</text:p>
          </table:table-cell>
          <table:table-cell/>
          <table:table-cell office:value-type="float" office:value="78.755">
            <text:p>78.755</text:p>
          </table:table-cell>
          <table:table-cell table:formula="of:=ABS([.D1236]-[.D1235])" office:value-type="float" office:value="3.437">
            <text:p>3.437</text:p>
          </table:table-cell>
          <table:table-cell/>
          <table:table-cell office:value-type="float" office:value="6202.35">
            <text:p>6202.350</text:p>
          </table:table-cell>
          <table:table-cell table:formula="of:=ABS([.G1236]-[.G1235])" office:value-type="float" office:value="553.174999999999">
            <text:p>553.175</text:p>
          </table:table-cell>
          <table:table-cell table:number-columns-repeated="1016"/>
        </table:table-row>
        <table:table-row table:style-name="ro2">
          <table:table-cell office:value-type="float" office:value="364633">
            <text:p>364633</text:p>
          </table:table-cell>
          <table:table-cell table:formula="of:=[.A1237]-[.A1236]" office:value-type="float" office:value="111">
            <text:p>111</text:p>
          </table:table-cell>
          <table:table-cell/>
          <table:table-cell office:value-type="float" office:value="75.318">
            <text:p>75.318</text:p>
          </table:table-cell>
          <table:table-cell table:formula="of:=ABS([.D1237]-[.D1236])" office:value-type="float" office:value="3.437">
            <text:p>3.437</text:p>
          </table:table-cell>
          <table:table-cell/>
          <table:table-cell office:value-type="float" office:value="5672.807">
            <text:p>5672.807</text:p>
          </table:table-cell>
          <table:table-cell table:formula="of:=ABS([.G1237]-[.G1236])" office:value-type="float" office:value="529.543000000001">
            <text:p>529.543</text:p>
          </table:table-cell>
          <table:table-cell table:number-columns-repeated="1016"/>
        </table:table-row>
        <table:table-row table:style-name="ro2">
          <table:table-cell office:value-type="float" office:value="364737">
            <text:p>364737</text:p>
          </table:table-cell>
          <table:table-cell table:formula="of:=[.A1238]-[.A1237]" office:value-type="float" office:value="104">
            <text:p>104</text:p>
          </table:table-cell>
          <table:table-cell/>
          <table:table-cell office:value-type="float" office:value="71.881">
            <text:p>71.881</text:p>
          </table:table-cell>
          <table:table-cell table:formula="of:=ABS([.D1238]-[.D1237])" office:value-type="float" office:value="3.437">
            <text:p>3.437</text:p>
          </table:table-cell>
          <table:table-cell/>
          <table:table-cell office:value-type="float" office:value="5166.892">
            <text:p>5166.892</text:p>
          </table:table-cell>
          <table:table-cell table:formula="of:=ABS([.G1238]-[.G1237])" office:value-type="float" office:value="505.915">
            <text:p>505.915</text:p>
          </table:table-cell>
          <table:table-cell table:number-columns-repeated="1016"/>
        </table:table-row>
        <table:table-row table:style-name="ro2">
          <table:table-cell office:value-type="float" office:value="364849">
            <text:p>364849</text:p>
          </table:table-cell>
          <table:table-cell table:formula="of:=[.A1239]-[.A1238]" office:value-type="float" office:value="112">
            <text:p>112</text:p>
          </table:table-cell>
          <table:table-cell/>
          <table:table-cell office:value-type="float" office:value="68.444">
            <text:p>68.444</text:p>
          </table:table-cell>
          <table:table-cell table:formula="of:=ABS([.D1239]-[.D1238])" office:value-type="float" office:value="3.437">
            <text:p>3.437</text:p>
          </table:table-cell>
          <table:table-cell/>
          <table:table-cell office:value-type="float" office:value="4684.612">
            <text:p>4684.612</text:p>
          </table:table-cell>
          <table:table-cell table:formula="of:=ABS([.G1239]-[.G1238])" office:value-type="float" office:value="482.28">
            <text:p>482.280</text:p>
          </table:table-cell>
          <table:table-cell table:number-columns-repeated="1016"/>
        </table:table-row>
        <table:table-row table:style-name="ro2">
          <table:table-cell office:value-type="float" office:value="364950">
            <text:p>364950</text:p>
          </table:table-cell>
          <table:table-cell table:formula="of:=[.A1240]-[.A1239]" office:value-type="float" office:value="101">
            <text:p>101</text:p>
          </table:table-cell>
          <table:table-cell/>
          <table:table-cell office:value-type="float" office:value="65.007">
            <text:p>65.007</text:p>
          </table:table-cell>
          <table:table-cell table:formula="of:=ABS([.D1240]-[.D1239])" office:value-type="float" office:value="3.437">
            <text:p>3.437</text:p>
          </table:table-cell>
          <table:table-cell/>
          <table:table-cell office:value-type="float" office:value="4225.958">
            <text:p>4225.958</text:p>
          </table:table-cell>
          <table:table-cell table:formula="of:=ABS([.G1240]-[.G1239])" office:value-type="float" office:value="458.654000000001">
            <text:p>458.654</text:p>
          </table:table-cell>
          <table:table-cell table:number-columns-repeated="1016"/>
        </table:table-row>
        <table:table-row table:style-name="ro2">
          <table:table-cell office:value-type="float" office:value="365060">
            <text:p>365060</text:p>
          </table:table-cell>
          <table:table-cell table:formula="of:=[.A1241]-[.A1240]" office:value-type="float" office:value="110">
            <text:p>110</text:p>
          </table:table-cell>
          <table:table-cell/>
          <table:table-cell office:value-type="float" office:value="61.571">
            <text:p>61.571</text:p>
          </table:table-cell>
          <table:table-cell table:formula="of:=ABS([.D1241]-[.D1240])" office:value-type="float" office:value="3.43600000000001">
            <text:p>3.436</text:p>
          </table:table-cell>
          <table:table-cell/>
          <table:table-cell office:value-type="float" office:value="3790.934">
            <text:p>3790.934</text:p>
          </table:table-cell>
          <table:table-cell table:formula="of:=ABS([.G1241]-[.G1240])" office:value-type="float" office:value="435.023999999999">
            <text:p>435.024</text:p>
          </table:table-cell>
          <table:table-cell table:number-columns-repeated="1016"/>
        </table:table-row>
        <table:table-row table:style-name="ro2">
          <table:table-cell office:value-type="float" office:value="365161">
            <text:p>365161</text:p>
          </table:table-cell>
          <table:table-cell table:formula="of:=[.A1242]-[.A1241]" office:value-type="float" office:value="101">
            <text:p>101</text:p>
          </table:table-cell>
          <table:table-cell/>
          <table:table-cell office:value-type="float" office:value="58.134">
            <text:p>58.134</text:p>
          </table:table-cell>
          <table:table-cell table:formula="of:=ABS([.D1242]-[.D1241])" office:value-type="float" office:value="3.437">
            <text:p>3.437</text:p>
          </table:table-cell>
          <table:table-cell/>
          <table:table-cell office:value-type="float" office:value="3379.54">
            <text:p>3379.540</text:p>
          </table:table-cell>
          <table:table-cell table:formula="of:=ABS([.G1242]-[.G1241])" office:value-type="float" office:value="411.394">
            <text:p>411.394</text:p>
          </table:table-cell>
          <table:table-cell table:number-columns-repeated="1016"/>
        </table:table-row>
        <table:table-row table:style-name="ro2">
          <table:table-cell office:value-type="float" office:value="365267">
            <text:p>365267</text:p>
          </table:table-cell>
          <table:table-cell table:formula="of:=[.A1243]-[.A1242]" office:value-type="float" office:value="106">
            <text:p>106</text:p>
          </table:table-cell>
          <table:table-cell/>
          <table:table-cell office:value-type="float" office:value="54.697">
            <text:p>54.697</text:p>
          </table:table-cell>
          <table:table-cell table:formula="of:=ABS([.D1243]-[.D1242])" office:value-type="float" office:value="3.437">
            <text:p>3.437</text:p>
          </table:table-cell>
          <table:table-cell/>
          <table:table-cell office:value-type="float" office:value="2991.776">
            <text:p>2991.776</text:p>
          </table:table-cell>
          <table:table-cell table:formula="of:=ABS([.G1243]-[.G1242])" office:value-type="float" office:value="387.764">
            <text:p>387.764</text:p>
          </table:table-cell>
          <table:table-cell table:number-columns-repeated="1016"/>
        </table:table-row>
        <table:table-row table:style-name="ro2">
          <table:table-cell office:value-type="float" office:value="365371">
            <text:p>365371</text:p>
          </table:table-cell>
          <table:table-cell table:formula="of:=[.A1244]-[.A1243]" office:value-type="float" office:value="104">
            <text:p>104</text:p>
          </table:table-cell>
          <table:table-cell/>
          <table:table-cell office:value-type="float" office:value="51.261">
            <text:p>51.261</text:p>
          </table:table-cell>
          <table:table-cell table:formula="of:=ABS([.D1244]-[.D1243])" office:value-type="float" office:value="3.436">
            <text:p>3.436</text:p>
          </table:table-cell>
          <table:table-cell/>
          <table:table-cell office:value-type="float" office:value="2627.642">
            <text:p>2627.642</text:p>
          </table:table-cell>
          <table:table-cell table:formula="of:=ABS([.G1244]-[.G1243])" office:value-type="float" office:value="364.134">
            <text:p>364.134</text:p>
          </table:table-cell>
          <table:table-cell table:number-columns-repeated="1016"/>
        </table:table-row>
        <table:table-row table:style-name="ro2">
          <table:table-cell office:value-type="float" office:value="365474">
            <text:p>365474</text:p>
          </table:table-cell>
          <table:table-cell table:formula="of:=[.A1245]-[.A1244]" office:value-type="float" office:value="103">
            <text:p>103</text:p>
          </table:table-cell>
          <table:table-cell/>
          <table:table-cell office:value-type="float" office:value="47.824">
            <text:p>47.824</text:p>
          </table:table-cell>
          <table:table-cell table:formula="of:=ABS([.D1245]-[.D1244])" office:value-type="float" office:value="3.437">
            <text:p>3.437</text:p>
          </table:table-cell>
          <table:table-cell/>
          <table:table-cell office:value-type="float" office:value="2287.137">
            <text:p>2287.137</text:p>
          </table:table-cell>
          <table:table-cell table:formula="of:=ABS([.G1245]-[.G1244])" office:value-type="float" office:value="340.505">
            <text:p>340.505</text:p>
          </table:table-cell>
          <table:table-cell table:number-columns-repeated="1016"/>
        </table:table-row>
        <table:table-row table:style-name="ro2">
          <table:table-cell office:value-type="float" office:value="365578">
            <text:p>365578</text:p>
          </table:table-cell>
          <table:table-cell table:formula="of:=[.A1246]-[.A1245]" office:value-type="float" office:value="104">
            <text:p>104</text:p>
          </table:table-cell>
          <table:table-cell/>
          <table:table-cell office:value-type="float" office:value="44.388">
            <text:p>44.388</text:p>
          </table:table-cell>
          <table:table-cell table:formula="of:=ABS([.D1246]-[.D1245])" office:value-type="float" office:value="3.436">
            <text:p>3.436</text:p>
          </table:table-cell>
          <table:table-cell/>
          <table:table-cell office:value-type="float" office:value="1970.264">
            <text:p>1970.264</text:p>
          </table:table-cell>
          <table:table-cell table:formula="of:=ABS([.G1246]-[.G1245])" office:value-type="float" office:value="316.873">
            <text:p>316.873</text:p>
          </table:table-cell>
          <table:table-cell table:number-columns-repeated="1016"/>
        </table:table-row>
        <table:table-row table:style-name="ro2">
          <table:table-cell office:value-type="float" office:value="365681">
            <text:p>365681</text:p>
          </table:table-cell>
          <table:table-cell table:formula="of:=[.A1247]-[.A1246]" office:value-type="float" office:value="103">
            <text:p>103</text:p>
          </table:table-cell>
          <table:table-cell/>
          <table:table-cell office:value-type="float" office:value="40.951">
            <text:p>40.951</text:p>
          </table:table-cell>
          <table:table-cell table:formula="of:=ABS([.D1247]-[.D1246])" office:value-type="float" office:value="3.437">
            <text:p>3.437</text:p>
          </table:table-cell>
          <table:table-cell/>
          <table:table-cell office:value-type="float" office:value="1677.02">
            <text:p>1677.020</text:p>
          </table:table-cell>
          <table:table-cell table:formula="of:=ABS([.G1247]-[.G1246])" office:value-type="float" office:value="293.244">
            <text:p>293.244</text:p>
          </table:table-cell>
          <table:table-cell table:number-columns-repeated="1016"/>
        </table:table-row>
        <table:table-row table:style-name="ro2">
          <table:table-cell office:value-type="float" office:value="365786">
            <text:p>365786</text:p>
          </table:table-cell>
          <table:table-cell table:formula="of:=[.A1248]-[.A1247]" office:value-type="float" office:value="105">
            <text:p>105</text:p>
          </table:table-cell>
          <table:table-cell/>
          <table:table-cell office:value-type="float" office:value="37.515">
            <text:p>37.515</text:p>
          </table:table-cell>
          <table:table-cell table:formula="of:=ABS([.D1248]-[.D1247])" office:value-type="float" office:value="3.436">
            <text:p>3.436</text:p>
          </table:table-cell>
          <table:table-cell/>
          <table:table-cell office:value-type="float" office:value="1407.406">
            <text:p>1407.406</text:p>
          </table:table-cell>
          <table:table-cell table:formula="of:=ABS([.G1248]-[.G1247])" office:value-type="float" office:value="269.614">
            <text:p>269.614</text:p>
          </table:table-cell>
          <table:table-cell table:number-columns-repeated="1016"/>
        </table:table-row>
        <table:table-row table:style-name="ro2">
          <table:table-cell office:value-type="float" office:value="365897">
            <text:p>365897</text:p>
          </table:table-cell>
          <table:table-cell table:formula="of:=[.A1249]-[.A1248]" office:value-type="float" office:value="111">
            <text:p>111</text:p>
          </table:table-cell>
          <table:table-cell/>
          <table:table-cell office:value-type="float" office:value="34.08">
            <text:p>34.080</text:p>
          </table:table-cell>
          <table:table-cell table:formula="of:=ABS([.D1249]-[.D1248])" office:value-type="float" office:value="3.435">
            <text:p>3.435</text:p>
          </table:table-cell>
          <table:table-cell/>
          <table:table-cell office:value-type="float" office:value="1161.422">
            <text:p>1161.422</text:p>
          </table:table-cell>
          <table:table-cell table:formula="of:=ABS([.G1249]-[.G1248])" office:value-type="float" office:value="245.984">
            <text:p>245.984</text:p>
          </table:table-cell>
          <table:table-cell table:number-columns-repeated="1016"/>
        </table:table-row>
        <table:table-row table:style-name="ro2">
          <table:table-cell office:value-type="float" office:value="366008">
            <text:p>366008</text:p>
          </table:table-cell>
          <table:table-cell table:formula="of:=[.A1250]-[.A1249]" office:value-type="float" office:value="111">
            <text:p>111</text:p>
          </table:table-cell>
          <table:table-cell/>
          <table:table-cell office:value-type="float" office:value="30.644">
            <text:p>30.644</text:p>
          </table:table-cell>
          <table:table-cell table:formula="of:=ABS([.D1250]-[.D1249])" office:value-type="float" office:value="3.436">
            <text:p>3.436</text:p>
          </table:table-cell>
          <table:table-cell/>
          <table:table-cell office:value-type="float" office:value="939.069">
            <text:p>939.069</text:p>
          </table:table-cell>
          <table:table-cell table:formula="of:=ABS([.G1250]-[.G1249])" office:value-type="float" office:value="222.353">
            <text:p>222.353</text:p>
          </table:table-cell>
          <table:table-cell table:number-columns-repeated="1016"/>
        </table:table-row>
        <table:table-row table:style-name="ro2">
          <table:table-cell office:value-type="float" office:value="366121">
            <text:p>366121</text:p>
          </table:table-cell>
          <table:table-cell table:formula="of:=[.A1251]-[.A1250]" office:value-type="float" office:value="113">
            <text:p>113</text:p>
          </table:table-cell>
          <table:table-cell/>
          <table:table-cell office:value-type="float" office:value="27.209">
            <text:p>27.209</text:p>
          </table:table-cell>
          <table:table-cell table:formula="of:=ABS([.D1251]-[.D1250])" office:value-type="float" office:value="3.435">
            <text:p>3.435</text:p>
          </table:table-cell>
          <table:table-cell/>
          <table:table-cell office:value-type="float" office:value="740.345">
            <text:p>740.345</text:p>
          </table:table-cell>
          <table:table-cell table:formula="of:=ABS([.G1251]-[.G1250])" office:value-type="float" office:value="198.724">
            <text:p>198.724</text:p>
          </table:table-cell>
          <table:table-cell table:number-columns-repeated="1016"/>
        </table:table-row>
        <table:table-row table:style-name="ro2">
          <table:table-cell office:value-type="float" office:value="366228">
            <text:p>366228</text:p>
          </table:table-cell>
          <table:table-cell table:formula="of:=[.A1252]-[.A1251]" office:value-type="float" office:value="107">
            <text:p>107</text:p>
          </table:table-cell>
          <table:table-cell/>
          <table:table-cell office:value-type="float" office:value="24.906">
            <text:p>24.906</text:p>
          </table:table-cell>
          <table:table-cell table:formula="of:=ABS([.D1252]-[.D1251])" office:value-type="float" office:value="2.303">
            <text:p>2.303</text:p>
          </table:table-cell>
          <table:table-cell/>
          <table:table-cell office:value-type="float" office:value="620.303">
            <text:p>620.303</text:p>
          </table:table-cell>
          <table:table-cell table:formula="of:=ABS([.G1252]-[.G1251])" office:value-type="float" office:value="120.042">
            <text:p>120.042</text:p>
          </table:table-cell>
          <table:table-cell table:number-columns-repeated="1016"/>
        </table:table-row>
        <table:table-row table:style-name="ro2">
          <table:table-cell office:value-type="float" office:value="366329">
            <text:p>366329</text:p>
          </table:table-cell>
          <table:table-cell table:formula="of:=[.A1253]-[.A1252]" office:value-type="float" office:value="101">
            <text:p>101</text:p>
          </table:table-cell>
          <table:table-cell/>
          <table:table-cell office:value-type="float" office:value="22.27">
            <text:p>22.270</text:p>
          </table:table-cell>
          <table:table-cell table:formula="of:=ABS([.D1253]-[.D1252])" office:value-type="float" office:value="2.636">
            <text:p>2.636</text:p>
          </table:table-cell>
          <table:table-cell/>
          <table:table-cell office:value-type="float" office:value="495.968">
            <text:p>495.968</text:p>
          </table:table-cell>
          <table:table-cell table:formula="of:=ABS([.G1253]-[.G1252])" office:value-type="float" office:value="124.335">
            <text:p>124.335</text:p>
          </table:table-cell>
          <table:table-cell table:number-columns-repeated="1016"/>
        </table:table-row>
        <table:table-row table:style-name="ro2">
          <table:table-cell office:value-type="float" office:value="366442">
            <text:p>366442</text:p>
          </table:table-cell>
          <table:table-cell table:formula="of:=[.A1254]-[.A1253]" office:value-type="float" office:value="113">
            <text:p>113</text:p>
          </table:table-cell>
          <table:table-cell/>
          <table:table-cell office:value-type="float" office:value="19.802">
            <text:p>19.802</text:p>
          </table:table-cell>
          <table:table-cell table:formula="of:=ABS([.D1254]-[.D1253])" office:value-type="float" office:value="2.468">
            <text:p>2.468</text:p>
          </table:table-cell>
          <table:table-cell/>
          <table:table-cell office:value-type="float" office:value="392.109">
            <text:p>392.109</text:p>
          </table:table-cell>
          <table:table-cell table:formula="of:=ABS([.G1254]-[.G1253])" office:value-type="float" office:value="103.859">
            <text:p>103.859</text:p>
          </table:table-cell>
          <table:table-cell table:number-columns-repeated="1016"/>
        </table:table-row>
        <table:table-row table:style-name="ro2">
          <table:table-cell office:value-type="float" office:value="366553">
            <text:p>366553</text:p>
          </table:table-cell>
          <table:table-cell table:formula="of:=[.A1255]-[.A1254]" office:value-type="float" office:value="111">
            <text:p>111</text:p>
          </table:table-cell>
          <table:table-cell/>
          <table:table-cell office:value-type="float" office:value="17.334">
            <text:p>17.334</text:p>
          </table:table-cell>
          <table:table-cell table:formula="of:=ABS([.D1255]-[.D1254])" office:value-type="float" office:value="2.468">
            <text:p>2.468</text:p>
          </table:table-cell>
          <table:table-cell/>
          <table:table-cell office:value-type="float" office:value="300.468">
            <text:p>300.468</text:p>
          </table:table-cell>
          <table:table-cell table:formula="of:=ABS([.G1255]-[.G1254])" office:value-type="float" office:value="91.641">
            <text:p>91.641</text:p>
          </table:table-cell>
          <table:table-cell table:number-columns-repeated="1016"/>
        </table:table-row>
        <table:table-row table:style-name="ro2">
          <table:table-cell office:value-type="float" office:value="366662">
            <text:p>366662</text:p>
          </table:table-cell>
          <table:table-cell table:formula="of:=[.A1256]-[.A1255]" office:value-type="float" office:value="109">
            <text:p>109</text:p>
          </table:table-cell>
          <table:table-cell/>
          <table:table-cell office:value-type="float" office:value="14.868">
            <text:p>14.868</text:p>
          </table:table-cell>
          <table:table-cell table:formula="of:=ABS([.D1256]-[.D1255])" office:value-type="float" office:value="2.466">
            <text:p>2.466</text:p>
          </table:table-cell>
          <table:table-cell/>
          <table:table-cell office:value-type="float" office:value="221.048">
            <text:p>221.048</text:p>
          </table:table-cell>
          <table:table-cell table:formula="of:=ABS([.G1256]-[.G1255])" office:value-type="float" office:value="79.42">
            <text:p>79.420</text:p>
          </table:table-cell>
          <table:table-cell table:number-columns-repeated="1016"/>
        </table:table-row>
        <table:table-row table:style-name="ro2">
          <table:table-cell office:value-type="float" office:value="366772">
            <text:p>366772</text:p>
          </table:table-cell>
          <table:table-cell table:formula="of:=[.A1257]-[.A1256]" office:value-type="float" office:value="110">
            <text:p>110</text:p>
          </table:table-cell>
          <table:table-cell/>
          <table:table-cell office:value-type="float" office:value="12.403">
            <text:p>12.403</text:p>
          </table:table-cell>
          <table:table-cell table:formula="of:=ABS([.D1257]-[.D1256])" office:value-type="float" office:value="2.465">
            <text:p>2.465</text:p>
          </table:table-cell>
          <table:table-cell/>
          <table:table-cell office:value-type="float" office:value="153.847">
            <text:p>153.847</text:p>
          </table:table-cell>
          <table:table-cell table:formula="of:=ABS([.G1257]-[.G1256])" office:value-type="float" office:value="67.201">
            <text:p>67.201</text:p>
          </table:table-cell>
          <table:table-cell table:number-columns-repeated="1016"/>
        </table:table-row>
        <table:table-row table:style-name="ro2">
          <table:table-cell office:value-type="float" office:value="366874">
            <text:p>366874</text:p>
          </table:table-cell>
          <table:table-cell table:formula="of:=[.A1258]-[.A1257]" office:value-type="float" office:value="102">
            <text:p>102</text:p>
          </table:table-cell>
          <table:table-cell/>
          <table:table-cell office:value-type="float" office:value="9.943">
            <text:p>9.943</text:p>
          </table:table-cell>
          <table:table-cell table:formula="of:=ABS([.D1258]-[.D1257])" office:value-type="float" office:value="2.46">
            <text:p>2.460</text:p>
          </table:table-cell>
          <table:table-cell/>
          <table:table-cell office:value-type="float" office:value="98.865">
            <text:p>98.865</text:p>
          </table:table-cell>
          <table:table-cell table:formula="of:=ABS([.G1258]-[.G1257])" office:value-type="float" office:value="54.982">
            <text:p>54.982</text:p>
          </table:table-cell>
          <table:table-cell table:number-columns-repeated="1016"/>
        </table:table-row>
        <table:table-row table:style-name="ro2">
          <table:table-cell office:value-type="float" office:value="366980">
            <text:p>366980</text:p>
          </table:table-cell>
          <table:table-cell table:formula="of:=[.A1259]-[.A1258]" office:value-type="float" office:value="106">
            <text:p>106</text:p>
          </table:table-cell>
          <table:table-cell/>
          <table:table-cell office:value-type="float" office:value="9.943">
            <text:p>9.943</text:p>
          </table:table-cell>
          <table:table-cell table:formula="of:=ABS([.D1259]-[.D1258])" office:value-type="float" office:value="0">
            <text:p>0.000</text:p>
          </table:table-cell>
          <table:table-cell/>
          <table:table-cell office:value-type="float" office:value="98.865">
            <text:p>98.865</text:p>
          </table:table-cell>
          <table:table-cell table:formula="of:=ABS([.G1259]-[.G1258])" office:value-type="float" office:value="0">
            <text:p>0.000</text:p>
          </table:table-cell>
          <table:table-cell table:number-columns-repeated="1016"/>
        </table:table-row>
        <table:table-row table:style-name="ro2">
          <table:table-cell office:value-type="float" office:value="367082">
            <text:p>367082</text:p>
          </table:table-cell>
          <table:table-cell table:formula="of:=[.A1260]-[.A1259]" office:value-type="float" office:value="102">
            <text:p>102</text:p>
          </table:table-cell>
          <table:table-cell/>
          <table:table-cell office:value-type="float" office:value="9.943">
            <text:p>9.943</text:p>
          </table:table-cell>
          <table:table-cell table:formula="of:=ABS([.D1260]-[.D1259])" office:value-type="float" office:value="0">
            <text:p>0.000</text:p>
          </table:table-cell>
          <table:table-cell/>
          <table:table-cell office:value-type="float" office:value="98.865">
            <text:p>98.865</text:p>
          </table:table-cell>
          <table:table-cell table:formula="of:=ABS([.G1260]-[.G1259])" office:value-type="float" office:value="0">
            <text:p>0.000</text:p>
          </table:table-cell>
          <table:table-cell table:number-columns-repeated="1016"/>
        </table:table-row>
        <table:table-row table:style-name="ro2" table:number-rows-repeated="1047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1/29/2017</text:date>, <text:time>19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eat </meta:initial-creator>
    <meta:creation-date>2017-01-29T19:34:08.64</meta:creation-date>
    <dc:date>2017-01-29T19:55:25.02</dc:date>
    <dc:creator>Uleat </dc:creator>
    <meta:editing-duration>PT6M6S</meta:editing-duration>
    <meta:editing-cycles>1</meta:editing-cycles>
    <meta:document-statistic meta:table-count="3" meta:cell-count="7555" meta:object-count="0"/>
    <meta:generator>OpenOffice/4.1.2$Win32 OpenOffice.org_project/412m3$Build-9782</meta:generator>
  </office:meta>
</office:document-meta>
</file>